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11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1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I" table:style-name="ta1">
        <table:shapes>
          <draw:frame draw:z-index="0" draw:style-name="gr1" draw:text-style-name="P1" svg:width="173.28mm" svg:height="121.98mm" svg:x="153.47mm" svg:y="4408.1mm">
            <draw:object draw:notify-on-update-of-ranges="ROI.C19:ROI.C1019 ROI.D18:ROI.D18 ROI.D19:ROI.D1019 ROI.E18:ROI.E18 ROI.E19:ROI.E1019 ROI.F18:ROI.F18 ROI.F19:ROI.F10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2" table:default-cell-style-name="ce5"/>
        <table:table-row table:style-name="ro1" table:number-rows-repeated="7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Plastic bottle</text:p>
          </table:table-cell>
          <table:table-cell table:style-name="ce2" office:value-type="string" calcext:value-type="string">
            <text:p>Soda Stream</text:p>
          </table:table-cell>
          <table:table-cell table:style-name="ce2" office:value-type="string" calcext:value-type="string">
            <text:p>SimpleSodaSiphonSystem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Hardware</text:p>
          </table:table-cell>
          <table:table-cell table:style-name="ce4" office:value-type="currency" office:currency="CAD" office:value="0" calcext:value-type="currency">
            <text:p>$0.00</text:p>
          </table:table-cell>
          <table:table-cell table:style-name="ce4" table:formula="of:=149.99*1.15" office:value-type="currency" office:currency="CAD" office:value="172.4885" calcext:value-type="currency">
            <text:p>$172.49</text:p>
          </table:table-cell>
          <table:table-cell table:style-name="ce4" office:value-type="currency" office:currency="CAD" office:value="337.25" calcext:value-type="currency">
            <text:p>$337.25</text:p>
          </table:table-cell>
        </table:table-row>
        <table:table-row table:style-name="ro1" table:number-rows-repeated="2">
          <table:table-cell table:number-columns-repeated="2"/>
          <table:table-cell table:style-name="ce1"/>
          <table:table-cell table:style-name="ce4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Water Cost ($/l)</text:p>
          </table:table-cell>
          <table:table-cell table:style-name="ce4" table:formula="of:=1.09*1.15" office:value-type="currency" office:currency="CAD" office:value="1.2535" calcext:value-type="currency">
            <text:p>$1.25</text:p>
          </table:table-cell>
          <table:table-cell table:style-name="ce4" office:value-type="currency" office:currency="CAD" office:value="0.33" calcext:value-type="currency">
            <text:p>$0.33</text:p>
          </table:table-cell>
          <table:table-cell table:style-name="ce4" office:value-type="currency" office:currency="CAD" office:value="0.05" calcext:value-type="currency">
            <text:p>$0.0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Cout cumulatif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Bouteilles individuelles</text:p>
          </table:table-cell>
          <table:table-cell table:style-name="Default" office:value-type="string" calcext:value-type="string">
            <text:p>SodaStream</text:p>
          </table:table-cell>
          <table:table-cell table:style-name="Default" office:value-type="string" calcext:value-type="string">
            <text:p>SSS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D$10]+[.$C19]*[.D$13]" office:value-type="currency" office:currency="CAD" office:value="0" calcext:value-type="currency">
            <text:p>$0.00</text:p>
          </table:table-cell>
          <table:table-cell table:formula="of:=[.E$10]+[.$C19]*[.E$13]" office:value-type="currency" office:currency="CAD" office:value="172.4885" calcext:value-type="currency">
            <text:p>$172.49</text:p>
          </table:table-cell>
          <table:table-cell table:formula="of:=[.F$10]+[.$C19]*[.F$13]" office:value-type="currency" office:currency="CAD" office:value="337.25" calcext:value-type="currency">
            <text:p>$337.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$10]+[.$C20]*[.D$13]" office:value-type="currency" office:currency="CAD" office:value="1.2535" calcext:value-type="currency">
            <text:p>$1.25</text:p>
          </table:table-cell>
          <table:table-cell table:formula="of:=[.E$10]+[.$C20]*[.E$13]" office:value-type="currency" office:currency="CAD" office:value="172.8185" calcext:value-type="currency">
            <text:p>$172.82</text:p>
          </table:table-cell>
          <table:table-cell table:formula="of:=[.F$10]+[.$C20]*[.F$13]" office:value-type="currency" office:currency="CAD" office:value="337.3" calcext:value-type="currency">
            <text:p>$337.3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$10]+[.$C21]*[.D$13]" office:value-type="currency" office:currency="CAD" office:value="2.507" calcext:value-type="currency">
            <text:p>$2.51</text:p>
          </table:table-cell>
          <table:table-cell table:formula="of:=[.E$10]+[.$C21]*[.E$13]" office:value-type="currency" office:currency="CAD" office:value="173.1485" calcext:value-type="currency">
            <text:p>$173.15</text:p>
          </table:table-cell>
          <table:table-cell table:formula="of:=[.F$10]+[.$C21]*[.F$13]" office:value-type="currency" office:currency="CAD" office:value="337.35" calcext:value-type="currency">
            <text:p>$337.3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$10]+[.$C22]*[.D$13]" office:value-type="currency" office:currency="CAD" office:value="3.7605" calcext:value-type="currency">
            <text:p>$3.76</text:p>
          </table:table-cell>
          <table:table-cell table:formula="of:=[.E$10]+[.$C22]*[.E$13]" office:value-type="currency" office:currency="CAD" office:value="173.4785" calcext:value-type="currency">
            <text:p>$173.48</text:p>
          </table:table-cell>
          <table:table-cell table:formula="of:=[.F$10]+[.$C22]*[.F$13]" office:value-type="currency" office:currency="CAD" office:value="337.4" calcext:value-type="currency">
            <text:p>$337.4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$10]+[.$C23]*[.D$13]" office:value-type="currency" office:currency="CAD" office:value="5.014" calcext:value-type="currency">
            <text:p>$5.01</text:p>
          </table:table-cell>
          <table:table-cell table:formula="of:=[.E$10]+[.$C23]*[.E$13]" office:value-type="currency" office:currency="CAD" office:value="173.8085" calcext:value-type="currency">
            <text:p>$173.81</text:p>
          </table:table-cell>
          <table:table-cell table:formula="of:=[.F$10]+[.$C23]*[.F$13]" office:value-type="currency" office:currency="CAD" office:value="337.45" calcext:value-type="currency">
            <text:p>$337.4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$10]+[.$C24]*[.D$13]" office:value-type="currency" office:currency="CAD" office:value="6.2675" calcext:value-type="currency">
            <text:p>$6.27</text:p>
          </table:table-cell>
          <table:table-cell table:formula="of:=[.E$10]+[.$C24]*[.E$13]" office:value-type="currency" office:currency="CAD" office:value="174.1385" calcext:value-type="currency">
            <text:p>$174.14</text:p>
          </table:table-cell>
          <table:table-cell table:formula="of:=[.F$10]+[.$C24]*[.F$13]" office:value-type="currency" office:currency="CAD" office:value="337.5" calcext:value-type="currency">
            <text:p>$337.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$10]+[.$C25]*[.D$13]" office:value-type="currency" office:currency="CAD" office:value="7.521" calcext:value-type="currency">
            <text:p>$7.52</text:p>
          </table:table-cell>
          <table:table-cell table:formula="of:=[.E$10]+[.$C25]*[.E$13]" office:value-type="currency" office:currency="CAD" office:value="174.4685" calcext:value-type="currency">
            <text:p>$174.47</text:p>
          </table:table-cell>
          <table:table-cell table:formula="of:=[.F$10]+[.$C25]*[.F$13]" office:value-type="currency" office:currency="CAD" office:value="337.55" calcext:value-type="currency">
            <text:p>$337.5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$10]+[.$C26]*[.D$13]" office:value-type="currency" office:currency="CAD" office:value="8.7745" calcext:value-type="currency">
            <text:p>$8.77</text:p>
          </table:table-cell>
          <table:table-cell table:formula="of:=[.E$10]+[.$C26]*[.E$13]" office:value-type="currency" office:currency="CAD" office:value="174.7985" calcext:value-type="currency">
            <text:p>$174.80</text:p>
          </table:table-cell>
          <table:table-cell table:formula="of:=[.F$10]+[.$C26]*[.F$13]" office:value-type="currency" office:currency="CAD" office:value="337.6" calcext:value-type="currency">
            <text:p>$337.6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$10]+[.$C27]*[.D$13]" office:value-type="currency" office:currency="CAD" office:value="10.028" calcext:value-type="currency">
            <text:p>$10.03</text:p>
          </table:table-cell>
          <table:table-cell table:formula="of:=[.E$10]+[.$C27]*[.E$13]" office:value-type="currency" office:currency="CAD" office:value="175.1285" calcext:value-type="currency">
            <text:p>$175.13</text:p>
          </table:table-cell>
          <table:table-cell table:formula="of:=[.F$10]+[.$C27]*[.F$13]" office:value-type="currency" office:currency="CAD" office:value="337.65" calcext:value-type="currency">
            <text:p>$337.6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$10]+[.$C28]*[.D$13]" office:value-type="currency" office:currency="CAD" office:value="11.2815" calcext:value-type="currency">
            <text:p>$11.28</text:p>
          </table:table-cell>
          <table:table-cell table:formula="of:=[.E$10]+[.$C28]*[.E$13]" office:value-type="currency" office:currency="CAD" office:value="175.4585" calcext:value-type="currency">
            <text:p>$175.46</text:p>
          </table:table-cell>
          <table:table-cell table:formula="of:=[.F$10]+[.$C28]*[.F$13]" office:value-type="currency" office:currency="CAD" office:value="337.7" calcext:value-type="currency">
            <text:p>$337.7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$10]+[.$C29]*[.D$13]" office:value-type="currency" office:currency="CAD" office:value="12.535" calcext:value-type="currency">
            <text:p>$12.54</text:p>
          </table:table-cell>
          <table:table-cell table:formula="of:=[.E$10]+[.$C29]*[.E$13]" office:value-type="currency" office:currency="CAD" office:value="175.7885" calcext:value-type="currency">
            <text:p>$175.79</text:p>
          </table:table-cell>
          <table:table-cell table:formula="of:=[.F$10]+[.$C29]*[.F$13]" office:value-type="currency" office:currency="CAD" office:value="337.75" calcext:value-type="currency">
            <text:p>$337.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$10]+[.$C30]*[.D$13]" office:value-type="currency" office:currency="CAD" office:value="13.7885" calcext:value-type="currency">
            <text:p>$13.79</text:p>
          </table:table-cell>
          <table:table-cell table:formula="of:=[.E$10]+[.$C30]*[.E$13]" office:value-type="currency" office:currency="CAD" office:value="176.1185" calcext:value-type="currency">
            <text:p>$176.12</text:p>
          </table:table-cell>
          <table:table-cell table:formula="of:=[.F$10]+[.$C30]*[.F$13]" office:value-type="currency" office:currency="CAD" office:value="337.8" calcext:value-type="currency">
            <text:p>$337.8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$10]+[.$C31]*[.D$13]" office:value-type="currency" office:currency="CAD" office:value="15.042" calcext:value-type="currency">
            <text:p>$15.04</text:p>
          </table:table-cell>
          <table:table-cell table:formula="of:=[.E$10]+[.$C31]*[.E$13]" office:value-type="currency" office:currency="CAD" office:value="176.4485" calcext:value-type="currency">
            <text:p>$176.45</text:p>
          </table:table-cell>
          <table:table-cell table:formula="of:=[.F$10]+[.$C31]*[.F$13]" office:value-type="currency" office:currency="CAD" office:value="337.85" calcext:value-type="currency">
            <text:p>$337.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$10]+[.$C32]*[.D$13]" office:value-type="currency" office:currency="CAD" office:value="16.2955" calcext:value-type="currency">
            <text:p>$16.30</text:p>
          </table:table-cell>
          <table:table-cell table:formula="of:=[.E$10]+[.$C32]*[.E$13]" office:value-type="currency" office:currency="CAD" office:value="176.7785" calcext:value-type="currency">
            <text:p>$176.78</text:p>
          </table:table-cell>
          <table:table-cell table:formula="of:=[.F$10]+[.$C32]*[.F$13]" office:value-type="currency" office:currency="CAD" office:value="337.9" calcext:value-type="currency">
            <text:p>$337.9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$10]+[.$C33]*[.D$13]" office:value-type="currency" office:currency="CAD" office:value="17.549" calcext:value-type="currency">
            <text:p>$17.55</text:p>
          </table:table-cell>
          <table:table-cell table:formula="of:=[.E$10]+[.$C33]*[.E$13]" office:value-type="currency" office:currency="CAD" office:value="177.1085" calcext:value-type="currency">
            <text:p>$177.11</text:p>
          </table:table-cell>
          <table:table-cell table:formula="of:=[.F$10]+[.$C33]*[.F$13]" office:value-type="currency" office:currency="CAD" office:value="337.95" calcext:value-type="currency">
            <text:p>$337.9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$10]+[.$C34]*[.D$13]" office:value-type="currency" office:currency="CAD" office:value="18.8025" calcext:value-type="currency">
            <text:p>$18.80</text:p>
          </table:table-cell>
          <table:table-cell table:formula="of:=[.E$10]+[.$C34]*[.E$13]" office:value-type="currency" office:currency="CAD" office:value="177.4385" calcext:value-type="currency">
            <text:p>$177.44</text:p>
          </table:table-cell>
          <table:table-cell table:formula="of:=[.F$10]+[.$C34]*[.F$13]" office:value-type="currency" office:currency="CAD" office:value="338" calcext:value-type="currency">
            <text:p>$338.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$10]+[.$C35]*[.D$13]" office:value-type="currency" office:currency="CAD" office:value="20.056" calcext:value-type="currency">
            <text:p>$20.06</text:p>
          </table:table-cell>
          <table:table-cell table:formula="of:=[.E$10]+[.$C35]*[.E$13]" office:value-type="currency" office:currency="CAD" office:value="177.7685" calcext:value-type="currency">
            <text:p>$177.77</text:p>
          </table:table-cell>
          <table:table-cell table:formula="of:=[.F$10]+[.$C35]*[.F$13]" office:value-type="currency" office:currency="CAD" office:value="338.05" calcext:value-type="currency">
            <text:p>$338.0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$10]+[.$C36]*[.D$13]" office:value-type="currency" office:currency="CAD" office:value="21.3095" calcext:value-type="currency">
            <text:p>$21.31</text:p>
          </table:table-cell>
          <table:table-cell table:formula="of:=[.E$10]+[.$C36]*[.E$13]" office:value-type="currency" office:currency="CAD" office:value="178.0985" calcext:value-type="currency">
            <text:p>$178.10</text:p>
          </table:table-cell>
          <table:table-cell table:formula="of:=[.F$10]+[.$C36]*[.F$13]" office:value-type="currency" office:currency="CAD" office:value="338.1" calcext:value-type="currency">
            <text:p>$338.1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$10]+[.$C37]*[.D$13]" office:value-type="currency" office:currency="CAD" office:value="22.563" calcext:value-type="currency">
            <text:p>$22.56</text:p>
          </table:table-cell>
          <table:table-cell table:formula="of:=[.E$10]+[.$C37]*[.E$13]" office:value-type="currency" office:currency="CAD" office:value="178.4285" calcext:value-type="currency">
            <text:p>$178.43</text:p>
          </table:table-cell>
          <table:table-cell table:formula="of:=[.F$10]+[.$C37]*[.F$13]" office:value-type="currency" office:currency="CAD" office:value="338.15" calcext:value-type="currency">
            <text:p>$338.1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$10]+[.$C38]*[.D$13]" office:value-type="currency" office:currency="CAD" office:value="23.8165" calcext:value-type="currency">
            <text:p>$23.82</text:p>
          </table:table-cell>
          <table:table-cell table:formula="of:=[.E$10]+[.$C38]*[.E$13]" office:value-type="currency" office:currency="CAD" office:value="178.7585" calcext:value-type="currency">
            <text:p>$178.76</text:p>
          </table:table-cell>
          <table:table-cell table:formula="of:=[.F$10]+[.$C38]*[.F$13]" office:value-type="currency" office:currency="CAD" office:value="338.2" calcext:value-type="currency">
            <text:p>$338.2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$10]+[.$C39]*[.D$13]" office:value-type="currency" office:currency="CAD" office:value="25.07" calcext:value-type="currency">
            <text:p>$25.07</text:p>
          </table:table-cell>
          <table:table-cell table:formula="of:=[.E$10]+[.$C39]*[.E$13]" office:value-type="currency" office:currency="CAD" office:value="179.0885" calcext:value-type="currency">
            <text:p>$179.09</text:p>
          </table:table-cell>
          <table:table-cell table:formula="of:=[.F$10]+[.$C39]*[.F$13]" office:value-type="currency" office:currency="CAD" office:value="338.25" calcext:value-type="currency">
            <text:p>$338.2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$10]+[.$C40]*[.D$13]" office:value-type="currency" office:currency="CAD" office:value="26.3235" calcext:value-type="currency">
            <text:p>$26.32</text:p>
          </table:table-cell>
          <table:table-cell table:formula="of:=[.E$10]+[.$C40]*[.E$13]" office:value-type="currency" office:currency="CAD" office:value="179.4185" calcext:value-type="currency">
            <text:p>$179.42</text:p>
          </table:table-cell>
          <table:table-cell table:formula="of:=[.F$10]+[.$C40]*[.F$13]" office:value-type="currency" office:currency="CAD" office:value="338.3" calcext:value-type="currency">
            <text:p>$338.3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$10]+[.$C41]*[.D$13]" office:value-type="currency" office:currency="CAD" office:value="27.577" calcext:value-type="currency">
            <text:p>$27.58</text:p>
          </table:table-cell>
          <table:table-cell table:formula="of:=[.E$10]+[.$C41]*[.E$13]" office:value-type="currency" office:currency="CAD" office:value="179.7485" calcext:value-type="currency">
            <text:p>$179.75</text:p>
          </table:table-cell>
          <table:table-cell table:formula="of:=[.F$10]+[.$C41]*[.F$13]" office:value-type="currency" office:currency="CAD" office:value="338.35" calcext:value-type="currency">
            <text:p>$338.3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$10]+[.$C42]*[.D$13]" office:value-type="currency" office:currency="CAD" office:value="28.8305" calcext:value-type="currency">
            <text:p>$28.83</text:p>
          </table:table-cell>
          <table:table-cell table:formula="of:=[.E$10]+[.$C42]*[.E$13]" office:value-type="currency" office:currency="CAD" office:value="180.0785" calcext:value-type="currency">
            <text:p>$180.08</text:p>
          </table:table-cell>
          <table:table-cell table:formula="of:=[.F$10]+[.$C42]*[.F$13]" office:value-type="currency" office:currency="CAD" office:value="338.4" calcext:value-type="currency">
            <text:p>$338.4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$10]+[.$C43]*[.D$13]" office:value-type="currency" office:currency="CAD" office:value="30.084" calcext:value-type="currency">
            <text:p>$30.08</text:p>
          </table:table-cell>
          <table:table-cell table:formula="of:=[.E$10]+[.$C43]*[.E$13]" office:value-type="currency" office:currency="CAD" office:value="180.4085" calcext:value-type="currency">
            <text:p>$180.41</text:p>
          </table:table-cell>
          <table:table-cell table:formula="of:=[.F$10]+[.$C43]*[.F$13]" office:value-type="currency" office:currency="CAD" office:value="338.45" calcext:value-type="currency">
            <text:p>$338.4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$10]+[.$C44]*[.D$13]" office:value-type="currency" office:currency="CAD" office:value="31.3375" calcext:value-type="currency">
            <text:p>$31.34</text:p>
          </table:table-cell>
          <table:table-cell table:formula="of:=[.E$10]+[.$C44]*[.E$13]" office:value-type="currency" office:currency="CAD" office:value="180.7385" calcext:value-type="currency">
            <text:p>$180.74</text:p>
          </table:table-cell>
          <table:table-cell table:formula="of:=[.F$10]+[.$C44]*[.F$13]" office:value-type="currency" office:currency="CAD" office:value="338.5" calcext:value-type="currency">
            <text:p>$338.5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$10]+[.$C45]*[.D$13]" office:value-type="currency" office:currency="CAD" office:value="32.591" calcext:value-type="currency">
            <text:p>$32.59</text:p>
          </table:table-cell>
          <table:table-cell table:formula="of:=[.E$10]+[.$C45]*[.E$13]" office:value-type="currency" office:currency="CAD" office:value="181.0685" calcext:value-type="currency">
            <text:p>$181.07</text:p>
          </table:table-cell>
          <table:table-cell table:formula="of:=[.F$10]+[.$C45]*[.F$13]" office:value-type="currency" office:currency="CAD" office:value="338.55" calcext:value-type="currency">
            <text:p>$338.5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$10]+[.$C46]*[.D$13]" office:value-type="currency" office:currency="CAD" office:value="33.8445" calcext:value-type="currency">
            <text:p>$33.84</text:p>
          </table:table-cell>
          <table:table-cell table:formula="of:=[.E$10]+[.$C46]*[.E$13]" office:value-type="currency" office:currency="CAD" office:value="181.3985" calcext:value-type="currency">
            <text:p>$181.40</text:p>
          </table:table-cell>
          <table:table-cell table:formula="of:=[.F$10]+[.$C46]*[.F$13]" office:value-type="currency" office:currency="CAD" office:value="338.6" calcext:value-type="currency">
            <text:p>$338.6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$10]+[.$C47]*[.D$13]" office:value-type="currency" office:currency="CAD" office:value="35.098" calcext:value-type="currency">
            <text:p>$35.10</text:p>
          </table:table-cell>
          <table:table-cell table:formula="of:=[.E$10]+[.$C47]*[.E$13]" office:value-type="currency" office:currency="CAD" office:value="181.7285" calcext:value-type="currency">
            <text:p>$181.73</text:p>
          </table:table-cell>
          <table:table-cell table:formula="of:=[.F$10]+[.$C47]*[.F$13]" office:value-type="currency" office:currency="CAD" office:value="338.65" calcext:value-type="currency">
            <text:p>$338.6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$10]+[.$C48]*[.D$13]" office:value-type="currency" office:currency="CAD" office:value="36.3515" calcext:value-type="currency">
            <text:p>$36.35</text:p>
          </table:table-cell>
          <table:table-cell table:formula="of:=[.E$10]+[.$C48]*[.E$13]" office:value-type="currency" office:currency="CAD" office:value="182.0585" calcext:value-type="currency">
            <text:p>$182.06</text:p>
          </table:table-cell>
          <table:table-cell table:formula="of:=[.F$10]+[.$C48]*[.F$13]" office:value-type="currency" office:currency="CAD" office:value="338.7" calcext:value-type="currency">
            <text:p>$338.7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$10]+[.$C49]*[.D$13]" office:value-type="currency" office:currency="CAD" office:value="37.605" calcext:value-type="currency">
            <text:p>$37.61</text:p>
          </table:table-cell>
          <table:table-cell table:formula="of:=[.E$10]+[.$C49]*[.E$13]" office:value-type="currency" office:currency="CAD" office:value="182.3885" calcext:value-type="currency">
            <text:p>$182.39</text:p>
          </table:table-cell>
          <table:table-cell table:formula="of:=[.F$10]+[.$C49]*[.F$13]" office:value-type="currency" office:currency="CAD" office:value="338.75" calcext:value-type="currency">
            <text:p>$338.7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$10]+[.$C50]*[.D$13]" office:value-type="currency" office:currency="CAD" office:value="38.8585" calcext:value-type="currency">
            <text:p>$38.86</text:p>
          </table:table-cell>
          <table:table-cell table:formula="of:=[.E$10]+[.$C50]*[.E$13]" office:value-type="currency" office:currency="CAD" office:value="182.7185" calcext:value-type="currency">
            <text:p>$182.72</text:p>
          </table:table-cell>
          <table:table-cell table:formula="of:=[.F$10]+[.$C50]*[.F$13]" office:value-type="currency" office:currency="CAD" office:value="338.8" calcext:value-type="currency">
            <text:p>$338.8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$10]+[.$C51]*[.D$13]" office:value-type="currency" office:currency="CAD" office:value="40.112" calcext:value-type="currency">
            <text:p>$40.11</text:p>
          </table:table-cell>
          <table:table-cell table:formula="of:=[.E$10]+[.$C51]*[.E$13]" office:value-type="currency" office:currency="CAD" office:value="183.0485" calcext:value-type="currency">
            <text:p>$183.05</text:p>
          </table:table-cell>
          <table:table-cell table:formula="of:=[.F$10]+[.$C51]*[.F$13]" office:value-type="currency" office:currency="CAD" office:value="338.85" calcext:value-type="currency">
            <text:p>$338.8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D$10]+[.$C52]*[.D$13]" office:value-type="currency" office:currency="CAD" office:value="41.3655" calcext:value-type="currency">
            <text:p>$41.37</text:p>
          </table:table-cell>
          <table:table-cell table:formula="of:=[.E$10]+[.$C52]*[.E$13]" office:value-type="currency" office:currency="CAD" office:value="183.3785" calcext:value-type="currency">
            <text:p>$183.38</text:p>
          </table:table-cell>
          <table:table-cell table:formula="of:=[.F$10]+[.$C52]*[.F$13]" office:value-type="currency" office:currency="CAD" office:value="338.9" calcext:value-type="currency">
            <text:p>$338.9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D$10]+[.$C53]*[.D$13]" office:value-type="currency" office:currency="CAD" office:value="42.619" calcext:value-type="currency">
            <text:p>$42.62</text:p>
          </table:table-cell>
          <table:table-cell table:formula="of:=[.E$10]+[.$C53]*[.E$13]" office:value-type="currency" office:currency="CAD" office:value="183.7085" calcext:value-type="currency">
            <text:p>$183.71</text:p>
          </table:table-cell>
          <table:table-cell table:formula="of:=[.F$10]+[.$C53]*[.F$13]" office:value-type="currency" office:currency="CAD" office:value="338.95" calcext:value-type="currency">
            <text:p>$338.9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D$10]+[.$C54]*[.D$13]" office:value-type="currency" office:currency="CAD" office:value="43.8725" calcext:value-type="currency">
            <text:p>$43.87</text:p>
          </table:table-cell>
          <table:table-cell table:formula="of:=[.E$10]+[.$C54]*[.E$13]" office:value-type="currency" office:currency="CAD" office:value="184.0385" calcext:value-type="currency">
            <text:p>$184.04</text:p>
          </table:table-cell>
          <table:table-cell table:formula="of:=[.F$10]+[.$C54]*[.F$13]" office:value-type="currency" office:currency="CAD" office:value="339" calcext:value-type="currency">
            <text:p>$339.0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D$10]+[.$C55]*[.D$13]" office:value-type="currency" office:currency="CAD" office:value="45.126" calcext:value-type="currency">
            <text:p>$45.13</text:p>
          </table:table-cell>
          <table:table-cell table:formula="of:=[.E$10]+[.$C55]*[.E$13]" office:value-type="currency" office:currency="CAD" office:value="184.3685" calcext:value-type="currency">
            <text:p>$184.37</text:p>
          </table:table-cell>
          <table:table-cell table:formula="of:=[.F$10]+[.$C55]*[.F$13]" office:value-type="currency" office:currency="CAD" office:value="339.05" calcext:value-type="currency">
            <text:p>$339.0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D$10]+[.$C56]*[.D$13]" office:value-type="currency" office:currency="CAD" office:value="46.3795" calcext:value-type="currency">
            <text:p>$46.38</text:p>
          </table:table-cell>
          <table:table-cell table:formula="of:=[.E$10]+[.$C56]*[.E$13]" office:value-type="currency" office:currency="CAD" office:value="184.6985" calcext:value-type="currency">
            <text:p>$184.70</text:p>
          </table:table-cell>
          <table:table-cell table:formula="of:=[.F$10]+[.$C56]*[.F$13]" office:value-type="currency" office:currency="CAD" office:value="339.1" calcext:value-type="currency">
            <text:p>$339.1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D$10]+[.$C57]*[.D$13]" office:value-type="currency" office:currency="CAD" office:value="47.633" calcext:value-type="currency">
            <text:p>$47.63</text:p>
          </table:table-cell>
          <table:table-cell table:formula="of:=[.E$10]+[.$C57]*[.E$13]" office:value-type="currency" office:currency="CAD" office:value="185.0285" calcext:value-type="currency">
            <text:p>$185.03</text:p>
          </table:table-cell>
          <table:table-cell table:formula="of:=[.F$10]+[.$C57]*[.F$13]" office:value-type="currency" office:currency="CAD" office:value="339.15" calcext:value-type="currency">
            <text:p>$339.1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D$10]+[.$C58]*[.D$13]" office:value-type="currency" office:currency="CAD" office:value="48.8865" calcext:value-type="currency">
            <text:p>$48.89</text:p>
          </table:table-cell>
          <table:table-cell table:formula="of:=[.E$10]+[.$C58]*[.E$13]" office:value-type="currency" office:currency="CAD" office:value="185.3585" calcext:value-type="currency">
            <text:p>$185.36</text:p>
          </table:table-cell>
          <table:table-cell table:formula="of:=[.F$10]+[.$C58]*[.F$13]" office:value-type="currency" office:currency="CAD" office:value="339.2" calcext:value-type="currency">
            <text:p>$339.20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D$10]+[.$C59]*[.D$13]" office:value-type="currency" office:currency="CAD" office:value="50.14" calcext:value-type="currency">
            <text:p>$50.14</text:p>
          </table:table-cell>
          <table:table-cell table:formula="of:=[.E$10]+[.$C59]*[.E$13]" office:value-type="currency" office:currency="CAD" office:value="185.6885" calcext:value-type="currency">
            <text:p>$185.69</text:p>
          </table:table-cell>
          <table:table-cell table:formula="of:=[.F$10]+[.$C59]*[.F$13]" office:value-type="currency" office:currency="CAD" office:value="339.25" calcext:value-type="currency">
            <text:p>$339.2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D$10]+[.$C60]*[.D$13]" office:value-type="currency" office:currency="CAD" office:value="51.3935" calcext:value-type="currency">
            <text:p>$51.39</text:p>
          </table:table-cell>
          <table:table-cell table:formula="of:=[.E$10]+[.$C60]*[.E$13]" office:value-type="currency" office:currency="CAD" office:value="186.0185" calcext:value-type="currency">
            <text:p>$186.02</text:p>
          </table:table-cell>
          <table:table-cell table:formula="of:=[.F$10]+[.$C60]*[.F$13]" office:value-type="currency" office:currency="CAD" office:value="339.3" calcext:value-type="currency">
            <text:p>$339.3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D$10]+[.$C61]*[.D$13]" office:value-type="currency" office:currency="CAD" office:value="52.647" calcext:value-type="currency">
            <text:p>$52.65</text:p>
          </table:table-cell>
          <table:table-cell table:formula="of:=[.E$10]+[.$C61]*[.E$13]" office:value-type="currency" office:currency="CAD" office:value="186.3485" calcext:value-type="currency">
            <text:p>$186.35</text:p>
          </table:table-cell>
          <table:table-cell table:formula="of:=[.F$10]+[.$C61]*[.F$13]" office:value-type="currency" office:currency="CAD" office:value="339.35" calcext:value-type="currency">
            <text:p>$339.35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D$10]+[.$C62]*[.D$13]" office:value-type="currency" office:currency="CAD" office:value="53.9005" calcext:value-type="currency">
            <text:p>$53.90</text:p>
          </table:table-cell>
          <table:table-cell table:formula="of:=[.E$10]+[.$C62]*[.E$13]" office:value-type="currency" office:currency="CAD" office:value="186.6785" calcext:value-type="currency">
            <text:p>$186.68</text:p>
          </table:table-cell>
          <table:table-cell table:formula="of:=[.F$10]+[.$C62]*[.F$13]" office:value-type="currency" office:currency="CAD" office:value="339.4" calcext:value-type="currency">
            <text:p>$339.40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D$10]+[.$C63]*[.D$13]" office:value-type="currency" office:currency="CAD" office:value="55.154" calcext:value-type="currency">
            <text:p>$55.15</text:p>
          </table:table-cell>
          <table:table-cell table:formula="of:=[.E$10]+[.$C63]*[.E$13]" office:value-type="currency" office:currency="CAD" office:value="187.0085" calcext:value-type="currency">
            <text:p>$187.01</text:p>
          </table:table-cell>
          <table:table-cell table:formula="of:=[.F$10]+[.$C63]*[.F$13]" office:value-type="currency" office:currency="CAD" office:value="339.45" calcext:value-type="currency">
            <text:p>$339.4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D$10]+[.$C64]*[.D$13]" office:value-type="currency" office:currency="CAD" office:value="56.4075" calcext:value-type="currency">
            <text:p>$56.41</text:p>
          </table:table-cell>
          <table:table-cell table:formula="of:=[.E$10]+[.$C64]*[.E$13]" office:value-type="currency" office:currency="CAD" office:value="187.3385" calcext:value-type="currency">
            <text:p>$187.34</text:p>
          </table:table-cell>
          <table:table-cell table:formula="of:=[.F$10]+[.$C64]*[.F$13]" office:value-type="currency" office:currency="CAD" office:value="339.5" calcext:value-type="currency">
            <text:p>$339.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D$10]+[.$C65]*[.D$13]" office:value-type="currency" office:currency="CAD" office:value="57.661" calcext:value-type="currency">
            <text:p>$57.66</text:p>
          </table:table-cell>
          <table:table-cell table:formula="of:=[.E$10]+[.$C65]*[.E$13]" office:value-type="currency" office:currency="CAD" office:value="187.6685" calcext:value-type="currency">
            <text:p>$187.67</text:p>
          </table:table-cell>
          <table:table-cell table:formula="of:=[.F$10]+[.$C65]*[.F$13]" office:value-type="currency" office:currency="CAD" office:value="339.55" calcext:value-type="currency">
            <text:p>$339.5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D$10]+[.$C66]*[.D$13]" office:value-type="currency" office:currency="CAD" office:value="58.9145" calcext:value-type="currency">
            <text:p>$58.91</text:p>
          </table:table-cell>
          <table:table-cell table:formula="of:=[.E$10]+[.$C66]*[.E$13]" office:value-type="currency" office:currency="CAD" office:value="187.9985" calcext:value-type="currency">
            <text:p>$188.00</text:p>
          </table:table-cell>
          <table:table-cell table:formula="of:=[.F$10]+[.$C66]*[.F$13]" office:value-type="currency" office:currency="CAD" office:value="339.6" calcext:value-type="currency">
            <text:p>$339.60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D$10]+[.$C67]*[.D$13]" office:value-type="currency" office:currency="CAD" office:value="60.168" calcext:value-type="currency">
            <text:p>$60.17</text:p>
          </table:table-cell>
          <table:table-cell table:formula="of:=[.E$10]+[.$C67]*[.E$13]" office:value-type="currency" office:currency="CAD" office:value="188.3285" calcext:value-type="currency">
            <text:p>$188.33</text:p>
          </table:table-cell>
          <table:table-cell table:formula="of:=[.F$10]+[.$C67]*[.F$13]" office:value-type="currency" office:currency="CAD" office:value="339.65" calcext:value-type="currency">
            <text:p>$339.6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D$10]+[.$C68]*[.D$13]" office:value-type="currency" office:currency="CAD" office:value="61.4215" calcext:value-type="currency">
            <text:p>$61.42</text:p>
          </table:table-cell>
          <table:table-cell table:formula="of:=[.E$10]+[.$C68]*[.E$13]" office:value-type="currency" office:currency="CAD" office:value="188.6585" calcext:value-type="currency">
            <text:p>$188.66</text:p>
          </table:table-cell>
          <table:table-cell table:formula="of:=[.F$10]+[.$C68]*[.F$13]" office:value-type="currency" office:currency="CAD" office:value="339.7" calcext:value-type="currency">
            <text:p>$339.7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D$10]+[.$C69]*[.D$13]" office:value-type="currency" office:currency="CAD" office:value="62.675" calcext:value-type="currency">
            <text:p>$62.68</text:p>
          </table:table-cell>
          <table:table-cell table:formula="of:=[.E$10]+[.$C69]*[.E$13]" office:value-type="currency" office:currency="CAD" office:value="188.9885" calcext:value-type="currency">
            <text:p>$188.99</text:p>
          </table:table-cell>
          <table:table-cell table:formula="of:=[.F$10]+[.$C69]*[.F$13]" office:value-type="currency" office:currency="CAD" office:value="339.75" calcext:value-type="currency">
            <text:p>$339.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D$10]+[.$C70]*[.D$13]" office:value-type="currency" office:currency="CAD" office:value="63.9285" calcext:value-type="currency">
            <text:p>$63.93</text:p>
          </table:table-cell>
          <table:table-cell table:formula="of:=[.E$10]+[.$C70]*[.E$13]" office:value-type="currency" office:currency="CAD" office:value="189.3185" calcext:value-type="currency">
            <text:p>$189.32</text:p>
          </table:table-cell>
          <table:table-cell table:formula="of:=[.F$10]+[.$C70]*[.F$13]" office:value-type="currency" office:currency="CAD" office:value="339.8" calcext:value-type="currency">
            <text:p>$339.80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D$10]+[.$C71]*[.D$13]" office:value-type="currency" office:currency="CAD" office:value="65.182" calcext:value-type="currency">
            <text:p>$65.18</text:p>
          </table:table-cell>
          <table:table-cell table:formula="of:=[.E$10]+[.$C71]*[.E$13]" office:value-type="currency" office:currency="CAD" office:value="189.6485" calcext:value-type="currency">
            <text:p>$189.65</text:p>
          </table:table-cell>
          <table:table-cell table:formula="of:=[.F$10]+[.$C71]*[.F$13]" office:value-type="currency" office:currency="CAD" office:value="339.85" calcext:value-type="currency">
            <text:p>$339.85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D$10]+[.$C72]*[.D$13]" office:value-type="currency" office:currency="CAD" office:value="66.4355" calcext:value-type="currency">
            <text:p>$66.44</text:p>
          </table:table-cell>
          <table:table-cell table:formula="of:=[.E$10]+[.$C72]*[.E$13]" office:value-type="currency" office:currency="CAD" office:value="189.9785" calcext:value-type="currency">
            <text:p>$189.98</text:p>
          </table:table-cell>
          <table:table-cell table:formula="of:=[.F$10]+[.$C72]*[.F$13]" office:value-type="currency" office:currency="CAD" office:value="339.9" calcext:value-type="currency">
            <text:p>$339.90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D$10]+[.$C73]*[.D$13]" office:value-type="currency" office:currency="CAD" office:value="67.689" calcext:value-type="currency">
            <text:p>$67.69</text:p>
          </table:table-cell>
          <table:table-cell table:formula="of:=[.E$10]+[.$C73]*[.E$13]" office:value-type="currency" office:currency="CAD" office:value="190.3085" calcext:value-type="currency">
            <text:p>$190.31</text:p>
          </table:table-cell>
          <table:table-cell table:formula="of:=[.F$10]+[.$C73]*[.F$13]" office:value-type="currency" office:currency="CAD" office:value="339.95" calcext:value-type="currency">
            <text:p>$339.9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D$10]+[.$C74]*[.D$13]" office:value-type="currency" office:currency="CAD" office:value="68.9425" calcext:value-type="currency">
            <text:p>$68.94</text:p>
          </table:table-cell>
          <table:table-cell table:formula="of:=[.E$10]+[.$C74]*[.E$13]" office:value-type="currency" office:currency="CAD" office:value="190.6385" calcext:value-type="currency">
            <text:p>$190.64</text:p>
          </table:table-cell>
          <table:table-cell table:formula="of:=[.F$10]+[.$C74]*[.F$13]" office:value-type="currency" office:currency="CAD" office:value="340" calcext:value-type="currency">
            <text:p>$340.00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$10]+[.$C75]*[.D$13]" office:value-type="currency" office:currency="CAD" office:value="70.196" calcext:value-type="currency">
            <text:p>$70.20</text:p>
          </table:table-cell>
          <table:table-cell table:formula="of:=[.E$10]+[.$C75]*[.E$13]" office:value-type="currency" office:currency="CAD" office:value="190.9685" calcext:value-type="currency">
            <text:p>$190.97</text:p>
          </table:table-cell>
          <table:table-cell table:formula="of:=[.F$10]+[.$C75]*[.F$13]" office:value-type="currency" office:currency="CAD" office:value="340.05" calcext:value-type="currency">
            <text:p>$340.0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D$10]+[.$C76]*[.D$13]" office:value-type="currency" office:currency="CAD" office:value="71.4495" calcext:value-type="currency">
            <text:p>$71.45</text:p>
          </table:table-cell>
          <table:table-cell table:formula="of:=[.E$10]+[.$C76]*[.E$13]" office:value-type="currency" office:currency="CAD" office:value="191.2985" calcext:value-type="currency">
            <text:p>$191.30</text:p>
          </table:table-cell>
          <table:table-cell table:formula="of:=[.F$10]+[.$C76]*[.F$13]" office:value-type="currency" office:currency="CAD" office:value="340.1" calcext:value-type="currency">
            <text:p>$340.1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D$10]+[.$C77]*[.D$13]" office:value-type="currency" office:currency="CAD" office:value="72.703" calcext:value-type="currency">
            <text:p>$72.70</text:p>
          </table:table-cell>
          <table:table-cell table:formula="of:=[.E$10]+[.$C77]*[.E$13]" office:value-type="currency" office:currency="CAD" office:value="191.6285" calcext:value-type="currency">
            <text:p>$191.63</text:p>
          </table:table-cell>
          <table:table-cell table:formula="of:=[.F$10]+[.$C77]*[.F$13]" office:value-type="currency" office:currency="CAD" office:value="340.15" calcext:value-type="currency">
            <text:p>$340.1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D$10]+[.$C78]*[.D$13]" office:value-type="currency" office:currency="CAD" office:value="73.9565" calcext:value-type="currency">
            <text:p>$73.96</text:p>
          </table:table-cell>
          <table:table-cell table:formula="of:=[.E$10]+[.$C78]*[.E$13]" office:value-type="currency" office:currency="CAD" office:value="191.9585" calcext:value-type="currency">
            <text:p>$191.96</text:p>
          </table:table-cell>
          <table:table-cell table:formula="of:=[.F$10]+[.$C78]*[.F$13]" office:value-type="currency" office:currency="CAD" office:value="340.2" calcext:value-type="currency">
            <text:p>$340.2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D$10]+[.$C79]*[.D$13]" office:value-type="currency" office:currency="CAD" office:value="75.21" calcext:value-type="currency">
            <text:p>$75.21</text:p>
          </table:table-cell>
          <table:table-cell table:formula="of:=[.E$10]+[.$C79]*[.E$13]" office:value-type="currency" office:currency="CAD" office:value="192.2885" calcext:value-type="currency">
            <text:p>$192.29</text:p>
          </table:table-cell>
          <table:table-cell table:formula="of:=[.F$10]+[.$C79]*[.F$13]" office:value-type="currency" office:currency="CAD" office:value="340.25" calcext:value-type="currency">
            <text:p>$340.2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D$10]+[.$C80]*[.D$13]" office:value-type="currency" office:currency="CAD" office:value="76.4635" calcext:value-type="currency">
            <text:p>$76.46</text:p>
          </table:table-cell>
          <table:table-cell table:formula="of:=[.E$10]+[.$C80]*[.E$13]" office:value-type="currency" office:currency="CAD" office:value="192.6185" calcext:value-type="currency">
            <text:p>$192.62</text:p>
          </table:table-cell>
          <table:table-cell table:formula="of:=[.F$10]+[.$C80]*[.F$13]" office:value-type="currency" office:currency="CAD" office:value="340.3" calcext:value-type="currency">
            <text:p>$340.30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D$10]+[.$C81]*[.D$13]" office:value-type="currency" office:currency="CAD" office:value="77.717" calcext:value-type="currency">
            <text:p>$77.72</text:p>
          </table:table-cell>
          <table:table-cell table:formula="of:=[.E$10]+[.$C81]*[.E$13]" office:value-type="currency" office:currency="CAD" office:value="192.9485" calcext:value-type="currency">
            <text:p>$192.95</text:p>
          </table:table-cell>
          <table:table-cell table:formula="of:=[.F$10]+[.$C81]*[.F$13]" office:value-type="currency" office:currency="CAD" office:value="340.35" calcext:value-type="currency">
            <text:p>$340.3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D$10]+[.$C82]*[.D$13]" office:value-type="currency" office:currency="CAD" office:value="78.9705" calcext:value-type="currency">
            <text:p>$78.97</text:p>
          </table:table-cell>
          <table:table-cell table:formula="of:=[.E$10]+[.$C82]*[.E$13]" office:value-type="currency" office:currency="CAD" office:value="193.2785" calcext:value-type="currency">
            <text:p>$193.28</text:p>
          </table:table-cell>
          <table:table-cell table:formula="of:=[.F$10]+[.$C82]*[.F$13]" office:value-type="currency" office:currency="CAD" office:value="340.4" calcext:value-type="currency">
            <text:p>$340.40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D$10]+[.$C83]*[.D$13]" office:value-type="currency" office:currency="CAD" office:value="80.224" calcext:value-type="currency">
            <text:p>$80.22</text:p>
          </table:table-cell>
          <table:table-cell table:formula="of:=[.E$10]+[.$C83]*[.E$13]" office:value-type="currency" office:currency="CAD" office:value="193.6085" calcext:value-type="currency">
            <text:p>$193.61</text:p>
          </table:table-cell>
          <table:table-cell table:formula="of:=[.F$10]+[.$C83]*[.F$13]" office:value-type="currency" office:currency="CAD" office:value="340.45" calcext:value-type="currency">
            <text:p>$340.4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D$10]+[.$C84]*[.D$13]" office:value-type="currency" office:currency="CAD" office:value="81.4775" calcext:value-type="currency">
            <text:p>$81.48</text:p>
          </table:table-cell>
          <table:table-cell table:formula="of:=[.E$10]+[.$C84]*[.E$13]" office:value-type="currency" office:currency="CAD" office:value="193.9385" calcext:value-type="currency">
            <text:p>$193.94</text:p>
          </table:table-cell>
          <table:table-cell table:formula="of:=[.F$10]+[.$C84]*[.F$13]" office:value-type="currency" office:currency="CAD" office:value="340.5" calcext:value-type="currency">
            <text:p>$340.50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D$10]+[.$C85]*[.D$13]" office:value-type="currency" office:currency="CAD" office:value="82.731" calcext:value-type="currency">
            <text:p>$82.73</text:p>
          </table:table-cell>
          <table:table-cell table:formula="of:=[.E$10]+[.$C85]*[.E$13]" office:value-type="currency" office:currency="CAD" office:value="194.2685" calcext:value-type="currency">
            <text:p>$194.27</text:p>
          </table:table-cell>
          <table:table-cell table:formula="of:=[.F$10]+[.$C85]*[.F$13]" office:value-type="currency" office:currency="CAD" office:value="340.55" calcext:value-type="currency">
            <text:p>$340.55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D$10]+[.$C86]*[.D$13]" office:value-type="currency" office:currency="CAD" office:value="83.9845" calcext:value-type="currency">
            <text:p>$83.98</text:p>
          </table:table-cell>
          <table:table-cell table:formula="of:=[.E$10]+[.$C86]*[.E$13]" office:value-type="currency" office:currency="CAD" office:value="194.5985" calcext:value-type="currency">
            <text:p>$194.60</text:p>
          </table:table-cell>
          <table:table-cell table:formula="of:=[.F$10]+[.$C86]*[.F$13]" office:value-type="currency" office:currency="CAD" office:value="340.6" calcext:value-type="currency">
            <text:p>$340.60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D$10]+[.$C87]*[.D$13]" office:value-type="currency" office:currency="CAD" office:value="85.238" calcext:value-type="currency">
            <text:p>$85.24</text:p>
          </table:table-cell>
          <table:table-cell table:formula="of:=[.E$10]+[.$C87]*[.E$13]" office:value-type="currency" office:currency="CAD" office:value="194.9285" calcext:value-type="currency">
            <text:p>$194.93</text:p>
          </table:table-cell>
          <table:table-cell table:formula="of:=[.F$10]+[.$C87]*[.F$13]" office:value-type="currency" office:currency="CAD" office:value="340.65" calcext:value-type="currency">
            <text:p>$340.6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D$10]+[.$C88]*[.D$13]" office:value-type="currency" office:currency="CAD" office:value="86.4915" calcext:value-type="currency">
            <text:p>$86.49</text:p>
          </table:table-cell>
          <table:table-cell table:formula="of:=[.E$10]+[.$C88]*[.E$13]" office:value-type="currency" office:currency="CAD" office:value="195.2585" calcext:value-type="currency">
            <text:p>$195.26</text:p>
          </table:table-cell>
          <table:table-cell table:formula="of:=[.F$10]+[.$C88]*[.F$13]" office:value-type="currency" office:currency="CAD" office:value="340.7" calcext:value-type="currency">
            <text:p>$340.70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D$10]+[.$C89]*[.D$13]" office:value-type="currency" office:currency="CAD" office:value="87.745" calcext:value-type="currency">
            <text:p>$87.75</text:p>
          </table:table-cell>
          <table:table-cell table:formula="of:=[.E$10]+[.$C89]*[.E$13]" office:value-type="currency" office:currency="CAD" office:value="195.5885" calcext:value-type="currency">
            <text:p>$195.59</text:p>
          </table:table-cell>
          <table:table-cell table:formula="of:=[.F$10]+[.$C89]*[.F$13]" office:value-type="currency" office:currency="CAD" office:value="340.75" calcext:value-type="currency">
            <text:p>$340.75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D$10]+[.$C90]*[.D$13]" office:value-type="currency" office:currency="CAD" office:value="88.9985" calcext:value-type="currency">
            <text:p>$89.00</text:p>
          </table:table-cell>
          <table:table-cell table:formula="of:=[.E$10]+[.$C90]*[.E$13]" office:value-type="currency" office:currency="CAD" office:value="195.9185" calcext:value-type="currency">
            <text:p>$195.92</text:p>
          </table:table-cell>
          <table:table-cell table:formula="of:=[.F$10]+[.$C90]*[.F$13]" office:value-type="currency" office:currency="CAD" office:value="340.8" calcext:value-type="currency">
            <text:p>$340.8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D$10]+[.$C91]*[.D$13]" office:value-type="currency" office:currency="CAD" office:value="90.252" calcext:value-type="currency">
            <text:p>$90.25</text:p>
          </table:table-cell>
          <table:table-cell table:formula="of:=[.E$10]+[.$C91]*[.E$13]" office:value-type="currency" office:currency="CAD" office:value="196.2485" calcext:value-type="currency">
            <text:p>$196.25</text:p>
          </table:table-cell>
          <table:table-cell table:formula="of:=[.F$10]+[.$C91]*[.F$13]" office:value-type="currency" office:currency="CAD" office:value="340.85" calcext:value-type="currency">
            <text:p>$340.85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D$10]+[.$C92]*[.D$13]" office:value-type="currency" office:currency="CAD" office:value="91.5055" calcext:value-type="currency">
            <text:p>$91.51</text:p>
          </table:table-cell>
          <table:table-cell table:formula="of:=[.E$10]+[.$C92]*[.E$13]" office:value-type="currency" office:currency="CAD" office:value="196.5785" calcext:value-type="currency">
            <text:p>$196.58</text:p>
          </table:table-cell>
          <table:table-cell table:formula="of:=[.F$10]+[.$C92]*[.F$13]" office:value-type="currency" office:currency="CAD" office:value="340.9" calcext:value-type="currency">
            <text:p>$340.90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D$10]+[.$C93]*[.D$13]" office:value-type="currency" office:currency="CAD" office:value="92.759" calcext:value-type="currency">
            <text:p>$92.76</text:p>
          </table:table-cell>
          <table:table-cell table:formula="of:=[.E$10]+[.$C93]*[.E$13]" office:value-type="currency" office:currency="CAD" office:value="196.9085" calcext:value-type="currency">
            <text:p>$196.91</text:p>
          </table:table-cell>
          <table:table-cell table:formula="of:=[.F$10]+[.$C93]*[.F$13]" office:value-type="currency" office:currency="CAD" office:value="340.95" calcext:value-type="currency">
            <text:p>$340.95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$10]+[.$C94]*[.D$13]" office:value-type="currency" office:currency="CAD" office:value="94.0125" calcext:value-type="currency">
            <text:p>$94.01</text:p>
          </table:table-cell>
          <table:table-cell table:formula="of:=[.E$10]+[.$C94]*[.E$13]" office:value-type="currency" office:currency="CAD" office:value="197.2385" calcext:value-type="currency">
            <text:p>$197.24</text:p>
          </table:table-cell>
          <table:table-cell table:formula="of:=[.F$10]+[.$C94]*[.F$13]" office:value-type="currency" office:currency="CAD" office:value="341" calcext:value-type="currency">
            <text:p>$341.00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D$10]+[.$C95]*[.D$13]" office:value-type="currency" office:currency="CAD" office:value="95.266" calcext:value-type="currency">
            <text:p>$95.27</text:p>
          </table:table-cell>
          <table:table-cell table:formula="of:=[.E$10]+[.$C95]*[.E$13]" office:value-type="currency" office:currency="CAD" office:value="197.5685" calcext:value-type="currency">
            <text:p>$197.57</text:p>
          </table:table-cell>
          <table:table-cell table:formula="of:=[.F$10]+[.$C95]*[.F$13]" office:value-type="currency" office:currency="CAD" office:value="341.05" calcext:value-type="currency">
            <text:p>$341.05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D$10]+[.$C96]*[.D$13]" office:value-type="currency" office:currency="CAD" office:value="96.5195" calcext:value-type="currency">
            <text:p>$96.52</text:p>
          </table:table-cell>
          <table:table-cell table:formula="of:=[.E$10]+[.$C96]*[.E$13]" office:value-type="currency" office:currency="CAD" office:value="197.8985" calcext:value-type="currency">
            <text:p>$197.90</text:p>
          </table:table-cell>
          <table:table-cell table:formula="of:=[.F$10]+[.$C96]*[.F$13]" office:value-type="currency" office:currency="CAD" office:value="341.1" calcext:value-type="currency">
            <text:p>$341.10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D$10]+[.$C97]*[.D$13]" office:value-type="currency" office:currency="CAD" office:value="97.773" calcext:value-type="currency">
            <text:p>$97.77</text:p>
          </table:table-cell>
          <table:table-cell table:formula="of:=[.E$10]+[.$C97]*[.E$13]" office:value-type="currency" office:currency="CAD" office:value="198.2285" calcext:value-type="currency">
            <text:p>$198.23</text:p>
          </table:table-cell>
          <table:table-cell table:formula="of:=[.F$10]+[.$C97]*[.F$13]" office:value-type="currency" office:currency="CAD" office:value="341.15" calcext:value-type="currency">
            <text:p>$341.15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D$10]+[.$C98]*[.D$13]" office:value-type="currency" office:currency="CAD" office:value="99.0265" calcext:value-type="currency">
            <text:p>$99.03</text:p>
          </table:table-cell>
          <table:table-cell table:formula="of:=[.E$10]+[.$C98]*[.E$13]" office:value-type="currency" office:currency="CAD" office:value="198.5585" calcext:value-type="currency">
            <text:p>$198.56</text:p>
          </table:table-cell>
          <table:table-cell table:formula="of:=[.F$10]+[.$C98]*[.F$13]" office:value-type="currency" office:currency="CAD" office:value="341.2" calcext:value-type="currency">
            <text:p>$341.20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D$10]+[.$C99]*[.D$13]" office:value-type="currency" office:currency="CAD" office:value="100.28" calcext:value-type="currency">
            <text:p>$100.28</text:p>
          </table:table-cell>
          <table:table-cell table:formula="of:=[.E$10]+[.$C99]*[.E$13]" office:value-type="currency" office:currency="CAD" office:value="198.8885" calcext:value-type="currency">
            <text:p>$198.89</text:p>
          </table:table-cell>
          <table:table-cell table:formula="of:=[.F$10]+[.$C99]*[.F$13]" office:value-type="currency" office:currency="CAD" office:value="341.25" calcext:value-type="currency">
            <text:p>$341.25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D$10]+[.$C100]*[.D$13]" office:value-type="currency" office:currency="CAD" office:value="101.5335" calcext:value-type="currency">
            <text:p>$101.53</text:p>
          </table:table-cell>
          <table:table-cell table:formula="of:=[.E$10]+[.$C100]*[.E$13]" office:value-type="currency" office:currency="CAD" office:value="199.2185" calcext:value-type="currency">
            <text:p>$199.22</text:p>
          </table:table-cell>
          <table:table-cell table:formula="of:=[.F$10]+[.$C100]*[.F$13]" office:value-type="currency" office:currency="CAD" office:value="341.3" calcext:value-type="currency">
            <text:p>$341.30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D$10]+[.$C101]*[.D$13]" office:value-type="currency" office:currency="CAD" office:value="102.787" calcext:value-type="currency">
            <text:p>$102.79</text:p>
          </table:table-cell>
          <table:table-cell table:formula="of:=[.E$10]+[.$C101]*[.E$13]" office:value-type="currency" office:currency="CAD" office:value="199.5485" calcext:value-type="currency">
            <text:p>$199.55</text:p>
          </table:table-cell>
          <table:table-cell table:formula="of:=[.F$10]+[.$C101]*[.F$13]" office:value-type="currency" office:currency="CAD" office:value="341.35" calcext:value-type="currency">
            <text:p>$341.3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D$10]+[.$C102]*[.D$13]" office:value-type="currency" office:currency="CAD" office:value="104.0405" calcext:value-type="currency">
            <text:p>$104.04</text:p>
          </table:table-cell>
          <table:table-cell table:formula="of:=[.E$10]+[.$C102]*[.E$13]" office:value-type="currency" office:currency="CAD" office:value="199.8785" calcext:value-type="currency">
            <text:p>$199.88</text:p>
          </table:table-cell>
          <table:table-cell table:formula="of:=[.F$10]+[.$C102]*[.F$13]" office:value-type="currency" office:currency="CAD" office:value="341.4" calcext:value-type="currency">
            <text:p>$341.40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$10]+[.$C103]*[.D$13]" office:value-type="currency" office:currency="CAD" office:value="105.294" calcext:value-type="currency">
            <text:p>$105.29</text:p>
          </table:table-cell>
          <table:table-cell table:formula="of:=[.E$10]+[.$C103]*[.E$13]" office:value-type="currency" office:currency="CAD" office:value="200.2085" calcext:value-type="currency">
            <text:p>$200.21</text:p>
          </table:table-cell>
          <table:table-cell table:formula="of:=[.F$10]+[.$C103]*[.F$13]" office:value-type="currency" office:currency="CAD" office:value="341.45" calcext:value-type="currency">
            <text:p>$341.4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D$10]+[.$C104]*[.D$13]" office:value-type="currency" office:currency="CAD" office:value="106.5475" calcext:value-type="currency">
            <text:p>$106.55</text:p>
          </table:table-cell>
          <table:table-cell table:formula="of:=[.E$10]+[.$C104]*[.E$13]" office:value-type="currency" office:currency="CAD" office:value="200.5385" calcext:value-type="currency">
            <text:p>$200.54</text:p>
          </table:table-cell>
          <table:table-cell table:formula="of:=[.F$10]+[.$C104]*[.F$13]" office:value-type="currency" office:currency="CAD" office:value="341.5" calcext:value-type="currency">
            <text:p>$341.50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D$10]+[.$C105]*[.D$13]" office:value-type="currency" office:currency="CAD" office:value="107.801" calcext:value-type="currency">
            <text:p>$107.80</text:p>
          </table:table-cell>
          <table:table-cell table:formula="of:=[.E$10]+[.$C105]*[.E$13]" office:value-type="currency" office:currency="CAD" office:value="200.8685" calcext:value-type="currency">
            <text:p>$200.87</text:p>
          </table:table-cell>
          <table:table-cell table:formula="of:=[.F$10]+[.$C105]*[.F$13]" office:value-type="currency" office:currency="CAD" office:value="341.55" calcext:value-type="currency">
            <text:p>$341.55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[.D$10]+[.$C106]*[.D$13]" office:value-type="currency" office:currency="CAD" office:value="109.0545" calcext:value-type="currency">
            <text:p>$109.05</text:p>
          </table:table-cell>
          <table:table-cell table:formula="of:=[.E$10]+[.$C106]*[.E$13]" office:value-type="currency" office:currency="CAD" office:value="201.1985" calcext:value-type="currency">
            <text:p>$201.20</text:p>
          </table:table-cell>
          <table:table-cell table:formula="of:=[.F$10]+[.$C106]*[.F$13]" office:value-type="currency" office:currency="CAD" office:value="341.6" calcext:value-type="currency">
            <text:p>$341.60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D$10]+[.$C107]*[.D$13]" office:value-type="currency" office:currency="CAD" office:value="110.308" calcext:value-type="currency">
            <text:p>$110.31</text:p>
          </table:table-cell>
          <table:table-cell table:formula="of:=[.E$10]+[.$C107]*[.E$13]" office:value-type="currency" office:currency="CAD" office:value="201.5285" calcext:value-type="currency">
            <text:p>$201.53</text:p>
          </table:table-cell>
          <table:table-cell table:formula="of:=[.F$10]+[.$C107]*[.F$13]" office:value-type="currency" office:currency="CAD" office:value="341.65" calcext:value-type="currency">
            <text:p>$341.65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D$10]+[.$C108]*[.D$13]" office:value-type="currency" office:currency="CAD" office:value="111.5615" calcext:value-type="currency">
            <text:p>$111.56</text:p>
          </table:table-cell>
          <table:table-cell table:formula="of:=[.E$10]+[.$C108]*[.E$13]" office:value-type="currency" office:currency="CAD" office:value="201.8585" calcext:value-type="currency">
            <text:p>$201.86</text:p>
          </table:table-cell>
          <table:table-cell table:formula="of:=[.F$10]+[.$C108]*[.F$13]" office:value-type="currency" office:currency="CAD" office:value="341.7" calcext:value-type="currency">
            <text:p>$341.70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D$10]+[.$C109]*[.D$13]" office:value-type="currency" office:currency="CAD" office:value="112.815" calcext:value-type="currency">
            <text:p>$112.82</text:p>
          </table:table-cell>
          <table:table-cell table:formula="of:=[.E$10]+[.$C109]*[.E$13]" office:value-type="currency" office:currency="CAD" office:value="202.1885" calcext:value-type="currency">
            <text:p>$202.19</text:p>
          </table:table-cell>
          <table:table-cell table:formula="of:=[.F$10]+[.$C109]*[.F$13]" office:value-type="currency" office:currency="CAD" office:value="341.75" calcext:value-type="currency">
            <text:p>$341.7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D$10]+[.$C110]*[.D$13]" office:value-type="currency" office:currency="CAD" office:value="114.0685" calcext:value-type="currency">
            <text:p>$114.07</text:p>
          </table:table-cell>
          <table:table-cell table:formula="of:=[.E$10]+[.$C110]*[.E$13]" office:value-type="currency" office:currency="CAD" office:value="202.5185" calcext:value-type="currency">
            <text:p>$202.52</text:p>
          </table:table-cell>
          <table:table-cell table:formula="of:=[.F$10]+[.$C110]*[.F$13]" office:value-type="currency" office:currency="CAD" office:value="341.8" calcext:value-type="currency">
            <text:p>$341.80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D$10]+[.$C111]*[.D$13]" office:value-type="currency" office:currency="CAD" office:value="115.322" calcext:value-type="currency">
            <text:p>$115.32</text:p>
          </table:table-cell>
          <table:table-cell table:formula="of:=[.E$10]+[.$C111]*[.E$13]" office:value-type="currency" office:currency="CAD" office:value="202.8485" calcext:value-type="currency">
            <text:p>$202.85</text:p>
          </table:table-cell>
          <table:table-cell table:formula="of:=[.F$10]+[.$C111]*[.F$13]" office:value-type="currency" office:currency="CAD" office:value="341.85" calcext:value-type="currency">
            <text:p>$341.85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D$10]+[.$C112]*[.D$13]" office:value-type="currency" office:currency="CAD" office:value="116.5755" calcext:value-type="currency">
            <text:p>$116.58</text:p>
          </table:table-cell>
          <table:table-cell table:formula="of:=[.E$10]+[.$C112]*[.E$13]" office:value-type="currency" office:currency="CAD" office:value="203.1785" calcext:value-type="currency">
            <text:p>$203.18</text:p>
          </table:table-cell>
          <table:table-cell table:formula="of:=[.F$10]+[.$C112]*[.F$13]" office:value-type="currency" office:currency="CAD" office:value="341.9" calcext:value-type="currency">
            <text:p>$341.90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D$10]+[.$C113]*[.D$13]" office:value-type="currency" office:currency="CAD" office:value="117.829" calcext:value-type="currency">
            <text:p>$117.83</text:p>
          </table:table-cell>
          <table:table-cell table:formula="of:=[.E$10]+[.$C113]*[.E$13]" office:value-type="currency" office:currency="CAD" office:value="203.5085" calcext:value-type="currency">
            <text:p>$203.51</text:p>
          </table:table-cell>
          <table:table-cell table:formula="of:=[.F$10]+[.$C113]*[.F$13]" office:value-type="currency" office:currency="CAD" office:value="341.95" calcext:value-type="currency">
            <text:p>$341.9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D$10]+[.$C114]*[.D$13]" office:value-type="currency" office:currency="CAD" office:value="119.0825" calcext:value-type="currency">
            <text:p>$119.08</text:p>
          </table:table-cell>
          <table:table-cell table:formula="of:=[.E$10]+[.$C114]*[.E$13]" office:value-type="currency" office:currency="CAD" office:value="203.8385" calcext:value-type="currency">
            <text:p>$203.84</text:p>
          </table:table-cell>
          <table:table-cell table:formula="of:=[.F$10]+[.$C114]*[.F$13]" office:value-type="currency" office:currency="CAD" office:value="342" calcext:value-type="currency">
            <text:p>$342.00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D$10]+[.$C115]*[.D$13]" office:value-type="currency" office:currency="CAD" office:value="120.336" calcext:value-type="currency">
            <text:p>$120.34</text:p>
          </table:table-cell>
          <table:table-cell table:formula="of:=[.E$10]+[.$C115]*[.E$13]" office:value-type="currency" office:currency="CAD" office:value="204.1685" calcext:value-type="currency">
            <text:p>$204.17</text:p>
          </table:table-cell>
          <table:table-cell table:formula="of:=[.F$10]+[.$C115]*[.F$13]" office:value-type="currency" office:currency="CAD" office:value="342.05" calcext:value-type="currency">
            <text:p>$342.05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D$10]+[.$C116]*[.D$13]" office:value-type="currency" office:currency="CAD" office:value="121.5895" calcext:value-type="currency">
            <text:p>$121.59</text:p>
          </table:table-cell>
          <table:table-cell table:formula="of:=[.E$10]+[.$C116]*[.E$13]" office:value-type="currency" office:currency="CAD" office:value="204.4985" calcext:value-type="currency">
            <text:p>$204.50</text:p>
          </table:table-cell>
          <table:table-cell table:formula="of:=[.F$10]+[.$C116]*[.F$13]" office:value-type="currency" office:currency="CAD" office:value="342.1" calcext:value-type="currency">
            <text:p>$342.10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D$10]+[.$C117]*[.D$13]" office:value-type="currency" office:currency="CAD" office:value="122.843" calcext:value-type="currency">
            <text:p>$122.84</text:p>
          </table:table-cell>
          <table:table-cell table:formula="of:=[.E$10]+[.$C117]*[.E$13]" office:value-type="currency" office:currency="CAD" office:value="204.8285" calcext:value-type="currency">
            <text:p>$204.83</text:p>
          </table:table-cell>
          <table:table-cell table:formula="of:=[.F$10]+[.$C117]*[.F$13]" office:value-type="currency" office:currency="CAD" office:value="342.15" calcext:value-type="currency">
            <text:p>$342.15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D$10]+[.$C118]*[.D$13]" office:value-type="currency" office:currency="CAD" office:value="124.0965" calcext:value-type="currency">
            <text:p>$124.10</text:p>
          </table:table-cell>
          <table:table-cell table:formula="of:=[.E$10]+[.$C118]*[.E$13]" office:value-type="currency" office:currency="CAD" office:value="205.1585" calcext:value-type="currency">
            <text:p>$205.16</text:p>
          </table:table-cell>
          <table:table-cell table:formula="of:=[.F$10]+[.$C118]*[.F$13]" office:value-type="currency" office:currency="CAD" office:value="342.2" calcext:value-type="currency">
            <text:p>$342.2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$10]+[.$C119]*[.D$13]" office:value-type="currency" office:currency="CAD" office:value="125.35" calcext:value-type="currency">
            <text:p>$125.35</text:p>
          </table:table-cell>
          <table:table-cell table:formula="of:=[.E$10]+[.$C119]*[.E$13]" office:value-type="currency" office:currency="CAD" office:value="205.4885" calcext:value-type="currency">
            <text:p>$205.49</text:p>
          </table:table-cell>
          <table:table-cell table:formula="of:=[.F$10]+[.$C119]*[.F$13]" office:value-type="currency" office:currency="CAD" office:value="342.25" calcext:value-type="currency">
            <text:p>$342.25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D$10]+[.$C120]*[.D$13]" office:value-type="currency" office:currency="CAD" office:value="126.6035" calcext:value-type="currency">
            <text:p>$126.60</text:p>
          </table:table-cell>
          <table:table-cell table:formula="of:=[.E$10]+[.$C120]*[.E$13]" office:value-type="currency" office:currency="CAD" office:value="205.8185" calcext:value-type="currency">
            <text:p>$205.82</text:p>
          </table:table-cell>
          <table:table-cell table:formula="of:=[.F$10]+[.$C120]*[.F$13]" office:value-type="currency" office:currency="CAD" office:value="342.3" calcext:value-type="currency">
            <text:p>$342.30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D$10]+[.$C121]*[.D$13]" office:value-type="currency" office:currency="CAD" office:value="127.857" calcext:value-type="currency">
            <text:p>$127.86</text:p>
          </table:table-cell>
          <table:table-cell table:formula="of:=[.E$10]+[.$C121]*[.E$13]" office:value-type="currency" office:currency="CAD" office:value="206.1485" calcext:value-type="currency">
            <text:p>$206.15</text:p>
          </table:table-cell>
          <table:table-cell table:formula="of:=[.F$10]+[.$C121]*[.F$13]" office:value-type="currency" office:currency="CAD" office:value="342.35" calcext:value-type="currency">
            <text:p>$342.35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D$10]+[.$C122]*[.D$13]" office:value-type="currency" office:currency="CAD" office:value="129.1105" calcext:value-type="currency">
            <text:p>$129.11</text:p>
          </table:table-cell>
          <table:table-cell table:formula="of:=[.E$10]+[.$C122]*[.E$13]" office:value-type="currency" office:currency="CAD" office:value="206.4785" calcext:value-type="currency">
            <text:p>$206.48</text:p>
          </table:table-cell>
          <table:table-cell table:formula="of:=[.F$10]+[.$C122]*[.F$13]" office:value-type="currency" office:currency="CAD" office:value="342.4" calcext:value-type="currency">
            <text:p>$342.40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D$10]+[.$C123]*[.D$13]" office:value-type="currency" office:currency="CAD" office:value="130.364" calcext:value-type="currency">
            <text:p>$130.36</text:p>
          </table:table-cell>
          <table:table-cell table:formula="of:=[.E$10]+[.$C123]*[.E$13]" office:value-type="currency" office:currency="CAD" office:value="206.8085" calcext:value-type="currency">
            <text:p>$206.81</text:p>
          </table:table-cell>
          <table:table-cell table:formula="of:=[.F$10]+[.$C123]*[.F$13]" office:value-type="currency" office:currency="CAD" office:value="342.45" calcext:value-type="currency">
            <text:p>$342.45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D$10]+[.$C124]*[.D$13]" office:value-type="currency" office:currency="CAD" office:value="131.6175" calcext:value-type="currency">
            <text:p>$131.62</text:p>
          </table:table-cell>
          <table:table-cell table:formula="of:=[.E$10]+[.$C124]*[.E$13]" office:value-type="currency" office:currency="CAD" office:value="207.1385" calcext:value-type="currency">
            <text:p>$207.14</text:p>
          </table:table-cell>
          <table:table-cell table:formula="of:=[.F$10]+[.$C124]*[.F$13]" office:value-type="currency" office:currency="CAD" office:value="342.5" calcext:value-type="currency">
            <text:p>$342.50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D$10]+[.$C125]*[.D$13]" office:value-type="currency" office:currency="CAD" office:value="132.871" calcext:value-type="currency">
            <text:p>$132.87</text:p>
          </table:table-cell>
          <table:table-cell table:formula="of:=[.E$10]+[.$C125]*[.E$13]" office:value-type="currency" office:currency="CAD" office:value="207.4685" calcext:value-type="currency">
            <text:p>$207.47</text:p>
          </table:table-cell>
          <table:table-cell table:formula="of:=[.F$10]+[.$C125]*[.F$13]" office:value-type="currency" office:currency="CAD" office:value="342.55" calcext:value-type="currency">
            <text:p>$342.55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D$10]+[.$C126]*[.D$13]" office:value-type="currency" office:currency="CAD" office:value="134.1245" calcext:value-type="currency">
            <text:p>$134.12</text:p>
          </table:table-cell>
          <table:table-cell table:formula="of:=[.E$10]+[.$C126]*[.E$13]" office:value-type="currency" office:currency="CAD" office:value="207.7985" calcext:value-type="currency">
            <text:p>$207.80</text:p>
          </table:table-cell>
          <table:table-cell table:formula="of:=[.F$10]+[.$C126]*[.F$13]" office:value-type="currency" office:currency="CAD" office:value="342.6" calcext:value-type="currency">
            <text:p>$342.60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D$10]+[.$C127]*[.D$13]" office:value-type="currency" office:currency="CAD" office:value="135.378" calcext:value-type="currency">
            <text:p>$135.38</text:p>
          </table:table-cell>
          <table:table-cell table:formula="of:=[.E$10]+[.$C127]*[.E$13]" office:value-type="currency" office:currency="CAD" office:value="208.1285" calcext:value-type="currency">
            <text:p>$208.13</text:p>
          </table:table-cell>
          <table:table-cell table:formula="of:=[.F$10]+[.$C127]*[.F$13]" office:value-type="currency" office:currency="CAD" office:value="342.65" calcext:value-type="currency">
            <text:p>$342.6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D$10]+[.$C128]*[.D$13]" office:value-type="currency" office:currency="CAD" office:value="136.6315" calcext:value-type="currency">
            <text:p>$136.63</text:p>
          </table:table-cell>
          <table:table-cell table:formula="of:=[.E$10]+[.$C128]*[.E$13]" office:value-type="currency" office:currency="CAD" office:value="208.4585" calcext:value-type="currency">
            <text:p>$208.46</text:p>
          </table:table-cell>
          <table:table-cell table:formula="of:=[.F$10]+[.$C128]*[.F$13]" office:value-type="currency" office:currency="CAD" office:value="342.7" calcext:value-type="currency">
            <text:p>$342.7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D$10]+[.$C129]*[.D$13]" office:value-type="currency" office:currency="CAD" office:value="137.885" calcext:value-type="currency">
            <text:p>$137.89</text:p>
          </table:table-cell>
          <table:table-cell table:formula="of:=[.E$10]+[.$C129]*[.E$13]" office:value-type="currency" office:currency="CAD" office:value="208.7885" calcext:value-type="currency">
            <text:p>$208.79</text:p>
          </table:table-cell>
          <table:table-cell table:formula="of:=[.F$10]+[.$C129]*[.F$13]" office:value-type="currency" office:currency="CAD" office:value="342.75" calcext:value-type="currency">
            <text:p>$342.75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D$10]+[.$C130]*[.D$13]" office:value-type="currency" office:currency="CAD" office:value="139.1385" calcext:value-type="currency">
            <text:p>$139.14</text:p>
          </table:table-cell>
          <table:table-cell table:formula="of:=[.E$10]+[.$C130]*[.E$13]" office:value-type="currency" office:currency="CAD" office:value="209.1185" calcext:value-type="currency">
            <text:p>$209.12</text:p>
          </table:table-cell>
          <table:table-cell table:formula="of:=[.F$10]+[.$C130]*[.F$13]" office:value-type="currency" office:currency="CAD" office:value="342.8" calcext:value-type="currency">
            <text:p>$342.80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$10]+[.$C131]*[.D$13]" office:value-type="currency" office:currency="CAD" office:value="140.392" calcext:value-type="currency">
            <text:p>$140.39</text:p>
          </table:table-cell>
          <table:table-cell table:formula="of:=[.E$10]+[.$C131]*[.E$13]" office:value-type="currency" office:currency="CAD" office:value="209.4485" calcext:value-type="currency">
            <text:p>$209.45</text:p>
          </table:table-cell>
          <table:table-cell table:formula="of:=[.F$10]+[.$C131]*[.F$13]" office:value-type="currency" office:currency="CAD" office:value="342.85" calcext:value-type="currency">
            <text:p>$342.85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D$10]+[.$C132]*[.D$13]" office:value-type="currency" office:currency="CAD" office:value="141.6455" calcext:value-type="currency">
            <text:p>$141.65</text:p>
          </table:table-cell>
          <table:table-cell table:formula="of:=[.E$10]+[.$C132]*[.E$13]" office:value-type="currency" office:currency="CAD" office:value="209.7785" calcext:value-type="currency">
            <text:p>$209.78</text:p>
          </table:table-cell>
          <table:table-cell table:formula="of:=[.F$10]+[.$C132]*[.F$13]" office:value-type="currency" office:currency="CAD" office:value="342.9" calcext:value-type="currency">
            <text:p>$342.90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D$10]+[.$C133]*[.D$13]" office:value-type="currency" office:currency="CAD" office:value="142.899" calcext:value-type="currency">
            <text:p>$142.90</text:p>
          </table:table-cell>
          <table:table-cell table:formula="of:=[.E$10]+[.$C133]*[.E$13]" office:value-type="currency" office:currency="CAD" office:value="210.1085" calcext:value-type="currency">
            <text:p>$210.11</text:p>
          </table:table-cell>
          <table:table-cell table:formula="of:=[.F$10]+[.$C133]*[.F$13]" office:value-type="currency" office:currency="CAD" office:value="342.95" calcext:value-type="currency">
            <text:p>$342.95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[.D$10]+[.$C134]*[.D$13]" office:value-type="currency" office:currency="CAD" office:value="144.1525" calcext:value-type="currency">
            <text:p>$144.15</text:p>
          </table:table-cell>
          <table:table-cell table:formula="of:=[.E$10]+[.$C134]*[.E$13]" office:value-type="currency" office:currency="CAD" office:value="210.4385" calcext:value-type="currency">
            <text:p>$210.44</text:p>
          </table:table-cell>
          <table:table-cell table:formula="of:=[.F$10]+[.$C134]*[.F$13]" office:value-type="currency" office:currency="CAD" office:value="343" calcext:value-type="currency">
            <text:p>$343.00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[.D$10]+[.$C135]*[.D$13]" office:value-type="currency" office:currency="CAD" office:value="145.406" calcext:value-type="currency">
            <text:p>$145.41</text:p>
          </table:table-cell>
          <table:table-cell table:formula="of:=[.E$10]+[.$C135]*[.E$13]" office:value-type="currency" office:currency="CAD" office:value="210.7685" calcext:value-type="currency">
            <text:p>$210.77</text:p>
          </table:table-cell>
          <table:table-cell table:formula="of:=[.F$10]+[.$C135]*[.F$13]" office:value-type="currency" office:currency="CAD" office:value="343.05" calcext:value-type="currency">
            <text:p>$343.05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[.D$10]+[.$C136]*[.D$13]" office:value-type="currency" office:currency="CAD" office:value="146.6595" calcext:value-type="currency">
            <text:p>$146.66</text:p>
          </table:table-cell>
          <table:table-cell table:formula="of:=[.E$10]+[.$C136]*[.E$13]" office:value-type="currency" office:currency="CAD" office:value="211.0985" calcext:value-type="currency">
            <text:p>$211.10</text:p>
          </table:table-cell>
          <table:table-cell table:formula="of:=[.F$10]+[.$C136]*[.F$13]" office:value-type="currency" office:currency="CAD" office:value="343.1" calcext:value-type="currency">
            <text:p>$343.10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[.D$10]+[.$C137]*[.D$13]" office:value-type="currency" office:currency="CAD" office:value="147.913" calcext:value-type="currency">
            <text:p>$147.91</text:p>
          </table:table-cell>
          <table:table-cell table:formula="of:=[.E$10]+[.$C137]*[.E$13]" office:value-type="currency" office:currency="CAD" office:value="211.4285" calcext:value-type="currency">
            <text:p>$211.43</text:p>
          </table:table-cell>
          <table:table-cell table:formula="of:=[.F$10]+[.$C137]*[.F$13]" office:value-type="currency" office:currency="CAD" office:value="343.15" calcext:value-type="currency">
            <text:p>$343.15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[.D$10]+[.$C138]*[.D$13]" office:value-type="currency" office:currency="CAD" office:value="149.1665" calcext:value-type="currency">
            <text:p>$149.17</text:p>
          </table:table-cell>
          <table:table-cell table:formula="of:=[.E$10]+[.$C138]*[.E$13]" office:value-type="currency" office:currency="CAD" office:value="211.7585" calcext:value-type="currency">
            <text:p>$211.76</text:p>
          </table:table-cell>
          <table:table-cell table:formula="of:=[.F$10]+[.$C138]*[.F$13]" office:value-type="currency" office:currency="CAD" office:value="343.2" calcext:value-type="currency">
            <text:p>$343.20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[.D$10]+[.$C139]*[.D$13]" office:value-type="currency" office:currency="CAD" office:value="150.42" calcext:value-type="currency">
            <text:p>$150.42</text:p>
          </table:table-cell>
          <table:table-cell table:formula="of:=[.E$10]+[.$C139]*[.E$13]" office:value-type="currency" office:currency="CAD" office:value="212.0885" calcext:value-type="currency">
            <text:p>$212.09</text:p>
          </table:table-cell>
          <table:table-cell table:formula="of:=[.F$10]+[.$C139]*[.F$13]" office:value-type="currency" office:currency="CAD" office:value="343.25" calcext:value-type="currency">
            <text:p>$343.25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[.D$10]+[.$C140]*[.D$13]" office:value-type="currency" office:currency="CAD" office:value="151.6735" calcext:value-type="currency">
            <text:p>$151.67</text:p>
          </table:table-cell>
          <table:table-cell table:formula="of:=[.E$10]+[.$C140]*[.E$13]" office:value-type="currency" office:currency="CAD" office:value="212.4185" calcext:value-type="currency">
            <text:p>$212.42</text:p>
          </table:table-cell>
          <table:table-cell table:formula="of:=[.F$10]+[.$C140]*[.F$13]" office:value-type="currency" office:currency="CAD" office:value="343.3" calcext:value-type="currency">
            <text:p>$343.30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[.D$10]+[.$C141]*[.D$13]" office:value-type="currency" office:currency="CAD" office:value="152.927" calcext:value-type="currency">
            <text:p>$152.93</text:p>
          </table:table-cell>
          <table:table-cell table:formula="of:=[.E$10]+[.$C141]*[.E$13]" office:value-type="currency" office:currency="CAD" office:value="212.7485" calcext:value-type="currency">
            <text:p>$212.75</text:p>
          </table:table-cell>
          <table:table-cell table:formula="of:=[.F$10]+[.$C141]*[.F$13]" office:value-type="currency" office:currency="CAD" office:value="343.35" calcext:value-type="currency">
            <text:p>$343.35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D$10]+[.$C142]*[.D$13]" office:value-type="currency" office:currency="CAD" office:value="154.1805" calcext:value-type="currency">
            <text:p>$154.18</text:p>
          </table:table-cell>
          <table:table-cell table:formula="of:=[.E$10]+[.$C142]*[.E$13]" office:value-type="currency" office:currency="CAD" office:value="213.0785" calcext:value-type="currency">
            <text:p>$213.08</text:p>
          </table:table-cell>
          <table:table-cell table:formula="of:=[.F$10]+[.$C142]*[.F$13]" office:value-type="currency" office:currency="CAD" office:value="343.4" calcext:value-type="currency">
            <text:p>$343.40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D$10]+[.$C143]*[.D$13]" office:value-type="currency" office:currency="CAD" office:value="155.434" calcext:value-type="currency">
            <text:p>$155.43</text:p>
          </table:table-cell>
          <table:table-cell table:formula="of:=[.E$10]+[.$C143]*[.E$13]" office:value-type="currency" office:currency="CAD" office:value="213.4085" calcext:value-type="currency">
            <text:p>$213.41</text:p>
          </table:table-cell>
          <table:table-cell table:formula="of:=[.F$10]+[.$C143]*[.F$13]" office:value-type="currency" office:currency="CAD" office:value="343.45" calcext:value-type="currency">
            <text:p>$343.45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D$10]+[.$C144]*[.D$13]" office:value-type="currency" office:currency="CAD" office:value="156.6875" calcext:value-type="currency">
            <text:p>$156.69</text:p>
          </table:table-cell>
          <table:table-cell table:formula="of:=[.E$10]+[.$C144]*[.E$13]" office:value-type="currency" office:currency="CAD" office:value="213.7385" calcext:value-type="currency">
            <text:p>$213.74</text:p>
          </table:table-cell>
          <table:table-cell table:formula="of:=[.F$10]+[.$C144]*[.F$13]" office:value-type="currency" office:currency="CAD" office:value="343.5" calcext:value-type="currency">
            <text:p>$343.50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D$10]+[.$C145]*[.D$13]" office:value-type="currency" office:currency="CAD" office:value="157.941" calcext:value-type="currency">
            <text:p>$157.94</text:p>
          </table:table-cell>
          <table:table-cell table:formula="of:=[.E$10]+[.$C145]*[.E$13]" office:value-type="currency" office:currency="CAD" office:value="214.0685" calcext:value-type="currency">
            <text:p>$214.07</text:p>
          </table:table-cell>
          <table:table-cell table:formula="of:=[.F$10]+[.$C145]*[.F$13]" office:value-type="currency" office:currency="CAD" office:value="343.55" calcext:value-type="currency">
            <text:p>$343.55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[.D$10]+[.$C146]*[.D$13]" office:value-type="currency" office:currency="CAD" office:value="159.1945" calcext:value-type="currency">
            <text:p>$159.19</text:p>
          </table:table-cell>
          <table:table-cell table:formula="of:=[.E$10]+[.$C146]*[.E$13]" office:value-type="currency" office:currency="CAD" office:value="214.3985" calcext:value-type="currency">
            <text:p>$214.40</text:p>
          </table:table-cell>
          <table:table-cell table:formula="of:=[.F$10]+[.$C146]*[.F$13]" office:value-type="currency" office:currency="CAD" office:value="343.6" calcext:value-type="currency">
            <text:p>$343.60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[.D$10]+[.$C147]*[.D$13]" office:value-type="currency" office:currency="CAD" office:value="160.448" calcext:value-type="currency">
            <text:p>$160.45</text:p>
          </table:table-cell>
          <table:table-cell table:formula="of:=[.E$10]+[.$C147]*[.E$13]" office:value-type="currency" office:currency="CAD" office:value="214.7285" calcext:value-type="currency">
            <text:p>$214.73</text:p>
          </table:table-cell>
          <table:table-cell table:formula="of:=[.F$10]+[.$C147]*[.F$13]" office:value-type="currency" office:currency="CAD" office:value="343.65" calcext:value-type="currency">
            <text:p>$343.65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[.D$10]+[.$C148]*[.D$13]" office:value-type="currency" office:currency="CAD" office:value="161.7015" calcext:value-type="currency">
            <text:p>$161.70</text:p>
          </table:table-cell>
          <table:table-cell table:formula="of:=[.E$10]+[.$C148]*[.E$13]" office:value-type="currency" office:currency="CAD" office:value="215.0585" calcext:value-type="currency">
            <text:p>$215.06</text:p>
          </table:table-cell>
          <table:table-cell table:formula="of:=[.F$10]+[.$C148]*[.F$13]" office:value-type="currency" office:currency="CAD" office:value="343.7" calcext:value-type="currency">
            <text:p>$343.70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D$10]+[.$C149]*[.D$13]" office:value-type="currency" office:currency="CAD" office:value="162.955" calcext:value-type="currency">
            <text:p>$162.96</text:p>
          </table:table-cell>
          <table:table-cell table:formula="of:=[.E$10]+[.$C149]*[.E$13]" office:value-type="currency" office:currency="CAD" office:value="215.3885" calcext:value-type="currency">
            <text:p>$215.39</text:p>
          </table:table-cell>
          <table:table-cell table:formula="of:=[.F$10]+[.$C149]*[.F$13]" office:value-type="currency" office:currency="CAD" office:value="343.75" calcext:value-type="currency">
            <text:p>$343.75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[.D$10]+[.$C150]*[.D$13]" office:value-type="currency" office:currency="CAD" office:value="164.2085" calcext:value-type="currency">
            <text:p>$164.21</text:p>
          </table:table-cell>
          <table:table-cell table:formula="of:=[.E$10]+[.$C150]*[.E$13]" office:value-type="currency" office:currency="CAD" office:value="215.7185" calcext:value-type="currency">
            <text:p>$215.72</text:p>
          </table:table-cell>
          <table:table-cell table:formula="of:=[.F$10]+[.$C150]*[.F$13]" office:value-type="currency" office:currency="CAD" office:value="343.8" calcext:value-type="currency">
            <text:p>$343.80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[.D$10]+[.$C151]*[.D$13]" office:value-type="currency" office:currency="CAD" office:value="165.462" calcext:value-type="currency">
            <text:p>$165.46</text:p>
          </table:table-cell>
          <table:table-cell table:formula="of:=[.E$10]+[.$C151]*[.E$13]" office:value-type="currency" office:currency="CAD" office:value="216.0485" calcext:value-type="currency">
            <text:p>$216.05</text:p>
          </table:table-cell>
          <table:table-cell table:formula="of:=[.F$10]+[.$C151]*[.F$13]" office:value-type="currency" office:currency="CAD" office:value="343.85" calcext:value-type="currency">
            <text:p>$343.85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[.D$10]+[.$C152]*[.D$13]" office:value-type="currency" office:currency="CAD" office:value="166.7155" calcext:value-type="currency">
            <text:p>$166.72</text:p>
          </table:table-cell>
          <table:table-cell table:formula="of:=[.E$10]+[.$C152]*[.E$13]" office:value-type="currency" office:currency="CAD" office:value="216.3785" calcext:value-type="currency">
            <text:p>$216.38</text:p>
          </table:table-cell>
          <table:table-cell table:formula="of:=[.F$10]+[.$C152]*[.F$13]" office:value-type="currency" office:currency="CAD" office:value="343.9" calcext:value-type="currency">
            <text:p>$343.90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[.D$10]+[.$C153]*[.D$13]" office:value-type="currency" office:currency="CAD" office:value="167.969" calcext:value-type="currency">
            <text:p>$167.97</text:p>
          </table:table-cell>
          <table:table-cell table:formula="of:=[.E$10]+[.$C153]*[.E$13]" office:value-type="currency" office:currency="CAD" office:value="216.7085" calcext:value-type="currency">
            <text:p>$216.71</text:p>
          </table:table-cell>
          <table:table-cell table:formula="of:=[.F$10]+[.$C153]*[.F$13]" office:value-type="currency" office:currency="CAD" office:value="343.95" calcext:value-type="currency">
            <text:p>$343.9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[.D$10]+[.$C154]*[.D$13]" office:value-type="currency" office:currency="CAD" office:value="169.2225" calcext:value-type="currency">
            <text:p>$169.22</text:p>
          </table:table-cell>
          <table:table-cell table:formula="of:=[.E$10]+[.$C154]*[.E$13]" office:value-type="currency" office:currency="CAD" office:value="217.0385" calcext:value-type="currency">
            <text:p>$217.04</text:p>
          </table:table-cell>
          <table:table-cell table:formula="of:=[.F$10]+[.$C154]*[.F$13]" office:value-type="currency" office:currency="CAD" office:value="344" calcext:value-type="currency">
            <text:p>$344.00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[.D$10]+[.$C155]*[.D$13]" office:value-type="currency" office:currency="CAD" office:value="170.476" calcext:value-type="currency">
            <text:p>$170.48</text:p>
          </table:table-cell>
          <table:table-cell table:formula="of:=[.E$10]+[.$C155]*[.E$13]" office:value-type="currency" office:currency="CAD" office:value="217.3685" calcext:value-type="currency">
            <text:p>$217.37</text:p>
          </table:table-cell>
          <table:table-cell table:formula="of:=[.F$10]+[.$C155]*[.F$13]" office:value-type="currency" office:currency="CAD" office:value="344.05" calcext:value-type="currency">
            <text:p>$344.05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[.D$10]+[.$C156]*[.D$13]" office:value-type="currency" office:currency="CAD" office:value="171.7295" calcext:value-type="currency">
            <text:p>$171.73</text:p>
          </table:table-cell>
          <table:table-cell table:formula="of:=[.E$10]+[.$C156]*[.E$13]" office:value-type="currency" office:currency="CAD" office:value="217.6985" calcext:value-type="currency">
            <text:p>$217.70</text:p>
          </table:table-cell>
          <table:table-cell table:formula="of:=[.F$10]+[.$C156]*[.F$13]" office:value-type="currency" office:currency="CAD" office:value="344.1" calcext:value-type="currency">
            <text:p>$344.10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[.D$10]+[.$C157]*[.D$13]" office:value-type="currency" office:currency="CAD" office:value="172.983" calcext:value-type="currency">
            <text:p>$172.98</text:p>
          </table:table-cell>
          <table:table-cell table:formula="of:=[.E$10]+[.$C157]*[.E$13]" office:value-type="currency" office:currency="CAD" office:value="218.0285" calcext:value-type="currency">
            <text:p>$218.03</text:p>
          </table:table-cell>
          <table:table-cell table:formula="of:=[.F$10]+[.$C157]*[.F$13]" office:value-type="currency" office:currency="CAD" office:value="344.15" calcext:value-type="currency">
            <text:p>$344.15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[.D$10]+[.$C158]*[.D$13]" office:value-type="currency" office:currency="CAD" office:value="174.2365" calcext:value-type="currency">
            <text:p>$174.24</text:p>
          </table:table-cell>
          <table:table-cell table:formula="of:=[.E$10]+[.$C158]*[.E$13]" office:value-type="currency" office:currency="CAD" office:value="218.3585" calcext:value-type="currency">
            <text:p>$218.36</text:p>
          </table:table-cell>
          <table:table-cell table:formula="of:=[.F$10]+[.$C158]*[.F$13]" office:value-type="currency" office:currency="CAD" office:value="344.2" calcext:value-type="currency">
            <text:p>$344.20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[.D$10]+[.$C159]*[.D$13]" office:value-type="currency" office:currency="CAD" office:value="175.49" calcext:value-type="currency">
            <text:p>$175.49</text:p>
          </table:table-cell>
          <table:table-cell table:formula="of:=[.E$10]+[.$C159]*[.E$13]" office:value-type="currency" office:currency="CAD" office:value="218.6885" calcext:value-type="currency">
            <text:p>$218.69</text:p>
          </table:table-cell>
          <table:table-cell table:formula="of:=[.F$10]+[.$C159]*[.F$13]" office:value-type="currency" office:currency="CAD" office:value="344.25" calcext:value-type="currency">
            <text:p>$344.25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[.D$10]+[.$C160]*[.D$13]" office:value-type="currency" office:currency="CAD" office:value="176.7435" calcext:value-type="currency">
            <text:p>$176.74</text:p>
          </table:table-cell>
          <table:table-cell table:formula="of:=[.E$10]+[.$C160]*[.E$13]" office:value-type="currency" office:currency="CAD" office:value="219.0185" calcext:value-type="currency">
            <text:p>$219.02</text:p>
          </table:table-cell>
          <table:table-cell table:formula="of:=[.F$10]+[.$C160]*[.F$13]" office:value-type="currency" office:currency="CAD" office:value="344.3" calcext:value-type="currency">
            <text:p>$344.30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[.D$10]+[.$C161]*[.D$13]" office:value-type="currency" office:currency="CAD" office:value="177.997" calcext:value-type="currency">
            <text:p>$178.00</text:p>
          </table:table-cell>
          <table:table-cell table:formula="of:=[.E$10]+[.$C161]*[.E$13]" office:value-type="currency" office:currency="CAD" office:value="219.3485" calcext:value-type="currency">
            <text:p>$219.35</text:p>
          </table:table-cell>
          <table:table-cell table:formula="of:=[.F$10]+[.$C161]*[.F$13]" office:value-type="currency" office:currency="CAD" office:value="344.35" calcext:value-type="currency">
            <text:p>$344.35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$10]+[.$C162]*[.D$13]" office:value-type="currency" office:currency="CAD" office:value="179.2505" calcext:value-type="currency">
            <text:p>$179.25</text:p>
          </table:table-cell>
          <table:table-cell table:formula="of:=[.E$10]+[.$C162]*[.E$13]" office:value-type="currency" office:currency="CAD" office:value="219.6785" calcext:value-type="currency">
            <text:p>$219.68</text:p>
          </table:table-cell>
          <table:table-cell table:formula="of:=[.F$10]+[.$C162]*[.F$13]" office:value-type="currency" office:currency="CAD" office:value="344.4" calcext:value-type="currency">
            <text:p>$344.40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$10]+[.$C163]*[.D$13]" office:value-type="currency" office:currency="CAD" office:value="180.504" calcext:value-type="currency">
            <text:p>$180.50</text:p>
          </table:table-cell>
          <table:table-cell table:formula="of:=[.E$10]+[.$C163]*[.E$13]" office:value-type="currency" office:currency="CAD" office:value="220.0085" calcext:value-type="currency">
            <text:p>$220.01</text:p>
          </table:table-cell>
          <table:table-cell table:formula="of:=[.F$10]+[.$C163]*[.F$13]" office:value-type="currency" office:currency="CAD" office:value="344.45" calcext:value-type="currency">
            <text:p>$344.45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[.D$10]+[.$C164]*[.D$13]" office:value-type="currency" office:currency="CAD" office:value="181.7575" calcext:value-type="currency">
            <text:p>$181.76</text:p>
          </table:table-cell>
          <table:table-cell table:formula="of:=[.E$10]+[.$C164]*[.E$13]" office:value-type="currency" office:currency="CAD" office:value="220.3385" calcext:value-type="currency">
            <text:p>$220.34</text:p>
          </table:table-cell>
          <table:table-cell table:formula="of:=[.F$10]+[.$C164]*[.F$13]" office:value-type="currency" office:currency="CAD" office:value="344.5" calcext:value-type="currency">
            <text:p>$344.50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[.D$10]+[.$C165]*[.D$13]" office:value-type="currency" office:currency="CAD" office:value="183.011" calcext:value-type="currency">
            <text:p>$183.01</text:p>
          </table:table-cell>
          <table:table-cell table:formula="of:=[.E$10]+[.$C165]*[.E$13]" office:value-type="currency" office:currency="CAD" office:value="220.6685" calcext:value-type="currency">
            <text:p>$220.67</text:p>
          </table:table-cell>
          <table:table-cell table:formula="of:=[.F$10]+[.$C165]*[.F$13]" office:value-type="currency" office:currency="CAD" office:value="344.55" calcext:value-type="currency">
            <text:p>$344.55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[.D$10]+[.$C166]*[.D$13]" office:value-type="currency" office:currency="CAD" office:value="184.2645" calcext:value-type="currency">
            <text:p>$184.26</text:p>
          </table:table-cell>
          <table:table-cell table:formula="of:=[.E$10]+[.$C166]*[.E$13]" office:value-type="currency" office:currency="CAD" office:value="220.9985" calcext:value-type="currency">
            <text:p>$221.00</text:p>
          </table:table-cell>
          <table:table-cell table:formula="of:=[.F$10]+[.$C166]*[.F$13]" office:value-type="currency" office:currency="CAD" office:value="344.6" calcext:value-type="currency">
            <text:p>$344.60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[.D$10]+[.$C167]*[.D$13]" office:value-type="currency" office:currency="CAD" office:value="185.518" calcext:value-type="currency">
            <text:p>$185.52</text:p>
          </table:table-cell>
          <table:table-cell table:formula="of:=[.E$10]+[.$C167]*[.E$13]" office:value-type="currency" office:currency="CAD" office:value="221.3285" calcext:value-type="currency">
            <text:p>$221.33</text:p>
          </table:table-cell>
          <table:table-cell table:formula="of:=[.F$10]+[.$C167]*[.F$13]" office:value-type="currency" office:currency="CAD" office:value="344.65" calcext:value-type="currency">
            <text:p>$344.65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[.D$10]+[.$C168]*[.D$13]" office:value-type="currency" office:currency="CAD" office:value="186.7715" calcext:value-type="currency">
            <text:p>$186.77</text:p>
          </table:table-cell>
          <table:table-cell table:formula="of:=[.E$10]+[.$C168]*[.E$13]" office:value-type="currency" office:currency="CAD" office:value="221.6585" calcext:value-type="currency">
            <text:p>$221.66</text:p>
          </table:table-cell>
          <table:table-cell table:formula="of:=[.F$10]+[.$C168]*[.F$13]" office:value-type="currency" office:currency="CAD" office:value="344.7" calcext:value-type="currency">
            <text:p>$344.70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[.D$10]+[.$C169]*[.D$13]" office:value-type="currency" office:currency="CAD" office:value="188.025" calcext:value-type="currency">
            <text:p>$188.03</text:p>
          </table:table-cell>
          <table:table-cell table:formula="of:=[.E$10]+[.$C169]*[.E$13]" office:value-type="currency" office:currency="CAD" office:value="221.9885" calcext:value-type="currency">
            <text:p>$221.99</text:p>
          </table:table-cell>
          <table:table-cell table:formula="of:=[.F$10]+[.$C169]*[.F$13]" office:value-type="currency" office:currency="CAD" office:value="344.75" calcext:value-type="currency">
            <text:p>$344.75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[.D$10]+[.$C170]*[.D$13]" office:value-type="currency" office:currency="CAD" office:value="189.2785" calcext:value-type="currency">
            <text:p>$189.28</text:p>
          </table:table-cell>
          <table:table-cell table:formula="of:=[.E$10]+[.$C170]*[.E$13]" office:value-type="currency" office:currency="CAD" office:value="222.3185" calcext:value-type="currency">
            <text:p>$222.32</text:p>
          </table:table-cell>
          <table:table-cell table:formula="of:=[.F$10]+[.$C170]*[.F$13]" office:value-type="currency" office:currency="CAD" office:value="344.8" calcext:value-type="currency">
            <text:p>$344.80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[.D$10]+[.$C171]*[.D$13]" office:value-type="currency" office:currency="CAD" office:value="190.532" calcext:value-type="currency">
            <text:p>$190.53</text:p>
          </table:table-cell>
          <table:table-cell table:formula="of:=[.E$10]+[.$C171]*[.E$13]" office:value-type="currency" office:currency="CAD" office:value="222.6485" calcext:value-type="currency">
            <text:p>$222.65</text:p>
          </table:table-cell>
          <table:table-cell table:formula="of:=[.F$10]+[.$C171]*[.F$13]" office:value-type="currency" office:currency="CAD" office:value="344.85" calcext:value-type="currency">
            <text:p>$344.85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[.D$10]+[.$C172]*[.D$13]" office:value-type="currency" office:currency="CAD" office:value="191.7855" calcext:value-type="currency">
            <text:p>$191.79</text:p>
          </table:table-cell>
          <table:table-cell table:formula="of:=[.E$10]+[.$C172]*[.E$13]" office:value-type="currency" office:currency="CAD" office:value="222.9785" calcext:value-type="currency">
            <text:p>$222.98</text:p>
          </table:table-cell>
          <table:table-cell table:formula="of:=[.F$10]+[.$C172]*[.F$13]" office:value-type="currency" office:currency="CAD" office:value="344.9" calcext:value-type="currency">
            <text:p>$344.90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[.D$10]+[.$C173]*[.D$13]" office:value-type="currency" office:currency="CAD" office:value="193.039" calcext:value-type="currency">
            <text:p>$193.04</text:p>
          </table:table-cell>
          <table:table-cell table:formula="of:=[.E$10]+[.$C173]*[.E$13]" office:value-type="currency" office:currency="CAD" office:value="223.3085" calcext:value-type="currency">
            <text:p>$223.31</text:p>
          </table:table-cell>
          <table:table-cell table:formula="of:=[.F$10]+[.$C173]*[.F$13]" office:value-type="currency" office:currency="CAD" office:value="344.95" calcext:value-type="currency">
            <text:p>$344.95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[.D$10]+[.$C174]*[.D$13]" office:value-type="currency" office:currency="CAD" office:value="194.2925" calcext:value-type="currency">
            <text:p>$194.29</text:p>
          </table:table-cell>
          <table:table-cell table:formula="of:=[.E$10]+[.$C174]*[.E$13]" office:value-type="currency" office:currency="CAD" office:value="223.6385" calcext:value-type="currency">
            <text:p>$223.64</text:p>
          </table:table-cell>
          <table:table-cell table:formula="of:=[.F$10]+[.$C174]*[.F$13]" office:value-type="currency" office:currency="CAD" office:value="345" calcext:value-type="currency">
            <text:p>$345.00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[.D$10]+[.$C175]*[.D$13]" office:value-type="currency" office:currency="CAD" office:value="195.546" calcext:value-type="currency">
            <text:p>$195.55</text:p>
          </table:table-cell>
          <table:table-cell table:formula="of:=[.E$10]+[.$C175]*[.E$13]" office:value-type="currency" office:currency="CAD" office:value="223.9685" calcext:value-type="currency">
            <text:p>$223.97</text:p>
          </table:table-cell>
          <table:table-cell table:formula="of:=[.F$10]+[.$C175]*[.F$13]" office:value-type="currency" office:currency="CAD" office:value="345.05" calcext:value-type="currency">
            <text:p>$345.05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[.D$10]+[.$C176]*[.D$13]" office:value-type="currency" office:currency="CAD" office:value="196.7995" calcext:value-type="currency">
            <text:p>$196.80</text:p>
          </table:table-cell>
          <table:table-cell table:formula="of:=[.E$10]+[.$C176]*[.E$13]" office:value-type="currency" office:currency="CAD" office:value="224.2985" calcext:value-type="currency">
            <text:p>$224.30</text:p>
          </table:table-cell>
          <table:table-cell table:formula="of:=[.F$10]+[.$C176]*[.F$13]" office:value-type="currency" office:currency="CAD" office:value="345.1" calcext:value-type="currency">
            <text:p>$345.10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[.D$10]+[.$C177]*[.D$13]" office:value-type="currency" office:currency="CAD" office:value="198.053" calcext:value-type="currency">
            <text:p>$198.05</text:p>
          </table:table-cell>
          <table:table-cell table:formula="of:=[.E$10]+[.$C177]*[.E$13]" office:value-type="currency" office:currency="CAD" office:value="224.6285" calcext:value-type="currency">
            <text:p>$224.63</text:p>
          </table:table-cell>
          <table:table-cell table:formula="of:=[.F$10]+[.$C177]*[.F$13]" office:value-type="currency" office:currency="CAD" office:value="345.15" calcext:value-type="currency">
            <text:p>$345.15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[.D$10]+[.$C178]*[.D$13]" office:value-type="currency" office:currency="CAD" office:value="199.3065" calcext:value-type="currency">
            <text:p>$199.31</text:p>
          </table:table-cell>
          <table:table-cell table:formula="of:=[.E$10]+[.$C178]*[.E$13]" office:value-type="currency" office:currency="CAD" office:value="224.9585" calcext:value-type="currency">
            <text:p>$224.96</text:p>
          </table:table-cell>
          <table:table-cell table:formula="of:=[.F$10]+[.$C178]*[.F$13]" office:value-type="currency" office:currency="CAD" office:value="345.2" calcext:value-type="currency">
            <text:p>$345.20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[.D$10]+[.$C179]*[.D$13]" office:value-type="currency" office:currency="CAD" office:value="200.56" calcext:value-type="currency">
            <text:p>$200.56</text:p>
          </table:table-cell>
          <table:table-cell table:formula="of:=[.E$10]+[.$C179]*[.E$13]" office:value-type="currency" office:currency="CAD" office:value="225.2885" calcext:value-type="currency">
            <text:p>$225.29</text:p>
          </table:table-cell>
          <table:table-cell table:formula="of:=[.F$10]+[.$C179]*[.F$13]" office:value-type="currency" office:currency="CAD" office:value="345.25" calcext:value-type="currency">
            <text:p>$345.25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[.D$10]+[.$C180]*[.D$13]" office:value-type="currency" office:currency="CAD" office:value="201.8135" calcext:value-type="currency">
            <text:p>$201.81</text:p>
          </table:table-cell>
          <table:table-cell table:formula="of:=[.E$10]+[.$C180]*[.E$13]" office:value-type="currency" office:currency="CAD" office:value="225.6185" calcext:value-type="currency">
            <text:p>$225.62</text:p>
          </table:table-cell>
          <table:table-cell table:formula="of:=[.F$10]+[.$C180]*[.F$13]" office:value-type="currency" office:currency="CAD" office:value="345.3" calcext:value-type="currency">
            <text:p>$345.30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[.D$10]+[.$C181]*[.D$13]" office:value-type="currency" office:currency="CAD" office:value="203.067" calcext:value-type="currency">
            <text:p>$203.07</text:p>
          </table:table-cell>
          <table:table-cell table:formula="of:=[.E$10]+[.$C181]*[.E$13]" office:value-type="currency" office:currency="CAD" office:value="225.9485" calcext:value-type="currency">
            <text:p>$225.95</text:p>
          </table:table-cell>
          <table:table-cell table:formula="of:=[.F$10]+[.$C181]*[.F$13]" office:value-type="currency" office:currency="CAD" office:value="345.35" calcext:value-type="currency">
            <text:p>$345.35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[.D$10]+[.$C182]*[.D$13]" office:value-type="currency" office:currency="CAD" office:value="204.3205" calcext:value-type="currency">
            <text:p>$204.32</text:p>
          </table:table-cell>
          <table:table-cell table:formula="of:=[.E$10]+[.$C182]*[.E$13]" office:value-type="currency" office:currency="CAD" office:value="226.2785" calcext:value-type="currency">
            <text:p>$226.28</text:p>
          </table:table-cell>
          <table:table-cell table:formula="of:=[.F$10]+[.$C182]*[.F$13]" office:value-type="currency" office:currency="CAD" office:value="345.4" calcext:value-type="currency">
            <text:p>$345.40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[.D$10]+[.$C183]*[.D$13]" office:value-type="currency" office:currency="CAD" office:value="205.574" calcext:value-type="currency">
            <text:p>$205.57</text:p>
          </table:table-cell>
          <table:table-cell table:formula="of:=[.E$10]+[.$C183]*[.E$13]" office:value-type="currency" office:currency="CAD" office:value="226.6085" calcext:value-type="currency">
            <text:p>$226.61</text:p>
          </table:table-cell>
          <table:table-cell table:formula="of:=[.F$10]+[.$C183]*[.F$13]" office:value-type="currency" office:currency="CAD" office:value="345.45" calcext:value-type="currency">
            <text:p>$345.45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[.D$10]+[.$C184]*[.D$13]" office:value-type="currency" office:currency="CAD" office:value="206.8275" calcext:value-type="currency">
            <text:p>$206.83</text:p>
          </table:table-cell>
          <table:table-cell table:formula="of:=[.E$10]+[.$C184]*[.E$13]" office:value-type="currency" office:currency="CAD" office:value="226.9385" calcext:value-type="currency">
            <text:p>$226.94</text:p>
          </table:table-cell>
          <table:table-cell table:formula="of:=[.F$10]+[.$C184]*[.F$13]" office:value-type="currency" office:currency="CAD" office:value="345.5" calcext:value-type="currency">
            <text:p>$345.50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[.D$10]+[.$C185]*[.D$13]" office:value-type="currency" office:currency="CAD" office:value="208.081" calcext:value-type="currency">
            <text:p>$208.08</text:p>
          </table:table-cell>
          <table:table-cell table:formula="of:=[.E$10]+[.$C185]*[.E$13]" office:value-type="currency" office:currency="CAD" office:value="227.2685" calcext:value-type="currency">
            <text:p>$227.27</text:p>
          </table:table-cell>
          <table:table-cell table:formula="of:=[.F$10]+[.$C185]*[.F$13]" office:value-type="currency" office:currency="CAD" office:value="345.55" calcext:value-type="currency">
            <text:p>$345.55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[.D$10]+[.$C186]*[.D$13]" office:value-type="currency" office:currency="CAD" office:value="209.3345" calcext:value-type="currency">
            <text:p>$209.33</text:p>
          </table:table-cell>
          <table:table-cell table:formula="of:=[.E$10]+[.$C186]*[.E$13]" office:value-type="currency" office:currency="CAD" office:value="227.5985" calcext:value-type="currency">
            <text:p>$227.60</text:p>
          </table:table-cell>
          <table:table-cell table:formula="of:=[.F$10]+[.$C186]*[.F$13]" office:value-type="currency" office:currency="CAD" office:value="345.6" calcext:value-type="currency">
            <text:p>$345.60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[.D$10]+[.$C187]*[.D$13]" office:value-type="currency" office:currency="CAD" office:value="210.588" calcext:value-type="currency">
            <text:p>$210.59</text:p>
          </table:table-cell>
          <table:table-cell table:formula="of:=[.E$10]+[.$C187]*[.E$13]" office:value-type="currency" office:currency="CAD" office:value="227.9285" calcext:value-type="currency">
            <text:p>$227.93</text:p>
          </table:table-cell>
          <table:table-cell table:formula="of:=[.F$10]+[.$C187]*[.F$13]" office:value-type="currency" office:currency="CAD" office:value="345.65" calcext:value-type="currency">
            <text:p>$345.65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[.D$10]+[.$C188]*[.D$13]" office:value-type="currency" office:currency="CAD" office:value="211.8415" calcext:value-type="currency">
            <text:p>$211.84</text:p>
          </table:table-cell>
          <table:table-cell table:formula="of:=[.E$10]+[.$C188]*[.E$13]" office:value-type="currency" office:currency="CAD" office:value="228.2585" calcext:value-type="currency">
            <text:p>$228.26</text:p>
          </table:table-cell>
          <table:table-cell table:formula="of:=[.F$10]+[.$C188]*[.F$13]" office:value-type="currency" office:currency="CAD" office:value="345.7" calcext:value-type="currency">
            <text:p>$345.70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[.D$10]+[.$C189]*[.D$13]" office:value-type="currency" office:currency="CAD" office:value="213.095" calcext:value-type="currency">
            <text:p>$213.10</text:p>
          </table:table-cell>
          <table:table-cell table:formula="of:=[.E$10]+[.$C189]*[.E$13]" office:value-type="currency" office:currency="CAD" office:value="228.5885" calcext:value-type="currency">
            <text:p>$228.59</text:p>
          </table:table-cell>
          <table:table-cell table:formula="of:=[.F$10]+[.$C189]*[.F$13]" office:value-type="currency" office:currency="CAD" office:value="345.75" calcext:value-type="currency">
            <text:p>$345.75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[.D$10]+[.$C190]*[.D$13]" office:value-type="currency" office:currency="CAD" office:value="214.3485" calcext:value-type="currency">
            <text:p>$214.35</text:p>
          </table:table-cell>
          <table:table-cell table:formula="of:=[.E$10]+[.$C190]*[.E$13]" office:value-type="currency" office:currency="CAD" office:value="228.9185" calcext:value-type="currency">
            <text:p>$228.92</text:p>
          </table:table-cell>
          <table:table-cell table:formula="of:=[.F$10]+[.$C190]*[.F$13]" office:value-type="currency" office:currency="CAD" office:value="345.8" calcext:value-type="currency">
            <text:p>$345.80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[.D$10]+[.$C191]*[.D$13]" office:value-type="currency" office:currency="CAD" office:value="215.602" calcext:value-type="currency">
            <text:p>$215.60</text:p>
          </table:table-cell>
          <table:table-cell table:formula="of:=[.E$10]+[.$C191]*[.E$13]" office:value-type="currency" office:currency="CAD" office:value="229.2485" calcext:value-type="currency">
            <text:p>$229.25</text:p>
          </table:table-cell>
          <table:table-cell table:formula="of:=[.F$10]+[.$C191]*[.F$13]" office:value-type="currency" office:currency="CAD" office:value="345.85" calcext:value-type="currency">
            <text:p>$345.85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[.D$10]+[.$C192]*[.D$13]" office:value-type="currency" office:currency="CAD" office:value="216.8555" calcext:value-type="currency">
            <text:p>$216.86</text:p>
          </table:table-cell>
          <table:table-cell table:formula="of:=[.E$10]+[.$C192]*[.E$13]" office:value-type="currency" office:currency="CAD" office:value="229.5785" calcext:value-type="currency">
            <text:p>$229.58</text:p>
          </table:table-cell>
          <table:table-cell table:formula="of:=[.F$10]+[.$C192]*[.F$13]" office:value-type="currency" office:currency="CAD" office:value="345.9" calcext:value-type="currency">
            <text:p>$345.90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[.D$10]+[.$C193]*[.D$13]" office:value-type="currency" office:currency="CAD" office:value="218.109" calcext:value-type="currency">
            <text:p>$218.11</text:p>
          </table:table-cell>
          <table:table-cell table:formula="of:=[.E$10]+[.$C193]*[.E$13]" office:value-type="currency" office:currency="CAD" office:value="229.9085" calcext:value-type="currency">
            <text:p>$229.91</text:p>
          </table:table-cell>
          <table:table-cell table:formula="of:=[.F$10]+[.$C193]*[.F$13]" office:value-type="currency" office:currency="CAD" office:value="345.95" calcext:value-type="currency">
            <text:p>$345.95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[.D$10]+[.$C194]*[.D$13]" office:value-type="currency" office:currency="CAD" office:value="219.3625" calcext:value-type="currency">
            <text:p>$219.36</text:p>
          </table:table-cell>
          <table:table-cell table:formula="of:=[.E$10]+[.$C194]*[.E$13]" office:value-type="currency" office:currency="CAD" office:value="230.2385" calcext:value-type="currency">
            <text:p>$230.24</text:p>
          </table:table-cell>
          <table:table-cell table:formula="of:=[.F$10]+[.$C194]*[.F$13]" office:value-type="currency" office:currency="CAD" office:value="346" calcext:value-type="currency">
            <text:p>$346.00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[.D$10]+[.$C195]*[.D$13]" office:value-type="currency" office:currency="CAD" office:value="220.616" calcext:value-type="currency">
            <text:p>$220.62</text:p>
          </table:table-cell>
          <table:table-cell table:formula="of:=[.E$10]+[.$C195]*[.E$13]" office:value-type="currency" office:currency="CAD" office:value="230.5685" calcext:value-type="currency">
            <text:p>$230.57</text:p>
          </table:table-cell>
          <table:table-cell table:formula="of:=[.F$10]+[.$C195]*[.F$13]" office:value-type="currency" office:currency="CAD" office:value="346.05" calcext:value-type="currency">
            <text:p>$346.05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[.D$10]+[.$C196]*[.D$13]" office:value-type="currency" office:currency="CAD" office:value="221.8695" calcext:value-type="currency">
            <text:p>$221.87</text:p>
          </table:table-cell>
          <table:table-cell table:formula="of:=[.E$10]+[.$C196]*[.E$13]" office:value-type="currency" office:currency="CAD" office:value="230.8985" calcext:value-type="currency">
            <text:p>$230.90</text:p>
          </table:table-cell>
          <table:table-cell table:formula="of:=[.F$10]+[.$C196]*[.F$13]" office:value-type="currency" office:currency="CAD" office:value="346.1" calcext:value-type="currency">
            <text:p>$346.10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[.D$10]+[.$C197]*[.D$13]" office:value-type="currency" office:currency="CAD" office:value="223.123" calcext:value-type="currency">
            <text:p>$223.12</text:p>
          </table:table-cell>
          <table:table-cell table:formula="of:=[.E$10]+[.$C197]*[.E$13]" office:value-type="currency" office:currency="CAD" office:value="231.2285" calcext:value-type="currency">
            <text:p>$231.23</text:p>
          </table:table-cell>
          <table:table-cell table:formula="of:=[.F$10]+[.$C197]*[.F$13]" office:value-type="currency" office:currency="CAD" office:value="346.15" calcext:value-type="currency">
            <text:p>$346.15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[.D$10]+[.$C198]*[.D$13]" office:value-type="currency" office:currency="CAD" office:value="224.3765" calcext:value-type="currency">
            <text:p>$224.38</text:p>
          </table:table-cell>
          <table:table-cell table:formula="of:=[.E$10]+[.$C198]*[.E$13]" office:value-type="currency" office:currency="CAD" office:value="231.5585" calcext:value-type="currency">
            <text:p>$231.56</text:p>
          </table:table-cell>
          <table:table-cell table:formula="of:=[.F$10]+[.$C198]*[.F$13]" office:value-type="currency" office:currency="CAD" office:value="346.2" calcext:value-type="currency">
            <text:p>$346.20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[.D$10]+[.$C199]*[.D$13]" office:value-type="currency" office:currency="CAD" office:value="225.63" calcext:value-type="currency">
            <text:p>$225.63</text:p>
          </table:table-cell>
          <table:table-cell table:formula="of:=[.E$10]+[.$C199]*[.E$13]" office:value-type="currency" office:currency="CAD" office:value="231.8885" calcext:value-type="currency">
            <text:p>$231.89</text:p>
          </table:table-cell>
          <table:table-cell table:formula="of:=[.F$10]+[.$C199]*[.F$13]" office:value-type="currency" office:currency="CAD" office:value="346.25" calcext:value-type="currency">
            <text:p>$346.25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[.D$10]+[.$C200]*[.D$13]" office:value-type="currency" office:currency="CAD" office:value="226.8835" calcext:value-type="currency">
            <text:p>$226.88</text:p>
          </table:table-cell>
          <table:table-cell table:formula="of:=[.E$10]+[.$C200]*[.E$13]" office:value-type="currency" office:currency="CAD" office:value="232.2185" calcext:value-type="currency">
            <text:p>$232.22</text:p>
          </table:table-cell>
          <table:table-cell table:formula="of:=[.F$10]+[.$C200]*[.F$13]" office:value-type="currency" office:currency="CAD" office:value="346.3" calcext:value-type="currency">
            <text:p>$346.30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[.D$10]+[.$C201]*[.D$13]" office:value-type="currency" office:currency="CAD" office:value="228.137" calcext:value-type="currency">
            <text:p>$228.14</text:p>
          </table:table-cell>
          <table:table-cell table:formula="of:=[.E$10]+[.$C201]*[.E$13]" office:value-type="currency" office:currency="CAD" office:value="232.5485" calcext:value-type="currency">
            <text:p>$232.55</text:p>
          </table:table-cell>
          <table:table-cell table:formula="of:=[.F$10]+[.$C201]*[.F$13]" office:value-type="currency" office:currency="CAD" office:value="346.35" calcext:value-type="currency">
            <text:p>$346.35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[.D$10]+[.$C202]*[.D$13]" office:value-type="currency" office:currency="CAD" office:value="229.3905" calcext:value-type="currency">
            <text:p>$229.39</text:p>
          </table:table-cell>
          <table:table-cell table:formula="of:=[.E$10]+[.$C202]*[.E$13]" office:value-type="currency" office:currency="CAD" office:value="232.8785" calcext:value-type="currency">
            <text:p>$232.88</text:p>
          </table:table-cell>
          <table:table-cell table:formula="of:=[.F$10]+[.$C202]*[.F$13]" office:value-type="currency" office:currency="CAD" office:value="346.4" calcext:value-type="currency">
            <text:p>$346.40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[.D$10]+[.$C203]*[.D$13]" office:value-type="currency" office:currency="CAD" office:value="230.644" calcext:value-type="currency">
            <text:p>$230.64</text:p>
          </table:table-cell>
          <table:table-cell table:formula="of:=[.E$10]+[.$C203]*[.E$13]" office:value-type="currency" office:currency="CAD" office:value="233.2085" calcext:value-type="currency">
            <text:p>$233.21</text:p>
          </table:table-cell>
          <table:table-cell table:formula="of:=[.F$10]+[.$C203]*[.F$13]" office:value-type="currency" office:currency="CAD" office:value="346.45" calcext:value-type="currency">
            <text:p>$346.45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[.D$10]+[.$C204]*[.D$13]" office:value-type="currency" office:currency="CAD" office:value="231.8975" calcext:value-type="currency">
            <text:p>$231.90</text:p>
          </table:table-cell>
          <table:table-cell table:formula="of:=[.E$10]+[.$C204]*[.E$13]" office:value-type="currency" office:currency="CAD" office:value="233.5385" calcext:value-type="currency">
            <text:p>$233.54</text:p>
          </table:table-cell>
          <table:table-cell table:formula="of:=[.F$10]+[.$C204]*[.F$13]" office:value-type="currency" office:currency="CAD" office:value="346.5" calcext:value-type="currency">
            <text:p>$346.50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[.D$10]+[.$C205]*[.D$13]" office:value-type="currency" office:currency="CAD" office:value="233.151" calcext:value-type="currency">
            <text:p>$233.15</text:p>
          </table:table-cell>
          <table:table-cell table:formula="of:=[.E$10]+[.$C205]*[.E$13]" office:value-type="currency" office:currency="CAD" office:value="233.8685" calcext:value-type="currency">
            <text:p>$233.87</text:p>
          </table:table-cell>
          <table:table-cell table:formula="of:=[.F$10]+[.$C205]*[.F$13]" office:value-type="currency" office:currency="CAD" office:value="346.55" calcext:value-type="currency">
            <text:p>$346.55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[.D$10]+[.$C206]*[.D$13]" office:value-type="currency" office:currency="CAD" office:value="234.4045" calcext:value-type="currency">
            <text:p>$234.40</text:p>
          </table:table-cell>
          <table:table-cell table:formula="of:=[.E$10]+[.$C206]*[.E$13]" office:value-type="currency" office:currency="CAD" office:value="234.1985" calcext:value-type="currency">
            <text:p>$234.20</text:p>
          </table:table-cell>
          <table:table-cell table:formula="of:=[.F$10]+[.$C206]*[.F$13]" office:value-type="currency" office:currency="CAD" office:value="346.6" calcext:value-type="currency">
            <text:p>$346.60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[.D$10]+[.$C207]*[.D$13]" office:value-type="currency" office:currency="CAD" office:value="235.658" calcext:value-type="currency">
            <text:p>$235.66</text:p>
          </table:table-cell>
          <table:table-cell table:formula="of:=[.E$10]+[.$C207]*[.E$13]" office:value-type="currency" office:currency="CAD" office:value="234.5285" calcext:value-type="currency">
            <text:p>$234.53</text:p>
          </table:table-cell>
          <table:table-cell table:formula="of:=[.F$10]+[.$C207]*[.F$13]" office:value-type="currency" office:currency="CAD" office:value="346.65" calcext:value-type="currency">
            <text:p>$346.65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[.D$10]+[.$C208]*[.D$13]" office:value-type="currency" office:currency="CAD" office:value="236.9115" calcext:value-type="currency">
            <text:p>$236.91</text:p>
          </table:table-cell>
          <table:table-cell table:formula="of:=[.E$10]+[.$C208]*[.E$13]" office:value-type="currency" office:currency="CAD" office:value="234.8585" calcext:value-type="currency">
            <text:p>$234.86</text:p>
          </table:table-cell>
          <table:table-cell table:formula="of:=[.F$10]+[.$C208]*[.F$13]" office:value-type="currency" office:currency="CAD" office:value="346.7" calcext:value-type="currency">
            <text:p>$346.70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[.D$10]+[.$C209]*[.D$13]" office:value-type="currency" office:currency="CAD" office:value="238.165" calcext:value-type="currency">
            <text:p>$238.17</text:p>
          </table:table-cell>
          <table:table-cell table:formula="of:=[.E$10]+[.$C209]*[.E$13]" office:value-type="currency" office:currency="CAD" office:value="235.1885" calcext:value-type="currency">
            <text:p>$235.19</text:p>
          </table:table-cell>
          <table:table-cell table:formula="of:=[.F$10]+[.$C209]*[.F$13]" office:value-type="currency" office:currency="CAD" office:value="346.75" calcext:value-type="currency">
            <text:p>$346.75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[.D$10]+[.$C210]*[.D$13]" office:value-type="currency" office:currency="CAD" office:value="239.4185" calcext:value-type="currency">
            <text:p>$239.42</text:p>
          </table:table-cell>
          <table:table-cell table:formula="of:=[.E$10]+[.$C210]*[.E$13]" office:value-type="currency" office:currency="CAD" office:value="235.5185" calcext:value-type="currency">
            <text:p>$235.52</text:p>
          </table:table-cell>
          <table:table-cell table:formula="of:=[.F$10]+[.$C210]*[.F$13]" office:value-type="currency" office:currency="CAD" office:value="346.8" calcext:value-type="currency">
            <text:p>$346.80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[.D$10]+[.$C211]*[.D$13]" office:value-type="currency" office:currency="CAD" office:value="240.672" calcext:value-type="currency">
            <text:p>$240.67</text:p>
          </table:table-cell>
          <table:table-cell table:formula="of:=[.E$10]+[.$C211]*[.E$13]" office:value-type="currency" office:currency="CAD" office:value="235.8485" calcext:value-type="currency">
            <text:p>$235.85</text:p>
          </table:table-cell>
          <table:table-cell table:formula="of:=[.F$10]+[.$C211]*[.F$13]" office:value-type="currency" office:currency="CAD" office:value="346.85" calcext:value-type="currency">
            <text:p>$346.85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[.D$10]+[.$C212]*[.D$13]" office:value-type="currency" office:currency="CAD" office:value="241.9255" calcext:value-type="currency">
            <text:p>$241.93</text:p>
          </table:table-cell>
          <table:table-cell table:formula="of:=[.E$10]+[.$C212]*[.E$13]" office:value-type="currency" office:currency="CAD" office:value="236.1785" calcext:value-type="currency">
            <text:p>$236.18</text:p>
          </table:table-cell>
          <table:table-cell table:formula="of:=[.F$10]+[.$C212]*[.F$13]" office:value-type="currency" office:currency="CAD" office:value="346.9" calcext:value-type="currency">
            <text:p>$346.90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[.D$10]+[.$C213]*[.D$13]" office:value-type="currency" office:currency="CAD" office:value="243.179" calcext:value-type="currency">
            <text:p>$243.18</text:p>
          </table:table-cell>
          <table:table-cell table:formula="of:=[.E$10]+[.$C213]*[.E$13]" office:value-type="currency" office:currency="CAD" office:value="236.5085" calcext:value-type="currency">
            <text:p>$236.51</text:p>
          </table:table-cell>
          <table:table-cell table:formula="of:=[.F$10]+[.$C213]*[.F$13]" office:value-type="currency" office:currency="CAD" office:value="346.95" calcext:value-type="currency">
            <text:p>$346.95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[.D$10]+[.$C214]*[.D$13]" office:value-type="currency" office:currency="CAD" office:value="244.4325" calcext:value-type="currency">
            <text:p>$244.43</text:p>
          </table:table-cell>
          <table:table-cell table:formula="of:=[.E$10]+[.$C214]*[.E$13]" office:value-type="currency" office:currency="CAD" office:value="236.8385" calcext:value-type="currency">
            <text:p>$236.84</text:p>
          </table:table-cell>
          <table:table-cell table:formula="of:=[.F$10]+[.$C214]*[.F$13]" office:value-type="currency" office:currency="CAD" office:value="347" calcext:value-type="currency">
            <text:p>$347.00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[.D$10]+[.$C215]*[.D$13]" office:value-type="currency" office:currency="CAD" office:value="245.686" calcext:value-type="currency">
            <text:p>$245.69</text:p>
          </table:table-cell>
          <table:table-cell table:formula="of:=[.E$10]+[.$C215]*[.E$13]" office:value-type="currency" office:currency="CAD" office:value="237.1685" calcext:value-type="currency">
            <text:p>$237.17</text:p>
          </table:table-cell>
          <table:table-cell table:formula="of:=[.F$10]+[.$C215]*[.F$13]" office:value-type="currency" office:currency="CAD" office:value="347.05" calcext:value-type="currency">
            <text:p>$347.05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[.D$10]+[.$C216]*[.D$13]" office:value-type="currency" office:currency="CAD" office:value="246.9395" calcext:value-type="currency">
            <text:p>$246.94</text:p>
          </table:table-cell>
          <table:table-cell table:formula="of:=[.E$10]+[.$C216]*[.E$13]" office:value-type="currency" office:currency="CAD" office:value="237.4985" calcext:value-type="currency">
            <text:p>$237.50</text:p>
          </table:table-cell>
          <table:table-cell table:formula="of:=[.F$10]+[.$C216]*[.F$13]" office:value-type="currency" office:currency="CAD" office:value="347.1" calcext:value-type="currency">
            <text:p>$347.10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[.D$10]+[.$C217]*[.D$13]" office:value-type="currency" office:currency="CAD" office:value="248.193" calcext:value-type="currency">
            <text:p>$248.19</text:p>
          </table:table-cell>
          <table:table-cell table:formula="of:=[.E$10]+[.$C217]*[.E$13]" office:value-type="currency" office:currency="CAD" office:value="237.8285" calcext:value-type="currency">
            <text:p>$237.83</text:p>
          </table:table-cell>
          <table:table-cell table:formula="of:=[.F$10]+[.$C217]*[.F$13]" office:value-type="currency" office:currency="CAD" office:value="347.15" calcext:value-type="currency">
            <text:p>$347.15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[.D$10]+[.$C218]*[.D$13]" office:value-type="currency" office:currency="CAD" office:value="249.4465" calcext:value-type="currency">
            <text:p>$249.45</text:p>
          </table:table-cell>
          <table:table-cell table:formula="of:=[.E$10]+[.$C218]*[.E$13]" office:value-type="currency" office:currency="CAD" office:value="238.1585" calcext:value-type="currency">
            <text:p>$238.16</text:p>
          </table:table-cell>
          <table:table-cell table:formula="of:=[.F$10]+[.$C218]*[.F$13]" office:value-type="currency" office:currency="CAD" office:value="347.2" calcext:value-type="currency">
            <text:p>$347.2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D$10]+[.$C219]*[.D$13]" office:value-type="currency" office:currency="CAD" office:value="250.7" calcext:value-type="currency">
            <text:p>$250.70</text:p>
          </table:table-cell>
          <table:table-cell table:formula="of:=[.E$10]+[.$C219]*[.E$13]" office:value-type="currency" office:currency="CAD" office:value="238.4885" calcext:value-type="currency">
            <text:p>$238.49</text:p>
          </table:table-cell>
          <table:table-cell table:formula="of:=[.F$10]+[.$C219]*[.F$13]" office:value-type="currency" office:currency="CAD" office:value="347.25" calcext:value-type="currency">
            <text:p>$347.25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[.D$10]+[.$C220]*[.D$13]" office:value-type="currency" office:currency="CAD" office:value="251.9535" calcext:value-type="currency">
            <text:p>$251.95</text:p>
          </table:table-cell>
          <table:table-cell table:formula="of:=[.E$10]+[.$C220]*[.E$13]" office:value-type="currency" office:currency="CAD" office:value="238.8185" calcext:value-type="currency">
            <text:p>$238.82</text:p>
          </table:table-cell>
          <table:table-cell table:formula="of:=[.F$10]+[.$C220]*[.F$13]" office:value-type="currency" office:currency="CAD" office:value="347.3" calcext:value-type="currency">
            <text:p>$347.30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[.D$10]+[.$C221]*[.D$13]" office:value-type="currency" office:currency="CAD" office:value="253.207" calcext:value-type="currency">
            <text:p>$253.21</text:p>
          </table:table-cell>
          <table:table-cell table:formula="of:=[.E$10]+[.$C221]*[.E$13]" office:value-type="currency" office:currency="CAD" office:value="239.1485" calcext:value-type="currency">
            <text:p>$239.15</text:p>
          </table:table-cell>
          <table:table-cell table:formula="of:=[.F$10]+[.$C221]*[.F$13]" office:value-type="currency" office:currency="CAD" office:value="347.35" calcext:value-type="currency">
            <text:p>$347.35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[.D$10]+[.$C222]*[.D$13]" office:value-type="currency" office:currency="CAD" office:value="254.4605" calcext:value-type="currency">
            <text:p>$254.46</text:p>
          </table:table-cell>
          <table:table-cell table:formula="of:=[.E$10]+[.$C222]*[.E$13]" office:value-type="currency" office:currency="CAD" office:value="239.4785" calcext:value-type="currency">
            <text:p>$239.48</text:p>
          </table:table-cell>
          <table:table-cell table:formula="of:=[.F$10]+[.$C222]*[.F$13]" office:value-type="currency" office:currency="CAD" office:value="347.4" calcext:value-type="currency">
            <text:p>$347.40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[.D$10]+[.$C223]*[.D$13]" office:value-type="currency" office:currency="CAD" office:value="255.714" calcext:value-type="currency">
            <text:p>$255.71</text:p>
          </table:table-cell>
          <table:table-cell table:formula="of:=[.E$10]+[.$C223]*[.E$13]" office:value-type="currency" office:currency="CAD" office:value="239.8085" calcext:value-type="currency">
            <text:p>$239.81</text:p>
          </table:table-cell>
          <table:table-cell table:formula="of:=[.F$10]+[.$C223]*[.F$13]" office:value-type="currency" office:currency="CAD" office:value="347.45" calcext:value-type="currency">
            <text:p>$347.45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[.D$10]+[.$C224]*[.D$13]" office:value-type="currency" office:currency="CAD" office:value="256.9675" calcext:value-type="currency">
            <text:p>$256.97</text:p>
          </table:table-cell>
          <table:table-cell table:formula="of:=[.E$10]+[.$C224]*[.E$13]" office:value-type="currency" office:currency="CAD" office:value="240.1385" calcext:value-type="currency">
            <text:p>$240.14</text:p>
          </table:table-cell>
          <table:table-cell table:formula="of:=[.F$10]+[.$C224]*[.F$13]" office:value-type="currency" office:currency="CAD" office:value="347.5" calcext:value-type="currency">
            <text:p>$347.50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[.D$10]+[.$C225]*[.D$13]" office:value-type="currency" office:currency="CAD" office:value="258.221" calcext:value-type="currency">
            <text:p>$258.22</text:p>
          </table:table-cell>
          <table:table-cell table:formula="of:=[.E$10]+[.$C225]*[.E$13]" office:value-type="currency" office:currency="CAD" office:value="240.4685" calcext:value-type="currency">
            <text:p>$240.47</text:p>
          </table:table-cell>
          <table:table-cell table:formula="of:=[.F$10]+[.$C225]*[.F$13]" office:value-type="currency" office:currency="CAD" office:value="347.55" calcext:value-type="currency">
            <text:p>$347.55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[.D$10]+[.$C226]*[.D$13]" office:value-type="currency" office:currency="CAD" office:value="259.4745" calcext:value-type="currency">
            <text:p>$259.47</text:p>
          </table:table-cell>
          <table:table-cell table:formula="of:=[.E$10]+[.$C226]*[.E$13]" office:value-type="currency" office:currency="CAD" office:value="240.7985" calcext:value-type="currency">
            <text:p>$240.80</text:p>
          </table:table-cell>
          <table:table-cell table:formula="of:=[.F$10]+[.$C226]*[.F$13]" office:value-type="currency" office:currency="CAD" office:value="347.6" calcext:value-type="currency">
            <text:p>$347.60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[.D$10]+[.$C227]*[.D$13]" office:value-type="currency" office:currency="CAD" office:value="260.728" calcext:value-type="currency">
            <text:p>$260.73</text:p>
          </table:table-cell>
          <table:table-cell table:formula="of:=[.E$10]+[.$C227]*[.E$13]" office:value-type="currency" office:currency="CAD" office:value="241.1285" calcext:value-type="currency">
            <text:p>$241.13</text:p>
          </table:table-cell>
          <table:table-cell table:formula="of:=[.F$10]+[.$C227]*[.F$13]" office:value-type="currency" office:currency="CAD" office:value="347.65" calcext:value-type="currency">
            <text:p>$347.65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[.D$10]+[.$C228]*[.D$13]" office:value-type="currency" office:currency="CAD" office:value="261.9815" calcext:value-type="currency">
            <text:p>$261.98</text:p>
          </table:table-cell>
          <table:table-cell table:formula="of:=[.E$10]+[.$C228]*[.E$13]" office:value-type="currency" office:currency="CAD" office:value="241.4585" calcext:value-type="currency">
            <text:p>$241.46</text:p>
          </table:table-cell>
          <table:table-cell table:formula="of:=[.F$10]+[.$C228]*[.F$13]" office:value-type="currency" office:currency="CAD" office:value="347.7" calcext:value-type="currency">
            <text:p>$347.70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[.D$10]+[.$C229]*[.D$13]" office:value-type="currency" office:currency="CAD" office:value="263.235" calcext:value-type="currency">
            <text:p>$263.24</text:p>
          </table:table-cell>
          <table:table-cell table:formula="of:=[.E$10]+[.$C229]*[.E$13]" office:value-type="currency" office:currency="CAD" office:value="241.7885" calcext:value-type="currency">
            <text:p>$241.79</text:p>
          </table:table-cell>
          <table:table-cell table:formula="of:=[.F$10]+[.$C229]*[.F$13]" office:value-type="currency" office:currency="CAD" office:value="347.75" calcext:value-type="currency">
            <text:p>$347.75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[.D$10]+[.$C230]*[.D$13]" office:value-type="currency" office:currency="CAD" office:value="264.4885" calcext:value-type="currency">
            <text:p>$264.49</text:p>
          </table:table-cell>
          <table:table-cell table:formula="of:=[.E$10]+[.$C230]*[.E$13]" office:value-type="currency" office:currency="CAD" office:value="242.1185" calcext:value-type="currency">
            <text:p>$242.12</text:p>
          </table:table-cell>
          <table:table-cell table:formula="of:=[.F$10]+[.$C230]*[.F$13]" office:value-type="currency" office:currency="CAD" office:value="347.8" calcext:value-type="currency">
            <text:p>$347.80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[.D$10]+[.$C231]*[.D$13]" office:value-type="currency" office:currency="CAD" office:value="265.742" calcext:value-type="currency">
            <text:p>$265.74</text:p>
          </table:table-cell>
          <table:table-cell table:formula="of:=[.E$10]+[.$C231]*[.E$13]" office:value-type="currency" office:currency="CAD" office:value="242.4485" calcext:value-type="currency">
            <text:p>$242.45</text:p>
          </table:table-cell>
          <table:table-cell table:formula="of:=[.F$10]+[.$C231]*[.F$13]" office:value-type="currency" office:currency="CAD" office:value="347.85" calcext:value-type="currency">
            <text:p>$347.85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[.D$10]+[.$C232]*[.D$13]" office:value-type="currency" office:currency="CAD" office:value="266.9955" calcext:value-type="currency">
            <text:p>$267.00</text:p>
          </table:table-cell>
          <table:table-cell table:formula="of:=[.E$10]+[.$C232]*[.E$13]" office:value-type="currency" office:currency="CAD" office:value="242.7785" calcext:value-type="currency">
            <text:p>$242.78</text:p>
          </table:table-cell>
          <table:table-cell table:formula="of:=[.F$10]+[.$C232]*[.F$13]" office:value-type="currency" office:currency="CAD" office:value="347.9" calcext:value-type="currency">
            <text:p>$347.90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[.D$10]+[.$C233]*[.D$13]" office:value-type="currency" office:currency="CAD" office:value="268.249" calcext:value-type="currency">
            <text:p>$268.25</text:p>
          </table:table-cell>
          <table:table-cell table:formula="of:=[.E$10]+[.$C233]*[.E$13]" office:value-type="currency" office:currency="CAD" office:value="243.1085" calcext:value-type="currency">
            <text:p>$243.11</text:p>
          </table:table-cell>
          <table:table-cell table:formula="of:=[.F$10]+[.$C233]*[.F$13]" office:value-type="currency" office:currency="CAD" office:value="347.95" calcext:value-type="currency">
            <text:p>$347.95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[.D$10]+[.$C234]*[.D$13]" office:value-type="currency" office:currency="CAD" office:value="269.5025" calcext:value-type="currency">
            <text:p>$269.50</text:p>
          </table:table-cell>
          <table:table-cell table:formula="of:=[.E$10]+[.$C234]*[.E$13]" office:value-type="currency" office:currency="CAD" office:value="243.4385" calcext:value-type="currency">
            <text:p>$243.44</text:p>
          </table:table-cell>
          <table:table-cell table:formula="of:=[.F$10]+[.$C234]*[.F$13]" office:value-type="currency" office:currency="CAD" office:value="348" calcext:value-type="currency">
            <text:p>$348.00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[.D$10]+[.$C235]*[.D$13]" office:value-type="currency" office:currency="CAD" office:value="270.756" calcext:value-type="currency">
            <text:p>$270.76</text:p>
          </table:table-cell>
          <table:table-cell table:formula="of:=[.E$10]+[.$C235]*[.E$13]" office:value-type="currency" office:currency="CAD" office:value="243.7685" calcext:value-type="currency">
            <text:p>$243.77</text:p>
          </table:table-cell>
          <table:table-cell table:formula="of:=[.F$10]+[.$C235]*[.F$13]" office:value-type="currency" office:currency="CAD" office:value="348.05" calcext:value-type="currency">
            <text:p>$348.05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[.D$10]+[.$C236]*[.D$13]" office:value-type="currency" office:currency="CAD" office:value="272.0095" calcext:value-type="currency">
            <text:p>$272.01</text:p>
          </table:table-cell>
          <table:table-cell table:formula="of:=[.E$10]+[.$C236]*[.E$13]" office:value-type="currency" office:currency="CAD" office:value="244.0985" calcext:value-type="currency">
            <text:p>$244.10</text:p>
          </table:table-cell>
          <table:table-cell table:formula="of:=[.F$10]+[.$C236]*[.F$13]" office:value-type="currency" office:currency="CAD" office:value="348.1" calcext:value-type="currency">
            <text:p>$348.10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[.D$10]+[.$C237]*[.D$13]" office:value-type="currency" office:currency="CAD" office:value="273.263" calcext:value-type="currency">
            <text:p>$273.26</text:p>
          </table:table-cell>
          <table:table-cell table:formula="of:=[.E$10]+[.$C237]*[.E$13]" office:value-type="currency" office:currency="CAD" office:value="244.4285" calcext:value-type="currency">
            <text:p>$244.43</text:p>
          </table:table-cell>
          <table:table-cell table:formula="of:=[.F$10]+[.$C237]*[.F$13]" office:value-type="currency" office:currency="CAD" office:value="348.15" calcext:value-type="currency">
            <text:p>$348.15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[.D$10]+[.$C238]*[.D$13]" office:value-type="currency" office:currency="CAD" office:value="274.5165" calcext:value-type="currency">
            <text:p>$274.52</text:p>
          </table:table-cell>
          <table:table-cell table:formula="of:=[.E$10]+[.$C238]*[.E$13]" office:value-type="currency" office:currency="CAD" office:value="244.7585" calcext:value-type="currency">
            <text:p>$244.76</text:p>
          </table:table-cell>
          <table:table-cell table:formula="of:=[.F$10]+[.$C238]*[.F$13]" office:value-type="currency" office:currency="CAD" office:value="348.2" calcext:value-type="currency">
            <text:p>$348.20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[.D$10]+[.$C239]*[.D$13]" office:value-type="currency" office:currency="CAD" office:value="275.77" calcext:value-type="currency">
            <text:p>$275.77</text:p>
          </table:table-cell>
          <table:table-cell table:formula="of:=[.E$10]+[.$C239]*[.E$13]" office:value-type="currency" office:currency="CAD" office:value="245.0885" calcext:value-type="currency">
            <text:p>$245.09</text:p>
          </table:table-cell>
          <table:table-cell table:formula="of:=[.F$10]+[.$C239]*[.F$13]" office:value-type="currency" office:currency="CAD" office:value="348.25" calcext:value-type="currency">
            <text:p>$348.25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[.D$10]+[.$C240]*[.D$13]" office:value-type="currency" office:currency="CAD" office:value="277.0235" calcext:value-type="currency">
            <text:p>$277.02</text:p>
          </table:table-cell>
          <table:table-cell table:formula="of:=[.E$10]+[.$C240]*[.E$13]" office:value-type="currency" office:currency="CAD" office:value="245.4185" calcext:value-type="currency">
            <text:p>$245.42</text:p>
          </table:table-cell>
          <table:table-cell table:formula="of:=[.F$10]+[.$C240]*[.F$13]" office:value-type="currency" office:currency="CAD" office:value="348.3" calcext:value-type="currency">
            <text:p>$348.30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[.D$10]+[.$C241]*[.D$13]" office:value-type="currency" office:currency="CAD" office:value="278.277" calcext:value-type="currency">
            <text:p>$278.28</text:p>
          </table:table-cell>
          <table:table-cell table:formula="of:=[.E$10]+[.$C241]*[.E$13]" office:value-type="currency" office:currency="CAD" office:value="245.7485" calcext:value-type="currency">
            <text:p>$245.75</text:p>
          </table:table-cell>
          <table:table-cell table:formula="of:=[.F$10]+[.$C241]*[.F$13]" office:value-type="currency" office:currency="CAD" office:value="348.35" calcext:value-type="currency">
            <text:p>$348.35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[.D$10]+[.$C242]*[.D$13]" office:value-type="currency" office:currency="CAD" office:value="279.5305" calcext:value-type="currency">
            <text:p>$279.53</text:p>
          </table:table-cell>
          <table:table-cell table:formula="of:=[.E$10]+[.$C242]*[.E$13]" office:value-type="currency" office:currency="CAD" office:value="246.0785" calcext:value-type="currency">
            <text:p>$246.08</text:p>
          </table:table-cell>
          <table:table-cell table:formula="of:=[.F$10]+[.$C242]*[.F$13]" office:value-type="currency" office:currency="CAD" office:value="348.4" calcext:value-type="currency">
            <text:p>$348.40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[.D$10]+[.$C243]*[.D$13]" office:value-type="currency" office:currency="CAD" office:value="280.784" calcext:value-type="currency">
            <text:p>$280.78</text:p>
          </table:table-cell>
          <table:table-cell table:formula="of:=[.E$10]+[.$C243]*[.E$13]" office:value-type="currency" office:currency="CAD" office:value="246.4085" calcext:value-type="currency">
            <text:p>$246.41</text:p>
          </table:table-cell>
          <table:table-cell table:formula="of:=[.F$10]+[.$C243]*[.F$13]" office:value-type="currency" office:currency="CAD" office:value="348.45" calcext:value-type="currency">
            <text:p>$348.45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[.D$10]+[.$C244]*[.D$13]" office:value-type="currency" office:currency="CAD" office:value="282.0375" calcext:value-type="currency">
            <text:p>$282.04</text:p>
          </table:table-cell>
          <table:table-cell table:formula="of:=[.E$10]+[.$C244]*[.E$13]" office:value-type="currency" office:currency="CAD" office:value="246.7385" calcext:value-type="currency">
            <text:p>$246.74</text:p>
          </table:table-cell>
          <table:table-cell table:formula="of:=[.F$10]+[.$C244]*[.F$13]" office:value-type="currency" office:currency="CAD" office:value="348.5" calcext:value-type="currency">
            <text:p>$348.50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[.D$10]+[.$C245]*[.D$13]" office:value-type="currency" office:currency="CAD" office:value="283.291" calcext:value-type="currency">
            <text:p>$283.29</text:p>
          </table:table-cell>
          <table:table-cell table:formula="of:=[.E$10]+[.$C245]*[.E$13]" office:value-type="currency" office:currency="CAD" office:value="247.0685" calcext:value-type="currency">
            <text:p>$247.07</text:p>
          </table:table-cell>
          <table:table-cell table:formula="of:=[.F$10]+[.$C245]*[.F$13]" office:value-type="currency" office:currency="CAD" office:value="348.55" calcext:value-type="currency">
            <text:p>$348.55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[.D$10]+[.$C246]*[.D$13]" office:value-type="currency" office:currency="CAD" office:value="284.5445" calcext:value-type="currency">
            <text:p>$284.54</text:p>
          </table:table-cell>
          <table:table-cell table:formula="of:=[.E$10]+[.$C246]*[.E$13]" office:value-type="currency" office:currency="CAD" office:value="247.3985" calcext:value-type="currency">
            <text:p>$247.40</text:p>
          </table:table-cell>
          <table:table-cell table:formula="of:=[.F$10]+[.$C246]*[.F$13]" office:value-type="currency" office:currency="CAD" office:value="348.6" calcext:value-type="currency">
            <text:p>$348.60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[.D$10]+[.$C247]*[.D$13]" office:value-type="currency" office:currency="CAD" office:value="285.798" calcext:value-type="currency">
            <text:p>$285.80</text:p>
          </table:table-cell>
          <table:table-cell table:formula="of:=[.E$10]+[.$C247]*[.E$13]" office:value-type="currency" office:currency="CAD" office:value="247.7285" calcext:value-type="currency">
            <text:p>$247.73</text:p>
          </table:table-cell>
          <table:table-cell table:formula="of:=[.F$10]+[.$C247]*[.F$13]" office:value-type="currency" office:currency="CAD" office:value="348.65" calcext:value-type="currency">
            <text:p>$348.65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[.D$10]+[.$C248]*[.D$13]" office:value-type="currency" office:currency="CAD" office:value="287.0515" calcext:value-type="currency">
            <text:p>$287.05</text:p>
          </table:table-cell>
          <table:table-cell table:formula="of:=[.E$10]+[.$C248]*[.E$13]" office:value-type="currency" office:currency="CAD" office:value="248.0585" calcext:value-type="currency">
            <text:p>$248.06</text:p>
          </table:table-cell>
          <table:table-cell table:formula="of:=[.F$10]+[.$C248]*[.F$13]" office:value-type="currency" office:currency="CAD" office:value="348.7" calcext:value-type="currency">
            <text:p>$348.70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[.D$10]+[.$C249]*[.D$13]" office:value-type="currency" office:currency="CAD" office:value="288.305" calcext:value-type="currency">
            <text:p>$288.31</text:p>
          </table:table-cell>
          <table:table-cell table:formula="of:=[.E$10]+[.$C249]*[.E$13]" office:value-type="currency" office:currency="CAD" office:value="248.3885" calcext:value-type="currency">
            <text:p>$248.39</text:p>
          </table:table-cell>
          <table:table-cell table:formula="of:=[.F$10]+[.$C249]*[.F$13]" office:value-type="currency" office:currency="CAD" office:value="348.75" calcext:value-type="currency">
            <text:p>$348.75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[.D$10]+[.$C250]*[.D$13]" office:value-type="currency" office:currency="CAD" office:value="289.5585" calcext:value-type="currency">
            <text:p>$289.56</text:p>
          </table:table-cell>
          <table:table-cell table:formula="of:=[.E$10]+[.$C250]*[.E$13]" office:value-type="currency" office:currency="CAD" office:value="248.7185" calcext:value-type="currency">
            <text:p>$248.72</text:p>
          </table:table-cell>
          <table:table-cell table:formula="of:=[.F$10]+[.$C250]*[.F$13]" office:value-type="currency" office:currency="CAD" office:value="348.8" calcext:value-type="currency">
            <text:p>$348.80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[.D$10]+[.$C251]*[.D$13]" office:value-type="currency" office:currency="CAD" office:value="290.812" calcext:value-type="currency">
            <text:p>$290.81</text:p>
          </table:table-cell>
          <table:table-cell table:formula="of:=[.E$10]+[.$C251]*[.E$13]" office:value-type="currency" office:currency="CAD" office:value="249.0485" calcext:value-type="currency">
            <text:p>$249.05</text:p>
          </table:table-cell>
          <table:table-cell table:formula="of:=[.F$10]+[.$C251]*[.F$13]" office:value-type="currency" office:currency="CAD" office:value="348.85" calcext:value-type="currency">
            <text:p>$348.85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[.D$10]+[.$C252]*[.D$13]" office:value-type="currency" office:currency="CAD" office:value="292.0655" calcext:value-type="currency">
            <text:p>$292.07</text:p>
          </table:table-cell>
          <table:table-cell table:formula="of:=[.E$10]+[.$C252]*[.E$13]" office:value-type="currency" office:currency="CAD" office:value="249.3785" calcext:value-type="currency">
            <text:p>$249.38</text:p>
          </table:table-cell>
          <table:table-cell table:formula="of:=[.F$10]+[.$C252]*[.F$13]" office:value-type="currency" office:currency="CAD" office:value="348.9" calcext:value-type="currency">
            <text:p>$348.90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[.D$10]+[.$C253]*[.D$13]" office:value-type="currency" office:currency="CAD" office:value="293.319" calcext:value-type="currency">
            <text:p>$293.32</text:p>
          </table:table-cell>
          <table:table-cell table:formula="of:=[.E$10]+[.$C253]*[.E$13]" office:value-type="currency" office:currency="CAD" office:value="249.7085" calcext:value-type="currency">
            <text:p>$249.71</text:p>
          </table:table-cell>
          <table:table-cell table:formula="of:=[.F$10]+[.$C253]*[.F$13]" office:value-type="currency" office:currency="CAD" office:value="348.95" calcext:value-type="currency">
            <text:p>$348.95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[.D$10]+[.$C254]*[.D$13]" office:value-type="currency" office:currency="CAD" office:value="294.5725" calcext:value-type="currency">
            <text:p>$294.57</text:p>
          </table:table-cell>
          <table:table-cell table:formula="of:=[.E$10]+[.$C254]*[.E$13]" office:value-type="currency" office:currency="CAD" office:value="250.0385" calcext:value-type="currency">
            <text:p>$250.04</text:p>
          </table:table-cell>
          <table:table-cell table:formula="of:=[.F$10]+[.$C254]*[.F$13]" office:value-type="currency" office:currency="CAD" office:value="349" calcext:value-type="currency">
            <text:p>$349.00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[.D$10]+[.$C255]*[.D$13]" office:value-type="currency" office:currency="CAD" office:value="295.826" calcext:value-type="currency">
            <text:p>$295.83</text:p>
          </table:table-cell>
          <table:table-cell table:formula="of:=[.E$10]+[.$C255]*[.E$13]" office:value-type="currency" office:currency="CAD" office:value="250.3685" calcext:value-type="currency">
            <text:p>$250.37</text:p>
          </table:table-cell>
          <table:table-cell table:formula="of:=[.F$10]+[.$C255]*[.F$13]" office:value-type="currency" office:currency="CAD" office:value="349.05" calcext:value-type="currency">
            <text:p>$349.05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[.D$10]+[.$C256]*[.D$13]" office:value-type="currency" office:currency="CAD" office:value="297.0795" calcext:value-type="currency">
            <text:p>$297.08</text:p>
          </table:table-cell>
          <table:table-cell table:formula="of:=[.E$10]+[.$C256]*[.E$13]" office:value-type="currency" office:currency="CAD" office:value="250.6985" calcext:value-type="currency">
            <text:p>$250.70</text:p>
          </table:table-cell>
          <table:table-cell table:formula="of:=[.F$10]+[.$C256]*[.F$13]" office:value-type="currency" office:currency="CAD" office:value="349.1" calcext:value-type="currency">
            <text:p>$349.10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[.D$10]+[.$C257]*[.D$13]" office:value-type="currency" office:currency="CAD" office:value="298.333" calcext:value-type="currency">
            <text:p>$298.33</text:p>
          </table:table-cell>
          <table:table-cell table:formula="of:=[.E$10]+[.$C257]*[.E$13]" office:value-type="currency" office:currency="CAD" office:value="251.0285" calcext:value-type="currency">
            <text:p>$251.03</text:p>
          </table:table-cell>
          <table:table-cell table:formula="of:=[.F$10]+[.$C257]*[.F$13]" office:value-type="currency" office:currency="CAD" office:value="349.15" calcext:value-type="currency">
            <text:p>$349.15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[.D$10]+[.$C258]*[.D$13]" office:value-type="currency" office:currency="CAD" office:value="299.5865" calcext:value-type="currency">
            <text:p>$299.59</text:p>
          </table:table-cell>
          <table:table-cell table:formula="of:=[.E$10]+[.$C258]*[.E$13]" office:value-type="currency" office:currency="CAD" office:value="251.3585" calcext:value-type="currency">
            <text:p>$251.36</text:p>
          </table:table-cell>
          <table:table-cell table:formula="of:=[.F$10]+[.$C258]*[.F$13]" office:value-type="currency" office:currency="CAD" office:value="349.2" calcext:value-type="currency">
            <text:p>$349.20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[.D$10]+[.$C259]*[.D$13]" office:value-type="currency" office:currency="CAD" office:value="300.84" calcext:value-type="currency">
            <text:p>$300.84</text:p>
          </table:table-cell>
          <table:table-cell table:formula="of:=[.E$10]+[.$C259]*[.E$13]" office:value-type="currency" office:currency="CAD" office:value="251.6885" calcext:value-type="currency">
            <text:p>$251.69</text:p>
          </table:table-cell>
          <table:table-cell table:formula="of:=[.F$10]+[.$C259]*[.F$13]" office:value-type="currency" office:currency="CAD" office:value="349.25" calcext:value-type="currency">
            <text:p>$349.25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[.D$10]+[.$C260]*[.D$13]" office:value-type="currency" office:currency="CAD" office:value="302.0935" calcext:value-type="currency">
            <text:p>$302.09</text:p>
          </table:table-cell>
          <table:table-cell table:formula="of:=[.E$10]+[.$C260]*[.E$13]" office:value-type="currency" office:currency="CAD" office:value="252.0185" calcext:value-type="currency">
            <text:p>$252.02</text:p>
          </table:table-cell>
          <table:table-cell table:formula="of:=[.F$10]+[.$C260]*[.F$13]" office:value-type="currency" office:currency="CAD" office:value="349.3" calcext:value-type="currency">
            <text:p>$349.30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[.D$10]+[.$C261]*[.D$13]" office:value-type="currency" office:currency="CAD" office:value="303.347" calcext:value-type="currency">
            <text:p>$303.35</text:p>
          </table:table-cell>
          <table:table-cell table:formula="of:=[.E$10]+[.$C261]*[.E$13]" office:value-type="currency" office:currency="CAD" office:value="252.3485" calcext:value-type="currency">
            <text:p>$252.35</text:p>
          </table:table-cell>
          <table:table-cell table:formula="of:=[.F$10]+[.$C261]*[.F$13]" office:value-type="currency" office:currency="CAD" office:value="349.35" calcext:value-type="currency">
            <text:p>$349.35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[.D$10]+[.$C262]*[.D$13]" office:value-type="currency" office:currency="CAD" office:value="304.6005" calcext:value-type="currency">
            <text:p>$304.60</text:p>
          </table:table-cell>
          <table:table-cell table:formula="of:=[.E$10]+[.$C262]*[.E$13]" office:value-type="currency" office:currency="CAD" office:value="252.6785" calcext:value-type="currency">
            <text:p>$252.68</text:p>
          </table:table-cell>
          <table:table-cell table:formula="of:=[.F$10]+[.$C262]*[.F$13]" office:value-type="currency" office:currency="CAD" office:value="349.4" calcext:value-type="currency">
            <text:p>$349.40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[.D$10]+[.$C263]*[.D$13]" office:value-type="currency" office:currency="CAD" office:value="305.854" calcext:value-type="currency">
            <text:p>$305.85</text:p>
          </table:table-cell>
          <table:table-cell table:formula="of:=[.E$10]+[.$C263]*[.E$13]" office:value-type="currency" office:currency="CAD" office:value="253.0085" calcext:value-type="currency">
            <text:p>$253.01</text:p>
          </table:table-cell>
          <table:table-cell table:formula="of:=[.F$10]+[.$C263]*[.F$13]" office:value-type="currency" office:currency="CAD" office:value="349.45" calcext:value-type="currency">
            <text:p>$349.45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[.D$10]+[.$C264]*[.D$13]" office:value-type="currency" office:currency="CAD" office:value="307.1075" calcext:value-type="currency">
            <text:p>$307.11</text:p>
          </table:table-cell>
          <table:table-cell table:formula="of:=[.E$10]+[.$C264]*[.E$13]" office:value-type="currency" office:currency="CAD" office:value="253.3385" calcext:value-type="currency">
            <text:p>$253.34</text:p>
          </table:table-cell>
          <table:table-cell table:formula="of:=[.F$10]+[.$C264]*[.F$13]" office:value-type="currency" office:currency="CAD" office:value="349.5" calcext:value-type="currency">
            <text:p>$349.50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[.D$10]+[.$C265]*[.D$13]" office:value-type="currency" office:currency="CAD" office:value="308.361" calcext:value-type="currency">
            <text:p>$308.36</text:p>
          </table:table-cell>
          <table:table-cell table:formula="of:=[.E$10]+[.$C265]*[.E$13]" office:value-type="currency" office:currency="CAD" office:value="253.6685" calcext:value-type="currency">
            <text:p>$253.67</text:p>
          </table:table-cell>
          <table:table-cell table:formula="of:=[.F$10]+[.$C265]*[.F$13]" office:value-type="currency" office:currency="CAD" office:value="349.55" calcext:value-type="currency">
            <text:p>$349.55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[.D$10]+[.$C266]*[.D$13]" office:value-type="currency" office:currency="CAD" office:value="309.6145" calcext:value-type="currency">
            <text:p>$309.61</text:p>
          </table:table-cell>
          <table:table-cell table:formula="of:=[.E$10]+[.$C266]*[.E$13]" office:value-type="currency" office:currency="CAD" office:value="253.9985" calcext:value-type="currency">
            <text:p>$254.00</text:p>
          </table:table-cell>
          <table:table-cell table:formula="of:=[.F$10]+[.$C266]*[.F$13]" office:value-type="currency" office:currency="CAD" office:value="349.6" calcext:value-type="currency">
            <text:p>$349.60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[.D$10]+[.$C267]*[.D$13]" office:value-type="currency" office:currency="CAD" office:value="310.868" calcext:value-type="currency">
            <text:p>$310.87</text:p>
          </table:table-cell>
          <table:table-cell table:formula="of:=[.E$10]+[.$C267]*[.E$13]" office:value-type="currency" office:currency="CAD" office:value="254.3285" calcext:value-type="currency">
            <text:p>$254.33</text:p>
          </table:table-cell>
          <table:table-cell table:formula="of:=[.F$10]+[.$C267]*[.F$13]" office:value-type="currency" office:currency="CAD" office:value="349.65" calcext:value-type="currency">
            <text:p>$349.65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[.D$10]+[.$C268]*[.D$13]" office:value-type="currency" office:currency="CAD" office:value="312.1215" calcext:value-type="currency">
            <text:p>$312.12</text:p>
          </table:table-cell>
          <table:table-cell table:formula="of:=[.E$10]+[.$C268]*[.E$13]" office:value-type="currency" office:currency="CAD" office:value="254.6585" calcext:value-type="currency">
            <text:p>$254.66</text:p>
          </table:table-cell>
          <table:table-cell table:formula="of:=[.F$10]+[.$C268]*[.F$13]" office:value-type="currency" office:currency="CAD" office:value="349.7" calcext:value-type="currency">
            <text:p>$349.70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[.D$10]+[.$C269]*[.D$13]" office:value-type="currency" office:currency="CAD" office:value="313.375" calcext:value-type="currency">
            <text:p>$313.38</text:p>
          </table:table-cell>
          <table:table-cell table:formula="of:=[.E$10]+[.$C269]*[.E$13]" office:value-type="currency" office:currency="CAD" office:value="254.9885" calcext:value-type="currency">
            <text:p>$254.99</text:p>
          </table:table-cell>
          <table:table-cell table:formula="of:=[.F$10]+[.$C269]*[.F$13]" office:value-type="currency" office:currency="CAD" office:value="349.75" calcext:value-type="currency">
            <text:p>$349.75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[.D$10]+[.$C270]*[.D$13]" office:value-type="currency" office:currency="CAD" office:value="314.6285" calcext:value-type="currency">
            <text:p>$314.63</text:p>
          </table:table-cell>
          <table:table-cell table:formula="of:=[.E$10]+[.$C270]*[.E$13]" office:value-type="currency" office:currency="CAD" office:value="255.3185" calcext:value-type="currency">
            <text:p>$255.32</text:p>
          </table:table-cell>
          <table:table-cell table:formula="of:=[.F$10]+[.$C270]*[.F$13]" office:value-type="currency" office:currency="CAD" office:value="349.8" calcext:value-type="currency">
            <text:p>$349.80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[.D$10]+[.$C271]*[.D$13]" office:value-type="currency" office:currency="CAD" office:value="315.882" calcext:value-type="currency">
            <text:p>$315.88</text:p>
          </table:table-cell>
          <table:table-cell table:formula="of:=[.E$10]+[.$C271]*[.E$13]" office:value-type="currency" office:currency="CAD" office:value="255.6485" calcext:value-type="currency">
            <text:p>$255.65</text:p>
          </table:table-cell>
          <table:table-cell table:formula="of:=[.F$10]+[.$C271]*[.F$13]" office:value-type="currency" office:currency="CAD" office:value="349.85" calcext:value-type="currency">
            <text:p>$349.85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[.D$10]+[.$C272]*[.D$13]" office:value-type="currency" office:currency="CAD" office:value="317.1355" calcext:value-type="currency">
            <text:p>$317.14</text:p>
          </table:table-cell>
          <table:table-cell table:formula="of:=[.E$10]+[.$C272]*[.E$13]" office:value-type="currency" office:currency="CAD" office:value="255.9785" calcext:value-type="currency">
            <text:p>$255.98</text:p>
          </table:table-cell>
          <table:table-cell table:formula="of:=[.F$10]+[.$C272]*[.F$13]" office:value-type="currency" office:currency="CAD" office:value="349.9" calcext:value-type="currency">
            <text:p>$349.90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[.D$10]+[.$C273]*[.D$13]" office:value-type="currency" office:currency="CAD" office:value="318.389" calcext:value-type="currency">
            <text:p>$318.39</text:p>
          </table:table-cell>
          <table:table-cell table:formula="of:=[.E$10]+[.$C273]*[.E$13]" office:value-type="currency" office:currency="CAD" office:value="256.3085" calcext:value-type="currency">
            <text:p>$256.31</text:p>
          </table:table-cell>
          <table:table-cell table:formula="of:=[.F$10]+[.$C273]*[.F$13]" office:value-type="currency" office:currency="CAD" office:value="349.95" calcext:value-type="currency">
            <text:p>$349.95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[.D$10]+[.$C274]*[.D$13]" office:value-type="currency" office:currency="CAD" office:value="319.6425" calcext:value-type="currency">
            <text:p>$319.64</text:p>
          </table:table-cell>
          <table:table-cell table:formula="of:=[.E$10]+[.$C274]*[.E$13]" office:value-type="currency" office:currency="CAD" office:value="256.6385" calcext:value-type="currency">
            <text:p>$256.64</text:p>
          </table:table-cell>
          <table:table-cell table:formula="of:=[.F$10]+[.$C274]*[.F$13]" office:value-type="currency" office:currency="CAD" office:value="350" calcext:value-type="currency">
            <text:p>$350.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[.D$10]+[.$C275]*[.D$13]" office:value-type="currency" office:currency="CAD" office:value="320.896" calcext:value-type="currency">
            <text:p>$320.90</text:p>
          </table:table-cell>
          <table:table-cell table:formula="of:=[.E$10]+[.$C275]*[.E$13]" office:value-type="currency" office:currency="CAD" office:value="256.9685" calcext:value-type="currency">
            <text:p>$256.97</text:p>
          </table:table-cell>
          <table:table-cell table:formula="of:=[.F$10]+[.$C275]*[.F$13]" office:value-type="currency" office:currency="CAD" office:value="350.05" calcext:value-type="currency">
            <text:p>$350.05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[.D$10]+[.$C276]*[.D$13]" office:value-type="currency" office:currency="CAD" office:value="322.1495" calcext:value-type="currency">
            <text:p>$322.15</text:p>
          </table:table-cell>
          <table:table-cell table:formula="of:=[.E$10]+[.$C276]*[.E$13]" office:value-type="currency" office:currency="CAD" office:value="257.2985" calcext:value-type="currency">
            <text:p>$257.30</text:p>
          </table:table-cell>
          <table:table-cell table:formula="of:=[.F$10]+[.$C276]*[.F$13]" office:value-type="currency" office:currency="CAD" office:value="350.1" calcext:value-type="currency">
            <text:p>$350.10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[.D$10]+[.$C277]*[.D$13]" office:value-type="currency" office:currency="CAD" office:value="323.403" calcext:value-type="currency">
            <text:p>$323.40</text:p>
          </table:table-cell>
          <table:table-cell table:formula="of:=[.E$10]+[.$C277]*[.E$13]" office:value-type="currency" office:currency="CAD" office:value="257.6285" calcext:value-type="currency">
            <text:p>$257.63</text:p>
          </table:table-cell>
          <table:table-cell table:formula="of:=[.F$10]+[.$C277]*[.F$13]" office:value-type="currency" office:currency="CAD" office:value="350.15" calcext:value-type="currency">
            <text:p>$350.15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[.D$10]+[.$C278]*[.D$13]" office:value-type="currency" office:currency="CAD" office:value="324.6565" calcext:value-type="currency">
            <text:p>$324.66</text:p>
          </table:table-cell>
          <table:table-cell table:formula="of:=[.E$10]+[.$C278]*[.E$13]" office:value-type="currency" office:currency="CAD" office:value="257.9585" calcext:value-type="currency">
            <text:p>$257.96</text:p>
          </table:table-cell>
          <table:table-cell table:formula="of:=[.F$10]+[.$C278]*[.F$13]" office:value-type="currency" office:currency="CAD" office:value="350.2" calcext:value-type="currency">
            <text:p>$350.20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[.D$10]+[.$C279]*[.D$13]" office:value-type="currency" office:currency="CAD" office:value="325.91" calcext:value-type="currency">
            <text:p>$325.91</text:p>
          </table:table-cell>
          <table:table-cell table:formula="of:=[.E$10]+[.$C279]*[.E$13]" office:value-type="currency" office:currency="CAD" office:value="258.2885" calcext:value-type="currency">
            <text:p>$258.29</text:p>
          </table:table-cell>
          <table:table-cell table:formula="of:=[.F$10]+[.$C279]*[.F$13]" office:value-type="currency" office:currency="CAD" office:value="350.25" calcext:value-type="currency">
            <text:p>$350.25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[.D$10]+[.$C280]*[.D$13]" office:value-type="currency" office:currency="CAD" office:value="327.1635" calcext:value-type="currency">
            <text:p>$327.16</text:p>
          </table:table-cell>
          <table:table-cell table:formula="of:=[.E$10]+[.$C280]*[.E$13]" office:value-type="currency" office:currency="CAD" office:value="258.6185" calcext:value-type="currency">
            <text:p>$258.62</text:p>
          </table:table-cell>
          <table:table-cell table:formula="of:=[.F$10]+[.$C280]*[.F$13]" office:value-type="currency" office:currency="CAD" office:value="350.3" calcext:value-type="currency">
            <text:p>$350.30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[.D$10]+[.$C281]*[.D$13]" office:value-type="currency" office:currency="CAD" office:value="328.417" calcext:value-type="currency">
            <text:p>$328.42</text:p>
          </table:table-cell>
          <table:table-cell table:formula="of:=[.E$10]+[.$C281]*[.E$13]" office:value-type="currency" office:currency="CAD" office:value="258.9485" calcext:value-type="currency">
            <text:p>$258.95</text:p>
          </table:table-cell>
          <table:table-cell table:formula="of:=[.F$10]+[.$C281]*[.F$13]" office:value-type="currency" office:currency="CAD" office:value="350.35" calcext:value-type="currency">
            <text:p>$350.35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[.D$10]+[.$C282]*[.D$13]" office:value-type="currency" office:currency="CAD" office:value="329.6705" calcext:value-type="currency">
            <text:p>$329.67</text:p>
          </table:table-cell>
          <table:table-cell table:formula="of:=[.E$10]+[.$C282]*[.E$13]" office:value-type="currency" office:currency="CAD" office:value="259.2785" calcext:value-type="currency">
            <text:p>$259.28</text:p>
          </table:table-cell>
          <table:table-cell table:formula="of:=[.F$10]+[.$C282]*[.F$13]" office:value-type="currency" office:currency="CAD" office:value="350.4" calcext:value-type="currency">
            <text:p>$350.40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[.D$10]+[.$C283]*[.D$13]" office:value-type="currency" office:currency="CAD" office:value="330.924" calcext:value-type="currency">
            <text:p>$330.92</text:p>
          </table:table-cell>
          <table:table-cell table:formula="of:=[.E$10]+[.$C283]*[.E$13]" office:value-type="currency" office:currency="CAD" office:value="259.6085" calcext:value-type="currency">
            <text:p>$259.61</text:p>
          </table:table-cell>
          <table:table-cell table:formula="of:=[.F$10]+[.$C283]*[.F$13]" office:value-type="currency" office:currency="CAD" office:value="350.45" calcext:value-type="currency">
            <text:p>$350.45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[.D$10]+[.$C284]*[.D$13]" office:value-type="currency" office:currency="CAD" office:value="332.1775" calcext:value-type="currency">
            <text:p>$332.18</text:p>
          </table:table-cell>
          <table:table-cell table:formula="of:=[.E$10]+[.$C284]*[.E$13]" office:value-type="currency" office:currency="CAD" office:value="259.9385" calcext:value-type="currency">
            <text:p>$259.94</text:p>
          </table:table-cell>
          <table:table-cell table:formula="of:=[.F$10]+[.$C284]*[.F$13]" office:value-type="currency" office:currency="CAD" office:value="350.5" calcext:value-type="currency">
            <text:p>$350.50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[.D$10]+[.$C285]*[.D$13]" office:value-type="currency" office:currency="CAD" office:value="333.431" calcext:value-type="currency">
            <text:p>$333.43</text:p>
          </table:table-cell>
          <table:table-cell table:formula="of:=[.E$10]+[.$C285]*[.E$13]" office:value-type="currency" office:currency="CAD" office:value="260.2685" calcext:value-type="currency">
            <text:p>$260.27</text:p>
          </table:table-cell>
          <table:table-cell table:formula="of:=[.F$10]+[.$C285]*[.F$13]" office:value-type="currency" office:currency="CAD" office:value="350.55" calcext:value-type="currency">
            <text:p>$350.55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[.D$10]+[.$C286]*[.D$13]" office:value-type="currency" office:currency="CAD" office:value="334.6845" calcext:value-type="currency">
            <text:p>$334.68</text:p>
          </table:table-cell>
          <table:table-cell table:formula="of:=[.E$10]+[.$C286]*[.E$13]" office:value-type="currency" office:currency="CAD" office:value="260.5985" calcext:value-type="currency">
            <text:p>$260.60</text:p>
          </table:table-cell>
          <table:table-cell table:formula="of:=[.F$10]+[.$C286]*[.F$13]" office:value-type="currency" office:currency="CAD" office:value="350.6" calcext:value-type="currency">
            <text:p>$350.60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[.D$10]+[.$C287]*[.D$13]" office:value-type="currency" office:currency="CAD" office:value="335.938" calcext:value-type="currency">
            <text:p>$335.94</text:p>
          </table:table-cell>
          <table:table-cell table:formula="of:=[.E$10]+[.$C287]*[.E$13]" office:value-type="currency" office:currency="CAD" office:value="260.9285" calcext:value-type="currency">
            <text:p>$260.93</text:p>
          </table:table-cell>
          <table:table-cell table:formula="of:=[.F$10]+[.$C287]*[.F$13]" office:value-type="currency" office:currency="CAD" office:value="350.65" calcext:value-type="currency">
            <text:p>$350.65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[.D$10]+[.$C288]*[.D$13]" office:value-type="currency" office:currency="CAD" office:value="337.1915" calcext:value-type="currency">
            <text:p>$337.19</text:p>
          </table:table-cell>
          <table:table-cell table:formula="of:=[.E$10]+[.$C288]*[.E$13]" office:value-type="currency" office:currency="CAD" office:value="261.2585" calcext:value-type="currency">
            <text:p>$261.26</text:p>
          </table:table-cell>
          <table:table-cell table:formula="of:=[.F$10]+[.$C288]*[.F$13]" office:value-type="currency" office:currency="CAD" office:value="350.7" calcext:value-type="currency">
            <text:p>$350.70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[.D$10]+[.$C289]*[.D$13]" office:value-type="currency" office:currency="CAD" office:value="338.445" calcext:value-type="currency">
            <text:p>$338.45</text:p>
          </table:table-cell>
          <table:table-cell table:formula="of:=[.E$10]+[.$C289]*[.E$13]" office:value-type="currency" office:currency="CAD" office:value="261.5885" calcext:value-type="currency">
            <text:p>$261.59</text:p>
          </table:table-cell>
          <table:table-cell table:formula="of:=[.F$10]+[.$C289]*[.F$13]" office:value-type="currency" office:currency="CAD" office:value="350.75" calcext:value-type="currency">
            <text:p>$350.75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[.D$10]+[.$C290]*[.D$13]" office:value-type="currency" office:currency="CAD" office:value="339.6985" calcext:value-type="currency">
            <text:p>$339.70</text:p>
          </table:table-cell>
          <table:table-cell table:formula="of:=[.E$10]+[.$C290]*[.E$13]" office:value-type="currency" office:currency="CAD" office:value="261.9185" calcext:value-type="currency">
            <text:p>$261.92</text:p>
          </table:table-cell>
          <table:table-cell table:formula="of:=[.F$10]+[.$C290]*[.F$13]" office:value-type="currency" office:currency="CAD" office:value="350.8" calcext:value-type="currency">
            <text:p>$350.80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[.D$10]+[.$C291]*[.D$13]" office:value-type="currency" office:currency="CAD" office:value="340.952" calcext:value-type="currency">
            <text:p>$340.95</text:p>
          </table:table-cell>
          <table:table-cell table:formula="of:=[.E$10]+[.$C291]*[.E$13]" office:value-type="currency" office:currency="CAD" office:value="262.2485" calcext:value-type="currency">
            <text:p>$262.25</text:p>
          </table:table-cell>
          <table:table-cell table:formula="of:=[.F$10]+[.$C291]*[.F$13]" office:value-type="currency" office:currency="CAD" office:value="350.85" calcext:value-type="currency">
            <text:p>$350.85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[.D$10]+[.$C292]*[.D$13]" office:value-type="currency" office:currency="CAD" office:value="342.2055" calcext:value-type="currency">
            <text:p>$342.21</text:p>
          </table:table-cell>
          <table:table-cell table:formula="of:=[.E$10]+[.$C292]*[.E$13]" office:value-type="currency" office:currency="CAD" office:value="262.5785" calcext:value-type="currency">
            <text:p>$262.58</text:p>
          </table:table-cell>
          <table:table-cell table:formula="of:=[.F$10]+[.$C292]*[.F$13]" office:value-type="currency" office:currency="CAD" office:value="350.9" calcext:value-type="currency">
            <text:p>$350.90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[.D$10]+[.$C293]*[.D$13]" office:value-type="currency" office:currency="CAD" office:value="343.459" calcext:value-type="currency">
            <text:p>$343.46</text:p>
          </table:table-cell>
          <table:table-cell table:formula="of:=[.E$10]+[.$C293]*[.E$13]" office:value-type="currency" office:currency="CAD" office:value="262.9085" calcext:value-type="currency">
            <text:p>$262.91</text:p>
          </table:table-cell>
          <table:table-cell table:formula="of:=[.F$10]+[.$C293]*[.F$13]" office:value-type="currency" office:currency="CAD" office:value="350.95" calcext:value-type="currency">
            <text:p>$350.95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[.D$10]+[.$C294]*[.D$13]" office:value-type="currency" office:currency="CAD" office:value="344.7125" calcext:value-type="currency">
            <text:p>$344.71</text:p>
          </table:table-cell>
          <table:table-cell table:formula="of:=[.E$10]+[.$C294]*[.E$13]" office:value-type="currency" office:currency="CAD" office:value="263.2385" calcext:value-type="currency">
            <text:p>$263.24</text:p>
          </table:table-cell>
          <table:table-cell table:formula="of:=[.F$10]+[.$C294]*[.F$13]" office:value-type="currency" office:currency="CAD" office:value="351" calcext:value-type="currency">
            <text:p>$351.00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[.D$10]+[.$C295]*[.D$13]" office:value-type="currency" office:currency="CAD" office:value="345.966" calcext:value-type="currency">
            <text:p>$345.97</text:p>
          </table:table-cell>
          <table:table-cell table:formula="of:=[.E$10]+[.$C295]*[.E$13]" office:value-type="currency" office:currency="CAD" office:value="263.5685" calcext:value-type="currency">
            <text:p>$263.57</text:p>
          </table:table-cell>
          <table:table-cell table:formula="of:=[.F$10]+[.$C295]*[.F$13]" office:value-type="currency" office:currency="CAD" office:value="351.05" calcext:value-type="currency">
            <text:p>$351.05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[.D$10]+[.$C296]*[.D$13]" office:value-type="currency" office:currency="CAD" office:value="347.2195" calcext:value-type="currency">
            <text:p>$347.22</text:p>
          </table:table-cell>
          <table:table-cell table:formula="of:=[.E$10]+[.$C296]*[.E$13]" office:value-type="currency" office:currency="CAD" office:value="263.8985" calcext:value-type="currency">
            <text:p>$263.90</text:p>
          </table:table-cell>
          <table:table-cell table:formula="of:=[.F$10]+[.$C296]*[.F$13]" office:value-type="currency" office:currency="CAD" office:value="351.1" calcext:value-type="currency">
            <text:p>$351.10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[.D$10]+[.$C297]*[.D$13]" office:value-type="currency" office:currency="CAD" office:value="348.473" calcext:value-type="currency">
            <text:p>$348.47</text:p>
          </table:table-cell>
          <table:table-cell table:formula="of:=[.E$10]+[.$C297]*[.E$13]" office:value-type="currency" office:currency="CAD" office:value="264.2285" calcext:value-type="currency">
            <text:p>$264.23</text:p>
          </table:table-cell>
          <table:table-cell table:formula="of:=[.F$10]+[.$C297]*[.F$13]" office:value-type="currency" office:currency="CAD" office:value="351.15" calcext:value-type="currency">
            <text:p>$351.15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[.D$10]+[.$C298]*[.D$13]" office:value-type="currency" office:currency="CAD" office:value="349.7265" calcext:value-type="currency">
            <text:p>$349.73</text:p>
          </table:table-cell>
          <table:table-cell table:formula="of:=[.E$10]+[.$C298]*[.E$13]" office:value-type="currency" office:currency="CAD" office:value="264.5585" calcext:value-type="currency">
            <text:p>$264.56</text:p>
          </table:table-cell>
          <table:table-cell table:formula="of:=[.F$10]+[.$C298]*[.F$13]" office:value-type="currency" office:currency="CAD" office:value="351.2" calcext:value-type="currency">
            <text:p>$351.20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[.D$10]+[.$C299]*[.D$13]" office:value-type="currency" office:currency="CAD" office:value="350.98" calcext:value-type="currency">
            <text:p>$350.98</text:p>
          </table:table-cell>
          <table:table-cell table:formula="of:=[.E$10]+[.$C299]*[.E$13]" office:value-type="currency" office:currency="CAD" office:value="264.8885" calcext:value-type="currency">
            <text:p>$264.89</text:p>
          </table:table-cell>
          <table:table-cell table:formula="of:=[.F$10]+[.$C299]*[.F$13]" office:value-type="currency" office:currency="CAD" office:value="351.25" calcext:value-type="currency">
            <text:p>$351.25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[.D$10]+[.$C300]*[.D$13]" office:value-type="currency" office:currency="CAD" office:value="352.2335" calcext:value-type="currency">
            <text:p>$352.23</text:p>
          </table:table-cell>
          <table:table-cell table:formula="of:=[.E$10]+[.$C300]*[.E$13]" office:value-type="currency" office:currency="CAD" office:value="265.2185" calcext:value-type="currency">
            <text:p>$265.22</text:p>
          </table:table-cell>
          <table:table-cell table:formula="of:=[.F$10]+[.$C300]*[.F$13]" office:value-type="currency" office:currency="CAD" office:value="351.3" calcext:value-type="currency">
            <text:p>$351.30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[.D$10]+[.$C301]*[.D$13]" office:value-type="currency" office:currency="CAD" office:value="353.487" calcext:value-type="currency">
            <text:p>$353.49</text:p>
          </table:table-cell>
          <table:table-cell table:formula="of:=[.E$10]+[.$C301]*[.E$13]" office:value-type="currency" office:currency="CAD" office:value="265.5485" calcext:value-type="currency">
            <text:p>$265.55</text:p>
          </table:table-cell>
          <table:table-cell table:formula="of:=[.F$10]+[.$C301]*[.F$13]" office:value-type="currency" office:currency="CAD" office:value="351.35" calcext:value-type="currency">
            <text:p>$351.35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[.D$10]+[.$C302]*[.D$13]" office:value-type="currency" office:currency="CAD" office:value="354.7405" calcext:value-type="currency">
            <text:p>$354.74</text:p>
          </table:table-cell>
          <table:table-cell table:formula="of:=[.E$10]+[.$C302]*[.E$13]" office:value-type="currency" office:currency="CAD" office:value="265.8785" calcext:value-type="currency">
            <text:p>$265.88</text:p>
          </table:table-cell>
          <table:table-cell table:formula="of:=[.F$10]+[.$C302]*[.F$13]" office:value-type="currency" office:currency="CAD" office:value="351.4" calcext:value-type="currency">
            <text:p>$351.40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[.D$10]+[.$C303]*[.D$13]" office:value-type="currency" office:currency="CAD" office:value="355.994" calcext:value-type="currency">
            <text:p>$355.99</text:p>
          </table:table-cell>
          <table:table-cell table:formula="of:=[.E$10]+[.$C303]*[.E$13]" office:value-type="currency" office:currency="CAD" office:value="266.2085" calcext:value-type="currency">
            <text:p>$266.21</text:p>
          </table:table-cell>
          <table:table-cell table:formula="of:=[.F$10]+[.$C303]*[.F$13]" office:value-type="currency" office:currency="CAD" office:value="351.45" calcext:value-type="currency">
            <text:p>$351.45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[.D$10]+[.$C304]*[.D$13]" office:value-type="currency" office:currency="CAD" office:value="357.2475" calcext:value-type="currency">
            <text:p>$357.25</text:p>
          </table:table-cell>
          <table:table-cell table:formula="of:=[.E$10]+[.$C304]*[.E$13]" office:value-type="currency" office:currency="CAD" office:value="266.5385" calcext:value-type="currency">
            <text:p>$266.54</text:p>
          </table:table-cell>
          <table:table-cell table:formula="of:=[.F$10]+[.$C304]*[.F$13]" office:value-type="currency" office:currency="CAD" office:value="351.5" calcext:value-type="currency">
            <text:p>$351.5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[.D$10]+[.$C305]*[.D$13]" office:value-type="currency" office:currency="CAD" office:value="358.501" calcext:value-type="currency">
            <text:p>$358.50</text:p>
          </table:table-cell>
          <table:table-cell table:formula="of:=[.E$10]+[.$C305]*[.E$13]" office:value-type="currency" office:currency="CAD" office:value="266.8685" calcext:value-type="currency">
            <text:p>$266.87</text:p>
          </table:table-cell>
          <table:table-cell table:formula="of:=[.F$10]+[.$C305]*[.F$13]" office:value-type="currency" office:currency="CAD" office:value="351.55" calcext:value-type="currency">
            <text:p>$351.55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[.D$10]+[.$C306]*[.D$13]" office:value-type="currency" office:currency="CAD" office:value="359.7545" calcext:value-type="currency">
            <text:p>$359.75</text:p>
          </table:table-cell>
          <table:table-cell table:formula="of:=[.E$10]+[.$C306]*[.E$13]" office:value-type="currency" office:currency="CAD" office:value="267.1985" calcext:value-type="currency">
            <text:p>$267.20</text:p>
          </table:table-cell>
          <table:table-cell table:formula="of:=[.F$10]+[.$C306]*[.F$13]" office:value-type="currency" office:currency="CAD" office:value="351.6" calcext:value-type="currency">
            <text:p>$351.60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[.D$10]+[.$C307]*[.D$13]" office:value-type="currency" office:currency="CAD" office:value="361.008" calcext:value-type="currency">
            <text:p>$361.01</text:p>
          </table:table-cell>
          <table:table-cell table:formula="of:=[.E$10]+[.$C307]*[.E$13]" office:value-type="currency" office:currency="CAD" office:value="267.5285" calcext:value-type="currency">
            <text:p>$267.53</text:p>
          </table:table-cell>
          <table:table-cell table:formula="of:=[.F$10]+[.$C307]*[.F$13]" office:value-type="currency" office:currency="CAD" office:value="351.65" calcext:value-type="currency">
            <text:p>$351.65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[.D$10]+[.$C308]*[.D$13]" office:value-type="currency" office:currency="CAD" office:value="362.2615" calcext:value-type="currency">
            <text:p>$362.26</text:p>
          </table:table-cell>
          <table:table-cell table:formula="of:=[.E$10]+[.$C308]*[.E$13]" office:value-type="currency" office:currency="CAD" office:value="267.8585" calcext:value-type="currency">
            <text:p>$267.86</text:p>
          </table:table-cell>
          <table:table-cell table:formula="of:=[.F$10]+[.$C308]*[.F$13]" office:value-type="currency" office:currency="CAD" office:value="351.7" calcext:value-type="currency">
            <text:p>$351.70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[.D$10]+[.$C309]*[.D$13]" office:value-type="currency" office:currency="CAD" office:value="363.515" calcext:value-type="currency">
            <text:p>$363.52</text:p>
          </table:table-cell>
          <table:table-cell table:formula="of:=[.E$10]+[.$C309]*[.E$13]" office:value-type="currency" office:currency="CAD" office:value="268.1885" calcext:value-type="currency">
            <text:p>$268.19</text:p>
          </table:table-cell>
          <table:table-cell table:formula="of:=[.F$10]+[.$C309]*[.F$13]" office:value-type="currency" office:currency="CAD" office:value="351.75" calcext:value-type="currency">
            <text:p>$351.75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[.D$10]+[.$C310]*[.D$13]" office:value-type="currency" office:currency="CAD" office:value="364.7685" calcext:value-type="currency">
            <text:p>$364.77</text:p>
          </table:table-cell>
          <table:table-cell table:formula="of:=[.E$10]+[.$C310]*[.E$13]" office:value-type="currency" office:currency="CAD" office:value="268.5185" calcext:value-type="currency">
            <text:p>$268.52</text:p>
          </table:table-cell>
          <table:table-cell table:formula="of:=[.F$10]+[.$C310]*[.F$13]" office:value-type="currency" office:currency="CAD" office:value="351.8" calcext:value-type="currency">
            <text:p>$351.80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[.D$10]+[.$C311]*[.D$13]" office:value-type="currency" office:currency="CAD" office:value="366.022" calcext:value-type="currency">
            <text:p>$366.02</text:p>
          </table:table-cell>
          <table:table-cell table:formula="of:=[.E$10]+[.$C311]*[.E$13]" office:value-type="currency" office:currency="CAD" office:value="268.8485" calcext:value-type="currency">
            <text:p>$268.85</text:p>
          </table:table-cell>
          <table:table-cell table:formula="of:=[.F$10]+[.$C311]*[.F$13]" office:value-type="currency" office:currency="CAD" office:value="351.85" calcext:value-type="currency">
            <text:p>$351.85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[.D$10]+[.$C312]*[.D$13]" office:value-type="currency" office:currency="CAD" office:value="367.2755" calcext:value-type="currency">
            <text:p>$367.28</text:p>
          </table:table-cell>
          <table:table-cell table:formula="of:=[.E$10]+[.$C312]*[.E$13]" office:value-type="currency" office:currency="CAD" office:value="269.1785" calcext:value-type="currency">
            <text:p>$269.18</text:p>
          </table:table-cell>
          <table:table-cell table:formula="of:=[.F$10]+[.$C312]*[.F$13]" office:value-type="currency" office:currency="CAD" office:value="351.9" calcext:value-type="currency">
            <text:p>$351.90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[.D$10]+[.$C313]*[.D$13]" office:value-type="currency" office:currency="CAD" office:value="368.529" calcext:value-type="currency">
            <text:p>$368.53</text:p>
          </table:table-cell>
          <table:table-cell table:formula="of:=[.E$10]+[.$C313]*[.E$13]" office:value-type="currency" office:currency="CAD" office:value="269.5085" calcext:value-type="currency">
            <text:p>$269.51</text:p>
          </table:table-cell>
          <table:table-cell table:formula="of:=[.F$10]+[.$C313]*[.F$13]" office:value-type="currency" office:currency="CAD" office:value="351.95" calcext:value-type="currency">
            <text:p>$351.95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[.D$10]+[.$C314]*[.D$13]" office:value-type="currency" office:currency="CAD" office:value="369.7825" calcext:value-type="currency">
            <text:p>$369.78</text:p>
          </table:table-cell>
          <table:table-cell table:formula="of:=[.E$10]+[.$C314]*[.E$13]" office:value-type="currency" office:currency="CAD" office:value="269.8385" calcext:value-type="currency">
            <text:p>$269.84</text:p>
          </table:table-cell>
          <table:table-cell table:formula="of:=[.F$10]+[.$C314]*[.F$13]" office:value-type="currency" office:currency="CAD" office:value="352" calcext:value-type="currency">
            <text:p>$352.00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[.D$10]+[.$C315]*[.D$13]" office:value-type="currency" office:currency="CAD" office:value="371.036" calcext:value-type="currency">
            <text:p>$371.04</text:p>
          </table:table-cell>
          <table:table-cell table:formula="of:=[.E$10]+[.$C315]*[.E$13]" office:value-type="currency" office:currency="CAD" office:value="270.1685" calcext:value-type="currency">
            <text:p>$270.17</text:p>
          </table:table-cell>
          <table:table-cell table:formula="of:=[.F$10]+[.$C315]*[.F$13]" office:value-type="currency" office:currency="CAD" office:value="352.05" calcext:value-type="currency">
            <text:p>$352.05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[.D$10]+[.$C316]*[.D$13]" office:value-type="currency" office:currency="CAD" office:value="372.2895" calcext:value-type="currency">
            <text:p>$372.29</text:p>
          </table:table-cell>
          <table:table-cell table:formula="of:=[.E$10]+[.$C316]*[.E$13]" office:value-type="currency" office:currency="CAD" office:value="270.4985" calcext:value-type="currency">
            <text:p>$270.50</text:p>
          </table:table-cell>
          <table:table-cell table:formula="of:=[.F$10]+[.$C316]*[.F$13]" office:value-type="currency" office:currency="CAD" office:value="352.1" calcext:value-type="currency">
            <text:p>$352.10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[.D$10]+[.$C317]*[.D$13]" office:value-type="currency" office:currency="CAD" office:value="373.543" calcext:value-type="currency">
            <text:p>$373.54</text:p>
          </table:table-cell>
          <table:table-cell table:formula="of:=[.E$10]+[.$C317]*[.E$13]" office:value-type="currency" office:currency="CAD" office:value="270.8285" calcext:value-type="currency">
            <text:p>$270.83</text:p>
          </table:table-cell>
          <table:table-cell table:formula="of:=[.F$10]+[.$C317]*[.F$13]" office:value-type="currency" office:currency="CAD" office:value="352.15" calcext:value-type="currency">
            <text:p>$352.15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[.D$10]+[.$C318]*[.D$13]" office:value-type="currency" office:currency="CAD" office:value="374.7965" calcext:value-type="currency">
            <text:p>$374.80</text:p>
          </table:table-cell>
          <table:table-cell table:formula="of:=[.E$10]+[.$C318]*[.E$13]" office:value-type="currency" office:currency="CAD" office:value="271.1585" calcext:value-type="currency">
            <text:p>$271.16</text:p>
          </table:table-cell>
          <table:table-cell table:formula="of:=[.F$10]+[.$C318]*[.F$13]" office:value-type="currency" office:currency="CAD" office:value="352.2" calcext:value-type="currency">
            <text:p>$352.20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[.D$10]+[.$C319]*[.D$13]" office:value-type="currency" office:currency="CAD" office:value="376.05" calcext:value-type="currency">
            <text:p>$376.05</text:p>
          </table:table-cell>
          <table:table-cell table:formula="of:=[.E$10]+[.$C319]*[.E$13]" office:value-type="currency" office:currency="CAD" office:value="271.4885" calcext:value-type="currency">
            <text:p>$271.49</text:p>
          </table:table-cell>
          <table:table-cell table:formula="of:=[.F$10]+[.$C319]*[.F$13]" office:value-type="currency" office:currency="CAD" office:value="352.25" calcext:value-type="currency">
            <text:p>$352.25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[.D$10]+[.$C320]*[.D$13]" office:value-type="currency" office:currency="CAD" office:value="377.3035" calcext:value-type="currency">
            <text:p>$377.30</text:p>
          </table:table-cell>
          <table:table-cell table:formula="of:=[.E$10]+[.$C320]*[.E$13]" office:value-type="currency" office:currency="CAD" office:value="271.8185" calcext:value-type="currency">
            <text:p>$271.82</text:p>
          </table:table-cell>
          <table:table-cell table:formula="of:=[.F$10]+[.$C320]*[.F$13]" office:value-type="currency" office:currency="CAD" office:value="352.3" calcext:value-type="currency">
            <text:p>$352.30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[.D$10]+[.$C321]*[.D$13]" office:value-type="currency" office:currency="CAD" office:value="378.557" calcext:value-type="currency">
            <text:p>$378.56</text:p>
          </table:table-cell>
          <table:table-cell table:formula="of:=[.E$10]+[.$C321]*[.E$13]" office:value-type="currency" office:currency="CAD" office:value="272.1485" calcext:value-type="currency">
            <text:p>$272.15</text:p>
          </table:table-cell>
          <table:table-cell table:formula="of:=[.F$10]+[.$C321]*[.F$13]" office:value-type="currency" office:currency="CAD" office:value="352.35" calcext:value-type="currency">
            <text:p>$352.35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[.D$10]+[.$C322]*[.D$13]" office:value-type="currency" office:currency="CAD" office:value="379.8105" calcext:value-type="currency">
            <text:p>$379.81</text:p>
          </table:table-cell>
          <table:table-cell table:formula="of:=[.E$10]+[.$C322]*[.E$13]" office:value-type="currency" office:currency="CAD" office:value="272.4785" calcext:value-type="currency">
            <text:p>$272.48</text:p>
          </table:table-cell>
          <table:table-cell table:formula="of:=[.F$10]+[.$C322]*[.F$13]" office:value-type="currency" office:currency="CAD" office:value="352.4" calcext:value-type="currency">
            <text:p>$352.40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[.D$10]+[.$C323]*[.D$13]" office:value-type="currency" office:currency="CAD" office:value="381.064" calcext:value-type="currency">
            <text:p>$381.06</text:p>
          </table:table-cell>
          <table:table-cell table:formula="of:=[.E$10]+[.$C323]*[.E$13]" office:value-type="currency" office:currency="CAD" office:value="272.8085" calcext:value-type="currency">
            <text:p>$272.81</text:p>
          </table:table-cell>
          <table:table-cell table:formula="of:=[.F$10]+[.$C323]*[.F$13]" office:value-type="currency" office:currency="CAD" office:value="352.45" calcext:value-type="currency">
            <text:p>$352.45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[.D$10]+[.$C324]*[.D$13]" office:value-type="currency" office:currency="CAD" office:value="382.3175" calcext:value-type="currency">
            <text:p>$382.32</text:p>
          </table:table-cell>
          <table:table-cell table:formula="of:=[.E$10]+[.$C324]*[.E$13]" office:value-type="currency" office:currency="CAD" office:value="273.1385" calcext:value-type="currency">
            <text:p>$273.14</text:p>
          </table:table-cell>
          <table:table-cell table:formula="of:=[.F$10]+[.$C324]*[.F$13]" office:value-type="currency" office:currency="CAD" office:value="352.5" calcext:value-type="currency">
            <text:p>$352.50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[.D$10]+[.$C325]*[.D$13]" office:value-type="currency" office:currency="CAD" office:value="383.571" calcext:value-type="currency">
            <text:p>$383.57</text:p>
          </table:table-cell>
          <table:table-cell table:formula="of:=[.E$10]+[.$C325]*[.E$13]" office:value-type="currency" office:currency="CAD" office:value="273.4685" calcext:value-type="currency">
            <text:p>$273.47</text:p>
          </table:table-cell>
          <table:table-cell table:formula="of:=[.F$10]+[.$C325]*[.F$13]" office:value-type="currency" office:currency="CAD" office:value="352.55" calcext:value-type="currency">
            <text:p>$352.55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[.D$10]+[.$C326]*[.D$13]" office:value-type="currency" office:currency="CAD" office:value="384.8245" calcext:value-type="currency">
            <text:p>$384.82</text:p>
          </table:table-cell>
          <table:table-cell table:formula="of:=[.E$10]+[.$C326]*[.E$13]" office:value-type="currency" office:currency="CAD" office:value="273.7985" calcext:value-type="currency">
            <text:p>$273.80</text:p>
          </table:table-cell>
          <table:table-cell table:formula="of:=[.F$10]+[.$C326]*[.F$13]" office:value-type="currency" office:currency="CAD" office:value="352.6" calcext:value-type="currency">
            <text:p>$352.60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[.D$10]+[.$C327]*[.D$13]" office:value-type="currency" office:currency="CAD" office:value="386.078" calcext:value-type="currency">
            <text:p>$386.08</text:p>
          </table:table-cell>
          <table:table-cell table:formula="of:=[.E$10]+[.$C327]*[.E$13]" office:value-type="currency" office:currency="CAD" office:value="274.1285" calcext:value-type="currency">
            <text:p>$274.13</text:p>
          </table:table-cell>
          <table:table-cell table:formula="of:=[.F$10]+[.$C327]*[.F$13]" office:value-type="currency" office:currency="CAD" office:value="352.65" calcext:value-type="currency">
            <text:p>$352.65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[.D$10]+[.$C328]*[.D$13]" office:value-type="currency" office:currency="CAD" office:value="387.3315" calcext:value-type="currency">
            <text:p>$387.33</text:p>
          </table:table-cell>
          <table:table-cell table:formula="of:=[.E$10]+[.$C328]*[.E$13]" office:value-type="currency" office:currency="CAD" office:value="274.4585" calcext:value-type="currency">
            <text:p>$274.46</text:p>
          </table:table-cell>
          <table:table-cell table:formula="of:=[.F$10]+[.$C328]*[.F$13]" office:value-type="currency" office:currency="CAD" office:value="352.7" calcext:value-type="currency">
            <text:p>$352.70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[.D$10]+[.$C329]*[.D$13]" office:value-type="currency" office:currency="CAD" office:value="388.585" calcext:value-type="currency">
            <text:p>$388.59</text:p>
          </table:table-cell>
          <table:table-cell table:formula="of:=[.E$10]+[.$C329]*[.E$13]" office:value-type="currency" office:currency="CAD" office:value="274.7885" calcext:value-type="currency">
            <text:p>$274.79</text:p>
          </table:table-cell>
          <table:table-cell table:formula="of:=[.F$10]+[.$C329]*[.F$13]" office:value-type="currency" office:currency="CAD" office:value="352.75" calcext:value-type="currency">
            <text:p>$352.75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[.D$10]+[.$C330]*[.D$13]" office:value-type="currency" office:currency="CAD" office:value="389.8385" calcext:value-type="currency">
            <text:p>$389.84</text:p>
          </table:table-cell>
          <table:table-cell table:formula="of:=[.E$10]+[.$C330]*[.E$13]" office:value-type="currency" office:currency="CAD" office:value="275.1185" calcext:value-type="currency">
            <text:p>$275.12</text:p>
          </table:table-cell>
          <table:table-cell table:formula="of:=[.F$10]+[.$C330]*[.F$13]" office:value-type="currency" office:currency="CAD" office:value="352.8" calcext:value-type="currency">
            <text:p>$352.80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[.D$10]+[.$C331]*[.D$13]" office:value-type="currency" office:currency="CAD" office:value="391.092" calcext:value-type="currency">
            <text:p>$391.09</text:p>
          </table:table-cell>
          <table:table-cell table:formula="of:=[.E$10]+[.$C331]*[.E$13]" office:value-type="currency" office:currency="CAD" office:value="275.4485" calcext:value-type="currency">
            <text:p>$275.45</text:p>
          </table:table-cell>
          <table:table-cell table:formula="of:=[.F$10]+[.$C331]*[.F$13]" office:value-type="currency" office:currency="CAD" office:value="352.85" calcext:value-type="currency">
            <text:p>$352.85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[.D$10]+[.$C332]*[.D$13]" office:value-type="currency" office:currency="CAD" office:value="392.3455" calcext:value-type="currency">
            <text:p>$392.35</text:p>
          </table:table-cell>
          <table:table-cell table:formula="of:=[.E$10]+[.$C332]*[.E$13]" office:value-type="currency" office:currency="CAD" office:value="275.7785" calcext:value-type="currency">
            <text:p>$275.78</text:p>
          </table:table-cell>
          <table:table-cell table:formula="of:=[.F$10]+[.$C332]*[.F$13]" office:value-type="currency" office:currency="CAD" office:value="352.9" calcext:value-type="currency">
            <text:p>$352.90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[.D$10]+[.$C333]*[.D$13]" office:value-type="currency" office:currency="CAD" office:value="393.599" calcext:value-type="currency">
            <text:p>$393.60</text:p>
          </table:table-cell>
          <table:table-cell table:formula="of:=[.E$10]+[.$C333]*[.E$13]" office:value-type="currency" office:currency="CAD" office:value="276.1085" calcext:value-type="currency">
            <text:p>$276.11</text:p>
          </table:table-cell>
          <table:table-cell table:formula="of:=[.F$10]+[.$C333]*[.F$13]" office:value-type="currency" office:currency="CAD" office:value="352.95" calcext:value-type="currency">
            <text:p>$352.95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[.D$10]+[.$C334]*[.D$13]" office:value-type="currency" office:currency="CAD" office:value="394.8525" calcext:value-type="currency">
            <text:p>$394.85</text:p>
          </table:table-cell>
          <table:table-cell table:formula="of:=[.E$10]+[.$C334]*[.E$13]" office:value-type="currency" office:currency="CAD" office:value="276.4385" calcext:value-type="currency">
            <text:p>$276.44</text:p>
          </table:table-cell>
          <table:table-cell table:formula="of:=[.F$10]+[.$C334]*[.F$13]" office:value-type="currency" office:currency="CAD" office:value="353" calcext:value-type="currency">
            <text:p>$353.00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[.D$10]+[.$C335]*[.D$13]" office:value-type="currency" office:currency="CAD" office:value="396.106" calcext:value-type="currency">
            <text:p>$396.11</text:p>
          </table:table-cell>
          <table:table-cell table:formula="of:=[.E$10]+[.$C335]*[.E$13]" office:value-type="currency" office:currency="CAD" office:value="276.7685" calcext:value-type="currency">
            <text:p>$276.77</text:p>
          </table:table-cell>
          <table:table-cell table:formula="of:=[.F$10]+[.$C335]*[.F$13]" office:value-type="currency" office:currency="CAD" office:value="353.05" calcext:value-type="currency">
            <text:p>$353.0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[.D$10]+[.$C336]*[.D$13]" office:value-type="currency" office:currency="CAD" office:value="397.3595" calcext:value-type="currency">
            <text:p>$397.36</text:p>
          </table:table-cell>
          <table:table-cell table:formula="of:=[.E$10]+[.$C336]*[.E$13]" office:value-type="currency" office:currency="CAD" office:value="277.0985" calcext:value-type="currency">
            <text:p>$277.10</text:p>
          </table:table-cell>
          <table:table-cell table:formula="of:=[.F$10]+[.$C336]*[.F$13]" office:value-type="currency" office:currency="CAD" office:value="353.1" calcext:value-type="currency">
            <text:p>$353.10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[.D$10]+[.$C337]*[.D$13]" office:value-type="currency" office:currency="CAD" office:value="398.613" calcext:value-type="currency">
            <text:p>$398.61</text:p>
          </table:table-cell>
          <table:table-cell table:formula="of:=[.E$10]+[.$C337]*[.E$13]" office:value-type="currency" office:currency="CAD" office:value="277.4285" calcext:value-type="currency">
            <text:p>$277.43</text:p>
          </table:table-cell>
          <table:table-cell table:formula="of:=[.F$10]+[.$C337]*[.F$13]" office:value-type="currency" office:currency="CAD" office:value="353.15" calcext:value-type="currency">
            <text:p>$353.15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[.D$10]+[.$C338]*[.D$13]" office:value-type="currency" office:currency="CAD" office:value="399.8665" calcext:value-type="currency">
            <text:p>$399.87</text:p>
          </table:table-cell>
          <table:table-cell table:formula="of:=[.E$10]+[.$C338]*[.E$13]" office:value-type="currency" office:currency="CAD" office:value="277.7585" calcext:value-type="currency">
            <text:p>$277.76</text:p>
          </table:table-cell>
          <table:table-cell table:formula="of:=[.F$10]+[.$C338]*[.F$13]" office:value-type="currency" office:currency="CAD" office:value="353.2" calcext:value-type="currency">
            <text:p>$353.20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D$10]+[.$C339]*[.D$13]" office:value-type="currency" office:currency="CAD" office:value="401.12" calcext:value-type="currency">
            <text:p>$401.12</text:p>
          </table:table-cell>
          <table:table-cell table:formula="of:=[.E$10]+[.$C339]*[.E$13]" office:value-type="currency" office:currency="CAD" office:value="278.0885" calcext:value-type="currency">
            <text:p>$278.09</text:p>
          </table:table-cell>
          <table:table-cell table:formula="of:=[.F$10]+[.$C339]*[.F$13]" office:value-type="currency" office:currency="CAD" office:value="353.25" calcext:value-type="currency">
            <text:p>$353.25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[.D$10]+[.$C340]*[.D$13]" office:value-type="currency" office:currency="CAD" office:value="402.3735" calcext:value-type="currency">
            <text:p>$402.37</text:p>
          </table:table-cell>
          <table:table-cell table:formula="of:=[.E$10]+[.$C340]*[.E$13]" office:value-type="currency" office:currency="CAD" office:value="278.4185" calcext:value-type="currency">
            <text:p>$278.42</text:p>
          </table:table-cell>
          <table:table-cell table:formula="of:=[.F$10]+[.$C340]*[.F$13]" office:value-type="currency" office:currency="CAD" office:value="353.3" calcext:value-type="currency">
            <text:p>$353.30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[.D$10]+[.$C341]*[.D$13]" office:value-type="currency" office:currency="CAD" office:value="403.627" calcext:value-type="currency">
            <text:p>$403.63</text:p>
          </table:table-cell>
          <table:table-cell table:formula="of:=[.E$10]+[.$C341]*[.E$13]" office:value-type="currency" office:currency="CAD" office:value="278.7485" calcext:value-type="currency">
            <text:p>$278.75</text:p>
          </table:table-cell>
          <table:table-cell table:formula="of:=[.F$10]+[.$C341]*[.F$13]" office:value-type="currency" office:currency="CAD" office:value="353.35" calcext:value-type="currency">
            <text:p>$353.35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[.D$10]+[.$C342]*[.D$13]" office:value-type="currency" office:currency="CAD" office:value="404.8805" calcext:value-type="currency">
            <text:p>$404.88</text:p>
          </table:table-cell>
          <table:table-cell table:formula="of:=[.E$10]+[.$C342]*[.E$13]" office:value-type="currency" office:currency="CAD" office:value="279.0785" calcext:value-type="currency">
            <text:p>$279.08</text:p>
          </table:table-cell>
          <table:table-cell table:formula="of:=[.F$10]+[.$C342]*[.F$13]" office:value-type="currency" office:currency="CAD" office:value="353.4" calcext:value-type="currency">
            <text:p>$353.40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[.D$10]+[.$C343]*[.D$13]" office:value-type="currency" office:currency="CAD" office:value="406.134" calcext:value-type="currency">
            <text:p>$406.13</text:p>
          </table:table-cell>
          <table:table-cell table:formula="of:=[.E$10]+[.$C343]*[.E$13]" office:value-type="currency" office:currency="CAD" office:value="279.4085" calcext:value-type="currency">
            <text:p>$279.41</text:p>
          </table:table-cell>
          <table:table-cell table:formula="of:=[.F$10]+[.$C343]*[.F$13]" office:value-type="currency" office:currency="CAD" office:value="353.45" calcext:value-type="currency">
            <text:p>$353.45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[.D$10]+[.$C344]*[.D$13]" office:value-type="currency" office:currency="CAD" office:value="407.3875" calcext:value-type="currency">
            <text:p>$407.39</text:p>
          </table:table-cell>
          <table:table-cell table:formula="of:=[.E$10]+[.$C344]*[.E$13]" office:value-type="currency" office:currency="CAD" office:value="279.7385" calcext:value-type="currency">
            <text:p>$279.74</text:p>
          </table:table-cell>
          <table:table-cell table:formula="of:=[.F$10]+[.$C344]*[.F$13]" office:value-type="currency" office:currency="CAD" office:value="353.5" calcext:value-type="currency">
            <text:p>$353.50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[.D$10]+[.$C345]*[.D$13]" office:value-type="currency" office:currency="CAD" office:value="408.641" calcext:value-type="currency">
            <text:p>$408.64</text:p>
          </table:table-cell>
          <table:table-cell table:formula="of:=[.E$10]+[.$C345]*[.E$13]" office:value-type="currency" office:currency="CAD" office:value="280.0685" calcext:value-type="currency">
            <text:p>$280.07</text:p>
          </table:table-cell>
          <table:table-cell table:formula="of:=[.F$10]+[.$C345]*[.F$13]" office:value-type="currency" office:currency="CAD" office:value="353.55" calcext:value-type="currency">
            <text:p>$353.55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[.D$10]+[.$C346]*[.D$13]" office:value-type="currency" office:currency="CAD" office:value="409.8945" calcext:value-type="currency">
            <text:p>$409.89</text:p>
          </table:table-cell>
          <table:table-cell table:formula="of:=[.E$10]+[.$C346]*[.E$13]" office:value-type="currency" office:currency="CAD" office:value="280.3985" calcext:value-type="currency">
            <text:p>$280.40</text:p>
          </table:table-cell>
          <table:table-cell table:formula="of:=[.F$10]+[.$C346]*[.F$13]" office:value-type="currency" office:currency="CAD" office:value="353.6" calcext:value-type="currency">
            <text:p>$353.60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[.D$10]+[.$C347]*[.D$13]" office:value-type="currency" office:currency="CAD" office:value="411.148" calcext:value-type="currency">
            <text:p>$411.15</text:p>
          </table:table-cell>
          <table:table-cell table:formula="of:=[.E$10]+[.$C347]*[.E$13]" office:value-type="currency" office:currency="CAD" office:value="280.7285" calcext:value-type="currency">
            <text:p>$280.73</text:p>
          </table:table-cell>
          <table:table-cell table:formula="of:=[.F$10]+[.$C347]*[.F$13]" office:value-type="currency" office:currency="CAD" office:value="353.65" calcext:value-type="currency">
            <text:p>$353.65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[.D$10]+[.$C348]*[.D$13]" office:value-type="currency" office:currency="CAD" office:value="412.4015" calcext:value-type="currency">
            <text:p>$412.40</text:p>
          </table:table-cell>
          <table:table-cell table:formula="of:=[.E$10]+[.$C348]*[.E$13]" office:value-type="currency" office:currency="CAD" office:value="281.0585" calcext:value-type="currency">
            <text:p>$281.06</text:p>
          </table:table-cell>
          <table:table-cell table:formula="of:=[.F$10]+[.$C348]*[.F$13]" office:value-type="currency" office:currency="CAD" office:value="353.7" calcext:value-type="currency">
            <text:p>$353.70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[.D$10]+[.$C349]*[.D$13]" office:value-type="currency" office:currency="CAD" office:value="413.655" calcext:value-type="currency">
            <text:p>$413.66</text:p>
          </table:table-cell>
          <table:table-cell table:formula="of:=[.E$10]+[.$C349]*[.E$13]" office:value-type="currency" office:currency="CAD" office:value="281.3885" calcext:value-type="currency">
            <text:p>$281.39</text:p>
          </table:table-cell>
          <table:table-cell table:formula="of:=[.F$10]+[.$C349]*[.F$13]" office:value-type="currency" office:currency="CAD" office:value="353.75" calcext:value-type="currency">
            <text:p>$353.75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[.D$10]+[.$C350]*[.D$13]" office:value-type="currency" office:currency="CAD" office:value="414.9085" calcext:value-type="currency">
            <text:p>$414.91</text:p>
          </table:table-cell>
          <table:table-cell table:formula="of:=[.E$10]+[.$C350]*[.E$13]" office:value-type="currency" office:currency="CAD" office:value="281.7185" calcext:value-type="currency">
            <text:p>$281.72</text:p>
          </table:table-cell>
          <table:table-cell table:formula="of:=[.F$10]+[.$C350]*[.F$13]" office:value-type="currency" office:currency="CAD" office:value="353.8" calcext:value-type="currency">
            <text:p>$353.80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[.D$10]+[.$C351]*[.D$13]" office:value-type="currency" office:currency="CAD" office:value="416.162" calcext:value-type="currency">
            <text:p>$416.16</text:p>
          </table:table-cell>
          <table:table-cell table:formula="of:=[.E$10]+[.$C351]*[.E$13]" office:value-type="currency" office:currency="CAD" office:value="282.0485" calcext:value-type="currency">
            <text:p>$282.05</text:p>
          </table:table-cell>
          <table:table-cell table:formula="of:=[.F$10]+[.$C351]*[.F$13]" office:value-type="currency" office:currency="CAD" office:value="353.85" calcext:value-type="currency">
            <text:p>$353.85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[.D$10]+[.$C352]*[.D$13]" office:value-type="currency" office:currency="CAD" office:value="417.4155" calcext:value-type="currency">
            <text:p>$417.42</text:p>
          </table:table-cell>
          <table:table-cell table:formula="of:=[.E$10]+[.$C352]*[.E$13]" office:value-type="currency" office:currency="CAD" office:value="282.3785" calcext:value-type="currency">
            <text:p>$282.38</text:p>
          </table:table-cell>
          <table:table-cell table:formula="of:=[.F$10]+[.$C352]*[.F$13]" office:value-type="currency" office:currency="CAD" office:value="353.9" calcext:value-type="currency">
            <text:p>$353.90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[.D$10]+[.$C353]*[.D$13]" office:value-type="currency" office:currency="CAD" office:value="418.669" calcext:value-type="currency">
            <text:p>$418.67</text:p>
          </table:table-cell>
          <table:table-cell table:formula="of:=[.E$10]+[.$C353]*[.E$13]" office:value-type="currency" office:currency="CAD" office:value="282.7085" calcext:value-type="currency">
            <text:p>$282.71</text:p>
          </table:table-cell>
          <table:table-cell table:formula="of:=[.F$10]+[.$C353]*[.F$13]" office:value-type="currency" office:currency="CAD" office:value="353.95" calcext:value-type="currency">
            <text:p>$353.95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[.D$10]+[.$C354]*[.D$13]" office:value-type="currency" office:currency="CAD" office:value="419.9225" calcext:value-type="currency">
            <text:p>$419.92</text:p>
          </table:table-cell>
          <table:table-cell table:formula="of:=[.E$10]+[.$C354]*[.E$13]" office:value-type="currency" office:currency="CAD" office:value="283.0385" calcext:value-type="currency">
            <text:p>$283.04</text:p>
          </table:table-cell>
          <table:table-cell table:formula="of:=[.F$10]+[.$C354]*[.F$13]" office:value-type="currency" office:currency="CAD" office:value="354" calcext:value-type="currency">
            <text:p>$354.00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[.D$10]+[.$C355]*[.D$13]" office:value-type="currency" office:currency="CAD" office:value="421.176" calcext:value-type="currency">
            <text:p>$421.18</text:p>
          </table:table-cell>
          <table:table-cell table:formula="of:=[.E$10]+[.$C355]*[.E$13]" office:value-type="currency" office:currency="CAD" office:value="283.3685" calcext:value-type="currency">
            <text:p>$283.37</text:p>
          </table:table-cell>
          <table:table-cell table:formula="of:=[.F$10]+[.$C355]*[.F$13]" office:value-type="currency" office:currency="CAD" office:value="354.05" calcext:value-type="currency">
            <text:p>$354.05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[.D$10]+[.$C356]*[.D$13]" office:value-type="currency" office:currency="CAD" office:value="422.4295" calcext:value-type="currency">
            <text:p>$422.43</text:p>
          </table:table-cell>
          <table:table-cell table:formula="of:=[.E$10]+[.$C356]*[.E$13]" office:value-type="currency" office:currency="CAD" office:value="283.6985" calcext:value-type="currency">
            <text:p>$283.70</text:p>
          </table:table-cell>
          <table:table-cell table:formula="of:=[.F$10]+[.$C356]*[.F$13]" office:value-type="currency" office:currency="CAD" office:value="354.1" calcext:value-type="currency">
            <text:p>$354.10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[.D$10]+[.$C357]*[.D$13]" office:value-type="currency" office:currency="CAD" office:value="423.683" calcext:value-type="currency">
            <text:p>$423.68</text:p>
          </table:table-cell>
          <table:table-cell table:formula="of:=[.E$10]+[.$C357]*[.E$13]" office:value-type="currency" office:currency="CAD" office:value="284.0285" calcext:value-type="currency">
            <text:p>$284.03</text:p>
          </table:table-cell>
          <table:table-cell table:formula="of:=[.F$10]+[.$C357]*[.F$13]" office:value-type="currency" office:currency="CAD" office:value="354.15" calcext:value-type="currency">
            <text:p>$354.15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[.D$10]+[.$C358]*[.D$13]" office:value-type="currency" office:currency="CAD" office:value="424.9365" calcext:value-type="currency">
            <text:p>$424.94</text:p>
          </table:table-cell>
          <table:table-cell table:formula="of:=[.E$10]+[.$C358]*[.E$13]" office:value-type="currency" office:currency="CAD" office:value="284.3585" calcext:value-type="currency">
            <text:p>$284.36</text:p>
          </table:table-cell>
          <table:table-cell table:formula="of:=[.F$10]+[.$C358]*[.F$13]" office:value-type="currency" office:currency="CAD" office:value="354.2" calcext:value-type="currency">
            <text:p>$354.20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[.D$10]+[.$C359]*[.D$13]" office:value-type="currency" office:currency="CAD" office:value="426.19" calcext:value-type="currency">
            <text:p>$426.19</text:p>
          </table:table-cell>
          <table:table-cell table:formula="of:=[.E$10]+[.$C359]*[.E$13]" office:value-type="currency" office:currency="CAD" office:value="284.6885" calcext:value-type="currency">
            <text:p>$284.69</text:p>
          </table:table-cell>
          <table:table-cell table:formula="of:=[.F$10]+[.$C359]*[.F$13]" office:value-type="currency" office:currency="CAD" office:value="354.25" calcext:value-type="currency">
            <text:p>$354.25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[.D$10]+[.$C360]*[.D$13]" office:value-type="currency" office:currency="CAD" office:value="427.4435" calcext:value-type="currency">
            <text:p>$427.44</text:p>
          </table:table-cell>
          <table:table-cell table:formula="of:=[.E$10]+[.$C360]*[.E$13]" office:value-type="currency" office:currency="CAD" office:value="285.0185" calcext:value-type="currency">
            <text:p>$285.02</text:p>
          </table:table-cell>
          <table:table-cell table:formula="of:=[.F$10]+[.$C360]*[.F$13]" office:value-type="currency" office:currency="CAD" office:value="354.3" calcext:value-type="currency">
            <text:p>$354.30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[.D$10]+[.$C361]*[.D$13]" office:value-type="currency" office:currency="CAD" office:value="428.697" calcext:value-type="currency">
            <text:p>$428.70</text:p>
          </table:table-cell>
          <table:table-cell table:formula="of:=[.E$10]+[.$C361]*[.E$13]" office:value-type="currency" office:currency="CAD" office:value="285.3485" calcext:value-type="currency">
            <text:p>$285.35</text:p>
          </table:table-cell>
          <table:table-cell table:formula="of:=[.F$10]+[.$C361]*[.F$13]" office:value-type="currency" office:currency="CAD" office:value="354.35" calcext:value-type="currency">
            <text:p>$354.35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[.D$10]+[.$C362]*[.D$13]" office:value-type="currency" office:currency="CAD" office:value="429.9505" calcext:value-type="currency">
            <text:p>$429.95</text:p>
          </table:table-cell>
          <table:table-cell table:formula="of:=[.E$10]+[.$C362]*[.E$13]" office:value-type="currency" office:currency="CAD" office:value="285.6785" calcext:value-type="currency">
            <text:p>$285.68</text:p>
          </table:table-cell>
          <table:table-cell table:formula="of:=[.F$10]+[.$C362]*[.F$13]" office:value-type="currency" office:currency="CAD" office:value="354.4" calcext:value-type="currency">
            <text:p>$354.40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[.D$10]+[.$C363]*[.D$13]" office:value-type="currency" office:currency="CAD" office:value="431.204" calcext:value-type="currency">
            <text:p>$431.20</text:p>
          </table:table-cell>
          <table:table-cell table:formula="of:=[.E$10]+[.$C363]*[.E$13]" office:value-type="currency" office:currency="CAD" office:value="286.0085" calcext:value-type="currency">
            <text:p>$286.01</text:p>
          </table:table-cell>
          <table:table-cell table:formula="of:=[.F$10]+[.$C363]*[.F$13]" office:value-type="currency" office:currency="CAD" office:value="354.45" calcext:value-type="currency">
            <text:p>$354.45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[.D$10]+[.$C364]*[.D$13]" office:value-type="currency" office:currency="CAD" office:value="432.4575" calcext:value-type="currency">
            <text:p>$432.46</text:p>
          </table:table-cell>
          <table:table-cell table:formula="of:=[.E$10]+[.$C364]*[.E$13]" office:value-type="currency" office:currency="CAD" office:value="286.3385" calcext:value-type="currency">
            <text:p>$286.34</text:p>
          </table:table-cell>
          <table:table-cell table:formula="of:=[.F$10]+[.$C364]*[.F$13]" office:value-type="currency" office:currency="CAD" office:value="354.5" calcext:value-type="currency">
            <text:p>$354.50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[.D$10]+[.$C365]*[.D$13]" office:value-type="currency" office:currency="CAD" office:value="433.711" calcext:value-type="currency">
            <text:p>$433.71</text:p>
          </table:table-cell>
          <table:table-cell table:formula="of:=[.E$10]+[.$C365]*[.E$13]" office:value-type="currency" office:currency="CAD" office:value="286.6685" calcext:value-type="currency">
            <text:p>$286.67</text:p>
          </table:table-cell>
          <table:table-cell table:formula="of:=[.F$10]+[.$C365]*[.F$13]" office:value-type="currency" office:currency="CAD" office:value="354.55" calcext:value-type="currency">
            <text:p>$354.55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[.D$10]+[.$C366]*[.D$13]" office:value-type="currency" office:currency="CAD" office:value="434.9645" calcext:value-type="currency">
            <text:p>$434.96</text:p>
          </table:table-cell>
          <table:table-cell table:formula="of:=[.E$10]+[.$C366]*[.E$13]" office:value-type="currency" office:currency="CAD" office:value="286.9985" calcext:value-type="currency">
            <text:p>$287.00</text:p>
          </table:table-cell>
          <table:table-cell table:formula="of:=[.F$10]+[.$C366]*[.F$13]" office:value-type="currency" office:currency="CAD" office:value="354.6" calcext:value-type="currency">
            <text:p>$354.60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[.D$10]+[.$C367]*[.D$13]" office:value-type="currency" office:currency="CAD" office:value="436.218" calcext:value-type="currency">
            <text:p>$436.22</text:p>
          </table:table-cell>
          <table:table-cell table:formula="of:=[.E$10]+[.$C367]*[.E$13]" office:value-type="currency" office:currency="CAD" office:value="287.3285" calcext:value-type="currency">
            <text:p>$287.33</text:p>
          </table:table-cell>
          <table:table-cell table:formula="of:=[.F$10]+[.$C367]*[.F$13]" office:value-type="currency" office:currency="CAD" office:value="354.65" calcext:value-type="currency">
            <text:p>$354.65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[.D$10]+[.$C368]*[.D$13]" office:value-type="currency" office:currency="CAD" office:value="437.4715" calcext:value-type="currency">
            <text:p>$437.47</text:p>
          </table:table-cell>
          <table:table-cell table:formula="of:=[.E$10]+[.$C368]*[.E$13]" office:value-type="currency" office:currency="CAD" office:value="287.6585" calcext:value-type="currency">
            <text:p>$287.66</text:p>
          </table:table-cell>
          <table:table-cell table:formula="of:=[.F$10]+[.$C368]*[.F$13]" office:value-type="currency" office:currency="CAD" office:value="354.7" calcext:value-type="currency">
            <text:p>$354.70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[.D$10]+[.$C369]*[.D$13]" office:value-type="currency" office:currency="CAD" office:value="438.725" calcext:value-type="currency">
            <text:p>$438.73</text:p>
          </table:table-cell>
          <table:table-cell table:formula="of:=[.E$10]+[.$C369]*[.E$13]" office:value-type="currency" office:currency="CAD" office:value="287.9885" calcext:value-type="currency">
            <text:p>$287.99</text:p>
          </table:table-cell>
          <table:table-cell table:formula="of:=[.F$10]+[.$C369]*[.F$13]" office:value-type="currency" office:currency="CAD" office:value="354.75" calcext:value-type="currency">
            <text:p>$354.75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[.D$10]+[.$C370]*[.D$13]" office:value-type="currency" office:currency="CAD" office:value="439.9785" calcext:value-type="currency">
            <text:p>$439.98</text:p>
          </table:table-cell>
          <table:table-cell table:formula="of:=[.E$10]+[.$C370]*[.E$13]" office:value-type="currency" office:currency="CAD" office:value="288.3185" calcext:value-type="currency">
            <text:p>$288.32</text:p>
          </table:table-cell>
          <table:table-cell table:formula="of:=[.F$10]+[.$C370]*[.F$13]" office:value-type="currency" office:currency="CAD" office:value="354.8" calcext:value-type="currency">
            <text:p>$354.80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[.D$10]+[.$C371]*[.D$13]" office:value-type="currency" office:currency="CAD" office:value="441.232" calcext:value-type="currency">
            <text:p>$441.23</text:p>
          </table:table-cell>
          <table:table-cell table:formula="of:=[.E$10]+[.$C371]*[.E$13]" office:value-type="currency" office:currency="CAD" office:value="288.6485" calcext:value-type="currency">
            <text:p>$288.65</text:p>
          </table:table-cell>
          <table:table-cell table:formula="of:=[.F$10]+[.$C371]*[.F$13]" office:value-type="currency" office:currency="CAD" office:value="354.85" calcext:value-type="currency">
            <text:p>$354.85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[.D$10]+[.$C372]*[.D$13]" office:value-type="currency" office:currency="CAD" office:value="442.4855" calcext:value-type="currency">
            <text:p>$442.49</text:p>
          </table:table-cell>
          <table:table-cell table:formula="of:=[.E$10]+[.$C372]*[.E$13]" office:value-type="currency" office:currency="CAD" office:value="288.9785" calcext:value-type="currency">
            <text:p>$288.98</text:p>
          </table:table-cell>
          <table:table-cell table:formula="of:=[.F$10]+[.$C372]*[.F$13]" office:value-type="currency" office:currency="CAD" office:value="354.9" calcext:value-type="currency">
            <text:p>$354.90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[.D$10]+[.$C373]*[.D$13]" office:value-type="currency" office:currency="CAD" office:value="443.739" calcext:value-type="currency">
            <text:p>$443.74</text:p>
          </table:table-cell>
          <table:table-cell table:formula="of:=[.E$10]+[.$C373]*[.E$13]" office:value-type="currency" office:currency="CAD" office:value="289.3085" calcext:value-type="currency">
            <text:p>$289.31</text:p>
          </table:table-cell>
          <table:table-cell table:formula="of:=[.F$10]+[.$C373]*[.F$13]" office:value-type="currency" office:currency="CAD" office:value="354.95" calcext:value-type="currency">
            <text:p>$354.95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[.D$10]+[.$C374]*[.D$13]" office:value-type="currency" office:currency="CAD" office:value="444.9925" calcext:value-type="currency">
            <text:p>$444.99</text:p>
          </table:table-cell>
          <table:table-cell table:formula="of:=[.E$10]+[.$C374]*[.E$13]" office:value-type="currency" office:currency="CAD" office:value="289.6385" calcext:value-type="currency">
            <text:p>$289.64</text:p>
          </table:table-cell>
          <table:table-cell table:formula="of:=[.F$10]+[.$C374]*[.F$13]" office:value-type="currency" office:currency="CAD" office:value="355" calcext:value-type="currency">
            <text:p>$355.00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[.D$10]+[.$C375]*[.D$13]" office:value-type="currency" office:currency="CAD" office:value="446.246" calcext:value-type="currency">
            <text:p>$446.25</text:p>
          </table:table-cell>
          <table:table-cell table:formula="of:=[.E$10]+[.$C375]*[.E$13]" office:value-type="currency" office:currency="CAD" office:value="289.9685" calcext:value-type="currency">
            <text:p>$289.97</text:p>
          </table:table-cell>
          <table:table-cell table:formula="of:=[.F$10]+[.$C375]*[.F$13]" office:value-type="currency" office:currency="CAD" office:value="355.05" calcext:value-type="currency">
            <text:p>$355.05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[.D$10]+[.$C376]*[.D$13]" office:value-type="currency" office:currency="CAD" office:value="447.4995" calcext:value-type="currency">
            <text:p>$447.50</text:p>
          </table:table-cell>
          <table:table-cell table:formula="of:=[.E$10]+[.$C376]*[.E$13]" office:value-type="currency" office:currency="CAD" office:value="290.2985" calcext:value-type="currency">
            <text:p>$290.30</text:p>
          </table:table-cell>
          <table:table-cell table:formula="of:=[.F$10]+[.$C376]*[.F$13]" office:value-type="currency" office:currency="CAD" office:value="355.1" calcext:value-type="currency">
            <text:p>$355.10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[.D$10]+[.$C377]*[.D$13]" office:value-type="currency" office:currency="CAD" office:value="448.753" calcext:value-type="currency">
            <text:p>$448.75</text:p>
          </table:table-cell>
          <table:table-cell table:formula="of:=[.E$10]+[.$C377]*[.E$13]" office:value-type="currency" office:currency="CAD" office:value="290.6285" calcext:value-type="currency">
            <text:p>$290.63</text:p>
          </table:table-cell>
          <table:table-cell table:formula="of:=[.F$10]+[.$C377]*[.F$13]" office:value-type="currency" office:currency="CAD" office:value="355.15" calcext:value-type="currency">
            <text:p>$355.15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[.D$10]+[.$C378]*[.D$13]" office:value-type="currency" office:currency="CAD" office:value="450.0065" calcext:value-type="currency">
            <text:p>$450.01</text:p>
          </table:table-cell>
          <table:table-cell table:formula="of:=[.E$10]+[.$C378]*[.E$13]" office:value-type="currency" office:currency="CAD" office:value="290.9585" calcext:value-type="currency">
            <text:p>$290.96</text:p>
          </table:table-cell>
          <table:table-cell table:formula="of:=[.F$10]+[.$C378]*[.F$13]" office:value-type="currency" office:currency="CAD" office:value="355.2" calcext:value-type="currency">
            <text:p>$355.20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[.D$10]+[.$C379]*[.D$13]" office:value-type="currency" office:currency="CAD" office:value="451.26" calcext:value-type="currency">
            <text:p>$451.26</text:p>
          </table:table-cell>
          <table:table-cell table:formula="of:=[.E$10]+[.$C379]*[.E$13]" office:value-type="currency" office:currency="CAD" office:value="291.2885" calcext:value-type="currency">
            <text:p>$291.29</text:p>
          </table:table-cell>
          <table:table-cell table:formula="of:=[.F$10]+[.$C379]*[.F$13]" office:value-type="currency" office:currency="CAD" office:value="355.25" calcext:value-type="currency">
            <text:p>$355.25</text:p>
          </table:table-cell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[.D$10]+[.$C380]*[.D$13]" office:value-type="currency" office:currency="CAD" office:value="452.5135" calcext:value-type="currency">
            <text:p>$452.51</text:p>
          </table:table-cell>
          <table:table-cell table:formula="of:=[.E$10]+[.$C380]*[.E$13]" office:value-type="currency" office:currency="CAD" office:value="291.6185" calcext:value-type="currency">
            <text:p>$291.62</text:p>
          </table:table-cell>
          <table:table-cell table:formula="of:=[.F$10]+[.$C380]*[.F$13]" office:value-type="currency" office:currency="CAD" office:value="355.3" calcext:value-type="currency">
            <text:p>$355.30</text:p>
          </table:table-cell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[.D$10]+[.$C381]*[.D$13]" office:value-type="currency" office:currency="CAD" office:value="453.767" calcext:value-type="currency">
            <text:p>$453.77</text:p>
          </table:table-cell>
          <table:table-cell table:formula="of:=[.E$10]+[.$C381]*[.E$13]" office:value-type="currency" office:currency="CAD" office:value="291.9485" calcext:value-type="currency">
            <text:p>$291.95</text:p>
          </table:table-cell>
          <table:table-cell table:formula="of:=[.F$10]+[.$C381]*[.F$13]" office:value-type="currency" office:currency="CAD" office:value="355.35" calcext:value-type="currency">
            <text:p>$355.35</text:p>
          </table:table-cell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[.D$10]+[.$C382]*[.D$13]" office:value-type="currency" office:currency="CAD" office:value="455.0205" calcext:value-type="currency">
            <text:p>$455.02</text:p>
          </table:table-cell>
          <table:table-cell table:formula="of:=[.E$10]+[.$C382]*[.E$13]" office:value-type="currency" office:currency="CAD" office:value="292.2785" calcext:value-type="currency">
            <text:p>$292.28</text:p>
          </table:table-cell>
          <table:table-cell table:formula="of:=[.F$10]+[.$C382]*[.F$13]" office:value-type="currency" office:currency="CAD" office:value="355.4" calcext:value-type="currency">
            <text:p>$355.40</text:p>
          </table:table-cell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[.D$10]+[.$C383]*[.D$13]" office:value-type="currency" office:currency="CAD" office:value="456.274" calcext:value-type="currency">
            <text:p>$456.27</text:p>
          </table:table-cell>
          <table:table-cell table:formula="of:=[.E$10]+[.$C383]*[.E$13]" office:value-type="currency" office:currency="CAD" office:value="292.6085" calcext:value-type="currency">
            <text:p>$292.61</text:p>
          </table:table-cell>
          <table:table-cell table:formula="of:=[.F$10]+[.$C383]*[.F$13]" office:value-type="currency" office:currency="CAD" office:value="355.45" calcext:value-type="currency">
            <text:p>$355.45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[.D$10]+[.$C384]*[.D$13]" office:value-type="currency" office:currency="CAD" office:value="457.5275" calcext:value-type="currency">
            <text:p>$457.53</text:p>
          </table:table-cell>
          <table:table-cell table:formula="of:=[.E$10]+[.$C384]*[.E$13]" office:value-type="currency" office:currency="CAD" office:value="292.9385" calcext:value-type="currency">
            <text:p>$292.94</text:p>
          </table:table-cell>
          <table:table-cell table:formula="of:=[.F$10]+[.$C384]*[.F$13]" office:value-type="currency" office:currency="CAD" office:value="355.5" calcext:value-type="currency">
            <text:p>$355.50</text:p>
          </table:table-cell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[.D$10]+[.$C385]*[.D$13]" office:value-type="currency" office:currency="CAD" office:value="458.781" calcext:value-type="currency">
            <text:p>$458.78</text:p>
          </table:table-cell>
          <table:table-cell table:formula="of:=[.E$10]+[.$C385]*[.E$13]" office:value-type="currency" office:currency="CAD" office:value="293.2685" calcext:value-type="currency">
            <text:p>$293.27</text:p>
          </table:table-cell>
          <table:table-cell table:formula="of:=[.F$10]+[.$C385]*[.F$13]" office:value-type="currency" office:currency="CAD" office:value="355.55" calcext:value-type="currency">
            <text:p>$355.55</text:p>
          </table:table-cell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[.D$10]+[.$C386]*[.D$13]" office:value-type="currency" office:currency="CAD" office:value="460.0345" calcext:value-type="currency">
            <text:p>$460.03</text:p>
          </table:table-cell>
          <table:table-cell table:formula="of:=[.E$10]+[.$C386]*[.E$13]" office:value-type="currency" office:currency="CAD" office:value="293.5985" calcext:value-type="currency">
            <text:p>$293.60</text:p>
          </table:table-cell>
          <table:table-cell table:formula="of:=[.F$10]+[.$C386]*[.F$13]" office:value-type="currency" office:currency="CAD" office:value="355.6" calcext:value-type="currency">
            <text:p>$355.60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[.D$10]+[.$C387]*[.D$13]" office:value-type="currency" office:currency="CAD" office:value="461.288" calcext:value-type="currency">
            <text:p>$461.29</text:p>
          </table:table-cell>
          <table:table-cell table:formula="of:=[.E$10]+[.$C387]*[.E$13]" office:value-type="currency" office:currency="CAD" office:value="293.9285" calcext:value-type="currency">
            <text:p>$293.93</text:p>
          </table:table-cell>
          <table:table-cell table:formula="of:=[.F$10]+[.$C387]*[.F$13]" office:value-type="currency" office:currency="CAD" office:value="355.65" calcext:value-type="currency">
            <text:p>$355.65</text:p>
          </table:table-cell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[.D$10]+[.$C388]*[.D$13]" office:value-type="currency" office:currency="CAD" office:value="462.5415" calcext:value-type="currency">
            <text:p>$462.54</text:p>
          </table:table-cell>
          <table:table-cell table:formula="of:=[.E$10]+[.$C388]*[.E$13]" office:value-type="currency" office:currency="CAD" office:value="294.2585" calcext:value-type="currency">
            <text:p>$294.26</text:p>
          </table:table-cell>
          <table:table-cell table:formula="of:=[.F$10]+[.$C388]*[.F$13]" office:value-type="currency" office:currency="CAD" office:value="355.7" calcext:value-type="currency">
            <text:p>$355.70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[.D$10]+[.$C389]*[.D$13]" office:value-type="currency" office:currency="CAD" office:value="463.795" calcext:value-type="currency">
            <text:p>$463.80</text:p>
          </table:table-cell>
          <table:table-cell table:formula="of:=[.E$10]+[.$C389]*[.E$13]" office:value-type="currency" office:currency="CAD" office:value="294.5885" calcext:value-type="currency">
            <text:p>$294.59</text:p>
          </table:table-cell>
          <table:table-cell table:formula="of:=[.F$10]+[.$C389]*[.F$13]" office:value-type="currency" office:currency="CAD" office:value="355.75" calcext:value-type="currency">
            <text:p>$355.7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[.D$10]+[.$C390]*[.D$13]" office:value-type="currency" office:currency="CAD" office:value="465.0485" calcext:value-type="currency">
            <text:p>$465.05</text:p>
          </table:table-cell>
          <table:table-cell table:formula="of:=[.E$10]+[.$C390]*[.E$13]" office:value-type="currency" office:currency="CAD" office:value="294.9185" calcext:value-type="currency">
            <text:p>$294.92</text:p>
          </table:table-cell>
          <table:table-cell table:formula="of:=[.F$10]+[.$C390]*[.F$13]" office:value-type="currency" office:currency="CAD" office:value="355.8" calcext:value-type="currency">
            <text:p>$355.80</text:p>
          </table:table-cell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[.D$10]+[.$C391]*[.D$13]" office:value-type="currency" office:currency="CAD" office:value="466.302" calcext:value-type="currency">
            <text:p>$466.30</text:p>
          </table:table-cell>
          <table:table-cell table:formula="of:=[.E$10]+[.$C391]*[.E$13]" office:value-type="currency" office:currency="CAD" office:value="295.2485" calcext:value-type="currency">
            <text:p>$295.25</text:p>
          </table:table-cell>
          <table:table-cell table:formula="of:=[.F$10]+[.$C391]*[.F$13]" office:value-type="currency" office:currency="CAD" office:value="355.85" calcext:value-type="currency">
            <text:p>$355.85</text:p>
          </table:table-cell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[.D$10]+[.$C392]*[.D$13]" office:value-type="currency" office:currency="CAD" office:value="467.5555" calcext:value-type="currency">
            <text:p>$467.56</text:p>
          </table:table-cell>
          <table:table-cell table:formula="of:=[.E$10]+[.$C392]*[.E$13]" office:value-type="currency" office:currency="CAD" office:value="295.5785" calcext:value-type="currency">
            <text:p>$295.58</text:p>
          </table:table-cell>
          <table:table-cell table:formula="of:=[.F$10]+[.$C392]*[.F$13]" office:value-type="currency" office:currency="CAD" office:value="355.9" calcext:value-type="currency">
            <text:p>$355.90</text:p>
          </table:table-cell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[.D$10]+[.$C393]*[.D$13]" office:value-type="currency" office:currency="CAD" office:value="468.809" calcext:value-type="currency">
            <text:p>$468.81</text:p>
          </table:table-cell>
          <table:table-cell table:formula="of:=[.E$10]+[.$C393]*[.E$13]" office:value-type="currency" office:currency="CAD" office:value="295.9085" calcext:value-type="currency">
            <text:p>$295.91</text:p>
          </table:table-cell>
          <table:table-cell table:formula="of:=[.F$10]+[.$C393]*[.F$13]" office:value-type="currency" office:currency="CAD" office:value="355.95" calcext:value-type="currency">
            <text:p>$355.95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[.D$10]+[.$C394]*[.D$13]" office:value-type="currency" office:currency="CAD" office:value="470.0625" calcext:value-type="currency">
            <text:p>$470.06</text:p>
          </table:table-cell>
          <table:table-cell table:formula="of:=[.E$10]+[.$C394]*[.E$13]" office:value-type="currency" office:currency="CAD" office:value="296.2385" calcext:value-type="currency">
            <text:p>$296.24</text:p>
          </table:table-cell>
          <table:table-cell table:formula="of:=[.F$10]+[.$C394]*[.F$13]" office:value-type="currency" office:currency="CAD" office:value="356" calcext:value-type="currency">
            <text:p>$356.00</text:p>
          </table:table-cell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[.D$10]+[.$C395]*[.D$13]" office:value-type="currency" office:currency="CAD" office:value="471.316" calcext:value-type="currency">
            <text:p>$471.32</text:p>
          </table:table-cell>
          <table:table-cell table:formula="of:=[.E$10]+[.$C395]*[.E$13]" office:value-type="currency" office:currency="CAD" office:value="296.5685" calcext:value-type="currency">
            <text:p>$296.57</text:p>
          </table:table-cell>
          <table:table-cell table:formula="of:=[.F$10]+[.$C395]*[.F$13]" office:value-type="currency" office:currency="CAD" office:value="356.05" calcext:value-type="currency">
            <text:p>$356.05</text:p>
          </table:table-cell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[.D$10]+[.$C396]*[.D$13]" office:value-type="currency" office:currency="CAD" office:value="472.5695" calcext:value-type="currency">
            <text:p>$472.57</text:p>
          </table:table-cell>
          <table:table-cell table:formula="of:=[.E$10]+[.$C396]*[.E$13]" office:value-type="currency" office:currency="CAD" office:value="296.8985" calcext:value-type="currency">
            <text:p>$296.90</text:p>
          </table:table-cell>
          <table:table-cell table:formula="of:=[.F$10]+[.$C396]*[.F$13]" office:value-type="currency" office:currency="CAD" office:value="356.1" calcext:value-type="currency">
            <text:p>$356.10</text:p>
          </table:table-cell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[.D$10]+[.$C397]*[.D$13]" office:value-type="currency" office:currency="CAD" office:value="473.823" calcext:value-type="currency">
            <text:p>$473.82</text:p>
          </table:table-cell>
          <table:table-cell table:formula="of:=[.E$10]+[.$C397]*[.E$13]" office:value-type="currency" office:currency="CAD" office:value="297.2285" calcext:value-type="currency">
            <text:p>$297.23</text:p>
          </table:table-cell>
          <table:table-cell table:formula="of:=[.F$10]+[.$C397]*[.F$13]" office:value-type="currency" office:currency="CAD" office:value="356.15" calcext:value-type="currency">
            <text:p>$356.15</text:p>
          </table:table-cell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[.D$10]+[.$C398]*[.D$13]" office:value-type="currency" office:currency="CAD" office:value="475.0765" calcext:value-type="currency">
            <text:p>$475.08</text:p>
          </table:table-cell>
          <table:table-cell table:formula="of:=[.E$10]+[.$C398]*[.E$13]" office:value-type="currency" office:currency="CAD" office:value="297.5585" calcext:value-type="currency">
            <text:p>$297.56</text:p>
          </table:table-cell>
          <table:table-cell table:formula="of:=[.F$10]+[.$C398]*[.F$13]" office:value-type="currency" office:currency="CAD" office:value="356.2" calcext:value-type="currency">
            <text:p>$356.20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[.D$10]+[.$C399]*[.D$13]" office:value-type="currency" office:currency="CAD" office:value="476.33" calcext:value-type="currency">
            <text:p>$476.33</text:p>
          </table:table-cell>
          <table:table-cell table:formula="of:=[.E$10]+[.$C399]*[.E$13]" office:value-type="currency" office:currency="CAD" office:value="297.8885" calcext:value-type="currency">
            <text:p>$297.89</text:p>
          </table:table-cell>
          <table:table-cell table:formula="of:=[.F$10]+[.$C399]*[.F$13]" office:value-type="currency" office:currency="CAD" office:value="356.25" calcext:value-type="currency">
            <text:p>$356.25</text:p>
          </table:table-cell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[.D$10]+[.$C400]*[.D$13]" office:value-type="currency" office:currency="CAD" office:value="477.5835" calcext:value-type="currency">
            <text:p>$477.58</text:p>
          </table:table-cell>
          <table:table-cell table:formula="of:=[.E$10]+[.$C400]*[.E$13]" office:value-type="currency" office:currency="CAD" office:value="298.2185" calcext:value-type="currency">
            <text:p>$298.22</text:p>
          </table:table-cell>
          <table:table-cell table:formula="of:=[.F$10]+[.$C400]*[.F$13]" office:value-type="currency" office:currency="CAD" office:value="356.3" calcext:value-type="currency">
            <text:p>$356.30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[.D$10]+[.$C401]*[.D$13]" office:value-type="currency" office:currency="CAD" office:value="478.837" calcext:value-type="currency">
            <text:p>$478.84</text:p>
          </table:table-cell>
          <table:table-cell table:formula="of:=[.E$10]+[.$C401]*[.E$13]" office:value-type="currency" office:currency="CAD" office:value="298.5485" calcext:value-type="currency">
            <text:p>$298.55</text:p>
          </table:table-cell>
          <table:table-cell table:formula="of:=[.F$10]+[.$C401]*[.F$13]" office:value-type="currency" office:currency="CAD" office:value="356.35" calcext:value-type="currency">
            <text:p>$356.35</text:p>
          </table:table-cell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[.D$10]+[.$C402]*[.D$13]" office:value-type="currency" office:currency="CAD" office:value="480.0905" calcext:value-type="currency">
            <text:p>$480.09</text:p>
          </table:table-cell>
          <table:table-cell table:formula="of:=[.E$10]+[.$C402]*[.E$13]" office:value-type="currency" office:currency="CAD" office:value="298.8785" calcext:value-type="currency">
            <text:p>$298.88</text:p>
          </table:table-cell>
          <table:table-cell table:formula="of:=[.F$10]+[.$C402]*[.F$13]" office:value-type="currency" office:currency="CAD" office:value="356.4" calcext:value-type="currency">
            <text:p>$356.40</text:p>
          </table:table-cell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$10]+[.$C403]*[.D$13]" office:value-type="currency" office:currency="CAD" office:value="481.344" calcext:value-type="currency">
            <text:p>$481.34</text:p>
          </table:table-cell>
          <table:table-cell table:formula="of:=[.E$10]+[.$C403]*[.E$13]" office:value-type="currency" office:currency="CAD" office:value="299.2085" calcext:value-type="currency">
            <text:p>$299.21</text:p>
          </table:table-cell>
          <table:table-cell table:formula="of:=[.F$10]+[.$C403]*[.F$13]" office:value-type="currency" office:currency="CAD" office:value="356.45" calcext:value-type="currency">
            <text:p>$356.45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[.D$10]+[.$C404]*[.D$13]" office:value-type="currency" office:currency="CAD" office:value="482.5975" calcext:value-type="currency">
            <text:p>$482.60</text:p>
          </table:table-cell>
          <table:table-cell table:formula="of:=[.E$10]+[.$C404]*[.E$13]" office:value-type="currency" office:currency="CAD" office:value="299.5385" calcext:value-type="currency">
            <text:p>$299.54</text:p>
          </table:table-cell>
          <table:table-cell table:formula="of:=[.F$10]+[.$C404]*[.F$13]" office:value-type="currency" office:currency="CAD" office:value="356.5" calcext:value-type="currency">
            <text:p>$356.50</text:p>
          </table:table-cell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[.D$10]+[.$C405]*[.D$13]" office:value-type="currency" office:currency="CAD" office:value="483.851" calcext:value-type="currency">
            <text:p>$483.85</text:p>
          </table:table-cell>
          <table:table-cell table:formula="of:=[.E$10]+[.$C405]*[.E$13]" office:value-type="currency" office:currency="CAD" office:value="299.8685" calcext:value-type="currency">
            <text:p>$299.87</text:p>
          </table:table-cell>
          <table:table-cell table:formula="of:=[.F$10]+[.$C405]*[.F$13]" office:value-type="currency" office:currency="CAD" office:value="356.55" calcext:value-type="currency">
            <text:p>$356.55</text:p>
          </table:table-cell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[.D$10]+[.$C406]*[.D$13]" office:value-type="currency" office:currency="CAD" office:value="485.1045" calcext:value-type="currency">
            <text:p>$485.10</text:p>
          </table:table-cell>
          <table:table-cell table:formula="of:=[.E$10]+[.$C406]*[.E$13]" office:value-type="currency" office:currency="CAD" office:value="300.1985" calcext:value-type="currency">
            <text:p>$300.20</text:p>
          </table:table-cell>
          <table:table-cell table:formula="of:=[.F$10]+[.$C406]*[.F$13]" office:value-type="currency" office:currency="CAD" office:value="356.6" calcext:value-type="currency">
            <text:p>$356.60</text:p>
          </table:table-cell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[.D$10]+[.$C407]*[.D$13]" office:value-type="currency" office:currency="CAD" office:value="486.358" calcext:value-type="currency">
            <text:p>$486.36</text:p>
          </table:table-cell>
          <table:table-cell table:formula="of:=[.E$10]+[.$C407]*[.E$13]" office:value-type="currency" office:currency="CAD" office:value="300.5285" calcext:value-type="currency">
            <text:p>$300.53</text:p>
          </table:table-cell>
          <table:table-cell table:formula="of:=[.F$10]+[.$C407]*[.F$13]" office:value-type="currency" office:currency="CAD" office:value="356.65" calcext:value-type="currency">
            <text:p>$356.65</text:p>
          </table:table-cell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[.D$10]+[.$C408]*[.D$13]" office:value-type="currency" office:currency="CAD" office:value="487.6115" calcext:value-type="currency">
            <text:p>$487.61</text:p>
          </table:table-cell>
          <table:table-cell table:formula="of:=[.E$10]+[.$C408]*[.E$13]" office:value-type="currency" office:currency="CAD" office:value="300.8585" calcext:value-type="currency">
            <text:p>$300.86</text:p>
          </table:table-cell>
          <table:table-cell table:formula="of:=[.F$10]+[.$C408]*[.F$13]" office:value-type="currency" office:currency="CAD" office:value="356.7" calcext:value-type="currency">
            <text:p>$356.70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[.D$10]+[.$C409]*[.D$13]" office:value-type="currency" office:currency="CAD" office:value="488.865" calcext:value-type="currency">
            <text:p>$488.87</text:p>
          </table:table-cell>
          <table:table-cell table:formula="of:=[.E$10]+[.$C409]*[.E$13]" office:value-type="currency" office:currency="CAD" office:value="301.1885" calcext:value-type="currency">
            <text:p>$301.19</text:p>
          </table:table-cell>
          <table:table-cell table:formula="of:=[.F$10]+[.$C409]*[.F$13]" office:value-type="currency" office:currency="CAD" office:value="356.75" calcext:value-type="currency">
            <text:p>$356.75</text:p>
          </table:table-cell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[.D$10]+[.$C410]*[.D$13]" office:value-type="currency" office:currency="CAD" office:value="490.1185" calcext:value-type="currency">
            <text:p>$490.12</text:p>
          </table:table-cell>
          <table:table-cell table:formula="of:=[.E$10]+[.$C410]*[.E$13]" office:value-type="currency" office:currency="CAD" office:value="301.5185" calcext:value-type="currency">
            <text:p>$301.52</text:p>
          </table:table-cell>
          <table:table-cell table:formula="of:=[.F$10]+[.$C410]*[.F$13]" office:value-type="currency" office:currency="CAD" office:value="356.8" calcext:value-type="currency">
            <text:p>$356.80</text:p>
          </table:table-cell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[.D$10]+[.$C411]*[.D$13]" office:value-type="currency" office:currency="CAD" office:value="491.372" calcext:value-type="currency">
            <text:p>$491.37</text:p>
          </table:table-cell>
          <table:table-cell table:formula="of:=[.E$10]+[.$C411]*[.E$13]" office:value-type="currency" office:currency="CAD" office:value="301.8485" calcext:value-type="currency">
            <text:p>$301.85</text:p>
          </table:table-cell>
          <table:table-cell table:formula="of:=[.F$10]+[.$C411]*[.F$13]" office:value-type="currency" office:currency="CAD" office:value="356.85" calcext:value-type="currency">
            <text:p>$356.85</text:p>
          </table:table-cell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[.D$10]+[.$C412]*[.D$13]" office:value-type="currency" office:currency="CAD" office:value="492.6255" calcext:value-type="currency">
            <text:p>$492.63</text:p>
          </table:table-cell>
          <table:table-cell table:formula="of:=[.E$10]+[.$C412]*[.E$13]" office:value-type="currency" office:currency="CAD" office:value="302.1785" calcext:value-type="currency">
            <text:p>$302.18</text:p>
          </table:table-cell>
          <table:table-cell table:formula="of:=[.F$10]+[.$C412]*[.F$13]" office:value-type="currency" office:currency="CAD" office:value="356.9" calcext:value-type="currency">
            <text:p>$356.90</text:p>
          </table:table-cell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[.D$10]+[.$C413]*[.D$13]" office:value-type="currency" office:currency="CAD" office:value="493.879" calcext:value-type="currency">
            <text:p>$493.88</text:p>
          </table:table-cell>
          <table:table-cell table:formula="of:=[.E$10]+[.$C413]*[.E$13]" office:value-type="currency" office:currency="CAD" office:value="302.5085" calcext:value-type="currency">
            <text:p>$302.51</text:p>
          </table:table-cell>
          <table:table-cell table:formula="of:=[.F$10]+[.$C413]*[.F$13]" office:value-type="currency" office:currency="CAD" office:value="356.95" calcext:value-type="currency">
            <text:p>$356.95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[.D$10]+[.$C414]*[.D$13]" office:value-type="currency" office:currency="CAD" office:value="495.1325" calcext:value-type="currency">
            <text:p>$495.13</text:p>
          </table:table-cell>
          <table:table-cell table:formula="of:=[.E$10]+[.$C414]*[.E$13]" office:value-type="currency" office:currency="CAD" office:value="302.8385" calcext:value-type="currency">
            <text:p>$302.84</text:p>
          </table:table-cell>
          <table:table-cell table:formula="of:=[.F$10]+[.$C414]*[.F$13]" office:value-type="currency" office:currency="CAD" office:value="357" calcext:value-type="currency">
            <text:p>$357.00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[.D$10]+[.$C415]*[.D$13]" office:value-type="currency" office:currency="CAD" office:value="496.386" calcext:value-type="currency">
            <text:p>$496.39</text:p>
          </table:table-cell>
          <table:table-cell table:formula="of:=[.E$10]+[.$C415]*[.E$13]" office:value-type="currency" office:currency="CAD" office:value="303.1685" calcext:value-type="currency">
            <text:p>$303.17</text:p>
          </table:table-cell>
          <table:table-cell table:formula="of:=[.F$10]+[.$C415]*[.F$13]" office:value-type="currency" office:currency="CAD" office:value="357.05" calcext:value-type="currency">
            <text:p>$357.05</text:p>
          </table:table-cell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[.D$10]+[.$C416]*[.D$13]" office:value-type="currency" office:currency="CAD" office:value="497.6395" calcext:value-type="currency">
            <text:p>$497.64</text:p>
          </table:table-cell>
          <table:table-cell table:formula="of:=[.E$10]+[.$C416]*[.E$13]" office:value-type="currency" office:currency="CAD" office:value="303.4985" calcext:value-type="currency">
            <text:p>$303.50</text:p>
          </table:table-cell>
          <table:table-cell table:formula="of:=[.F$10]+[.$C416]*[.F$13]" office:value-type="currency" office:currency="CAD" office:value="357.1" calcext:value-type="currency">
            <text:p>$357.10</text:p>
          </table:table-cell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[.D$10]+[.$C417]*[.D$13]" office:value-type="currency" office:currency="CAD" office:value="498.893" calcext:value-type="currency">
            <text:p>$498.89</text:p>
          </table:table-cell>
          <table:table-cell table:formula="of:=[.E$10]+[.$C417]*[.E$13]" office:value-type="currency" office:currency="CAD" office:value="303.8285" calcext:value-type="currency">
            <text:p>$303.83</text:p>
          </table:table-cell>
          <table:table-cell table:formula="of:=[.F$10]+[.$C417]*[.F$13]" office:value-type="currency" office:currency="CAD" office:value="357.15" calcext:value-type="currency">
            <text:p>$357.15</text:p>
          </table:table-cell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[.D$10]+[.$C418]*[.D$13]" office:value-type="currency" office:currency="CAD" office:value="500.1465" calcext:value-type="currency">
            <text:p>$500.15</text:p>
          </table:table-cell>
          <table:table-cell table:formula="of:=[.E$10]+[.$C418]*[.E$13]" office:value-type="currency" office:currency="CAD" office:value="304.1585" calcext:value-type="currency">
            <text:p>$304.16</text:p>
          </table:table-cell>
          <table:table-cell table:formula="of:=[.F$10]+[.$C418]*[.F$13]" office:value-type="currency" office:currency="CAD" office:value="357.2" calcext:value-type="currency">
            <text:p>$357.2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[.D$10]+[.$C419]*[.D$13]" office:value-type="currency" office:currency="CAD" office:value="501.4" calcext:value-type="currency">
            <text:p>$501.40</text:p>
          </table:table-cell>
          <table:table-cell table:formula="of:=[.E$10]+[.$C419]*[.E$13]" office:value-type="currency" office:currency="CAD" office:value="304.4885" calcext:value-type="currency">
            <text:p>$304.49</text:p>
          </table:table-cell>
          <table:table-cell table:formula="of:=[.F$10]+[.$C419]*[.F$13]" office:value-type="currency" office:currency="CAD" office:value="357.25" calcext:value-type="currency">
            <text:p>$357.25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[.D$10]+[.$C420]*[.D$13]" office:value-type="currency" office:currency="CAD" office:value="502.6535" calcext:value-type="currency">
            <text:p>$502.65</text:p>
          </table:table-cell>
          <table:table-cell table:formula="of:=[.E$10]+[.$C420]*[.E$13]" office:value-type="currency" office:currency="CAD" office:value="304.8185" calcext:value-type="currency">
            <text:p>$304.82</text:p>
          </table:table-cell>
          <table:table-cell table:formula="of:=[.F$10]+[.$C420]*[.F$13]" office:value-type="currency" office:currency="CAD" office:value="357.3" calcext:value-type="currency">
            <text:p>$357.30</text:p>
          </table:table-cell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[.D$10]+[.$C421]*[.D$13]" office:value-type="currency" office:currency="CAD" office:value="503.907" calcext:value-type="currency">
            <text:p>$503.91</text:p>
          </table:table-cell>
          <table:table-cell table:formula="of:=[.E$10]+[.$C421]*[.E$13]" office:value-type="currency" office:currency="CAD" office:value="305.1485" calcext:value-type="currency">
            <text:p>$305.15</text:p>
          </table:table-cell>
          <table:table-cell table:formula="of:=[.F$10]+[.$C421]*[.F$13]" office:value-type="currency" office:currency="CAD" office:value="357.35" calcext:value-type="currency">
            <text:p>$357.35</text:p>
          </table:table-cell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[.D$10]+[.$C422]*[.D$13]" office:value-type="currency" office:currency="CAD" office:value="505.1605" calcext:value-type="currency">
            <text:p>$505.16</text:p>
          </table:table-cell>
          <table:table-cell table:formula="of:=[.E$10]+[.$C422]*[.E$13]" office:value-type="currency" office:currency="CAD" office:value="305.4785" calcext:value-type="currency">
            <text:p>$305.48</text:p>
          </table:table-cell>
          <table:table-cell table:formula="of:=[.F$10]+[.$C422]*[.F$13]" office:value-type="currency" office:currency="CAD" office:value="357.4" calcext:value-type="currency">
            <text:p>$357.40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[.D$10]+[.$C423]*[.D$13]" office:value-type="currency" office:currency="CAD" office:value="506.414" calcext:value-type="currency">
            <text:p>$506.41</text:p>
          </table:table-cell>
          <table:table-cell table:formula="of:=[.E$10]+[.$C423]*[.E$13]" office:value-type="currency" office:currency="CAD" office:value="305.8085" calcext:value-type="currency">
            <text:p>$305.81</text:p>
          </table:table-cell>
          <table:table-cell table:formula="of:=[.F$10]+[.$C423]*[.F$13]" office:value-type="currency" office:currency="CAD" office:value="357.45" calcext:value-type="currency">
            <text:p>$357.45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[.D$10]+[.$C424]*[.D$13]" office:value-type="currency" office:currency="CAD" office:value="507.6675" calcext:value-type="currency">
            <text:p>$507.67</text:p>
          </table:table-cell>
          <table:table-cell table:formula="of:=[.E$10]+[.$C424]*[.E$13]" office:value-type="currency" office:currency="CAD" office:value="306.1385" calcext:value-type="currency">
            <text:p>$306.14</text:p>
          </table:table-cell>
          <table:table-cell table:formula="of:=[.F$10]+[.$C424]*[.F$13]" office:value-type="currency" office:currency="CAD" office:value="357.5" calcext:value-type="currency">
            <text:p>$357.50</text:p>
          </table:table-cell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[.D$10]+[.$C425]*[.D$13]" office:value-type="currency" office:currency="CAD" office:value="508.921" calcext:value-type="currency">
            <text:p>$508.92</text:p>
          </table:table-cell>
          <table:table-cell table:formula="of:=[.E$10]+[.$C425]*[.E$13]" office:value-type="currency" office:currency="CAD" office:value="306.4685" calcext:value-type="currency">
            <text:p>$306.47</text:p>
          </table:table-cell>
          <table:table-cell table:formula="of:=[.F$10]+[.$C425]*[.F$13]" office:value-type="currency" office:currency="CAD" office:value="357.55" calcext:value-type="currency">
            <text:p>$357.55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[.D$10]+[.$C426]*[.D$13]" office:value-type="currency" office:currency="CAD" office:value="510.1745" calcext:value-type="currency">
            <text:p>$510.17</text:p>
          </table:table-cell>
          <table:table-cell table:formula="of:=[.E$10]+[.$C426]*[.E$13]" office:value-type="currency" office:currency="CAD" office:value="306.7985" calcext:value-type="currency">
            <text:p>$306.80</text:p>
          </table:table-cell>
          <table:table-cell table:formula="of:=[.F$10]+[.$C426]*[.F$13]" office:value-type="currency" office:currency="CAD" office:value="357.6" calcext:value-type="currency">
            <text:p>$357.60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[.D$10]+[.$C427]*[.D$13]" office:value-type="currency" office:currency="CAD" office:value="511.428" calcext:value-type="currency">
            <text:p>$511.43</text:p>
          </table:table-cell>
          <table:table-cell table:formula="of:=[.E$10]+[.$C427]*[.E$13]" office:value-type="currency" office:currency="CAD" office:value="307.1285" calcext:value-type="currency">
            <text:p>$307.13</text:p>
          </table:table-cell>
          <table:table-cell table:formula="of:=[.F$10]+[.$C427]*[.F$13]" office:value-type="currency" office:currency="CAD" office:value="357.65" calcext:value-type="currency">
            <text:p>$357.65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[.D$10]+[.$C428]*[.D$13]" office:value-type="currency" office:currency="CAD" office:value="512.6815" calcext:value-type="currency">
            <text:p>$512.68</text:p>
          </table:table-cell>
          <table:table-cell table:formula="of:=[.E$10]+[.$C428]*[.E$13]" office:value-type="currency" office:currency="CAD" office:value="307.4585" calcext:value-type="currency">
            <text:p>$307.46</text:p>
          </table:table-cell>
          <table:table-cell table:formula="of:=[.F$10]+[.$C428]*[.F$13]" office:value-type="currency" office:currency="CAD" office:value="357.7" calcext:value-type="currency">
            <text:p>$357.70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[.D$10]+[.$C429]*[.D$13]" office:value-type="currency" office:currency="CAD" office:value="513.935" calcext:value-type="currency">
            <text:p>$513.94</text:p>
          </table:table-cell>
          <table:table-cell table:formula="of:=[.E$10]+[.$C429]*[.E$13]" office:value-type="currency" office:currency="CAD" office:value="307.7885" calcext:value-type="currency">
            <text:p>$307.79</text:p>
          </table:table-cell>
          <table:table-cell table:formula="of:=[.F$10]+[.$C429]*[.F$13]" office:value-type="currency" office:currency="CAD" office:value="357.75" calcext:value-type="currency">
            <text:p>$357.75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[.D$10]+[.$C430]*[.D$13]" office:value-type="currency" office:currency="CAD" office:value="515.1885" calcext:value-type="currency">
            <text:p>$515.19</text:p>
          </table:table-cell>
          <table:table-cell table:formula="of:=[.E$10]+[.$C430]*[.E$13]" office:value-type="currency" office:currency="CAD" office:value="308.1185" calcext:value-type="currency">
            <text:p>$308.12</text:p>
          </table:table-cell>
          <table:table-cell table:formula="of:=[.F$10]+[.$C430]*[.F$13]" office:value-type="currency" office:currency="CAD" office:value="357.8" calcext:value-type="currency">
            <text:p>$357.80</text:p>
          </table:table-cell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[.D$10]+[.$C431]*[.D$13]" office:value-type="currency" office:currency="CAD" office:value="516.442" calcext:value-type="currency">
            <text:p>$516.44</text:p>
          </table:table-cell>
          <table:table-cell table:formula="of:=[.E$10]+[.$C431]*[.E$13]" office:value-type="currency" office:currency="CAD" office:value="308.4485" calcext:value-type="currency">
            <text:p>$308.45</text:p>
          </table:table-cell>
          <table:table-cell table:formula="of:=[.F$10]+[.$C431]*[.F$13]" office:value-type="currency" office:currency="CAD" office:value="357.85" calcext:value-type="currency">
            <text:p>$357.85</text:p>
          </table:table-cell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[.D$10]+[.$C432]*[.D$13]" office:value-type="currency" office:currency="CAD" office:value="517.6955" calcext:value-type="currency">
            <text:p>$517.70</text:p>
          </table:table-cell>
          <table:table-cell table:formula="of:=[.E$10]+[.$C432]*[.E$13]" office:value-type="currency" office:currency="CAD" office:value="308.7785" calcext:value-type="currency">
            <text:p>$308.78</text:p>
          </table:table-cell>
          <table:table-cell table:formula="of:=[.F$10]+[.$C432]*[.F$13]" office:value-type="currency" office:currency="CAD" office:value="357.9" calcext:value-type="currency">
            <text:p>$357.90</text:p>
          </table:table-cell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[.D$10]+[.$C433]*[.D$13]" office:value-type="currency" office:currency="CAD" office:value="518.949" calcext:value-type="currency">
            <text:p>$518.95</text:p>
          </table:table-cell>
          <table:table-cell table:formula="of:=[.E$10]+[.$C433]*[.E$13]" office:value-type="currency" office:currency="CAD" office:value="309.1085" calcext:value-type="currency">
            <text:p>$309.11</text:p>
          </table:table-cell>
          <table:table-cell table:formula="of:=[.F$10]+[.$C433]*[.F$13]" office:value-type="currency" office:currency="CAD" office:value="357.95" calcext:value-type="currency">
            <text:p>$357.95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[.D$10]+[.$C434]*[.D$13]" office:value-type="currency" office:currency="CAD" office:value="520.2025" calcext:value-type="currency">
            <text:p>$520.20</text:p>
          </table:table-cell>
          <table:table-cell table:formula="of:=[.E$10]+[.$C434]*[.E$13]" office:value-type="currency" office:currency="CAD" office:value="309.4385" calcext:value-type="currency">
            <text:p>$309.44</text:p>
          </table:table-cell>
          <table:table-cell table:formula="of:=[.F$10]+[.$C434]*[.F$13]" office:value-type="currency" office:currency="CAD" office:value="358" calcext:value-type="currency">
            <text:p>$358.00</text:p>
          </table:table-cell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[.D$10]+[.$C435]*[.D$13]" office:value-type="currency" office:currency="CAD" office:value="521.456" calcext:value-type="currency">
            <text:p>$521.46</text:p>
          </table:table-cell>
          <table:table-cell table:formula="of:=[.E$10]+[.$C435]*[.E$13]" office:value-type="currency" office:currency="CAD" office:value="309.7685" calcext:value-type="currency">
            <text:p>$309.77</text:p>
          </table:table-cell>
          <table:table-cell table:formula="of:=[.F$10]+[.$C435]*[.F$13]" office:value-type="currency" office:currency="CAD" office:value="358.05" calcext:value-type="currency">
            <text:p>$358.05</text:p>
          </table:table-cell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[.D$10]+[.$C436]*[.D$13]" office:value-type="currency" office:currency="CAD" office:value="522.7095" calcext:value-type="currency">
            <text:p>$522.71</text:p>
          </table:table-cell>
          <table:table-cell table:formula="of:=[.E$10]+[.$C436]*[.E$13]" office:value-type="currency" office:currency="CAD" office:value="310.0985" calcext:value-type="currency">
            <text:p>$310.10</text:p>
          </table:table-cell>
          <table:table-cell table:formula="of:=[.F$10]+[.$C436]*[.F$13]" office:value-type="currency" office:currency="CAD" office:value="358.1" calcext:value-type="currency">
            <text:p>$358.10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[.D$10]+[.$C437]*[.D$13]" office:value-type="currency" office:currency="CAD" office:value="523.963" calcext:value-type="currency">
            <text:p>$523.96</text:p>
          </table:table-cell>
          <table:table-cell table:formula="of:=[.E$10]+[.$C437]*[.E$13]" office:value-type="currency" office:currency="CAD" office:value="310.4285" calcext:value-type="currency">
            <text:p>$310.43</text:p>
          </table:table-cell>
          <table:table-cell table:formula="of:=[.F$10]+[.$C437]*[.F$13]" office:value-type="currency" office:currency="CAD" office:value="358.15" calcext:value-type="currency">
            <text:p>$358.15</text:p>
          </table:table-cell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[.D$10]+[.$C438]*[.D$13]" office:value-type="currency" office:currency="CAD" office:value="525.2165" calcext:value-type="currency">
            <text:p>$525.22</text:p>
          </table:table-cell>
          <table:table-cell table:formula="of:=[.E$10]+[.$C438]*[.E$13]" office:value-type="currency" office:currency="CAD" office:value="310.7585" calcext:value-type="currency">
            <text:p>$310.76</text:p>
          </table:table-cell>
          <table:table-cell table:formula="of:=[.F$10]+[.$C438]*[.F$13]" office:value-type="currency" office:currency="CAD" office:value="358.2" calcext:value-type="currency">
            <text:p>$358.20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[.D$10]+[.$C439]*[.D$13]" office:value-type="currency" office:currency="CAD" office:value="526.47" calcext:value-type="currency">
            <text:p>$526.47</text:p>
          </table:table-cell>
          <table:table-cell table:formula="of:=[.E$10]+[.$C439]*[.E$13]" office:value-type="currency" office:currency="CAD" office:value="311.0885" calcext:value-type="currency">
            <text:p>$311.09</text:p>
          </table:table-cell>
          <table:table-cell table:formula="of:=[.F$10]+[.$C439]*[.F$13]" office:value-type="currency" office:currency="CAD" office:value="358.25" calcext:value-type="currency">
            <text:p>$358.25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[.D$10]+[.$C440]*[.D$13]" office:value-type="currency" office:currency="CAD" office:value="527.7235" calcext:value-type="currency">
            <text:p>$527.72</text:p>
          </table:table-cell>
          <table:table-cell table:formula="of:=[.E$10]+[.$C440]*[.E$13]" office:value-type="currency" office:currency="CAD" office:value="311.4185" calcext:value-type="currency">
            <text:p>$311.42</text:p>
          </table:table-cell>
          <table:table-cell table:formula="of:=[.F$10]+[.$C440]*[.F$13]" office:value-type="currency" office:currency="CAD" office:value="358.3" calcext:value-type="currency">
            <text:p>$358.30</text:p>
          </table:table-cell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[.D$10]+[.$C441]*[.D$13]" office:value-type="currency" office:currency="CAD" office:value="528.977" calcext:value-type="currency">
            <text:p>$528.98</text:p>
          </table:table-cell>
          <table:table-cell table:formula="of:=[.E$10]+[.$C441]*[.E$13]" office:value-type="currency" office:currency="CAD" office:value="311.7485" calcext:value-type="currency">
            <text:p>$311.75</text:p>
          </table:table-cell>
          <table:table-cell table:formula="of:=[.F$10]+[.$C441]*[.F$13]" office:value-type="currency" office:currency="CAD" office:value="358.35" calcext:value-type="currency">
            <text:p>$358.35</text:p>
          </table:table-cell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[.D$10]+[.$C442]*[.D$13]" office:value-type="currency" office:currency="CAD" office:value="530.2305" calcext:value-type="currency">
            <text:p>$530.23</text:p>
          </table:table-cell>
          <table:table-cell table:formula="of:=[.E$10]+[.$C442]*[.E$13]" office:value-type="currency" office:currency="CAD" office:value="312.0785" calcext:value-type="currency">
            <text:p>$312.08</text:p>
          </table:table-cell>
          <table:table-cell table:formula="of:=[.F$10]+[.$C442]*[.F$13]" office:value-type="currency" office:currency="CAD" office:value="358.4" calcext:value-type="currency">
            <text:p>$358.40</text:p>
          </table:table-cell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[.D$10]+[.$C443]*[.D$13]" office:value-type="currency" office:currency="CAD" office:value="531.484" calcext:value-type="currency">
            <text:p>$531.48</text:p>
          </table:table-cell>
          <table:table-cell table:formula="of:=[.E$10]+[.$C443]*[.E$13]" office:value-type="currency" office:currency="CAD" office:value="312.4085" calcext:value-type="currency">
            <text:p>$312.41</text:p>
          </table:table-cell>
          <table:table-cell table:formula="of:=[.F$10]+[.$C443]*[.F$13]" office:value-type="currency" office:currency="CAD" office:value="358.45" calcext:value-type="currency">
            <text:p>$358.45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[.D$10]+[.$C444]*[.D$13]" office:value-type="currency" office:currency="CAD" office:value="532.7375" calcext:value-type="currency">
            <text:p>$532.74</text:p>
          </table:table-cell>
          <table:table-cell table:formula="of:=[.E$10]+[.$C444]*[.E$13]" office:value-type="currency" office:currency="CAD" office:value="312.7385" calcext:value-type="currency">
            <text:p>$312.74</text:p>
          </table:table-cell>
          <table:table-cell table:formula="of:=[.F$10]+[.$C444]*[.F$13]" office:value-type="currency" office:currency="CAD" office:value="358.5" calcext:value-type="currency">
            <text:p>$358.50</text:p>
          </table:table-cell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[.D$10]+[.$C445]*[.D$13]" office:value-type="currency" office:currency="CAD" office:value="533.991" calcext:value-type="currency">
            <text:p>$533.99</text:p>
          </table:table-cell>
          <table:table-cell table:formula="of:=[.E$10]+[.$C445]*[.E$13]" office:value-type="currency" office:currency="CAD" office:value="313.0685" calcext:value-type="currency">
            <text:p>$313.07</text:p>
          </table:table-cell>
          <table:table-cell table:formula="of:=[.F$10]+[.$C445]*[.F$13]" office:value-type="currency" office:currency="CAD" office:value="358.55" calcext:value-type="currency">
            <text:p>$358.55</text:p>
          </table:table-cell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[.D$10]+[.$C446]*[.D$13]" office:value-type="currency" office:currency="CAD" office:value="535.2445" calcext:value-type="currency">
            <text:p>$535.24</text:p>
          </table:table-cell>
          <table:table-cell table:formula="of:=[.E$10]+[.$C446]*[.E$13]" office:value-type="currency" office:currency="CAD" office:value="313.3985" calcext:value-type="currency">
            <text:p>$313.40</text:p>
          </table:table-cell>
          <table:table-cell table:formula="of:=[.F$10]+[.$C446]*[.F$13]" office:value-type="currency" office:currency="CAD" office:value="358.6" calcext:value-type="currency">
            <text:p>$358.60</text:p>
          </table:table-cell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[.D$10]+[.$C447]*[.D$13]" office:value-type="currency" office:currency="CAD" office:value="536.498" calcext:value-type="currency">
            <text:p>$536.50</text:p>
          </table:table-cell>
          <table:table-cell table:formula="of:=[.E$10]+[.$C447]*[.E$13]" office:value-type="currency" office:currency="CAD" office:value="313.7285" calcext:value-type="currency">
            <text:p>$313.73</text:p>
          </table:table-cell>
          <table:table-cell table:formula="of:=[.F$10]+[.$C447]*[.F$13]" office:value-type="currency" office:currency="CAD" office:value="358.65" calcext:value-type="currency">
            <text:p>$358.65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[.D$10]+[.$C448]*[.D$13]" office:value-type="currency" office:currency="CAD" office:value="537.7515" calcext:value-type="currency">
            <text:p>$537.75</text:p>
          </table:table-cell>
          <table:table-cell table:formula="of:=[.E$10]+[.$C448]*[.E$13]" office:value-type="currency" office:currency="CAD" office:value="314.0585" calcext:value-type="currency">
            <text:p>$314.06</text:p>
          </table:table-cell>
          <table:table-cell table:formula="of:=[.F$10]+[.$C448]*[.F$13]" office:value-type="currency" office:currency="CAD" office:value="358.7" calcext:value-type="currency">
            <text:p>$358.70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[.D$10]+[.$C449]*[.D$13]" office:value-type="currency" office:currency="CAD" office:value="539.005" calcext:value-type="currency">
            <text:p>$539.01</text:p>
          </table:table-cell>
          <table:table-cell table:formula="of:=[.E$10]+[.$C449]*[.E$13]" office:value-type="currency" office:currency="CAD" office:value="314.3885" calcext:value-type="currency">
            <text:p>$314.39</text:p>
          </table:table-cell>
          <table:table-cell table:formula="of:=[.F$10]+[.$C449]*[.F$13]" office:value-type="currency" office:currency="CAD" office:value="358.75" calcext:value-type="currency">
            <text:p>$358.75</text:p>
          </table:table-cell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[.D$10]+[.$C450]*[.D$13]" office:value-type="currency" office:currency="CAD" office:value="540.2585" calcext:value-type="currency">
            <text:p>$540.26</text:p>
          </table:table-cell>
          <table:table-cell table:formula="of:=[.E$10]+[.$C450]*[.E$13]" office:value-type="currency" office:currency="CAD" office:value="314.7185" calcext:value-type="currency">
            <text:p>$314.72</text:p>
          </table:table-cell>
          <table:table-cell table:formula="of:=[.F$10]+[.$C450]*[.F$13]" office:value-type="currency" office:currency="CAD" office:value="358.8" calcext:value-type="currency">
            <text:p>$358.80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[.D$10]+[.$C451]*[.D$13]" office:value-type="currency" office:currency="CAD" office:value="541.512" calcext:value-type="currency">
            <text:p>$541.51</text:p>
          </table:table-cell>
          <table:table-cell table:formula="of:=[.E$10]+[.$C451]*[.E$13]" office:value-type="currency" office:currency="CAD" office:value="315.0485" calcext:value-type="currency">
            <text:p>$315.05</text:p>
          </table:table-cell>
          <table:table-cell table:formula="of:=[.F$10]+[.$C451]*[.F$13]" office:value-type="currency" office:currency="CAD" office:value="358.85" calcext:value-type="currency">
            <text:p>$358.85</text:p>
          </table:table-cell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[.D$10]+[.$C452]*[.D$13]" office:value-type="currency" office:currency="CAD" office:value="542.7655" calcext:value-type="currency">
            <text:p>$542.77</text:p>
          </table:table-cell>
          <table:table-cell table:formula="of:=[.E$10]+[.$C452]*[.E$13]" office:value-type="currency" office:currency="CAD" office:value="315.3785" calcext:value-type="currency">
            <text:p>$315.38</text:p>
          </table:table-cell>
          <table:table-cell table:formula="of:=[.F$10]+[.$C452]*[.F$13]" office:value-type="currency" office:currency="CAD" office:value="358.9" calcext:value-type="currency">
            <text:p>$358.90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[.D$10]+[.$C453]*[.D$13]" office:value-type="currency" office:currency="CAD" office:value="544.019" calcext:value-type="currency">
            <text:p>$544.02</text:p>
          </table:table-cell>
          <table:table-cell table:formula="of:=[.E$10]+[.$C453]*[.E$13]" office:value-type="currency" office:currency="CAD" office:value="315.7085" calcext:value-type="currency">
            <text:p>$315.71</text:p>
          </table:table-cell>
          <table:table-cell table:formula="of:=[.F$10]+[.$C453]*[.F$13]" office:value-type="currency" office:currency="CAD" office:value="358.95" calcext:value-type="currency">
            <text:p>$358.95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[.D$10]+[.$C454]*[.D$13]" office:value-type="currency" office:currency="CAD" office:value="545.2725" calcext:value-type="currency">
            <text:p>$545.27</text:p>
          </table:table-cell>
          <table:table-cell table:formula="of:=[.E$10]+[.$C454]*[.E$13]" office:value-type="currency" office:currency="CAD" office:value="316.0385" calcext:value-type="currency">
            <text:p>$316.04</text:p>
          </table:table-cell>
          <table:table-cell table:formula="of:=[.F$10]+[.$C454]*[.F$13]" office:value-type="currency" office:currency="CAD" office:value="359" calcext:value-type="currency">
            <text:p>$359.00</text:p>
          </table:table-cell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[.D$10]+[.$C455]*[.D$13]" office:value-type="currency" office:currency="CAD" office:value="546.526" calcext:value-type="currency">
            <text:p>$546.53</text:p>
          </table:table-cell>
          <table:table-cell table:formula="of:=[.E$10]+[.$C455]*[.E$13]" office:value-type="currency" office:currency="CAD" office:value="316.3685" calcext:value-type="currency">
            <text:p>$316.37</text:p>
          </table:table-cell>
          <table:table-cell table:formula="of:=[.F$10]+[.$C455]*[.F$13]" office:value-type="currency" office:currency="CAD" office:value="359.05" calcext:value-type="currency">
            <text:p>$359.05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[.D$10]+[.$C456]*[.D$13]" office:value-type="currency" office:currency="CAD" office:value="547.7795" calcext:value-type="currency">
            <text:p>$547.78</text:p>
          </table:table-cell>
          <table:table-cell table:formula="of:=[.E$10]+[.$C456]*[.E$13]" office:value-type="currency" office:currency="CAD" office:value="316.6985" calcext:value-type="currency">
            <text:p>$316.70</text:p>
          </table:table-cell>
          <table:table-cell table:formula="of:=[.F$10]+[.$C456]*[.F$13]" office:value-type="currency" office:currency="CAD" office:value="359.1" calcext:value-type="currency">
            <text:p>$359.10</text:p>
          </table:table-cell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[.D$10]+[.$C457]*[.D$13]" office:value-type="currency" office:currency="CAD" office:value="549.033" calcext:value-type="currency">
            <text:p>$549.03</text:p>
          </table:table-cell>
          <table:table-cell table:formula="of:=[.E$10]+[.$C457]*[.E$13]" office:value-type="currency" office:currency="CAD" office:value="317.0285" calcext:value-type="currency">
            <text:p>$317.03</text:p>
          </table:table-cell>
          <table:table-cell table:formula="of:=[.F$10]+[.$C457]*[.F$13]" office:value-type="currency" office:currency="CAD" office:value="359.15" calcext:value-type="currency">
            <text:p>$359.15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[.D$10]+[.$C458]*[.D$13]" office:value-type="currency" office:currency="CAD" office:value="550.2865" calcext:value-type="currency">
            <text:p>$550.29</text:p>
          </table:table-cell>
          <table:table-cell table:formula="of:=[.E$10]+[.$C458]*[.E$13]" office:value-type="currency" office:currency="CAD" office:value="317.3585" calcext:value-type="currency">
            <text:p>$317.36</text:p>
          </table:table-cell>
          <table:table-cell table:formula="of:=[.F$10]+[.$C458]*[.F$13]" office:value-type="currency" office:currency="CAD" office:value="359.2" calcext:value-type="currency">
            <text:p>$359.20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[.D$10]+[.$C459]*[.D$13]" office:value-type="currency" office:currency="CAD" office:value="551.54" calcext:value-type="currency">
            <text:p>$551.54</text:p>
          </table:table-cell>
          <table:table-cell table:formula="of:=[.E$10]+[.$C459]*[.E$13]" office:value-type="currency" office:currency="CAD" office:value="317.6885" calcext:value-type="currency">
            <text:p>$317.69</text:p>
          </table:table-cell>
          <table:table-cell table:formula="of:=[.F$10]+[.$C459]*[.F$13]" office:value-type="currency" office:currency="CAD" office:value="359.25" calcext:value-type="currency">
            <text:p>$359.25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[.D$10]+[.$C460]*[.D$13]" office:value-type="currency" office:currency="CAD" office:value="552.7935" calcext:value-type="currency">
            <text:p>$552.79</text:p>
          </table:table-cell>
          <table:table-cell table:formula="of:=[.E$10]+[.$C460]*[.E$13]" office:value-type="currency" office:currency="CAD" office:value="318.0185" calcext:value-type="currency">
            <text:p>$318.02</text:p>
          </table:table-cell>
          <table:table-cell table:formula="of:=[.F$10]+[.$C460]*[.F$13]" office:value-type="currency" office:currency="CAD" office:value="359.3" calcext:value-type="currency">
            <text:p>$359.30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[.D$10]+[.$C461]*[.D$13]" office:value-type="currency" office:currency="CAD" office:value="554.047" calcext:value-type="currency">
            <text:p>$554.05</text:p>
          </table:table-cell>
          <table:table-cell table:formula="of:=[.E$10]+[.$C461]*[.E$13]" office:value-type="currency" office:currency="CAD" office:value="318.3485" calcext:value-type="currency">
            <text:p>$318.35</text:p>
          </table:table-cell>
          <table:table-cell table:formula="of:=[.F$10]+[.$C461]*[.F$13]" office:value-type="currency" office:currency="CAD" office:value="359.35" calcext:value-type="currency">
            <text:p>$359.35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[.D$10]+[.$C462]*[.D$13]" office:value-type="currency" office:currency="CAD" office:value="555.3005" calcext:value-type="currency">
            <text:p>$555.30</text:p>
          </table:table-cell>
          <table:table-cell table:formula="of:=[.E$10]+[.$C462]*[.E$13]" office:value-type="currency" office:currency="CAD" office:value="318.6785" calcext:value-type="currency">
            <text:p>$318.68</text:p>
          </table:table-cell>
          <table:table-cell table:formula="of:=[.F$10]+[.$C462]*[.F$13]" office:value-type="currency" office:currency="CAD" office:value="359.4" calcext:value-type="currency">
            <text:p>$359.40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[.D$10]+[.$C463]*[.D$13]" office:value-type="currency" office:currency="CAD" office:value="556.554" calcext:value-type="currency">
            <text:p>$556.55</text:p>
          </table:table-cell>
          <table:table-cell table:formula="of:=[.E$10]+[.$C463]*[.E$13]" office:value-type="currency" office:currency="CAD" office:value="319.0085" calcext:value-type="currency">
            <text:p>$319.01</text:p>
          </table:table-cell>
          <table:table-cell table:formula="of:=[.F$10]+[.$C463]*[.F$13]" office:value-type="currency" office:currency="CAD" office:value="359.45" calcext:value-type="currency">
            <text:p>$359.45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[.D$10]+[.$C464]*[.D$13]" office:value-type="currency" office:currency="CAD" office:value="557.8075" calcext:value-type="currency">
            <text:p>$557.81</text:p>
          </table:table-cell>
          <table:table-cell table:formula="of:=[.E$10]+[.$C464]*[.E$13]" office:value-type="currency" office:currency="CAD" office:value="319.3385" calcext:value-type="currency">
            <text:p>$319.34</text:p>
          </table:table-cell>
          <table:table-cell table:formula="of:=[.F$10]+[.$C464]*[.F$13]" office:value-type="currency" office:currency="CAD" office:value="359.5" calcext:value-type="currency">
            <text:p>$359.50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[.D$10]+[.$C465]*[.D$13]" office:value-type="currency" office:currency="CAD" office:value="559.061" calcext:value-type="currency">
            <text:p>$559.06</text:p>
          </table:table-cell>
          <table:table-cell table:formula="of:=[.E$10]+[.$C465]*[.E$13]" office:value-type="currency" office:currency="CAD" office:value="319.6685" calcext:value-type="currency">
            <text:p>$319.67</text:p>
          </table:table-cell>
          <table:table-cell table:formula="of:=[.F$10]+[.$C465]*[.F$13]" office:value-type="currency" office:currency="CAD" office:value="359.55" calcext:value-type="currency">
            <text:p>$359.55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[.D$10]+[.$C466]*[.D$13]" office:value-type="currency" office:currency="CAD" office:value="560.3145" calcext:value-type="currency">
            <text:p>$560.31</text:p>
          </table:table-cell>
          <table:table-cell table:formula="of:=[.E$10]+[.$C466]*[.E$13]" office:value-type="currency" office:currency="CAD" office:value="319.9985" calcext:value-type="currency">
            <text:p>$320.00</text:p>
          </table:table-cell>
          <table:table-cell table:formula="of:=[.F$10]+[.$C466]*[.F$13]" office:value-type="currency" office:currency="CAD" office:value="359.6" calcext:value-type="currency">
            <text:p>$359.60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[.D$10]+[.$C467]*[.D$13]" office:value-type="currency" office:currency="CAD" office:value="561.568" calcext:value-type="currency">
            <text:p>$561.57</text:p>
          </table:table-cell>
          <table:table-cell table:formula="of:=[.E$10]+[.$C467]*[.E$13]" office:value-type="currency" office:currency="CAD" office:value="320.3285" calcext:value-type="currency">
            <text:p>$320.33</text:p>
          </table:table-cell>
          <table:table-cell table:formula="of:=[.F$10]+[.$C467]*[.F$13]" office:value-type="currency" office:currency="CAD" office:value="359.65" calcext:value-type="currency">
            <text:p>$359.65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[.D$10]+[.$C468]*[.D$13]" office:value-type="currency" office:currency="CAD" office:value="562.8215" calcext:value-type="currency">
            <text:p>$562.82</text:p>
          </table:table-cell>
          <table:table-cell table:formula="of:=[.E$10]+[.$C468]*[.E$13]" office:value-type="currency" office:currency="CAD" office:value="320.6585" calcext:value-type="currency">
            <text:p>$320.66</text:p>
          </table:table-cell>
          <table:table-cell table:formula="of:=[.F$10]+[.$C468]*[.F$13]" office:value-type="currency" office:currency="CAD" office:value="359.7" calcext:value-type="currency">
            <text:p>$359.7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[.D$10]+[.$C469]*[.D$13]" office:value-type="currency" office:currency="CAD" office:value="564.075" calcext:value-type="currency">
            <text:p>$564.08</text:p>
          </table:table-cell>
          <table:table-cell table:formula="of:=[.E$10]+[.$C469]*[.E$13]" office:value-type="currency" office:currency="CAD" office:value="320.9885" calcext:value-type="currency">
            <text:p>$320.99</text:p>
          </table:table-cell>
          <table:table-cell table:formula="of:=[.F$10]+[.$C469]*[.F$13]" office:value-type="currency" office:currency="CAD" office:value="359.75" calcext:value-type="currency">
            <text:p>$359.75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[.D$10]+[.$C470]*[.D$13]" office:value-type="currency" office:currency="CAD" office:value="565.3285" calcext:value-type="currency">
            <text:p>$565.33</text:p>
          </table:table-cell>
          <table:table-cell table:formula="of:=[.E$10]+[.$C470]*[.E$13]" office:value-type="currency" office:currency="CAD" office:value="321.3185" calcext:value-type="currency">
            <text:p>$321.32</text:p>
          </table:table-cell>
          <table:table-cell table:formula="of:=[.F$10]+[.$C470]*[.F$13]" office:value-type="currency" office:currency="CAD" office:value="359.8" calcext:value-type="currency">
            <text:p>$359.80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[.D$10]+[.$C471]*[.D$13]" office:value-type="currency" office:currency="CAD" office:value="566.582" calcext:value-type="currency">
            <text:p>$566.58</text:p>
          </table:table-cell>
          <table:table-cell table:formula="of:=[.E$10]+[.$C471]*[.E$13]" office:value-type="currency" office:currency="CAD" office:value="321.6485" calcext:value-type="currency">
            <text:p>$321.65</text:p>
          </table:table-cell>
          <table:table-cell table:formula="of:=[.F$10]+[.$C471]*[.F$13]" office:value-type="currency" office:currency="CAD" office:value="359.85" calcext:value-type="currency">
            <text:p>$359.85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[.D$10]+[.$C472]*[.D$13]" office:value-type="currency" office:currency="CAD" office:value="567.8355" calcext:value-type="currency">
            <text:p>$567.84</text:p>
          </table:table-cell>
          <table:table-cell table:formula="of:=[.E$10]+[.$C472]*[.E$13]" office:value-type="currency" office:currency="CAD" office:value="321.9785" calcext:value-type="currency">
            <text:p>$321.98</text:p>
          </table:table-cell>
          <table:table-cell table:formula="of:=[.F$10]+[.$C472]*[.F$13]" office:value-type="currency" office:currency="CAD" office:value="359.9" calcext:value-type="currency">
            <text:p>$359.90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[.D$10]+[.$C473]*[.D$13]" office:value-type="currency" office:currency="CAD" office:value="569.089" calcext:value-type="currency">
            <text:p>$569.09</text:p>
          </table:table-cell>
          <table:table-cell table:formula="of:=[.E$10]+[.$C473]*[.E$13]" office:value-type="currency" office:currency="CAD" office:value="322.3085" calcext:value-type="currency">
            <text:p>$322.31</text:p>
          </table:table-cell>
          <table:table-cell table:formula="of:=[.F$10]+[.$C473]*[.F$13]" office:value-type="currency" office:currency="CAD" office:value="359.95" calcext:value-type="currency">
            <text:p>$359.95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[.D$10]+[.$C474]*[.D$13]" office:value-type="currency" office:currency="CAD" office:value="570.3425" calcext:value-type="currency">
            <text:p>$570.34</text:p>
          </table:table-cell>
          <table:table-cell table:formula="of:=[.E$10]+[.$C474]*[.E$13]" office:value-type="currency" office:currency="CAD" office:value="322.6385" calcext:value-type="currency">
            <text:p>$322.64</text:p>
          </table:table-cell>
          <table:table-cell table:formula="of:=[.F$10]+[.$C474]*[.F$13]" office:value-type="currency" office:currency="CAD" office:value="360" calcext:value-type="currency">
            <text:p>$360.00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[.D$10]+[.$C475]*[.D$13]" office:value-type="currency" office:currency="CAD" office:value="571.596" calcext:value-type="currency">
            <text:p>$571.60</text:p>
          </table:table-cell>
          <table:table-cell table:formula="of:=[.E$10]+[.$C475]*[.E$13]" office:value-type="currency" office:currency="CAD" office:value="322.9685" calcext:value-type="currency">
            <text:p>$322.97</text:p>
          </table:table-cell>
          <table:table-cell table:formula="of:=[.F$10]+[.$C475]*[.F$13]" office:value-type="currency" office:currency="CAD" office:value="360.05" calcext:value-type="currency">
            <text:p>$360.05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[.D$10]+[.$C476]*[.D$13]" office:value-type="currency" office:currency="CAD" office:value="572.8495" calcext:value-type="currency">
            <text:p>$572.85</text:p>
          </table:table-cell>
          <table:table-cell table:formula="of:=[.E$10]+[.$C476]*[.E$13]" office:value-type="currency" office:currency="CAD" office:value="323.2985" calcext:value-type="currency">
            <text:p>$323.30</text:p>
          </table:table-cell>
          <table:table-cell table:formula="of:=[.F$10]+[.$C476]*[.F$13]" office:value-type="currency" office:currency="CAD" office:value="360.1" calcext:value-type="currency">
            <text:p>$360.10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[.D$10]+[.$C477]*[.D$13]" office:value-type="currency" office:currency="CAD" office:value="574.103" calcext:value-type="currency">
            <text:p>$574.10</text:p>
          </table:table-cell>
          <table:table-cell table:formula="of:=[.E$10]+[.$C477]*[.E$13]" office:value-type="currency" office:currency="CAD" office:value="323.6285" calcext:value-type="currency">
            <text:p>$323.63</text:p>
          </table:table-cell>
          <table:table-cell table:formula="of:=[.F$10]+[.$C477]*[.F$13]" office:value-type="currency" office:currency="CAD" office:value="360.15" calcext:value-type="currency">
            <text:p>$360.15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[.D$10]+[.$C478]*[.D$13]" office:value-type="currency" office:currency="CAD" office:value="575.3565" calcext:value-type="currency">
            <text:p>$575.36</text:p>
          </table:table-cell>
          <table:table-cell table:formula="of:=[.E$10]+[.$C478]*[.E$13]" office:value-type="currency" office:currency="CAD" office:value="323.9585" calcext:value-type="currency">
            <text:p>$323.96</text:p>
          </table:table-cell>
          <table:table-cell table:formula="of:=[.F$10]+[.$C478]*[.F$13]" office:value-type="currency" office:currency="CAD" office:value="360.2" calcext:value-type="currency">
            <text:p>$360.2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[.D$10]+[.$C479]*[.D$13]" office:value-type="currency" office:currency="CAD" office:value="576.61" calcext:value-type="currency">
            <text:p>$576.61</text:p>
          </table:table-cell>
          <table:table-cell table:formula="of:=[.E$10]+[.$C479]*[.E$13]" office:value-type="currency" office:currency="CAD" office:value="324.2885" calcext:value-type="currency">
            <text:p>$324.29</text:p>
          </table:table-cell>
          <table:table-cell table:formula="of:=[.F$10]+[.$C479]*[.F$13]" office:value-type="currency" office:currency="CAD" office:value="360.25" calcext:value-type="currency">
            <text:p>$360.25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[.D$10]+[.$C480]*[.D$13]" office:value-type="currency" office:currency="CAD" office:value="577.8635" calcext:value-type="currency">
            <text:p>$577.86</text:p>
          </table:table-cell>
          <table:table-cell table:formula="of:=[.E$10]+[.$C480]*[.E$13]" office:value-type="currency" office:currency="CAD" office:value="324.6185" calcext:value-type="currency">
            <text:p>$324.62</text:p>
          </table:table-cell>
          <table:table-cell table:formula="of:=[.F$10]+[.$C480]*[.F$13]" office:value-type="currency" office:currency="CAD" office:value="360.3" calcext:value-type="currency">
            <text:p>$360.30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[.D$10]+[.$C481]*[.D$13]" office:value-type="currency" office:currency="CAD" office:value="579.117" calcext:value-type="currency">
            <text:p>$579.12</text:p>
          </table:table-cell>
          <table:table-cell table:formula="of:=[.E$10]+[.$C481]*[.E$13]" office:value-type="currency" office:currency="CAD" office:value="324.9485" calcext:value-type="currency">
            <text:p>$324.95</text:p>
          </table:table-cell>
          <table:table-cell table:formula="of:=[.F$10]+[.$C481]*[.F$13]" office:value-type="currency" office:currency="CAD" office:value="360.35" calcext:value-type="currency">
            <text:p>$360.35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[.D$10]+[.$C482]*[.D$13]" office:value-type="currency" office:currency="CAD" office:value="580.3705" calcext:value-type="currency">
            <text:p>$580.37</text:p>
          </table:table-cell>
          <table:table-cell table:formula="of:=[.E$10]+[.$C482]*[.E$13]" office:value-type="currency" office:currency="CAD" office:value="325.2785" calcext:value-type="currency">
            <text:p>$325.28</text:p>
          </table:table-cell>
          <table:table-cell table:formula="of:=[.F$10]+[.$C482]*[.F$13]" office:value-type="currency" office:currency="CAD" office:value="360.4" calcext:value-type="currency">
            <text:p>$360.40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[.D$10]+[.$C483]*[.D$13]" office:value-type="currency" office:currency="CAD" office:value="581.624" calcext:value-type="currency">
            <text:p>$581.62</text:p>
          </table:table-cell>
          <table:table-cell table:formula="of:=[.E$10]+[.$C483]*[.E$13]" office:value-type="currency" office:currency="CAD" office:value="325.6085" calcext:value-type="currency">
            <text:p>$325.61</text:p>
          </table:table-cell>
          <table:table-cell table:formula="of:=[.F$10]+[.$C483]*[.F$13]" office:value-type="currency" office:currency="CAD" office:value="360.45" calcext:value-type="currency">
            <text:p>$360.45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[.D$10]+[.$C484]*[.D$13]" office:value-type="currency" office:currency="CAD" office:value="582.8775" calcext:value-type="currency">
            <text:p>$582.88</text:p>
          </table:table-cell>
          <table:table-cell table:formula="of:=[.E$10]+[.$C484]*[.E$13]" office:value-type="currency" office:currency="CAD" office:value="325.9385" calcext:value-type="currency">
            <text:p>$325.94</text:p>
          </table:table-cell>
          <table:table-cell table:formula="of:=[.F$10]+[.$C484]*[.F$13]" office:value-type="currency" office:currency="CAD" office:value="360.5" calcext:value-type="currency">
            <text:p>$360.50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[.D$10]+[.$C485]*[.D$13]" office:value-type="currency" office:currency="CAD" office:value="584.131" calcext:value-type="currency">
            <text:p>$584.13</text:p>
          </table:table-cell>
          <table:table-cell table:formula="of:=[.E$10]+[.$C485]*[.E$13]" office:value-type="currency" office:currency="CAD" office:value="326.2685" calcext:value-type="currency">
            <text:p>$326.27</text:p>
          </table:table-cell>
          <table:table-cell table:formula="of:=[.F$10]+[.$C485]*[.F$13]" office:value-type="currency" office:currency="CAD" office:value="360.55" calcext:value-type="currency">
            <text:p>$360.55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[.D$10]+[.$C486]*[.D$13]" office:value-type="currency" office:currency="CAD" office:value="585.3845" calcext:value-type="currency">
            <text:p>$585.38</text:p>
          </table:table-cell>
          <table:table-cell table:formula="of:=[.E$10]+[.$C486]*[.E$13]" office:value-type="currency" office:currency="CAD" office:value="326.5985" calcext:value-type="currency">
            <text:p>$326.60</text:p>
          </table:table-cell>
          <table:table-cell table:formula="of:=[.F$10]+[.$C486]*[.F$13]" office:value-type="currency" office:currency="CAD" office:value="360.6" calcext:value-type="currency">
            <text:p>$360.60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[.D$10]+[.$C487]*[.D$13]" office:value-type="currency" office:currency="CAD" office:value="586.638" calcext:value-type="currency">
            <text:p>$586.64</text:p>
          </table:table-cell>
          <table:table-cell table:formula="of:=[.E$10]+[.$C487]*[.E$13]" office:value-type="currency" office:currency="CAD" office:value="326.9285" calcext:value-type="currency">
            <text:p>$326.93</text:p>
          </table:table-cell>
          <table:table-cell table:formula="of:=[.F$10]+[.$C487]*[.F$13]" office:value-type="currency" office:currency="CAD" office:value="360.65" calcext:value-type="currency">
            <text:p>$360.65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[.D$10]+[.$C488]*[.D$13]" office:value-type="currency" office:currency="CAD" office:value="587.8915" calcext:value-type="currency">
            <text:p>$587.89</text:p>
          </table:table-cell>
          <table:table-cell table:formula="of:=[.E$10]+[.$C488]*[.E$13]" office:value-type="currency" office:currency="CAD" office:value="327.2585" calcext:value-type="currency">
            <text:p>$327.26</text:p>
          </table:table-cell>
          <table:table-cell table:formula="of:=[.F$10]+[.$C488]*[.F$13]" office:value-type="currency" office:currency="CAD" office:value="360.7" calcext:value-type="currency">
            <text:p>$360.70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[.D$10]+[.$C489]*[.D$13]" office:value-type="currency" office:currency="CAD" office:value="589.145" calcext:value-type="currency">
            <text:p>$589.15</text:p>
          </table:table-cell>
          <table:table-cell table:formula="of:=[.E$10]+[.$C489]*[.E$13]" office:value-type="currency" office:currency="CAD" office:value="327.5885" calcext:value-type="currency">
            <text:p>$327.59</text:p>
          </table:table-cell>
          <table:table-cell table:formula="of:=[.F$10]+[.$C489]*[.F$13]" office:value-type="currency" office:currency="CAD" office:value="360.75" calcext:value-type="currency">
            <text:p>$360.75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[.D$10]+[.$C490]*[.D$13]" office:value-type="currency" office:currency="CAD" office:value="590.3985" calcext:value-type="currency">
            <text:p>$590.40</text:p>
          </table:table-cell>
          <table:table-cell table:formula="of:=[.E$10]+[.$C490]*[.E$13]" office:value-type="currency" office:currency="CAD" office:value="327.9185" calcext:value-type="currency">
            <text:p>$327.92</text:p>
          </table:table-cell>
          <table:table-cell table:formula="of:=[.F$10]+[.$C490]*[.F$13]" office:value-type="currency" office:currency="CAD" office:value="360.8" calcext:value-type="currency">
            <text:p>$360.80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[.D$10]+[.$C491]*[.D$13]" office:value-type="currency" office:currency="CAD" office:value="591.652" calcext:value-type="currency">
            <text:p>$591.65</text:p>
          </table:table-cell>
          <table:table-cell table:formula="of:=[.E$10]+[.$C491]*[.E$13]" office:value-type="currency" office:currency="CAD" office:value="328.2485" calcext:value-type="currency">
            <text:p>$328.25</text:p>
          </table:table-cell>
          <table:table-cell table:formula="of:=[.F$10]+[.$C491]*[.F$13]" office:value-type="currency" office:currency="CAD" office:value="360.85" calcext:value-type="currency">
            <text:p>$360.85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[.D$10]+[.$C492]*[.D$13]" office:value-type="currency" office:currency="CAD" office:value="592.9055" calcext:value-type="currency">
            <text:p>$592.91</text:p>
          </table:table-cell>
          <table:table-cell table:formula="of:=[.E$10]+[.$C492]*[.E$13]" office:value-type="currency" office:currency="CAD" office:value="328.5785" calcext:value-type="currency">
            <text:p>$328.58</text:p>
          </table:table-cell>
          <table:table-cell table:formula="of:=[.F$10]+[.$C492]*[.F$13]" office:value-type="currency" office:currency="CAD" office:value="360.9" calcext:value-type="currency">
            <text:p>$360.90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[.D$10]+[.$C493]*[.D$13]" office:value-type="currency" office:currency="CAD" office:value="594.159" calcext:value-type="currency">
            <text:p>$594.16</text:p>
          </table:table-cell>
          <table:table-cell table:formula="of:=[.E$10]+[.$C493]*[.E$13]" office:value-type="currency" office:currency="CAD" office:value="328.9085" calcext:value-type="currency">
            <text:p>$328.91</text:p>
          </table:table-cell>
          <table:table-cell table:formula="of:=[.F$10]+[.$C493]*[.F$13]" office:value-type="currency" office:currency="CAD" office:value="360.95" calcext:value-type="currency">
            <text:p>$360.95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[.D$10]+[.$C494]*[.D$13]" office:value-type="currency" office:currency="CAD" office:value="595.4125" calcext:value-type="currency">
            <text:p>$595.41</text:p>
          </table:table-cell>
          <table:table-cell table:formula="of:=[.E$10]+[.$C494]*[.E$13]" office:value-type="currency" office:currency="CAD" office:value="329.2385" calcext:value-type="currency">
            <text:p>$329.24</text:p>
          </table:table-cell>
          <table:table-cell table:formula="of:=[.F$10]+[.$C494]*[.F$13]" office:value-type="currency" office:currency="CAD" office:value="361" calcext:value-type="currency">
            <text:p>$361.00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[.D$10]+[.$C495]*[.D$13]" office:value-type="currency" office:currency="CAD" office:value="596.666" calcext:value-type="currency">
            <text:p>$596.67</text:p>
          </table:table-cell>
          <table:table-cell table:formula="of:=[.E$10]+[.$C495]*[.E$13]" office:value-type="currency" office:currency="CAD" office:value="329.5685" calcext:value-type="currency">
            <text:p>$329.57</text:p>
          </table:table-cell>
          <table:table-cell table:formula="of:=[.F$10]+[.$C495]*[.F$13]" office:value-type="currency" office:currency="CAD" office:value="361.05" calcext:value-type="currency">
            <text:p>$361.05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[.D$10]+[.$C496]*[.D$13]" office:value-type="currency" office:currency="CAD" office:value="597.9195" calcext:value-type="currency">
            <text:p>$597.92</text:p>
          </table:table-cell>
          <table:table-cell table:formula="of:=[.E$10]+[.$C496]*[.E$13]" office:value-type="currency" office:currency="CAD" office:value="329.8985" calcext:value-type="currency">
            <text:p>$329.90</text:p>
          </table:table-cell>
          <table:table-cell table:formula="of:=[.F$10]+[.$C496]*[.F$13]" office:value-type="currency" office:currency="CAD" office:value="361.1" calcext:value-type="currency">
            <text:p>$361.10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[.D$10]+[.$C497]*[.D$13]" office:value-type="currency" office:currency="CAD" office:value="599.173" calcext:value-type="currency">
            <text:p>$599.17</text:p>
          </table:table-cell>
          <table:table-cell table:formula="of:=[.E$10]+[.$C497]*[.E$13]" office:value-type="currency" office:currency="CAD" office:value="330.2285" calcext:value-type="currency">
            <text:p>$330.23</text:p>
          </table:table-cell>
          <table:table-cell table:formula="of:=[.F$10]+[.$C497]*[.F$13]" office:value-type="currency" office:currency="CAD" office:value="361.15" calcext:value-type="currency">
            <text:p>$361.15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[.D$10]+[.$C498]*[.D$13]" office:value-type="currency" office:currency="CAD" office:value="600.4265" calcext:value-type="currency">
            <text:p>$600.43</text:p>
          </table:table-cell>
          <table:table-cell table:formula="of:=[.E$10]+[.$C498]*[.E$13]" office:value-type="currency" office:currency="CAD" office:value="330.5585" calcext:value-type="currency">
            <text:p>$330.56</text:p>
          </table:table-cell>
          <table:table-cell table:formula="of:=[.F$10]+[.$C498]*[.F$13]" office:value-type="currency" office:currency="CAD" office:value="361.2" calcext:value-type="currency">
            <text:p>$361.20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[.D$10]+[.$C499]*[.D$13]" office:value-type="currency" office:currency="CAD" office:value="601.68" calcext:value-type="currency">
            <text:p>$601.68</text:p>
          </table:table-cell>
          <table:table-cell table:formula="of:=[.E$10]+[.$C499]*[.E$13]" office:value-type="currency" office:currency="CAD" office:value="330.8885" calcext:value-type="currency">
            <text:p>$330.89</text:p>
          </table:table-cell>
          <table:table-cell table:formula="of:=[.F$10]+[.$C499]*[.F$13]" office:value-type="currency" office:currency="CAD" office:value="361.25" calcext:value-type="currency">
            <text:p>$361.25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[.D$10]+[.$C500]*[.D$13]" office:value-type="currency" office:currency="CAD" office:value="602.9335" calcext:value-type="currency">
            <text:p>$602.93</text:p>
          </table:table-cell>
          <table:table-cell table:formula="of:=[.E$10]+[.$C500]*[.E$13]" office:value-type="currency" office:currency="CAD" office:value="331.2185" calcext:value-type="currency">
            <text:p>$331.22</text:p>
          </table:table-cell>
          <table:table-cell table:formula="of:=[.F$10]+[.$C500]*[.F$13]" office:value-type="currency" office:currency="CAD" office:value="361.3" calcext:value-type="currency">
            <text:p>$361.30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[.D$10]+[.$C501]*[.D$13]" office:value-type="currency" office:currency="CAD" office:value="604.187" calcext:value-type="currency">
            <text:p>$604.19</text:p>
          </table:table-cell>
          <table:table-cell table:formula="of:=[.E$10]+[.$C501]*[.E$13]" office:value-type="currency" office:currency="CAD" office:value="331.5485" calcext:value-type="currency">
            <text:p>$331.55</text:p>
          </table:table-cell>
          <table:table-cell table:formula="of:=[.F$10]+[.$C501]*[.F$13]" office:value-type="currency" office:currency="CAD" office:value="361.35" calcext:value-type="currency">
            <text:p>$361.35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[.D$10]+[.$C502]*[.D$13]" office:value-type="currency" office:currency="CAD" office:value="605.4405" calcext:value-type="currency">
            <text:p>$605.44</text:p>
          </table:table-cell>
          <table:table-cell table:formula="of:=[.E$10]+[.$C502]*[.E$13]" office:value-type="currency" office:currency="CAD" office:value="331.8785" calcext:value-type="currency">
            <text:p>$331.88</text:p>
          </table:table-cell>
          <table:table-cell table:formula="of:=[.F$10]+[.$C502]*[.F$13]" office:value-type="currency" office:currency="CAD" office:value="361.4" calcext:value-type="currency">
            <text:p>$361.40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[.D$10]+[.$C503]*[.D$13]" office:value-type="currency" office:currency="CAD" office:value="606.694" calcext:value-type="currency">
            <text:p>$606.69</text:p>
          </table:table-cell>
          <table:table-cell table:formula="of:=[.E$10]+[.$C503]*[.E$13]" office:value-type="currency" office:currency="CAD" office:value="332.2085" calcext:value-type="currency">
            <text:p>$332.21</text:p>
          </table:table-cell>
          <table:table-cell table:formula="of:=[.F$10]+[.$C503]*[.F$13]" office:value-type="currency" office:currency="CAD" office:value="361.45" calcext:value-type="currency">
            <text:p>$361.45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[.D$10]+[.$C504]*[.D$13]" office:value-type="currency" office:currency="CAD" office:value="607.9475" calcext:value-type="currency">
            <text:p>$607.95</text:p>
          </table:table-cell>
          <table:table-cell table:formula="of:=[.E$10]+[.$C504]*[.E$13]" office:value-type="currency" office:currency="CAD" office:value="332.5385" calcext:value-type="currency">
            <text:p>$332.54</text:p>
          </table:table-cell>
          <table:table-cell table:formula="of:=[.F$10]+[.$C504]*[.F$13]" office:value-type="currency" office:currency="CAD" office:value="361.5" calcext:value-type="currency">
            <text:p>$361.50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[.D$10]+[.$C505]*[.D$13]" office:value-type="currency" office:currency="CAD" office:value="609.201" calcext:value-type="currency">
            <text:p>$609.20</text:p>
          </table:table-cell>
          <table:table-cell table:formula="of:=[.E$10]+[.$C505]*[.E$13]" office:value-type="currency" office:currency="CAD" office:value="332.8685" calcext:value-type="currency">
            <text:p>$332.87</text:p>
          </table:table-cell>
          <table:table-cell table:formula="of:=[.F$10]+[.$C505]*[.F$13]" office:value-type="currency" office:currency="CAD" office:value="361.55" calcext:value-type="currency">
            <text:p>$361.55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[.D$10]+[.$C506]*[.D$13]" office:value-type="currency" office:currency="CAD" office:value="610.4545" calcext:value-type="currency">
            <text:p>$610.45</text:p>
          </table:table-cell>
          <table:table-cell table:formula="of:=[.E$10]+[.$C506]*[.E$13]" office:value-type="currency" office:currency="CAD" office:value="333.1985" calcext:value-type="currency">
            <text:p>$333.20</text:p>
          </table:table-cell>
          <table:table-cell table:formula="of:=[.F$10]+[.$C506]*[.F$13]" office:value-type="currency" office:currency="CAD" office:value="361.6" calcext:value-type="currency">
            <text:p>$361.60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[.D$10]+[.$C507]*[.D$13]" office:value-type="currency" office:currency="CAD" office:value="611.708" calcext:value-type="currency">
            <text:p>$611.71</text:p>
          </table:table-cell>
          <table:table-cell table:formula="of:=[.E$10]+[.$C507]*[.E$13]" office:value-type="currency" office:currency="CAD" office:value="333.5285" calcext:value-type="currency">
            <text:p>$333.53</text:p>
          </table:table-cell>
          <table:table-cell table:formula="of:=[.F$10]+[.$C507]*[.F$13]" office:value-type="currency" office:currency="CAD" office:value="361.65" calcext:value-type="currency">
            <text:p>$361.65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[.D$10]+[.$C508]*[.D$13]" office:value-type="currency" office:currency="CAD" office:value="612.9615" calcext:value-type="currency">
            <text:p>$612.96</text:p>
          </table:table-cell>
          <table:table-cell table:formula="of:=[.E$10]+[.$C508]*[.E$13]" office:value-type="currency" office:currency="CAD" office:value="333.8585" calcext:value-type="currency">
            <text:p>$333.86</text:p>
          </table:table-cell>
          <table:table-cell table:formula="of:=[.F$10]+[.$C508]*[.F$13]" office:value-type="currency" office:currency="CAD" office:value="361.7" calcext:value-type="currency">
            <text:p>$361.70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[.D$10]+[.$C509]*[.D$13]" office:value-type="currency" office:currency="CAD" office:value="614.215" calcext:value-type="currency">
            <text:p>$614.22</text:p>
          </table:table-cell>
          <table:table-cell table:formula="of:=[.E$10]+[.$C509]*[.E$13]" office:value-type="currency" office:currency="CAD" office:value="334.1885" calcext:value-type="currency">
            <text:p>$334.19</text:p>
          </table:table-cell>
          <table:table-cell table:formula="of:=[.F$10]+[.$C509]*[.F$13]" office:value-type="currency" office:currency="CAD" office:value="361.75" calcext:value-type="currency">
            <text:p>$361.75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[.D$10]+[.$C510]*[.D$13]" office:value-type="currency" office:currency="CAD" office:value="615.4685" calcext:value-type="currency">
            <text:p>$615.47</text:p>
          </table:table-cell>
          <table:table-cell table:formula="of:=[.E$10]+[.$C510]*[.E$13]" office:value-type="currency" office:currency="CAD" office:value="334.5185" calcext:value-type="currency">
            <text:p>$334.52</text:p>
          </table:table-cell>
          <table:table-cell table:formula="of:=[.F$10]+[.$C510]*[.F$13]" office:value-type="currency" office:currency="CAD" office:value="361.8" calcext:value-type="currency">
            <text:p>$361.80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[.D$10]+[.$C511]*[.D$13]" office:value-type="currency" office:currency="CAD" office:value="616.722" calcext:value-type="currency">
            <text:p>$616.72</text:p>
          </table:table-cell>
          <table:table-cell table:formula="of:=[.E$10]+[.$C511]*[.E$13]" office:value-type="currency" office:currency="CAD" office:value="334.8485" calcext:value-type="currency">
            <text:p>$334.85</text:p>
          </table:table-cell>
          <table:table-cell table:formula="of:=[.F$10]+[.$C511]*[.F$13]" office:value-type="currency" office:currency="CAD" office:value="361.85" calcext:value-type="currency">
            <text:p>$361.85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[.D$10]+[.$C512]*[.D$13]" office:value-type="currency" office:currency="CAD" office:value="617.9755" calcext:value-type="currency">
            <text:p>$617.98</text:p>
          </table:table-cell>
          <table:table-cell table:formula="of:=[.E$10]+[.$C512]*[.E$13]" office:value-type="currency" office:currency="CAD" office:value="335.1785" calcext:value-type="currency">
            <text:p>$335.18</text:p>
          </table:table-cell>
          <table:table-cell table:formula="of:=[.F$10]+[.$C512]*[.F$13]" office:value-type="currency" office:currency="CAD" office:value="361.9" calcext:value-type="currency">
            <text:p>$361.90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[.D$10]+[.$C513]*[.D$13]" office:value-type="currency" office:currency="CAD" office:value="619.229" calcext:value-type="currency">
            <text:p>$619.23</text:p>
          </table:table-cell>
          <table:table-cell table:formula="of:=[.E$10]+[.$C513]*[.E$13]" office:value-type="currency" office:currency="CAD" office:value="335.5085" calcext:value-type="currency">
            <text:p>$335.51</text:p>
          </table:table-cell>
          <table:table-cell table:formula="of:=[.F$10]+[.$C513]*[.F$13]" office:value-type="currency" office:currency="CAD" office:value="361.95" calcext:value-type="currency">
            <text:p>$361.95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[.D$10]+[.$C514]*[.D$13]" office:value-type="currency" office:currency="CAD" office:value="620.4825" calcext:value-type="currency">
            <text:p>$620.48</text:p>
          </table:table-cell>
          <table:table-cell table:formula="of:=[.E$10]+[.$C514]*[.E$13]" office:value-type="currency" office:currency="CAD" office:value="335.8385" calcext:value-type="currency">
            <text:p>$335.84</text:p>
          </table:table-cell>
          <table:table-cell table:formula="of:=[.F$10]+[.$C514]*[.F$13]" office:value-type="currency" office:currency="CAD" office:value="362" calcext:value-type="currency">
            <text:p>$362.00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[.D$10]+[.$C515]*[.D$13]" office:value-type="currency" office:currency="CAD" office:value="621.736" calcext:value-type="currency">
            <text:p>$621.74</text:p>
          </table:table-cell>
          <table:table-cell table:formula="of:=[.E$10]+[.$C515]*[.E$13]" office:value-type="currency" office:currency="CAD" office:value="336.1685" calcext:value-type="currency">
            <text:p>$336.17</text:p>
          </table:table-cell>
          <table:table-cell table:formula="of:=[.F$10]+[.$C515]*[.F$13]" office:value-type="currency" office:currency="CAD" office:value="362.05" calcext:value-type="currency">
            <text:p>$362.05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[.D$10]+[.$C516]*[.D$13]" office:value-type="currency" office:currency="CAD" office:value="622.9895" calcext:value-type="currency">
            <text:p>$622.99</text:p>
          </table:table-cell>
          <table:table-cell table:formula="of:=[.E$10]+[.$C516]*[.E$13]" office:value-type="currency" office:currency="CAD" office:value="336.4985" calcext:value-type="currency">
            <text:p>$336.50</text:p>
          </table:table-cell>
          <table:table-cell table:formula="of:=[.F$10]+[.$C516]*[.F$13]" office:value-type="currency" office:currency="CAD" office:value="362.1" calcext:value-type="currency">
            <text:p>$362.10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[.D$10]+[.$C517]*[.D$13]" office:value-type="currency" office:currency="CAD" office:value="624.243" calcext:value-type="currency">
            <text:p>$624.24</text:p>
          </table:table-cell>
          <table:table-cell table:formula="of:=[.E$10]+[.$C517]*[.E$13]" office:value-type="currency" office:currency="CAD" office:value="336.8285" calcext:value-type="currency">
            <text:p>$336.83</text:p>
          </table:table-cell>
          <table:table-cell table:formula="of:=[.F$10]+[.$C517]*[.F$13]" office:value-type="currency" office:currency="CAD" office:value="362.15" calcext:value-type="currency">
            <text:p>$362.15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[.D$10]+[.$C518]*[.D$13]" office:value-type="currency" office:currency="CAD" office:value="625.4965" calcext:value-type="currency">
            <text:p>$625.50</text:p>
          </table:table-cell>
          <table:table-cell table:formula="of:=[.E$10]+[.$C518]*[.E$13]" office:value-type="currency" office:currency="CAD" office:value="337.1585" calcext:value-type="currency">
            <text:p>$337.16</text:p>
          </table:table-cell>
          <table:table-cell table:formula="of:=[.F$10]+[.$C518]*[.F$13]" office:value-type="currency" office:currency="CAD" office:value="362.2" calcext:value-type="currency">
            <text:p>$362.2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$10]+[.$C519]*[.D$13]" office:value-type="currency" office:currency="CAD" office:value="626.75" calcext:value-type="currency">
            <text:p>$626.75</text:p>
          </table:table-cell>
          <table:table-cell table:formula="of:=[.E$10]+[.$C519]*[.E$13]" office:value-type="currency" office:currency="CAD" office:value="337.4885" calcext:value-type="currency">
            <text:p>$337.49</text:p>
          </table:table-cell>
          <table:table-cell table:formula="of:=[.F$10]+[.$C519]*[.F$13]" office:value-type="currency" office:currency="CAD" office:value="362.25" calcext:value-type="currency">
            <text:p>$362.25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[.D$10]+[.$C520]*[.D$13]" office:value-type="currency" office:currency="CAD" office:value="628.0035" calcext:value-type="currency">
            <text:p>$628.00</text:p>
          </table:table-cell>
          <table:table-cell table:formula="of:=[.E$10]+[.$C520]*[.E$13]" office:value-type="currency" office:currency="CAD" office:value="337.8185" calcext:value-type="currency">
            <text:p>$337.82</text:p>
          </table:table-cell>
          <table:table-cell table:formula="of:=[.F$10]+[.$C520]*[.F$13]" office:value-type="currency" office:currency="CAD" office:value="362.3" calcext:value-type="currency">
            <text:p>$362.30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[.D$10]+[.$C521]*[.D$13]" office:value-type="currency" office:currency="CAD" office:value="629.257" calcext:value-type="currency">
            <text:p>$629.26</text:p>
          </table:table-cell>
          <table:table-cell table:formula="of:=[.E$10]+[.$C521]*[.E$13]" office:value-type="currency" office:currency="CAD" office:value="338.1485" calcext:value-type="currency">
            <text:p>$338.15</text:p>
          </table:table-cell>
          <table:table-cell table:formula="of:=[.F$10]+[.$C521]*[.F$13]" office:value-type="currency" office:currency="CAD" office:value="362.35" calcext:value-type="currency">
            <text:p>$362.35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[.D$10]+[.$C522]*[.D$13]" office:value-type="currency" office:currency="CAD" office:value="630.5105" calcext:value-type="currency">
            <text:p>$630.51</text:p>
          </table:table-cell>
          <table:table-cell table:formula="of:=[.E$10]+[.$C522]*[.E$13]" office:value-type="currency" office:currency="CAD" office:value="338.4785" calcext:value-type="currency">
            <text:p>$338.48</text:p>
          </table:table-cell>
          <table:table-cell table:formula="of:=[.F$10]+[.$C522]*[.F$13]" office:value-type="currency" office:currency="CAD" office:value="362.4" calcext:value-type="currency">
            <text:p>$362.40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[.D$10]+[.$C523]*[.D$13]" office:value-type="currency" office:currency="CAD" office:value="631.764" calcext:value-type="currency">
            <text:p>$631.76</text:p>
          </table:table-cell>
          <table:table-cell table:formula="of:=[.E$10]+[.$C523]*[.E$13]" office:value-type="currency" office:currency="CAD" office:value="338.8085" calcext:value-type="currency">
            <text:p>$338.81</text:p>
          </table:table-cell>
          <table:table-cell table:formula="of:=[.F$10]+[.$C523]*[.F$13]" office:value-type="currency" office:currency="CAD" office:value="362.45" calcext:value-type="currency">
            <text:p>$362.45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[.D$10]+[.$C524]*[.D$13]" office:value-type="currency" office:currency="CAD" office:value="633.0175" calcext:value-type="currency">
            <text:p>$633.02</text:p>
          </table:table-cell>
          <table:table-cell table:formula="of:=[.E$10]+[.$C524]*[.E$13]" office:value-type="currency" office:currency="CAD" office:value="339.1385" calcext:value-type="currency">
            <text:p>$339.14</text:p>
          </table:table-cell>
          <table:table-cell table:formula="of:=[.F$10]+[.$C524]*[.F$13]" office:value-type="currency" office:currency="CAD" office:value="362.5" calcext:value-type="currency">
            <text:p>$362.50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[.D$10]+[.$C525]*[.D$13]" office:value-type="currency" office:currency="CAD" office:value="634.271" calcext:value-type="currency">
            <text:p>$634.27</text:p>
          </table:table-cell>
          <table:table-cell table:formula="of:=[.E$10]+[.$C525]*[.E$13]" office:value-type="currency" office:currency="CAD" office:value="339.4685" calcext:value-type="currency">
            <text:p>$339.47</text:p>
          </table:table-cell>
          <table:table-cell table:formula="of:=[.F$10]+[.$C525]*[.F$13]" office:value-type="currency" office:currency="CAD" office:value="362.55" calcext:value-type="currency">
            <text:p>$362.55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[.D$10]+[.$C526]*[.D$13]" office:value-type="currency" office:currency="CAD" office:value="635.5245" calcext:value-type="currency">
            <text:p>$635.52</text:p>
          </table:table-cell>
          <table:table-cell table:formula="of:=[.E$10]+[.$C526]*[.E$13]" office:value-type="currency" office:currency="CAD" office:value="339.7985" calcext:value-type="currency">
            <text:p>$339.80</text:p>
          </table:table-cell>
          <table:table-cell table:formula="of:=[.F$10]+[.$C526]*[.F$13]" office:value-type="currency" office:currency="CAD" office:value="362.6" calcext:value-type="currency">
            <text:p>$362.60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[.D$10]+[.$C527]*[.D$13]" office:value-type="currency" office:currency="CAD" office:value="636.778" calcext:value-type="currency">
            <text:p>$636.78</text:p>
          </table:table-cell>
          <table:table-cell table:formula="of:=[.E$10]+[.$C527]*[.E$13]" office:value-type="currency" office:currency="CAD" office:value="340.1285" calcext:value-type="currency">
            <text:p>$340.13</text:p>
          </table:table-cell>
          <table:table-cell table:formula="of:=[.F$10]+[.$C527]*[.F$13]" office:value-type="currency" office:currency="CAD" office:value="362.65" calcext:value-type="currency">
            <text:p>$362.65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[.D$10]+[.$C528]*[.D$13]" office:value-type="currency" office:currency="CAD" office:value="638.0315" calcext:value-type="currency">
            <text:p>$638.03</text:p>
          </table:table-cell>
          <table:table-cell table:formula="of:=[.E$10]+[.$C528]*[.E$13]" office:value-type="currency" office:currency="CAD" office:value="340.4585" calcext:value-type="currency">
            <text:p>$340.46</text:p>
          </table:table-cell>
          <table:table-cell table:formula="of:=[.F$10]+[.$C528]*[.F$13]" office:value-type="currency" office:currency="CAD" office:value="362.7" calcext:value-type="currency">
            <text:p>$362.70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[.D$10]+[.$C529]*[.D$13]" office:value-type="currency" office:currency="CAD" office:value="639.285" calcext:value-type="currency">
            <text:p>$639.29</text:p>
          </table:table-cell>
          <table:table-cell table:formula="of:=[.E$10]+[.$C529]*[.E$13]" office:value-type="currency" office:currency="CAD" office:value="340.7885" calcext:value-type="currency">
            <text:p>$340.79</text:p>
          </table:table-cell>
          <table:table-cell table:formula="of:=[.F$10]+[.$C529]*[.F$13]" office:value-type="currency" office:currency="CAD" office:value="362.75" calcext:value-type="currency">
            <text:p>$362.75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[.D$10]+[.$C530]*[.D$13]" office:value-type="currency" office:currency="CAD" office:value="640.5385" calcext:value-type="currency">
            <text:p>$640.54</text:p>
          </table:table-cell>
          <table:table-cell table:formula="of:=[.E$10]+[.$C530]*[.E$13]" office:value-type="currency" office:currency="CAD" office:value="341.1185" calcext:value-type="currency">
            <text:p>$341.12</text:p>
          </table:table-cell>
          <table:table-cell table:formula="of:=[.F$10]+[.$C530]*[.F$13]" office:value-type="currency" office:currency="CAD" office:value="362.8" calcext:value-type="currency">
            <text:p>$362.80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[.D$10]+[.$C531]*[.D$13]" office:value-type="currency" office:currency="CAD" office:value="641.792" calcext:value-type="currency">
            <text:p>$641.79</text:p>
          </table:table-cell>
          <table:table-cell table:formula="of:=[.E$10]+[.$C531]*[.E$13]" office:value-type="currency" office:currency="CAD" office:value="341.4485" calcext:value-type="currency">
            <text:p>$341.45</text:p>
          </table:table-cell>
          <table:table-cell table:formula="of:=[.F$10]+[.$C531]*[.F$13]" office:value-type="currency" office:currency="CAD" office:value="362.85" calcext:value-type="currency">
            <text:p>$362.85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[.D$10]+[.$C532]*[.D$13]" office:value-type="currency" office:currency="CAD" office:value="643.0455" calcext:value-type="currency">
            <text:p>$643.05</text:p>
          </table:table-cell>
          <table:table-cell table:formula="of:=[.E$10]+[.$C532]*[.E$13]" office:value-type="currency" office:currency="CAD" office:value="341.7785" calcext:value-type="currency">
            <text:p>$341.78</text:p>
          </table:table-cell>
          <table:table-cell table:formula="of:=[.F$10]+[.$C532]*[.F$13]" office:value-type="currency" office:currency="CAD" office:value="362.9" calcext:value-type="currency">
            <text:p>$362.90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[.D$10]+[.$C533]*[.D$13]" office:value-type="currency" office:currency="CAD" office:value="644.299" calcext:value-type="currency">
            <text:p>$644.30</text:p>
          </table:table-cell>
          <table:table-cell table:formula="of:=[.E$10]+[.$C533]*[.E$13]" office:value-type="currency" office:currency="CAD" office:value="342.1085" calcext:value-type="currency">
            <text:p>$342.11</text:p>
          </table:table-cell>
          <table:table-cell table:formula="of:=[.F$10]+[.$C533]*[.F$13]" office:value-type="currency" office:currency="CAD" office:value="362.95" calcext:value-type="currency">
            <text:p>$362.95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[.D$10]+[.$C534]*[.D$13]" office:value-type="currency" office:currency="CAD" office:value="645.5525" calcext:value-type="currency">
            <text:p>$645.55</text:p>
          </table:table-cell>
          <table:table-cell table:formula="of:=[.E$10]+[.$C534]*[.E$13]" office:value-type="currency" office:currency="CAD" office:value="342.4385" calcext:value-type="currency">
            <text:p>$342.44</text:p>
          </table:table-cell>
          <table:table-cell table:formula="of:=[.F$10]+[.$C534]*[.F$13]" office:value-type="currency" office:currency="CAD" office:value="363" calcext:value-type="currency">
            <text:p>$363.00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[.D$10]+[.$C535]*[.D$13]" office:value-type="currency" office:currency="CAD" office:value="646.806" calcext:value-type="currency">
            <text:p>$646.81</text:p>
          </table:table-cell>
          <table:table-cell table:formula="of:=[.E$10]+[.$C535]*[.E$13]" office:value-type="currency" office:currency="CAD" office:value="342.7685" calcext:value-type="currency">
            <text:p>$342.77</text:p>
          </table:table-cell>
          <table:table-cell table:formula="of:=[.F$10]+[.$C535]*[.F$13]" office:value-type="currency" office:currency="CAD" office:value="363.05" calcext:value-type="currency">
            <text:p>$363.05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[.D$10]+[.$C536]*[.D$13]" office:value-type="currency" office:currency="CAD" office:value="648.0595" calcext:value-type="currency">
            <text:p>$648.06</text:p>
          </table:table-cell>
          <table:table-cell table:formula="of:=[.E$10]+[.$C536]*[.E$13]" office:value-type="currency" office:currency="CAD" office:value="343.0985" calcext:value-type="currency">
            <text:p>$343.10</text:p>
          </table:table-cell>
          <table:table-cell table:formula="of:=[.F$10]+[.$C536]*[.F$13]" office:value-type="currency" office:currency="CAD" office:value="363.1" calcext:value-type="currency">
            <text:p>$363.10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[.D$10]+[.$C537]*[.D$13]" office:value-type="currency" office:currency="CAD" office:value="649.313" calcext:value-type="currency">
            <text:p>$649.31</text:p>
          </table:table-cell>
          <table:table-cell table:formula="of:=[.E$10]+[.$C537]*[.E$13]" office:value-type="currency" office:currency="CAD" office:value="343.4285" calcext:value-type="currency">
            <text:p>$343.43</text:p>
          </table:table-cell>
          <table:table-cell table:formula="of:=[.F$10]+[.$C537]*[.F$13]" office:value-type="currency" office:currency="CAD" office:value="363.15" calcext:value-type="currency">
            <text:p>$363.15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[.D$10]+[.$C538]*[.D$13]" office:value-type="currency" office:currency="CAD" office:value="650.5665" calcext:value-type="currency">
            <text:p>$650.57</text:p>
          </table:table-cell>
          <table:table-cell table:formula="of:=[.E$10]+[.$C538]*[.E$13]" office:value-type="currency" office:currency="CAD" office:value="343.7585" calcext:value-type="currency">
            <text:p>$343.76</text:p>
          </table:table-cell>
          <table:table-cell table:formula="of:=[.F$10]+[.$C538]*[.F$13]" office:value-type="currency" office:currency="CAD" office:value="363.2" calcext:value-type="currency">
            <text:p>$363.20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[.D$10]+[.$C539]*[.D$13]" office:value-type="currency" office:currency="CAD" office:value="651.82" calcext:value-type="currency">
            <text:p>$651.82</text:p>
          </table:table-cell>
          <table:table-cell table:formula="of:=[.E$10]+[.$C539]*[.E$13]" office:value-type="currency" office:currency="CAD" office:value="344.0885" calcext:value-type="currency">
            <text:p>$344.09</text:p>
          </table:table-cell>
          <table:table-cell table:formula="of:=[.F$10]+[.$C539]*[.F$13]" office:value-type="currency" office:currency="CAD" office:value="363.25" calcext:value-type="currency">
            <text:p>$363.25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[.D$10]+[.$C540]*[.D$13]" office:value-type="currency" office:currency="CAD" office:value="653.0735" calcext:value-type="currency">
            <text:p>$653.07</text:p>
          </table:table-cell>
          <table:table-cell table:formula="of:=[.E$10]+[.$C540]*[.E$13]" office:value-type="currency" office:currency="CAD" office:value="344.4185" calcext:value-type="currency">
            <text:p>$344.42</text:p>
          </table:table-cell>
          <table:table-cell table:formula="of:=[.F$10]+[.$C540]*[.F$13]" office:value-type="currency" office:currency="CAD" office:value="363.3" calcext:value-type="currency">
            <text:p>$363.30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[.D$10]+[.$C541]*[.D$13]" office:value-type="currency" office:currency="CAD" office:value="654.327" calcext:value-type="currency">
            <text:p>$654.33</text:p>
          </table:table-cell>
          <table:table-cell table:formula="of:=[.E$10]+[.$C541]*[.E$13]" office:value-type="currency" office:currency="CAD" office:value="344.7485" calcext:value-type="currency">
            <text:p>$344.75</text:p>
          </table:table-cell>
          <table:table-cell table:formula="of:=[.F$10]+[.$C541]*[.F$13]" office:value-type="currency" office:currency="CAD" office:value="363.35" calcext:value-type="currency">
            <text:p>$363.35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[.D$10]+[.$C542]*[.D$13]" office:value-type="currency" office:currency="CAD" office:value="655.5805" calcext:value-type="currency">
            <text:p>$655.58</text:p>
          </table:table-cell>
          <table:table-cell table:formula="of:=[.E$10]+[.$C542]*[.E$13]" office:value-type="currency" office:currency="CAD" office:value="345.0785" calcext:value-type="currency">
            <text:p>$345.08</text:p>
          </table:table-cell>
          <table:table-cell table:formula="of:=[.F$10]+[.$C542]*[.F$13]" office:value-type="currency" office:currency="CAD" office:value="363.4" calcext:value-type="currency">
            <text:p>$363.40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[.D$10]+[.$C543]*[.D$13]" office:value-type="currency" office:currency="CAD" office:value="656.834" calcext:value-type="currency">
            <text:p>$656.83</text:p>
          </table:table-cell>
          <table:table-cell table:formula="of:=[.E$10]+[.$C543]*[.E$13]" office:value-type="currency" office:currency="CAD" office:value="345.4085" calcext:value-type="currency">
            <text:p>$345.41</text:p>
          </table:table-cell>
          <table:table-cell table:formula="of:=[.F$10]+[.$C543]*[.F$13]" office:value-type="currency" office:currency="CAD" office:value="363.45" calcext:value-type="currency">
            <text:p>$363.4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[.D$10]+[.$C544]*[.D$13]" office:value-type="currency" office:currency="CAD" office:value="658.0875" calcext:value-type="currency">
            <text:p>$658.09</text:p>
          </table:table-cell>
          <table:table-cell table:formula="of:=[.E$10]+[.$C544]*[.E$13]" office:value-type="currency" office:currency="CAD" office:value="345.7385" calcext:value-type="currency">
            <text:p>$345.74</text:p>
          </table:table-cell>
          <table:table-cell table:formula="of:=[.F$10]+[.$C544]*[.F$13]" office:value-type="currency" office:currency="CAD" office:value="363.5" calcext:value-type="currency">
            <text:p>$363.50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[.D$10]+[.$C545]*[.D$13]" office:value-type="currency" office:currency="CAD" office:value="659.341" calcext:value-type="currency">
            <text:p>$659.34</text:p>
          </table:table-cell>
          <table:table-cell table:formula="of:=[.E$10]+[.$C545]*[.E$13]" office:value-type="currency" office:currency="CAD" office:value="346.0685" calcext:value-type="currency">
            <text:p>$346.07</text:p>
          </table:table-cell>
          <table:table-cell table:formula="of:=[.F$10]+[.$C545]*[.F$13]" office:value-type="currency" office:currency="CAD" office:value="363.55" calcext:value-type="currency">
            <text:p>$363.55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[.D$10]+[.$C546]*[.D$13]" office:value-type="currency" office:currency="CAD" office:value="660.5945" calcext:value-type="currency">
            <text:p>$660.59</text:p>
          </table:table-cell>
          <table:table-cell table:formula="of:=[.E$10]+[.$C546]*[.E$13]" office:value-type="currency" office:currency="CAD" office:value="346.3985" calcext:value-type="currency">
            <text:p>$346.40</text:p>
          </table:table-cell>
          <table:table-cell table:formula="of:=[.F$10]+[.$C546]*[.F$13]" office:value-type="currency" office:currency="CAD" office:value="363.6" calcext:value-type="currency">
            <text:p>$363.60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[.D$10]+[.$C547]*[.D$13]" office:value-type="currency" office:currency="CAD" office:value="661.848" calcext:value-type="currency">
            <text:p>$661.85</text:p>
          </table:table-cell>
          <table:table-cell table:formula="of:=[.E$10]+[.$C547]*[.E$13]" office:value-type="currency" office:currency="CAD" office:value="346.7285" calcext:value-type="currency">
            <text:p>$346.73</text:p>
          </table:table-cell>
          <table:table-cell table:formula="of:=[.F$10]+[.$C547]*[.F$13]" office:value-type="currency" office:currency="CAD" office:value="363.65" calcext:value-type="currency">
            <text:p>$363.65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[.D$10]+[.$C548]*[.D$13]" office:value-type="currency" office:currency="CAD" office:value="663.1015" calcext:value-type="currency">
            <text:p>$663.10</text:p>
          </table:table-cell>
          <table:table-cell table:formula="of:=[.E$10]+[.$C548]*[.E$13]" office:value-type="currency" office:currency="CAD" office:value="347.0585" calcext:value-type="currency">
            <text:p>$347.06</text:p>
          </table:table-cell>
          <table:table-cell table:formula="of:=[.F$10]+[.$C548]*[.F$13]" office:value-type="currency" office:currency="CAD" office:value="363.7" calcext:value-type="currency">
            <text:p>$363.70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[.D$10]+[.$C549]*[.D$13]" office:value-type="currency" office:currency="CAD" office:value="664.355" calcext:value-type="currency">
            <text:p>$664.36</text:p>
          </table:table-cell>
          <table:table-cell table:formula="of:=[.E$10]+[.$C549]*[.E$13]" office:value-type="currency" office:currency="CAD" office:value="347.3885" calcext:value-type="currency">
            <text:p>$347.39</text:p>
          </table:table-cell>
          <table:table-cell table:formula="of:=[.F$10]+[.$C549]*[.F$13]" office:value-type="currency" office:currency="CAD" office:value="363.75" calcext:value-type="currency">
            <text:p>$363.75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[.D$10]+[.$C550]*[.D$13]" office:value-type="currency" office:currency="CAD" office:value="665.6085" calcext:value-type="currency">
            <text:p>$665.61</text:p>
          </table:table-cell>
          <table:table-cell table:formula="of:=[.E$10]+[.$C550]*[.E$13]" office:value-type="currency" office:currency="CAD" office:value="347.7185" calcext:value-type="currency">
            <text:p>$347.72</text:p>
          </table:table-cell>
          <table:table-cell table:formula="of:=[.F$10]+[.$C550]*[.F$13]" office:value-type="currency" office:currency="CAD" office:value="363.8" calcext:value-type="currency">
            <text:p>$363.80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[.D$10]+[.$C551]*[.D$13]" office:value-type="currency" office:currency="CAD" office:value="666.862" calcext:value-type="currency">
            <text:p>$666.86</text:p>
          </table:table-cell>
          <table:table-cell table:formula="of:=[.E$10]+[.$C551]*[.E$13]" office:value-type="currency" office:currency="CAD" office:value="348.0485" calcext:value-type="currency">
            <text:p>$348.05</text:p>
          </table:table-cell>
          <table:table-cell table:formula="of:=[.F$10]+[.$C551]*[.F$13]" office:value-type="currency" office:currency="CAD" office:value="363.85" calcext:value-type="currency">
            <text:p>$363.85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[.D$10]+[.$C552]*[.D$13]" office:value-type="currency" office:currency="CAD" office:value="668.1155" calcext:value-type="currency">
            <text:p>$668.12</text:p>
          </table:table-cell>
          <table:table-cell table:formula="of:=[.E$10]+[.$C552]*[.E$13]" office:value-type="currency" office:currency="CAD" office:value="348.3785" calcext:value-type="currency">
            <text:p>$348.38</text:p>
          </table:table-cell>
          <table:table-cell table:formula="of:=[.F$10]+[.$C552]*[.F$13]" office:value-type="currency" office:currency="CAD" office:value="363.9" calcext:value-type="currency">
            <text:p>$363.90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[.D$10]+[.$C553]*[.D$13]" office:value-type="currency" office:currency="CAD" office:value="669.369" calcext:value-type="currency">
            <text:p>$669.37</text:p>
          </table:table-cell>
          <table:table-cell table:formula="of:=[.E$10]+[.$C553]*[.E$13]" office:value-type="currency" office:currency="CAD" office:value="348.7085" calcext:value-type="currency">
            <text:p>$348.71</text:p>
          </table:table-cell>
          <table:table-cell table:formula="of:=[.F$10]+[.$C553]*[.F$13]" office:value-type="currency" office:currency="CAD" office:value="363.95" calcext:value-type="currency">
            <text:p>$363.95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[.D$10]+[.$C554]*[.D$13]" office:value-type="currency" office:currency="CAD" office:value="670.6225" calcext:value-type="currency">
            <text:p>$670.62</text:p>
          </table:table-cell>
          <table:table-cell table:formula="of:=[.E$10]+[.$C554]*[.E$13]" office:value-type="currency" office:currency="CAD" office:value="349.0385" calcext:value-type="currency">
            <text:p>$349.04</text:p>
          </table:table-cell>
          <table:table-cell table:formula="of:=[.F$10]+[.$C554]*[.F$13]" office:value-type="currency" office:currency="CAD" office:value="364" calcext:value-type="currency">
            <text:p>$364.00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[.D$10]+[.$C555]*[.D$13]" office:value-type="currency" office:currency="CAD" office:value="671.876" calcext:value-type="currency">
            <text:p>$671.88</text:p>
          </table:table-cell>
          <table:table-cell table:formula="of:=[.E$10]+[.$C555]*[.E$13]" office:value-type="currency" office:currency="CAD" office:value="349.3685" calcext:value-type="currency">
            <text:p>$349.37</text:p>
          </table:table-cell>
          <table:table-cell table:formula="of:=[.F$10]+[.$C555]*[.F$13]" office:value-type="currency" office:currency="CAD" office:value="364.05" calcext:value-type="currency">
            <text:p>$364.05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[.D$10]+[.$C556]*[.D$13]" office:value-type="currency" office:currency="CAD" office:value="673.1295" calcext:value-type="currency">
            <text:p>$673.13</text:p>
          </table:table-cell>
          <table:table-cell table:formula="of:=[.E$10]+[.$C556]*[.E$13]" office:value-type="currency" office:currency="CAD" office:value="349.6985" calcext:value-type="currency">
            <text:p>$349.70</text:p>
          </table:table-cell>
          <table:table-cell table:formula="of:=[.F$10]+[.$C556]*[.F$13]" office:value-type="currency" office:currency="CAD" office:value="364.1" calcext:value-type="currency">
            <text:p>$364.10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[.D$10]+[.$C557]*[.D$13]" office:value-type="currency" office:currency="CAD" office:value="674.383" calcext:value-type="currency">
            <text:p>$674.38</text:p>
          </table:table-cell>
          <table:table-cell table:formula="of:=[.E$10]+[.$C557]*[.E$13]" office:value-type="currency" office:currency="CAD" office:value="350.0285" calcext:value-type="currency">
            <text:p>$350.03</text:p>
          </table:table-cell>
          <table:table-cell table:formula="of:=[.F$10]+[.$C557]*[.F$13]" office:value-type="currency" office:currency="CAD" office:value="364.15" calcext:value-type="currency">
            <text:p>$364.15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[.D$10]+[.$C558]*[.D$13]" office:value-type="currency" office:currency="CAD" office:value="675.6365" calcext:value-type="currency">
            <text:p>$675.64</text:p>
          </table:table-cell>
          <table:table-cell table:formula="of:=[.E$10]+[.$C558]*[.E$13]" office:value-type="currency" office:currency="CAD" office:value="350.3585" calcext:value-type="currency">
            <text:p>$350.36</text:p>
          </table:table-cell>
          <table:table-cell table:formula="of:=[.F$10]+[.$C558]*[.F$13]" office:value-type="currency" office:currency="CAD" office:value="364.2" calcext:value-type="currency">
            <text:p>$364.20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[.D$10]+[.$C559]*[.D$13]" office:value-type="currency" office:currency="CAD" office:value="676.89" calcext:value-type="currency">
            <text:p>$676.89</text:p>
          </table:table-cell>
          <table:table-cell table:formula="of:=[.E$10]+[.$C559]*[.E$13]" office:value-type="currency" office:currency="CAD" office:value="350.6885" calcext:value-type="currency">
            <text:p>$350.69</text:p>
          </table:table-cell>
          <table:table-cell table:formula="of:=[.F$10]+[.$C559]*[.F$13]" office:value-type="currency" office:currency="CAD" office:value="364.25" calcext:value-type="currency">
            <text:p>$364.25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[.D$10]+[.$C560]*[.D$13]" office:value-type="currency" office:currency="CAD" office:value="678.1435" calcext:value-type="currency">
            <text:p>$678.14</text:p>
          </table:table-cell>
          <table:table-cell table:formula="of:=[.E$10]+[.$C560]*[.E$13]" office:value-type="currency" office:currency="CAD" office:value="351.0185" calcext:value-type="currency">
            <text:p>$351.02</text:p>
          </table:table-cell>
          <table:table-cell table:formula="of:=[.F$10]+[.$C560]*[.F$13]" office:value-type="currency" office:currency="CAD" office:value="364.3" calcext:value-type="currency">
            <text:p>$364.30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[.D$10]+[.$C561]*[.D$13]" office:value-type="currency" office:currency="CAD" office:value="679.397" calcext:value-type="currency">
            <text:p>$679.40</text:p>
          </table:table-cell>
          <table:table-cell table:formula="of:=[.E$10]+[.$C561]*[.E$13]" office:value-type="currency" office:currency="CAD" office:value="351.3485" calcext:value-type="currency">
            <text:p>$351.35</text:p>
          </table:table-cell>
          <table:table-cell table:formula="of:=[.F$10]+[.$C561]*[.F$13]" office:value-type="currency" office:currency="CAD" office:value="364.35" calcext:value-type="currency">
            <text:p>$364.35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[.D$10]+[.$C562]*[.D$13]" office:value-type="currency" office:currency="CAD" office:value="680.6505" calcext:value-type="currency">
            <text:p>$680.65</text:p>
          </table:table-cell>
          <table:table-cell table:formula="of:=[.E$10]+[.$C562]*[.E$13]" office:value-type="currency" office:currency="CAD" office:value="351.6785" calcext:value-type="currency">
            <text:p>$351.68</text:p>
          </table:table-cell>
          <table:table-cell table:formula="of:=[.F$10]+[.$C562]*[.F$13]" office:value-type="currency" office:currency="CAD" office:value="364.4" calcext:value-type="currency">
            <text:p>$364.40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[.D$10]+[.$C563]*[.D$13]" office:value-type="currency" office:currency="CAD" office:value="681.904" calcext:value-type="currency">
            <text:p>$681.90</text:p>
          </table:table-cell>
          <table:table-cell table:formula="of:=[.E$10]+[.$C563]*[.E$13]" office:value-type="currency" office:currency="CAD" office:value="352.0085" calcext:value-type="currency">
            <text:p>$352.01</text:p>
          </table:table-cell>
          <table:table-cell table:formula="of:=[.F$10]+[.$C563]*[.F$13]" office:value-type="currency" office:currency="CAD" office:value="364.45" calcext:value-type="currency">
            <text:p>$364.45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[.D$10]+[.$C564]*[.D$13]" office:value-type="currency" office:currency="CAD" office:value="683.1575" calcext:value-type="currency">
            <text:p>$683.16</text:p>
          </table:table-cell>
          <table:table-cell table:formula="of:=[.E$10]+[.$C564]*[.E$13]" office:value-type="currency" office:currency="CAD" office:value="352.3385" calcext:value-type="currency">
            <text:p>$352.34</text:p>
          </table:table-cell>
          <table:table-cell table:formula="of:=[.F$10]+[.$C564]*[.F$13]" office:value-type="currency" office:currency="CAD" office:value="364.5" calcext:value-type="currency">
            <text:p>$364.50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[.D$10]+[.$C565]*[.D$13]" office:value-type="currency" office:currency="CAD" office:value="684.411" calcext:value-type="currency">
            <text:p>$684.41</text:p>
          </table:table-cell>
          <table:table-cell table:formula="of:=[.E$10]+[.$C565]*[.E$13]" office:value-type="currency" office:currency="CAD" office:value="352.6685" calcext:value-type="currency">
            <text:p>$352.67</text:p>
          </table:table-cell>
          <table:table-cell table:formula="of:=[.F$10]+[.$C565]*[.F$13]" office:value-type="currency" office:currency="CAD" office:value="364.55" calcext:value-type="currency">
            <text:p>$364.55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[.D$10]+[.$C566]*[.D$13]" office:value-type="currency" office:currency="CAD" office:value="685.6645" calcext:value-type="currency">
            <text:p>$685.66</text:p>
          </table:table-cell>
          <table:table-cell table:formula="of:=[.E$10]+[.$C566]*[.E$13]" office:value-type="currency" office:currency="CAD" office:value="352.9985" calcext:value-type="currency">
            <text:p>$353.00</text:p>
          </table:table-cell>
          <table:table-cell table:formula="of:=[.F$10]+[.$C566]*[.F$13]" office:value-type="currency" office:currency="CAD" office:value="364.6" calcext:value-type="currency">
            <text:p>$364.60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[.D$10]+[.$C567]*[.D$13]" office:value-type="currency" office:currency="CAD" office:value="686.918" calcext:value-type="currency">
            <text:p>$686.92</text:p>
          </table:table-cell>
          <table:table-cell table:formula="of:=[.E$10]+[.$C567]*[.E$13]" office:value-type="currency" office:currency="CAD" office:value="353.3285" calcext:value-type="currency">
            <text:p>$353.33</text:p>
          </table:table-cell>
          <table:table-cell table:formula="of:=[.F$10]+[.$C567]*[.F$13]" office:value-type="currency" office:currency="CAD" office:value="364.65" calcext:value-type="currency">
            <text:p>$364.65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[.D$10]+[.$C568]*[.D$13]" office:value-type="currency" office:currency="CAD" office:value="688.1715" calcext:value-type="currency">
            <text:p>$688.17</text:p>
          </table:table-cell>
          <table:table-cell table:formula="of:=[.E$10]+[.$C568]*[.E$13]" office:value-type="currency" office:currency="CAD" office:value="353.6585" calcext:value-type="currency">
            <text:p>$353.66</text:p>
          </table:table-cell>
          <table:table-cell table:formula="of:=[.F$10]+[.$C568]*[.F$13]" office:value-type="currency" office:currency="CAD" office:value="364.7" calcext:value-type="currency">
            <text:p>$364.70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[.D$10]+[.$C569]*[.D$13]" office:value-type="currency" office:currency="CAD" office:value="689.425" calcext:value-type="currency">
            <text:p>$689.43</text:p>
          </table:table-cell>
          <table:table-cell table:formula="of:=[.E$10]+[.$C569]*[.E$13]" office:value-type="currency" office:currency="CAD" office:value="353.9885" calcext:value-type="currency">
            <text:p>$353.99</text:p>
          </table:table-cell>
          <table:table-cell table:formula="of:=[.F$10]+[.$C569]*[.F$13]" office:value-type="currency" office:currency="CAD" office:value="364.75" calcext:value-type="currency">
            <text:p>$364.75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[.D$10]+[.$C570]*[.D$13]" office:value-type="currency" office:currency="CAD" office:value="690.6785" calcext:value-type="currency">
            <text:p>$690.68</text:p>
          </table:table-cell>
          <table:table-cell table:formula="of:=[.E$10]+[.$C570]*[.E$13]" office:value-type="currency" office:currency="CAD" office:value="354.3185" calcext:value-type="currency">
            <text:p>$354.32</text:p>
          </table:table-cell>
          <table:table-cell table:formula="of:=[.F$10]+[.$C570]*[.F$13]" office:value-type="currency" office:currency="CAD" office:value="364.8" calcext:value-type="currency">
            <text:p>$364.80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[.D$10]+[.$C571]*[.D$13]" office:value-type="currency" office:currency="CAD" office:value="691.932" calcext:value-type="currency">
            <text:p>$691.93</text:p>
          </table:table-cell>
          <table:table-cell table:formula="of:=[.E$10]+[.$C571]*[.E$13]" office:value-type="currency" office:currency="CAD" office:value="354.6485" calcext:value-type="currency">
            <text:p>$354.65</text:p>
          </table:table-cell>
          <table:table-cell table:formula="of:=[.F$10]+[.$C571]*[.F$13]" office:value-type="currency" office:currency="CAD" office:value="364.85" calcext:value-type="currency">
            <text:p>$364.85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[.D$10]+[.$C572]*[.D$13]" office:value-type="currency" office:currency="CAD" office:value="693.1855" calcext:value-type="currency">
            <text:p>$693.19</text:p>
          </table:table-cell>
          <table:table-cell table:formula="of:=[.E$10]+[.$C572]*[.E$13]" office:value-type="currency" office:currency="CAD" office:value="354.9785" calcext:value-type="currency">
            <text:p>$354.98</text:p>
          </table:table-cell>
          <table:table-cell table:formula="of:=[.F$10]+[.$C572]*[.F$13]" office:value-type="currency" office:currency="CAD" office:value="364.9" calcext:value-type="currency">
            <text:p>$364.90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[.D$10]+[.$C573]*[.D$13]" office:value-type="currency" office:currency="CAD" office:value="694.439" calcext:value-type="currency">
            <text:p>$694.44</text:p>
          </table:table-cell>
          <table:table-cell table:formula="of:=[.E$10]+[.$C573]*[.E$13]" office:value-type="currency" office:currency="CAD" office:value="355.3085" calcext:value-type="currency">
            <text:p>$355.31</text:p>
          </table:table-cell>
          <table:table-cell table:formula="of:=[.F$10]+[.$C573]*[.F$13]" office:value-type="currency" office:currency="CAD" office:value="364.95" calcext:value-type="currency">
            <text:p>$364.95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[.D$10]+[.$C574]*[.D$13]" office:value-type="currency" office:currency="CAD" office:value="695.6925" calcext:value-type="currency">
            <text:p>$695.69</text:p>
          </table:table-cell>
          <table:table-cell table:formula="of:=[.E$10]+[.$C574]*[.E$13]" office:value-type="currency" office:currency="CAD" office:value="355.6385" calcext:value-type="currency">
            <text:p>$355.64</text:p>
          </table:table-cell>
          <table:table-cell table:formula="of:=[.F$10]+[.$C574]*[.F$13]" office:value-type="currency" office:currency="CAD" office:value="365" calcext:value-type="currency">
            <text:p>$365.00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[.D$10]+[.$C575]*[.D$13]" office:value-type="currency" office:currency="CAD" office:value="696.946" calcext:value-type="currency">
            <text:p>$696.95</text:p>
          </table:table-cell>
          <table:table-cell table:formula="of:=[.E$10]+[.$C575]*[.E$13]" office:value-type="currency" office:currency="CAD" office:value="355.9685" calcext:value-type="currency">
            <text:p>$355.97</text:p>
          </table:table-cell>
          <table:table-cell table:formula="of:=[.F$10]+[.$C575]*[.F$13]" office:value-type="currency" office:currency="CAD" office:value="365.05" calcext:value-type="currency">
            <text:p>$365.05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[.D$10]+[.$C576]*[.D$13]" office:value-type="currency" office:currency="CAD" office:value="698.1995" calcext:value-type="currency">
            <text:p>$698.20</text:p>
          </table:table-cell>
          <table:table-cell table:formula="of:=[.E$10]+[.$C576]*[.E$13]" office:value-type="currency" office:currency="CAD" office:value="356.2985" calcext:value-type="currency">
            <text:p>$356.30</text:p>
          </table:table-cell>
          <table:table-cell table:formula="of:=[.F$10]+[.$C576]*[.F$13]" office:value-type="currency" office:currency="CAD" office:value="365.1" calcext:value-type="currency">
            <text:p>$365.10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[.D$10]+[.$C577]*[.D$13]" office:value-type="currency" office:currency="CAD" office:value="699.453" calcext:value-type="currency">
            <text:p>$699.45</text:p>
          </table:table-cell>
          <table:table-cell table:formula="of:=[.E$10]+[.$C577]*[.E$13]" office:value-type="currency" office:currency="CAD" office:value="356.6285" calcext:value-type="currency">
            <text:p>$356.63</text:p>
          </table:table-cell>
          <table:table-cell table:formula="of:=[.F$10]+[.$C577]*[.F$13]" office:value-type="currency" office:currency="CAD" office:value="365.15" calcext:value-type="currency">
            <text:p>$365.15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[.D$10]+[.$C578]*[.D$13]" office:value-type="currency" office:currency="CAD" office:value="700.7065" calcext:value-type="currency">
            <text:p>$700.71</text:p>
          </table:table-cell>
          <table:table-cell table:formula="of:=[.E$10]+[.$C578]*[.E$13]" office:value-type="currency" office:currency="CAD" office:value="356.9585" calcext:value-type="currency">
            <text:p>$356.96</text:p>
          </table:table-cell>
          <table:table-cell table:formula="of:=[.F$10]+[.$C578]*[.F$13]" office:value-type="currency" office:currency="CAD" office:value="365.2" calcext:value-type="currency">
            <text:p>$365.20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[.D$10]+[.$C579]*[.D$13]" office:value-type="currency" office:currency="CAD" office:value="701.96" calcext:value-type="currency">
            <text:p>$701.96</text:p>
          </table:table-cell>
          <table:table-cell table:formula="of:=[.E$10]+[.$C579]*[.E$13]" office:value-type="currency" office:currency="CAD" office:value="357.2885" calcext:value-type="currency">
            <text:p>$357.29</text:p>
          </table:table-cell>
          <table:table-cell table:formula="of:=[.F$10]+[.$C579]*[.F$13]" office:value-type="currency" office:currency="CAD" office:value="365.25" calcext:value-type="currency">
            <text:p>$365.25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[.D$10]+[.$C580]*[.D$13]" office:value-type="currency" office:currency="CAD" office:value="703.2135" calcext:value-type="currency">
            <text:p>$703.21</text:p>
          </table:table-cell>
          <table:table-cell table:formula="of:=[.E$10]+[.$C580]*[.E$13]" office:value-type="currency" office:currency="CAD" office:value="357.6185" calcext:value-type="currency">
            <text:p>$357.62</text:p>
          </table:table-cell>
          <table:table-cell table:formula="of:=[.F$10]+[.$C580]*[.F$13]" office:value-type="currency" office:currency="CAD" office:value="365.3" calcext:value-type="currency">
            <text:p>$365.30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[.D$10]+[.$C581]*[.D$13]" office:value-type="currency" office:currency="CAD" office:value="704.467" calcext:value-type="currency">
            <text:p>$704.47</text:p>
          </table:table-cell>
          <table:table-cell table:formula="of:=[.E$10]+[.$C581]*[.E$13]" office:value-type="currency" office:currency="CAD" office:value="357.9485" calcext:value-type="currency">
            <text:p>$357.95</text:p>
          </table:table-cell>
          <table:table-cell table:formula="of:=[.F$10]+[.$C581]*[.F$13]" office:value-type="currency" office:currency="CAD" office:value="365.35" calcext:value-type="currency">
            <text:p>$365.35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[.D$10]+[.$C582]*[.D$13]" office:value-type="currency" office:currency="CAD" office:value="705.7205" calcext:value-type="currency">
            <text:p>$705.72</text:p>
          </table:table-cell>
          <table:table-cell table:formula="of:=[.E$10]+[.$C582]*[.E$13]" office:value-type="currency" office:currency="CAD" office:value="358.2785" calcext:value-type="currency">
            <text:p>$358.28</text:p>
          </table:table-cell>
          <table:table-cell table:formula="of:=[.F$10]+[.$C582]*[.F$13]" office:value-type="currency" office:currency="CAD" office:value="365.4" calcext:value-type="currency">
            <text:p>$365.40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[.D$10]+[.$C583]*[.D$13]" office:value-type="currency" office:currency="CAD" office:value="706.974" calcext:value-type="currency">
            <text:p>$706.97</text:p>
          </table:table-cell>
          <table:table-cell table:formula="of:=[.E$10]+[.$C583]*[.E$13]" office:value-type="currency" office:currency="CAD" office:value="358.6085" calcext:value-type="currency">
            <text:p>$358.61</text:p>
          </table:table-cell>
          <table:table-cell table:formula="of:=[.F$10]+[.$C583]*[.F$13]" office:value-type="currency" office:currency="CAD" office:value="365.45" calcext:value-type="currency">
            <text:p>$365.45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[.D$10]+[.$C584]*[.D$13]" office:value-type="currency" office:currency="CAD" office:value="708.2275" calcext:value-type="currency">
            <text:p>$708.23</text:p>
          </table:table-cell>
          <table:table-cell table:formula="of:=[.E$10]+[.$C584]*[.E$13]" office:value-type="currency" office:currency="CAD" office:value="358.9385" calcext:value-type="currency">
            <text:p>$358.94</text:p>
          </table:table-cell>
          <table:table-cell table:formula="of:=[.F$10]+[.$C584]*[.F$13]" office:value-type="currency" office:currency="CAD" office:value="365.5" calcext:value-type="currency">
            <text:p>$365.50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[.D$10]+[.$C585]*[.D$13]" office:value-type="currency" office:currency="CAD" office:value="709.481" calcext:value-type="currency">
            <text:p>$709.48</text:p>
          </table:table-cell>
          <table:table-cell table:formula="of:=[.E$10]+[.$C585]*[.E$13]" office:value-type="currency" office:currency="CAD" office:value="359.2685" calcext:value-type="currency">
            <text:p>$359.27</text:p>
          </table:table-cell>
          <table:table-cell table:formula="of:=[.F$10]+[.$C585]*[.F$13]" office:value-type="currency" office:currency="CAD" office:value="365.55" calcext:value-type="currency">
            <text:p>$365.55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[.D$10]+[.$C586]*[.D$13]" office:value-type="currency" office:currency="CAD" office:value="710.7345" calcext:value-type="currency">
            <text:p>$710.73</text:p>
          </table:table-cell>
          <table:table-cell table:formula="of:=[.E$10]+[.$C586]*[.E$13]" office:value-type="currency" office:currency="CAD" office:value="359.5985" calcext:value-type="currency">
            <text:p>$359.60</text:p>
          </table:table-cell>
          <table:table-cell table:formula="of:=[.F$10]+[.$C586]*[.F$13]" office:value-type="currency" office:currency="CAD" office:value="365.6" calcext:value-type="currency">
            <text:p>$365.60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[.D$10]+[.$C587]*[.D$13]" office:value-type="currency" office:currency="CAD" office:value="711.988" calcext:value-type="currency">
            <text:p>$711.99</text:p>
          </table:table-cell>
          <table:table-cell table:formula="of:=[.E$10]+[.$C587]*[.E$13]" office:value-type="currency" office:currency="CAD" office:value="359.9285" calcext:value-type="currency">
            <text:p>$359.93</text:p>
          </table:table-cell>
          <table:table-cell table:formula="of:=[.F$10]+[.$C587]*[.F$13]" office:value-type="currency" office:currency="CAD" office:value="365.65" calcext:value-type="currency">
            <text:p>$365.65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[.D$10]+[.$C588]*[.D$13]" office:value-type="currency" office:currency="CAD" office:value="713.2415" calcext:value-type="currency">
            <text:p>$713.24</text:p>
          </table:table-cell>
          <table:table-cell table:formula="of:=[.E$10]+[.$C588]*[.E$13]" office:value-type="currency" office:currency="CAD" office:value="360.2585" calcext:value-type="currency">
            <text:p>$360.26</text:p>
          </table:table-cell>
          <table:table-cell table:formula="of:=[.F$10]+[.$C588]*[.F$13]" office:value-type="currency" office:currency="CAD" office:value="365.7" calcext:value-type="currency">
            <text:p>$365.70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[.D$10]+[.$C589]*[.D$13]" office:value-type="currency" office:currency="CAD" office:value="714.495" calcext:value-type="currency">
            <text:p>$714.50</text:p>
          </table:table-cell>
          <table:table-cell table:formula="of:=[.E$10]+[.$C589]*[.E$13]" office:value-type="currency" office:currency="CAD" office:value="360.5885" calcext:value-type="currency">
            <text:p>$360.59</text:p>
          </table:table-cell>
          <table:table-cell table:formula="of:=[.F$10]+[.$C589]*[.F$13]" office:value-type="currency" office:currency="CAD" office:value="365.75" calcext:value-type="currency">
            <text:p>$365.75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[.D$10]+[.$C590]*[.D$13]" office:value-type="currency" office:currency="CAD" office:value="715.7485" calcext:value-type="currency">
            <text:p>$715.75</text:p>
          </table:table-cell>
          <table:table-cell table:formula="of:=[.E$10]+[.$C590]*[.E$13]" office:value-type="currency" office:currency="CAD" office:value="360.9185" calcext:value-type="currency">
            <text:p>$360.92</text:p>
          </table:table-cell>
          <table:table-cell table:formula="of:=[.F$10]+[.$C590]*[.F$13]" office:value-type="currency" office:currency="CAD" office:value="365.8" calcext:value-type="currency">
            <text:p>$365.80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[.D$10]+[.$C591]*[.D$13]" office:value-type="currency" office:currency="CAD" office:value="717.002" calcext:value-type="currency">
            <text:p>$717.00</text:p>
          </table:table-cell>
          <table:table-cell table:formula="of:=[.E$10]+[.$C591]*[.E$13]" office:value-type="currency" office:currency="CAD" office:value="361.2485" calcext:value-type="currency">
            <text:p>$361.25</text:p>
          </table:table-cell>
          <table:table-cell table:formula="of:=[.F$10]+[.$C591]*[.F$13]" office:value-type="currency" office:currency="CAD" office:value="365.85" calcext:value-type="currency">
            <text:p>$365.85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[.D$10]+[.$C592]*[.D$13]" office:value-type="currency" office:currency="CAD" office:value="718.2555" calcext:value-type="currency">
            <text:p>$718.26</text:p>
          </table:table-cell>
          <table:table-cell table:formula="of:=[.E$10]+[.$C592]*[.E$13]" office:value-type="currency" office:currency="CAD" office:value="361.5785" calcext:value-type="currency">
            <text:p>$361.58</text:p>
          </table:table-cell>
          <table:table-cell table:formula="of:=[.F$10]+[.$C592]*[.F$13]" office:value-type="currency" office:currency="CAD" office:value="365.9" calcext:value-type="currency">
            <text:p>$365.90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[.D$10]+[.$C593]*[.D$13]" office:value-type="currency" office:currency="CAD" office:value="719.509" calcext:value-type="currency">
            <text:p>$719.51</text:p>
          </table:table-cell>
          <table:table-cell table:formula="of:=[.E$10]+[.$C593]*[.E$13]" office:value-type="currency" office:currency="CAD" office:value="361.9085" calcext:value-type="currency">
            <text:p>$361.91</text:p>
          </table:table-cell>
          <table:table-cell table:formula="of:=[.F$10]+[.$C593]*[.F$13]" office:value-type="currency" office:currency="CAD" office:value="365.95" calcext:value-type="currency">
            <text:p>$365.95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[.D$10]+[.$C594]*[.D$13]" office:value-type="currency" office:currency="CAD" office:value="720.7625" calcext:value-type="currency">
            <text:p>$720.76</text:p>
          </table:table-cell>
          <table:table-cell table:formula="of:=[.E$10]+[.$C594]*[.E$13]" office:value-type="currency" office:currency="CAD" office:value="362.2385" calcext:value-type="currency">
            <text:p>$362.24</text:p>
          </table:table-cell>
          <table:table-cell table:formula="of:=[.F$10]+[.$C594]*[.F$13]" office:value-type="currency" office:currency="CAD" office:value="366" calcext:value-type="currency">
            <text:p>$366.00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[.D$10]+[.$C595]*[.D$13]" office:value-type="currency" office:currency="CAD" office:value="722.016" calcext:value-type="currency">
            <text:p>$722.02</text:p>
          </table:table-cell>
          <table:table-cell table:formula="of:=[.E$10]+[.$C595]*[.E$13]" office:value-type="currency" office:currency="CAD" office:value="362.5685" calcext:value-type="currency">
            <text:p>$362.57</text:p>
          </table:table-cell>
          <table:table-cell table:formula="of:=[.F$10]+[.$C595]*[.F$13]" office:value-type="currency" office:currency="CAD" office:value="366.05" calcext:value-type="currency">
            <text:p>$366.05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[.D$10]+[.$C596]*[.D$13]" office:value-type="currency" office:currency="CAD" office:value="723.2695" calcext:value-type="currency">
            <text:p>$723.27</text:p>
          </table:table-cell>
          <table:table-cell table:formula="of:=[.E$10]+[.$C596]*[.E$13]" office:value-type="currency" office:currency="CAD" office:value="362.8985" calcext:value-type="currency">
            <text:p>$362.90</text:p>
          </table:table-cell>
          <table:table-cell table:formula="of:=[.F$10]+[.$C596]*[.F$13]" office:value-type="currency" office:currency="CAD" office:value="366.1" calcext:value-type="currency">
            <text:p>$366.10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[.D$10]+[.$C597]*[.D$13]" office:value-type="currency" office:currency="CAD" office:value="724.523" calcext:value-type="currency">
            <text:p>$724.52</text:p>
          </table:table-cell>
          <table:table-cell table:formula="of:=[.E$10]+[.$C597]*[.E$13]" office:value-type="currency" office:currency="CAD" office:value="363.2285" calcext:value-type="currency">
            <text:p>$363.23</text:p>
          </table:table-cell>
          <table:table-cell table:formula="of:=[.F$10]+[.$C597]*[.F$13]" office:value-type="currency" office:currency="CAD" office:value="366.15" calcext:value-type="currency">
            <text:p>$366.15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[.D$10]+[.$C598]*[.D$13]" office:value-type="currency" office:currency="CAD" office:value="725.7765" calcext:value-type="currency">
            <text:p>$725.78</text:p>
          </table:table-cell>
          <table:table-cell table:formula="of:=[.E$10]+[.$C598]*[.E$13]" office:value-type="currency" office:currency="CAD" office:value="363.5585" calcext:value-type="currency">
            <text:p>$363.56</text:p>
          </table:table-cell>
          <table:table-cell table:formula="of:=[.F$10]+[.$C598]*[.F$13]" office:value-type="currency" office:currency="CAD" office:value="366.2" calcext:value-type="currency">
            <text:p>$366.20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[.D$10]+[.$C599]*[.D$13]" office:value-type="currency" office:currency="CAD" office:value="727.03" calcext:value-type="currency">
            <text:p>$727.03</text:p>
          </table:table-cell>
          <table:table-cell table:formula="of:=[.E$10]+[.$C599]*[.E$13]" office:value-type="currency" office:currency="CAD" office:value="363.8885" calcext:value-type="currency">
            <text:p>$363.89</text:p>
          </table:table-cell>
          <table:table-cell table:formula="of:=[.F$10]+[.$C599]*[.F$13]" office:value-type="currency" office:currency="CAD" office:value="366.25" calcext:value-type="currency">
            <text:p>$366.25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[.D$10]+[.$C600]*[.D$13]" office:value-type="currency" office:currency="CAD" office:value="728.2835" calcext:value-type="currency">
            <text:p>$728.28</text:p>
          </table:table-cell>
          <table:table-cell table:formula="of:=[.E$10]+[.$C600]*[.E$13]" office:value-type="currency" office:currency="CAD" office:value="364.2185" calcext:value-type="currency">
            <text:p>$364.22</text:p>
          </table:table-cell>
          <table:table-cell table:formula="of:=[.F$10]+[.$C600]*[.F$13]" office:value-type="currency" office:currency="CAD" office:value="366.3" calcext:value-type="currency">
            <text:p>$366.30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[.D$10]+[.$C601]*[.D$13]" office:value-type="currency" office:currency="CAD" office:value="729.537" calcext:value-type="currency">
            <text:p>$729.54</text:p>
          </table:table-cell>
          <table:table-cell table:formula="of:=[.E$10]+[.$C601]*[.E$13]" office:value-type="currency" office:currency="CAD" office:value="364.5485" calcext:value-type="currency">
            <text:p>$364.55</text:p>
          </table:table-cell>
          <table:table-cell table:formula="of:=[.F$10]+[.$C601]*[.F$13]" office:value-type="currency" office:currency="CAD" office:value="366.35" calcext:value-type="currency">
            <text:p>$366.35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[.D$10]+[.$C602]*[.D$13]" office:value-type="currency" office:currency="CAD" office:value="730.7905" calcext:value-type="currency">
            <text:p>$730.79</text:p>
          </table:table-cell>
          <table:table-cell table:formula="of:=[.E$10]+[.$C602]*[.E$13]" office:value-type="currency" office:currency="CAD" office:value="364.8785" calcext:value-type="currency">
            <text:p>$364.88</text:p>
          </table:table-cell>
          <table:table-cell table:formula="of:=[.F$10]+[.$C602]*[.F$13]" office:value-type="currency" office:currency="CAD" office:value="366.4" calcext:value-type="currency">
            <text:p>$366.40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[.D$10]+[.$C603]*[.D$13]" office:value-type="currency" office:currency="CAD" office:value="732.044" calcext:value-type="currency">
            <text:p>$732.04</text:p>
          </table:table-cell>
          <table:table-cell table:formula="of:=[.E$10]+[.$C603]*[.E$13]" office:value-type="currency" office:currency="CAD" office:value="365.2085" calcext:value-type="currency">
            <text:p>$365.21</text:p>
          </table:table-cell>
          <table:table-cell table:formula="of:=[.F$10]+[.$C603]*[.F$13]" office:value-type="currency" office:currency="CAD" office:value="366.45" calcext:value-type="currency">
            <text:p>$366.45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[.D$10]+[.$C604]*[.D$13]" office:value-type="currency" office:currency="CAD" office:value="733.2975" calcext:value-type="currency">
            <text:p>$733.30</text:p>
          </table:table-cell>
          <table:table-cell table:formula="of:=[.E$10]+[.$C604]*[.E$13]" office:value-type="currency" office:currency="CAD" office:value="365.5385" calcext:value-type="currency">
            <text:p>$365.54</text:p>
          </table:table-cell>
          <table:table-cell table:formula="of:=[.F$10]+[.$C604]*[.F$13]" office:value-type="currency" office:currency="CAD" office:value="366.5" calcext:value-type="currency">
            <text:p>$366.50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[.D$10]+[.$C605]*[.D$13]" office:value-type="currency" office:currency="CAD" office:value="734.551" calcext:value-type="currency">
            <text:p>$734.55</text:p>
          </table:table-cell>
          <table:table-cell table:formula="of:=[.E$10]+[.$C605]*[.E$13]" office:value-type="currency" office:currency="CAD" office:value="365.8685" calcext:value-type="currency">
            <text:p>$365.87</text:p>
          </table:table-cell>
          <table:table-cell table:formula="of:=[.F$10]+[.$C605]*[.F$13]" office:value-type="currency" office:currency="CAD" office:value="366.55" calcext:value-type="currency">
            <text:p>$366.55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[.D$10]+[.$C606]*[.D$13]" office:value-type="currency" office:currency="CAD" office:value="735.8045" calcext:value-type="currency">
            <text:p>$735.80</text:p>
          </table:table-cell>
          <table:table-cell table:formula="of:=[.E$10]+[.$C606]*[.E$13]" office:value-type="currency" office:currency="CAD" office:value="366.1985" calcext:value-type="currency">
            <text:p>$366.20</text:p>
          </table:table-cell>
          <table:table-cell table:formula="of:=[.F$10]+[.$C606]*[.F$13]" office:value-type="currency" office:currency="CAD" office:value="366.6" calcext:value-type="currency">
            <text:p>$366.60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[.D$10]+[.$C607]*[.D$13]" office:value-type="currency" office:currency="CAD" office:value="737.058" calcext:value-type="currency">
            <text:p>$737.06</text:p>
          </table:table-cell>
          <table:table-cell table:formula="of:=[.E$10]+[.$C607]*[.E$13]" office:value-type="currency" office:currency="CAD" office:value="366.5285" calcext:value-type="currency">
            <text:p>$366.53</text:p>
          </table:table-cell>
          <table:table-cell table:formula="of:=[.F$10]+[.$C607]*[.F$13]" office:value-type="currency" office:currency="CAD" office:value="366.65" calcext:value-type="currency">
            <text:p>$366.65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[.D$10]+[.$C608]*[.D$13]" office:value-type="currency" office:currency="CAD" office:value="738.3115" calcext:value-type="currency">
            <text:p>$738.31</text:p>
          </table:table-cell>
          <table:table-cell table:formula="of:=[.E$10]+[.$C608]*[.E$13]" office:value-type="currency" office:currency="CAD" office:value="366.8585" calcext:value-type="currency">
            <text:p>$366.86</text:p>
          </table:table-cell>
          <table:table-cell table:formula="of:=[.F$10]+[.$C608]*[.F$13]" office:value-type="currency" office:currency="CAD" office:value="366.7" calcext:value-type="currency">
            <text:p>$366.70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[.D$10]+[.$C609]*[.D$13]" office:value-type="currency" office:currency="CAD" office:value="739.565" calcext:value-type="currency">
            <text:p>$739.57</text:p>
          </table:table-cell>
          <table:table-cell table:formula="of:=[.E$10]+[.$C609]*[.E$13]" office:value-type="currency" office:currency="CAD" office:value="367.1885" calcext:value-type="currency">
            <text:p>$367.19</text:p>
          </table:table-cell>
          <table:table-cell table:formula="of:=[.F$10]+[.$C609]*[.F$13]" office:value-type="currency" office:currency="CAD" office:value="366.75" calcext:value-type="currency">
            <text:p>$366.75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[.D$10]+[.$C610]*[.D$13]" office:value-type="currency" office:currency="CAD" office:value="740.8185" calcext:value-type="currency">
            <text:p>$740.82</text:p>
          </table:table-cell>
          <table:table-cell table:formula="of:=[.E$10]+[.$C610]*[.E$13]" office:value-type="currency" office:currency="CAD" office:value="367.5185" calcext:value-type="currency">
            <text:p>$367.52</text:p>
          </table:table-cell>
          <table:table-cell table:formula="of:=[.F$10]+[.$C610]*[.F$13]" office:value-type="currency" office:currency="CAD" office:value="366.8" calcext:value-type="currency">
            <text:p>$366.80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[.D$10]+[.$C611]*[.D$13]" office:value-type="currency" office:currency="CAD" office:value="742.072" calcext:value-type="currency">
            <text:p>$742.07</text:p>
          </table:table-cell>
          <table:table-cell table:formula="of:=[.E$10]+[.$C611]*[.E$13]" office:value-type="currency" office:currency="CAD" office:value="367.8485" calcext:value-type="currency">
            <text:p>$367.85</text:p>
          </table:table-cell>
          <table:table-cell table:formula="of:=[.F$10]+[.$C611]*[.F$13]" office:value-type="currency" office:currency="CAD" office:value="366.85" calcext:value-type="currency">
            <text:p>$366.85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[.D$10]+[.$C612]*[.D$13]" office:value-type="currency" office:currency="CAD" office:value="743.3255" calcext:value-type="currency">
            <text:p>$743.33</text:p>
          </table:table-cell>
          <table:table-cell table:formula="of:=[.E$10]+[.$C612]*[.E$13]" office:value-type="currency" office:currency="CAD" office:value="368.1785" calcext:value-type="currency">
            <text:p>$368.18</text:p>
          </table:table-cell>
          <table:table-cell table:formula="of:=[.F$10]+[.$C612]*[.F$13]" office:value-type="currency" office:currency="CAD" office:value="366.9" calcext:value-type="currency">
            <text:p>$366.90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[.D$10]+[.$C613]*[.D$13]" office:value-type="currency" office:currency="CAD" office:value="744.579" calcext:value-type="currency">
            <text:p>$744.58</text:p>
          </table:table-cell>
          <table:table-cell table:formula="of:=[.E$10]+[.$C613]*[.E$13]" office:value-type="currency" office:currency="CAD" office:value="368.5085" calcext:value-type="currency">
            <text:p>$368.51</text:p>
          </table:table-cell>
          <table:table-cell table:formula="of:=[.F$10]+[.$C613]*[.F$13]" office:value-type="currency" office:currency="CAD" office:value="366.95" calcext:value-type="currency">
            <text:p>$366.95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[.D$10]+[.$C614]*[.D$13]" office:value-type="currency" office:currency="CAD" office:value="745.8325" calcext:value-type="currency">
            <text:p>$745.83</text:p>
          </table:table-cell>
          <table:table-cell table:formula="of:=[.E$10]+[.$C614]*[.E$13]" office:value-type="currency" office:currency="CAD" office:value="368.8385" calcext:value-type="currency">
            <text:p>$368.84</text:p>
          </table:table-cell>
          <table:table-cell table:formula="of:=[.F$10]+[.$C614]*[.F$13]" office:value-type="currency" office:currency="CAD" office:value="367" calcext:value-type="currency">
            <text:p>$367.00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[.D$10]+[.$C615]*[.D$13]" office:value-type="currency" office:currency="CAD" office:value="747.086" calcext:value-type="currency">
            <text:p>$747.09</text:p>
          </table:table-cell>
          <table:table-cell table:formula="of:=[.E$10]+[.$C615]*[.E$13]" office:value-type="currency" office:currency="CAD" office:value="369.1685" calcext:value-type="currency">
            <text:p>$369.17</text:p>
          </table:table-cell>
          <table:table-cell table:formula="of:=[.F$10]+[.$C615]*[.F$13]" office:value-type="currency" office:currency="CAD" office:value="367.05" calcext:value-type="currency">
            <text:p>$367.05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[.D$10]+[.$C616]*[.D$13]" office:value-type="currency" office:currency="CAD" office:value="748.3395" calcext:value-type="currency">
            <text:p>$748.34</text:p>
          </table:table-cell>
          <table:table-cell table:formula="of:=[.E$10]+[.$C616]*[.E$13]" office:value-type="currency" office:currency="CAD" office:value="369.4985" calcext:value-type="currency">
            <text:p>$369.50</text:p>
          </table:table-cell>
          <table:table-cell table:formula="of:=[.F$10]+[.$C616]*[.F$13]" office:value-type="currency" office:currency="CAD" office:value="367.1" calcext:value-type="currency">
            <text:p>$367.10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[.D$10]+[.$C617]*[.D$13]" office:value-type="currency" office:currency="CAD" office:value="749.593" calcext:value-type="currency">
            <text:p>$749.59</text:p>
          </table:table-cell>
          <table:table-cell table:formula="of:=[.E$10]+[.$C617]*[.E$13]" office:value-type="currency" office:currency="CAD" office:value="369.8285" calcext:value-type="currency">
            <text:p>$369.83</text:p>
          </table:table-cell>
          <table:table-cell table:formula="of:=[.F$10]+[.$C617]*[.F$13]" office:value-type="currency" office:currency="CAD" office:value="367.15" calcext:value-type="currency">
            <text:p>$367.15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[.D$10]+[.$C618]*[.D$13]" office:value-type="currency" office:currency="CAD" office:value="750.8465" calcext:value-type="currency">
            <text:p>$750.85</text:p>
          </table:table-cell>
          <table:table-cell table:formula="of:=[.E$10]+[.$C618]*[.E$13]" office:value-type="currency" office:currency="CAD" office:value="370.1585" calcext:value-type="currency">
            <text:p>$370.16</text:p>
          </table:table-cell>
          <table:table-cell table:formula="of:=[.F$10]+[.$C618]*[.F$13]" office:value-type="currency" office:currency="CAD" office:value="367.2" calcext:value-type="currency">
            <text:p>$367.20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[.D$10]+[.$C619]*[.D$13]" office:value-type="currency" office:currency="CAD" office:value="752.1" calcext:value-type="currency">
            <text:p>$752.10</text:p>
          </table:table-cell>
          <table:table-cell table:formula="of:=[.E$10]+[.$C619]*[.E$13]" office:value-type="currency" office:currency="CAD" office:value="370.4885" calcext:value-type="currency">
            <text:p>$370.49</text:p>
          </table:table-cell>
          <table:table-cell table:formula="of:=[.F$10]+[.$C619]*[.F$13]" office:value-type="currency" office:currency="CAD" office:value="367.25" calcext:value-type="currency">
            <text:p>$367.25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[.D$10]+[.$C620]*[.D$13]" office:value-type="currency" office:currency="CAD" office:value="753.3535" calcext:value-type="currency">
            <text:p>$753.35</text:p>
          </table:table-cell>
          <table:table-cell table:formula="of:=[.E$10]+[.$C620]*[.E$13]" office:value-type="currency" office:currency="CAD" office:value="370.8185" calcext:value-type="currency">
            <text:p>$370.82</text:p>
          </table:table-cell>
          <table:table-cell table:formula="of:=[.F$10]+[.$C620]*[.F$13]" office:value-type="currency" office:currency="CAD" office:value="367.3" calcext:value-type="currency">
            <text:p>$367.30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[.D$10]+[.$C621]*[.D$13]" office:value-type="currency" office:currency="CAD" office:value="754.607" calcext:value-type="currency">
            <text:p>$754.61</text:p>
          </table:table-cell>
          <table:table-cell table:formula="of:=[.E$10]+[.$C621]*[.E$13]" office:value-type="currency" office:currency="CAD" office:value="371.1485" calcext:value-type="currency">
            <text:p>$371.15</text:p>
          </table:table-cell>
          <table:table-cell table:formula="of:=[.F$10]+[.$C621]*[.F$13]" office:value-type="currency" office:currency="CAD" office:value="367.35" calcext:value-type="currency">
            <text:p>$367.35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[.D$10]+[.$C622]*[.D$13]" office:value-type="currency" office:currency="CAD" office:value="755.8605" calcext:value-type="currency">
            <text:p>$755.86</text:p>
          </table:table-cell>
          <table:table-cell table:formula="of:=[.E$10]+[.$C622]*[.E$13]" office:value-type="currency" office:currency="CAD" office:value="371.4785" calcext:value-type="currency">
            <text:p>$371.48</text:p>
          </table:table-cell>
          <table:table-cell table:formula="of:=[.F$10]+[.$C622]*[.F$13]" office:value-type="currency" office:currency="CAD" office:value="367.4" calcext:value-type="currency">
            <text:p>$367.40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[.D$10]+[.$C623]*[.D$13]" office:value-type="currency" office:currency="CAD" office:value="757.114" calcext:value-type="currency">
            <text:p>$757.11</text:p>
          </table:table-cell>
          <table:table-cell table:formula="of:=[.E$10]+[.$C623]*[.E$13]" office:value-type="currency" office:currency="CAD" office:value="371.8085" calcext:value-type="currency">
            <text:p>$371.81</text:p>
          </table:table-cell>
          <table:table-cell table:formula="of:=[.F$10]+[.$C623]*[.F$13]" office:value-type="currency" office:currency="CAD" office:value="367.45" calcext:value-type="currency">
            <text:p>$367.45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[.D$10]+[.$C624]*[.D$13]" office:value-type="currency" office:currency="CAD" office:value="758.3675" calcext:value-type="currency">
            <text:p>$758.37</text:p>
          </table:table-cell>
          <table:table-cell table:formula="of:=[.E$10]+[.$C624]*[.E$13]" office:value-type="currency" office:currency="CAD" office:value="372.1385" calcext:value-type="currency">
            <text:p>$372.14</text:p>
          </table:table-cell>
          <table:table-cell table:formula="of:=[.F$10]+[.$C624]*[.F$13]" office:value-type="currency" office:currency="CAD" office:value="367.5" calcext:value-type="currency">
            <text:p>$367.50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[.D$10]+[.$C625]*[.D$13]" office:value-type="currency" office:currency="CAD" office:value="759.621" calcext:value-type="currency">
            <text:p>$759.62</text:p>
          </table:table-cell>
          <table:table-cell table:formula="of:=[.E$10]+[.$C625]*[.E$13]" office:value-type="currency" office:currency="CAD" office:value="372.4685" calcext:value-type="currency">
            <text:p>$372.47</text:p>
          </table:table-cell>
          <table:table-cell table:formula="of:=[.F$10]+[.$C625]*[.F$13]" office:value-type="currency" office:currency="CAD" office:value="367.55" calcext:value-type="currency">
            <text:p>$367.55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[.D$10]+[.$C626]*[.D$13]" office:value-type="currency" office:currency="CAD" office:value="760.8745" calcext:value-type="currency">
            <text:p>$760.87</text:p>
          </table:table-cell>
          <table:table-cell table:formula="of:=[.E$10]+[.$C626]*[.E$13]" office:value-type="currency" office:currency="CAD" office:value="372.7985" calcext:value-type="currency">
            <text:p>$372.80</text:p>
          </table:table-cell>
          <table:table-cell table:formula="of:=[.F$10]+[.$C626]*[.F$13]" office:value-type="currency" office:currency="CAD" office:value="367.6" calcext:value-type="currency">
            <text:p>$367.60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[.D$10]+[.$C627]*[.D$13]" office:value-type="currency" office:currency="CAD" office:value="762.128" calcext:value-type="currency">
            <text:p>$762.13</text:p>
          </table:table-cell>
          <table:table-cell table:formula="of:=[.E$10]+[.$C627]*[.E$13]" office:value-type="currency" office:currency="CAD" office:value="373.1285" calcext:value-type="currency">
            <text:p>$373.13</text:p>
          </table:table-cell>
          <table:table-cell table:formula="of:=[.F$10]+[.$C627]*[.F$13]" office:value-type="currency" office:currency="CAD" office:value="367.65" calcext:value-type="currency">
            <text:p>$367.65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[.D$10]+[.$C628]*[.D$13]" office:value-type="currency" office:currency="CAD" office:value="763.3815" calcext:value-type="currency">
            <text:p>$763.38</text:p>
          </table:table-cell>
          <table:table-cell table:formula="of:=[.E$10]+[.$C628]*[.E$13]" office:value-type="currency" office:currency="CAD" office:value="373.4585" calcext:value-type="currency">
            <text:p>$373.46</text:p>
          </table:table-cell>
          <table:table-cell table:formula="of:=[.F$10]+[.$C628]*[.F$13]" office:value-type="currency" office:currency="CAD" office:value="367.7" calcext:value-type="currency">
            <text:p>$367.70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[.D$10]+[.$C629]*[.D$13]" office:value-type="currency" office:currency="CAD" office:value="764.635" calcext:value-type="currency">
            <text:p>$764.64</text:p>
          </table:table-cell>
          <table:table-cell table:formula="of:=[.E$10]+[.$C629]*[.E$13]" office:value-type="currency" office:currency="CAD" office:value="373.7885" calcext:value-type="currency">
            <text:p>$373.79</text:p>
          </table:table-cell>
          <table:table-cell table:formula="of:=[.F$10]+[.$C629]*[.F$13]" office:value-type="currency" office:currency="CAD" office:value="367.75" calcext:value-type="currency">
            <text:p>$367.75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[.D$10]+[.$C630]*[.D$13]" office:value-type="currency" office:currency="CAD" office:value="765.8885" calcext:value-type="currency">
            <text:p>$765.89</text:p>
          </table:table-cell>
          <table:table-cell table:formula="of:=[.E$10]+[.$C630]*[.E$13]" office:value-type="currency" office:currency="CAD" office:value="374.1185" calcext:value-type="currency">
            <text:p>$374.12</text:p>
          </table:table-cell>
          <table:table-cell table:formula="of:=[.F$10]+[.$C630]*[.F$13]" office:value-type="currency" office:currency="CAD" office:value="367.8" calcext:value-type="currency">
            <text:p>$367.80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[.D$10]+[.$C631]*[.D$13]" office:value-type="currency" office:currency="CAD" office:value="767.142" calcext:value-type="currency">
            <text:p>$767.14</text:p>
          </table:table-cell>
          <table:table-cell table:formula="of:=[.E$10]+[.$C631]*[.E$13]" office:value-type="currency" office:currency="CAD" office:value="374.4485" calcext:value-type="currency">
            <text:p>$374.45</text:p>
          </table:table-cell>
          <table:table-cell table:formula="of:=[.F$10]+[.$C631]*[.F$13]" office:value-type="currency" office:currency="CAD" office:value="367.85" calcext:value-type="currency">
            <text:p>$367.85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[.D$10]+[.$C632]*[.D$13]" office:value-type="currency" office:currency="CAD" office:value="768.3955" calcext:value-type="currency">
            <text:p>$768.40</text:p>
          </table:table-cell>
          <table:table-cell table:formula="of:=[.E$10]+[.$C632]*[.E$13]" office:value-type="currency" office:currency="CAD" office:value="374.7785" calcext:value-type="currency">
            <text:p>$374.78</text:p>
          </table:table-cell>
          <table:table-cell table:formula="of:=[.F$10]+[.$C632]*[.F$13]" office:value-type="currency" office:currency="CAD" office:value="367.9" calcext:value-type="currency">
            <text:p>$367.90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[.D$10]+[.$C633]*[.D$13]" office:value-type="currency" office:currency="CAD" office:value="769.649" calcext:value-type="currency">
            <text:p>$769.65</text:p>
          </table:table-cell>
          <table:table-cell table:formula="of:=[.E$10]+[.$C633]*[.E$13]" office:value-type="currency" office:currency="CAD" office:value="375.1085" calcext:value-type="currency">
            <text:p>$375.11</text:p>
          </table:table-cell>
          <table:table-cell table:formula="of:=[.F$10]+[.$C633]*[.F$13]" office:value-type="currency" office:currency="CAD" office:value="367.95" calcext:value-type="currency">
            <text:p>$367.95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[.D$10]+[.$C634]*[.D$13]" office:value-type="currency" office:currency="CAD" office:value="770.9025" calcext:value-type="currency">
            <text:p>$770.90</text:p>
          </table:table-cell>
          <table:table-cell table:formula="of:=[.E$10]+[.$C634]*[.E$13]" office:value-type="currency" office:currency="CAD" office:value="375.4385" calcext:value-type="currency">
            <text:p>$375.44</text:p>
          </table:table-cell>
          <table:table-cell table:formula="of:=[.F$10]+[.$C634]*[.F$13]" office:value-type="currency" office:currency="CAD" office:value="368" calcext:value-type="currency">
            <text:p>$368.00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[.D$10]+[.$C635]*[.D$13]" office:value-type="currency" office:currency="CAD" office:value="772.156" calcext:value-type="currency">
            <text:p>$772.16</text:p>
          </table:table-cell>
          <table:table-cell table:formula="of:=[.E$10]+[.$C635]*[.E$13]" office:value-type="currency" office:currency="CAD" office:value="375.7685" calcext:value-type="currency">
            <text:p>$375.77</text:p>
          </table:table-cell>
          <table:table-cell table:formula="of:=[.F$10]+[.$C635]*[.F$13]" office:value-type="currency" office:currency="CAD" office:value="368.05" calcext:value-type="currency">
            <text:p>$368.05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[.D$10]+[.$C636]*[.D$13]" office:value-type="currency" office:currency="CAD" office:value="773.4095" calcext:value-type="currency">
            <text:p>$773.41</text:p>
          </table:table-cell>
          <table:table-cell table:formula="of:=[.E$10]+[.$C636]*[.E$13]" office:value-type="currency" office:currency="CAD" office:value="376.0985" calcext:value-type="currency">
            <text:p>$376.10</text:p>
          </table:table-cell>
          <table:table-cell table:formula="of:=[.F$10]+[.$C636]*[.F$13]" office:value-type="currency" office:currency="CAD" office:value="368.1" calcext:value-type="currency">
            <text:p>$368.10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[.D$10]+[.$C637]*[.D$13]" office:value-type="currency" office:currency="CAD" office:value="774.663" calcext:value-type="currency">
            <text:p>$774.66</text:p>
          </table:table-cell>
          <table:table-cell table:formula="of:=[.E$10]+[.$C637]*[.E$13]" office:value-type="currency" office:currency="CAD" office:value="376.4285" calcext:value-type="currency">
            <text:p>$376.43</text:p>
          </table:table-cell>
          <table:table-cell table:formula="of:=[.F$10]+[.$C637]*[.F$13]" office:value-type="currency" office:currency="CAD" office:value="368.15" calcext:value-type="currency">
            <text:p>$368.15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[.D$10]+[.$C638]*[.D$13]" office:value-type="currency" office:currency="CAD" office:value="775.9165" calcext:value-type="currency">
            <text:p>$775.92</text:p>
          </table:table-cell>
          <table:table-cell table:formula="of:=[.E$10]+[.$C638]*[.E$13]" office:value-type="currency" office:currency="CAD" office:value="376.7585" calcext:value-type="currency">
            <text:p>$376.76</text:p>
          </table:table-cell>
          <table:table-cell table:formula="of:=[.F$10]+[.$C638]*[.F$13]" office:value-type="currency" office:currency="CAD" office:value="368.2" calcext:value-type="currency">
            <text:p>$368.20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[.D$10]+[.$C639]*[.D$13]" office:value-type="currency" office:currency="CAD" office:value="777.17" calcext:value-type="currency">
            <text:p>$777.17</text:p>
          </table:table-cell>
          <table:table-cell table:formula="of:=[.E$10]+[.$C639]*[.E$13]" office:value-type="currency" office:currency="CAD" office:value="377.0885" calcext:value-type="currency">
            <text:p>$377.09</text:p>
          </table:table-cell>
          <table:table-cell table:formula="of:=[.F$10]+[.$C639]*[.F$13]" office:value-type="currency" office:currency="CAD" office:value="368.25" calcext:value-type="currency">
            <text:p>$368.25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[.D$10]+[.$C640]*[.D$13]" office:value-type="currency" office:currency="CAD" office:value="778.4235" calcext:value-type="currency">
            <text:p>$778.42</text:p>
          </table:table-cell>
          <table:table-cell table:formula="of:=[.E$10]+[.$C640]*[.E$13]" office:value-type="currency" office:currency="CAD" office:value="377.4185" calcext:value-type="currency">
            <text:p>$377.42</text:p>
          </table:table-cell>
          <table:table-cell table:formula="of:=[.F$10]+[.$C640]*[.F$13]" office:value-type="currency" office:currency="CAD" office:value="368.3" calcext:value-type="currency">
            <text:p>$368.30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[.D$10]+[.$C641]*[.D$13]" office:value-type="currency" office:currency="CAD" office:value="779.677" calcext:value-type="currency">
            <text:p>$779.68</text:p>
          </table:table-cell>
          <table:table-cell table:formula="of:=[.E$10]+[.$C641]*[.E$13]" office:value-type="currency" office:currency="CAD" office:value="377.7485" calcext:value-type="currency">
            <text:p>$377.75</text:p>
          </table:table-cell>
          <table:table-cell table:formula="of:=[.F$10]+[.$C641]*[.F$13]" office:value-type="currency" office:currency="CAD" office:value="368.35" calcext:value-type="currency">
            <text:p>$368.35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[.D$10]+[.$C642]*[.D$13]" office:value-type="currency" office:currency="CAD" office:value="780.9305" calcext:value-type="currency">
            <text:p>$780.93</text:p>
          </table:table-cell>
          <table:table-cell table:formula="of:=[.E$10]+[.$C642]*[.E$13]" office:value-type="currency" office:currency="CAD" office:value="378.0785" calcext:value-type="currency">
            <text:p>$378.08</text:p>
          </table:table-cell>
          <table:table-cell table:formula="of:=[.F$10]+[.$C642]*[.F$13]" office:value-type="currency" office:currency="CAD" office:value="368.4" calcext:value-type="currency">
            <text:p>$368.40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[.D$10]+[.$C643]*[.D$13]" office:value-type="currency" office:currency="CAD" office:value="782.184" calcext:value-type="currency">
            <text:p>$782.18</text:p>
          </table:table-cell>
          <table:table-cell table:formula="of:=[.E$10]+[.$C643]*[.E$13]" office:value-type="currency" office:currency="CAD" office:value="378.4085" calcext:value-type="currency">
            <text:p>$378.41</text:p>
          </table:table-cell>
          <table:table-cell table:formula="of:=[.F$10]+[.$C643]*[.F$13]" office:value-type="currency" office:currency="CAD" office:value="368.45" calcext:value-type="currency">
            <text:p>$368.45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[.D$10]+[.$C644]*[.D$13]" office:value-type="currency" office:currency="CAD" office:value="783.4375" calcext:value-type="currency">
            <text:p>$783.44</text:p>
          </table:table-cell>
          <table:table-cell table:formula="of:=[.E$10]+[.$C644]*[.E$13]" office:value-type="currency" office:currency="CAD" office:value="378.7385" calcext:value-type="currency">
            <text:p>$378.74</text:p>
          </table:table-cell>
          <table:table-cell table:formula="of:=[.F$10]+[.$C644]*[.F$13]" office:value-type="currency" office:currency="CAD" office:value="368.5" calcext:value-type="currency">
            <text:p>$368.50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[.D$10]+[.$C645]*[.D$13]" office:value-type="currency" office:currency="CAD" office:value="784.691" calcext:value-type="currency">
            <text:p>$784.69</text:p>
          </table:table-cell>
          <table:table-cell table:formula="of:=[.E$10]+[.$C645]*[.E$13]" office:value-type="currency" office:currency="CAD" office:value="379.0685" calcext:value-type="currency">
            <text:p>$379.07</text:p>
          </table:table-cell>
          <table:table-cell table:formula="of:=[.F$10]+[.$C645]*[.F$13]" office:value-type="currency" office:currency="CAD" office:value="368.55" calcext:value-type="currency">
            <text:p>$368.55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[.D$10]+[.$C646]*[.D$13]" office:value-type="currency" office:currency="CAD" office:value="785.9445" calcext:value-type="currency">
            <text:p>$785.94</text:p>
          </table:table-cell>
          <table:table-cell table:formula="of:=[.E$10]+[.$C646]*[.E$13]" office:value-type="currency" office:currency="CAD" office:value="379.3985" calcext:value-type="currency">
            <text:p>$379.40</text:p>
          </table:table-cell>
          <table:table-cell table:formula="of:=[.F$10]+[.$C646]*[.F$13]" office:value-type="currency" office:currency="CAD" office:value="368.6" calcext:value-type="currency">
            <text:p>$368.60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[.D$10]+[.$C647]*[.D$13]" office:value-type="currency" office:currency="CAD" office:value="787.198" calcext:value-type="currency">
            <text:p>$787.20</text:p>
          </table:table-cell>
          <table:table-cell table:formula="of:=[.E$10]+[.$C647]*[.E$13]" office:value-type="currency" office:currency="CAD" office:value="379.7285" calcext:value-type="currency">
            <text:p>$379.73</text:p>
          </table:table-cell>
          <table:table-cell table:formula="of:=[.F$10]+[.$C647]*[.F$13]" office:value-type="currency" office:currency="CAD" office:value="368.65" calcext:value-type="currency">
            <text:p>$368.65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[.D$10]+[.$C648]*[.D$13]" office:value-type="currency" office:currency="CAD" office:value="788.4515" calcext:value-type="currency">
            <text:p>$788.45</text:p>
          </table:table-cell>
          <table:table-cell table:formula="of:=[.E$10]+[.$C648]*[.E$13]" office:value-type="currency" office:currency="CAD" office:value="380.0585" calcext:value-type="currency">
            <text:p>$380.06</text:p>
          </table:table-cell>
          <table:table-cell table:formula="of:=[.F$10]+[.$C648]*[.F$13]" office:value-type="currency" office:currency="CAD" office:value="368.7" calcext:value-type="currency">
            <text:p>$368.70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[.D$10]+[.$C649]*[.D$13]" office:value-type="currency" office:currency="CAD" office:value="789.705" calcext:value-type="currency">
            <text:p>$789.71</text:p>
          </table:table-cell>
          <table:table-cell table:formula="of:=[.E$10]+[.$C649]*[.E$13]" office:value-type="currency" office:currency="CAD" office:value="380.3885" calcext:value-type="currency">
            <text:p>$380.39</text:p>
          </table:table-cell>
          <table:table-cell table:formula="of:=[.F$10]+[.$C649]*[.F$13]" office:value-type="currency" office:currency="CAD" office:value="368.75" calcext:value-type="currency">
            <text:p>$368.75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[.D$10]+[.$C650]*[.D$13]" office:value-type="currency" office:currency="CAD" office:value="790.9585" calcext:value-type="currency">
            <text:p>$790.96</text:p>
          </table:table-cell>
          <table:table-cell table:formula="of:=[.E$10]+[.$C650]*[.E$13]" office:value-type="currency" office:currency="CAD" office:value="380.7185" calcext:value-type="currency">
            <text:p>$380.72</text:p>
          </table:table-cell>
          <table:table-cell table:formula="of:=[.F$10]+[.$C650]*[.F$13]" office:value-type="currency" office:currency="CAD" office:value="368.8" calcext:value-type="currency">
            <text:p>$368.80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[.D$10]+[.$C651]*[.D$13]" office:value-type="currency" office:currency="CAD" office:value="792.212" calcext:value-type="currency">
            <text:p>$792.21</text:p>
          </table:table-cell>
          <table:table-cell table:formula="of:=[.E$10]+[.$C651]*[.E$13]" office:value-type="currency" office:currency="CAD" office:value="381.0485" calcext:value-type="currency">
            <text:p>$381.05</text:p>
          </table:table-cell>
          <table:table-cell table:formula="of:=[.F$10]+[.$C651]*[.F$13]" office:value-type="currency" office:currency="CAD" office:value="368.85" calcext:value-type="currency">
            <text:p>$368.85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[.D$10]+[.$C652]*[.D$13]" office:value-type="currency" office:currency="CAD" office:value="793.4655" calcext:value-type="currency">
            <text:p>$793.47</text:p>
          </table:table-cell>
          <table:table-cell table:formula="of:=[.E$10]+[.$C652]*[.E$13]" office:value-type="currency" office:currency="CAD" office:value="381.3785" calcext:value-type="currency">
            <text:p>$381.38</text:p>
          </table:table-cell>
          <table:table-cell table:formula="of:=[.F$10]+[.$C652]*[.F$13]" office:value-type="currency" office:currency="CAD" office:value="368.9" calcext:value-type="currency">
            <text:p>$368.90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[.D$10]+[.$C653]*[.D$13]" office:value-type="currency" office:currency="CAD" office:value="794.719" calcext:value-type="currency">
            <text:p>$794.72</text:p>
          </table:table-cell>
          <table:table-cell table:formula="of:=[.E$10]+[.$C653]*[.E$13]" office:value-type="currency" office:currency="CAD" office:value="381.7085" calcext:value-type="currency">
            <text:p>$381.71</text:p>
          </table:table-cell>
          <table:table-cell table:formula="of:=[.F$10]+[.$C653]*[.F$13]" office:value-type="currency" office:currency="CAD" office:value="368.95" calcext:value-type="currency">
            <text:p>$368.95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[.D$10]+[.$C654]*[.D$13]" office:value-type="currency" office:currency="CAD" office:value="795.9725" calcext:value-type="currency">
            <text:p>$795.97</text:p>
          </table:table-cell>
          <table:table-cell table:formula="of:=[.E$10]+[.$C654]*[.E$13]" office:value-type="currency" office:currency="CAD" office:value="382.0385" calcext:value-type="currency">
            <text:p>$382.04</text:p>
          </table:table-cell>
          <table:table-cell table:formula="of:=[.F$10]+[.$C654]*[.F$13]" office:value-type="currency" office:currency="CAD" office:value="369" calcext:value-type="currency">
            <text:p>$369.00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[.D$10]+[.$C655]*[.D$13]" office:value-type="currency" office:currency="CAD" office:value="797.226" calcext:value-type="currency">
            <text:p>$797.23</text:p>
          </table:table-cell>
          <table:table-cell table:formula="of:=[.E$10]+[.$C655]*[.E$13]" office:value-type="currency" office:currency="CAD" office:value="382.3685" calcext:value-type="currency">
            <text:p>$382.37</text:p>
          </table:table-cell>
          <table:table-cell table:formula="of:=[.F$10]+[.$C655]*[.F$13]" office:value-type="currency" office:currency="CAD" office:value="369.05" calcext:value-type="currency">
            <text:p>$369.05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[.D$10]+[.$C656]*[.D$13]" office:value-type="currency" office:currency="CAD" office:value="798.4795" calcext:value-type="currency">
            <text:p>$798.48</text:p>
          </table:table-cell>
          <table:table-cell table:formula="of:=[.E$10]+[.$C656]*[.E$13]" office:value-type="currency" office:currency="CAD" office:value="382.6985" calcext:value-type="currency">
            <text:p>$382.70</text:p>
          </table:table-cell>
          <table:table-cell table:formula="of:=[.F$10]+[.$C656]*[.F$13]" office:value-type="currency" office:currency="CAD" office:value="369.1" calcext:value-type="currency">
            <text:p>$369.10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[.D$10]+[.$C657]*[.D$13]" office:value-type="currency" office:currency="CAD" office:value="799.733" calcext:value-type="currency">
            <text:p>$799.73</text:p>
          </table:table-cell>
          <table:table-cell table:formula="of:=[.E$10]+[.$C657]*[.E$13]" office:value-type="currency" office:currency="CAD" office:value="383.0285" calcext:value-type="currency">
            <text:p>$383.03</text:p>
          </table:table-cell>
          <table:table-cell table:formula="of:=[.F$10]+[.$C657]*[.F$13]" office:value-type="currency" office:currency="CAD" office:value="369.15" calcext:value-type="currency">
            <text:p>$369.15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[.D$10]+[.$C658]*[.D$13]" office:value-type="currency" office:currency="CAD" office:value="800.9865" calcext:value-type="currency">
            <text:p>$800.99</text:p>
          </table:table-cell>
          <table:table-cell table:formula="of:=[.E$10]+[.$C658]*[.E$13]" office:value-type="currency" office:currency="CAD" office:value="383.3585" calcext:value-type="currency">
            <text:p>$383.36</text:p>
          </table:table-cell>
          <table:table-cell table:formula="of:=[.F$10]+[.$C658]*[.F$13]" office:value-type="currency" office:currency="CAD" office:value="369.2" calcext:value-type="currency">
            <text:p>$369.20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[.D$10]+[.$C659]*[.D$13]" office:value-type="currency" office:currency="CAD" office:value="802.24" calcext:value-type="currency">
            <text:p>$802.24</text:p>
          </table:table-cell>
          <table:table-cell table:formula="of:=[.E$10]+[.$C659]*[.E$13]" office:value-type="currency" office:currency="CAD" office:value="383.6885" calcext:value-type="currency">
            <text:p>$383.69</text:p>
          </table:table-cell>
          <table:table-cell table:formula="of:=[.F$10]+[.$C659]*[.F$13]" office:value-type="currency" office:currency="CAD" office:value="369.25" calcext:value-type="currency">
            <text:p>$369.25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[.D$10]+[.$C660]*[.D$13]" office:value-type="currency" office:currency="CAD" office:value="803.4935" calcext:value-type="currency">
            <text:p>$803.49</text:p>
          </table:table-cell>
          <table:table-cell table:formula="of:=[.E$10]+[.$C660]*[.E$13]" office:value-type="currency" office:currency="CAD" office:value="384.0185" calcext:value-type="currency">
            <text:p>$384.02</text:p>
          </table:table-cell>
          <table:table-cell table:formula="of:=[.F$10]+[.$C660]*[.F$13]" office:value-type="currency" office:currency="CAD" office:value="369.3" calcext:value-type="currency">
            <text:p>$369.30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[.D$10]+[.$C661]*[.D$13]" office:value-type="currency" office:currency="CAD" office:value="804.747" calcext:value-type="currency">
            <text:p>$804.75</text:p>
          </table:table-cell>
          <table:table-cell table:formula="of:=[.E$10]+[.$C661]*[.E$13]" office:value-type="currency" office:currency="CAD" office:value="384.3485" calcext:value-type="currency">
            <text:p>$384.35</text:p>
          </table:table-cell>
          <table:table-cell table:formula="of:=[.F$10]+[.$C661]*[.F$13]" office:value-type="currency" office:currency="CAD" office:value="369.35" calcext:value-type="currency">
            <text:p>$369.35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[.D$10]+[.$C662]*[.D$13]" office:value-type="currency" office:currency="CAD" office:value="806.0005" calcext:value-type="currency">
            <text:p>$806.00</text:p>
          </table:table-cell>
          <table:table-cell table:formula="of:=[.E$10]+[.$C662]*[.E$13]" office:value-type="currency" office:currency="CAD" office:value="384.6785" calcext:value-type="currency">
            <text:p>$384.68</text:p>
          </table:table-cell>
          <table:table-cell table:formula="of:=[.F$10]+[.$C662]*[.F$13]" office:value-type="currency" office:currency="CAD" office:value="369.4" calcext:value-type="currency">
            <text:p>$369.40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[.D$10]+[.$C663]*[.D$13]" office:value-type="currency" office:currency="CAD" office:value="807.254" calcext:value-type="currency">
            <text:p>$807.25</text:p>
          </table:table-cell>
          <table:table-cell table:formula="of:=[.E$10]+[.$C663]*[.E$13]" office:value-type="currency" office:currency="CAD" office:value="385.0085" calcext:value-type="currency">
            <text:p>$385.01</text:p>
          </table:table-cell>
          <table:table-cell table:formula="of:=[.F$10]+[.$C663]*[.F$13]" office:value-type="currency" office:currency="CAD" office:value="369.45" calcext:value-type="currency">
            <text:p>$369.45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[.D$10]+[.$C664]*[.D$13]" office:value-type="currency" office:currency="CAD" office:value="808.5075" calcext:value-type="currency">
            <text:p>$808.51</text:p>
          </table:table-cell>
          <table:table-cell table:formula="of:=[.E$10]+[.$C664]*[.E$13]" office:value-type="currency" office:currency="CAD" office:value="385.3385" calcext:value-type="currency">
            <text:p>$385.34</text:p>
          </table:table-cell>
          <table:table-cell table:formula="of:=[.F$10]+[.$C664]*[.F$13]" office:value-type="currency" office:currency="CAD" office:value="369.5" calcext:value-type="currency">
            <text:p>$369.50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[.D$10]+[.$C665]*[.D$13]" office:value-type="currency" office:currency="CAD" office:value="809.761" calcext:value-type="currency">
            <text:p>$809.76</text:p>
          </table:table-cell>
          <table:table-cell table:formula="of:=[.E$10]+[.$C665]*[.E$13]" office:value-type="currency" office:currency="CAD" office:value="385.6685" calcext:value-type="currency">
            <text:p>$385.67</text:p>
          </table:table-cell>
          <table:table-cell table:formula="of:=[.F$10]+[.$C665]*[.F$13]" office:value-type="currency" office:currency="CAD" office:value="369.55" calcext:value-type="currency">
            <text:p>$369.55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[.D$10]+[.$C666]*[.D$13]" office:value-type="currency" office:currency="CAD" office:value="811.0145" calcext:value-type="currency">
            <text:p>$811.01</text:p>
          </table:table-cell>
          <table:table-cell table:formula="of:=[.E$10]+[.$C666]*[.E$13]" office:value-type="currency" office:currency="CAD" office:value="385.9985" calcext:value-type="currency">
            <text:p>$386.00</text:p>
          </table:table-cell>
          <table:table-cell table:formula="of:=[.F$10]+[.$C666]*[.F$13]" office:value-type="currency" office:currency="CAD" office:value="369.6" calcext:value-type="currency">
            <text:p>$369.60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[.D$10]+[.$C667]*[.D$13]" office:value-type="currency" office:currency="CAD" office:value="812.268" calcext:value-type="currency">
            <text:p>$812.27</text:p>
          </table:table-cell>
          <table:table-cell table:formula="of:=[.E$10]+[.$C667]*[.E$13]" office:value-type="currency" office:currency="CAD" office:value="386.3285" calcext:value-type="currency">
            <text:p>$386.33</text:p>
          </table:table-cell>
          <table:table-cell table:formula="of:=[.F$10]+[.$C667]*[.F$13]" office:value-type="currency" office:currency="CAD" office:value="369.65" calcext:value-type="currency">
            <text:p>$369.65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[.D$10]+[.$C668]*[.D$13]" office:value-type="currency" office:currency="CAD" office:value="813.5215" calcext:value-type="currency">
            <text:p>$813.52</text:p>
          </table:table-cell>
          <table:table-cell table:formula="of:=[.E$10]+[.$C668]*[.E$13]" office:value-type="currency" office:currency="CAD" office:value="386.6585" calcext:value-type="currency">
            <text:p>$386.66</text:p>
          </table:table-cell>
          <table:table-cell table:formula="of:=[.F$10]+[.$C668]*[.F$13]" office:value-type="currency" office:currency="CAD" office:value="369.7" calcext:value-type="currency">
            <text:p>$369.70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[.D$10]+[.$C669]*[.D$13]" office:value-type="currency" office:currency="CAD" office:value="814.775" calcext:value-type="currency">
            <text:p>$814.78</text:p>
          </table:table-cell>
          <table:table-cell table:formula="of:=[.E$10]+[.$C669]*[.E$13]" office:value-type="currency" office:currency="CAD" office:value="386.9885" calcext:value-type="currency">
            <text:p>$386.99</text:p>
          </table:table-cell>
          <table:table-cell table:formula="of:=[.F$10]+[.$C669]*[.F$13]" office:value-type="currency" office:currency="CAD" office:value="369.75" calcext:value-type="currency">
            <text:p>$369.75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[.D$10]+[.$C670]*[.D$13]" office:value-type="currency" office:currency="CAD" office:value="816.0285" calcext:value-type="currency">
            <text:p>$816.03</text:p>
          </table:table-cell>
          <table:table-cell table:formula="of:=[.E$10]+[.$C670]*[.E$13]" office:value-type="currency" office:currency="CAD" office:value="387.3185" calcext:value-type="currency">
            <text:p>$387.32</text:p>
          </table:table-cell>
          <table:table-cell table:formula="of:=[.F$10]+[.$C670]*[.F$13]" office:value-type="currency" office:currency="CAD" office:value="369.8" calcext:value-type="currency">
            <text:p>$369.80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[.D$10]+[.$C671]*[.D$13]" office:value-type="currency" office:currency="CAD" office:value="817.282" calcext:value-type="currency">
            <text:p>$817.28</text:p>
          </table:table-cell>
          <table:table-cell table:formula="of:=[.E$10]+[.$C671]*[.E$13]" office:value-type="currency" office:currency="CAD" office:value="387.6485" calcext:value-type="currency">
            <text:p>$387.65</text:p>
          </table:table-cell>
          <table:table-cell table:formula="of:=[.F$10]+[.$C671]*[.F$13]" office:value-type="currency" office:currency="CAD" office:value="369.85" calcext:value-type="currency">
            <text:p>$369.85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[.D$10]+[.$C672]*[.D$13]" office:value-type="currency" office:currency="CAD" office:value="818.5355" calcext:value-type="currency">
            <text:p>$818.54</text:p>
          </table:table-cell>
          <table:table-cell table:formula="of:=[.E$10]+[.$C672]*[.E$13]" office:value-type="currency" office:currency="CAD" office:value="387.9785" calcext:value-type="currency">
            <text:p>$387.98</text:p>
          </table:table-cell>
          <table:table-cell table:formula="of:=[.F$10]+[.$C672]*[.F$13]" office:value-type="currency" office:currency="CAD" office:value="369.9" calcext:value-type="currency">
            <text:p>$369.90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[.D$10]+[.$C673]*[.D$13]" office:value-type="currency" office:currency="CAD" office:value="819.789" calcext:value-type="currency">
            <text:p>$819.79</text:p>
          </table:table-cell>
          <table:table-cell table:formula="of:=[.E$10]+[.$C673]*[.E$13]" office:value-type="currency" office:currency="CAD" office:value="388.3085" calcext:value-type="currency">
            <text:p>$388.31</text:p>
          </table:table-cell>
          <table:table-cell table:formula="of:=[.F$10]+[.$C673]*[.F$13]" office:value-type="currency" office:currency="CAD" office:value="369.95" calcext:value-type="currency">
            <text:p>$369.95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[.D$10]+[.$C674]*[.D$13]" office:value-type="currency" office:currency="CAD" office:value="821.0425" calcext:value-type="currency">
            <text:p>$821.04</text:p>
          </table:table-cell>
          <table:table-cell table:formula="of:=[.E$10]+[.$C674]*[.E$13]" office:value-type="currency" office:currency="CAD" office:value="388.6385" calcext:value-type="currency">
            <text:p>$388.64</text:p>
          </table:table-cell>
          <table:table-cell table:formula="of:=[.F$10]+[.$C674]*[.F$13]" office:value-type="currency" office:currency="CAD" office:value="370" calcext:value-type="currency">
            <text:p>$370.00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[.D$10]+[.$C675]*[.D$13]" office:value-type="currency" office:currency="CAD" office:value="822.296" calcext:value-type="currency">
            <text:p>$822.30</text:p>
          </table:table-cell>
          <table:table-cell table:formula="of:=[.E$10]+[.$C675]*[.E$13]" office:value-type="currency" office:currency="CAD" office:value="388.9685" calcext:value-type="currency">
            <text:p>$388.97</text:p>
          </table:table-cell>
          <table:table-cell table:formula="of:=[.F$10]+[.$C675]*[.F$13]" office:value-type="currency" office:currency="CAD" office:value="370.05" calcext:value-type="currency">
            <text:p>$370.05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[.D$10]+[.$C676]*[.D$13]" office:value-type="currency" office:currency="CAD" office:value="823.5495" calcext:value-type="currency">
            <text:p>$823.55</text:p>
          </table:table-cell>
          <table:table-cell table:formula="of:=[.E$10]+[.$C676]*[.E$13]" office:value-type="currency" office:currency="CAD" office:value="389.2985" calcext:value-type="currency">
            <text:p>$389.30</text:p>
          </table:table-cell>
          <table:table-cell table:formula="of:=[.F$10]+[.$C676]*[.F$13]" office:value-type="currency" office:currency="CAD" office:value="370.1" calcext:value-type="currency">
            <text:p>$370.10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[.D$10]+[.$C677]*[.D$13]" office:value-type="currency" office:currency="CAD" office:value="824.803" calcext:value-type="currency">
            <text:p>$824.80</text:p>
          </table:table-cell>
          <table:table-cell table:formula="of:=[.E$10]+[.$C677]*[.E$13]" office:value-type="currency" office:currency="CAD" office:value="389.6285" calcext:value-type="currency">
            <text:p>$389.63</text:p>
          </table:table-cell>
          <table:table-cell table:formula="of:=[.F$10]+[.$C677]*[.F$13]" office:value-type="currency" office:currency="CAD" office:value="370.15" calcext:value-type="currency">
            <text:p>$370.15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[.D$10]+[.$C678]*[.D$13]" office:value-type="currency" office:currency="CAD" office:value="826.0565" calcext:value-type="currency">
            <text:p>$826.06</text:p>
          </table:table-cell>
          <table:table-cell table:formula="of:=[.E$10]+[.$C678]*[.E$13]" office:value-type="currency" office:currency="CAD" office:value="389.9585" calcext:value-type="currency">
            <text:p>$389.96</text:p>
          </table:table-cell>
          <table:table-cell table:formula="of:=[.F$10]+[.$C678]*[.F$13]" office:value-type="currency" office:currency="CAD" office:value="370.2" calcext:value-type="currency">
            <text:p>$370.20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[.D$10]+[.$C679]*[.D$13]" office:value-type="currency" office:currency="CAD" office:value="827.31" calcext:value-type="currency">
            <text:p>$827.31</text:p>
          </table:table-cell>
          <table:table-cell table:formula="of:=[.E$10]+[.$C679]*[.E$13]" office:value-type="currency" office:currency="CAD" office:value="390.2885" calcext:value-type="currency">
            <text:p>$390.29</text:p>
          </table:table-cell>
          <table:table-cell table:formula="of:=[.F$10]+[.$C679]*[.F$13]" office:value-type="currency" office:currency="CAD" office:value="370.25" calcext:value-type="currency">
            <text:p>$370.25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[.D$10]+[.$C680]*[.D$13]" office:value-type="currency" office:currency="CAD" office:value="828.5635" calcext:value-type="currency">
            <text:p>$828.56</text:p>
          </table:table-cell>
          <table:table-cell table:formula="of:=[.E$10]+[.$C680]*[.E$13]" office:value-type="currency" office:currency="CAD" office:value="390.6185" calcext:value-type="currency">
            <text:p>$390.62</text:p>
          </table:table-cell>
          <table:table-cell table:formula="of:=[.F$10]+[.$C680]*[.F$13]" office:value-type="currency" office:currency="CAD" office:value="370.3" calcext:value-type="currency">
            <text:p>$370.30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[.D$10]+[.$C681]*[.D$13]" office:value-type="currency" office:currency="CAD" office:value="829.817" calcext:value-type="currency">
            <text:p>$829.82</text:p>
          </table:table-cell>
          <table:table-cell table:formula="of:=[.E$10]+[.$C681]*[.E$13]" office:value-type="currency" office:currency="CAD" office:value="390.9485" calcext:value-type="currency">
            <text:p>$390.95</text:p>
          </table:table-cell>
          <table:table-cell table:formula="of:=[.F$10]+[.$C681]*[.F$13]" office:value-type="currency" office:currency="CAD" office:value="370.35" calcext:value-type="currency">
            <text:p>$370.35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[.D$10]+[.$C682]*[.D$13]" office:value-type="currency" office:currency="CAD" office:value="831.0705" calcext:value-type="currency">
            <text:p>$831.07</text:p>
          </table:table-cell>
          <table:table-cell table:formula="of:=[.E$10]+[.$C682]*[.E$13]" office:value-type="currency" office:currency="CAD" office:value="391.2785" calcext:value-type="currency">
            <text:p>$391.28</text:p>
          </table:table-cell>
          <table:table-cell table:formula="of:=[.F$10]+[.$C682]*[.F$13]" office:value-type="currency" office:currency="CAD" office:value="370.4" calcext:value-type="currency">
            <text:p>$370.40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[.D$10]+[.$C683]*[.D$13]" office:value-type="currency" office:currency="CAD" office:value="832.324" calcext:value-type="currency">
            <text:p>$832.32</text:p>
          </table:table-cell>
          <table:table-cell table:formula="of:=[.E$10]+[.$C683]*[.E$13]" office:value-type="currency" office:currency="CAD" office:value="391.6085" calcext:value-type="currency">
            <text:p>$391.61</text:p>
          </table:table-cell>
          <table:table-cell table:formula="of:=[.F$10]+[.$C683]*[.F$13]" office:value-type="currency" office:currency="CAD" office:value="370.45" calcext:value-type="currency">
            <text:p>$370.45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[.D$10]+[.$C684]*[.D$13]" office:value-type="currency" office:currency="CAD" office:value="833.5775" calcext:value-type="currency">
            <text:p>$833.58</text:p>
          </table:table-cell>
          <table:table-cell table:formula="of:=[.E$10]+[.$C684]*[.E$13]" office:value-type="currency" office:currency="CAD" office:value="391.9385" calcext:value-type="currency">
            <text:p>$391.94</text:p>
          </table:table-cell>
          <table:table-cell table:formula="of:=[.F$10]+[.$C684]*[.F$13]" office:value-type="currency" office:currency="CAD" office:value="370.5" calcext:value-type="currency">
            <text:p>$370.50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[.D$10]+[.$C685]*[.D$13]" office:value-type="currency" office:currency="CAD" office:value="834.831" calcext:value-type="currency">
            <text:p>$834.83</text:p>
          </table:table-cell>
          <table:table-cell table:formula="of:=[.E$10]+[.$C685]*[.E$13]" office:value-type="currency" office:currency="CAD" office:value="392.2685" calcext:value-type="currency">
            <text:p>$392.27</text:p>
          </table:table-cell>
          <table:table-cell table:formula="of:=[.F$10]+[.$C685]*[.F$13]" office:value-type="currency" office:currency="CAD" office:value="370.55" calcext:value-type="currency">
            <text:p>$370.55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[.D$10]+[.$C686]*[.D$13]" office:value-type="currency" office:currency="CAD" office:value="836.0845" calcext:value-type="currency">
            <text:p>$836.08</text:p>
          </table:table-cell>
          <table:table-cell table:formula="of:=[.E$10]+[.$C686]*[.E$13]" office:value-type="currency" office:currency="CAD" office:value="392.5985" calcext:value-type="currency">
            <text:p>$392.60</text:p>
          </table:table-cell>
          <table:table-cell table:formula="of:=[.F$10]+[.$C686]*[.F$13]" office:value-type="currency" office:currency="CAD" office:value="370.6" calcext:value-type="currency">
            <text:p>$370.60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[.D$10]+[.$C687]*[.D$13]" office:value-type="currency" office:currency="CAD" office:value="837.338" calcext:value-type="currency">
            <text:p>$837.34</text:p>
          </table:table-cell>
          <table:table-cell table:formula="of:=[.E$10]+[.$C687]*[.E$13]" office:value-type="currency" office:currency="CAD" office:value="392.9285" calcext:value-type="currency">
            <text:p>$392.93</text:p>
          </table:table-cell>
          <table:table-cell table:formula="of:=[.F$10]+[.$C687]*[.F$13]" office:value-type="currency" office:currency="CAD" office:value="370.65" calcext:value-type="currency">
            <text:p>$370.65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[.D$10]+[.$C688]*[.D$13]" office:value-type="currency" office:currency="CAD" office:value="838.5915" calcext:value-type="currency">
            <text:p>$838.59</text:p>
          </table:table-cell>
          <table:table-cell table:formula="of:=[.E$10]+[.$C688]*[.E$13]" office:value-type="currency" office:currency="CAD" office:value="393.2585" calcext:value-type="currency">
            <text:p>$393.26</text:p>
          </table:table-cell>
          <table:table-cell table:formula="of:=[.F$10]+[.$C688]*[.F$13]" office:value-type="currency" office:currency="CAD" office:value="370.7" calcext:value-type="currency">
            <text:p>$370.70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[.D$10]+[.$C689]*[.D$13]" office:value-type="currency" office:currency="CAD" office:value="839.845" calcext:value-type="currency">
            <text:p>$839.85</text:p>
          </table:table-cell>
          <table:table-cell table:formula="of:=[.E$10]+[.$C689]*[.E$13]" office:value-type="currency" office:currency="CAD" office:value="393.5885" calcext:value-type="currency">
            <text:p>$393.59</text:p>
          </table:table-cell>
          <table:table-cell table:formula="of:=[.F$10]+[.$C689]*[.F$13]" office:value-type="currency" office:currency="CAD" office:value="370.75" calcext:value-type="currency">
            <text:p>$370.75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[.D$10]+[.$C690]*[.D$13]" office:value-type="currency" office:currency="CAD" office:value="841.0985" calcext:value-type="currency">
            <text:p>$841.10</text:p>
          </table:table-cell>
          <table:table-cell table:formula="of:=[.E$10]+[.$C690]*[.E$13]" office:value-type="currency" office:currency="CAD" office:value="393.9185" calcext:value-type="currency">
            <text:p>$393.92</text:p>
          </table:table-cell>
          <table:table-cell table:formula="of:=[.F$10]+[.$C690]*[.F$13]" office:value-type="currency" office:currency="CAD" office:value="370.8" calcext:value-type="currency">
            <text:p>$370.80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[.D$10]+[.$C691]*[.D$13]" office:value-type="currency" office:currency="CAD" office:value="842.352" calcext:value-type="currency">
            <text:p>$842.35</text:p>
          </table:table-cell>
          <table:table-cell table:formula="of:=[.E$10]+[.$C691]*[.E$13]" office:value-type="currency" office:currency="CAD" office:value="394.2485" calcext:value-type="currency">
            <text:p>$394.25</text:p>
          </table:table-cell>
          <table:table-cell table:formula="of:=[.F$10]+[.$C691]*[.F$13]" office:value-type="currency" office:currency="CAD" office:value="370.85" calcext:value-type="currency">
            <text:p>$370.85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[.D$10]+[.$C692]*[.D$13]" office:value-type="currency" office:currency="CAD" office:value="843.6055" calcext:value-type="currency">
            <text:p>$843.61</text:p>
          </table:table-cell>
          <table:table-cell table:formula="of:=[.E$10]+[.$C692]*[.E$13]" office:value-type="currency" office:currency="CAD" office:value="394.5785" calcext:value-type="currency">
            <text:p>$394.58</text:p>
          </table:table-cell>
          <table:table-cell table:formula="of:=[.F$10]+[.$C692]*[.F$13]" office:value-type="currency" office:currency="CAD" office:value="370.9" calcext:value-type="currency">
            <text:p>$370.90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[.D$10]+[.$C693]*[.D$13]" office:value-type="currency" office:currency="CAD" office:value="844.859" calcext:value-type="currency">
            <text:p>$844.86</text:p>
          </table:table-cell>
          <table:table-cell table:formula="of:=[.E$10]+[.$C693]*[.E$13]" office:value-type="currency" office:currency="CAD" office:value="394.9085" calcext:value-type="currency">
            <text:p>$394.91</text:p>
          </table:table-cell>
          <table:table-cell table:formula="of:=[.F$10]+[.$C693]*[.F$13]" office:value-type="currency" office:currency="CAD" office:value="370.95" calcext:value-type="currency">
            <text:p>$370.95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[.D$10]+[.$C694]*[.D$13]" office:value-type="currency" office:currency="CAD" office:value="846.1125" calcext:value-type="currency">
            <text:p>$846.11</text:p>
          </table:table-cell>
          <table:table-cell table:formula="of:=[.E$10]+[.$C694]*[.E$13]" office:value-type="currency" office:currency="CAD" office:value="395.2385" calcext:value-type="currency">
            <text:p>$395.24</text:p>
          </table:table-cell>
          <table:table-cell table:formula="of:=[.F$10]+[.$C694]*[.F$13]" office:value-type="currency" office:currency="CAD" office:value="371" calcext:value-type="currency">
            <text:p>$371.00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[.D$10]+[.$C695]*[.D$13]" office:value-type="currency" office:currency="CAD" office:value="847.366" calcext:value-type="currency">
            <text:p>$847.37</text:p>
          </table:table-cell>
          <table:table-cell table:formula="of:=[.E$10]+[.$C695]*[.E$13]" office:value-type="currency" office:currency="CAD" office:value="395.5685" calcext:value-type="currency">
            <text:p>$395.57</text:p>
          </table:table-cell>
          <table:table-cell table:formula="of:=[.F$10]+[.$C695]*[.F$13]" office:value-type="currency" office:currency="CAD" office:value="371.05" calcext:value-type="currency">
            <text:p>$371.05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[.D$10]+[.$C696]*[.D$13]" office:value-type="currency" office:currency="CAD" office:value="848.6195" calcext:value-type="currency">
            <text:p>$848.62</text:p>
          </table:table-cell>
          <table:table-cell table:formula="of:=[.E$10]+[.$C696]*[.E$13]" office:value-type="currency" office:currency="CAD" office:value="395.8985" calcext:value-type="currency">
            <text:p>$395.90</text:p>
          </table:table-cell>
          <table:table-cell table:formula="of:=[.F$10]+[.$C696]*[.F$13]" office:value-type="currency" office:currency="CAD" office:value="371.1" calcext:value-type="currency">
            <text:p>$371.10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[.D$10]+[.$C697]*[.D$13]" office:value-type="currency" office:currency="CAD" office:value="849.873" calcext:value-type="currency">
            <text:p>$849.87</text:p>
          </table:table-cell>
          <table:table-cell table:formula="of:=[.E$10]+[.$C697]*[.E$13]" office:value-type="currency" office:currency="CAD" office:value="396.2285" calcext:value-type="currency">
            <text:p>$396.23</text:p>
          </table:table-cell>
          <table:table-cell table:formula="of:=[.F$10]+[.$C697]*[.F$13]" office:value-type="currency" office:currency="CAD" office:value="371.15" calcext:value-type="currency">
            <text:p>$371.15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[.D$10]+[.$C698]*[.D$13]" office:value-type="currency" office:currency="CAD" office:value="851.1265" calcext:value-type="currency">
            <text:p>$851.13</text:p>
          </table:table-cell>
          <table:table-cell table:formula="of:=[.E$10]+[.$C698]*[.E$13]" office:value-type="currency" office:currency="CAD" office:value="396.5585" calcext:value-type="currency">
            <text:p>$396.56</text:p>
          </table:table-cell>
          <table:table-cell table:formula="of:=[.F$10]+[.$C698]*[.F$13]" office:value-type="currency" office:currency="CAD" office:value="371.2" calcext:value-type="currency">
            <text:p>$371.20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[.D$10]+[.$C699]*[.D$13]" office:value-type="currency" office:currency="CAD" office:value="852.38" calcext:value-type="currency">
            <text:p>$852.38</text:p>
          </table:table-cell>
          <table:table-cell table:formula="of:=[.E$10]+[.$C699]*[.E$13]" office:value-type="currency" office:currency="CAD" office:value="396.8885" calcext:value-type="currency">
            <text:p>$396.89</text:p>
          </table:table-cell>
          <table:table-cell table:formula="of:=[.F$10]+[.$C699]*[.F$13]" office:value-type="currency" office:currency="CAD" office:value="371.25" calcext:value-type="currency">
            <text:p>$371.25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[.D$10]+[.$C700]*[.D$13]" office:value-type="currency" office:currency="CAD" office:value="853.6335" calcext:value-type="currency">
            <text:p>$853.63</text:p>
          </table:table-cell>
          <table:table-cell table:formula="of:=[.E$10]+[.$C700]*[.E$13]" office:value-type="currency" office:currency="CAD" office:value="397.2185" calcext:value-type="currency">
            <text:p>$397.22</text:p>
          </table:table-cell>
          <table:table-cell table:formula="of:=[.F$10]+[.$C700]*[.F$13]" office:value-type="currency" office:currency="CAD" office:value="371.3" calcext:value-type="currency">
            <text:p>$371.30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[.D$10]+[.$C701]*[.D$13]" office:value-type="currency" office:currency="CAD" office:value="854.887" calcext:value-type="currency">
            <text:p>$854.89</text:p>
          </table:table-cell>
          <table:table-cell table:formula="of:=[.E$10]+[.$C701]*[.E$13]" office:value-type="currency" office:currency="CAD" office:value="397.5485" calcext:value-type="currency">
            <text:p>$397.55</text:p>
          </table:table-cell>
          <table:table-cell table:formula="of:=[.F$10]+[.$C701]*[.F$13]" office:value-type="currency" office:currency="CAD" office:value="371.35" calcext:value-type="currency">
            <text:p>$371.35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[.D$10]+[.$C702]*[.D$13]" office:value-type="currency" office:currency="CAD" office:value="856.1405" calcext:value-type="currency">
            <text:p>$856.14</text:p>
          </table:table-cell>
          <table:table-cell table:formula="of:=[.E$10]+[.$C702]*[.E$13]" office:value-type="currency" office:currency="CAD" office:value="397.8785" calcext:value-type="currency">
            <text:p>$397.88</text:p>
          </table:table-cell>
          <table:table-cell table:formula="of:=[.F$10]+[.$C702]*[.F$13]" office:value-type="currency" office:currency="CAD" office:value="371.4" calcext:value-type="currency">
            <text:p>$371.40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[.D$10]+[.$C703]*[.D$13]" office:value-type="currency" office:currency="CAD" office:value="857.394" calcext:value-type="currency">
            <text:p>$857.39</text:p>
          </table:table-cell>
          <table:table-cell table:formula="of:=[.E$10]+[.$C703]*[.E$13]" office:value-type="currency" office:currency="CAD" office:value="398.2085" calcext:value-type="currency">
            <text:p>$398.21</text:p>
          </table:table-cell>
          <table:table-cell table:formula="of:=[.F$10]+[.$C703]*[.F$13]" office:value-type="currency" office:currency="CAD" office:value="371.45" calcext:value-type="currency">
            <text:p>$371.45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[.D$10]+[.$C704]*[.D$13]" office:value-type="currency" office:currency="CAD" office:value="858.6475" calcext:value-type="currency">
            <text:p>$858.65</text:p>
          </table:table-cell>
          <table:table-cell table:formula="of:=[.E$10]+[.$C704]*[.E$13]" office:value-type="currency" office:currency="CAD" office:value="398.5385" calcext:value-type="currency">
            <text:p>$398.54</text:p>
          </table:table-cell>
          <table:table-cell table:formula="of:=[.F$10]+[.$C704]*[.F$13]" office:value-type="currency" office:currency="CAD" office:value="371.5" calcext:value-type="currency">
            <text:p>$371.50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[.D$10]+[.$C705]*[.D$13]" office:value-type="currency" office:currency="CAD" office:value="859.901" calcext:value-type="currency">
            <text:p>$859.90</text:p>
          </table:table-cell>
          <table:table-cell table:formula="of:=[.E$10]+[.$C705]*[.E$13]" office:value-type="currency" office:currency="CAD" office:value="398.8685" calcext:value-type="currency">
            <text:p>$398.87</text:p>
          </table:table-cell>
          <table:table-cell table:formula="of:=[.F$10]+[.$C705]*[.F$13]" office:value-type="currency" office:currency="CAD" office:value="371.55" calcext:value-type="currency">
            <text:p>$371.55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[.D$10]+[.$C706]*[.D$13]" office:value-type="currency" office:currency="CAD" office:value="861.1545" calcext:value-type="currency">
            <text:p>$861.15</text:p>
          </table:table-cell>
          <table:table-cell table:formula="of:=[.E$10]+[.$C706]*[.E$13]" office:value-type="currency" office:currency="CAD" office:value="399.1985" calcext:value-type="currency">
            <text:p>$399.20</text:p>
          </table:table-cell>
          <table:table-cell table:formula="of:=[.F$10]+[.$C706]*[.F$13]" office:value-type="currency" office:currency="CAD" office:value="371.6" calcext:value-type="currency">
            <text:p>$371.60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[.D$10]+[.$C707]*[.D$13]" office:value-type="currency" office:currency="CAD" office:value="862.408" calcext:value-type="currency">
            <text:p>$862.41</text:p>
          </table:table-cell>
          <table:table-cell table:formula="of:=[.E$10]+[.$C707]*[.E$13]" office:value-type="currency" office:currency="CAD" office:value="399.5285" calcext:value-type="currency">
            <text:p>$399.53</text:p>
          </table:table-cell>
          <table:table-cell table:formula="of:=[.F$10]+[.$C707]*[.F$13]" office:value-type="currency" office:currency="CAD" office:value="371.65" calcext:value-type="currency">
            <text:p>$371.65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[.D$10]+[.$C708]*[.D$13]" office:value-type="currency" office:currency="CAD" office:value="863.6615" calcext:value-type="currency">
            <text:p>$863.66</text:p>
          </table:table-cell>
          <table:table-cell table:formula="of:=[.E$10]+[.$C708]*[.E$13]" office:value-type="currency" office:currency="CAD" office:value="399.8585" calcext:value-type="currency">
            <text:p>$399.86</text:p>
          </table:table-cell>
          <table:table-cell table:formula="of:=[.F$10]+[.$C708]*[.F$13]" office:value-type="currency" office:currency="CAD" office:value="371.7" calcext:value-type="currency">
            <text:p>$371.70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[.D$10]+[.$C709]*[.D$13]" office:value-type="currency" office:currency="CAD" office:value="864.915" calcext:value-type="currency">
            <text:p>$864.92</text:p>
          </table:table-cell>
          <table:table-cell table:formula="of:=[.E$10]+[.$C709]*[.E$13]" office:value-type="currency" office:currency="CAD" office:value="400.1885" calcext:value-type="currency">
            <text:p>$400.19</text:p>
          </table:table-cell>
          <table:table-cell table:formula="of:=[.F$10]+[.$C709]*[.F$13]" office:value-type="currency" office:currency="CAD" office:value="371.75" calcext:value-type="currency">
            <text:p>$371.75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[.D$10]+[.$C710]*[.D$13]" office:value-type="currency" office:currency="CAD" office:value="866.1685" calcext:value-type="currency">
            <text:p>$866.17</text:p>
          </table:table-cell>
          <table:table-cell table:formula="of:=[.E$10]+[.$C710]*[.E$13]" office:value-type="currency" office:currency="CAD" office:value="400.5185" calcext:value-type="currency">
            <text:p>$400.52</text:p>
          </table:table-cell>
          <table:table-cell table:formula="of:=[.F$10]+[.$C710]*[.F$13]" office:value-type="currency" office:currency="CAD" office:value="371.8" calcext:value-type="currency">
            <text:p>$371.80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[.D$10]+[.$C711]*[.D$13]" office:value-type="currency" office:currency="CAD" office:value="867.422" calcext:value-type="currency">
            <text:p>$867.42</text:p>
          </table:table-cell>
          <table:table-cell table:formula="of:=[.E$10]+[.$C711]*[.E$13]" office:value-type="currency" office:currency="CAD" office:value="400.8485" calcext:value-type="currency">
            <text:p>$400.85</text:p>
          </table:table-cell>
          <table:table-cell table:formula="of:=[.F$10]+[.$C711]*[.F$13]" office:value-type="currency" office:currency="CAD" office:value="371.85" calcext:value-type="currency">
            <text:p>$371.85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[.D$10]+[.$C712]*[.D$13]" office:value-type="currency" office:currency="CAD" office:value="868.6755" calcext:value-type="currency">
            <text:p>$868.68</text:p>
          </table:table-cell>
          <table:table-cell table:formula="of:=[.E$10]+[.$C712]*[.E$13]" office:value-type="currency" office:currency="CAD" office:value="401.1785" calcext:value-type="currency">
            <text:p>$401.18</text:p>
          </table:table-cell>
          <table:table-cell table:formula="of:=[.F$10]+[.$C712]*[.F$13]" office:value-type="currency" office:currency="CAD" office:value="371.9" calcext:value-type="currency">
            <text:p>$371.90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[.D$10]+[.$C713]*[.D$13]" office:value-type="currency" office:currency="CAD" office:value="869.929" calcext:value-type="currency">
            <text:p>$869.93</text:p>
          </table:table-cell>
          <table:table-cell table:formula="of:=[.E$10]+[.$C713]*[.E$13]" office:value-type="currency" office:currency="CAD" office:value="401.5085" calcext:value-type="currency">
            <text:p>$401.51</text:p>
          </table:table-cell>
          <table:table-cell table:formula="of:=[.F$10]+[.$C713]*[.F$13]" office:value-type="currency" office:currency="CAD" office:value="371.95" calcext:value-type="currency">
            <text:p>$371.95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[.D$10]+[.$C714]*[.D$13]" office:value-type="currency" office:currency="CAD" office:value="871.1825" calcext:value-type="currency">
            <text:p>$871.18</text:p>
          </table:table-cell>
          <table:table-cell table:formula="of:=[.E$10]+[.$C714]*[.E$13]" office:value-type="currency" office:currency="CAD" office:value="401.8385" calcext:value-type="currency">
            <text:p>$401.84</text:p>
          </table:table-cell>
          <table:table-cell table:formula="of:=[.F$10]+[.$C714]*[.F$13]" office:value-type="currency" office:currency="CAD" office:value="372" calcext:value-type="currency">
            <text:p>$372.00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[.D$10]+[.$C715]*[.D$13]" office:value-type="currency" office:currency="CAD" office:value="872.436" calcext:value-type="currency">
            <text:p>$872.44</text:p>
          </table:table-cell>
          <table:table-cell table:formula="of:=[.E$10]+[.$C715]*[.E$13]" office:value-type="currency" office:currency="CAD" office:value="402.1685" calcext:value-type="currency">
            <text:p>$402.17</text:p>
          </table:table-cell>
          <table:table-cell table:formula="of:=[.F$10]+[.$C715]*[.F$13]" office:value-type="currency" office:currency="CAD" office:value="372.05" calcext:value-type="currency">
            <text:p>$372.05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[.D$10]+[.$C716]*[.D$13]" office:value-type="currency" office:currency="CAD" office:value="873.6895" calcext:value-type="currency">
            <text:p>$873.69</text:p>
          </table:table-cell>
          <table:table-cell table:formula="of:=[.E$10]+[.$C716]*[.E$13]" office:value-type="currency" office:currency="CAD" office:value="402.4985" calcext:value-type="currency">
            <text:p>$402.50</text:p>
          </table:table-cell>
          <table:table-cell table:formula="of:=[.F$10]+[.$C716]*[.F$13]" office:value-type="currency" office:currency="CAD" office:value="372.1" calcext:value-type="currency">
            <text:p>$372.10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[.D$10]+[.$C717]*[.D$13]" office:value-type="currency" office:currency="CAD" office:value="874.943" calcext:value-type="currency">
            <text:p>$874.94</text:p>
          </table:table-cell>
          <table:table-cell table:formula="of:=[.E$10]+[.$C717]*[.E$13]" office:value-type="currency" office:currency="CAD" office:value="402.8285" calcext:value-type="currency">
            <text:p>$402.83</text:p>
          </table:table-cell>
          <table:table-cell table:formula="of:=[.F$10]+[.$C717]*[.F$13]" office:value-type="currency" office:currency="CAD" office:value="372.15" calcext:value-type="currency">
            <text:p>$372.15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[.D$10]+[.$C718]*[.D$13]" office:value-type="currency" office:currency="CAD" office:value="876.1965" calcext:value-type="currency">
            <text:p>$876.20</text:p>
          </table:table-cell>
          <table:table-cell table:formula="of:=[.E$10]+[.$C718]*[.E$13]" office:value-type="currency" office:currency="CAD" office:value="403.1585" calcext:value-type="currency">
            <text:p>$403.16</text:p>
          </table:table-cell>
          <table:table-cell table:formula="of:=[.F$10]+[.$C718]*[.F$13]" office:value-type="currency" office:currency="CAD" office:value="372.2" calcext:value-type="currency">
            <text:p>$372.20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[.D$10]+[.$C719]*[.D$13]" office:value-type="currency" office:currency="CAD" office:value="877.45" calcext:value-type="currency">
            <text:p>$877.45</text:p>
          </table:table-cell>
          <table:table-cell table:formula="of:=[.E$10]+[.$C719]*[.E$13]" office:value-type="currency" office:currency="CAD" office:value="403.4885" calcext:value-type="currency">
            <text:p>$403.49</text:p>
          </table:table-cell>
          <table:table-cell table:formula="of:=[.F$10]+[.$C719]*[.F$13]" office:value-type="currency" office:currency="CAD" office:value="372.25" calcext:value-type="currency">
            <text:p>$372.25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[.D$10]+[.$C720]*[.D$13]" office:value-type="currency" office:currency="CAD" office:value="878.7035" calcext:value-type="currency">
            <text:p>$878.70</text:p>
          </table:table-cell>
          <table:table-cell table:formula="of:=[.E$10]+[.$C720]*[.E$13]" office:value-type="currency" office:currency="CAD" office:value="403.8185" calcext:value-type="currency">
            <text:p>$403.82</text:p>
          </table:table-cell>
          <table:table-cell table:formula="of:=[.F$10]+[.$C720]*[.F$13]" office:value-type="currency" office:currency="CAD" office:value="372.3" calcext:value-type="currency">
            <text:p>$372.30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[.D$10]+[.$C721]*[.D$13]" office:value-type="currency" office:currency="CAD" office:value="879.957" calcext:value-type="currency">
            <text:p>$879.96</text:p>
          </table:table-cell>
          <table:table-cell table:formula="of:=[.E$10]+[.$C721]*[.E$13]" office:value-type="currency" office:currency="CAD" office:value="404.1485" calcext:value-type="currency">
            <text:p>$404.15</text:p>
          </table:table-cell>
          <table:table-cell table:formula="of:=[.F$10]+[.$C721]*[.F$13]" office:value-type="currency" office:currency="CAD" office:value="372.35" calcext:value-type="currency">
            <text:p>$372.35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[.D$10]+[.$C722]*[.D$13]" office:value-type="currency" office:currency="CAD" office:value="881.2105" calcext:value-type="currency">
            <text:p>$881.21</text:p>
          </table:table-cell>
          <table:table-cell table:formula="of:=[.E$10]+[.$C722]*[.E$13]" office:value-type="currency" office:currency="CAD" office:value="404.4785" calcext:value-type="currency">
            <text:p>$404.48</text:p>
          </table:table-cell>
          <table:table-cell table:formula="of:=[.F$10]+[.$C722]*[.F$13]" office:value-type="currency" office:currency="CAD" office:value="372.4" calcext:value-type="currency">
            <text:p>$372.40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[.D$10]+[.$C723]*[.D$13]" office:value-type="currency" office:currency="CAD" office:value="882.464" calcext:value-type="currency">
            <text:p>$882.46</text:p>
          </table:table-cell>
          <table:table-cell table:formula="of:=[.E$10]+[.$C723]*[.E$13]" office:value-type="currency" office:currency="CAD" office:value="404.8085" calcext:value-type="currency">
            <text:p>$404.81</text:p>
          </table:table-cell>
          <table:table-cell table:formula="of:=[.F$10]+[.$C723]*[.F$13]" office:value-type="currency" office:currency="CAD" office:value="372.45" calcext:value-type="currency">
            <text:p>$372.45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[.D$10]+[.$C724]*[.D$13]" office:value-type="currency" office:currency="CAD" office:value="883.7175" calcext:value-type="currency">
            <text:p>$883.72</text:p>
          </table:table-cell>
          <table:table-cell table:formula="of:=[.E$10]+[.$C724]*[.E$13]" office:value-type="currency" office:currency="CAD" office:value="405.1385" calcext:value-type="currency">
            <text:p>$405.14</text:p>
          </table:table-cell>
          <table:table-cell table:formula="of:=[.F$10]+[.$C724]*[.F$13]" office:value-type="currency" office:currency="CAD" office:value="372.5" calcext:value-type="currency">
            <text:p>$372.50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[.D$10]+[.$C725]*[.D$13]" office:value-type="currency" office:currency="CAD" office:value="884.971" calcext:value-type="currency">
            <text:p>$884.97</text:p>
          </table:table-cell>
          <table:table-cell table:formula="of:=[.E$10]+[.$C725]*[.E$13]" office:value-type="currency" office:currency="CAD" office:value="405.4685" calcext:value-type="currency">
            <text:p>$405.47</text:p>
          </table:table-cell>
          <table:table-cell table:formula="of:=[.F$10]+[.$C725]*[.F$13]" office:value-type="currency" office:currency="CAD" office:value="372.55" calcext:value-type="currency">
            <text:p>$372.55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[.D$10]+[.$C726]*[.D$13]" office:value-type="currency" office:currency="CAD" office:value="886.2245" calcext:value-type="currency">
            <text:p>$886.22</text:p>
          </table:table-cell>
          <table:table-cell table:formula="of:=[.E$10]+[.$C726]*[.E$13]" office:value-type="currency" office:currency="CAD" office:value="405.7985" calcext:value-type="currency">
            <text:p>$405.80</text:p>
          </table:table-cell>
          <table:table-cell table:formula="of:=[.F$10]+[.$C726]*[.F$13]" office:value-type="currency" office:currency="CAD" office:value="372.6" calcext:value-type="currency">
            <text:p>$372.60</text:p>
          </table:table-cell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[.D$10]+[.$C727]*[.D$13]" office:value-type="currency" office:currency="CAD" office:value="887.478" calcext:value-type="currency">
            <text:p>$887.48</text:p>
          </table:table-cell>
          <table:table-cell table:formula="of:=[.E$10]+[.$C727]*[.E$13]" office:value-type="currency" office:currency="CAD" office:value="406.1285" calcext:value-type="currency">
            <text:p>$406.13</text:p>
          </table:table-cell>
          <table:table-cell table:formula="of:=[.F$10]+[.$C727]*[.F$13]" office:value-type="currency" office:currency="CAD" office:value="372.65" calcext:value-type="currency">
            <text:p>$372.65</text:p>
          </table:table-cell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[.D$10]+[.$C728]*[.D$13]" office:value-type="currency" office:currency="CAD" office:value="888.7315" calcext:value-type="currency">
            <text:p>$888.73</text:p>
          </table:table-cell>
          <table:table-cell table:formula="of:=[.E$10]+[.$C728]*[.E$13]" office:value-type="currency" office:currency="CAD" office:value="406.4585" calcext:value-type="currency">
            <text:p>$406.46</text:p>
          </table:table-cell>
          <table:table-cell table:formula="of:=[.F$10]+[.$C728]*[.F$13]" office:value-type="currency" office:currency="CAD" office:value="372.7" calcext:value-type="currency">
            <text:p>$372.70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[.D$10]+[.$C729]*[.D$13]" office:value-type="currency" office:currency="CAD" office:value="889.985" calcext:value-type="currency">
            <text:p>$889.99</text:p>
          </table:table-cell>
          <table:table-cell table:formula="of:=[.E$10]+[.$C729]*[.E$13]" office:value-type="currency" office:currency="CAD" office:value="406.7885" calcext:value-type="currency">
            <text:p>$406.79</text:p>
          </table:table-cell>
          <table:table-cell table:formula="of:=[.F$10]+[.$C729]*[.F$13]" office:value-type="currency" office:currency="CAD" office:value="372.75" calcext:value-type="currency">
            <text:p>$372.75</text:p>
          </table:table-cell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[.D$10]+[.$C730]*[.D$13]" office:value-type="currency" office:currency="CAD" office:value="891.2385" calcext:value-type="currency">
            <text:p>$891.24</text:p>
          </table:table-cell>
          <table:table-cell table:formula="of:=[.E$10]+[.$C730]*[.E$13]" office:value-type="currency" office:currency="CAD" office:value="407.1185" calcext:value-type="currency">
            <text:p>$407.12</text:p>
          </table:table-cell>
          <table:table-cell table:formula="of:=[.F$10]+[.$C730]*[.F$13]" office:value-type="currency" office:currency="CAD" office:value="372.8" calcext:value-type="currency">
            <text:p>$372.80</text:p>
          </table:table-cell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[.D$10]+[.$C731]*[.D$13]" office:value-type="currency" office:currency="CAD" office:value="892.492" calcext:value-type="currency">
            <text:p>$892.49</text:p>
          </table:table-cell>
          <table:table-cell table:formula="of:=[.E$10]+[.$C731]*[.E$13]" office:value-type="currency" office:currency="CAD" office:value="407.4485" calcext:value-type="currency">
            <text:p>$407.45</text:p>
          </table:table-cell>
          <table:table-cell table:formula="of:=[.F$10]+[.$C731]*[.F$13]" office:value-type="currency" office:currency="CAD" office:value="372.85" calcext:value-type="currency">
            <text:p>$372.85</text:p>
          </table:table-cell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[.D$10]+[.$C732]*[.D$13]" office:value-type="currency" office:currency="CAD" office:value="893.7455" calcext:value-type="currency">
            <text:p>$893.75</text:p>
          </table:table-cell>
          <table:table-cell table:formula="of:=[.E$10]+[.$C732]*[.E$13]" office:value-type="currency" office:currency="CAD" office:value="407.7785" calcext:value-type="currency">
            <text:p>$407.78</text:p>
          </table:table-cell>
          <table:table-cell table:formula="of:=[.F$10]+[.$C732]*[.F$13]" office:value-type="currency" office:currency="CAD" office:value="372.9" calcext:value-type="currency">
            <text:p>$372.90</text:p>
          </table:table-cell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[.D$10]+[.$C733]*[.D$13]" office:value-type="currency" office:currency="CAD" office:value="894.999" calcext:value-type="currency">
            <text:p>$895.00</text:p>
          </table:table-cell>
          <table:table-cell table:formula="of:=[.E$10]+[.$C733]*[.E$13]" office:value-type="currency" office:currency="CAD" office:value="408.1085" calcext:value-type="currency">
            <text:p>$408.11</text:p>
          </table:table-cell>
          <table:table-cell table:formula="of:=[.F$10]+[.$C733]*[.F$13]" office:value-type="currency" office:currency="CAD" office:value="372.95" calcext:value-type="currency">
            <text:p>$372.95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[.D$10]+[.$C734]*[.D$13]" office:value-type="currency" office:currency="CAD" office:value="896.2525" calcext:value-type="currency">
            <text:p>$896.25</text:p>
          </table:table-cell>
          <table:table-cell table:formula="of:=[.E$10]+[.$C734]*[.E$13]" office:value-type="currency" office:currency="CAD" office:value="408.4385" calcext:value-type="currency">
            <text:p>$408.44</text:p>
          </table:table-cell>
          <table:table-cell table:formula="of:=[.F$10]+[.$C734]*[.F$13]" office:value-type="currency" office:currency="CAD" office:value="373" calcext:value-type="currency">
            <text:p>$373.00</text:p>
          </table:table-cell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[.D$10]+[.$C735]*[.D$13]" office:value-type="currency" office:currency="CAD" office:value="897.506" calcext:value-type="currency">
            <text:p>$897.51</text:p>
          </table:table-cell>
          <table:table-cell table:formula="of:=[.E$10]+[.$C735]*[.E$13]" office:value-type="currency" office:currency="CAD" office:value="408.7685" calcext:value-type="currency">
            <text:p>$408.77</text:p>
          </table:table-cell>
          <table:table-cell table:formula="of:=[.F$10]+[.$C735]*[.F$13]" office:value-type="currency" office:currency="CAD" office:value="373.05" calcext:value-type="currency">
            <text:p>$373.05</text:p>
          </table:table-cell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[.D$10]+[.$C736]*[.D$13]" office:value-type="currency" office:currency="CAD" office:value="898.7595" calcext:value-type="currency">
            <text:p>$898.76</text:p>
          </table:table-cell>
          <table:table-cell table:formula="of:=[.E$10]+[.$C736]*[.E$13]" office:value-type="currency" office:currency="CAD" office:value="409.0985" calcext:value-type="currency">
            <text:p>$409.10</text:p>
          </table:table-cell>
          <table:table-cell table:formula="of:=[.F$10]+[.$C736]*[.F$13]" office:value-type="currency" office:currency="CAD" office:value="373.1" calcext:value-type="currency">
            <text:p>$373.10</text:p>
          </table:table-cell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[.D$10]+[.$C737]*[.D$13]" office:value-type="currency" office:currency="CAD" office:value="900.013" calcext:value-type="currency">
            <text:p>$900.01</text:p>
          </table:table-cell>
          <table:table-cell table:formula="of:=[.E$10]+[.$C737]*[.E$13]" office:value-type="currency" office:currency="CAD" office:value="409.4285" calcext:value-type="currency">
            <text:p>$409.43</text:p>
          </table:table-cell>
          <table:table-cell table:formula="of:=[.F$10]+[.$C737]*[.F$13]" office:value-type="currency" office:currency="CAD" office:value="373.15" calcext:value-type="currency">
            <text:p>$373.15</text:p>
          </table:table-cell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[.D$10]+[.$C738]*[.D$13]" office:value-type="currency" office:currency="CAD" office:value="901.2665" calcext:value-type="currency">
            <text:p>$901.27</text:p>
          </table:table-cell>
          <table:table-cell table:formula="of:=[.E$10]+[.$C738]*[.E$13]" office:value-type="currency" office:currency="CAD" office:value="409.7585" calcext:value-type="currency">
            <text:p>$409.76</text:p>
          </table:table-cell>
          <table:table-cell table:formula="of:=[.F$10]+[.$C738]*[.F$13]" office:value-type="currency" office:currency="CAD" office:value="373.2" calcext:value-type="currency">
            <text:p>$373.20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[.D$10]+[.$C739]*[.D$13]" office:value-type="currency" office:currency="CAD" office:value="902.52" calcext:value-type="currency">
            <text:p>$902.52</text:p>
          </table:table-cell>
          <table:table-cell table:formula="of:=[.E$10]+[.$C739]*[.E$13]" office:value-type="currency" office:currency="CAD" office:value="410.0885" calcext:value-type="currency">
            <text:p>$410.09</text:p>
          </table:table-cell>
          <table:table-cell table:formula="of:=[.F$10]+[.$C739]*[.F$13]" office:value-type="currency" office:currency="CAD" office:value="373.25" calcext:value-type="currency">
            <text:p>$373.25</text:p>
          </table:table-cell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[.D$10]+[.$C740]*[.D$13]" office:value-type="currency" office:currency="CAD" office:value="903.7735" calcext:value-type="currency">
            <text:p>$903.77</text:p>
          </table:table-cell>
          <table:table-cell table:formula="of:=[.E$10]+[.$C740]*[.E$13]" office:value-type="currency" office:currency="CAD" office:value="410.4185" calcext:value-type="currency">
            <text:p>$410.42</text:p>
          </table:table-cell>
          <table:table-cell table:formula="of:=[.F$10]+[.$C740]*[.F$13]" office:value-type="currency" office:currency="CAD" office:value="373.3" calcext:value-type="currency">
            <text:p>$373.30</text:p>
          </table:table-cell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[.D$10]+[.$C741]*[.D$13]" office:value-type="currency" office:currency="CAD" office:value="905.027" calcext:value-type="currency">
            <text:p>$905.03</text:p>
          </table:table-cell>
          <table:table-cell table:formula="of:=[.E$10]+[.$C741]*[.E$13]" office:value-type="currency" office:currency="CAD" office:value="410.7485" calcext:value-type="currency">
            <text:p>$410.75</text:p>
          </table:table-cell>
          <table:table-cell table:formula="of:=[.F$10]+[.$C741]*[.F$13]" office:value-type="currency" office:currency="CAD" office:value="373.35" calcext:value-type="currency">
            <text:p>$373.35</text:p>
          </table:table-cell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[.D$10]+[.$C742]*[.D$13]" office:value-type="currency" office:currency="CAD" office:value="906.2805" calcext:value-type="currency">
            <text:p>$906.28</text:p>
          </table:table-cell>
          <table:table-cell table:formula="of:=[.E$10]+[.$C742]*[.E$13]" office:value-type="currency" office:currency="CAD" office:value="411.0785" calcext:value-type="currency">
            <text:p>$411.08</text:p>
          </table:table-cell>
          <table:table-cell table:formula="of:=[.F$10]+[.$C742]*[.F$13]" office:value-type="currency" office:currency="CAD" office:value="373.4" calcext:value-type="currency">
            <text:p>$373.40</text:p>
          </table:table-cell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[.D$10]+[.$C743]*[.D$13]" office:value-type="currency" office:currency="CAD" office:value="907.534" calcext:value-type="currency">
            <text:p>$907.53</text:p>
          </table:table-cell>
          <table:table-cell table:formula="of:=[.E$10]+[.$C743]*[.E$13]" office:value-type="currency" office:currency="CAD" office:value="411.4085" calcext:value-type="currency">
            <text:p>$411.41</text:p>
          </table:table-cell>
          <table:table-cell table:formula="of:=[.F$10]+[.$C743]*[.F$13]" office:value-type="currency" office:currency="CAD" office:value="373.45" calcext:value-type="currency">
            <text:p>$373.45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[.D$10]+[.$C744]*[.D$13]" office:value-type="currency" office:currency="CAD" office:value="908.7875" calcext:value-type="currency">
            <text:p>$908.79</text:p>
          </table:table-cell>
          <table:table-cell table:formula="of:=[.E$10]+[.$C744]*[.E$13]" office:value-type="currency" office:currency="CAD" office:value="411.7385" calcext:value-type="currency">
            <text:p>$411.74</text:p>
          </table:table-cell>
          <table:table-cell table:formula="of:=[.F$10]+[.$C744]*[.F$13]" office:value-type="currency" office:currency="CAD" office:value="373.5" calcext:value-type="currency">
            <text:p>$373.50</text:p>
          </table:table-cell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[.D$10]+[.$C745]*[.D$13]" office:value-type="currency" office:currency="CAD" office:value="910.041" calcext:value-type="currency">
            <text:p>$910.04</text:p>
          </table:table-cell>
          <table:table-cell table:formula="of:=[.E$10]+[.$C745]*[.E$13]" office:value-type="currency" office:currency="CAD" office:value="412.0685" calcext:value-type="currency">
            <text:p>$412.07</text:p>
          </table:table-cell>
          <table:table-cell table:formula="of:=[.F$10]+[.$C745]*[.F$13]" office:value-type="currency" office:currency="CAD" office:value="373.55" calcext:value-type="currency">
            <text:p>$373.55</text:p>
          </table:table-cell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[.D$10]+[.$C746]*[.D$13]" office:value-type="currency" office:currency="CAD" office:value="911.2945" calcext:value-type="currency">
            <text:p>$911.29</text:p>
          </table:table-cell>
          <table:table-cell table:formula="of:=[.E$10]+[.$C746]*[.E$13]" office:value-type="currency" office:currency="CAD" office:value="412.3985" calcext:value-type="currency">
            <text:p>$412.40</text:p>
          </table:table-cell>
          <table:table-cell table:formula="of:=[.F$10]+[.$C746]*[.F$13]" office:value-type="currency" office:currency="CAD" office:value="373.6" calcext:value-type="currency">
            <text:p>$373.60</text:p>
          </table:table-cell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[.D$10]+[.$C747]*[.D$13]" office:value-type="currency" office:currency="CAD" office:value="912.548" calcext:value-type="currency">
            <text:p>$912.55</text:p>
          </table:table-cell>
          <table:table-cell table:formula="of:=[.E$10]+[.$C747]*[.E$13]" office:value-type="currency" office:currency="CAD" office:value="412.7285" calcext:value-type="currency">
            <text:p>$412.73</text:p>
          </table:table-cell>
          <table:table-cell table:formula="of:=[.F$10]+[.$C747]*[.F$13]" office:value-type="currency" office:currency="CAD" office:value="373.65" calcext:value-type="currency">
            <text:p>$373.65</text:p>
          </table:table-cell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[.D$10]+[.$C748]*[.D$13]" office:value-type="currency" office:currency="CAD" office:value="913.8015" calcext:value-type="currency">
            <text:p>$913.80</text:p>
          </table:table-cell>
          <table:table-cell table:formula="of:=[.E$10]+[.$C748]*[.E$13]" office:value-type="currency" office:currency="CAD" office:value="413.0585" calcext:value-type="currency">
            <text:p>$413.06</text:p>
          </table:table-cell>
          <table:table-cell table:formula="of:=[.F$10]+[.$C748]*[.F$13]" office:value-type="currency" office:currency="CAD" office:value="373.7" calcext:value-type="currency">
            <text:p>$373.70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[.D$10]+[.$C749]*[.D$13]" office:value-type="currency" office:currency="CAD" office:value="915.055" calcext:value-type="currency">
            <text:p>$915.06</text:p>
          </table:table-cell>
          <table:table-cell table:formula="of:=[.E$10]+[.$C749]*[.E$13]" office:value-type="currency" office:currency="CAD" office:value="413.3885" calcext:value-type="currency">
            <text:p>$413.39</text:p>
          </table:table-cell>
          <table:table-cell table:formula="of:=[.F$10]+[.$C749]*[.F$13]" office:value-type="currency" office:currency="CAD" office:value="373.75" calcext:value-type="currency">
            <text:p>$373.75</text:p>
          </table:table-cell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[.D$10]+[.$C750]*[.D$13]" office:value-type="currency" office:currency="CAD" office:value="916.3085" calcext:value-type="currency">
            <text:p>$916.31</text:p>
          </table:table-cell>
          <table:table-cell table:formula="of:=[.E$10]+[.$C750]*[.E$13]" office:value-type="currency" office:currency="CAD" office:value="413.7185" calcext:value-type="currency">
            <text:p>$413.72</text:p>
          </table:table-cell>
          <table:table-cell table:formula="of:=[.F$10]+[.$C750]*[.F$13]" office:value-type="currency" office:currency="CAD" office:value="373.8" calcext:value-type="currency">
            <text:p>$373.80</text:p>
          </table:table-cell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[.D$10]+[.$C751]*[.D$13]" office:value-type="currency" office:currency="CAD" office:value="917.562" calcext:value-type="currency">
            <text:p>$917.56</text:p>
          </table:table-cell>
          <table:table-cell table:formula="of:=[.E$10]+[.$C751]*[.E$13]" office:value-type="currency" office:currency="CAD" office:value="414.0485" calcext:value-type="currency">
            <text:p>$414.05</text:p>
          </table:table-cell>
          <table:table-cell table:formula="of:=[.F$10]+[.$C751]*[.F$13]" office:value-type="currency" office:currency="CAD" office:value="373.85" calcext:value-type="currency">
            <text:p>$373.85</text:p>
          </table:table-cell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[.D$10]+[.$C752]*[.D$13]" office:value-type="currency" office:currency="CAD" office:value="918.8155" calcext:value-type="currency">
            <text:p>$918.82</text:p>
          </table:table-cell>
          <table:table-cell table:formula="of:=[.E$10]+[.$C752]*[.E$13]" office:value-type="currency" office:currency="CAD" office:value="414.3785" calcext:value-type="currency">
            <text:p>$414.38</text:p>
          </table:table-cell>
          <table:table-cell table:formula="of:=[.F$10]+[.$C752]*[.F$13]" office:value-type="currency" office:currency="CAD" office:value="373.9" calcext:value-type="currency">
            <text:p>$373.90</text:p>
          </table:table-cell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[.D$10]+[.$C753]*[.D$13]" office:value-type="currency" office:currency="CAD" office:value="920.069" calcext:value-type="currency">
            <text:p>$920.07</text:p>
          </table:table-cell>
          <table:table-cell table:formula="of:=[.E$10]+[.$C753]*[.E$13]" office:value-type="currency" office:currency="CAD" office:value="414.7085" calcext:value-type="currency">
            <text:p>$414.71</text:p>
          </table:table-cell>
          <table:table-cell table:formula="of:=[.F$10]+[.$C753]*[.F$13]" office:value-type="currency" office:currency="CAD" office:value="373.95" calcext:value-type="currency">
            <text:p>$373.95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[.D$10]+[.$C754]*[.D$13]" office:value-type="currency" office:currency="CAD" office:value="921.3225" calcext:value-type="currency">
            <text:p>$921.32</text:p>
          </table:table-cell>
          <table:table-cell table:formula="of:=[.E$10]+[.$C754]*[.E$13]" office:value-type="currency" office:currency="CAD" office:value="415.0385" calcext:value-type="currency">
            <text:p>$415.04</text:p>
          </table:table-cell>
          <table:table-cell table:formula="of:=[.F$10]+[.$C754]*[.F$13]" office:value-type="currency" office:currency="CAD" office:value="374" calcext:value-type="currency">
            <text:p>$374.00</text:p>
          </table:table-cell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[.D$10]+[.$C755]*[.D$13]" office:value-type="currency" office:currency="CAD" office:value="922.576" calcext:value-type="currency">
            <text:p>$922.58</text:p>
          </table:table-cell>
          <table:table-cell table:formula="of:=[.E$10]+[.$C755]*[.E$13]" office:value-type="currency" office:currency="CAD" office:value="415.3685" calcext:value-type="currency">
            <text:p>$415.37</text:p>
          </table:table-cell>
          <table:table-cell table:formula="of:=[.F$10]+[.$C755]*[.F$13]" office:value-type="currency" office:currency="CAD" office:value="374.05" calcext:value-type="currency">
            <text:p>$374.05</text:p>
          </table:table-cell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[.D$10]+[.$C756]*[.D$13]" office:value-type="currency" office:currency="CAD" office:value="923.8295" calcext:value-type="currency">
            <text:p>$923.83</text:p>
          </table:table-cell>
          <table:table-cell table:formula="of:=[.E$10]+[.$C756]*[.E$13]" office:value-type="currency" office:currency="CAD" office:value="415.6985" calcext:value-type="currency">
            <text:p>$415.70</text:p>
          </table:table-cell>
          <table:table-cell table:formula="of:=[.F$10]+[.$C756]*[.F$13]" office:value-type="currency" office:currency="CAD" office:value="374.1" calcext:value-type="currency">
            <text:p>$374.10</text:p>
          </table:table-cell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[.D$10]+[.$C757]*[.D$13]" office:value-type="currency" office:currency="CAD" office:value="925.083" calcext:value-type="currency">
            <text:p>$925.08</text:p>
          </table:table-cell>
          <table:table-cell table:formula="of:=[.E$10]+[.$C757]*[.E$13]" office:value-type="currency" office:currency="CAD" office:value="416.0285" calcext:value-type="currency">
            <text:p>$416.03</text:p>
          </table:table-cell>
          <table:table-cell table:formula="of:=[.F$10]+[.$C757]*[.F$13]" office:value-type="currency" office:currency="CAD" office:value="374.15" calcext:value-type="currency">
            <text:p>$374.15</text:p>
          </table:table-cell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[.D$10]+[.$C758]*[.D$13]" office:value-type="currency" office:currency="CAD" office:value="926.3365" calcext:value-type="currency">
            <text:p>$926.34</text:p>
          </table:table-cell>
          <table:table-cell table:formula="of:=[.E$10]+[.$C758]*[.E$13]" office:value-type="currency" office:currency="CAD" office:value="416.3585" calcext:value-type="currency">
            <text:p>$416.36</text:p>
          </table:table-cell>
          <table:table-cell table:formula="of:=[.F$10]+[.$C758]*[.F$13]" office:value-type="currency" office:currency="CAD" office:value="374.2" calcext:value-type="currency">
            <text:p>$374.20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[.D$10]+[.$C759]*[.D$13]" office:value-type="currency" office:currency="CAD" office:value="927.59" calcext:value-type="currency">
            <text:p>$927.59</text:p>
          </table:table-cell>
          <table:table-cell table:formula="of:=[.E$10]+[.$C759]*[.E$13]" office:value-type="currency" office:currency="CAD" office:value="416.6885" calcext:value-type="currency">
            <text:p>$416.69</text:p>
          </table:table-cell>
          <table:table-cell table:formula="of:=[.F$10]+[.$C759]*[.F$13]" office:value-type="currency" office:currency="CAD" office:value="374.25" calcext:value-type="currency">
            <text:p>$374.25</text:p>
          </table:table-cell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[.D$10]+[.$C760]*[.D$13]" office:value-type="currency" office:currency="CAD" office:value="928.8435" calcext:value-type="currency">
            <text:p>$928.84</text:p>
          </table:table-cell>
          <table:table-cell table:formula="of:=[.E$10]+[.$C760]*[.E$13]" office:value-type="currency" office:currency="CAD" office:value="417.0185" calcext:value-type="currency">
            <text:p>$417.02</text:p>
          </table:table-cell>
          <table:table-cell table:formula="of:=[.F$10]+[.$C760]*[.F$13]" office:value-type="currency" office:currency="CAD" office:value="374.3" calcext:value-type="currency">
            <text:p>$374.30</text:p>
          </table:table-cell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[.D$10]+[.$C761]*[.D$13]" office:value-type="currency" office:currency="CAD" office:value="930.097" calcext:value-type="currency">
            <text:p>$930.10</text:p>
          </table:table-cell>
          <table:table-cell table:formula="of:=[.E$10]+[.$C761]*[.E$13]" office:value-type="currency" office:currency="CAD" office:value="417.3485" calcext:value-type="currency">
            <text:p>$417.35</text:p>
          </table:table-cell>
          <table:table-cell table:formula="of:=[.F$10]+[.$C761]*[.F$13]" office:value-type="currency" office:currency="CAD" office:value="374.35" calcext:value-type="currency">
            <text:p>$374.35</text:p>
          </table:table-cell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[.D$10]+[.$C762]*[.D$13]" office:value-type="currency" office:currency="CAD" office:value="931.3505" calcext:value-type="currency">
            <text:p>$931.35</text:p>
          </table:table-cell>
          <table:table-cell table:formula="of:=[.E$10]+[.$C762]*[.E$13]" office:value-type="currency" office:currency="CAD" office:value="417.6785" calcext:value-type="currency">
            <text:p>$417.68</text:p>
          </table:table-cell>
          <table:table-cell table:formula="of:=[.F$10]+[.$C762]*[.F$13]" office:value-type="currency" office:currency="CAD" office:value="374.4" calcext:value-type="currency">
            <text:p>$374.40</text:p>
          </table:table-cell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[.D$10]+[.$C763]*[.D$13]" office:value-type="currency" office:currency="CAD" office:value="932.604" calcext:value-type="currency">
            <text:p>$932.60</text:p>
          </table:table-cell>
          <table:table-cell table:formula="of:=[.E$10]+[.$C763]*[.E$13]" office:value-type="currency" office:currency="CAD" office:value="418.0085" calcext:value-type="currency">
            <text:p>$418.01</text:p>
          </table:table-cell>
          <table:table-cell table:formula="of:=[.F$10]+[.$C763]*[.F$13]" office:value-type="currency" office:currency="CAD" office:value="374.45" calcext:value-type="currency">
            <text:p>$374.45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[.D$10]+[.$C764]*[.D$13]" office:value-type="currency" office:currency="CAD" office:value="933.8575" calcext:value-type="currency">
            <text:p>$933.86</text:p>
          </table:table-cell>
          <table:table-cell table:formula="of:=[.E$10]+[.$C764]*[.E$13]" office:value-type="currency" office:currency="CAD" office:value="418.3385" calcext:value-type="currency">
            <text:p>$418.34</text:p>
          </table:table-cell>
          <table:table-cell table:formula="of:=[.F$10]+[.$C764]*[.F$13]" office:value-type="currency" office:currency="CAD" office:value="374.5" calcext:value-type="currency">
            <text:p>$374.50</text:p>
          </table:table-cell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[.D$10]+[.$C765]*[.D$13]" office:value-type="currency" office:currency="CAD" office:value="935.111" calcext:value-type="currency">
            <text:p>$935.11</text:p>
          </table:table-cell>
          <table:table-cell table:formula="of:=[.E$10]+[.$C765]*[.E$13]" office:value-type="currency" office:currency="CAD" office:value="418.6685" calcext:value-type="currency">
            <text:p>$418.67</text:p>
          </table:table-cell>
          <table:table-cell table:formula="of:=[.F$10]+[.$C765]*[.F$13]" office:value-type="currency" office:currency="CAD" office:value="374.55" calcext:value-type="currency">
            <text:p>$374.55</text:p>
          </table:table-cell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[.D$10]+[.$C766]*[.D$13]" office:value-type="currency" office:currency="CAD" office:value="936.3645" calcext:value-type="currency">
            <text:p>$936.36</text:p>
          </table:table-cell>
          <table:table-cell table:formula="of:=[.E$10]+[.$C766]*[.E$13]" office:value-type="currency" office:currency="CAD" office:value="418.9985" calcext:value-type="currency">
            <text:p>$419.00</text:p>
          </table:table-cell>
          <table:table-cell table:formula="of:=[.F$10]+[.$C766]*[.F$13]" office:value-type="currency" office:currency="CAD" office:value="374.6" calcext:value-type="currency">
            <text:p>$374.60</text:p>
          </table:table-cell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[.D$10]+[.$C767]*[.D$13]" office:value-type="currency" office:currency="CAD" office:value="937.618" calcext:value-type="currency">
            <text:p>$937.62</text:p>
          </table:table-cell>
          <table:table-cell table:formula="of:=[.E$10]+[.$C767]*[.E$13]" office:value-type="currency" office:currency="CAD" office:value="419.3285" calcext:value-type="currency">
            <text:p>$419.33</text:p>
          </table:table-cell>
          <table:table-cell table:formula="of:=[.F$10]+[.$C767]*[.F$13]" office:value-type="currency" office:currency="CAD" office:value="374.65" calcext:value-type="currency">
            <text:p>$374.65</text:p>
          </table:table-cell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[.D$10]+[.$C768]*[.D$13]" office:value-type="currency" office:currency="CAD" office:value="938.8715" calcext:value-type="currency">
            <text:p>$938.87</text:p>
          </table:table-cell>
          <table:table-cell table:formula="of:=[.E$10]+[.$C768]*[.E$13]" office:value-type="currency" office:currency="CAD" office:value="419.6585" calcext:value-type="currency">
            <text:p>$419.66</text:p>
          </table:table-cell>
          <table:table-cell table:formula="of:=[.F$10]+[.$C768]*[.F$13]" office:value-type="currency" office:currency="CAD" office:value="374.7" calcext:value-type="currency">
            <text:p>$374.70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[.D$10]+[.$C769]*[.D$13]" office:value-type="currency" office:currency="CAD" office:value="940.125" calcext:value-type="currency">
            <text:p>$940.13</text:p>
          </table:table-cell>
          <table:table-cell table:formula="of:=[.E$10]+[.$C769]*[.E$13]" office:value-type="currency" office:currency="CAD" office:value="419.9885" calcext:value-type="currency">
            <text:p>$419.99</text:p>
          </table:table-cell>
          <table:table-cell table:formula="of:=[.F$10]+[.$C769]*[.F$13]" office:value-type="currency" office:currency="CAD" office:value="374.75" calcext:value-type="currency">
            <text:p>$374.75</text:p>
          </table:table-cell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[.D$10]+[.$C770]*[.D$13]" office:value-type="currency" office:currency="CAD" office:value="941.3785" calcext:value-type="currency">
            <text:p>$941.38</text:p>
          </table:table-cell>
          <table:table-cell table:formula="of:=[.E$10]+[.$C770]*[.E$13]" office:value-type="currency" office:currency="CAD" office:value="420.3185" calcext:value-type="currency">
            <text:p>$420.32</text:p>
          </table:table-cell>
          <table:table-cell table:formula="of:=[.F$10]+[.$C770]*[.F$13]" office:value-type="currency" office:currency="CAD" office:value="374.8" calcext:value-type="currency">
            <text:p>$374.80</text:p>
          </table:table-cell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[.D$10]+[.$C771]*[.D$13]" office:value-type="currency" office:currency="CAD" office:value="942.632" calcext:value-type="currency">
            <text:p>$942.63</text:p>
          </table:table-cell>
          <table:table-cell table:formula="of:=[.E$10]+[.$C771]*[.E$13]" office:value-type="currency" office:currency="CAD" office:value="420.6485" calcext:value-type="currency">
            <text:p>$420.65</text:p>
          </table:table-cell>
          <table:table-cell table:formula="of:=[.F$10]+[.$C771]*[.F$13]" office:value-type="currency" office:currency="CAD" office:value="374.85" calcext:value-type="currency">
            <text:p>$374.85</text:p>
          </table:table-cell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[.D$10]+[.$C772]*[.D$13]" office:value-type="currency" office:currency="CAD" office:value="943.8855" calcext:value-type="currency">
            <text:p>$943.89</text:p>
          </table:table-cell>
          <table:table-cell table:formula="of:=[.E$10]+[.$C772]*[.E$13]" office:value-type="currency" office:currency="CAD" office:value="420.9785" calcext:value-type="currency">
            <text:p>$420.98</text:p>
          </table:table-cell>
          <table:table-cell table:formula="of:=[.F$10]+[.$C772]*[.F$13]" office:value-type="currency" office:currency="CAD" office:value="374.9" calcext:value-type="currency">
            <text:p>$374.90</text:p>
          </table:table-cell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[.D$10]+[.$C773]*[.D$13]" office:value-type="currency" office:currency="CAD" office:value="945.139" calcext:value-type="currency">
            <text:p>$945.14</text:p>
          </table:table-cell>
          <table:table-cell table:formula="of:=[.E$10]+[.$C773]*[.E$13]" office:value-type="currency" office:currency="CAD" office:value="421.3085" calcext:value-type="currency">
            <text:p>$421.31</text:p>
          </table:table-cell>
          <table:table-cell table:formula="of:=[.F$10]+[.$C773]*[.F$13]" office:value-type="currency" office:currency="CAD" office:value="374.95" calcext:value-type="currency">
            <text:p>$374.95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[.D$10]+[.$C774]*[.D$13]" office:value-type="currency" office:currency="CAD" office:value="946.3925" calcext:value-type="currency">
            <text:p>$946.39</text:p>
          </table:table-cell>
          <table:table-cell table:formula="of:=[.E$10]+[.$C774]*[.E$13]" office:value-type="currency" office:currency="CAD" office:value="421.6385" calcext:value-type="currency">
            <text:p>$421.64</text:p>
          </table:table-cell>
          <table:table-cell table:formula="of:=[.F$10]+[.$C774]*[.F$13]" office:value-type="currency" office:currency="CAD" office:value="375" calcext:value-type="currency">
            <text:p>$375.00</text:p>
          </table:table-cell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[.D$10]+[.$C775]*[.D$13]" office:value-type="currency" office:currency="CAD" office:value="947.646" calcext:value-type="currency">
            <text:p>$947.65</text:p>
          </table:table-cell>
          <table:table-cell table:formula="of:=[.E$10]+[.$C775]*[.E$13]" office:value-type="currency" office:currency="CAD" office:value="421.9685" calcext:value-type="currency">
            <text:p>$421.97</text:p>
          </table:table-cell>
          <table:table-cell table:formula="of:=[.F$10]+[.$C775]*[.F$13]" office:value-type="currency" office:currency="CAD" office:value="375.05" calcext:value-type="currency">
            <text:p>$375.05</text:p>
          </table:table-cell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[.D$10]+[.$C776]*[.D$13]" office:value-type="currency" office:currency="CAD" office:value="948.8995" calcext:value-type="currency">
            <text:p>$948.90</text:p>
          </table:table-cell>
          <table:table-cell table:formula="of:=[.E$10]+[.$C776]*[.E$13]" office:value-type="currency" office:currency="CAD" office:value="422.2985" calcext:value-type="currency">
            <text:p>$422.30</text:p>
          </table:table-cell>
          <table:table-cell table:formula="of:=[.F$10]+[.$C776]*[.F$13]" office:value-type="currency" office:currency="CAD" office:value="375.1" calcext:value-type="currency">
            <text:p>$375.10</text:p>
          </table:table-cell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[.D$10]+[.$C777]*[.D$13]" office:value-type="currency" office:currency="CAD" office:value="950.153" calcext:value-type="currency">
            <text:p>$950.15</text:p>
          </table:table-cell>
          <table:table-cell table:formula="of:=[.E$10]+[.$C777]*[.E$13]" office:value-type="currency" office:currency="CAD" office:value="422.6285" calcext:value-type="currency">
            <text:p>$422.63</text:p>
          </table:table-cell>
          <table:table-cell table:formula="of:=[.F$10]+[.$C777]*[.F$13]" office:value-type="currency" office:currency="CAD" office:value="375.15" calcext:value-type="currency">
            <text:p>$375.15</text:p>
          </table:table-cell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[.D$10]+[.$C778]*[.D$13]" office:value-type="currency" office:currency="CAD" office:value="951.4065" calcext:value-type="currency">
            <text:p>$951.41</text:p>
          </table:table-cell>
          <table:table-cell table:formula="of:=[.E$10]+[.$C778]*[.E$13]" office:value-type="currency" office:currency="CAD" office:value="422.9585" calcext:value-type="currency">
            <text:p>$422.96</text:p>
          </table:table-cell>
          <table:table-cell table:formula="of:=[.F$10]+[.$C778]*[.F$13]" office:value-type="currency" office:currency="CAD" office:value="375.2" calcext:value-type="currency">
            <text:p>$375.20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[.D$10]+[.$C779]*[.D$13]" office:value-type="currency" office:currency="CAD" office:value="952.66" calcext:value-type="currency">
            <text:p>$952.66</text:p>
          </table:table-cell>
          <table:table-cell table:formula="of:=[.E$10]+[.$C779]*[.E$13]" office:value-type="currency" office:currency="CAD" office:value="423.2885" calcext:value-type="currency">
            <text:p>$423.29</text:p>
          </table:table-cell>
          <table:table-cell table:formula="of:=[.F$10]+[.$C779]*[.F$13]" office:value-type="currency" office:currency="CAD" office:value="375.25" calcext:value-type="currency">
            <text:p>$375.25</text:p>
          </table:table-cell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[.D$10]+[.$C780]*[.D$13]" office:value-type="currency" office:currency="CAD" office:value="953.9135" calcext:value-type="currency">
            <text:p>$953.91</text:p>
          </table:table-cell>
          <table:table-cell table:formula="of:=[.E$10]+[.$C780]*[.E$13]" office:value-type="currency" office:currency="CAD" office:value="423.6185" calcext:value-type="currency">
            <text:p>$423.62</text:p>
          </table:table-cell>
          <table:table-cell table:formula="of:=[.F$10]+[.$C780]*[.F$13]" office:value-type="currency" office:currency="CAD" office:value="375.3" calcext:value-type="currency">
            <text:p>$375.30</text:p>
          </table:table-cell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[.D$10]+[.$C781]*[.D$13]" office:value-type="currency" office:currency="CAD" office:value="955.167" calcext:value-type="currency">
            <text:p>$955.17</text:p>
          </table:table-cell>
          <table:table-cell table:formula="of:=[.E$10]+[.$C781]*[.E$13]" office:value-type="currency" office:currency="CAD" office:value="423.9485" calcext:value-type="currency">
            <text:p>$423.95</text:p>
          </table:table-cell>
          <table:table-cell table:formula="of:=[.F$10]+[.$C781]*[.F$13]" office:value-type="currency" office:currency="CAD" office:value="375.35" calcext:value-type="currency">
            <text:p>$375.35</text:p>
          </table:table-cell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[.D$10]+[.$C782]*[.D$13]" office:value-type="currency" office:currency="CAD" office:value="956.4205" calcext:value-type="currency">
            <text:p>$956.42</text:p>
          </table:table-cell>
          <table:table-cell table:formula="of:=[.E$10]+[.$C782]*[.E$13]" office:value-type="currency" office:currency="CAD" office:value="424.2785" calcext:value-type="currency">
            <text:p>$424.28</text:p>
          </table:table-cell>
          <table:table-cell table:formula="of:=[.F$10]+[.$C782]*[.F$13]" office:value-type="currency" office:currency="CAD" office:value="375.4" calcext:value-type="currency">
            <text:p>$375.40</text:p>
          </table:table-cell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[.D$10]+[.$C783]*[.D$13]" office:value-type="currency" office:currency="CAD" office:value="957.674" calcext:value-type="currency">
            <text:p>$957.67</text:p>
          </table:table-cell>
          <table:table-cell table:formula="of:=[.E$10]+[.$C783]*[.E$13]" office:value-type="currency" office:currency="CAD" office:value="424.6085" calcext:value-type="currency">
            <text:p>$424.61</text:p>
          </table:table-cell>
          <table:table-cell table:formula="of:=[.F$10]+[.$C783]*[.F$13]" office:value-type="currency" office:currency="CAD" office:value="375.45" calcext:value-type="currency">
            <text:p>$375.45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[.D$10]+[.$C784]*[.D$13]" office:value-type="currency" office:currency="CAD" office:value="958.9275" calcext:value-type="currency">
            <text:p>$958.93</text:p>
          </table:table-cell>
          <table:table-cell table:formula="of:=[.E$10]+[.$C784]*[.E$13]" office:value-type="currency" office:currency="CAD" office:value="424.9385" calcext:value-type="currency">
            <text:p>$424.94</text:p>
          </table:table-cell>
          <table:table-cell table:formula="of:=[.F$10]+[.$C784]*[.F$13]" office:value-type="currency" office:currency="CAD" office:value="375.5" calcext:value-type="currency">
            <text:p>$375.50</text:p>
          </table:table-cell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[.D$10]+[.$C785]*[.D$13]" office:value-type="currency" office:currency="CAD" office:value="960.181" calcext:value-type="currency">
            <text:p>$960.18</text:p>
          </table:table-cell>
          <table:table-cell table:formula="of:=[.E$10]+[.$C785]*[.E$13]" office:value-type="currency" office:currency="CAD" office:value="425.2685" calcext:value-type="currency">
            <text:p>$425.27</text:p>
          </table:table-cell>
          <table:table-cell table:formula="of:=[.F$10]+[.$C785]*[.F$13]" office:value-type="currency" office:currency="CAD" office:value="375.55" calcext:value-type="currency">
            <text:p>$375.55</text:p>
          </table:table-cell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[.D$10]+[.$C786]*[.D$13]" office:value-type="currency" office:currency="CAD" office:value="961.4345" calcext:value-type="currency">
            <text:p>$961.43</text:p>
          </table:table-cell>
          <table:table-cell table:formula="of:=[.E$10]+[.$C786]*[.E$13]" office:value-type="currency" office:currency="CAD" office:value="425.5985" calcext:value-type="currency">
            <text:p>$425.60</text:p>
          </table:table-cell>
          <table:table-cell table:formula="of:=[.F$10]+[.$C786]*[.F$13]" office:value-type="currency" office:currency="CAD" office:value="375.6" calcext:value-type="currency">
            <text:p>$375.60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[.D$10]+[.$C787]*[.D$13]" office:value-type="currency" office:currency="CAD" office:value="962.688" calcext:value-type="currency">
            <text:p>$962.69</text:p>
          </table:table-cell>
          <table:table-cell table:formula="of:=[.E$10]+[.$C787]*[.E$13]" office:value-type="currency" office:currency="CAD" office:value="425.9285" calcext:value-type="currency">
            <text:p>$425.93</text:p>
          </table:table-cell>
          <table:table-cell table:formula="of:=[.F$10]+[.$C787]*[.F$13]" office:value-type="currency" office:currency="CAD" office:value="375.65" calcext:value-type="currency">
            <text:p>$375.65</text:p>
          </table:table-cell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[.D$10]+[.$C788]*[.D$13]" office:value-type="currency" office:currency="CAD" office:value="963.9415" calcext:value-type="currency">
            <text:p>$963.94</text:p>
          </table:table-cell>
          <table:table-cell table:formula="of:=[.E$10]+[.$C788]*[.E$13]" office:value-type="currency" office:currency="CAD" office:value="426.2585" calcext:value-type="currency">
            <text:p>$426.26</text:p>
          </table:table-cell>
          <table:table-cell table:formula="of:=[.F$10]+[.$C788]*[.F$13]" office:value-type="currency" office:currency="CAD" office:value="375.7" calcext:value-type="currency">
            <text:p>$375.70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[.D$10]+[.$C789]*[.D$13]" office:value-type="currency" office:currency="CAD" office:value="965.195" calcext:value-type="currency">
            <text:p>$965.20</text:p>
          </table:table-cell>
          <table:table-cell table:formula="of:=[.E$10]+[.$C789]*[.E$13]" office:value-type="currency" office:currency="CAD" office:value="426.5885" calcext:value-type="currency">
            <text:p>$426.59</text:p>
          </table:table-cell>
          <table:table-cell table:formula="of:=[.F$10]+[.$C789]*[.F$13]" office:value-type="currency" office:currency="CAD" office:value="375.75" calcext:value-type="currency">
            <text:p>$375.75</text:p>
          </table:table-cell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[.D$10]+[.$C790]*[.D$13]" office:value-type="currency" office:currency="CAD" office:value="966.4485" calcext:value-type="currency">
            <text:p>$966.45</text:p>
          </table:table-cell>
          <table:table-cell table:formula="of:=[.E$10]+[.$C790]*[.E$13]" office:value-type="currency" office:currency="CAD" office:value="426.9185" calcext:value-type="currency">
            <text:p>$426.92</text:p>
          </table:table-cell>
          <table:table-cell table:formula="of:=[.F$10]+[.$C790]*[.F$13]" office:value-type="currency" office:currency="CAD" office:value="375.8" calcext:value-type="currency">
            <text:p>$375.80</text:p>
          </table:table-cell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[.D$10]+[.$C791]*[.D$13]" office:value-type="currency" office:currency="CAD" office:value="967.702" calcext:value-type="currency">
            <text:p>$967.70</text:p>
          </table:table-cell>
          <table:table-cell table:formula="of:=[.E$10]+[.$C791]*[.E$13]" office:value-type="currency" office:currency="CAD" office:value="427.2485" calcext:value-type="currency">
            <text:p>$427.25</text:p>
          </table:table-cell>
          <table:table-cell table:formula="of:=[.F$10]+[.$C791]*[.F$13]" office:value-type="currency" office:currency="CAD" office:value="375.85" calcext:value-type="currency">
            <text:p>$375.85</text:p>
          </table:table-cell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[.D$10]+[.$C792]*[.D$13]" office:value-type="currency" office:currency="CAD" office:value="968.9555" calcext:value-type="currency">
            <text:p>$968.96</text:p>
          </table:table-cell>
          <table:table-cell table:formula="of:=[.E$10]+[.$C792]*[.E$13]" office:value-type="currency" office:currency="CAD" office:value="427.5785" calcext:value-type="currency">
            <text:p>$427.58</text:p>
          </table:table-cell>
          <table:table-cell table:formula="of:=[.F$10]+[.$C792]*[.F$13]" office:value-type="currency" office:currency="CAD" office:value="375.9" calcext:value-type="currency">
            <text:p>$375.90</text:p>
          </table:table-cell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[.D$10]+[.$C793]*[.D$13]" office:value-type="currency" office:currency="CAD" office:value="970.209" calcext:value-type="currency">
            <text:p>$970.21</text:p>
          </table:table-cell>
          <table:table-cell table:formula="of:=[.E$10]+[.$C793]*[.E$13]" office:value-type="currency" office:currency="CAD" office:value="427.9085" calcext:value-type="currency">
            <text:p>$427.91</text:p>
          </table:table-cell>
          <table:table-cell table:formula="of:=[.F$10]+[.$C793]*[.F$13]" office:value-type="currency" office:currency="CAD" office:value="375.95" calcext:value-type="currency">
            <text:p>$375.95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[.D$10]+[.$C794]*[.D$13]" office:value-type="currency" office:currency="CAD" office:value="971.4625" calcext:value-type="currency">
            <text:p>$971.46</text:p>
          </table:table-cell>
          <table:table-cell table:formula="of:=[.E$10]+[.$C794]*[.E$13]" office:value-type="currency" office:currency="CAD" office:value="428.2385" calcext:value-type="currency">
            <text:p>$428.24</text:p>
          </table:table-cell>
          <table:table-cell table:formula="of:=[.F$10]+[.$C794]*[.F$13]" office:value-type="currency" office:currency="CAD" office:value="376" calcext:value-type="currency">
            <text:p>$376.00</text:p>
          </table:table-cell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[.D$10]+[.$C795]*[.D$13]" office:value-type="currency" office:currency="CAD" office:value="972.716" calcext:value-type="currency">
            <text:p>$972.72</text:p>
          </table:table-cell>
          <table:table-cell table:formula="of:=[.E$10]+[.$C795]*[.E$13]" office:value-type="currency" office:currency="CAD" office:value="428.5685" calcext:value-type="currency">
            <text:p>$428.57</text:p>
          </table:table-cell>
          <table:table-cell table:formula="of:=[.F$10]+[.$C795]*[.F$13]" office:value-type="currency" office:currency="CAD" office:value="376.05" calcext:value-type="currency">
            <text:p>$376.05</text:p>
          </table:table-cell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[.D$10]+[.$C796]*[.D$13]" office:value-type="currency" office:currency="CAD" office:value="973.9695" calcext:value-type="currency">
            <text:p>$973.97</text:p>
          </table:table-cell>
          <table:table-cell table:formula="of:=[.E$10]+[.$C796]*[.E$13]" office:value-type="currency" office:currency="CAD" office:value="428.8985" calcext:value-type="currency">
            <text:p>$428.90</text:p>
          </table:table-cell>
          <table:table-cell table:formula="of:=[.F$10]+[.$C796]*[.F$13]" office:value-type="currency" office:currency="CAD" office:value="376.1" calcext:value-type="currency">
            <text:p>$376.10</text:p>
          </table:table-cell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[.D$10]+[.$C797]*[.D$13]" office:value-type="currency" office:currency="CAD" office:value="975.223" calcext:value-type="currency">
            <text:p>$975.22</text:p>
          </table:table-cell>
          <table:table-cell table:formula="of:=[.E$10]+[.$C797]*[.E$13]" office:value-type="currency" office:currency="CAD" office:value="429.2285" calcext:value-type="currency">
            <text:p>$429.23</text:p>
          </table:table-cell>
          <table:table-cell table:formula="of:=[.F$10]+[.$C797]*[.F$13]" office:value-type="currency" office:currency="CAD" office:value="376.15" calcext:value-type="currency">
            <text:p>$376.15</text:p>
          </table:table-cell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[.D$10]+[.$C798]*[.D$13]" office:value-type="currency" office:currency="CAD" office:value="976.4765" calcext:value-type="currency">
            <text:p>$976.48</text:p>
          </table:table-cell>
          <table:table-cell table:formula="of:=[.E$10]+[.$C798]*[.E$13]" office:value-type="currency" office:currency="CAD" office:value="429.5585" calcext:value-type="currency">
            <text:p>$429.56</text:p>
          </table:table-cell>
          <table:table-cell table:formula="of:=[.F$10]+[.$C798]*[.F$13]" office:value-type="currency" office:currency="CAD" office:value="376.2" calcext:value-type="currency">
            <text:p>$376.20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[.D$10]+[.$C799]*[.D$13]" office:value-type="currency" office:currency="CAD" office:value="977.73" calcext:value-type="currency">
            <text:p>$977.73</text:p>
          </table:table-cell>
          <table:table-cell table:formula="of:=[.E$10]+[.$C799]*[.E$13]" office:value-type="currency" office:currency="CAD" office:value="429.8885" calcext:value-type="currency">
            <text:p>$429.89</text:p>
          </table:table-cell>
          <table:table-cell table:formula="of:=[.F$10]+[.$C799]*[.F$13]" office:value-type="currency" office:currency="CAD" office:value="376.25" calcext:value-type="currency">
            <text:p>$376.25</text:p>
          </table:table-cell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[.D$10]+[.$C800]*[.D$13]" office:value-type="currency" office:currency="CAD" office:value="978.9835" calcext:value-type="currency">
            <text:p>$978.98</text:p>
          </table:table-cell>
          <table:table-cell table:formula="of:=[.E$10]+[.$C800]*[.E$13]" office:value-type="currency" office:currency="CAD" office:value="430.2185" calcext:value-type="currency">
            <text:p>$430.22</text:p>
          </table:table-cell>
          <table:table-cell table:formula="of:=[.F$10]+[.$C800]*[.F$13]" office:value-type="currency" office:currency="CAD" office:value="376.3" calcext:value-type="currency">
            <text:p>$376.30</text:p>
          </table:table-cell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[.D$10]+[.$C801]*[.D$13]" office:value-type="currency" office:currency="CAD" office:value="980.237" calcext:value-type="currency">
            <text:p>$980.24</text:p>
          </table:table-cell>
          <table:table-cell table:formula="of:=[.E$10]+[.$C801]*[.E$13]" office:value-type="currency" office:currency="CAD" office:value="430.5485" calcext:value-type="currency">
            <text:p>$430.55</text:p>
          </table:table-cell>
          <table:table-cell table:formula="of:=[.F$10]+[.$C801]*[.F$13]" office:value-type="currency" office:currency="CAD" office:value="376.35" calcext:value-type="currency">
            <text:p>$376.35</text:p>
          </table:table-cell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D$10]+[.$C802]*[.D$13]" office:value-type="currency" office:currency="CAD" office:value="981.4905" calcext:value-type="currency">
            <text:p>$981.49</text:p>
          </table:table-cell>
          <table:table-cell table:formula="of:=[.E$10]+[.$C802]*[.E$13]" office:value-type="currency" office:currency="CAD" office:value="430.8785" calcext:value-type="currency">
            <text:p>$430.88</text:p>
          </table:table-cell>
          <table:table-cell table:formula="of:=[.F$10]+[.$C802]*[.F$13]" office:value-type="currency" office:currency="CAD" office:value="376.4" calcext:value-type="currency">
            <text:p>$376.40</text:p>
          </table:table-cell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[.D$10]+[.$C803]*[.D$13]" office:value-type="currency" office:currency="CAD" office:value="982.744" calcext:value-type="currency">
            <text:p>$982.74</text:p>
          </table:table-cell>
          <table:table-cell table:formula="of:=[.E$10]+[.$C803]*[.E$13]" office:value-type="currency" office:currency="CAD" office:value="431.2085" calcext:value-type="currency">
            <text:p>$431.21</text:p>
          </table:table-cell>
          <table:table-cell table:formula="of:=[.F$10]+[.$C803]*[.F$13]" office:value-type="currency" office:currency="CAD" office:value="376.45" calcext:value-type="currency">
            <text:p>$376.45</text:p>
          </table:table-cell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[.D$10]+[.$C804]*[.D$13]" office:value-type="currency" office:currency="CAD" office:value="983.9975" calcext:value-type="currency">
            <text:p>$984.00</text:p>
          </table:table-cell>
          <table:table-cell table:formula="of:=[.E$10]+[.$C804]*[.E$13]" office:value-type="currency" office:currency="CAD" office:value="431.5385" calcext:value-type="currency">
            <text:p>$431.54</text:p>
          </table:table-cell>
          <table:table-cell table:formula="of:=[.F$10]+[.$C804]*[.F$13]" office:value-type="currency" office:currency="CAD" office:value="376.5" calcext:value-type="currency">
            <text:p>$376.50</text:p>
          </table:table-cell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[.D$10]+[.$C805]*[.D$13]" office:value-type="currency" office:currency="CAD" office:value="985.251" calcext:value-type="currency">
            <text:p>$985.25</text:p>
          </table:table-cell>
          <table:table-cell table:formula="of:=[.E$10]+[.$C805]*[.E$13]" office:value-type="currency" office:currency="CAD" office:value="431.8685" calcext:value-type="currency">
            <text:p>$431.87</text:p>
          </table:table-cell>
          <table:table-cell table:formula="of:=[.F$10]+[.$C805]*[.F$13]" office:value-type="currency" office:currency="CAD" office:value="376.55" calcext:value-type="currency">
            <text:p>$376.55</text:p>
          </table:table-cell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D$10]+[.$C806]*[.D$13]" office:value-type="currency" office:currency="CAD" office:value="986.5045" calcext:value-type="currency">
            <text:p>$986.50</text:p>
          </table:table-cell>
          <table:table-cell table:formula="of:=[.E$10]+[.$C806]*[.E$13]" office:value-type="currency" office:currency="CAD" office:value="432.1985" calcext:value-type="currency">
            <text:p>$432.20</text:p>
          </table:table-cell>
          <table:table-cell table:formula="of:=[.F$10]+[.$C806]*[.F$13]" office:value-type="currency" office:currency="CAD" office:value="376.6" calcext:value-type="currency">
            <text:p>$376.60</text:p>
          </table:table-cell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[.D$10]+[.$C807]*[.D$13]" office:value-type="currency" office:currency="CAD" office:value="987.758" calcext:value-type="currency">
            <text:p>$987.76</text:p>
          </table:table-cell>
          <table:table-cell table:formula="of:=[.E$10]+[.$C807]*[.E$13]" office:value-type="currency" office:currency="CAD" office:value="432.5285" calcext:value-type="currency">
            <text:p>$432.53</text:p>
          </table:table-cell>
          <table:table-cell table:formula="of:=[.F$10]+[.$C807]*[.F$13]" office:value-type="currency" office:currency="CAD" office:value="376.65" calcext:value-type="currency">
            <text:p>$376.65</text:p>
          </table:table-cell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[.D$10]+[.$C808]*[.D$13]" office:value-type="currency" office:currency="CAD" office:value="989.0115" calcext:value-type="currency">
            <text:p>$989.01</text:p>
          </table:table-cell>
          <table:table-cell table:formula="of:=[.E$10]+[.$C808]*[.E$13]" office:value-type="currency" office:currency="CAD" office:value="432.8585" calcext:value-type="currency">
            <text:p>$432.86</text:p>
          </table:table-cell>
          <table:table-cell table:formula="of:=[.F$10]+[.$C808]*[.F$13]" office:value-type="currency" office:currency="CAD" office:value="376.7" calcext:value-type="currency">
            <text:p>$376.70</text:p>
          </table:table-cell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[.D$10]+[.$C809]*[.D$13]" office:value-type="currency" office:currency="CAD" office:value="990.265" calcext:value-type="currency">
            <text:p>$990.27</text:p>
          </table:table-cell>
          <table:table-cell table:formula="of:=[.E$10]+[.$C809]*[.E$13]" office:value-type="currency" office:currency="CAD" office:value="433.1885" calcext:value-type="currency">
            <text:p>$433.19</text:p>
          </table:table-cell>
          <table:table-cell table:formula="of:=[.F$10]+[.$C809]*[.F$13]" office:value-type="currency" office:currency="CAD" office:value="376.75" calcext:value-type="currency">
            <text:p>$376.75</text:p>
          </table:table-cell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[.D$10]+[.$C810]*[.D$13]" office:value-type="currency" office:currency="CAD" office:value="991.5185" calcext:value-type="currency">
            <text:p>$991.52</text:p>
          </table:table-cell>
          <table:table-cell table:formula="of:=[.E$10]+[.$C810]*[.E$13]" office:value-type="currency" office:currency="CAD" office:value="433.5185" calcext:value-type="currency">
            <text:p>$433.52</text:p>
          </table:table-cell>
          <table:table-cell table:formula="of:=[.F$10]+[.$C810]*[.F$13]" office:value-type="currency" office:currency="CAD" office:value="376.8" calcext:value-type="currency">
            <text:p>$376.80</text:p>
          </table:table-cell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[.D$10]+[.$C811]*[.D$13]" office:value-type="currency" office:currency="CAD" office:value="992.772" calcext:value-type="currency">
            <text:p>$992.77</text:p>
          </table:table-cell>
          <table:table-cell table:formula="of:=[.E$10]+[.$C811]*[.E$13]" office:value-type="currency" office:currency="CAD" office:value="433.8485" calcext:value-type="currency">
            <text:p>$433.85</text:p>
          </table:table-cell>
          <table:table-cell table:formula="of:=[.F$10]+[.$C811]*[.F$13]" office:value-type="currency" office:currency="CAD" office:value="376.85" calcext:value-type="currency">
            <text:p>$376.85</text:p>
          </table:table-cell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[.D$10]+[.$C812]*[.D$13]" office:value-type="currency" office:currency="CAD" office:value="994.0255" calcext:value-type="currency">
            <text:p>$994.03</text:p>
          </table:table-cell>
          <table:table-cell table:formula="of:=[.E$10]+[.$C812]*[.E$13]" office:value-type="currency" office:currency="CAD" office:value="434.1785" calcext:value-type="currency">
            <text:p>$434.18</text:p>
          </table:table-cell>
          <table:table-cell table:formula="of:=[.F$10]+[.$C812]*[.F$13]" office:value-type="currency" office:currency="CAD" office:value="376.9" calcext:value-type="currency">
            <text:p>$376.90</text:p>
          </table:table-cell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[.D$10]+[.$C813]*[.D$13]" office:value-type="currency" office:currency="CAD" office:value="995.279" calcext:value-type="currency">
            <text:p>$995.28</text:p>
          </table:table-cell>
          <table:table-cell table:formula="of:=[.E$10]+[.$C813]*[.E$13]" office:value-type="currency" office:currency="CAD" office:value="434.5085" calcext:value-type="currency">
            <text:p>$434.51</text:p>
          </table:table-cell>
          <table:table-cell table:formula="of:=[.F$10]+[.$C813]*[.F$13]" office:value-type="currency" office:currency="CAD" office:value="376.95" calcext:value-type="currency">
            <text:p>$376.95</text:p>
          </table:table-cell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[.D$10]+[.$C814]*[.D$13]" office:value-type="currency" office:currency="CAD" office:value="996.5325" calcext:value-type="currency">
            <text:p>$996.53</text:p>
          </table:table-cell>
          <table:table-cell table:formula="of:=[.E$10]+[.$C814]*[.E$13]" office:value-type="currency" office:currency="CAD" office:value="434.8385" calcext:value-type="currency">
            <text:p>$434.84</text:p>
          </table:table-cell>
          <table:table-cell table:formula="of:=[.F$10]+[.$C814]*[.F$13]" office:value-type="currency" office:currency="CAD" office:value="377" calcext:value-type="currency">
            <text:p>$377.00</text:p>
          </table:table-cell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[.D$10]+[.$C815]*[.D$13]" office:value-type="currency" office:currency="CAD" office:value="997.786" calcext:value-type="currency">
            <text:p>$997.79</text:p>
          </table:table-cell>
          <table:table-cell table:formula="of:=[.E$10]+[.$C815]*[.E$13]" office:value-type="currency" office:currency="CAD" office:value="435.1685" calcext:value-type="currency">
            <text:p>$435.17</text:p>
          </table:table-cell>
          <table:table-cell table:formula="of:=[.F$10]+[.$C815]*[.F$13]" office:value-type="currency" office:currency="CAD" office:value="377.05" calcext:value-type="currency">
            <text:p>$377.05</text:p>
          </table:table-cell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[.D$10]+[.$C816]*[.D$13]" office:value-type="currency" office:currency="CAD" office:value="999.0395" calcext:value-type="currency">
            <text:p>$999.04</text:p>
          </table:table-cell>
          <table:table-cell table:formula="of:=[.E$10]+[.$C816]*[.E$13]" office:value-type="currency" office:currency="CAD" office:value="435.4985" calcext:value-type="currency">
            <text:p>$435.50</text:p>
          </table:table-cell>
          <table:table-cell table:formula="of:=[.F$10]+[.$C816]*[.F$13]" office:value-type="currency" office:currency="CAD" office:value="377.1" calcext:value-type="currency">
            <text:p>$377.10</text:p>
          </table:table-cell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[.D$10]+[.$C817]*[.D$13]" office:value-type="currency" office:currency="CAD" office:value="1000.293" calcext:value-type="currency">
            <text:p>$1,000.29</text:p>
          </table:table-cell>
          <table:table-cell table:formula="of:=[.E$10]+[.$C817]*[.E$13]" office:value-type="currency" office:currency="CAD" office:value="435.8285" calcext:value-type="currency">
            <text:p>$435.83</text:p>
          </table:table-cell>
          <table:table-cell table:formula="of:=[.F$10]+[.$C817]*[.F$13]" office:value-type="currency" office:currency="CAD" office:value="377.15" calcext:value-type="currency">
            <text:p>$377.15</text:p>
          </table:table-cell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[.D$10]+[.$C818]*[.D$13]" office:value-type="currency" office:currency="CAD" office:value="1001.5465" calcext:value-type="currency">
            <text:p>$1,001.55</text:p>
          </table:table-cell>
          <table:table-cell table:formula="of:=[.E$10]+[.$C818]*[.E$13]" office:value-type="currency" office:currency="CAD" office:value="436.1585" calcext:value-type="currency">
            <text:p>$436.16</text:p>
          </table:table-cell>
          <table:table-cell table:formula="of:=[.F$10]+[.$C818]*[.F$13]" office:value-type="currency" office:currency="CAD" office:value="377.2" calcext:value-type="currency">
            <text:p>$377.20</text:p>
          </table:table-cell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[.D$10]+[.$C819]*[.D$13]" office:value-type="currency" office:currency="CAD" office:value="1002.8" calcext:value-type="currency">
            <text:p>$1,002.80</text:p>
          </table:table-cell>
          <table:table-cell table:formula="of:=[.E$10]+[.$C819]*[.E$13]" office:value-type="currency" office:currency="CAD" office:value="436.4885" calcext:value-type="currency">
            <text:p>$436.49</text:p>
          </table:table-cell>
          <table:table-cell table:formula="of:=[.F$10]+[.$C819]*[.F$13]" office:value-type="currency" office:currency="CAD" office:value="377.25" calcext:value-type="currency">
            <text:p>$377.25</text:p>
          </table:table-cell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[.D$10]+[.$C820]*[.D$13]" office:value-type="currency" office:currency="CAD" office:value="1004.0535" calcext:value-type="currency">
            <text:p>$1,004.05</text:p>
          </table:table-cell>
          <table:table-cell table:formula="of:=[.E$10]+[.$C820]*[.E$13]" office:value-type="currency" office:currency="CAD" office:value="436.8185" calcext:value-type="currency">
            <text:p>$436.82</text:p>
          </table:table-cell>
          <table:table-cell table:formula="of:=[.F$10]+[.$C820]*[.F$13]" office:value-type="currency" office:currency="CAD" office:value="377.3" calcext:value-type="currency">
            <text:p>$377.30</text:p>
          </table:table-cell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[.D$10]+[.$C821]*[.D$13]" office:value-type="currency" office:currency="CAD" office:value="1005.307" calcext:value-type="currency">
            <text:p>$1,005.31</text:p>
          </table:table-cell>
          <table:table-cell table:formula="of:=[.E$10]+[.$C821]*[.E$13]" office:value-type="currency" office:currency="CAD" office:value="437.1485" calcext:value-type="currency">
            <text:p>$437.15</text:p>
          </table:table-cell>
          <table:table-cell table:formula="of:=[.F$10]+[.$C821]*[.F$13]" office:value-type="currency" office:currency="CAD" office:value="377.35" calcext:value-type="currency">
            <text:p>$377.35</text:p>
          </table:table-cell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[.D$10]+[.$C822]*[.D$13]" office:value-type="currency" office:currency="CAD" office:value="1006.5605" calcext:value-type="currency">
            <text:p>$1,006.56</text:p>
          </table:table-cell>
          <table:table-cell table:formula="of:=[.E$10]+[.$C822]*[.E$13]" office:value-type="currency" office:currency="CAD" office:value="437.4785" calcext:value-type="currency">
            <text:p>$437.48</text:p>
          </table:table-cell>
          <table:table-cell table:formula="of:=[.F$10]+[.$C822]*[.F$13]" office:value-type="currency" office:currency="CAD" office:value="377.4" calcext:value-type="currency">
            <text:p>$377.40</text:p>
          </table:table-cell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[.D$10]+[.$C823]*[.D$13]" office:value-type="currency" office:currency="CAD" office:value="1007.814" calcext:value-type="currency">
            <text:p>$1,007.81</text:p>
          </table:table-cell>
          <table:table-cell table:formula="of:=[.E$10]+[.$C823]*[.E$13]" office:value-type="currency" office:currency="CAD" office:value="437.8085" calcext:value-type="currency">
            <text:p>$437.81</text:p>
          </table:table-cell>
          <table:table-cell table:formula="of:=[.F$10]+[.$C823]*[.F$13]" office:value-type="currency" office:currency="CAD" office:value="377.45" calcext:value-type="currency">
            <text:p>$377.45</text:p>
          </table:table-cell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[.D$10]+[.$C824]*[.D$13]" office:value-type="currency" office:currency="CAD" office:value="1009.0675" calcext:value-type="currency">
            <text:p>$1,009.07</text:p>
          </table:table-cell>
          <table:table-cell table:formula="of:=[.E$10]+[.$C824]*[.E$13]" office:value-type="currency" office:currency="CAD" office:value="438.1385" calcext:value-type="currency">
            <text:p>$438.14</text:p>
          </table:table-cell>
          <table:table-cell table:formula="of:=[.F$10]+[.$C824]*[.F$13]" office:value-type="currency" office:currency="CAD" office:value="377.5" calcext:value-type="currency">
            <text:p>$377.50</text:p>
          </table:table-cell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[.D$10]+[.$C825]*[.D$13]" office:value-type="currency" office:currency="CAD" office:value="1010.321" calcext:value-type="currency">
            <text:p>$1,010.32</text:p>
          </table:table-cell>
          <table:table-cell table:formula="of:=[.E$10]+[.$C825]*[.E$13]" office:value-type="currency" office:currency="CAD" office:value="438.4685" calcext:value-type="currency">
            <text:p>$438.47</text:p>
          </table:table-cell>
          <table:table-cell table:formula="of:=[.F$10]+[.$C825]*[.F$13]" office:value-type="currency" office:currency="CAD" office:value="377.55" calcext:value-type="currency">
            <text:p>$377.55</text:p>
          </table:table-cell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[.D$10]+[.$C826]*[.D$13]" office:value-type="currency" office:currency="CAD" office:value="1011.5745" calcext:value-type="currency">
            <text:p>$1,011.57</text:p>
          </table:table-cell>
          <table:table-cell table:formula="of:=[.E$10]+[.$C826]*[.E$13]" office:value-type="currency" office:currency="CAD" office:value="438.7985" calcext:value-type="currency">
            <text:p>$438.80</text:p>
          </table:table-cell>
          <table:table-cell table:formula="of:=[.F$10]+[.$C826]*[.F$13]" office:value-type="currency" office:currency="CAD" office:value="377.6" calcext:value-type="currency">
            <text:p>$377.60</text:p>
          </table:table-cell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[.D$10]+[.$C827]*[.D$13]" office:value-type="currency" office:currency="CAD" office:value="1012.828" calcext:value-type="currency">
            <text:p>$1,012.83</text:p>
          </table:table-cell>
          <table:table-cell table:formula="of:=[.E$10]+[.$C827]*[.E$13]" office:value-type="currency" office:currency="CAD" office:value="439.1285" calcext:value-type="currency">
            <text:p>$439.13</text:p>
          </table:table-cell>
          <table:table-cell table:formula="of:=[.F$10]+[.$C827]*[.F$13]" office:value-type="currency" office:currency="CAD" office:value="377.65" calcext:value-type="currency">
            <text:p>$377.65</text:p>
          </table:table-cell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[.D$10]+[.$C828]*[.D$13]" office:value-type="currency" office:currency="CAD" office:value="1014.0815" calcext:value-type="currency">
            <text:p>$1,014.08</text:p>
          </table:table-cell>
          <table:table-cell table:formula="of:=[.E$10]+[.$C828]*[.E$13]" office:value-type="currency" office:currency="CAD" office:value="439.4585" calcext:value-type="currency">
            <text:p>$439.46</text:p>
          </table:table-cell>
          <table:table-cell table:formula="of:=[.F$10]+[.$C828]*[.F$13]" office:value-type="currency" office:currency="CAD" office:value="377.7" calcext:value-type="currency">
            <text:p>$377.70</text:p>
          </table:table-cell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[.D$10]+[.$C829]*[.D$13]" office:value-type="currency" office:currency="CAD" office:value="1015.335" calcext:value-type="currency">
            <text:p>$1,015.34</text:p>
          </table:table-cell>
          <table:table-cell table:formula="of:=[.E$10]+[.$C829]*[.E$13]" office:value-type="currency" office:currency="CAD" office:value="439.7885" calcext:value-type="currency">
            <text:p>$439.79</text:p>
          </table:table-cell>
          <table:table-cell table:formula="of:=[.F$10]+[.$C829]*[.F$13]" office:value-type="currency" office:currency="CAD" office:value="377.75" calcext:value-type="currency">
            <text:p>$377.75</text:p>
          </table:table-cell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[.D$10]+[.$C830]*[.D$13]" office:value-type="currency" office:currency="CAD" office:value="1016.5885" calcext:value-type="currency">
            <text:p>$1,016.59</text:p>
          </table:table-cell>
          <table:table-cell table:formula="of:=[.E$10]+[.$C830]*[.E$13]" office:value-type="currency" office:currency="CAD" office:value="440.1185" calcext:value-type="currency">
            <text:p>$440.12</text:p>
          </table:table-cell>
          <table:table-cell table:formula="of:=[.F$10]+[.$C830]*[.F$13]" office:value-type="currency" office:currency="CAD" office:value="377.8" calcext:value-type="currency">
            <text:p>$377.80</text:p>
          </table:table-cell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[.D$10]+[.$C831]*[.D$13]" office:value-type="currency" office:currency="CAD" office:value="1017.842" calcext:value-type="currency">
            <text:p>$1,017.84</text:p>
          </table:table-cell>
          <table:table-cell table:formula="of:=[.E$10]+[.$C831]*[.E$13]" office:value-type="currency" office:currency="CAD" office:value="440.4485" calcext:value-type="currency">
            <text:p>$440.45</text:p>
          </table:table-cell>
          <table:table-cell table:formula="of:=[.F$10]+[.$C831]*[.F$13]" office:value-type="currency" office:currency="CAD" office:value="377.85" calcext:value-type="currency">
            <text:p>$377.85</text:p>
          </table:table-cell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[.D$10]+[.$C832]*[.D$13]" office:value-type="currency" office:currency="CAD" office:value="1019.0955" calcext:value-type="currency">
            <text:p>$1,019.10</text:p>
          </table:table-cell>
          <table:table-cell table:formula="of:=[.E$10]+[.$C832]*[.E$13]" office:value-type="currency" office:currency="CAD" office:value="440.7785" calcext:value-type="currency">
            <text:p>$440.78</text:p>
          </table:table-cell>
          <table:table-cell table:formula="of:=[.F$10]+[.$C832]*[.F$13]" office:value-type="currency" office:currency="CAD" office:value="377.9" calcext:value-type="currency">
            <text:p>$377.90</text:p>
          </table:table-cell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[.D$10]+[.$C833]*[.D$13]" office:value-type="currency" office:currency="CAD" office:value="1020.349" calcext:value-type="currency">
            <text:p>$1,020.35</text:p>
          </table:table-cell>
          <table:table-cell table:formula="of:=[.E$10]+[.$C833]*[.E$13]" office:value-type="currency" office:currency="CAD" office:value="441.1085" calcext:value-type="currency">
            <text:p>$441.11</text:p>
          </table:table-cell>
          <table:table-cell table:formula="of:=[.F$10]+[.$C833]*[.F$13]" office:value-type="currency" office:currency="CAD" office:value="377.95" calcext:value-type="currency">
            <text:p>$377.95</text:p>
          </table:table-cell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[.D$10]+[.$C834]*[.D$13]" office:value-type="currency" office:currency="CAD" office:value="1021.6025" calcext:value-type="currency">
            <text:p>$1,021.60</text:p>
          </table:table-cell>
          <table:table-cell table:formula="of:=[.E$10]+[.$C834]*[.E$13]" office:value-type="currency" office:currency="CAD" office:value="441.4385" calcext:value-type="currency">
            <text:p>$441.44</text:p>
          </table:table-cell>
          <table:table-cell table:formula="of:=[.F$10]+[.$C834]*[.F$13]" office:value-type="currency" office:currency="CAD" office:value="378" calcext:value-type="currency">
            <text:p>$378.00</text:p>
          </table:table-cell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[.D$10]+[.$C835]*[.D$13]" office:value-type="currency" office:currency="CAD" office:value="1022.856" calcext:value-type="currency">
            <text:p>$1,022.86</text:p>
          </table:table-cell>
          <table:table-cell table:formula="of:=[.E$10]+[.$C835]*[.E$13]" office:value-type="currency" office:currency="CAD" office:value="441.7685" calcext:value-type="currency">
            <text:p>$441.77</text:p>
          </table:table-cell>
          <table:table-cell table:formula="of:=[.F$10]+[.$C835]*[.F$13]" office:value-type="currency" office:currency="CAD" office:value="378.05" calcext:value-type="currency">
            <text:p>$378.05</text:p>
          </table:table-cell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[.D$10]+[.$C836]*[.D$13]" office:value-type="currency" office:currency="CAD" office:value="1024.1095" calcext:value-type="currency">
            <text:p>$1,024.11</text:p>
          </table:table-cell>
          <table:table-cell table:formula="of:=[.E$10]+[.$C836]*[.E$13]" office:value-type="currency" office:currency="CAD" office:value="442.0985" calcext:value-type="currency">
            <text:p>$442.10</text:p>
          </table:table-cell>
          <table:table-cell table:formula="of:=[.F$10]+[.$C836]*[.F$13]" office:value-type="currency" office:currency="CAD" office:value="378.1" calcext:value-type="currency">
            <text:p>$378.10</text:p>
          </table:table-cell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[.D$10]+[.$C837]*[.D$13]" office:value-type="currency" office:currency="CAD" office:value="1025.363" calcext:value-type="currency">
            <text:p>$1,025.36</text:p>
          </table:table-cell>
          <table:table-cell table:formula="of:=[.E$10]+[.$C837]*[.E$13]" office:value-type="currency" office:currency="CAD" office:value="442.4285" calcext:value-type="currency">
            <text:p>$442.43</text:p>
          </table:table-cell>
          <table:table-cell table:formula="of:=[.F$10]+[.$C837]*[.F$13]" office:value-type="currency" office:currency="CAD" office:value="378.15" calcext:value-type="currency">
            <text:p>$378.15</text:p>
          </table:table-cell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[.D$10]+[.$C838]*[.D$13]" office:value-type="currency" office:currency="CAD" office:value="1026.6165" calcext:value-type="currency">
            <text:p>$1,026.62</text:p>
          </table:table-cell>
          <table:table-cell table:formula="of:=[.E$10]+[.$C838]*[.E$13]" office:value-type="currency" office:currency="CAD" office:value="442.7585" calcext:value-type="currency">
            <text:p>$442.76</text:p>
          </table:table-cell>
          <table:table-cell table:formula="of:=[.F$10]+[.$C838]*[.F$13]" office:value-type="currency" office:currency="CAD" office:value="378.2" calcext:value-type="currency">
            <text:p>$378.20</text:p>
          </table:table-cell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[.D$10]+[.$C839]*[.D$13]" office:value-type="currency" office:currency="CAD" office:value="1027.87" calcext:value-type="currency">
            <text:p>$1,027.87</text:p>
          </table:table-cell>
          <table:table-cell table:formula="of:=[.E$10]+[.$C839]*[.E$13]" office:value-type="currency" office:currency="CAD" office:value="443.0885" calcext:value-type="currency">
            <text:p>$443.09</text:p>
          </table:table-cell>
          <table:table-cell table:formula="of:=[.F$10]+[.$C839]*[.F$13]" office:value-type="currency" office:currency="CAD" office:value="378.25" calcext:value-type="currency">
            <text:p>$378.25</text:p>
          </table:table-cell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[.D$10]+[.$C840]*[.D$13]" office:value-type="currency" office:currency="CAD" office:value="1029.1235" calcext:value-type="currency">
            <text:p>$1,029.12</text:p>
          </table:table-cell>
          <table:table-cell table:formula="of:=[.E$10]+[.$C840]*[.E$13]" office:value-type="currency" office:currency="CAD" office:value="443.4185" calcext:value-type="currency">
            <text:p>$443.42</text:p>
          </table:table-cell>
          <table:table-cell table:formula="of:=[.F$10]+[.$C840]*[.F$13]" office:value-type="currency" office:currency="CAD" office:value="378.3" calcext:value-type="currency">
            <text:p>$378.30</text:p>
          </table:table-cell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[.D$10]+[.$C841]*[.D$13]" office:value-type="currency" office:currency="CAD" office:value="1030.377" calcext:value-type="currency">
            <text:p>$1,030.38</text:p>
          </table:table-cell>
          <table:table-cell table:formula="of:=[.E$10]+[.$C841]*[.E$13]" office:value-type="currency" office:currency="CAD" office:value="443.7485" calcext:value-type="currency">
            <text:p>$443.75</text:p>
          </table:table-cell>
          <table:table-cell table:formula="of:=[.F$10]+[.$C841]*[.F$13]" office:value-type="currency" office:currency="CAD" office:value="378.35" calcext:value-type="currency">
            <text:p>$378.35</text:p>
          </table:table-cell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[.D$10]+[.$C842]*[.D$13]" office:value-type="currency" office:currency="CAD" office:value="1031.6305" calcext:value-type="currency">
            <text:p>$1,031.63</text:p>
          </table:table-cell>
          <table:table-cell table:formula="of:=[.E$10]+[.$C842]*[.E$13]" office:value-type="currency" office:currency="CAD" office:value="444.0785" calcext:value-type="currency">
            <text:p>$444.08</text:p>
          </table:table-cell>
          <table:table-cell table:formula="of:=[.F$10]+[.$C842]*[.F$13]" office:value-type="currency" office:currency="CAD" office:value="378.4" calcext:value-type="currency">
            <text:p>$378.40</text:p>
          </table:table-cell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[.D$10]+[.$C843]*[.D$13]" office:value-type="currency" office:currency="CAD" office:value="1032.884" calcext:value-type="currency">
            <text:p>$1,032.88</text:p>
          </table:table-cell>
          <table:table-cell table:formula="of:=[.E$10]+[.$C843]*[.E$13]" office:value-type="currency" office:currency="CAD" office:value="444.4085" calcext:value-type="currency">
            <text:p>$444.41</text:p>
          </table:table-cell>
          <table:table-cell table:formula="of:=[.F$10]+[.$C843]*[.F$13]" office:value-type="currency" office:currency="CAD" office:value="378.45" calcext:value-type="currency">
            <text:p>$378.45</text:p>
          </table:table-cell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[.D$10]+[.$C844]*[.D$13]" office:value-type="currency" office:currency="CAD" office:value="1034.1375" calcext:value-type="currency">
            <text:p>$1,034.14</text:p>
          </table:table-cell>
          <table:table-cell table:formula="of:=[.E$10]+[.$C844]*[.E$13]" office:value-type="currency" office:currency="CAD" office:value="444.7385" calcext:value-type="currency">
            <text:p>$444.74</text:p>
          </table:table-cell>
          <table:table-cell table:formula="of:=[.F$10]+[.$C844]*[.F$13]" office:value-type="currency" office:currency="CAD" office:value="378.5" calcext:value-type="currency">
            <text:p>$378.50</text:p>
          </table:table-cell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[.D$10]+[.$C845]*[.D$13]" office:value-type="currency" office:currency="CAD" office:value="1035.391" calcext:value-type="currency">
            <text:p>$1,035.39</text:p>
          </table:table-cell>
          <table:table-cell table:formula="of:=[.E$10]+[.$C845]*[.E$13]" office:value-type="currency" office:currency="CAD" office:value="445.0685" calcext:value-type="currency">
            <text:p>$445.07</text:p>
          </table:table-cell>
          <table:table-cell table:formula="of:=[.F$10]+[.$C845]*[.F$13]" office:value-type="currency" office:currency="CAD" office:value="378.55" calcext:value-type="currency">
            <text:p>$378.55</text:p>
          </table:table-cell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[.D$10]+[.$C846]*[.D$13]" office:value-type="currency" office:currency="CAD" office:value="1036.6445" calcext:value-type="currency">
            <text:p>$1,036.64</text:p>
          </table:table-cell>
          <table:table-cell table:formula="of:=[.E$10]+[.$C846]*[.E$13]" office:value-type="currency" office:currency="CAD" office:value="445.3985" calcext:value-type="currency">
            <text:p>$445.40</text:p>
          </table:table-cell>
          <table:table-cell table:formula="of:=[.F$10]+[.$C846]*[.F$13]" office:value-type="currency" office:currency="CAD" office:value="378.6" calcext:value-type="currency">
            <text:p>$378.60</text:p>
          </table:table-cell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[.D$10]+[.$C847]*[.D$13]" office:value-type="currency" office:currency="CAD" office:value="1037.898" calcext:value-type="currency">
            <text:p>$1,037.90</text:p>
          </table:table-cell>
          <table:table-cell table:formula="of:=[.E$10]+[.$C847]*[.E$13]" office:value-type="currency" office:currency="CAD" office:value="445.7285" calcext:value-type="currency">
            <text:p>$445.73</text:p>
          </table:table-cell>
          <table:table-cell table:formula="of:=[.F$10]+[.$C847]*[.F$13]" office:value-type="currency" office:currency="CAD" office:value="378.65" calcext:value-type="currency">
            <text:p>$378.65</text:p>
          </table:table-cell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[.D$10]+[.$C848]*[.D$13]" office:value-type="currency" office:currency="CAD" office:value="1039.1515" calcext:value-type="currency">
            <text:p>$1,039.15</text:p>
          </table:table-cell>
          <table:table-cell table:formula="of:=[.E$10]+[.$C848]*[.E$13]" office:value-type="currency" office:currency="CAD" office:value="446.0585" calcext:value-type="currency">
            <text:p>$446.06</text:p>
          </table:table-cell>
          <table:table-cell table:formula="of:=[.F$10]+[.$C848]*[.F$13]" office:value-type="currency" office:currency="CAD" office:value="378.7" calcext:value-type="currency">
            <text:p>$378.70</text:p>
          </table:table-cell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[.D$10]+[.$C849]*[.D$13]" office:value-type="currency" office:currency="CAD" office:value="1040.405" calcext:value-type="currency">
            <text:p>$1,040.41</text:p>
          </table:table-cell>
          <table:table-cell table:formula="of:=[.E$10]+[.$C849]*[.E$13]" office:value-type="currency" office:currency="CAD" office:value="446.3885" calcext:value-type="currency">
            <text:p>$446.39</text:p>
          </table:table-cell>
          <table:table-cell table:formula="of:=[.F$10]+[.$C849]*[.F$13]" office:value-type="currency" office:currency="CAD" office:value="378.75" calcext:value-type="currency">
            <text:p>$378.75</text:p>
          </table:table-cell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[.D$10]+[.$C850]*[.D$13]" office:value-type="currency" office:currency="CAD" office:value="1041.6585" calcext:value-type="currency">
            <text:p>$1,041.66</text:p>
          </table:table-cell>
          <table:table-cell table:formula="of:=[.E$10]+[.$C850]*[.E$13]" office:value-type="currency" office:currency="CAD" office:value="446.7185" calcext:value-type="currency">
            <text:p>$446.72</text:p>
          </table:table-cell>
          <table:table-cell table:formula="of:=[.F$10]+[.$C850]*[.F$13]" office:value-type="currency" office:currency="CAD" office:value="378.8" calcext:value-type="currency">
            <text:p>$378.80</text:p>
          </table:table-cell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[.D$10]+[.$C851]*[.D$13]" office:value-type="currency" office:currency="CAD" office:value="1042.912" calcext:value-type="currency">
            <text:p>$1,042.91</text:p>
          </table:table-cell>
          <table:table-cell table:formula="of:=[.E$10]+[.$C851]*[.E$13]" office:value-type="currency" office:currency="CAD" office:value="447.0485" calcext:value-type="currency">
            <text:p>$447.05</text:p>
          </table:table-cell>
          <table:table-cell table:formula="of:=[.F$10]+[.$C851]*[.F$13]" office:value-type="currency" office:currency="CAD" office:value="378.85" calcext:value-type="currency">
            <text:p>$378.85</text:p>
          </table:table-cell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[.D$10]+[.$C852]*[.D$13]" office:value-type="currency" office:currency="CAD" office:value="1044.1655" calcext:value-type="currency">
            <text:p>$1,044.17</text:p>
          </table:table-cell>
          <table:table-cell table:formula="of:=[.E$10]+[.$C852]*[.E$13]" office:value-type="currency" office:currency="CAD" office:value="447.3785" calcext:value-type="currency">
            <text:p>$447.38</text:p>
          </table:table-cell>
          <table:table-cell table:formula="of:=[.F$10]+[.$C852]*[.F$13]" office:value-type="currency" office:currency="CAD" office:value="378.9" calcext:value-type="currency">
            <text:p>$378.90</text:p>
          </table:table-cell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[.D$10]+[.$C853]*[.D$13]" office:value-type="currency" office:currency="CAD" office:value="1045.419" calcext:value-type="currency">
            <text:p>$1,045.42</text:p>
          </table:table-cell>
          <table:table-cell table:formula="of:=[.E$10]+[.$C853]*[.E$13]" office:value-type="currency" office:currency="CAD" office:value="447.7085" calcext:value-type="currency">
            <text:p>$447.71</text:p>
          </table:table-cell>
          <table:table-cell table:formula="of:=[.F$10]+[.$C853]*[.F$13]" office:value-type="currency" office:currency="CAD" office:value="378.95" calcext:value-type="currency">
            <text:p>$378.95</text:p>
          </table:table-cell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[.D$10]+[.$C854]*[.D$13]" office:value-type="currency" office:currency="CAD" office:value="1046.6725" calcext:value-type="currency">
            <text:p>$1,046.67</text:p>
          </table:table-cell>
          <table:table-cell table:formula="of:=[.E$10]+[.$C854]*[.E$13]" office:value-type="currency" office:currency="CAD" office:value="448.0385" calcext:value-type="currency">
            <text:p>$448.04</text:p>
          </table:table-cell>
          <table:table-cell table:formula="of:=[.F$10]+[.$C854]*[.F$13]" office:value-type="currency" office:currency="CAD" office:value="379" calcext:value-type="currency">
            <text:p>$379.00</text:p>
          </table:table-cell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[.D$10]+[.$C855]*[.D$13]" office:value-type="currency" office:currency="CAD" office:value="1047.926" calcext:value-type="currency">
            <text:p>$1,047.93</text:p>
          </table:table-cell>
          <table:table-cell table:formula="of:=[.E$10]+[.$C855]*[.E$13]" office:value-type="currency" office:currency="CAD" office:value="448.3685" calcext:value-type="currency">
            <text:p>$448.37</text:p>
          </table:table-cell>
          <table:table-cell table:formula="of:=[.F$10]+[.$C855]*[.F$13]" office:value-type="currency" office:currency="CAD" office:value="379.05" calcext:value-type="currency">
            <text:p>$379.05</text:p>
          </table:table-cell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[.D$10]+[.$C856]*[.D$13]" office:value-type="currency" office:currency="CAD" office:value="1049.1795" calcext:value-type="currency">
            <text:p>$1,049.18</text:p>
          </table:table-cell>
          <table:table-cell table:formula="of:=[.E$10]+[.$C856]*[.E$13]" office:value-type="currency" office:currency="CAD" office:value="448.6985" calcext:value-type="currency">
            <text:p>$448.70</text:p>
          </table:table-cell>
          <table:table-cell table:formula="of:=[.F$10]+[.$C856]*[.F$13]" office:value-type="currency" office:currency="CAD" office:value="379.1" calcext:value-type="currency">
            <text:p>$379.10</text:p>
          </table:table-cell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[.D$10]+[.$C857]*[.D$13]" office:value-type="currency" office:currency="CAD" office:value="1050.433" calcext:value-type="currency">
            <text:p>$1,050.43</text:p>
          </table:table-cell>
          <table:table-cell table:formula="of:=[.E$10]+[.$C857]*[.E$13]" office:value-type="currency" office:currency="CAD" office:value="449.0285" calcext:value-type="currency">
            <text:p>$449.03</text:p>
          </table:table-cell>
          <table:table-cell table:formula="of:=[.F$10]+[.$C857]*[.F$13]" office:value-type="currency" office:currency="CAD" office:value="379.15" calcext:value-type="currency">
            <text:p>$379.15</text:p>
          </table:table-cell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[.D$10]+[.$C858]*[.D$13]" office:value-type="currency" office:currency="CAD" office:value="1051.6865" calcext:value-type="currency">
            <text:p>$1,051.69</text:p>
          </table:table-cell>
          <table:table-cell table:formula="of:=[.E$10]+[.$C858]*[.E$13]" office:value-type="currency" office:currency="CAD" office:value="449.3585" calcext:value-type="currency">
            <text:p>$449.36</text:p>
          </table:table-cell>
          <table:table-cell table:formula="of:=[.F$10]+[.$C858]*[.F$13]" office:value-type="currency" office:currency="CAD" office:value="379.2" calcext:value-type="currency">
            <text:p>$379.20</text:p>
          </table:table-cell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[.D$10]+[.$C859]*[.D$13]" office:value-type="currency" office:currency="CAD" office:value="1052.94" calcext:value-type="currency">
            <text:p>$1,052.94</text:p>
          </table:table-cell>
          <table:table-cell table:formula="of:=[.E$10]+[.$C859]*[.E$13]" office:value-type="currency" office:currency="CAD" office:value="449.6885" calcext:value-type="currency">
            <text:p>$449.69</text:p>
          </table:table-cell>
          <table:table-cell table:formula="of:=[.F$10]+[.$C859]*[.F$13]" office:value-type="currency" office:currency="CAD" office:value="379.25" calcext:value-type="currency">
            <text:p>$379.25</text:p>
          </table:table-cell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[.D$10]+[.$C860]*[.D$13]" office:value-type="currency" office:currency="CAD" office:value="1054.1935" calcext:value-type="currency">
            <text:p>$1,054.19</text:p>
          </table:table-cell>
          <table:table-cell table:formula="of:=[.E$10]+[.$C860]*[.E$13]" office:value-type="currency" office:currency="CAD" office:value="450.0185" calcext:value-type="currency">
            <text:p>$450.02</text:p>
          </table:table-cell>
          <table:table-cell table:formula="of:=[.F$10]+[.$C860]*[.F$13]" office:value-type="currency" office:currency="CAD" office:value="379.3" calcext:value-type="currency">
            <text:p>$379.30</text:p>
          </table:table-cell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[.D$10]+[.$C861]*[.D$13]" office:value-type="currency" office:currency="CAD" office:value="1055.447" calcext:value-type="currency">
            <text:p>$1,055.45</text:p>
          </table:table-cell>
          <table:table-cell table:formula="of:=[.E$10]+[.$C861]*[.E$13]" office:value-type="currency" office:currency="CAD" office:value="450.3485" calcext:value-type="currency">
            <text:p>$450.35</text:p>
          </table:table-cell>
          <table:table-cell table:formula="of:=[.F$10]+[.$C861]*[.F$13]" office:value-type="currency" office:currency="CAD" office:value="379.35" calcext:value-type="currency">
            <text:p>$379.35</text:p>
          </table:table-cell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[.D$10]+[.$C862]*[.D$13]" office:value-type="currency" office:currency="CAD" office:value="1056.7005" calcext:value-type="currency">
            <text:p>$1,056.70</text:p>
          </table:table-cell>
          <table:table-cell table:formula="of:=[.E$10]+[.$C862]*[.E$13]" office:value-type="currency" office:currency="CAD" office:value="450.6785" calcext:value-type="currency">
            <text:p>$450.68</text:p>
          </table:table-cell>
          <table:table-cell table:formula="of:=[.F$10]+[.$C862]*[.F$13]" office:value-type="currency" office:currency="CAD" office:value="379.4" calcext:value-type="currency">
            <text:p>$379.40</text:p>
          </table:table-cell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[.D$10]+[.$C863]*[.D$13]" office:value-type="currency" office:currency="CAD" office:value="1057.954" calcext:value-type="currency">
            <text:p>$1,057.95</text:p>
          </table:table-cell>
          <table:table-cell table:formula="of:=[.E$10]+[.$C863]*[.E$13]" office:value-type="currency" office:currency="CAD" office:value="451.0085" calcext:value-type="currency">
            <text:p>$451.01</text:p>
          </table:table-cell>
          <table:table-cell table:formula="of:=[.F$10]+[.$C863]*[.F$13]" office:value-type="currency" office:currency="CAD" office:value="379.45" calcext:value-type="currency">
            <text:p>$379.45</text:p>
          </table:table-cell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[.D$10]+[.$C864]*[.D$13]" office:value-type="currency" office:currency="CAD" office:value="1059.2075" calcext:value-type="currency">
            <text:p>$1,059.21</text:p>
          </table:table-cell>
          <table:table-cell table:formula="of:=[.E$10]+[.$C864]*[.E$13]" office:value-type="currency" office:currency="CAD" office:value="451.3385" calcext:value-type="currency">
            <text:p>$451.34</text:p>
          </table:table-cell>
          <table:table-cell table:formula="of:=[.F$10]+[.$C864]*[.F$13]" office:value-type="currency" office:currency="CAD" office:value="379.5" calcext:value-type="currency">
            <text:p>$379.50</text:p>
          </table:table-cell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[.D$10]+[.$C865]*[.D$13]" office:value-type="currency" office:currency="CAD" office:value="1060.461" calcext:value-type="currency">
            <text:p>$1,060.46</text:p>
          </table:table-cell>
          <table:table-cell table:formula="of:=[.E$10]+[.$C865]*[.E$13]" office:value-type="currency" office:currency="CAD" office:value="451.6685" calcext:value-type="currency">
            <text:p>$451.67</text:p>
          </table:table-cell>
          <table:table-cell table:formula="of:=[.F$10]+[.$C865]*[.F$13]" office:value-type="currency" office:currency="CAD" office:value="379.55" calcext:value-type="currency">
            <text:p>$379.55</text:p>
          </table:table-cell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[.D$10]+[.$C866]*[.D$13]" office:value-type="currency" office:currency="CAD" office:value="1061.7145" calcext:value-type="currency">
            <text:p>$1,061.71</text:p>
          </table:table-cell>
          <table:table-cell table:formula="of:=[.E$10]+[.$C866]*[.E$13]" office:value-type="currency" office:currency="CAD" office:value="451.9985" calcext:value-type="currency">
            <text:p>$452.00</text:p>
          </table:table-cell>
          <table:table-cell table:formula="of:=[.F$10]+[.$C866]*[.F$13]" office:value-type="currency" office:currency="CAD" office:value="379.6" calcext:value-type="currency">
            <text:p>$379.60</text:p>
          </table:table-cell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[.D$10]+[.$C867]*[.D$13]" office:value-type="currency" office:currency="CAD" office:value="1062.968" calcext:value-type="currency">
            <text:p>$1,062.97</text:p>
          </table:table-cell>
          <table:table-cell table:formula="of:=[.E$10]+[.$C867]*[.E$13]" office:value-type="currency" office:currency="CAD" office:value="452.3285" calcext:value-type="currency">
            <text:p>$452.33</text:p>
          </table:table-cell>
          <table:table-cell table:formula="of:=[.F$10]+[.$C867]*[.F$13]" office:value-type="currency" office:currency="CAD" office:value="379.65" calcext:value-type="currency">
            <text:p>$379.65</text:p>
          </table:table-cell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[.D$10]+[.$C868]*[.D$13]" office:value-type="currency" office:currency="CAD" office:value="1064.2215" calcext:value-type="currency">
            <text:p>$1,064.22</text:p>
          </table:table-cell>
          <table:table-cell table:formula="of:=[.E$10]+[.$C868]*[.E$13]" office:value-type="currency" office:currency="CAD" office:value="452.6585" calcext:value-type="currency">
            <text:p>$452.66</text:p>
          </table:table-cell>
          <table:table-cell table:formula="of:=[.F$10]+[.$C868]*[.F$13]" office:value-type="currency" office:currency="CAD" office:value="379.7" calcext:value-type="currency">
            <text:p>$379.70</text:p>
          </table:table-cell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[.D$10]+[.$C869]*[.D$13]" office:value-type="currency" office:currency="CAD" office:value="1065.475" calcext:value-type="currency">
            <text:p>$1,065.48</text:p>
          </table:table-cell>
          <table:table-cell table:formula="of:=[.E$10]+[.$C869]*[.E$13]" office:value-type="currency" office:currency="CAD" office:value="452.9885" calcext:value-type="currency">
            <text:p>$452.99</text:p>
          </table:table-cell>
          <table:table-cell table:formula="of:=[.F$10]+[.$C869]*[.F$13]" office:value-type="currency" office:currency="CAD" office:value="379.75" calcext:value-type="currency">
            <text:p>$379.75</text:p>
          </table:table-cell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[.D$10]+[.$C870]*[.D$13]" office:value-type="currency" office:currency="CAD" office:value="1066.7285" calcext:value-type="currency">
            <text:p>$1,066.73</text:p>
          </table:table-cell>
          <table:table-cell table:formula="of:=[.E$10]+[.$C870]*[.E$13]" office:value-type="currency" office:currency="CAD" office:value="453.3185" calcext:value-type="currency">
            <text:p>$453.32</text:p>
          </table:table-cell>
          <table:table-cell table:formula="of:=[.F$10]+[.$C870]*[.F$13]" office:value-type="currency" office:currency="CAD" office:value="379.8" calcext:value-type="currency">
            <text:p>$379.80</text:p>
          </table:table-cell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[.D$10]+[.$C871]*[.D$13]" office:value-type="currency" office:currency="CAD" office:value="1067.982" calcext:value-type="currency">
            <text:p>$1,067.98</text:p>
          </table:table-cell>
          <table:table-cell table:formula="of:=[.E$10]+[.$C871]*[.E$13]" office:value-type="currency" office:currency="CAD" office:value="453.6485" calcext:value-type="currency">
            <text:p>$453.65</text:p>
          </table:table-cell>
          <table:table-cell table:formula="of:=[.F$10]+[.$C871]*[.F$13]" office:value-type="currency" office:currency="CAD" office:value="379.85" calcext:value-type="currency">
            <text:p>$379.85</text:p>
          </table:table-cell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[.D$10]+[.$C872]*[.D$13]" office:value-type="currency" office:currency="CAD" office:value="1069.2355" calcext:value-type="currency">
            <text:p>$1,069.24</text:p>
          </table:table-cell>
          <table:table-cell table:formula="of:=[.E$10]+[.$C872]*[.E$13]" office:value-type="currency" office:currency="CAD" office:value="453.9785" calcext:value-type="currency">
            <text:p>$453.98</text:p>
          </table:table-cell>
          <table:table-cell table:formula="of:=[.F$10]+[.$C872]*[.F$13]" office:value-type="currency" office:currency="CAD" office:value="379.9" calcext:value-type="currency">
            <text:p>$379.90</text:p>
          </table:table-cell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[.D$10]+[.$C873]*[.D$13]" office:value-type="currency" office:currency="CAD" office:value="1070.489" calcext:value-type="currency">
            <text:p>$1,070.49</text:p>
          </table:table-cell>
          <table:table-cell table:formula="of:=[.E$10]+[.$C873]*[.E$13]" office:value-type="currency" office:currency="CAD" office:value="454.3085" calcext:value-type="currency">
            <text:p>$454.31</text:p>
          </table:table-cell>
          <table:table-cell table:formula="of:=[.F$10]+[.$C873]*[.F$13]" office:value-type="currency" office:currency="CAD" office:value="379.95" calcext:value-type="currency">
            <text:p>$379.95</text:p>
          </table:table-cell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[.D$10]+[.$C874]*[.D$13]" office:value-type="currency" office:currency="CAD" office:value="1071.7425" calcext:value-type="currency">
            <text:p>$1,071.74</text:p>
          </table:table-cell>
          <table:table-cell table:formula="of:=[.E$10]+[.$C874]*[.E$13]" office:value-type="currency" office:currency="CAD" office:value="454.6385" calcext:value-type="currency">
            <text:p>$454.64</text:p>
          </table:table-cell>
          <table:table-cell table:formula="of:=[.F$10]+[.$C874]*[.F$13]" office:value-type="currency" office:currency="CAD" office:value="380" calcext:value-type="currency">
            <text:p>$380.00</text:p>
          </table:table-cell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[.D$10]+[.$C875]*[.D$13]" office:value-type="currency" office:currency="CAD" office:value="1072.996" calcext:value-type="currency">
            <text:p>$1,073.00</text:p>
          </table:table-cell>
          <table:table-cell table:formula="of:=[.E$10]+[.$C875]*[.E$13]" office:value-type="currency" office:currency="CAD" office:value="454.9685" calcext:value-type="currency">
            <text:p>$454.97</text:p>
          </table:table-cell>
          <table:table-cell table:formula="of:=[.F$10]+[.$C875]*[.F$13]" office:value-type="currency" office:currency="CAD" office:value="380.05" calcext:value-type="currency">
            <text:p>$380.05</text:p>
          </table:table-cell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[.D$10]+[.$C876]*[.D$13]" office:value-type="currency" office:currency="CAD" office:value="1074.2495" calcext:value-type="currency">
            <text:p>$1,074.25</text:p>
          </table:table-cell>
          <table:table-cell table:formula="of:=[.E$10]+[.$C876]*[.E$13]" office:value-type="currency" office:currency="CAD" office:value="455.2985" calcext:value-type="currency">
            <text:p>$455.30</text:p>
          </table:table-cell>
          <table:table-cell table:formula="of:=[.F$10]+[.$C876]*[.F$13]" office:value-type="currency" office:currency="CAD" office:value="380.1" calcext:value-type="currency">
            <text:p>$380.10</text:p>
          </table:table-cell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[.D$10]+[.$C877]*[.D$13]" office:value-type="currency" office:currency="CAD" office:value="1075.503" calcext:value-type="currency">
            <text:p>$1,075.50</text:p>
          </table:table-cell>
          <table:table-cell table:formula="of:=[.E$10]+[.$C877]*[.E$13]" office:value-type="currency" office:currency="CAD" office:value="455.6285" calcext:value-type="currency">
            <text:p>$455.63</text:p>
          </table:table-cell>
          <table:table-cell table:formula="of:=[.F$10]+[.$C877]*[.F$13]" office:value-type="currency" office:currency="CAD" office:value="380.15" calcext:value-type="currency">
            <text:p>$380.15</text:p>
          </table:table-cell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[.D$10]+[.$C878]*[.D$13]" office:value-type="currency" office:currency="CAD" office:value="1076.7565" calcext:value-type="currency">
            <text:p>$1,076.76</text:p>
          </table:table-cell>
          <table:table-cell table:formula="of:=[.E$10]+[.$C878]*[.E$13]" office:value-type="currency" office:currency="CAD" office:value="455.9585" calcext:value-type="currency">
            <text:p>$455.96</text:p>
          </table:table-cell>
          <table:table-cell table:formula="of:=[.F$10]+[.$C878]*[.F$13]" office:value-type="currency" office:currency="CAD" office:value="380.2" calcext:value-type="currency">
            <text:p>$380.20</text:p>
          </table:table-cell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[.D$10]+[.$C879]*[.D$13]" office:value-type="currency" office:currency="CAD" office:value="1078.01" calcext:value-type="currency">
            <text:p>$1,078.01</text:p>
          </table:table-cell>
          <table:table-cell table:formula="of:=[.E$10]+[.$C879]*[.E$13]" office:value-type="currency" office:currency="CAD" office:value="456.2885" calcext:value-type="currency">
            <text:p>$456.29</text:p>
          </table:table-cell>
          <table:table-cell table:formula="of:=[.F$10]+[.$C879]*[.F$13]" office:value-type="currency" office:currency="CAD" office:value="380.25" calcext:value-type="currency">
            <text:p>$380.25</text:p>
          </table:table-cell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[.D$10]+[.$C880]*[.D$13]" office:value-type="currency" office:currency="CAD" office:value="1079.2635" calcext:value-type="currency">
            <text:p>$1,079.26</text:p>
          </table:table-cell>
          <table:table-cell table:formula="of:=[.E$10]+[.$C880]*[.E$13]" office:value-type="currency" office:currency="CAD" office:value="456.6185" calcext:value-type="currency">
            <text:p>$456.62</text:p>
          </table:table-cell>
          <table:table-cell table:formula="of:=[.F$10]+[.$C880]*[.F$13]" office:value-type="currency" office:currency="CAD" office:value="380.3" calcext:value-type="currency">
            <text:p>$380.30</text:p>
          </table:table-cell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[.D$10]+[.$C881]*[.D$13]" office:value-type="currency" office:currency="CAD" office:value="1080.517" calcext:value-type="currency">
            <text:p>$1,080.52</text:p>
          </table:table-cell>
          <table:table-cell table:formula="of:=[.E$10]+[.$C881]*[.E$13]" office:value-type="currency" office:currency="CAD" office:value="456.9485" calcext:value-type="currency">
            <text:p>$456.95</text:p>
          </table:table-cell>
          <table:table-cell table:formula="of:=[.F$10]+[.$C881]*[.F$13]" office:value-type="currency" office:currency="CAD" office:value="380.35" calcext:value-type="currency">
            <text:p>$380.35</text:p>
          </table:table-cell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[.D$10]+[.$C882]*[.D$13]" office:value-type="currency" office:currency="CAD" office:value="1081.7705" calcext:value-type="currency">
            <text:p>$1,081.77</text:p>
          </table:table-cell>
          <table:table-cell table:formula="of:=[.E$10]+[.$C882]*[.E$13]" office:value-type="currency" office:currency="CAD" office:value="457.2785" calcext:value-type="currency">
            <text:p>$457.28</text:p>
          </table:table-cell>
          <table:table-cell table:formula="of:=[.F$10]+[.$C882]*[.F$13]" office:value-type="currency" office:currency="CAD" office:value="380.4" calcext:value-type="currency">
            <text:p>$380.40</text:p>
          </table:table-cell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[.D$10]+[.$C883]*[.D$13]" office:value-type="currency" office:currency="CAD" office:value="1083.024" calcext:value-type="currency">
            <text:p>$1,083.02</text:p>
          </table:table-cell>
          <table:table-cell table:formula="of:=[.E$10]+[.$C883]*[.E$13]" office:value-type="currency" office:currency="CAD" office:value="457.6085" calcext:value-type="currency">
            <text:p>$457.61</text:p>
          </table:table-cell>
          <table:table-cell table:formula="of:=[.F$10]+[.$C883]*[.F$13]" office:value-type="currency" office:currency="CAD" office:value="380.45" calcext:value-type="currency">
            <text:p>$380.45</text:p>
          </table:table-cell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[.D$10]+[.$C884]*[.D$13]" office:value-type="currency" office:currency="CAD" office:value="1084.2775" calcext:value-type="currency">
            <text:p>$1,084.28</text:p>
          </table:table-cell>
          <table:table-cell table:formula="of:=[.E$10]+[.$C884]*[.E$13]" office:value-type="currency" office:currency="CAD" office:value="457.9385" calcext:value-type="currency">
            <text:p>$457.94</text:p>
          </table:table-cell>
          <table:table-cell table:formula="of:=[.F$10]+[.$C884]*[.F$13]" office:value-type="currency" office:currency="CAD" office:value="380.5" calcext:value-type="currency">
            <text:p>$380.50</text:p>
          </table:table-cell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[.D$10]+[.$C885]*[.D$13]" office:value-type="currency" office:currency="CAD" office:value="1085.531" calcext:value-type="currency">
            <text:p>$1,085.53</text:p>
          </table:table-cell>
          <table:table-cell table:formula="of:=[.E$10]+[.$C885]*[.E$13]" office:value-type="currency" office:currency="CAD" office:value="458.2685" calcext:value-type="currency">
            <text:p>$458.27</text:p>
          </table:table-cell>
          <table:table-cell table:formula="of:=[.F$10]+[.$C885]*[.F$13]" office:value-type="currency" office:currency="CAD" office:value="380.55" calcext:value-type="currency">
            <text:p>$380.55</text:p>
          </table:table-cell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[.D$10]+[.$C886]*[.D$13]" office:value-type="currency" office:currency="CAD" office:value="1086.7845" calcext:value-type="currency">
            <text:p>$1,086.78</text:p>
          </table:table-cell>
          <table:table-cell table:formula="of:=[.E$10]+[.$C886]*[.E$13]" office:value-type="currency" office:currency="CAD" office:value="458.5985" calcext:value-type="currency">
            <text:p>$458.60</text:p>
          </table:table-cell>
          <table:table-cell table:formula="of:=[.F$10]+[.$C886]*[.F$13]" office:value-type="currency" office:currency="CAD" office:value="380.6" calcext:value-type="currency">
            <text:p>$380.60</text:p>
          </table:table-cell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[.D$10]+[.$C887]*[.D$13]" office:value-type="currency" office:currency="CAD" office:value="1088.038" calcext:value-type="currency">
            <text:p>$1,088.04</text:p>
          </table:table-cell>
          <table:table-cell table:formula="of:=[.E$10]+[.$C887]*[.E$13]" office:value-type="currency" office:currency="CAD" office:value="458.9285" calcext:value-type="currency">
            <text:p>$458.93</text:p>
          </table:table-cell>
          <table:table-cell table:formula="of:=[.F$10]+[.$C887]*[.F$13]" office:value-type="currency" office:currency="CAD" office:value="380.65" calcext:value-type="currency">
            <text:p>$380.65</text:p>
          </table:table-cell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[.D$10]+[.$C888]*[.D$13]" office:value-type="currency" office:currency="CAD" office:value="1089.2915" calcext:value-type="currency">
            <text:p>$1,089.29</text:p>
          </table:table-cell>
          <table:table-cell table:formula="of:=[.E$10]+[.$C888]*[.E$13]" office:value-type="currency" office:currency="CAD" office:value="459.2585" calcext:value-type="currency">
            <text:p>$459.26</text:p>
          </table:table-cell>
          <table:table-cell table:formula="of:=[.F$10]+[.$C888]*[.F$13]" office:value-type="currency" office:currency="CAD" office:value="380.7" calcext:value-type="currency">
            <text:p>$380.70</text:p>
          </table:table-cell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[.D$10]+[.$C889]*[.D$13]" office:value-type="currency" office:currency="CAD" office:value="1090.545" calcext:value-type="currency">
            <text:p>$1,090.55</text:p>
          </table:table-cell>
          <table:table-cell table:formula="of:=[.E$10]+[.$C889]*[.E$13]" office:value-type="currency" office:currency="CAD" office:value="459.5885" calcext:value-type="currency">
            <text:p>$459.59</text:p>
          </table:table-cell>
          <table:table-cell table:formula="of:=[.F$10]+[.$C889]*[.F$13]" office:value-type="currency" office:currency="CAD" office:value="380.75" calcext:value-type="currency">
            <text:p>$380.75</text:p>
          </table:table-cell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[.D$10]+[.$C890]*[.D$13]" office:value-type="currency" office:currency="CAD" office:value="1091.7985" calcext:value-type="currency">
            <text:p>$1,091.80</text:p>
          </table:table-cell>
          <table:table-cell table:formula="of:=[.E$10]+[.$C890]*[.E$13]" office:value-type="currency" office:currency="CAD" office:value="459.9185" calcext:value-type="currency">
            <text:p>$459.92</text:p>
          </table:table-cell>
          <table:table-cell table:formula="of:=[.F$10]+[.$C890]*[.F$13]" office:value-type="currency" office:currency="CAD" office:value="380.8" calcext:value-type="currency">
            <text:p>$380.80</text:p>
          </table:table-cell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[.D$10]+[.$C891]*[.D$13]" office:value-type="currency" office:currency="CAD" office:value="1093.052" calcext:value-type="currency">
            <text:p>$1,093.05</text:p>
          </table:table-cell>
          <table:table-cell table:formula="of:=[.E$10]+[.$C891]*[.E$13]" office:value-type="currency" office:currency="CAD" office:value="460.2485" calcext:value-type="currency">
            <text:p>$460.25</text:p>
          </table:table-cell>
          <table:table-cell table:formula="of:=[.F$10]+[.$C891]*[.F$13]" office:value-type="currency" office:currency="CAD" office:value="380.85" calcext:value-type="currency">
            <text:p>$380.85</text:p>
          </table:table-cell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[.D$10]+[.$C892]*[.D$13]" office:value-type="currency" office:currency="CAD" office:value="1094.3055" calcext:value-type="currency">
            <text:p>$1,094.31</text:p>
          </table:table-cell>
          <table:table-cell table:formula="of:=[.E$10]+[.$C892]*[.E$13]" office:value-type="currency" office:currency="CAD" office:value="460.5785" calcext:value-type="currency">
            <text:p>$460.58</text:p>
          </table:table-cell>
          <table:table-cell table:formula="of:=[.F$10]+[.$C892]*[.F$13]" office:value-type="currency" office:currency="CAD" office:value="380.9" calcext:value-type="currency">
            <text:p>$380.90</text:p>
          </table:table-cell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[.D$10]+[.$C893]*[.D$13]" office:value-type="currency" office:currency="CAD" office:value="1095.559" calcext:value-type="currency">
            <text:p>$1,095.56</text:p>
          </table:table-cell>
          <table:table-cell table:formula="of:=[.E$10]+[.$C893]*[.E$13]" office:value-type="currency" office:currency="CAD" office:value="460.9085" calcext:value-type="currency">
            <text:p>$460.91</text:p>
          </table:table-cell>
          <table:table-cell table:formula="of:=[.F$10]+[.$C893]*[.F$13]" office:value-type="currency" office:currency="CAD" office:value="380.95" calcext:value-type="currency">
            <text:p>$380.95</text:p>
          </table:table-cell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[.D$10]+[.$C894]*[.D$13]" office:value-type="currency" office:currency="CAD" office:value="1096.8125" calcext:value-type="currency">
            <text:p>$1,096.81</text:p>
          </table:table-cell>
          <table:table-cell table:formula="of:=[.E$10]+[.$C894]*[.E$13]" office:value-type="currency" office:currency="CAD" office:value="461.2385" calcext:value-type="currency">
            <text:p>$461.24</text:p>
          </table:table-cell>
          <table:table-cell table:formula="of:=[.F$10]+[.$C894]*[.F$13]" office:value-type="currency" office:currency="CAD" office:value="381" calcext:value-type="currency">
            <text:p>$381.00</text:p>
          </table:table-cell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[.D$10]+[.$C895]*[.D$13]" office:value-type="currency" office:currency="CAD" office:value="1098.066" calcext:value-type="currency">
            <text:p>$1,098.07</text:p>
          </table:table-cell>
          <table:table-cell table:formula="of:=[.E$10]+[.$C895]*[.E$13]" office:value-type="currency" office:currency="CAD" office:value="461.5685" calcext:value-type="currency">
            <text:p>$461.57</text:p>
          </table:table-cell>
          <table:table-cell table:formula="of:=[.F$10]+[.$C895]*[.F$13]" office:value-type="currency" office:currency="CAD" office:value="381.05" calcext:value-type="currency">
            <text:p>$381.05</text:p>
          </table:table-cell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[.D$10]+[.$C896]*[.D$13]" office:value-type="currency" office:currency="CAD" office:value="1099.3195" calcext:value-type="currency">
            <text:p>$1,099.32</text:p>
          </table:table-cell>
          <table:table-cell table:formula="of:=[.E$10]+[.$C896]*[.E$13]" office:value-type="currency" office:currency="CAD" office:value="461.8985" calcext:value-type="currency">
            <text:p>$461.90</text:p>
          </table:table-cell>
          <table:table-cell table:formula="of:=[.F$10]+[.$C896]*[.F$13]" office:value-type="currency" office:currency="CAD" office:value="381.1" calcext:value-type="currency">
            <text:p>$381.10</text:p>
          </table:table-cell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[.D$10]+[.$C897]*[.D$13]" office:value-type="currency" office:currency="CAD" office:value="1100.573" calcext:value-type="currency">
            <text:p>$1,100.57</text:p>
          </table:table-cell>
          <table:table-cell table:formula="of:=[.E$10]+[.$C897]*[.E$13]" office:value-type="currency" office:currency="CAD" office:value="462.2285" calcext:value-type="currency">
            <text:p>$462.23</text:p>
          </table:table-cell>
          <table:table-cell table:formula="of:=[.F$10]+[.$C897]*[.F$13]" office:value-type="currency" office:currency="CAD" office:value="381.15" calcext:value-type="currency">
            <text:p>$381.15</text:p>
          </table:table-cell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[.D$10]+[.$C898]*[.D$13]" office:value-type="currency" office:currency="CAD" office:value="1101.8265" calcext:value-type="currency">
            <text:p>$1,101.83</text:p>
          </table:table-cell>
          <table:table-cell table:formula="of:=[.E$10]+[.$C898]*[.E$13]" office:value-type="currency" office:currency="CAD" office:value="462.5585" calcext:value-type="currency">
            <text:p>$462.56</text:p>
          </table:table-cell>
          <table:table-cell table:formula="of:=[.F$10]+[.$C898]*[.F$13]" office:value-type="currency" office:currency="CAD" office:value="381.2" calcext:value-type="currency">
            <text:p>$381.20</text:p>
          </table:table-cell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[.D$10]+[.$C899]*[.D$13]" office:value-type="currency" office:currency="CAD" office:value="1103.08" calcext:value-type="currency">
            <text:p>$1,103.08</text:p>
          </table:table-cell>
          <table:table-cell table:formula="of:=[.E$10]+[.$C899]*[.E$13]" office:value-type="currency" office:currency="CAD" office:value="462.8885" calcext:value-type="currency">
            <text:p>$462.89</text:p>
          </table:table-cell>
          <table:table-cell table:formula="of:=[.F$10]+[.$C899]*[.F$13]" office:value-type="currency" office:currency="CAD" office:value="381.25" calcext:value-type="currency">
            <text:p>$381.25</text:p>
          </table:table-cell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[.D$10]+[.$C900]*[.D$13]" office:value-type="currency" office:currency="CAD" office:value="1104.3335" calcext:value-type="currency">
            <text:p>$1,104.33</text:p>
          </table:table-cell>
          <table:table-cell table:formula="of:=[.E$10]+[.$C900]*[.E$13]" office:value-type="currency" office:currency="CAD" office:value="463.2185" calcext:value-type="currency">
            <text:p>$463.22</text:p>
          </table:table-cell>
          <table:table-cell table:formula="of:=[.F$10]+[.$C900]*[.F$13]" office:value-type="currency" office:currency="CAD" office:value="381.3" calcext:value-type="currency">
            <text:p>$381.30</text:p>
          </table:table-cell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[.D$10]+[.$C901]*[.D$13]" office:value-type="currency" office:currency="CAD" office:value="1105.587" calcext:value-type="currency">
            <text:p>$1,105.59</text:p>
          </table:table-cell>
          <table:table-cell table:formula="of:=[.E$10]+[.$C901]*[.E$13]" office:value-type="currency" office:currency="CAD" office:value="463.5485" calcext:value-type="currency">
            <text:p>$463.55</text:p>
          </table:table-cell>
          <table:table-cell table:formula="of:=[.F$10]+[.$C901]*[.F$13]" office:value-type="currency" office:currency="CAD" office:value="381.35" calcext:value-type="currency">
            <text:p>$381.35</text:p>
          </table:table-cell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[.D$10]+[.$C902]*[.D$13]" office:value-type="currency" office:currency="CAD" office:value="1106.8405" calcext:value-type="currency">
            <text:p>$1,106.84</text:p>
          </table:table-cell>
          <table:table-cell table:formula="of:=[.E$10]+[.$C902]*[.E$13]" office:value-type="currency" office:currency="CAD" office:value="463.8785" calcext:value-type="currency">
            <text:p>$463.88</text:p>
          </table:table-cell>
          <table:table-cell table:formula="of:=[.F$10]+[.$C902]*[.F$13]" office:value-type="currency" office:currency="CAD" office:value="381.4" calcext:value-type="currency">
            <text:p>$381.40</text:p>
          </table:table-cell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[.D$10]+[.$C903]*[.D$13]" office:value-type="currency" office:currency="CAD" office:value="1108.094" calcext:value-type="currency">
            <text:p>$1,108.09</text:p>
          </table:table-cell>
          <table:table-cell table:formula="of:=[.E$10]+[.$C903]*[.E$13]" office:value-type="currency" office:currency="CAD" office:value="464.2085" calcext:value-type="currency">
            <text:p>$464.21</text:p>
          </table:table-cell>
          <table:table-cell table:formula="of:=[.F$10]+[.$C903]*[.F$13]" office:value-type="currency" office:currency="CAD" office:value="381.45" calcext:value-type="currency">
            <text:p>$381.45</text:p>
          </table:table-cell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[.D$10]+[.$C904]*[.D$13]" office:value-type="currency" office:currency="CAD" office:value="1109.3475" calcext:value-type="currency">
            <text:p>$1,109.35</text:p>
          </table:table-cell>
          <table:table-cell table:formula="of:=[.E$10]+[.$C904]*[.E$13]" office:value-type="currency" office:currency="CAD" office:value="464.5385" calcext:value-type="currency">
            <text:p>$464.54</text:p>
          </table:table-cell>
          <table:table-cell table:formula="of:=[.F$10]+[.$C904]*[.F$13]" office:value-type="currency" office:currency="CAD" office:value="381.5" calcext:value-type="currency">
            <text:p>$381.50</text:p>
          </table:table-cell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[.D$10]+[.$C905]*[.D$13]" office:value-type="currency" office:currency="CAD" office:value="1110.601" calcext:value-type="currency">
            <text:p>$1,110.60</text:p>
          </table:table-cell>
          <table:table-cell table:formula="of:=[.E$10]+[.$C905]*[.E$13]" office:value-type="currency" office:currency="CAD" office:value="464.8685" calcext:value-type="currency">
            <text:p>$464.87</text:p>
          </table:table-cell>
          <table:table-cell table:formula="of:=[.F$10]+[.$C905]*[.F$13]" office:value-type="currency" office:currency="CAD" office:value="381.55" calcext:value-type="currency">
            <text:p>$381.55</text:p>
          </table:table-cell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[.D$10]+[.$C906]*[.D$13]" office:value-type="currency" office:currency="CAD" office:value="1111.8545" calcext:value-type="currency">
            <text:p>$1,111.85</text:p>
          </table:table-cell>
          <table:table-cell table:formula="of:=[.E$10]+[.$C906]*[.E$13]" office:value-type="currency" office:currency="CAD" office:value="465.1985" calcext:value-type="currency">
            <text:p>$465.20</text:p>
          </table:table-cell>
          <table:table-cell table:formula="of:=[.F$10]+[.$C906]*[.F$13]" office:value-type="currency" office:currency="CAD" office:value="381.6" calcext:value-type="currency">
            <text:p>$381.60</text:p>
          </table:table-cell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[.D$10]+[.$C907]*[.D$13]" office:value-type="currency" office:currency="CAD" office:value="1113.108" calcext:value-type="currency">
            <text:p>$1,113.11</text:p>
          </table:table-cell>
          <table:table-cell table:formula="of:=[.E$10]+[.$C907]*[.E$13]" office:value-type="currency" office:currency="CAD" office:value="465.5285" calcext:value-type="currency">
            <text:p>$465.53</text:p>
          </table:table-cell>
          <table:table-cell table:formula="of:=[.F$10]+[.$C907]*[.F$13]" office:value-type="currency" office:currency="CAD" office:value="381.65" calcext:value-type="currency">
            <text:p>$381.65</text:p>
          </table:table-cell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[.D$10]+[.$C908]*[.D$13]" office:value-type="currency" office:currency="CAD" office:value="1114.3615" calcext:value-type="currency">
            <text:p>$1,114.36</text:p>
          </table:table-cell>
          <table:table-cell table:formula="of:=[.E$10]+[.$C908]*[.E$13]" office:value-type="currency" office:currency="CAD" office:value="465.8585" calcext:value-type="currency">
            <text:p>$465.86</text:p>
          </table:table-cell>
          <table:table-cell table:formula="of:=[.F$10]+[.$C908]*[.F$13]" office:value-type="currency" office:currency="CAD" office:value="381.7" calcext:value-type="currency">
            <text:p>$381.70</text:p>
          </table:table-cell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[.D$10]+[.$C909]*[.D$13]" office:value-type="currency" office:currency="CAD" office:value="1115.615" calcext:value-type="currency">
            <text:p>$1,115.62</text:p>
          </table:table-cell>
          <table:table-cell table:formula="of:=[.E$10]+[.$C909]*[.E$13]" office:value-type="currency" office:currency="CAD" office:value="466.1885" calcext:value-type="currency">
            <text:p>$466.19</text:p>
          </table:table-cell>
          <table:table-cell table:formula="of:=[.F$10]+[.$C909]*[.F$13]" office:value-type="currency" office:currency="CAD" office:value="381.75" calcext:value-type="currency">
            <text:p>$381.75</text:p>
          </table:table-cell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[.D$10]+[.$C910]*[.D$13]" office:value-type="currency" office:currency="CAD" office:value="1116.8685" calcext:value-type="currency">
            <text:p>$1,116.87</text:p>
          </table:table-cell>
          <table:table-cell table:formula="of:=[.E$10]+[.$C910]*[.E$13]" office:value-type="currency" office:currency="CAD" office:value="466.5185" calcext:value-type="currency">
            <text:p>$466.52</text:p>
          </table:table-cell>
          <table:table-cell table:formula="of:=[.F$10]+[.$C910]*[.F$13]" office:value-type="currency" office:currency="CAD" office:value="381.8" calcext:value-type="currency">
            <text:p>$381.80</text:p>
          </table:table-cell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[.D$10]+[.$C911]*[.D$13]" office:value-type="currency" office:currency="CAD" office:value="1118.122" calcext:value-type="currency">
            <text:p>$1,118.12</text:p>
          </table:table-cell>
          <table:table-cell table:formula="of:=[.E$10]+[.$C911]*[.E$13]" office:value-type="currency" office:currency="CAD" office:value="466.8485" calcext:value-type="currency">
            <text:p>$466.85</text:p>
          </table:table-cell>
          <table:table-cell table:formula="of:=[.F$10]+[.$C911]*[.F$13]" office:value-type="currency" office:currency="CAD" office:value="381.85" calcext:value-type="currency">
            <text:p>$381.85</text:p>
          </table:table-cell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[.D$10]+[.$C912]*[.D$13]" office:value-type="currency" office:currency="CAD" office:value="1119.3755" calcext:value-type="currency">
            <text:p>$1,119.38</text:p>
          </table:table-cell>
          <table:table-cell table:formula="of:=[.E$10]+[.$C912]*[.E$13]" office:value-type="currency" office:currency="CAD" office:value="467.1785" calcext:value-type="currency">
            <text:p>$467.18</text:p>
          </table:table-cell>
          <table:table-cell table:formula="of:=[.F$10]+[.$C912]*[.F$13]" office:value-type="currency" office:currency="CAD" office:value="381.9" calcext:value-type="currency">
            <text:p>$381.90</text:p>
          </table:table-cell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[.D$10]+[.$C913]*[.D$13]" office:value-type="currency" office:currency="CAD" office:value="1120.629" calcext:value-type="currency">
            <text:p>$1,120.63</text:p>
          </table:table-cell>
          <table:table-cell table:formula="of:=[.E$10]+[.$C913]*[.E$13]" office:value-type="currency" office:currency="CAD" office:value="467.5085" calcext:value-type="currency">
            <text:p>$467.51</text:p>
          </table:table-cell>
          <table:table-cell table:formula="of:=[.F$10]+[.$C913]*[.F$13]" office:value-type="currency" office:currency="CAD" office:value="381.95" calcext:value-type="currency">
            <text:p>$381.95</text:p>
          </table:table-cell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[.D$10]+[.$C914]*[.D$13]" office:value-type="currency" office:currency="CAD" office:value="1121.8825" calcext:value-type="currency">
            <text:p>$1,121.88</text:p>
          </table:table-cell>
          <table:table-cell table:formula="of:=[.E$10]+[.$C914]*[.E$13]" office:value-type="currency" office:currency="CAD" office:value="467.8385" calcext:value-type="currency">
            <text:p>$467.84</text:p>
          </table:table-cell>
          <table:table-cell table:formula="of:=[.F$10]+[.$C914]*[.F$13]" office:value-type="currency" office:currency="CAD" office:value="382" calcext:value-type="currency">
            <text:p>$382.00</text:p>
          </table:table-cell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[.D$10]+[.$C915]*[.D$13]" office:value-type="currency" office:currency="CAD" office:value="1123.136" calcext:value-type="currency">
            <text:p>$1,123.14</text:p>
          </table:table-cell>
          <table:table-cell table:formula="of:=[.E$10]+[.$C915]*[.E$13]" office:value-type="currency" office:currency="CAD" office:value="468.1685" calcext:value-type="currency">
            <text:p>$468.17</text:p>
          </table:table-cell>
          <table:table-cell table:formula="of:=[.F$10]+[.$C915]*[.F$13]" office:value-type="currency" office:currency="CAD" office:value="382.05" calcext:value-type="currency">
            <text:p>$382.05</text:p>
          </table:table-cell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[.D$10]+[.$C916]*[.D$13]" office:value-type="currency" office:currency="CAD" office:value="1124.3895" calcext:value-type="currency">
            <text:p>$1,124.39</text:p>
          </table:table-cell>
          <table:table-cell table:formula="of:=[.E$10]+[.$C916]*[.E$13]" office:value-type="currency" office:currency="CAD" office:value="468.4985" calcext:value-type="currency">
            <text:p>$468.50</text:p>
          </table:table-cell>
          <table:table-cell table:formula="of:=[.F$10]+[.$C916]*[.F$13]" office:value-type="currency" office:currency="CAD" office:value="382.1" calcext:value-type="currency">
            <text:p>$382.10</text:p>
          </table:table-cell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[.D$10]+[.$C917]*[.D$13]" office:value-type="currency" office:currency="CAD" office:value="1125.643" calcext:value-type="currency">
            <text:p>$1,125.64</text:p>
          </table:table-cell>
          <table:table-cell table:formula="of:=[.E$10]+[.$C917]*[.E$13]" office:value-type="currency" office:currency="CAD" office:value="468.8285" calcext:value-type="currency">
            <text:p>$468.83</text:p>
          </table:table-cell>
          <table:table-cell table:formula="of:=[.F$10]+[.$C917]*[.F$13]" office:value-type="currency" office:currency="CAD" office:value="382.15" calcext:value-type="currency">
            <text:p>$382.15</text:p>
          </table:table-cell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[.D$10]+[.$C918]*[.D$13]" office:value-type="currency" office:currency="CAD" office:value="1126.8965" calcext:value-type="currency">
            <text:p>$1,126.90</text:p>
          </table:table-cell>
          <table:table-cell table:formula="of:=[.E$10]+[.$C918]*[.E$13]" office:value-type="currency" office:currency="CAD" office:value="469.1585" calcext:value-type="currency">
            <text:p>$469.16</text:p>
          </table:table-cell>
          <table:table-cell table:formula="of:=[.F$10]+[.$C918]*[.F$13]" office:value-type="currency" office:currency="CAD" office:value="382.2" calcext:value-type="currency">
            <text:p>$382.20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[.D$10]+[.$C919]*[.D$13]" office:value-type="currency" office:currency="CAD" office:value="1128.15" calcext:value-type="currency">
            <text:p>$1,128.15</text:p>
          </table:table-cell>
          <table:table-cell table:formula="of:=[.E$10]+[.$C919]*[.E$13]" office:value-type="currency" office:currency="CAD" office:value="469.4885" calcext:value-type="currency">
            <text:p>$469.49</text:p>
          </table:table-cell>
          <table:table-cell table:formula="of:=[.F$10]+[.$C919]*[.F$13]" office:value-type="currency" office:currency="CAD" office:value="382.25" calcext:value-type="currency">
            <text:p>$382.25</text:p>
          </table:table-cell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[.D$10]+[.$C920]*[.D$13]" office:value-type="currency" office:currency="CAD" office:value="1129.4035" calcext:value-type="currency">
            <text:p>$1,129.40</text:p>
          </table:table-cell>
          <table:table-cell table:formula="of:=[.E$10]+[.$C920]*[.E$13]" office:value-type="currency" office:currency="CAD" office:value="469.8185" calcext:value-type="currency">
            <text:p>$469.82</text:p>
          </table:table-cell>
          <table:table-cell table:formula="of:=[.F$10]+[.$C920]*[.F$13]" office:value-type="currency" office:currency="CAD" office:value="382.3" calcext:value-type="currency">
            <text:p>$382.30</text:p>
          </table:table-cell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[.D$10]+[.$C921]*[.D$13]" office:value-type="currency" office:currency="CAD" office:value="1130.657" calcext:value-type="currency">
            <text:p>$1,130.66</text:p>
          </table:table-cell>
          <table:table-cell table:formula="of:=[.E$10]+[.$C921]*[.E$13]" office:value-type="currency" office:currency="CAD" office:value="470.1485" calcext:value-type="currency">
            <text:p>$470.15</text:p>
          </table:table-cell>
          <table:table-cell table:formula="of:=[.F$10]+[.$C921]*[.F$13]" office:value-type="currency" office:currency="CAD" office:value="382.35" calcext:value-type="currency">
            <text:p>$382.35</text:p>
          </table:table-cell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[.D$10]+[.$C922]*[.D$13]" office:value-type="currency" office:currency="CAD" office:value="1131.9105" calcext:value-type="currency">
            <text:p>$1,131.91</text:p>
          </table:table-cell>
          <table:table-cell table:formula="of:=[.E$10]+[.$C922]*[.E$13]" office:value-type="currency" office:currency="CAD" office:value="470.4785" calcext:value-type="currency">
            <text:p>$470.48</text:p>
          </table:table-cell>
          <table:table-cell table:formula="of:=[.F$10]+[.$C922]*[.F$13]" office:value-type="currency" office:currency="CAD" office:value="382.4" calcext:value-type="currency">
            <text:p>$382.40</text:p>
          </table:table-cell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[.D$10]+[.$C923]*[.D$13]" office:value-type="currency" office:currency="CAD" office:value="1133.164" calcext:value-type="currency">
            <text:p>$1,133.16</text:p>
          </table:table-cell>
          <table:table-cell table:formula="of:=[.E$10]+[.$C923]*[.E$13]" office:value-type="currency" office:currency="CAD" office:value="470.8085" calcext:value-type="currency">
            <text:p>$470.81</text:p>
          </table:table-cell>
          <table:table-cell table:formula="of:=[.F$10]+[.$C923]*[.F$13]" office:value-type="currency" office:currency="CAD" office:value="382.45" calcext:value-type="currency">
            <text:p>$382.45</text:p>
          </table:table-cell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[.D$10]+[.$C924]*[.D$13]" office:value-type="currency" office:currency="CAD" office:value="1134.4175" calcext:value-type="currency">
            <text:p>$1,134.42</text:p>
          </table:table-cell>
          <table:table-cell table:formula="of:=[.E$10]+[.$C924]*[.E$13]" office:value-type="currency" office:currency="CAD" office:value="471.1385" calcext:value-type="currency">
            <text:p>$471.14</text:p>
          </table:table-cell>
          <table:table-cell table:formula="of:=[.F$10]+[.$C924]*[.F$13]" office:value-type="currency" office:currency="CAD" office:value="382.5" calcext:value-type="currency">
            <text:p>$382.50</text:p>
          </table:table-cell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[.D$10]+[.$C925]*[.D$13]" office:value-type="currency" office:currency="CAD" office:value="1135.671" calcext:value-type="currency">
            <text:p>$1,135.67</text:p>
          </table:table-cell>
          <table:table-cell table:formula="of:=[.E$10]+[.$C925]*[.E$13]" office:value-type="currency" office:currency="CAD" office:value="471.4685" calcext:value-type="currency">
            <text:p>$471.47</text:p>
          </table:table-cell>
          <table:table-cell table:formula="of:=[.F$10]+[.$C925]*[.F$13]" office:value-type="currency" office:currency="CAD" office:value="382.55" calcext:value-type="currency">
            <text:p>$382.55</text:p>
          </table:table-cell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[.D$10]+[.$C926]*[.D$13]" office:value-type="currency" office:currency="CAD" office:value="1136.9245" calcext:value-type="currency">
            <text:p>$1,136.92</text:p>
          </table:table-cell>
          <table:table-cell table:formula="of:=[.E$10]+[.$C926]*[.E$13]" office:value-type="currency" office:currency="CAD" office:value="471.7985" calcext:value-type="currency">
            <text:p>$471.80</text:p>
          </table:table-cell>
          <table:table-cell table:formula="of:=[.F$10]+[.$C926]*[.F$13]" office:value-type="currency" office:currency="CAD" office:value="382.6" calcext:value-type="currency">
            <text:p>$382.60</text:p>
          </table:table-cell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[.D$10]+[.$C927]*[.D$13]" office:value-type="currency" office:currency="CAD" office:value="1138.178" calcext:value-type="currency">
            <text:p>$1,138.18</text:p>
          </table:table-cell>
          <table:table-cell table:formula="of:=[.E$10]+[.$C927]*[.E$13]" office:value-type="currency" office:currency="CAD" office:value="472.1285" calcext:value-type="currency">
            <text:p>$472.13</text:p>
          </table:table-cell>
          <table:table-cell table:formula="of:=[.F$10]+[.$C927]*[.F$13]" office:value-type="currency" office:currency="CAD" office:value="382.65" calcext:value-type="currency">
            <text:p>$382.65</text:p>
          </table:table-cell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[.D$10]+[.$C928]*[.D$13]" office:value-type="currency" office:currency="CAD" office:value="1139.4315" calcext:value-type="currency">
            <text:p>$1,139.43</text:p>
          </table:table-cell>
          <table:table-cell table:formula="of:=[.E$10]+[.$C928]*[.E$13]" office:value-type="currency" office:currency="CAD" office:value="472.4585" calcext:value-type="currency">
            <text:p>$472.46</text:p>
          </table:table-cell>
          <table:table-cell table:formula="of:=[.F$10]+[.$C928]*[.F$13]" office:value-type="currency" office:currency="CAD" office:value="382.7" calcext:value-type="currency">
            <text:p>$382.70</text:p>
          </table:table-cell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[.D$10]+[.$C929]*[.D$13]" office:value-type="currency" office:currency="CAD" office:value="1140.685" calcext:value-type="currency">
            <text:p>$1,140.69</text:p>
          </table:table-cell>
          <table:table-cell table:formula="of:=[.E$10]+[.$C929]*[.E$13]" office:value-type="currency" office:currency="CAD" office:value="472.7885" calcext:value-type="currency">
            <text:p>$472.79</text:p>
          </table:table-cell>
          <table:table-cell table:formula="of:=[.F$10]+[.$C929]*[.F$13]" office:value-type="currency" office:currency="CAD" office:value="382.75" calcext:value-type="currency">
            <text:p>$382.75</text:p>
          </table:table-cell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[.D$10]+[.$C930]*[.D$13]" office:value-type="currency" office:currency="CAD" office:value="1141.9385" calcext:value-type="currency">
            <text:p>$1,141.94</text:p>
          </table:table-cell>
          <table:table-cell table:formula="of:=[.E$10]+[.$C930]*[.E$13]" office:value-type="currency" office:currency="CAD" office:value="473.1185" calcext:value-type="currency">
            <text:p>$473.12</text:p>
          </table:table-cell>
          <table:table-cell table:formula="of:=[.F$10]+[.$C930]*[.F$13]" office:value-type="currency" office:currency="CAD" office:value="382.8" calcext:value-type="currency">
            <text:p>$382.80</text:p>
          </table:table-cell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[.D$10]+[.$C931]*[.D$13]" office:value-type="currency" office:currency="CAD" office:value="1143.192" calcext:value-type="currency">
            <text:p>$1,143.19</text:p>
          </table:table-cell>
          <table:table-cell table:formula="of:=[.E$10]+[.$C931]*[.E$13]" office:value-type="currency" office:currency="CAD" office:value="473.4485" calcext:value-type="currency">
            <text:p>$473.45</text:p>
          </table:table-cell>
          <table:table-cell table:formula="of:=[.F$10]+[.$C931]*[.F$13]" office:value-type="currency" office:currency="CAD" office:value="382.85" calcext:value-type="currency">
            <text:p>$382.85</text:p>
          </table:table-cell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[.D$10]+[.$C932]*[.D$13]" office:value-type="currency" office:currency="CAD" office:value="1144.4455" calcext:value-type="currency">
            <text:p>$1,144.45</text:p>
          </table:table-cell>
          <table:table-cell table:formula="of:=[.E$10]+[.$C932]*[.E$13]" office:value-type="currency" office:currency="CAD" office:value="473.7785" calcext:value-type="currency">
            <text:p>$473.78</text:p>
          </table:table-cell>
          <table:table-cell table:formula="of:=[.F$10]+[.$C932]*[.F$13]" office:value-type="currency" office:currency="CAD" office:value="382.9" calcext:value-type="currency">
            <text:p>$382.90</text:p>
          </table:table-cell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[.D$10]+[.$C933]*[.D$13]" office:value-type="currency" office:currency="CAD" office:value="1145.699" calcext:value-type="currency">
            <text:p>$1,145.70</text:p>
          </table:table-cell>
          <table:table-cell table:formula="of:=[.E$10]+[.$C933]*[.E$13]" office:value-type="currency" office:currency="CAD" office:value="474.1085" calcext:value-type="currency">
            <text:p>$474.11</text:p>
          </table:table-cell>
          <table:table-cell table:formula="of:=[.F$10]+[.$C933]*[.F$13]" office:value-type="currency" office:currency="CAD" office:value="382.95" calcext:value-type="currency">
            <text:p>$382.95</text:p>
          </table:table-cell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[.D$10]+[.$C934]*[.D$13]" office:value-type="currency" office:currency="CAD" office:value="1146.9525" calcext:value-type="currency">
            <text:p>$1,146.95</text:p>
          </table:table-cell>
          <table:table-cell table:formula="of:=[.E$10]+[.$C934]*[.E$13]" office:value-type="currency" office:currency="CAD" office:value="474.4385" calcext:value-type="currency">
            <text:p>$474.44</text:p>
          </table:table-cell>
          <table:table-cell table:formula="of:=[.F$10]+[.$C934]*[.F$13]" office:value-type="currency" office:currency="CAD" office:value="383" calcext:value-type="currency">
            <text:p>$383.00</text:p>
          </table:table-cell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[.D$10]+[.$C935]*[.D$13]" office:value-type="currency" office:currency="CAD" office:value="1148.206" calcext:value-type="currency">
            <text:p>$1,148.21</text:p>
          </table:table-cell>
          <table:table-cell table:formula="of:=[.E$10]+[.$C935]*[.E$13]" office:value-type="currency" office:currency="CAD" office:value="474.7685" calcext:value-type="currency">
            <text:p>$474.77</text:p>
          </table:table-cell>
          <table:table-cell table:formula="of:=[.F$10]+[.$C935]*[.F$13]" office:value-type="currency" office:currency="CAD" office:value="383.05" calcext:value-type="currency">
            <text:p>$383.05</text:p>
          </table:table-cell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[.D$10]+[.$C936]*[.D$13]" office:value-type="currency" office:currency="CAD" office:value="1149.4595" calcext:value-type="currency">
            <text:p>$1,149.46</text:p>
          </table:table-cell>
          <table:table-cell table:formula="of:=[.E$10]+[.$C936]*[.E$13]" office:value-type="currency" office:currency="CAD" office:value="475.0985" calcext:value-type="currency">
            <text:p>$475.10</text:p>
          </table:table-cell>
          <table:table-cell table:formula="of:=[.F$10]+[.$C936]*[.F$13]" office:value-type="currency" office:currency="CAD" office:value="383.1" calcext:value-type="currency">
            <text:p>$383.10</text:p>
          </table:table-cell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[.D$10]+[.$C937]*[.D$13]" office:value-type="currency" office:currency="CAD" office:value="1150.713" calcext:value-type="currency">
            <text:p>$1,150.71</text:p>
          </table:table-cell>
          <table:table-cell table:formula="of:=[.E$10]+[.$C937]*[.E$13]" office:value-type="currency" office:currency="CAD" office:value="475.4285" calcext:value-type="currency">
            <text:p>$475.43</text:p>
          </table:table-cell>
          <table:table-cell table:formula="of:=[.F$10]+[.$C937]*[.F$13]" office:value-type="currency" office:currency="CAD" office:value="383.15" calcext:value-type="currency">
            <text:p>$383.15</text:p>
          </table:table-cell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[.D$10]+[.$C938]*[.D$13]" office:value-type="currency" office:currency="CAD" office:value="1151.9665" calcext:value-type="currency">
            <text:p>$1,151.97</text:p>
          </table:table-cell>
          <table:table-cell table:formula="of:=[.E$10]+[.$C938]*[.E$13]" office:value-type="currency" office:currency="CAD" office:value="475.7585" calcext:value-type="currency">
            <text:p>$475.76</text:p>
          </table:table-cell>
          <table:table-cell table:formula="of:=[.F$10]+[.$C938]*[.F$13]" office:value-type="currency" office:currency="CAD" office:value="383.2" calcext:value-type="currency">
            <text:p>$383.20</text:p>
          </table:table-cell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[.D$10]+[.$C939]*[.D$13]" office:value-type="currency" office:currency="CAD" office:value="1153.22" calcext:value-type="currency">
            <text:p>$1,153.22</text:p>
          </table:table-cell>
          <table:table-cell table:formula="of:=[.E$10]+[.$C939]*[.E$13]" office:value-type="currency" office:currency="CAD" office:value="476.0885" calcext:value-type="currency">
            <text:p>$476.09</text:p>
          </table:table-cell>
          <table:table-cell table:formula="of:=[.F$10]+[.$C939]*[.F$13]" office:value-type="currency" office:currency="CAD" office:value="383.25" calcext:value-type="currency">
            <text:p>$383.25</text:p>
          </table:table-cell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[.D$10]+[.$C940]*[.D$13]" office:value-type="currency" office:currency="CAD" office:value="1154.4735" calcext:value-type="currency">
            <text:p>$1,154.47</text:p>
          </table:table-cell>
          <table:table-cell table:formula="of:=[.E$10]+[.$C940]*[.E$13]" office:value-type="currency" office:currency="CAD" office:value="476.4185" calcext:value-type="currency">
            <text:p>$476.42</text:p>
          </table:table-cell>
          <table:table-cell table:formula="of:=[.F$10]+[.$C940]*[.F$13]" office:value-type="currency" office:currency="CAD" office:value="383.3" calcext:value-type="currency">
            <text:p>$383.30</text:p>
          </table:table-cell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[.D$10]+[.$C941]*[.D$13]" office:value-type="currency" office:currency="CAD" office:value="1155.727" calcext:value-type="currency">
            <text:p>$1,155.73</text:p>
          </table:table-cell>
          <table:table-cell table:formula="of:=[.E$10]+[.$C941]*[.E$13]" office:value-type="currency" office:currency="CAD" office:value="476.7485" calcext:value-type="currency">
            <text:p>$476.75</text:p>
          </table:table-cell>
          <table:table-cell table:formula="of:=[.F$10]+[.$C941]*[.F$13]" office:value-type="currency" office:currency="CAD" office:value="383.35" calcext:value-type="currency">
            <text:p>$383.35</text:p>
          </table:table-cell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[.D$10]+[.$C942]*[.D$13]" office:value-type="currency" office:currency="CAD" office:value="1156.9805" calcext:value-type="currency">
            <text:p>$1,156.98</text:p>
          </table:table-cell>
          <table:table-cell table:formula="of:=[.E$10]+[.$C942]*[.E$13]" office:value-type="currency" office:currency="CAD" office:value="477.0785" calcext:value-type="currency">
            <text:p>$477.08</text:p>
          </table:table-cell>
          <table:table-cell table:formula="of:=[.F$10]+[.$C942]*[.F$13]" office:value-type="currency" office:currency="CAD" office:value="383.4" calcext:value-type="currency">
            <text:p>$383.40</text:p>
          </table:table-cell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[.D$10]+[.$C943]*[.D$13]" office:value-type="currency" office:currency="CAD" office:value="1158.234" calcext:value-type="currency">
            <text:p>$1,158.23</text:p>
          </table:table-cell>
          <table:table-cell table:formula="of:=[.E$10]+[.$C943]*[.E$13]" office:value-type="currency" office:currency="CAD" office:value="477.4085" calcext:value-type="currency">
            <text:p>$477.41</text:p>
          </table:table-cell>
          <table:table-cell table:formula="of:=[.F$10]+[.$C943]*[.F$13]" office:value-type="currency" office:currency="CAD" office:value="383.45" calcext:value-type="currency">
            <text:p>$383.45</text:p>
          </table:table-cell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[.D$10]+[.$C944]*[.D$13]" office:value-type="currency" office:currency="CAD" office:value="1159.4875" calcext:value-type="currency">
            <text:p>$1,159.49</text:p>
          </table:table-cell>
          <table:table-cell table:formula="of:=[.E$10]+[.$C944]*[.E$13]" office:value-type="currency" office:currency="CAD" office:value="477.7385" calcext:value-type="currency">
            <text:p>$477.74</text:p>
          </table:table-cell>
          <table:table-cell table:formula="of:=[.F$10]+[.$C944]*[.F$13]" office:value-type="currency" office:currency="CAD" office:value="383.5" calcext:value-type="currency">
            <text:p>$383.50</text:p>
          </table:table-cell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[.D$10]+[.$C945]*[.D$13]" office:value-type="currency" office:currency="CAD" office:value="1160.741" calcext:value-type="currency">
            <text:p>$1,160.74</text:p>
          </table:table-cell>
          <table:table-cell table:formula="of:=[.E$10]+[.$C945]*[.E$13]" office:value-type="currency" office:currency="CAD" office:value="478.0685" calcext:value-type="currency">
            <text:p>$478.07</text:p>
          </table:table-cell>
          <table:table-cell table:formula="of:=[.F$10]+[.$C945]*[.F$13]" office:value-type="currency" office:currency="CAD" office:value="383.55" calcext:value-type="currency">
            <text:p>$383.55</text:p>
          </table:table-cell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[.D$10]+[.$C946]*[.D$13]" office:value-type="currency" office:currency="CAD" office:value="1161.9945" calcext:value-type="currency">
            <text:p>$1,161.99</text:p>
          </table:table-cell>
          <table:table-cell table:formula="of:=[.E$10]+[.$C946]*[.E$13]" office:value-type="currency" office:currency="CAD" office:value="478.3985" calcext:value-type="currency">
            <text:p>$478.40</text:p>
          </table:table-cell>
          <table:table-cell table:formula="of:=[.F$10]+[.$C946]*[.F$13]" office:value-type="currency" office:currency="CAD" office:value="383.6" calcext:value-type="currency">
            <text:p>$383.60</text:p>
          </table:table-cell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[.D$10]+[.$C947]*[.D$13]" office:value-type="currency" office:currency="CAD" office:value="1163.248" calcext:value-type="currency">
            <text:p>$1,163.25</text:p>
          </table:table-cell>
          <table:table-cell table:formula="of:=[.E$10]+[.$C947]*[.E$13]" office:value-type="currency" office:currency="CAD" office:value="478.7285" calcext:value-type="currency">
            <text:p>$478.73</text:p>
          </table:table-cell>
          <table:table-cell table:formula="of:=[.F$10]+[.$C947]*[.F$13]" office:value-type="currency" office:currency="CAD" office:value="383.65" calcext:value-type="currency">
            <text:p>$383.65</text:p>
          </table:table-cell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[.D$10]+[.$C948]*[.D$13]" office:value-type="currency" office:currency="CAD" office:value="1164.5015" calcext:value-type="currency">
            <text:p>$1,164.50</text:p>
          </table:table-cell>
          <table:table-cell table:formula="of:=[.E$10]+[.$C948]*[.E$13]" office:value-type="currency" office:currency="CAD" office:value="479.0585" calcext:value-type="currency">
            <text:p>$479.06</text:p>
          </table:table-cell>
          <table:table-cell table:formula="of:=[.F$10]+[.$C948]*[.F$13]" office:value-type="currency" office:currency="CAD" office:value="383.7" calcext:value-type="currency">
            <text:p>$383.70</text:p>
          </table:table-cell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[.D$10]+[.$C949]*[.D$13]" office:value-type="currency" office:currency="CAD" office:value="1165.755" calcext:value-type="currency">
            <text:p>$1,165.76</text:p>
          </table:table-cell>
          <table:table-cell table:formula="of:=[.E$10]+[.$C949]*[.E$13]" office:value-type="currency" office:currency="CAD" office:value="479.3885" calcext:value-type="currency">
            <text:p>$479.39</text:p>
          </table:table-cell>
          <table:table-cell table:formula="of:=[.F$10]+[.$C949]*[.F$13]" office:value-type="currency" office:currency="CAD" office:value="383.75" calcext:value-type="currency">
            <text:p>$383.75</text:p>
          </table:table-cell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[.D$10]+[.$C950]*[.D$13]" office:value-type="currency" office:currency="CAD" office:value="1167.0085" calcext:value-type="currency">
            <text:p>$1,167.01</text:p>
          </table:table-cell>
          <table:table-cell table:formula="of:=[.E$10]+[.$C950]*[.E$13]" office:value-type="currency" office:currency="CAD" office:value="479.7185" calcext:value-type="currency">
            <text:p>$479.72</text:p>
          </table:table-cell>
          <table:table-cell table:formula="of:=[.F$10]+[.$C950]*[.F$13]" office:value-type="currency" office:currency="CAD" office:value="383.8" calcext:value-type="currency">
            <text:p>$383.80</text:p>
          </table:table-cell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[.D$10]+[.$C951]*[.D$13]" office:value-type="currency" office:currency="CAD" office:value="1168.262" calcext:value-type="currency">
            <text:p>$1,168.26</text:p>
          </table:table-cell>
          <table:table-cell table:formula="of:=[.E$10]+[.$C951]*[.E$13]" office:value-type="currency" office:currency="CAD" office:value="480.0485" calcext:value-type="currency">
            <text:p>$480.05</text:p>
          </table:table-cell>
          <table:table-cell table:formula="of:=[.F$10]+[.$C951]*[.F$13]" office:value-type="currency" office:currency="CAD" office:value="383.85" calcext:value-type="currency">
            <text:p>$383.85</text:p>
          </table:table-cell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[.D$10]+[.$C952]*[.D$13]" office:value-type="currency" office:currency="CAD" office:value="1169.5155" calcext:value-type="currency">
            <text:p>$1,169.52</text:p>
          </table:table-cell>
          <table:table-cell table:formula="of:=[.E$10]+[.$C952]*[.E$13]" office:value-type="currency" office:currency="CAD" office:value="480.3785" calcext:value-type="currency">
            <text:p>$480.38</text:p>
          </table:table-cell>
          <table:table-cell table:formula="of:=[.F$10]+[.$C952]*[.F$13]" office:value-type="currency" office:currency="CAD" office:value="383.9" calcext:value-type="currency">
            <text:p>$383.90</text:p>
          </table:table-cell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[.D$10]+[.$C953]*[.D$13]" office:value-type="currency" office:currency="CAD" office:value="1170.769" calcext:value-type="currency">
            <text:p>$1,170.77</text:p>
          </table:table-cell>
          <table:table-cell table:formula="of:=[.E$10]+[.$C953]*[.E$13]" office:value-type="currency" office:currency="CAD" office:value="480.7085" calcext:value-type="currency">
            <text:p>$480.71</text:p>
          </table:table-cell>
          <table:table-cell table:formula="of:=[.F$10]+[.$C953]*[.F$13]" office:value-type="currency" office:currency="CAD" office:value="383.95" calcext:value-type="currency">
            <text:p>$383.95</text:p>
          </table:table-cell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[.D$10]+[.$C954]*[.D$13]" office:value-type="currency" office:currency="CAD" office:value="1172.0225" calcext:value-type="currency">
            <text:p>$1,172.02</text:p>
          </table:table-cell>
          <table:table-cell table:formula="of:=[.E$10]+[.$C954]*[.E$13]" office:value-type="currency" office:currency="CAD" office:value="481.0385" calcext:value-type="currency">
            <text:p>$481.04</text:p>
          </table:table-cell>
          <table:table-cell table:formula="of:=[.F$10]+[.$C954]*[.F$13]" office:value-type="currency" office:currency="CAD" office:value="384" calcext:value-type="currency">
            <text:p>$384.00</text:p>
          </table:table-cell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[.D$10]+[.$C955]*[.D$13]" office:value-type="currency" office:currency="CAD" office:value="1173.276" calcext:value-type="currency">
            <text:p>$1,173.28</text:p>
          </table:table-cell>
          <table:table-cell table:formula="of:=[.E$10]+[.$C955]*[.E$13]" office:value-type="currency" office:currency="CAD" office:value="481.3685" calcext:value-type="currency">
            <text:p>$481.37</text:p>
          </table:table-cell>
          <table:table-cell table:formula="of:=[.F$10]+[.$C955]*[.F$13]" office:value-type="currency" office:currency="CAD" office:value="384.05" calcext:value-type="currency">
            <text:p>$384.05</text:p>
          </table:table-cell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[.D$10]+[.$C956]*[.D$13]" office:value-type="currency" office:currency="CAD" office:value="1174.5295" calcext:value-type="currency">
            <text:p>$1,174.53</text:p>
          </table:table-cell>
          <table:table-cell table:formula="of:=[.E$10]+[.$C956]*[.E$13]" office:value-type="currency" office:currency="CAD" office:value="481.6985" calcext:value-type="currency">
            <text:p>$481.70</text:p>
          </table:table-cell>
          <table:table-cell table:formula="of:=[.F$10]+[.$C956]*[.F$13]" office:value-type="currency" office:currency="CAD" office:value="384.1" calcext:value-type="currency">
            <text:p>$384.10</text:p>
          </table:table-cell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[.D$10]+[.$C957]*[.D$13]" office:value-type="currency" office:currency="CAD" office:value="1175.783" calcext:value-type="currency">
            <text:p>$1,175.78</text:p>
          </table:table-cell>
          <table:table-cell table:formula="of:=[.E$10]+[.$C957]*[.E$13]" office:value-type="currency" office:currency="CAD" office:value="482.0285" calcext:value-type="currency">
            <text:p>$482.03</text:p>
          </table:table-cell>
          <table:table-cell table:formula="of:=[.F$10]+[.$C957]*[.F$13]" office:value-type="currency" office:currency="CAD" office:value="384.15" calcext:value-type="currency">
            <text:p>$384.15</text:p>
          </table:table-cell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[.D$10]+[.$C958]*[.D$13]" office:value-type="currency" office:currency="CAD" office:value="1177.0365" calcext:value-type="currency">
            <text:p>$1,177.04</text:p>
          </table:table-cell>
          <table:table-cell table:formula="of:=[.E$10]+[.$C958]*[.E$13]" office:value-type="currency" office:currency="CAD" office:value="482.3585" calcext:value-type="currency">
            <text:p>$482.36</text:p>
          </table:table-cell>
          <table:table-cell table:formula="of:=[.F$10]+[.$C958]*[.F$13]" office:value-type="currency" office:currency="CAD" office:value="384.2" calcext:value-type="currency">
            <text:p>$384.20</text:p>
          </table:table-cell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[.D$10]+[.$C959]*[.D$13]" office:value-type="currency" office:currency="CAD" office:value="1178.29" calcext:value-type="currency">
            <text:p>$1,178.29</text:p>
          </table:table-cell>
          <table:table-cell table:formula="of:=[.E$10]+[.$C959]*[.E$13]" office:value-type="currency" office:currency="CAD" office:value="482.6885" calcext:value-type="currency">
            <text:p>$482.69</text:p>
          </table:table-cell>
          <table:table-cell table:formula="of:=[.F$10]+[.$C959]*[.F$13]" office:value-type="currency" office:currency="CAD" office:value="384.25" calcext:value-type="currency">
            <text:p>$384.25</text:p>
          </table:table-cell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[.D$10]+[.$C960]*[.D$13]" office:value-type="currency" office:currency="CAD" office:value="1179.5435" calcext:value-type="currency">
            <text:p>$1,179.54</text:p>
          </table:table-cell>
          <table:table-cell table:formula="of:=[.E$10]+[.$C960]*[.E$13]" office:value-type="currency" office:currency="CAD" office:value="483.0185" calcext:value-type="currency">
            <text:p>$483.02</text:p>
          </table:table-cell>
          <table:table-cell table:formula="of:=[.F$10]+[.$C960]*[.F$13]" office:value-type="currency" office:currency="CAD" office:value="384.3" calcext:value-type="currency">
            <text:p>$384.30</text:p>
          </table:table-cell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[.D$10]+[.$C961]*[.D$13]" office:value-type="currency" office:currency="CAD" office:value="1180.797" calcext:value-type="currency">
            <text:p>$1,180.80</text:p>
          </table:table-cell>
          <table:table-cell table:formula="of:=[.E$10]+[.$C961]*[.E$13]" office:value-type="currency" office:currency="CAD" office:value="483.3485" calcext:value-type="currency">
            <text:p>$483.35</text:p>
          </table:table-cell>
          <table:table-cell table:formula="of:=[.F$10]+[.$C961]*[.F$13]" office:value-type="currency" office:currency="CAD" office:value="384.35" calcext:value-type="currency">
            <text:p>$384.35</text:p>
          </table:table-cell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[.D$10]+[.$C962]*[.D$13]" office:value-type="currency" office:currency="CAD" office:value="1182.0505" calcext:value-type="currency">
            <text:p>$1,182.05</text:p>
          </table:table-cell>
          <table:table-cell table:formula="of:=[.E$10]+[.$C962]*[.E$13]" office:value-type="currency" office:currency="CAD" office:value="483.6785" calcext:value-type="currency">
            <text:p>$483.68</text:p>
          </table:table-cell>
          <table:table-cell table:formula="of:=[.F$10]+[.$C962]*[.F$13]" office:value-type="currency" office:currency="CAD" office:value="384.4" calcext:value-type="currency">
            <text:p>$384.40</text:p>
          </table:table-cell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[.D$10]+[.$C963]*[.D$13]" office:value-type="currency" office:currency="CAD" office:value="1183.304" calcext:value-type="currency">
            <text:p>$1,183.30</text:p>
          </table:table-cell>
          <table:table-cell table:formula="of:=[.E$10]+[.$C963]*[.E$13]" office:value-type="currency" office:currency="CAD" office:value="484.0085" calcext:value-type="currency">
            <text:p>$484.01</text:p>
          </table:table-cell>
          <table:table-cell table:formula="of:=[.F$10]+[.$C963]*[.F$13]" office:value-type="currency" office:currency="CAD" office:value="384.45" calcext:value-type="currency">
            <text:p>$384.45</text:p>
          </table:table-cell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[.D$10]+[.$C964]*[.D$13]" office:value-type="currency" office:currency="CAD" office:value="1184.5575" calcext:value-type="currency">
            <text:p>$1,184.56</text:p>
          </table:table-cell>
          <table:table-cell table:formula="of:=[.E$10]+[.$C964]*[.E$13]" office:value-type="currency" office:currency="CAD" office:value="484.3385" calcext:value-type="currency">
            <text:p>$484.34</text:p>
          </table:table-cell>
          <table:table-cell table:formula="of:=[.F$10]+[.$C964]*[.F$13]" office:value-type="currency" office:currency="CAD" office:value="384.5" calcext:value-type="currency">
            <text:p>$384.50</text:p>
          </table:table-cell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[.D$10]+[.$C965]*[.D$13]" office:value-type="currency" office:currency="CAD" office:value="1185.811" calcext:value-type="currency">
            <text:p>$1,185.81</text:p>
          </table:table-cell>
          <table:table-cell table:formula="of:=[.E$10]+[.$C965]*[.E$13]" office:value-type="currency" office:currency="CAD" office:value="484.6685" calcext:value-type="currency">
            <text:p>$484.67</text:p>
          </table:table-cell>
          <table:table-cell table:formula="of:=[.F$10]+[.$C965]*[.F$13]" office:value-type="currency" office:currency="CAD" office:value="384.55" calcext:value-type="currency">
            <text:p>$384.55</text:p>
          </table:table-cell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[.D$10]+[.$C966]*[.D$13]" office:value-type="currency" office:currency="CAD" office:value="1187.0645" calcext:value-type="currency">
            <text:p>$1,187.06</text:p>
          </table:table-cell>
          <table:table-cell table:formula="of:=[.E$10]+[.$C966]*[.E$13]" office:value-type="currency" office:currency="CAD" office:value="484.9985" calcext:value-type="currency">
            <text:p>$485.00</text:p>
          </table:table-cell>
          <table:table-cell table:formula="of:=[.F$10]+[.$C966]*[.F$13]" office:value-type="currency" office:currency="CAD" office:value="384.6" calcext:value-type="currency">
            <text:p>$384.60</text:p>
          </table:table-cell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[.D$10]+[.$C967]*[.D$13]" office:value-type="currency" office:currency="CAD" office:value="1188.318" calcext:value-type="currency">
            <text:p>$1,188.32</text:p>
          </table:table-cell>
          <table:table-cell table:formula="of:=[.E$10]+[.$C967]*[.E$13]" office:value-type="currency" office:currency="CAD" office:value="485.3285" calcext:value-type="currency">
            <text:p>$485.33</text:p>
          </table:table-cell>
          <table:table-cell table:formula="of:=[.F$10]+[.$C967]*[.F$13]" office:value-type="currency" office:currency="CAD" office:value="384.65" calcext:value-type="currency">
            <text:p>$384.65</text:p>
          </table:table-cell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[.D$10]+[.$C968]*[.D$13]" office:value-type="currency" office:currency="CAD" office:value="1189.5715" calcext:value-type="currency">
            <text:p>$1,189.57</text:p>
          </table:table-cell>
          <table:table-cell table:formula="of:=[.E$10]+[.$C968]*[.E$13]" office:value-type="currency" office:currency="CAD" office:value="485.6585" calcext:value-type="currency">
            <text:p>$485.66</text:p>
          </table:table-cell>
          <table:table-cell table:formula="of:=[.F$10]+[.$C968]*[.F$13]" office:value-type="currency" office:currency="CAD" office:value="384.7" calcext:value-type="currency">
            <text:p>$384.70</text:p>
          </table:table-cell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[.D$10]+[.$C969]*[.D$13]" office:value-type="currency" office:currency="CAD" office:value="1190.825" calcext:value-type="currency">
            <text:p>$1,190.83</text:p>
          </table:table-cell>
          <table:table-cell table:formula="of:=[.E$10]+[.$C969]*[.E$13]" office:value-type="currency" office:currency="CAD" office:value="485.9885" calcext:value-type="currency">
            <text:p>$485.99</text:p>
          </table:table-cell>
          <table:table-cell table:formula="of:=[.F$10]+[.$C969]*[.F$13]" office:value-type="currency" office:currency="CAD" office:value="384.75" calcext:value-type="currency">
            <text:p>$384.75</text:p>
          </table:table-cell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[.D$10]+[.$C970]*[.D$13]" office:value-type="currency" office:currency="CAD" office:value="1192.0785" calcext:value-type="currency">
            <text:p>$1,192.08</text:p>
          </table:table-cell>
          <table:table-cell table:formula="of:=[.E$10]+[.$C970]*[.E$13]" office:value-type="currency" office:currency="CAD" office:value="486.3185" calcext:value-type="currency">
            <text:p>$486.32</text:p>
          </table:table-cell>
          <table:table-cell table:formula="of:=[.F$10]+[.$C970]*[.F$13]" office:value-type="currency" office:currency="CAD" office:value="384.8" calcext:value-type="currency">
            <text:p>$384.80</text:p>
          </table:table-cell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[.D$10]+[.$C971]*[.D$13]" office:value-type="currency" office:currency="CAD" office:value="1193.332" calcext:value-type="currency">
            <text:p>$1,193.33</text:p>
          </table:table-cell>
          <table:table-cell table:formula="of:=[.E$10]+[.$C971]*[.E$13]" office:value-type="currency" office:currency="CAD" office:value="486.6485" calcext:value-type="currency">
            <text:p>$486.65</text:p>
          </table:table-cell>
          <table:table-cell table:formula="of:=[.F$10]+[.$C971]*[.F$13]" office:value-type="currency" office:currency="CAD" office:value="384.85" calcext:value-type="currency">
            <text:p>$384.85</text:p>
          </table:table-cell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[.D$10]+[.$C972]*[.D$13]" office:value-type="currency" office:currency="CAD" office:value="1194.5855" calcext:value-type="currency">
            <text:p>$1,194.59</text:p>
          </table:table-cell>
          <table:table-cell table:formula="of:=[.E$10]+[.$C972]*[.E$13]" office:value-type="currency" office:currency="CAD" office:value="486.9785" calcext:value-type="currency">
            <text:p>$486.98</text:p>
          </table:table-cell>
          <table:table-cell table:formula="of:=[.F$10]+[.$C972]*[.F$13]" office:value-type="currency" office:currency="CAD" office:value="384.9" calcext:value-type="currency">
            <text:p>$384.90</text:p>
          </table:table-cell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[.D$10]+[.$C973]*[.D$13]" office:value-type="currency" office:currency="CAD" office:value="1195.839" calcext:value-type="currency">
            <text:p>$1,195.84</text:p>
          </table:table-cell>
          <table:table-cell table:formula="of:=[.E$10]+[.$C973]*[.E$13]" office:value-type="currency" office:currency="CAD" office:value="487.3085" calcext:value-type="currency">
            <text:p>$487.31</text:p>
          </table:table-cell>
          <table:table-cell table:formula="of:=[.F$10]+[.$C973]*[.F$13]" office:value-type="currency" office:currency="CAD" office:value="384.95" calcext:value-type="currency">
            <text:p>$384.95</text:p>
          </table:table-cell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[.D$10]+[.$C974]*[.D$13]" office:value-type="currency" office:currency="CAD" office:value="1197.0925" calcext:value-type="currency">
            <text:p>$1,197.09</text:p>
          </table:table-cell>
          <table:table-cell table:formula="of:=[.E$10]+[.$C974]*[.E$13]" office:value-type="currency" office:currency="CAD" office:value="487.6385" calcext:value-type="currency">
            <text:p>$487.64</text:p>
          </table:table-cell>
          <table:table-cell table:formula="of:=[.F$10]+[.$C974]*[.F$13]" office:value-type="currency" office:currency="CAD" office:value="385" calcext:value-type="currency">
            <text:p>$385.00</text:p>
          </table:table-cell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[.D$10]+[.$C975]*[.D$13]" office:value-type="currency" office:currency="CAD" office:value="1198.346" calcext:value-type="currency">
            <text:p>$1,198.35</text:p>
          </table:table-cell>
          <table:table-cell table:formula="of:=[.E$10]+[.$C975]*[.E$13]" office:value-type="currency" office:currency="CAD" office:value="487.9685" calcext:value-type="currency">
            <text:p>$487.97</text:p>
          </table:table-cell>
          <table:table-cell table:formula="of:=[.F$10]+[.$C975]*[.F$13]" office:value-type="currency" office:currency="CAD" office:value="385.05" calcext:value-type="currency">
            <text:p>$385.05</text:p>
          </table:table-cell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[.D$10]+[.$C976]*[.D$13]" office:value-type="currency" office:currency="CAD" office:value="1199.5995" calcext:value-type="currency">
            <text:p>$1,199.60</text:p>
          </table:table-cell>
          <table:table-cell table:formula="of:=[.E$10]+[.$C976]*[.E$13]" office:value-type="currency" office:currency="CAD" office:value="488.2985" calcext:value-type="currency">
            <text:p>$488.30</text:p>
          </table:table-cell>
          <table:table-cell table:formula="of:=[.F$10]+[.$C976]*[.F$13]" office:value-type="currency" office:currency="CAD" office:value="385.1" calcext:value-type="currency">
            <text:p>$385.10</text:p>
          </table:table-cell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D$10]+[.$C977]*[.D$13]" office:value-type="currency" office:currency="CAD" office:value="1200.853" calcext:value-type="currency">
            <text:p>$1,200.85</text:p>
          </table:table-cell>
          <table:table-cell table:formula="of:=[.E$10]+[.$C977]*[.E$13]" office:value-type="currency" office:currency="CAD" office:value="488.6285" calcext:value-type="currency">
            <text:p>$488.63</text:p>
          </table:table-cell>
          <table:table-cell table:formula="of:=[.F$10]+[.$C977]*[.F$13]" office:value-type="currency" office:currency="CAD" office:value="385.15" calcext:value-type="currency">
            <text:p>$385.15</text:p>
          </table:table-cell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[.D$10]+[.$C978]*[.D$13]" office:value-type="currency" office:currency="CAD" office:value="1202.1065" calcext:value-type="currency">
            <text:p>$1,202.11</text:p>
          </table:table-cell>
          <table:table-cell table:formula="of:=[.E$10]+[.$C978]*[.E$13]" office:value-type="currency" office:currency="CAD" office:value="488.9585" calcext:value-type="currency">
            <text:p>$488.96</text:p>
          </table:table-cell>
          <table:table-cell table:formula="of:=[.F$10]+[.$C978]*[.F$13]" office:value-type="currency" office:currency="CAD" office:value="385.2" calcext:value-type="currency">
            <text:p>$385.20</text:p>
          </table:table-cell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[.D$10]+[.$C979]*[.D$13]" office:value-type="currency" office:currency="CAD" office:value="1203.36" calcext:value-type="currency">
            <text:p>$1,203.36</text:p>
          </table:table-cell>
          <table:table-cell table:formula="of:=[.E$10]+[.$C979]*[.E$13]" office:value-type="currency" office:currency="CAD" office:value="489.2885" calcext:value-type="currency">
            <text:p>$489.29</text:p>
          </table:table-cell>
          <table:table-cell table:formula="of:=[.F$10]+[.$C979]*[.F$13]" office:value-type="currency" office:currency="CAD" office:value="385.25" calcext:value-type="currency">
            <text:p>$385.25</text:p>
          </table:table-cell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[.D$10]+[.$C980]*[.D$13]" office:value-type="currency" office:currency="CAD" office:value="1204.6135" calcext:value-type="currency">
            <text:p>$1,204.61</text:p>
          </table:table-cell>
          <table:table-cell table:formula="of:=[.E$10]+[.$C980]*[.E$13]" office:value-type="currency" office:currency="CAD" office:value="489.6185" calcext:value-type="currency">
            <text:p>$489.62</text:p>
          </table:table-cell>
          <table:table-cell table:formula="of:=[.F$10]+[.$C980]*[.F$13]" office:value-type="currency" office:currency="CAD" office:value="385.3" calcext:value-type="currency">
            <text:p>$385.30</text:p>
          </table:table-cell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[.D$10]+[.$C981]*[.D$13]" office:value-type="currency" office:currency="CAD" office:value="1205.867" calcext:value-type="currency">
            <text:p>$1,205.87</text:p>
          </table:table-cell>
          <table:table-cell table:formula="of:=[.E$10]+[.$C981]*[.E$13]" office:value-type="currency" office:currency="CAD" office:value="489.9485" calcext:value-type="currency">
            <text:p>$489.95</text:p>
          </table:table-cell>
          <table:table-cell table:formula="of:=[.F$10]+[.$C981]*[.F$13]" office:value-type="currency" office:currency="CAD" office:value="385.35" calcext:value-type="currency">
            <text:p>$385.35</text:p>
          </table:table-cell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[.D$10]+[.$C982]*[.D$13]" office:value-type="currency" office:currency="CAD" office:value="1207.1205" calcext:value-type="currency">
            <text:p>$1,207.12</text:p>
          </table:table-cell>
          <table:table-cell table:formula="of:=[.E$10]+[.$C982]*[.E$13]" office:value-type="currency" office:currency="CAD" office:value="490.2785" calcext:value-type="currency">
            <text:p>$490.28</text:p>
          </table:table-cell>
          <table:table-cell table:formula="of:=[.F$10]+[.$C982]*[.F$13]" office:value-type="currency" office:currency="CAD" office:value="385.4" calcext:value-type="currency">
            <text:p>$385.40</text:p>
          </table:table-cell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[.D$10]+[.$C983]*[.D$13]" office:value-type="currency" office:currency="CAD" office:value="1208.374" calcext:value-type="currency">
            <text:p>$1,208.37</text:p>
          </table:table-cell>
          <table:table-cell table:formula="of:=[.E$10]+[.$C983]*[.E$13]" office:value-type="currency" office:currency="CAD" office:value="490.6085" calcext:value-type="currency">
            <text:p>$490.61</text:p>
          </table:table-cell>
          <table:table-cell table:formula="of:=[.F$10]+[.$C983]*[.F$13]" office:value-type="currency" office:currency="CAD" office:value="385.45" calcext:value-type="currency">
            <text:p>$385.45</text:p>
          </table:table-cell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[.D$10]+[.$C984]*[.D$13]" office:value-type="currency" office:currency="CAD" office:value="1209.6275" calcext:value-type="currency">
            <text:p>$1,209.63</text:p>
          </table:table-cell>
          <table:table-cell table:formula="of:=[.E$10]+[.$C984]*[.E$13]" office:value-type="currency" office:currency="CAD" office:value="490.9385" calcext:value-type="currency">
            <text:p>$490.94</text:p>
          </table:table-cell>
          <table:table-cell table:formula="of:=[.F$10]+[.$C984]*[.F$13]" office:value-type="currency" office:currency="CAD" office:value="385.5" calcext:value-type="currency">
            <text:p>$385.50</text:p>
          </table:table-cell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[.D$10]+[.$C985]*[.D$13]" office:value-type="currency" office:currency="CAD" office:value="1210.881" calcext:value-type="currency">
            <text:p>$1,210.88</text:p>
          </table:table-cell>
          <table:table-cell table:formula="of:=[.E$10]+[.$C985]*[.E$13]" office:value-type="currency" office:currency="CAD" office:value="491.2685" calcext:value-type="currency">
            <text:p>$491.27</text:p>
          </table:table-cell>
          <table:table-cell table:formula="of:=[.F$10]+[.$C985]*[.F$13]" office:value-type="currency" office:currency="CAD" office:value="385.55" calcext:value-type="currency">
            <text:p>$385.55</text:p>
          </table:table-cell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[.D$10]+[.$C986]*[.D$13]" office:value-type="currency" office:currency="CAD" office:value="1212.1345" calcext:value-type="currency">
            <text:p>$1,212.13</text:p>
          </table:table-cell>
          <table:table-cell table:formula="of:=[.E$10]+[.$C986]*[.E$13]" office:value-type="currency" office:currency="CAD" office:value="491.5985" calcext:value-type="currency">
            <text:p>$491.60</text:p>
          </table:table-cell>
          <table:table-cell table:formula="of:=[.F$10]+[.$C986]*[.F$13]" office:value-type="currency" office:currency="CAD" office:value="385.6" calcext:value-type="currency">
            <text:p>$385.60</text:p>
          </table:table-cell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[.D$10]+[.$C987]*[.D$13]" office:value-type="currency" office:currency="CAD" office:value="1213.388" calcext:value-type="currency">
            <text:p>$1,213.39</text:p>
          </table:table-cell>
          <table:table-cell table:formula="of:=[.E$10]+[.$C987]*[.E$13]" office:value-type="currency" office:currency="CAD" office:value="491.9285" calcext:value-type="currency">
            <text:p>$491.93</text:p>
          </table:table-cell>
          <table:table-cell table:formula="of:=[.F$10]+[.$C987]*[.F$13]" office:value-type="currency" office:currency="CAD" office:value="385.65" calcext:value-type="currency">
            <text:p>$385.65</text:p>
          </table:table-cell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[.D$10]+[.$C988]*[.D$13]" office:value-type="currency" office:currency="CAD" office:value="1214.6415" calcext:value-type="currency">
            <text:p>$1,214.64</text:p>
          </table:table-cell>
          <table:table-cell table:formula="of:=[.E$10]+[.$C988]*[.E$13]" office:value-type="currency" office:currency="CAD" office:value="492.2585" calcext:value-type="currency">
            <text:p>$492.26</text:p>
          </table:table-cell>
          <table:table-cell table:formula="of:=[.F$10]+[.$C988]*[.F$13]" office:value-type="currency" office:currency="CAD" office:value="385.7" calcext:value-type="currency">
            <text:p>$385.70</text:p>
          </table:table-cell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D$10]+[.$C989]*[.D$13]" office:value-type="currency" office:currency="CAD" office:value="1215.895" calcext:value-type="currency">
            <text:p>$1,215.90</text:p>
          </table:table-cell>
          <table:table-cell table:formula="of:=[.E$10]+[.$C989]*[.E$13]" office:value-type="currency" office:currency="CAD" office:value="492.5885" calcext:value-type="currency">
            <text:p>$492.59</text:p>
          </table:table-cell>
          <table:table-cell table:formula="of:=[.F$10]+[.$C989]*[.F$13]" office:value-type="currency" office:currency="CAD" office:value="385.75" calcext:value-type="currency">
            <text:p>$385.75</text:p>
          </table:table-cell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[.D$10]+[.$C990]*[.D$13]" office:value-type="currency" office:currency="CAD" office:value="1217.1485" calcext:value-type="currency">
            <text:p>$1,217.15</text:p>
          </table:table-cell>
          <table:table-cell table:formula="of:=[.E$10]+[.$C990]*[.E$13]" office:value-type="currency" office:currency="CAD" office:value="492.9185" calcext:value-type="currency">
            <text:p>$492.92</text:p>
          </table:table-cell>
          <table:table-cell table:formula="of:=[.F$10]+[.$C990]*[.F$13]" office:value-type="currency" office:currency="CAD" office:value="385.8" calcext:value-type="currency">
            <text:p>$385.80</text:p>
          </table:table-cell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[.D$10]+[.$C991]*[.D$13]" office:value-type="currency" office:currency="CAD" office:value="1218.402" calcext:value-type="currency">
            <text:p>$1,218.40</text:p>
          </table:table-cell>
          <table:table-cell table:formula="of:=[.E$10]+[.$C991]*[.E$13]" office:value-type="currency" office:currency="CAD" office:value="493.2485" calcext:value-type="currency">
            <text:p>$493.25</text:p>
          </table:table-cell>
          <table:table-cell table:formula="of:=[.F$10]+[.$C991]*[.F$13]" office:value-type="currency" office:currency="CAD" office:value="385.85" calcext:value-type="currency">
            <text:p>$385.85</text:p>
          </table:table-cell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[.D$10]+[.$C992]*[.D$13]" office:value-type="currency" office:currency="CAD" office:value="1219.6555" calcext:value-type="currency">
            <text:p>$1,219.66</text:p>
          </table:table-cell>
          <table:table-cell table:formula="of:=[.E$10]+[.$C992]*[.E$13]" office:value-type="currency" office:currency="CAD" office:value="493.5785" calcext:value-type="currency">
            <text:p>$493.58</text:p>
          </table:table-cell>
          <table:table-cell table:formula="of:=[.F$10]+[.$C992]*[.F$13]" office:value-type="currency" office:currency="CAD" office:value="385.9" calcext:value-type="currency">
            <text:p>$385.90</text:p>
          </table:table-cell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[.D$10]+[.$C993]*[.D$13]" office:value-type="currency" office:currency="CAD" office:value="1220.909" calcext:value-type="currency">
            <text:p>$1,220.91</text:p>
          </table:table-cell>
          <table:table-cell table:formula="of:=[.E$10]+[.$C993]*[.E$13]" office:value-type="currency" office:currency="CAD" office:value="493.9085" calcext:value-type="currency">
            <text:p>$493.91</text:p>
          </table:table-cell>
          <table:table-cell table:formula="of:=[.F$10]+[.$C993]*[.F$13]" office:value-type="currency" office:currency="CAD" office:value="385.95" calcext:value-type="currency">
            <text:p>$385.95</text:p>
          </table:table-cell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[.D$10]+[.$C994]*[.D$13]" office:value-type="currency" office:currency="CAD" office:value="1222.1625" calcext:value-type="currency">
            <text:p>$1,222.16</text:p>
          </table:table-cell>
          <table:table-cell table:formula="of:=[.E$10]+[.$C994]*[.E$13]" office:value-type="currency" office:currency="CAD" office:value="494.2385" calcext:value-type="currency">
            <text:p>$494.24</text:p>
          </table:table-cell>
          <table:table-cell table:formula="of:=[.F$10]+[.$C994]*[.F$13]" office:value-type="currency" office:currency="CAD" office:value="386" calcext:value-type="currency">
            <text:p>$386.00</text:p>
          </table:table-cell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[.D$10]+[.$C995]*[.D$13]" office:value-type="currency" office:currency="CAD" office:value="1223.416" calcext:value-type="currency">
            <text:p>$1,223.42</text:p>
          </table:table-cell>
          <table:table-cell table:formula="of:=[.E$10]+[.$C995]*[.E$13]" office:value-type="currency" office:currency="CAD" office:value="494.5685" calcext:value-type="currency">
            <text:p>$494.57</text:p>
          </table:table-cell>
          <table:table-cell table:formula="of:=[.F$10]+[.$C995]*[.F$13]" office:value-type="currency" office:currency="CAD" office:value="386.05" calcext:value-type="currency">
            <text:p>$386.05</text:p>
          </table:table-cell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[.D$10]+[.$C996]*[.D$13]" office:value-type="currency" office:currency="CAD" office:value="1224.6695" calcext:value-type="currency">
            <text:p>$1,224.67</text:p>
          </table:table-cell>
          <table:table-cell table:formula="of:=[.E$10]+[.$C996]*[.E$13]" office:value-type="currency" office:currency="CAD" office:value="494.8985" calcext:value-type="currency">
            <text:p>$494.90</text:p>
          </table:table-cell>
          <table:table-cell table:formula="of:=[.F$10]+[.$C996]*[.F$13]" office:value-type="currency" office:currency="CAD" office:value="386.1" calcext:value-type="currency">
            <text:p>$386.10</text:p>
          </table:table-cell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[.D$10]+[.$C997]*[.D$13]" office:value-type="currency" office:currency="CAD" office:value="1225.923" calcext:value-type="currency">
            <text:p>$1,225.92</text:p>
          </table:table-cell>
          <table:table-cell table:formula="of:=[.E$10]+[.$C997]*[.E$13]" office:value-type="currency" office:currency="CAD" office:value="495.2285" calcext:value-type="currency">
            <text:p>$495.23</text:p>
          </table:table-cell>
          <table:table-cell table:formula="of:=[.F$10]+[.$C997]*[.F$13]" office:value-type="currency" office:currency="CAD" office:value="386.15" calcext:value-type="currency">
            <text:p>$386.15</text:p>
          </table:table-cell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[.D$10]+[.$C998]*[.D$13]" office:value-type="currency" office:currency="CAD" office:value="1227.1765" calcext:value-type="currency">
            <text:p>$1,227.18</text:p>
          </table:table-cell>
          <table:table-cell table:formula="of:=[.E$10]+[.$C998]*[.E$13]" office:value-type="currency" office:currency="CAD" office:value="495.5585" calcext:value-type="currency">
            <text:p>$495.56</text:p>
          </table:table-cell>
          <table:table-cell table:formula="of:=[.F$10]+[.$C998]*[.F$13]" office:value-type="currency" office:currency="CAD" office:value="386.2" calcext:value-type="currency">
            <text:p>$386.20</text:p>
          </table:table-cell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[.D$10]+[.$C999]*[.D$13]" office:value-type="currency" office:currency="CAD" office:value="1228.43" calcext:value-type="currency">
            <text:p>$1,228.43</text:p>
          </table:table-cell>
          <table:table-cell table:formula="of:=[.E$10]+[.$C999]*[.E$13]" office:value-type="currency" office:currency="CAD" office:value="495.8885" calcext:value-type="currency">
            <text:p>$495.89</text:p>
          </table:table-cell>
          <table:table-cell table:formula="of:=[.F$10]+[.$C999]*[.F$13]" office:value-type="currency" office:currency="CAD" office:value="386.25" calcext:value-type="currency">
            <text:p>$386.25</text:p>
          </table:table-cell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[.D$10]+[.$C1000]*[.D$13]" office:value-type="currency" office:currency="CAD" office:value="1229.6835" calcext:value-type="currency">
            <text:p>$1,229.68</text:p>
          </table:table-cell>
          <table:table-cell table:formula="of:=[.E$10]+[.$C1000]*[.E$13]" office:value-type="currency" office:currency="CAD" office:value="496.2185" calcext:value-type="currency">
            <text:p>$496.22</text:p>
          </table:table-cell>
          <table:table-cell table:formula="of:=[.F$10]+[.$C1000]*[.F$13]" office:value-type="currency" office:currency="CAD" office:value="386.3" calcext:value-type="currency">
            <text:p>$386.30</text:p>
          </table:table-cell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[.D$10]+[.$C1001]*[.D$13]" office:value-type="currency" office:currency="CAD" office:value="1230.937" calcext:value-type="currency">
            <text:p>$1,230.94</text:p>
          </table:table-cell>
          <table:table-cell table:formula="of:=[.E$10]+[.$C1001]*[.E$13]" office:value-type="currency" office:currency="CAD" office:value="496.5485" calcext:value-type="currency">
            <text:p>$496.55</text:p>
          </table:table-cell>
          <table:table-cell table:formula="of:=[.F$10]+[.$C1001]*[.F$13]" office:value-type="currency" office:currency="CAD" office:value="386.35" calcext:value-type="currency">
            <text:p>$386.35</text:p>
          </table:table-cell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[.D$10]+[.$C1002]*[.D$13]" office:value-type="currency" office:currency="CAD" office:value="1232.1905" calcext:value-type="currency">
            <text:p>$1,232.19</text:p>
          </table:table-cell>
          <table:table-cell table:formula="of:=[.E$10]+[.$C1002]*[.E$13]" office:value-type="currency" office:currency="CAD" office:value="496.8785" calcext:value-type="currency">
            <text:p>$496.88</text:p>
          </table:table-cell>
          <table:table-cell table:formula="of:=[.F$10]+[.$C1002]*[.F$13]" office:value-type="currency" office:currency="CAD" office:value="386.4" calcext:value-type="currency">
            <text:p>$386.40</text:p>
          </table:table-cell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[.D$10]+[.$C1003]*[.D$13]" office:value-type="currency" office:currency="CAD" office:value="1233.444" calcext:value-type="currency">
            <text:p>$1,233.44</text:p>
          </table:table-cell>
          <table:table-cell table:formula="of:=[.E$10]+[.$C1003]*[.E$13]" office:value-type="currency" office:currency="CAD" office:value="497.2085" calcext:value-type="currency">
            <text:p>$497.21</text:p>
          </table:table-cell>
          <table:table-cell table:formula="of:=[.F$10]+[.$C1003]*[.F$13]" office:value-type="currency" office:currency="CAD" office:value="386.45" calcext:value-type="currency">
            <text:p>$386.45</text:p>
          </table:table-cell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[.D$10]+[.$C1004]*[.D$13]" office:value-type="currency" office:currency="CAD" office:value="1234.6975" calcext:value-type="currency">
            <text:p>$1,234.70</text:p>
          </table:table-cell>
          <table:table-cell table:formula="of:=[.E$10]+[.$C1004]*[.E$13]" office:value-type="currency" office:currency="CAD" office:value="497.5385" calcext:value-type="currency">
            <text:p>$497.54</text:p>
          </table:table-cell>
          <table:table-cell table:formula="of:=[.F$10]+[.$C1004]*[.F$13]" office:value-type="currency" office:currency="CAD" office:value="386.5" calcext:value-type="currency">
            <text:p>$386.50</text:p>
          </table:table-cell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[.D$10]+[.$C1005]*[.D$13]" office:value-type="currency" office:currency="CAD" office:value="1235.951" calcext:value-type="currency">
            <text:p>$1,235.95</text:p>
          </table:table-cell>
          <table:table-cell table:formula="of:=[.E$10]+[.$C1005]*[.E$13]" office:value-type="currency" office:currency="CAD" office:value="497.8685" calcext:value-type="currency">
            <text:p>$497.87</text:p>
          </table:table-cell>
          <table:table-cell table:formula="of:=[.F$10]+[.$C1005]*[.F$13]" office:value-type="currency" office:currency="CAD" office:value="386.55" calcext:value-type="currency">
            <text:p>$386.55</text:p>
          </table:table-cell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[.D$10]+[.$C1006]*[.D$13]" office:value-type="currency" office:currency="CAD" office:value="1237.2045" calcext:value-type="currency">
            <text:p>$1,237.20</text:p>
          </table:table-cell>
          <table:table-cell table:formula="of:=[.E$10]+[.$C1006]*[.E$13]" office:value-type="currency" office:currency="CAD" office:value="498.1985" calcext:value-type="currency">
            <text:p>$498.20</text:p>
          </table:table-cell>
          <table:table-cell table:formula="of:=[.F$10]+[.$C1006]*[.F$13]" office:value-type="currency" office:currency="CAD" office:value="386.6" calcext:value-type="currency">
            <text:p>$386.60</text:p>
          </table:table-cell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[.D$10]+[.$C1007]*[.D$13]" office:value-type="currency" office:currency="CAD" office:value="1238.458" calcext:value-type="currency">
            <text:p>$1,238.46</text:p>
          </table:table-cell>
          <table:table-cell table:formula="of:=[.E$10]+[.$C1007]*[.E$13]" office:value-type="currency" office:currency="CAD" office:value="498.5285" calcext:value-type="currency">
            <text:p>$498.53</text:p>
          </table:table-cell>
          <table:table-cell table:formula="of:=[.F$10]+[.$C1007]*[.F$13]" office:value-type="currency" office:currency="CAD" office:value="386.65" calcext:value-type="currency">
            <text:p>$386.65</text:p>
          </table:table-cell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[.D$10]+[.$C1008]*[.D$13]" office:value-type="currency" office:currency="CAD" office:value="1239.7115" calcext:value-type="currency">
            <text:p>$1,239.71</text:p>
          </table:table-cell>
          <table:table-cell table:formula="of:=[.E$10]+[.$C1008]*[.E$13]" office:value-type="currency" office:currency="CAD" office:value="498.8585" calcext:value-type="currency">
            <text:p>$498.86</text:p>
          </table:table-cell>
          <table:table-cell table:formula="of:=[.F$10]+[.$C1008]*[.F$13]" office:value-type="currency" office:currency="CAD" office:value="386.7" calcext:value-type="currency">
            <text:p>$386.70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[.D$10]+[.$C1009]*[.D$13]" office:value-type="currency" office:currency="CAD" office:value="1240.965" calcext:value-type="currency">
            <text:p>$1,240.97</text:p>
          </table:table-cell>
          <table:table-cell table:formula="of:=[.E$10]+[.$C1009]*[.E$13]" office:value-type="currency" office:currency="CAD" office:value="499.1885" calcext:value-type="currency">
            <text:p>$499.19</text:p>
          </table:table-cell>
          <table:table-cell table:formula="of:=[.F$10]+[.$C1009]*[.F$13]" office:value-type="currency" office:currency="CAD" office:value="386.75" calcext:value-type="currency">
            <text:p>$386.75</text:p>
          </table:table-cell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[.D$10]+[.$C1010]*[.D$13]" office:value-type="currency" office:currency="CAD" office:value="1242.2185" calcext:value-type="currency">
            <text:p>$1,242.22</text:p>
          </table:table-cell>
          <table:table-cell table:formula="of:=[.E$10]+[.$C1010]*[.E$13]" office:value-type="currency" office:currency="CAD" office:value="499.5185" calcext:value-type="currency">
            <text:p>$499.52</text:p>
          </table:table-cell>
          <table:table-cell table:formula="of:=[.F$10]+[.$C1010]*[.F$13]" office:value-type="currency" office:currency="CAD" office:value="386.8" calcext:value-type="currency">
            <text:p>$386.80</text:p>
          </table:table-cell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[.D$10]+[.$C1011]*[.D$13]" office:value-type="currency" office:currency="CAD" office:value="1243.472" calcext:value-type="currency">
            <text:p>$1,243.47</text:p>
          </table:table-cell>
          <table:table-cell table:formula="of:=[.E$10]+[.$C1011]*[.E$13]" office:value-type="currency" office:currency="CAD" office:value="499.8485" calcext:value-type="currency">
            <text:p>$499.85</text:p>
          </table:table-cell>
          <table:table-cell table:formula="of:=[.F$10]+[.$C1011]*[.F$13]" office:value-type="currency" office:currency="CAD" office:value="386.85" calcext:value-type="currency">
            <text:p>$386.85</text:p>
          </table:table-cell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[.D$10]+[.$C1012]*[.D$13]" office:value-type="currency" office:currency="CAD" office:value="1244.7255" calcext:value-type="currency">
            <text:p>$1,244.73</text:p>
          </table:table-cell>
          <table:table-cell table:formula="of:=[.E$10]+[.$C1012]*[.E$13]" office:value-type="currency" office:currency="CAD" office:value="500.1785" calcext:value-type="currency">
            <text:p>$500.18</text:p>
          </table:table-cell>
          <table:table-cell table:formula="of:=[.F$10]+[.$C1012]*[.F$13]" office:value-type="currency" office:currency="CAD" office:value="386.9" calcext:value-type="currency">
            <text:p>$386.90</text:p>
          </table:table-cell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[.D$10]+[.$C1013]*[.D$13]" office:value-type="currency" office:currency="CAD" office:value="1245.979" calcext:value-type="currency">
            <text:p>$1,245.98</text:p>
          </table:table-cell>
          <table:table-cell table:formula="of:=[.E$10]+[.$C1013]*[.E$13]" office:value-type="currency" office:currency="CAD" office:value="500.5085" calcext:value-type="currency">
            <text:p>$500.51</text:p>
          </table:table-cell>
          <table:table-cell table:formula="of:=[.F$10]+[.$C1013]*[.F$13]" office:value-type="currency" office:currency="CAD" office:value="386.95" calcext:value-type="currency">
            <text:p>$386.95</text:p>
          </table:table-cell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[.D$10]+[.$C1014]*[.D$13]" office:value-type="currency" office:currency="CAD" office:value="1247.2325" calcext:value-type="currency">
            <text:p>$1,247.23</text:p>
          </table:table-cell>
          <table:table-cell table:formula="of:=[.E$10]+[.$C1014]*[.E$13]" office:value-type="currency" office:currency="CAD" office:value="500.8385" calcext:value-type="currency">
            <text:p>$500.84</text:p>
          </table:table-cell>
          <table:table-cell table:formula="of:=[.F$10]+[.$C1014]*[.F$13]" office:value-type="currency" office:currency="CAD" office:value="387" calcext:value-type="currency">
            <text:p>$387.00</text:p>
          </table:table-cell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[.D$10]+[.$C1015]*[.D$13]" office:value-type="currency" office:currency="CAD" office:value="1248.486" calcext:value-type="currency">
            <text:p>$1,248.49</text:p>
          </table:table-cell>
          <table:table-cell table:formula="of:=[.E$10]+[.$C1015]*[.E$13]" office:value-type="currency" office:currency="CAD" office:value="501.1685" calcext:value-type="currency">
            <text:p>$501.17</text:p>
          </table:table-cell>
          <table:table-cell table:formula="of:=[.F$10]+[.$C1015]*[.F$13]" office:value-type="currency" office:currency="CAD" office:value="387.05" calcext:value-type="currency">
            <text:p>$387.05</text:p>
          </table:table-cell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[.D$10]+[.$C1016]*[.D$13]" office:value-type="currency" office:currency="CAD" office:value="1249.7395" calcext:value-type="currency">
            <text:p>$1,249.74</text:p>
          </table:table-cell>
          <table:table-cell table:formula="of:=[.E$10]+[.$C1016]*[.E$13]" office:value-type="currency" office:currency="CAD" office:value="501.4985" calcext:value-type="currency">
            <text:p>$501.50</text:p>
          </table:table-cell>
          <table:table-cell table:formula="of:=[.F$10]+[.$C1016]*[.F$13]" office:value-type="currency" office:currency="CAD" office:value="387.1" calcext:value-type="currency">
            <text:p>$387.10</text:p>
          </table:table-cell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[.D$10]+[.$C1017]*[.D$13]" office:value-type="currency" office:currency="CAD" office:value="1250.993" calcext:value-type="currency">
            <text:p>$1,250.99</text:p>
          </table:table-cell>
          <table:table-cell table:formula="of:=[.E$10]+[.$C1017]*[.E$13]" office:value-type="currency" office:currency="CAD" office:value="501.8285" calcext:value-type="currency">
            <text:p>$501.83</text:p>
          </table:table-cell>
          <table:table-cell table:formula="of:=[.F$10]+[.$C1017]*[.F$13]" office:value-type="currency" office:currency="CAD" office:value="387.15" calcext:value-type="currency">
            <text:p>$387.15</text:p>
          </table:table-cell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[.D$10]+[.$C1018]*[.D$13]" office:value-type="currency" office:currency="CAD" office:value="1252.2465" calcext:value-type="currency">
            <text:p>$1,252.25</text:p>
          </table:table-cell>
          <table:table-cell table:formula="of:=[.E$10]+[.$C1018]*[.E$13]" office:value-type="currency" office:currency="CAD" office:value="502.1585" calcext:value-type="currency">
            <text:p>$502.16</text:p>
          </table:table-cell>
          <table:table-cell table:formula="of:=[.F$10]+[.$C1018]*[.F$13]" office:value-type="currency" office:currency="CAD" office:value="387.2" calcext:value-type="currency">
            <text:p>$387.2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$10]+[.$C1019]*[.D$13]" office:value-type="currency" office:currency="CAD" office:value="1253.5" calcext:value-type="currency">
            <text:p>$1,253.50</text:p>
          </table:table-cell>
          <table:table-cell table:formula="of:=[.E$10]+[.$C1019]*[.E$13]" office:value-type="currency" office:currency="CAD" office:value="502.4885" calcext:value-type="currency">
            <text:p>$502.49</text:p>
          </table:table-cell>
          <table:table-cell table:formula="of:=[.F$10]+[.$C1019]*[.F$13]" office:value-type="currency" office:currency="CAD" office:value="387.25" calcext:value-type="currency">
            <text:p>$387.25</text:p>
          </table:table-cell>
        </table:table-row>
      </table:table>
      <table:table table:name="Cos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ce4"/>
        <table:table-row table:style-name="ro1" table:number-rows-repeated="7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Provid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Shipping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d-in Hose</text:p>
          </table:table-cell>
          <table:table-cell office:value-type="string" calcext:value-type="string">
            <text:p>www.homedepot.ca</text:p>
          </table:table-cell>
          <table:table-cell office:value-type="currency" office:currency="CAD" office:value="23.47" calcext:value-type="currency">
            <text:p>$23.47</text:p>
          </table:table-cell>
          <table:table-cell table:formula="of:=[.E9]*0.15" office:value-type="currency" office:currency="CAD" office:value="3.5205" calcext:value-type="currency">
            <text:p>$3.52</text:p>
          </table:table-cell>
          <table:table-cell/>
          <table:table-cell table:formula="of:=[.E9]+[.F9]+[.G9]" office:value-type="currency" office:currency="CAD" office:value="26.9905" calcext:value-type="currency">
            <text:p>$26.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ck connect A</text:p>
          </table:table-cell>
          <table:table-cell office:value-type="string" calcext:value-type="string">
            <text:p>www.homedepot.ca</text:p>
          </table:table-cell>
          <table:table-cell office:value-type="currency" office:currency="CAD" office:value="6.77" calcext:value-type="currency">
            <text:p>$6.77</text:p>
          </table:table-cell>
          <table:table-cell table:formula="of:=[.E10]*0.15" office:value-type="currency" office:currency="CAD" office:value="1.0155" calcext:value-type="currency">
            <text:p>$1.02</text:p>
          </table:table-cell>
          <table:table-cell/>
          <table:table-cell table:formula="of:=[.E10]+[.F10]+[.G10]" office:value-type="currency" office:currency="CAD" office:value="7.7855" calcext:value-type="currency">
            <text:p>$7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ick connect B</text:p>
          </table:table-cell>
          <table:table-cell office:value-type="string" calcext:value-type="string">
            <text:p>www.homedepot.ca</text:p>
          </table:table-cell>
          <table:table-cell office:value-type="currency" office:currency="CAD" office:value="8.74" calcext:value-type="currency">
            <text:p>$8.74</text:p>
          </table:table-cell>
          <table:table-cell table:formula="of:=[.E11]*0.15" office:value-type="currency" office:currency="CAD" office:value="1.311" calcext:value-type="currency">
            <text:p>$1.31</text:p>
          </table:table-cell>
          <table:table-cell/>
          <table:table-cell table:formula="of:=[.E11]+[.F11]+[.G11]" office:value-type="currency" office:currency="CAD" office:value="10.051" calcext:value-type="currency">
            <text:p>$10.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/4’’ NPT</text:p>
          </table:table-cell>
          <table:table-cell office:value-type="string" calcext:value-type="string">
            <text:p>www.homedepot.ca</text:p>
          </table:table-cell>
          <table:table-cell office:value-type="currency" office:currency="CAD" office:value="5.38" calcext:value-type="currency">
            <text:p>$5.38</text:p>
          </table:table-cell>
          <table:table-cell table:formula="of:=[.E12]*0.15" office:value-type="currency" office:currency="CAD" office:value="0.807" calcext:value-type="currency">
            <text:p>$0.81</text:p>
          </table:table-cell>
          <table:table-cell/>
          <table:table-cell table:formula="of:=[.E12]+[.F12]+[.G12]" office:value-type="currency" office:currency="CAD" office:value="6.187" calcext:value-type="currency">
            <text:p>$6.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ve</text:p>
          </table:table-cell>
          <table:table-cell office:value-type="string" calcext:value-type="string">
            <text:p>www.homedepot.ca</text:p>
          </table:table-cell>
          <table:table-cell office:value-type="currency" office:currency="CAD" office:value="14.94" calcext:value-type="currency">
            <text:p>$14.94</text:p>
          </table:table-cell>
          <table:table-cell table:formula="of:=[.E13]*0.15" office:value-type="currency" office:currency="CAD" office:value="2.241" calcext:value-type="currency">
            <text:p>$2.24</text:p>
          </table:table-cell>
          <table:table-cell/>
          <table:table-cell table:formula="of:=[.E13]+[.F13]+[.G13]" office:value-type="currency" office:currency="CAD" office:value="17.181" calcext:value-type="currency">
            <text:p>$17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umnium Tank 5lb</text:p>
          </table:table-cell>
          <table:table-cell office:value-type="string" calcext:value-type="string">
            <text:p>www.ontariobeerkegs.com</text:p>
          </table:table-cell>
          <table:table-cell office:value-type="currency" office:currency="CAD" office:value="89.49" calcext:value-type="currency">
            <text:p>$89.49</text:p>
          </table:table-cell>
          <table:table-cell office:value-type="currency" office:currency="CAD" office:value="4.47" calcext:value-type="currency">
            <text:p>$4.47</text:p>
          </table:table-cell>
          <table:table-cell office:value-type="currency" office:currency="CAD" office:value="10.65" calcext:value-type="currency">
            <text:p>$10.65</text:p>
          </table:table-cell>
          <table:table-cell office:value-type="currency" office:currency="CAD" office:value="104.61" calcext:value-type="currency">
            <text:p>$104.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www.ontariobeerkegs.com</text:p>
          </table:table-cell>
          <table:table-cell office:value-type="currency" office:currency="CAD" office:value="94.99" calcext:value-type="currency">
            <text:p>$94.99</text:p>
          </table:table-cell>
          <table:table-cell office:value-type="currency" office:currency="CAD" office:value="4.75" calcext:value-type="currency">
            <text:p>$4.75</text:p>
          </table:table-cell>
          <table:table-cell office:value-type="currency" office:currency="CAD" office:value="8.02" calcext:value-type="currency">
            <text:p>$8.02</text:p>
          </table:table-cell>
          <table:table-cell office:value-type="currency" office:currency="CAD" office:value="107.76" calcext:value-type="currency">
            <text:p>$107.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da Siphon</text:p>
          </table:table-cell>
          <table:table-cell table:style-name="ce7" office:value-type="string" calcext:value-type="string">
            <text:p>icotrading.ca</text:p>
          </table:table-cell>
          <table:table-cell office:value-type="currency" office:currency="CAD" office:value="42.99" calcext:value-type="currency">
            <text:p>$42.99</text:p>
          </table:table-cell>
          <table:table-cell office:value-type="currency" office:currency="CAD" office:value="2.7" calcext:value-type="currency">
            <text:p>$2.70</text:p>
          </table:table-cell>
          <table:table-cell office:value-type="currency" office:currency="CAD" office:value="0" calcext:value-type="currency">
            <text:p>$0.00</text:p>
          </table:table-cell>
          <table:table-cell table:formula="of:=[.E18]+[.F18]" office:value-type="currency" office:currency="CAD" office:value="45.69" calcext:value-type="currency">
            <text:p>$45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l Charger</text:p>
          </table:table-cell>
          <table:table-cell table:style-name="ce7" office:value-type="string" calcext:value-type="string">
            <text:p>icotrading.ca</text:p>
          </table:table-cell>
          <table:table-cell office:value-type="currency" office:currency="CAD" office:value="10.99" calcext:value-type="currency">
            <text:p>$10.99</text:p>
          </table:table-cell>
          <table:table-cell table:number-columns-repeated="2"/>
          <table:table-cell table:formula="of:=[.E19]+[.F19]+[.G19]" office:value-type="currency" office:currency="CAD" office:value="10.99" calcext:value-type="currency">
            <text:p>$10.99</text:p>
          </table:table-cell>
        </table:table-row>
        <table:table-row table:style-name="ro1">
          <table:table-cell table:number-columns-repeated="4"/>
          <table:table-cell table:style-name="ce3" table:number-columns-repeated="3"/>
          <table:table-cell table:style-name="ce8"/>
        </table:table-row>
        <table:table-row table:style-name="ro1">
          <table:table-cell table:number-columns-repeated="4"/>
          <table:table-cell table:style-name="ce3" table:number-columns-repeated="3"/>
          <table:table-cell table:style-name="ce9" table:formula="of:=SUM([.H9:.H20])" office:value-type="currency" office:currency="CAD" office:value="337.245" calcext:value-type="currency">
            <text:p>$33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10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10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00-00-00</text:date>, <text:time style:data-style-name="N2" text:time-value="11:01:55.455647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3:24:24.448749696</meta:creation-date>
    <meta:editing-duration>P0D</meta:editing-duration>
    <meta:editing-cycles>1</meta:editing-cycles>
    <meta:generator>LibreOffice/6.1.5.2$Linux_X86_64 LibreOffice_project/10$Build-2</meta:generator>
    <meta:document-statistic meta:table-count="2" meta:cell-count="40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10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10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1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29cm" svg:height="12.199cm" xlink:href=".." xlink:type="simple" chart:class="chart:line" chart:style-name="ch1">
        <chart:title svg:x="7.152cm" svg:y="0.379cm" chart:style-name="ch2">
          <text:p>Coût cumulatif</text:p>
        </chart:title>
        <chart:legend svg:x="2.978cm" svg:y="2.364cm" style:legend-expansion="custom" chartooo:width="5.011cm" chartooo:height="2.16cm" style:legend-expansion-aspect-ratio="2.31990740740741" chart:style-name="ch3"/>
        <chart:plot-area chart:style-name="ch4" table:cell-range-address="ROI.C19:ROI.F1019 ROI.D18:ROI.F18" chart:data-source-has-labels="both" svg:x="1.357cm" svg:y="1.401cm" svg:width="15.626cm" svg:height="9.574cm">
          <chartooo:coordinate-region svg:x="3.116cm" svg:y="1.401cm" svg:width="13.867cm" svg:height="8.451cm"/>
          <chart:axis chart:dimension="x" chart:name="primary-x" chart:style-name="ch5" chartooo:axis-type="auto">
            <chartooo:date-scale/>
            <chart:title svg:x="8.372cm" svg:y="11.218cm" chart:style-name="ch6">
              <text:p>Volume (l)</text:p>
            </chart:title>
            <chart:categories table:cell-range-address="ROI.C19:ROI.C1019"/>
          </chart:axis>
          <chart:axis chart:dimension="y" chart:name="primary-y" chart:style-name="ch7">
            <chart:title svg:x="0.451cm" svg:y="6.827cm" chart:style-name="ch8">
              <text:p>Coût ($)</text:p>
            </chart:title>
            <chart:grid chart:style-name="ch9" chart:class="major"/>
          </chart:axis>
          <chart:series chart:style-name="ch10" chart:values-cell-range-address="ROI.D19:ROI.D1019" chart:label-cell-address="ROI.D18:ROI.D18" chart:class="chart:line">
            <chart:data-point chart:repeated="1001"/>
          </chart:series>
          <chart:series chart:style-name="ch11" chart:values-cell-range-address="ROI.E19:ROI.E1019" chart:label-cell-address="ROI.E18:ROI.E18" chart:class="chart:line">
            <chart:data-point chart:repeated="1001"/>
          </chart:series>
          <chart:series chart:style-name="ch12" chart:values-cell-range-address="ROI.F19:ROI.F1019" chart:label-cell-address="ROI.F18:ROI.F18" chart:class="chart:line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teilles individuelles</text:p>
                <draw:g>
                  <svg:desc>ROI.D18:ROI.D18</svg:desc>
                </draw:g>
              </table:table-cell>
              <table:table-cell office:value-type="string">
                <text:p>SodaStream</text:p>
                <draw:g>
                  <svg:desc>ROI.E18:ROI.E18</svg:desc>
                </draw:g>
              </table:table-cell>
              <table:table-cell office:value-type="string">
                <text:p>SSSS</text:p>
                <draw:g>
                  <svg:desc>ROI.F18:ROI.F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I.C19:ROI.C1019</svg:desc>
                </draw:g>
              </table:table-cell>
              <table:table-cell office:value-type="float" office:value="0">
                <text:p>0</text:p>
                <draw:g>
                  <svg:desc>ROI.D19:ROI.D1019</svg:desc>
                </draw:g>
              </table:table-cell>
              <table:table-cell office:value-type="float" office:value="172.4885">
                <text:p>172.4885</text:p>
                <draw:g>
                  <svg:desc>ROI.E19:ROI.E1019</svg:desc>
                </draw:g>
              </table:table-cell>
              <table:table-cell office:value-type="float" office:value="337.25">
                <text:p>337.25</text:p>
                <draw:g>
                  <svg:desc>ROI.F19:ROI.F10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535">
                <text:p>1.2535</text:p>
              </table:table-cell>
              <table:table-cell office:value-type="float" office:value="172.8185">
                <text:p>172.8185</text:p>
              </table:table-cell>
              <table:table-cell office:value-type="float" office:value="337.3">
                <text:p>337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07">
                <text:p>2.507</text:p>
              </table:table-cell>
              <table:table-cell office:value-type="float" office:value="173.1485">
                <text:p>173.1485</text:p>
              </table:table-cell>
              <table:table-cell office:value-type="float" office:value="337.35">
                <text:p>337.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7605">
                <text:p>3.7605</text:p>
              </table:table-cell>
              <table:table-cell office:value-type="float" office:value="173.4785">
                <text:p>173.4785</text:p>
              </table:table-cell>
              <table:table-cell office:value-type="float" office:value="337.4">
                <text:p>337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14">
                <text:p>5.014</text:p>
              </table:table-cell>
              <table:table-cell office:value-type="float" office:value="173.8085">
                <text:p>173.8085</text:p>
              </table:table-cell>
              <table:table-cell office:value-type="float" office:value="337.45">
                <text:p>337.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675">
                <text:p>6.2675</text:p>
              </table:table-cell>
              <table:table-cell office:value-type="float" office:value="174.1385">
                <text:p>174.1385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521">
                <text:p>7.521</text:p>
              </table:table-cell>
              <table:table-cell office:value-type="float" office:value="174.4685">
                <text:p>174.4685</text:p>
              </table:table-cell>
              <table:table-cell office:value-type="float" office:value="337.55">
                <text:p>337.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7745">
                <text:p>8.7745</text:p>
              </table:table-cell>
              <table:table-cell office:value-type="float" office:value="174.7985">
                <text:p>174.7985</text:p>
              </table:table-cell>
              <table:table-cell office:value-type="float" office:value="337.6">
                <text:p>33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028">
                <text:p>10.028</text:p>
              </table:table-cell>
              <table:table-cell office:value-type="float" office:value="175.1285">
                <text:p>175.1285</text:p>
              </table:table-cell>
              <table:table-cell office:value-type="float" office:value="337.65">
                <text:p>337.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2815">
                <text:p>11.2815</text:p>
              </table:table-cell>
              <table:table-cell office:value-type="float" office:value="175.4585">
                <text:p>175.4585</text:p>
              </table:table-cell>
              <table:table-cell office:value-type="float" office:value="337.7">
                <text:p>337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35">
                <text:p>12.535</text:p>
              </table:table-cell>
              <table:table-cell office:value-type="float" office:value="175.7885">
                <text:p>175.7885</text:p>
              </table:table-cell>
              <table:table-cell office:value-type="float" office:value="337.75">
                <text:p>337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.7885">
                <text:p>13.7885</text:p>
              </table:table-cell>
              <table:table-cell office:value-type="float" office:value="176.1185">
                <text:p>176.1185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.042">
                <text:p>15.042</text:p>
              </table:table-cell>
              <table:table-cell office:value-type="float" office:value="176.4485">
                <text:p>176.4485</text:p>
              </table:table-cell>
              <table:table-cell office:value-type="float" office:value="337.85">
                <text:p>337.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.2955">
                <text:p>16.2955</text:p>
              </table:table-cell>
              <table:table-cell office:value-type="float" office:value="176.7785">
                <text:p>176.7785</text:p>
              </table:table-cell>
              <table:table-cell office:value-type="float" office:value="337.9">
                <text:p>337.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549">
                <text:p>17.549</text:p>
              </table:table-cell>
              <table:table-cell office:value-type="float" office:value="177.1085">
                <text:p>177.1085</text:p>
              </table:table-cell>
              <table:table-cell office:value-type="float" office:value="337.95">
                <text:p>337.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8025">
                <text:p>18.8025</text:p>
              </table:table-cell>
              <table:table-cell office:value-type="float" office:value="177.4385">
                <text:p>177.438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056">
                <text:p>20.056</text:p>
              </table:table-cell>
              <table:table-cell office:value-type="float" office:value="177.7685">
                <text:p>177.7685</text:p>
              </table:table-cell>
              <table:table-cell office:value-type="float" office:value="338.05">
                <text:p>338.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3095">
                <text:p>21.3095</text:p>
              </table:table-cell>
              <table:table-cell office:value-type="float" office:value="178.0985">
                <text:p>178.0985</text:p>
              </table:table-cell>
              <table:table-cell office:value-type="float" office:value="338.1">
                <text:p>338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.563">
                <text:p>22.563</text:p>
              </table:table-cell>
              <table:table-cell office:value-type="float" office:value="178.4285">
                <text:p>178.4285</text:p>
              </table:table-cell>
              <table:table-cell office:value-type="float" office:value="338.15">
                <text:p>338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165">
                <text:p>23.8165</text:p>
              </table:table-cell>
              <table:table-cell office:value-type="float" office:value="178.7585">
                <text:p>178.7585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07">
                <text:p>25.07</text:p>
              </table:table-cell>
              <table:table-cell office:value-type="float" office:value="179.0885">
                <text:p>179.0885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.3235">
                <text:p>26.3235</text:p>
              </table:table-cell>
              <table:table-cell office:value-type="float" office:value="179.4185">
                <text:p>179.4185</text:p>
              </table:table-cell>
              <table:table-cell office:value-type="float" office:value="338.3">
                <text:p>338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7.577">
                <text:p>27.577</text:p>
              </table:table-cell>
              <table:table-cell office:value-type="float" office:value="179.7485">
                <text:p>179.7485</text:p>
              </table:table-cell>
              <table:table-cell office:value-type="float" office:value="338.35">
                <text:p>338.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8.8305">
                <text:p>28.8305</text:p>
              </table:table-cell>
              <table:table-cell office:value-type="float" office:value="180.0785">
                <text:p>180.0785</text:p>
              </table:table-cell>
              <table:table-cell office:value-type="float" office:value="338.4">
                <text:p>338.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.084">
                <text:p>30.084</text:p>
              </table:table-cell>
              <table:table-cell office:value-type="float" office:value="180.4085">
                <text:p>180.4085</text:p>
              </table:table-cell>
              <table:table-cell office:value-type="float" office:value="338.45">
                <text:p>338.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.3375">
                <text:p>31.3375</text:p>
              </table:table-cell>
              <table:table-cell office:value-type="float" office:value="180.7385">
                <text:p>180.7385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2.591">
                <text:p>32.591</text:p>
              </table:table-cell>
              <table:table-cell office:value-type="float" office:value="181.0685">
                <text:p>181.0685</text:p>
              </table:table-cell>
              <table:table-cell office:value-type="float" office:value="338.55">
                <text:p>338.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3.8445">
                <text:p>33.8445</text:p>
              </table:table-cell>
              <table:table-cell office:value-type="float" office:value="181.3985">
                <text:p>181.3985</text:p>
              </table:table-cell>
              <table:table-cell office:value-type="float" office:value="338.6">
                <text:p>338.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.098">
                <text:p>35.098</text:p>
              </table:table-cell>
              <table:table-cell office:value-type="float" office:value="181.7285">
                <text:p>181.7285</text:p>
              </table:table-cell>
              <table:table-cell office:value-type="float" office:value="338.65">
                <text:p>338.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.3515">
                <text:p>36.3515</text:p>
              </table:table-cell>
              <table:table-cell office:value-type="float" office:value="182.0585">
                <text:p>182.0585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.605">
                <text:p>37.605</text:p>
              </table:table-cell>
              <table:table-cell office:value-type="float" office:value="182.3885">
                <text:p>182.3885</text:p>
              </table:table-cell>
              <table:table-cell office:value-type="float" office:value="338.75">
                <text:p>338.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8.8585">
                <text:p>38.8585</text:p>
              </table:table-cell>
              <table:table-cell office:value-type="float" office:value="182.7185">
                <text:p>182.7185</text:p>
              </table:table-cell>
              <table:table-cell office:value-type="float" office:value="338.8">
                <text:p>338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.112">
                <text:p>40.112</text:p>
              </table:table-cell>
              <table:table-cell office:value-type="float" office:value="183.0485">
                <text:p>183.0485</text:p>
              </table:table-cell>
              <table:table-cell office:value-type="float" office:value="338.85">
                <text:p>338.8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.3655">
                <text:p>41.3655</text:p>
              </table:table-cell>
              <table:table-cell office:value-type="float" office:value="183.3785">
                <text:p>183.3785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.619">
                <text:p>42.619</text:p>
              </table:table-cell>
              <table:table-cell office:value-type="float" office:value="183.7085">
                <text:p>183.7085</text:p>
              </table:table-cell>
              <table:table-cell office:value-type="float" office:value="338.95">
                <text:p>338.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3.8725">
                <text:p>43.8725</text:p>
              </table:table-cell>
              <table:table-cell office:value-type="float" office:value="184.0385">
                <text:p>184.038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5.126">
                <text:p>45.126</text:p>
              </table:table-cell>
              <table:table-cell office:value-type="float" office:value="184.3685">
                <text:p>184.3685</text:p>
              </table:table-cell>
              <table:table-cell office:value-type="float" office:value="339.05">
                <text:p>339.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.3795">
                <text:p>46.3795</text:p>
              </table:table-cell>
              <table:table-cell office:value-type="float" office:value="184.6985">
                <text:p>184.6985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7.633">
                <text:p>47.633</text:p>
              </table:table-cell>
              <table:table-cell office:value-type="float" office:value="185.0285">
                <text:p>185.0285</text:p>
              </table:table-cell>
              <table:table-cell office:value-type="float" office:value="339.15">
                <text:p>339.1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8.8865">
                <text:p>48.8865</text:p>
              </table:table-cell>
              <table:table-cell office:value-type="float" office:value="185.3585">
                <text:p>185.3585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.14">
                <text:p>50.14</text:p>
              </table:table-cell>
              <table:table-cell office:value-type="float" office:value="185.6885">
                <text:p>185.6885</text:p>
              </table:table-cell>
              <table:table-cell office:value-type="float" office:value="339.25">
                <text:p>339.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1.3935">
                <text:p>51.3935</text:p>
              </table:table-cell>
              <table:table-cell office:value-type="float" office:value="186.0185">
                <text:p>186.0185</text:p>
              </table:table-cell>
              <table:table-cell office:value-type="float" office:value="339.3">
                <text:p>339.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2.647">
                <text:p>52.647</text:p>
              </table:table-cell>
              <table:table-cell office:value-type="float" office:value="186.3485">
                <text:p>186.3485</text:p>
              </table:table-cell>
              <table:table-cell office:value-type="float" office:value="339.35">
                <text:p>339.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3.9005">
                <text:p>53.9005</text:p>
              </table:table-cell>
              <table:table-cell office:value-type="float" office:value="186.6785">
                <text:p>186.6785</text:p>
              </table:table-cell>
              <table:table-cell office:value-type="float" office:value="339.4">
                <text:p>339.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5.154">
                <text:p>55.154</text:p>
              </table:table-cell>
              <table:table-cell office:value-type="float" office:value="187.0085">
                <text:p>187.0085</text:p>
              </table:table-cell>
              <table:table-cell office:value-type="float" office:value="339.45">
                <text:p>339.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6.4075">
                <text:p>56.4075</text:p>
              </table:table-cell>
              <table:table-cell office:value-type="float" office:value="187.3385">
                <text:p>187.3385</text:p>
              </table:table-cell>
              <table:table-cell office:value-type="float" office:value="339.5">
                <text:p>339.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7.661">
                <text:p>57.661</text:p>
              </table:table-cell>
              <table:table-cell office:value-type="float" office:value="187.6685">
                <text:p>187.6685</text:p>
              </table:table-cell>
              <table:table-cell office:value-type="float" office:value="339.55">
                <text:p>339.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8.9145">
                <text:p>58.9145</text:p>
              </table:table-cell>
              <table:table-cell office:value-type="float" office:value="187.9985">
                <text:p>187.9985</text:p>
              </table:table-cell>
              <table:table-cell office:value-type="float" office:value="339.6">
                <text:p>339.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.168">
                <text:p>60.168</text:p>
              </table:table-cell>
              <table:table-cell office:value-type="float" office:value="188.3285">
                <text:p>188.3285</text:p>
              </table:table-cell>
              <table:table-cell office:value-type="float" office:value="339.65">
                <text:p>339.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1.4215">
                <text:p>61.4215</text:p>
              </table:table-cell>
              <table:table-cell office:value-type="float" office:value="188.6585">
                <text:p>188.6585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.675">
                <text:p>62.675</text:p>
              </table:table-cell>
              <table:table-cell office:value-type="float" office:value="188.9885">
                <text:p>188.9885</text:p>
              </table:table-cell>
              <table:table-cell office:value-type="float" office:value="339.75">
                <text:p>339.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3.9285">
                <text:p>63.9285</text:p>
              </table:table-cell>
              <table:table-cell office:value-type="float" office:value="189.3185">
                <text:p>189.3185</text:p>
              </table:table-cell>
              <table:table-cell office:value-type="float" office:value="339.8">
                <text:p>339.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5.182">
                <text:p>65.182</text:p>
              </table:table-cell>
              <table:table-cell office:value-type="float" office:value="189.6485">
                <text:p>189.6485</text:p>
              </table:table-cell>
              <table:table-cell office:value-type="float" office:value="339.85">
                <text:p>339.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6.4355">
                <text:p>66.4355</text:p>
              </table:table-cell>
              <table:table-cell office:value-type="float" office:value="189.9785">
                <text:p>189.9785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7.689">
                <text:p>67.689</text:p>
              </table:table-cell>
              <table:table-cell office:value-type="float" office:value="190.3085">
                <text:p>190.3085</text:p>
              </table:table-cell>
              <table:table-cell office:value-type="float" office:value="339.95">
                <text:p>339.9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8.9425">
                <text:p>68.9425</text:p>
              </table:table-cell>
              <table:table-cell office:value-type="float" office:value="190.6385">
                <text:p>190.638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0.196">
                <text:p>70.196</text:p>
              </table:table-cell>
              <table:table-cell office:value-type="float" office:value="190.9685">
                <text:p>190.9685</text:p>
              </table:table-cell>
              <table:table-cell office:value-type="float" office:value="340.05">
                <text:p>340.0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1.4495">
                <text:p>71.4495</text:p>
              </table:table-cell>
              <table:table-cell office:value-type="float" office:value="191.2985">
                <text:p>191.2985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2.703">
                <text:p>72.703</text:p>
              </table:table-cell>
              <table:table-cell office:value-type="float" office:value="191.6285">
                <text:p>191.6285</text:p>
              </table:table-cell>
              <table:table-cell office:value-type="float" office:value="340.15">
                <text:p>340.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3.9565">
                <text:p>73.9565</text:p>
              </table:table-cell>
              <table:table-cell office:value-type="float" office:value="191.9585">
                <text:p>191.9585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.21">
                <text:p>75.21</text:p>
              </table:table-cell>
              <table:table-cell office:value-type="float" office:value="192.2885">
                <text:p>192.2885</text:p>
              </table:table-cell>
              <table:table-cell office:value-type="float" office:value="340.25">
                <text:p>340.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6.4635">
                <text:p>76.4635</text:p>
              </table:table-cell>
              <table:table-cell office:value-type="float" office:value="192.6185">
                <text:p>192.6185</text:p>
              </table:table-cell>
              <table:table-cell office:value-type="float" office:value="340.3">
                <text:p>340.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7.717">
                <text:p>77.717</text:p>
              </table:table-cell>
              <table:table-cell office:value-type="float" office:value="192.9485">
                <text:p>192.9485</text:p>
              </table:table-cell>
              <table:table-cell office:value-type="float" office:value="340.35">
                <text:p>340.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8.9705">
                <text:p>78.9705</text:p>
              </table:table-cell>
              <table:table-cell office:value-type="float" office:value="193.2785">
                <text:p>193.2785</text:p>
              </table:table-cell>
              <table:table-cell office:value-type="float" office:value="340.4">
                <text:p>340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.224">
                <text:p>80.224</text:p>
              </table:table-cell>
              <table:table-cell office:value-type="float" office:value="193.6085">
                <text:p>193.6085</text:p>
              </table:table-cell>
              <table:table-cell office:value-type="float" office:value="340.45">
                <text:p>340.4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1.4775">
                <text:p>81.4775</text:p>
              </table:table-cell>
              <table:table-cell office:value-type="float" office:value="193.9385">
                <text:p>193.9385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2.731">
                <text:p>82.731</text:p>
              </table:table-cell>
              <table:table-cell office:value-type="float" office:value="194.2685">
                <text:p>194.2685</text:p>
              </table:table-cell>
              <table:table-cell office:value-type="float" office:value="340.55">
                <text:p>340.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3.9845">
                <text:p>83.9845</text:p>
              </table:table-cell>
              <table:table-cell office:value-type="float" office:value="194.5985">
                <text:p>194.5985</text:p>
              </table:table-cell>
              <table:table-cell office:value-type="float" office:value="340.6">
                <text:p>340.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5.238">
                <text:p>85.238</text:p>
              </table:table-cell>
              <table:table-cell office:value-type="float" office:value="194.9285">
                <text:p>194.9285</text:p>
              </table:table-cell>
              <table:table-cell office:value-type="float" office:value="340.65">
                <text:p>340.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6.4915">
                <text:p>86.4915</text:p>
              </table:table-cell>
              <table:table-cell office:value-type="float" office:value="195.2585">
                <text:p>195.2585</text:p>
              </table:table-cell>
              <table:table-cell office:value-type="float" office:value="340.7">
                <text:p>340.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7.745">
                <text:p>87.745</text:p>
              </table:table-cell>
              <table:table-cell office:value-type="float" office:value="195.5885">
                <text:p>195.5885</text:p>
              </table:table-cell>
              <table:table-cell office:value-type="float" office:value="340.75">
                <text:p>340.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8.9985">
                <text:p>88.9985</text:p>
              </table:table-cell>
              <table:table-cell office:value-type="float" office:value="195.9185">
                <text:p>195.9185</text:p>
              </table:table-cell>
              <table:table-cell office:value-type="float" office:value="340.8">
                <text:p>340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0.252">
                <text:p>90.252</text:p>
              </table:table-cell>
              <table:table-cell office:value-type="float" office:value="196.2485">
                <text:p>196.2485</text:p>
              </table:table-cell>
              <table:table-cell office:value-type="float" office:value="340.85">
                <text:p>340.8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1.5055">
                <text:p>91.5055</text:p>
              </table:table-cell>
              <table:table-cell office:value-type="float" office:value="196.5785">
                <text:p>196.5785</text:p>
              </table:table-cell>
              <table:table-cell office:value-type="float" office:value="340.9">
                <text:p>340.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2.759">
                <text:p>92.759</text:p>
              </table:table-cell>
              <table:table-cell office:value-type="float" office:value="196.9085">
                <text:p>196.9085</text:p>
              </table:table-cell>
              <table:table-cell office:value-type="float" office:value="340.95">
                <text:p>340.9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4.0125">
                <text:p>94.0125</text:p>
              </table:table-cell>
              <table:table-cell office:value-type="float" office:value="197.2385">
                <text:p>197.238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5.266">
                <text:p>95.266</text:p>
              </table:table-cell>
              <table:table-cell office:value-type="float" office:value="197.5685">
                <text:p>197.5685</text:p>
              </table:table-cell>
              <table:table-cell office:value-type="float" office:value="341.05">
                <text:p>341.0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6.5195">
                <text:p>96.5195</text:p>
              </table:table-cell>
              <table:table-cell office:value-type="float" office:value="197.8985">
                <text:p>197.8985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.773">
                <text:p>97.773</text:p>
              </table:table-cell>
              <table:table-cell office:value-type="float" office:value="198.2285">
                <text:p>198.2285</text:p>
              </table:table-cell>
              <table:table-cell office:value-type="float" office:value="341.15">
                <text:p>341.1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99.0265">
                <text:p>99.0265</text:p>
              </table:table-cell>
              <table:table-cell office:value-type="float" office:value="198.5585">
                <text:p>198.5585</text:p>
              </table:table-cell>
              <table:table-cell office:value-type="float" office:value="341.2">
                <text:p>341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.28">
                <text:p>100.28</text:p>
              </table:table-cell>
              <table:table-cell office:value-type="float" office:value="198.8885">
                <text:p>198.8885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1.5335">
                <text:p>101.5335</text:p>
              </table:table-cell>
              <table:table-cell office:value-type="float" office:value="199.2185">
                <text:p>199.2185</text:p>
              </table:table-cell>
              <table:table-cell office:value-type="float" office:value="341.3">
                <text:p>341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2.787">
                <text:p>102.787</text:p>
              </table:table-cell>
              <table:table-cell office:value-type="float" office:value="199.5485">
                <text:p>199.5485</text:p>
              </table:table-cell>
              <table:table-cell office:value-type="float" office:value="341.35">
                <text:p>341.3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4.0405">
                <text:p>104.0405</text:p>
              </table:table-cell>
              <table:table-cell office:value-type="float" office:value="199.8785">
                <text:p>199.8785</text:p>
              </table:table-cell>
              <table:table-cell office:value-type="float" office:value="341.4">
                <text:p>341.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5.294">
                <text:p>105.294</text:p>
              </table:table-cell>
              <table:table-cell office:value-type="float" office:value="200.2085">
                <text:p>200.2085</text:p>
              </table:table-cell>
              <table:table-cell office:value-type="float" office:value="341.45">
                <text:p>341.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6.5475">
                <text:p>106.5475</text:p>
              </table:table-cell>
              <table:table-cell office:value-type="float" office:value="200.5385">
                <text:p>200.5385</text:p>
              </table:table-cell>
              <table:table-cell office:value-type="float" office:value="341.5">
                <text:p>341.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7.801">
                <text:p>107.801</text:p>
              </table:table-cell>
              <table:table-cell office:value-type="float" office:value="200.8685">
                <text:p>200.8685</text:p>
              </table:table-cell>
              <table:table-cell office:value-type="float" office:value="341.55">
                <text:p>341.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9.0545">
                <text:p>109.0545</text:p>
              </table:table-cell>
              <table:table-cell office:value-type="float" office:value="201.1985">
                <text:p>201.1985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0.308">
                <text:p>110.308</text:p>
              </table:table-cell>
              <table:table-cell office:value-type="float" office:value="201.5285">
                <text:p>201.5285</text:p>
              </table:table-cell>
              <table:table-cell office:value-type="float" office:value="341.65">
                <text:p>341.6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1.5615">
                <text:p>111.5615</text:p>
              </table:table-cell>
              <table:table-cell office:value-type="float" office:value="201.8585">
                <text:p>201.8585</text:p>
              </table:table-cell>
              <table:table-cell office:value-type="float" office:value="341.7">
                <text:p>341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.815">
                <text:p>112.815</text:p>
              </table:table-cell>
              <table:table-cell office:value-type="float" office:value="202.1885">
                <text:p>202.1885</text:p>
              </table:table-cell>
              <table:table-cell office:value-type="float" office:value="341.75">
                <text:p>341.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4.0685">
                <text:p>114.0685</text:p>
              </table:table-cell>
              <table:table-cell office:value-type="float" office:value="202.5185">
                <text:p>202.5185</text:p>
              </table:table-cell>
              <table:table-cell office:value-type="float" office:value="341.8">
                <text:p>341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5.322">
                <text:p>115.322</text:p>
              </table:table-cell>
              <table:table-cell office:value-type="float" office:value="202.8485">
                <text:p>202.8485</text:p>
              </table:table-cell>
              <table:table-cell office:value-type="float" office:value="341.85">
                <text:p>341.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6.5755">
                <text:p>116.5755</text:p>
              </table:table-cell>
              <table:table-cell office:value-type="float" office:value="203.1785">
                <text:p>203.1785</text:p>
              </table:table-cell>
              <table:table-cell office:value-type="float" office:value="341.9">
                <text:p>341.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7.829">
                <text:p>117.829</text:p>
              </table:table-cell>
              <table:table-cell office:value-type="float" office:value="203.5085">
                <text:p>203.5085</text:p>
              </table:table-cell>
              <table:table-cell office:value-type="float" office:value="341.95">
                <text:p>341.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9.0825">
                <text:p>119.0825</text:p>
              </table:table-cell>
              <table:table-cell office:value-type="float" office:value="203.8385">
                <text:p>203.838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20.336">
                <text:p>120.336</text:p>
              </table:table-cell>
              <table:table-cell office:value-type="float" office:value="204.1685">
                <text:p>204.1685</text:p>
              </table:table-cell>
              <table:table-cell office:value-type="float" office:value="342.05">
                <text:p>342.0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1.5895">
                <text:p>121.5895</text:p>
              </table:table-cell>
              <table:table-cell office:value-type="float" office:value="204.4985">
                <text:p>204.4985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22.843">
                <text:p>122.843</text:p>
              </table:table-cell>
              <table:table-cell office:value-type="float" office:value="204.8285">
                <text:p>204.8285</text:p>
              </table:table-cell>
              <table:table-cell office:value-type="float" office:value="342.15">
                <text:p>342.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24.0965">
                <text:p>124.0965</text:p>
              </table:table-cell>
              <table:table-cell office:value-type="float" office:value="205.1585">
                <text:p>205.1585</text:p>
              </table:table-cell>
              <table:table-cell office:value-type="float" office:value="342.2">
                <text:p>34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.35">
                <text:p>125.35</text:p>
              </table:table-cell>
              <table:table-cell office:value-type="float" office:value="205.4885">
                <text:p>205.4885</text:p>
              </table:table-cell>
              <table:table-cell office:value-type="float" office:value="342.25">
                <text:p>342.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26.6035">
                <text:p>126.6035</text:p>
              </table:table-cell>
              <table:table-cell office:value-type="float" office:value="205.8185">
                <text:p>205.8185</text:p>
              </table:table-cell>
              <table:table-cell office:value-type="float" office:value="342.3">
                <text:p>342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27.857">
                <text:p>127.857</text:p>
              </table:table-cell>
              <table:table-cell office:value-type="float" office:value="206.1485">
                <text:p>206.1485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29.1105">
                <text:p>129.1105</text:p>
              </table:table-cell>
              <table:table-cell office:value-type="float" office:value="206.4785">
                <text:p>206.4785</text:p>
              </table:table-cell>
              <table:table-cell office:value-type="float" office:value="342.4">
                <text:p>342.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30.364">
                <text:p>130.364</text:p>
              </table:table-cell>
              <table:table-cell office:value-type="float" office:value="206.8085">
                <text:p>206.8085</text:p>
              </table:table-cell>
              <table:table-cell office:value-type="float" office:value="342.45">
                <text:p>342.4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1.6175">
                <text:p>131.6175</text:p>
              </table:table-cell>
              <table:table-cell office:value-type="float" office:value="207.1385">
                <text:p>207.1385</text:p>
              </table:table-cell>
              <table:table-cell office:value-type="float" office:value="342.5">
                <text:p>342.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2.871">
                <text:p>132.871</text:p>
              </table:table-cell>
              <table:table-cell office:value-type="float" office:value="207.4685">
                <text:p>207.4685</text:p>
              </table:table-cell>
              <table:table-cell office:value-type="float" office:value="342.55">
                <text:p>342.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4.1245">
                <text:p>134.1245</text:p>
              </table:table-cell>
              <table:table-cell office:value-type="float" office:value="207.7985">
                <text:p>207.7985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35.378">
                <text:p>135.378</text:p>
              </table:table-cell>
              <table:table-cell office:value-type="float" office:value="208.1285">
                <text:p>208.1285</text:p>
              </table:table-cell>
              <table:table-cell office:value-type="float" office:value="342.65">
                <text:p>342.6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36.6315">
                <text:p>136.6315</text:p>
              </table:table-cell>
              <table:table-cell office:value-type="float" office:value="208.4585">
                <text:p>208.4585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7.885">
                <text:p>137.885</text:p>
              </table:table-cell>
              <table:table-cell office:value-type="float" office:value="208.7885">
                <text:p>208.7885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39.1385">
                <text:p>139.1385</text:p>
              </table:table-cell>
              <table:table-cell office:value-type="float" office:value="209.1185">
                <text:p>209.1185</text:p>
              </table:table-cell>
              <table:table-cell office:value-type="float" office:value="342.8">
                <text:p>342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0.392">
                <text:p>140.392</text:p>
              </table:table-cell>
              <table:table-cell office:value-type="float" office:value="209.4485">
                <text:p>209.4485</text:p>
              </table:table-cell>
              <table:table-cell office:value-type="float" office:value="342.85">
                <text:p>342.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1.6455">
                <text:p>141.6455</text:p>
              </table:table-cell>
              <table:table-cell office:value-type="float" office:value="209.7785">
                <text:p>209.7785</text:p>
              </table:table-cell>
              <table:table-cell office:value-type="float" office:value="342.9">
                <text:p>342.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42.899">
                <text:p>142.899</text:p>
              </table:table-cell>
              <table:table-cell office:value-type="float" office:value="210.1085">
                <text:p>210.1085</text:p>
              </table:table-cell>
              <table:table-cell office:value-type="float" office:value="342.95">
                <text:p>342.9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4.1525">
                <text:p>144.1525</text:p>
              </table:table-cell>
              <table:table-cell office:value-type="float" office:value="210.4385">
                <text:p>210.438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45.406">
                <text:p>145.406</text:p>
              </table:table-cell>
              <table:table-cell office:value-type="float" office:value="210.7685">
                <text:p>210.7685</text:p>
              </table:table-cell>
              <table:table-cell office:value-type="float" office:value="343.05">
                <text:p>343.0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46.6595">
                <text:p>146.6595</text:p>
              </table:table-cell>
              <table:table-cell office:value-type="float" office:value="211.0985">
                <text:p>211.0985</text:p>
              </table:table-cell>
              <table:table-cell office:value-type="float" office:value="343.1">
                <text:p>343.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47.913">
                <text:p>147.913</text:p>
              </table:table-cell>
              <table:table-cell office:value-type="float" office:value="211.4285">
                <text:p>211.4285</text:p>
              </table:table-cell>
              <table:table-cell office:value-type="float" office:value="343.15">
                <text:p>343.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49.1665">
                <text:p>149.1665</text:p>
              </table:table-cell>
              <table:table-cell office:value-type="float" office:value="211.7585">
                <text:p>211.7585</text:p>
              </table:table-cell>
              <table:table-cell office:value-type="float" office:value="343.2">
                <text:p>343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0.42">
                <text:p>150.42</text:p>
              </table:table-cell>
              <table:table-cell office:value-type="float" office:value="212.0885">
                <text:p>212.0885</text:p>
              </table:table-cell>
              <table:table-cell office:value-type="float" office:value="343.25">
                <text:p>343.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1.6735">
                <text:p>151.6735</text:p>
              </table:table-cell>
              <table:table-cell office:value-type="float" office:value="212.4185">
                <text:p>212.4185</text:p>
              </table:table-cell>
              <table:table-cell office:value-type="float" office:value="343.3">
                <text:p>343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2.927">
                <text:p>152.927</text:p>
              </table:table-cell>
              <table:table-cell office:value-type="float" office:value="212.7485">
                <text:p>212.7485</text:p>
              </table:table-cell>
              <table:table-cell office:value-type="float" office:value="343.35">
                <text:p>343.3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54.1805">
                <text:p>154.1805</text:p>
              </table:table-cell>
              <table:table-cell office:value-type="float" office:value="213.0785">
                <text:p>213.0785</text:p>
              </table:table-cell>
              <table:table-cell office:value-type="float" office:value="343.4">
                <text:p>343.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5.434">
                <text:p>155.434</text:p>
              </table:table-cell>
              <table:table-cell office:value-type="float" office:value="213.4085">
                <text:p>213.4085</text:p>
              </table:table-cell>
              <table:table-cell office:value-type="float" office:value="343.45">
                <text:p>343.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6.6875">
                <text:p>156.6875</text:p>
              </table:table-cell>
              <table:table-cell office:value-type="float" office:value="213.7385">
                <text:p>213.7385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57.941">
                <text:p>157.941</text:p>
              </table:table-cell>
              <table:table-cell office:value-type="float" office:value="214.0685">
                <text:p>214.0685</text:p>
              </table:table-cell>
              <table:table-cell office:value-type="float" office:value="343.55">
                <text:p>343.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59.1945">
                <text:p>159.1945</text:p>
              </table:table-cell>
              <table:table-cell office:value-type="float" office:value="214.3985">
                <text:p>214.3985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0.448">
                <text:p>160.448</text:p>
              </table:table-cell>
              <table:table-cell office:value-type="float" office:value="214.7285">
                <text:p>214.7285</text:p>
              </table:table-cell>
              <table:table-cell office:value-type="float" office:value="343.65">
                <text:p>343.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61.7015">
                <text:p>161.7015</text:p>
              </table:table-cell>
              <table:table-cell office:value-type="float" office:value="215.0585">
                <text:p>215.0585</text:p>
              </table:table-cell>
              <table:table-cell office:value-type="float" office:value="343.7">
                <text:p>343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2.955">
                <text:p>162.955</text:p>
              </table:table-cell>
              <table:table-cell office:value-type="float" office:value="215.3885">
                <text:p>215.3885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64.2085">
                <text:p>164.2085</text:p>
              </table:table-cell>
              <table:table-cell office:value-type="float" office:value="215.7185">
                <text:p>215.7185</text:p>
              </table:table-cell>
              <table:table-cell office:value-type="float" office:value="343.8">
                <text:p>343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65.462">
                <text:p>165.462</text:p>
              </table:table-cell>
              <table:table-cell office:value-type="float" office:value="216.0485">
                <text:p>216.0485</text:p>
              </table:table-cell>
              <table:table-cell office:value-type="float" office:value="343.85">
                <text:p>343.8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66.7155">
                <text:p>166.7155</text:p>
              </table:table-cell>
              <table:table-cell office:value-type="float" office:value="216.3785">
                <text:p>216.3785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67.969">
                <text:p>167.969</text:p>
              </table:table-cell>
              <table:table-cell office:value-type="float" office:value="216.7085">
                <text:p>216.7085</text:p>
              </table:table-cell>
              <table:table-cell office:value-type="float" office:value="343.95">
                <text:p>343.9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9.2225">
                <text:p>169.2225</text:p>
              </table:table-cell>
              <table:table-cell office:value-type="float" office:value="217.0385">
                <text:p>217.038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0.476">
                <text:p>170.476</text:p>
              </table:table-cell>
              <table:table-cell office:value-type="float" office:value="217.3685">
                <text:p>217.3685</text:p>
              </table:table-cell>
              <table:table-cell office:value-type="float" office:value="344.05">
                <text:p>344.0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1.7295">
                <text:p>171.7295</text:p>
              </table:table-cell>
              <table:table-cell office:value-type="float" office:value="217.6985">
                <text:p>217.6985</text:p>
              </table:table-cell>
              <table:table-cell office:value-type="float" office:value="344.1">
                <text:p>344.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2.983">
                <text:p>172.983</text:p>
              </table:table-cell>
              <table:table-cell office:value-type="float" office:value="218.0285">
                <text:p>218.0285</text:p>
              </table:table-cell>
              <table:table-cell office:value-type="float" office:value="344.15">
                <text:p>344.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74.2365">
                <text:p>174.2365</text:p>
              </table:table-cell>
              <table:table-cell office:value-type="float" office:value="218.3585">
                <text:p>218.3585</text:p>
              </table:table-cell>
              <table:table-cell office:value-type="float" office:value="344.2">
                <text:p>344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5.49">
                <text:p>175.49</text:p>
              </table:table-cell>
              <table:table-cell office:value-type="float" office:value="218.6885">
                <text:p>218.6885</text:p>
              </table:table-cell>
              <table:table-cell office:value-type="float" office:value="344.25">
                <text:p>344.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76.7435">
                <text:p>176.7435</text:p>
              </table:table-cell>
              <table:table-cell office:value-type="float" office:value="219.0185">
                <text:p>219.0185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77.997">
                <text:p>177.997</text:p>
              </table:table-cell>
              <table:table-cell office:value-type="float" office:value="219.3485">
                <text:p>219.3485</text:p>
              </table:table-cell>
              <table:table-cell office:value-type="float" office:value="344.35">
                <text:p>344.3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79.2505">
                <text:p>179.2505</text:p>
              </table:table-cell>
              <table:table-cell office:value-type="float" office:value="219.6785">
                <text:p>219.6785</text:p>
              </table:table-cell>
              <table:table-cell office:value-type="float" office:value="344.4">
                <text:p>344.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80.504">
                <text:p>180.504</text:p>
              </table:table-cell>
              <table:table-cell office:value-type="float" office:value="220.0085">
                <text:p>220.0085</text:p>
              </table:table-cell>
              <table:table-cell office:value-type="float" office:value="344.45">
                <text:p>344.4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81.7575">
                <text:p>181.7575</text:p>
              </table:table-cell>
              <table:table-cell office:value-type="float" office:value="220.3385">
                <text:p>220.3385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83.011">
                <text:p>183.011</text:p>
              </table:table-cell>
              <table:table-cell office:value-type="float" office:value="220.6685">
                <text:p>220.6685</text:p>
              </table:table-cell>
              <table:table-cell office:value-type="float" office:value="344.55">
                <text:p>344.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4.2645">
                <text:p>184.2645</text:p>
              </table:table-cell>
              <table:table-cell office:value-type="float" office:value="220.9985">
                <text:p>220.9985</text:p>
              </table:table-cell>
              <table:table-cell office:value-type="float" office:value="344.6">
                <text:p>344.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5.518">
                <text:p>185.518</text:p>
              </table:table-cell>
              <table:table-cell office:value-type="float" office:value="221.3285">
                <text:p>221.3285</text:p>
              </table:table-cell>
              <table:table-cell office:value-type="float" office:value="344.65">
                <text:p>344.6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86.7715">
                <text:p>186.7715</text:p>
              </table:table-cell>
              <table:table-cell office:value-type="float" office:value="221.6585">
                <text:p>221.6585</text:p>
              </table:table-cell>
              <table:table-cell office:value-type="float" office:value="344.7">
                <text:p>344.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8.025">
                <text:p>188.025</text:p>
              </table:table-cell>
              <table:table-cell office:value-type="float" office:value="221.9885">
                <text:p>221.9885</text:p>
              </table:table-cell>
              <table:table-cell office:value-type="float" office:value="344.75">
                <text:p>344.7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89.2785">
                <text:p>189.2785</text:p>
              </table:table-cell>
              <table:table-cell office:value-type="float" office:value="222.3185">
                <text:p>222.3185</text:p>
              </table:table-cell>
              <table:table-cell office:value-type="float" office:value="344.8">
                <text:p>344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90.532">
                <text:p>190.532</text:p>
              </table:table-cell>
              <table:table-cell office:value-type="float" office:value="222.6485">
                <text:p>222.6485</text:p>
              </table:table-cell>
              <table:table-cell office:value-type="float" office:value="344.85">
                <text:p>344.8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91.7855">
                <text:p>191.7855</text:p>
              </table:table-cell>
              <table:table-cell office:value-type="float" office:value="222.9785">
                <text:p>222.9785</text:p>
              </table:table-cell>
              <table:table-cell office:value-type="float" office:value="344.9">
                <text:p>344.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93.039">
                <text:p>193.039</text:p>
              </table:table-cell>
              <table:table-cell office:value-type="float" office:value="223.3085">
                <text:p>223.3085</text:p>
              </table:table-cell>
              <table:table-cell office:value-type="float" office:value="344.95">
                <text:p>344.9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94.2925">
                <text:p>194.2925</text:p>
              </table:table-cell>
              <table:table-cell office:value-type="float" office:value="223.6385">
                <text:p>223.63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95.546">
                <text:p>195.546</text:p>
              </table:table-cell>
              <table:table-cell office:value-type="float" office:value="223.9685">
                <text:p>223.9685</text:p>
              </table:table-cell>
              <table:table-cell office:value-type="float" office:value="345.05">
                <text:p>345.0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96.7995">
                <text:p>196.7995</text:p>
              </table:table-cell>
              <table:table-cell office:value-type="float" office:value="224.2985">
                <text:p>224.2985</text:p>
              </table:table-cell>
              <table:table-cell office:value-type="float" office:value="345.1">
                <text:p>345.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98.053">
                <text:p>198.053</text:p>
              </table:table-cell>
              <table:table-cell office:value-type="float" office:value="224.6285">
                <text:p>224.6285</text:p>
              </table:table-cell>
              <table:table-cell office:value-type="float" office:value="345.15">
                <text:p>345.1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99.3065">
                <text:p>199.3065</text:p>
              </table:table-cell>
              <table:table-cell office:value-type="float" office:value="224.9585">
                <text:p>224.9585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0.56">
                <text:p>200.56</text:p>
              </table:table-cell>
              <table:table-cell office:value-type="float" office:value="225.2885">
                <text:p>225.2885</text:p>
              </table:table-cell>
              <table:table-cell office:value-type="float" office:value="345.25">
                <text:p>345.2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01.8135">
                <text:p>201.8135</text:p>
              </table:table-cell>
              <table:table-cell office:value-type="float" office:value="225.6185">
                <text:p>225.6185</text:p>
              </table:table-cell>
              <table:table-cell office:value-type="float" office:value="345.3">
                <text:p>345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03.067">
                <text:p>203.067</text:p>
              </table:table-cell>
              <table:table-cell office:value-type="float" office:value="225.9485">
                <text:p>225.9485</text:p>
              </table:table-cell>
              <table:table-cell office:value-type="float" office:value="345.35">
                <text:p>345.3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04.3205">
                <text:p>204.3205</text:p>
              </table:table-cell>
              <table:table-cell office:value-type="float" office:value="226.2785">
                <text:p>226.2785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05.574">
                <text:p>205.574</text:p>
              </table:table-cell>
              <table:table-cell office:value-type="float" office:value="226.6085">
                <text:p>226.6085</text:p>
              </table:table-cell>
              <table:table-cell office:value-type="float" office:value="345.45">
                <text:p>345.4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06.8275">
                <text:p>206.8275</text:p>
              </table:table-cell>
              <table:table-cell office:value-type="float" office:value="226.9385">
                <text:p>226.9385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08.081">
                <text:p>208.081</text:p>
              </table:table-cell>
              <table:table-cell office:value-type="float" office:value="227.2685">
                <text:p>227.2685</text:p>
              </table:table-cell>
              <table:table-cell office:value-type="float" office:value="345.55">
                <text:p>345.5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09.3345">
                <text:p>209.3345</text:p>
              </table:table-cell>
              <table:table-cell office:value-type="float" office:value="227.5985">
                <text:p>227.5985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10.588">
                <text:p>210.588</text:p>
              </table:table-cell>
              <table:table-cell office:value-type="float" office:value="227.9285">
                <text:p>227.9285</text:p>
              </table:table-cell>
              <table:table-cell office:value-type="float" office:value="345.65">
                <text:p>345.6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11.8415">
                <text:p>211.8415</text:p>
              </table:table-cell>
              <table:table-cell office:value-type="float" office:value="228.2585">
                <text:p>228.2585</text:p>
              </table:table-cell>
              <table:table-cell office:value-type="float" office:value="345.7">
                <text:p>345.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3.095">
                <text:p>213.095</text:p>
              </table:table-cell>
              <table:table-cell office:value-type="float" office:value="228.5885">
                <text:p>228.5885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14.3485">
                <text:p>214.3485</text:p>
              </table:table-cell>
              <table:table-cell office:value-type="float" office:value="228.9185">
                <text:p>228.9185</text:p>
              </table:table-cell>
              <table:table-cell office:value-type="float" office:value="345.8">
                <text:p>345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15.602">
                <text:p>215.602</text:p>
              </table:table-cell>
              <table:table-cell office:value-type="float" office:value="229.2485">
                <text:p>229.2485</text:p>
              </table:table-cell>
              <table:table-cell office:value-type="float" office:value="345.85">
                <text:p>345.8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16.8555">
                <text:p>216.8555</text:p>
              </table:table-cell>
              <table:table-cell office:value-type="float" office:value="229.5785">
                <text:p>229.5785</text:p>
              </table:table-cell>
              <table:table-cell office:value-type="float" office:value="345.9">
                <text:p>345.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18.109">
                <text:p>218.109</text:p>
              </table:table-cell>
              <table:table-cell office:value-type="float" office:value="229.9085">
                <text:p>229.9085</text:p>
              </table:table-cell>
              <table:table-cell office:value-type="float" office:value="345.95">
                <text:p>345.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19.3625">
                <text:p>219.3625</text:p>
              </table:table-cell>
              <table:table-cell office:value-type="float" office:value="230.2385">
                <text:p>230.238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20.616">
                <text:p>220.616</text:p>
              </table:table-cell>
              <table:table-cell office:value-type="float" office:value="230.5685">
                <text:p>230.5685</text:p>
              </table:table-cell>
              <table:table-cell office:value-type="float" office:value="346.05">
                <text:p>346.0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21.8695">
                <text:p>221.8695</text:p>
              </table:table-cell>
              <table:table-cell office:value-type="float" office:value="230.8985">
                <text:p>230.8985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23.123">
                <text:p>223.123</text:p>
              </table:table-cell>
              <table:table-cell office:value-type="float" office:value="231.2285">
                <text:p>231.2285</text:p>
              </table:table-cell>
              <table:table-cell office:value-type="float" office:value="346.15">
                <text:p>346.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24.3765">
                <text:p>224.3765</text:p>
              </table:table-cell>
              <table:table-cell office:value-type="float" office:value="231.5585">
                <text:p>231.5585</text:p>
              </table:table-cell>
              <table:table-cell office:value-type="float" office:value="346.2">
                <text:p>34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5.63">
                <text:p>225.63</text:p>
              </table:table-cell>
              <table:table-cell office:value-type="float" office:value="231.8885">
                <text:p>231.8885</text:p>
              </table:table-cell>
              <table:table-cell office:value-type="float" office:value="346.25">
                <text:p>346.2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26.8835">
                <text:p>226.8835</text:p>
              </table:table-cell>
              <table:table-cell office:value-type="float" office:value="232.2185">
                <text:p>232.2185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28.137">
                <text:p>228.137</text:p>
              </table:table-cell>
              <table:table-cell office:value-type="float" office:value="232.5485">
                <text:p>232.5485</text:p>
              </table:table-cell>
              <table:table-cell office:value-type="float" office:value="346.35">
                <text:p>346.3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29.3905">
                <text:p>229.3905</text:p>
              </table:table-cell>
              <table:table-cell office:value-type="float" office:value="232.8785">
                <text:p>232.8785</text:p>
              </table:table-cell>
              <table:table-cell office:value-type="float" office:value="346.4">
                <text:p>346.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30.644">
                <text:p>230.644</text:p>
              </table:table-cell>
              <table:table-cell office:value-type="float" office:value="233.2085">
                <text:p>233.2085</text:p>
              </table:table-cell>
              <table:table-cell office:value-type="float" office:value="346.45">
                <text:p>346.4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31.8975">
                <text:p>231.8975</text:p>
              </table:table-cell>
              <table:table-cell office:value-type="float" office:value="233.5385">
                <text:p>233.5385</text:p>
              </table:table-cell>
              <table:table-cell office:value-type="float" office:value="346.5">
                <text:p>346.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33.151">
                <text:p>233.151</text:p>
              </table:table-cell>
              <table:table-cell office:value-type="float" office:value="233.8685">
                <text:p>233.8685</text:p>
              </table:table-cell>
              <table:table-cell office:value-type="float" office:value="346.55">
                <text:p>346.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34.4045">
                <text:p>234.4045</text:p>
              </table:table-cell>
              <table:table-cell office:value-type="float" office:value="234.1985">
                <text:p>234.1985</text:p>
              </table:table-cell>
              <table:table-cell office:value-type="float" office:value="346.6">
                <text:p>346.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5.658">
                <text:p>235.658</text:p>
              </table:table-cell>
              <table:table-cell office:value-type="float" office:value="234.5285">
                <text:p>234.5285</text:p>
              </table:table-cell>
              <table:table-cell office:value-type="float" office:value="346.65">
                <text:p>346.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6.9115">
                <text:p>236.9115</text:p>
              </table:table-cell>
              <table:table-cell office:value-type="float" office:value="234.8585">
                <text:p>234.8585</text:p>
              </table:table-cell>
              <table:table-cell office:value-type="float" office:value="346.7">
                <text:p>346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8.165">
                <text:p>238.165</text:p>
              </table:table-cell>
              <table:table-cell office:value-type="float" office:value="235.1885">
                <text:p>235.1885</text:p>
              </table:table-cell>
              <table:table-cell office:value-type="float" office:value="346.75">
                <text:p>346.7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39.4185">
                <text:p>239.4185</text:p>
              </table:table-cell>
              <table:table-cell office:value-type="float" office:value="235.5185">
                <text:p>235.5185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40.672">
                <text:p>240.672</text:p>
              </table:table-cell>
              <table:table-cell office:value-type="float" office:value="235.8485">
                <text:p>235.8485</text:p>
              </table:table-cell>
              <table:table-cell office:value-type="float" office:value="346.85">
                <text:p>346.8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41.9255">
                <text:p>241.9255</text:p>
              </table:table-cell>
              <table:table-cell office:value-type="float" office:value="236.1785">
                <text:p>236.1785</text:p>
              </table:table-cell>
              <table:table-cell office:value-type="float" office:value="346.9">
                <text:p>346.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43.179">
                <text:p>243.179</text:p>
              </table:table-cell>
              <table:table-cell office:value-type="float" office:value="236.5085">
                <text:p>236.5085</text:p>
              </table:table-cell>
              <table:table-cell office:value-type="float" office:value="346.95">
                <text:p>346.9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44.4325">
                <text:p>244.4325</text:p>
              </table:table-cell>
              <table:table-cell office:value-type="float" office:value="236.8385">
                <text:p>236.838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45.686">
                <text:p>245.686</text:p>
              </table:table-cell>
              <table:table-cell office:value-type="float" office:value="237.1685">
                <text:p>237.1685</text:p>
              </table:table-cell>
              <table:table-cell office:value-type="float" office:value="347.05">
                <text:p>347.0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46.9395">
                <text:p>246.9395</text:p>
              </table:table-cell>
              <table:table-cell office:value-type="float" office:value="237.4985">
                <text:p>237.4985</text:p>
              </table:table-cell>
              <table:table-cell office:value-type="float" office:value="347.1">
                <text:p>347.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48.193">
                <text:p>248.193</text:p>
              </table:table-cell>
              <table:table-cell office:value-type="float" office:value="237.8285">
                <text:p>237.8285</text:p>
              </table:table-cell>
              <table:table-cell office:value-type="float" office:value="347.15">
                <text:p>347.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49.4465">
                <text:p>249.4465</text:p>
              </table:table-cell>
              <table:table-cell office:value-type="float" office:value="238.1585">
                <text:p>238.1585</text:p>
              </table:table-cell>
              <table:table-cell office:value-type="float" office:value="347.2">
                <text:p>347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0.7">
                <text:p>250.7</text:p>
              </table:table-cell>
              <table:table-cell office:value-type="float" office:value="238.4885">
                <text:p>238.4885</text:p>
              </table:table-cell>
              <table:table-cell office:value-type="float" office:value="347.25">
                <text:p>347.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51.9535">
                <text:p>251.9535</text:p>
              </table:table-cell>
              <table:table-cell office:value-type="float" office:value="238.8185">
                <text:p>238.8185</text:p>
              </table:table-cell>
              <table:table-cell office:value-type="float" office:value="347.3">
                <text:p>347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53.207">
                <text:p>253.207</text:p>
              </table:table-cell>
              <table:table-cell office:value-type="float" office:value="239.1485">
                <text:p>239.1485</text:p>
              </table:table-cell>
              <table:table-cell office:value-type="float" office:value="347.35">
                <text:p>347.3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54.4605">
                <text:p>254.4605</text:p>
              </table:table-cell>
              <table:table-cell office:value-type="float" office:value="239.4785">
                <text:p>239.4785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55.714">
                <text:p>255.714</text:p>
              </table:table-cell>
              <table:table-cell office:value-type="float" office:value="239.8085">
                <text:p>239.8085</text:p>
              </table:table-cell>
              <table:table-cell office:value-type="float" office:value="347.45">
                <text:p>347.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56.9675">
                <text:p>256.9675</text:p>
              </table:table-cell>
              <table:table-cell office:value-type="float" office:value="240.1385">
                <text:p>240.1385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58.221">
                <text:p>258.221</text:p>
              </table:table-cell>
              <table:table-cell office:value-type="float" office:value="240.4685">
                <text:p>240.4685</text:p>
              </table:table-cell>
              <table:table-cell office:value-type="float" office:value="347.55">
                <text:p>347.5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59.4745">
                <text:p>259.4745</text:p>
              </table:table-cell>
              <table:table-cell office:value-type="float" office:value="240.7985">
                <text:p>240.7985</text:p>
              </table:table-cell>
              <table:table-cell office:value-type="float" office:value="347.6">
                <text:p>347.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60.728">
                <text:p>260.728</text:p>
              </table:table-cell>
              <table:table-cell office:value-type="float" office:value="241.1285">
                <text:p>241.1285</text:p>
              </table:table-cell>
              <table:table-cell office:value-type="float" office:value="347.65">
                <text:p>347.6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61.9815">
                <text:p>261.9815</text:p>
              </table:table-cell>
              <table:table-cell office:value-type="float" office:value="241.4585">
                <text:p>241.4585</text:p>
              </table:table-cell>
              <table:table-cell office:value-type="float" office:value="347.7">
                <text:p>347.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3.235">
                <text:p>263.235</text:p>
              </table:table-cell>
              <table:table-cell office:value-type="float" office:value="241.7885">
                <text:p>241.7885</text:p>
              </table:table-cell>
              <table:table-cell office:value-type="float" office:value="347.75">
                <text:p>347.7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64.4885">
                <text:p>264.4885</text:p>
              </table:table-cell>
              <table:table-cell office:value-type="float" office:value="242.1185">
                <text:p>242.1185</text:p>
              </table:table-cell>
              <table:table-cell office:value-type="float" office:value="347.8">
                <text:p>347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65.742">
                <text:p>265.742</text:p>
              </table:table-cell>
              <table:table-cell office:value-type="float" office:value="242.4485">
                <text:p>242.4485</text:p>
              </table:table-cell>
              <table:table-cell office:value-type="float" office:value="347.85">
                <text:p>347.8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66.9955">
                <text:p>266.9955</text:p>
              </table:table-cell>
              <table:table-cell office:value-type="float" office:value="242.7785">
                <text:p>242.7785</text:p>
              </table:table-cell>
              <table:table-cell office:value-type="float" office:value="347.9">
                <text:p>347.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68.249">
                <text:p>268.249</text:p>
              </table:table-cell>
              <table:table-cell office:value-type="float" office:value="243.1085">
                <text:p>243.1085</text:p>
              </table:table-cell>
              <table:table-cell office:value-type="float" office:value="347.95">
                <text:p>347.9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69.5025">
                <text:p>269.5025</text:p>
              </table:table-cell>
              <table:table-cell office:value-type="float" office:value="243.4385">
                <text:p>243.43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70.756">
                <text:p>270.756</text:p>
              </table:table-cell>
              <table:table-cell office:value-type="float" office:value="243.7685">
                <text:p>243.7685</text:p>
              </table:table-cell>
              <table:table-cell office:value-type="float" office:value="348.05">
                <text:p>348.0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72.0095">
                <text:p>272.0095</text:p>
              </table:table-cell>
              <table:table-cell office:value-type="float" office:value="244.0985">
                <text:p>244.0985</text:p>
              </table:table-cell>
              <table:table-cell office:value-type="float" office:value="348.1">
                <text:p>348.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73.263">
                <text:p>273.263</text:p>
              </table:table-cell>
              <table:table-cell office:value-type="float" office:value="244.4285">
                <text:p>244.4285</text:p>
              </table:table-cell>
              <table:table-cell office:value-type="float" office:value="348.15">
                <text:p>348.1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74.5165">
                <text:p>274.5165</text:p>
              </table:table-cell>
              <table:table-cell office:value-type="float" office:value="244.7585">
                <text:p>244.7585</text:p>
              </table:table-cell>
              <table:table-cell office:value-type="float" office:value="348.2">
                <text:p>348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5.77">
                <text:p>275.77</text:p>
              </table:table-cell>
              <table:table-cell office:value-type="float" office:value="245.0885">
                <text:p>245.0885</text:p>
              </table:table-cell>
              <table:table-cell office:value-type="float" office:value="348.25">
                <text:p>348.2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77.0235">
                <text:p>277.0235</text:p>
              </table:table-cell>
              <table:table-cell office:value-type="float" office:value="245.4185">
                <text:p>245.4185</text:p>
              </table:table-cell>
              <table:table-cell office:value-type="float" office:value="348.3">
                <text:p>348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78.277">
                <text:p>278.277</text:p>
              </table:table-cell>
              <table:table-cell office:value-type="float" office:value="245.7485">
                <text:p>245.7485</text:p>
              </table:table-cell>
              <table:table-cell office:value-type="float" office:value="348.35">
                <text:p>348.3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79.5305">
                <text:p>279.5305</text:p>
              </table:table-cell>
              <table:table-cell office:value-type="float" office:value="246.0785">
                <text:p>246.0785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80.784">
                <text:p>280.784</text:p>
              </table:table-cell>
              <table:table-cell office:value-type="float" office:value="246.4085">
                <text:p>246.4085</text:p>
              </table:table-cell>
              <table:table-cell office:value-type="float" office:value="348.45">
                <text:p>348.4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82.0375">
                <text:p>282.0375</text:p>
              </table:table-cell>
              <table:table-cell office:value-type="float" office:value="246.7385">
                <text:p>246.7385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83.291">
                <text:p>283.291</text:p>
              </table:table-cell>
              <table:table-cell office:value-type="float" office:value="247.0685">
                <text:p>247.0685</text:p>
              </table:table-cell>
              <table:table-cell office:value-type="float" office:value="348.55">
                <text:p>348.5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84.5445">
                <text:p>284.5445</text:p>
              </table:table-cell>
              <table:table-cell office:value-type="float" office:value="247.3985">
                <text:p>247.3985</text:p>
              </table:table-cell>
              <table:table-cell office:value-type="float" office:value="348.6">
                <text:p>348.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85.798">
                <text:p>285.798</text:p>
              </table:table-cell>
              <table:table-cell office:value-type="float" office:value="247.7285">
                <text:p>247.7285</text:p>
              </table:table-cell>
              <table:table-cell office:value-type="float" office:value="348.65">
                <text:p>348.6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87.0515">
                <text:p>287.0515</text:p>
              </table:table-cell>
              <table:table-cell office:value-type="float" office:value="248.0585">
                <text:p>248.0585</text:p>
              </table:table-cell>
              <table:table-cell office:value-type="float" office:value="348.7">
                <text:p>348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8.305">
                <text:p>288.305</text:p>
              </table:table-cell>
              <table:table-cell office:value-type="float" office:value="248.3885">
                <text:p>248.3885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89.5585">
                <text:p>289.5585</text:p>
              </table:table-cell>
              <table:table-cell office:value-type="float" office:value="248.7185">
                <text:p>248.7185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90.812">
                <text:p>290.812</text:p>
              </table:table-cell>
              <table:table-cell office:value-type="float" office:value="249.0485">
                <text:p>249.0485</text:p>
              </table:table-cell>
              <table:table-cell office:value-type="float" office:value="348.85">
                <text:p>348.8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92.0655">
                <text:p>292.0655</text:p>
              </table:table-cell>
              <table:table-cell office:value-type="float" office:value="249.3785">
                <text:p>249.3785</text:p>
              </table:table-cell>
              <table:table-cell office:value-type="float" office:value="348.9">
                <text:p>348.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93.319">
                <text:p>293.319</text:p>
              </table:table-cell>
              <table:table-cell office:value-type="float" office:value="249.7085">
                <text:p>249.7085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94.5725">
                <text:p>294.5725</text:p>
              </table:table-cell>
              <table:table-cell office:value-type="float" office:value="250.0385">
                <text:p>250.03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95.826">
                <text:p>295.826</text:p>
              </table:table-cell>
              <table:table-cell office:value-type="float" office:value="250.3685">
                <text:p>250.3685</text:p>
              </table:table-cell>
              <table:table-cell office:value-type="float" office:value="349.05">
                <text:p>349.0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97.0795">
                <text:p>297.0795</text:p>
              </table:table-cell>
              <table:table-cell office:value-type="float" office:value="250.6985">
                <text:p>250.6985</text:p>
              </table:table-cell>
              <table:table-cell office:value-type="float" office:value="349.1">
                <text:p>349.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98.333">
                <text:p>298.333</text:p>
              </table:table-cell>
              <table:table-cell office:value-type="float" office:value="251.0285">
                <text:p>251.0285</text:p>
              </table:table-cell>
              <table:table-cell office:value-type="float" office:value="349.15">
                <text:p>349.1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99.5865">
                <text:p>299.5865</text:p>
              </table:table-cell>
              <table:table-cell office:value-type="float" office:value="251.3585">
                <text:p>251.3585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0.84">
                <text:p>300.84</text:p>
              </table:table-cell>
              <table:table-cell office:value-type="float" office:value="251.6885">
                <text:p>251.6885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02.0935">
                <text:p>302.0935</text:p>
              </table:table-cell>
              <table:table-cell office:value-type="float" office:value="252.0185">
                <text:p>252.0185</text:p>
              </table:table-cell>
              <table:table-cell office:value-type="float" office:value="349.3">
                <text:p>349.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03.347">
                <text:p>303.347</text:p>
              </table:table-cell>
              <table:table-cell office:value-type="float" office:value="252.3485">
                <text:p>252.3485</text:p>
              </table:table-cell>
              <table:table-cell office:value-type="float" office:value="349.35">
                <text:p>349.3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04.6005">
                <text:p>304.6005</text:p>
              </table:table-cell>
              <table:table-cell office:value-type="float" office:value="252.6785">
                <text:p>252.6785</text:p>
              </table:table-cell>
              <table:table-cell office:value-type="float" office:value="349.4">
                <text:p>349.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05.854">
                <text:p>305.854</text:p>
              </table:table-cell>
              <table:table-cell office:value-type="float" office:value="253.0085">
                <text:p>253.0085</text:p>
              </table:table-cell>
              <table:table-cell office:value-type="float" office:value="349.45">
                <text:p>349.4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07.1075">
                <text:p>307.1075</text:p>
              </table:table-cell>
              <table:table-cell office:value-type="float" office:value="253.3385">
                <text:p>253.338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08.361">
                <text:p>308.361</text:p>
              </table:table-cell>
              <table:table-cell office:value-type="float" office:value="253.6685">
                <text:p>253.6685</text:p>
              </table:table-cell>
              <table:table-cell office:value-type="float" office:value="349.55">
                <text:p>349.5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09.6145">
                <text:p>309.6145</text:p>
              </table:table-cell>
              <table:table-cell office:value-type="float" office:value="253.9985">
                <text:p>253.9985</text:p>
              </table:table-cell>
              <table:table-cell office:value-type="float" office:value="349.6">
                <text:p>349.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10.868">
                <text:p>310.868</text:p>
              </table:table-cell>
              <table:table-cell office:value-type="float" office:value="254.3285">
                <text:p>254.3285</text:p>
              </table:table-cell>
              <table:table-cell office:value-type="float" office:value="349.65">
                <text:p>349.6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12.1215">
                <text:p>312.1215</text:p>
              </table:table-cell>
              <table:table-cell office:value-type="float" office:value="254.6585">
                <text:p>254.6585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3.375">
                <text:p>313.375</text:p>
              </table:table-cell>
              <table:table-cell office:value-type="float" office:value="254.9885">
                <text:p>254.9885</text:p>
              </table:table-cell>
              <table:table-cell office:value-type="float" office:value="349.75">
                <text:p>349.7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14.6285">
                <text:p>314.6285</text:p>
              </table:table-cell>
              <table:table-cell office:value-type="float" office:value="255.3185">
                <text:p>255.3185</text:p>
              </table:table-cell>
              <table:table-cell office:value-type="float" office:value="349.8">
                <text:p>349.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15.882">
                <text:p>315.882</text:p>
              </table:table-cell>
              <table:table-cell office:value-type="float" office:value="255.6485">
                <text:p>255.6485</text:p>
              </table:table-cell>
              <table:table-cell office:value-type="float" office:value="349.85">
                <text:p>349.8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17.1355">
                <text:p>317.1355</text:p>
              </table:table-cell>
              <table:table-cell office:value-type="float" office:value="255.9785">
                <text:p>255.9785</text:p>
              </table:table-cell>
              <table:table-cell office:value-type="float" office:value="349.9">
                <text:p>349.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18.389">
                <text:p>318.389</text:p>
              </table:table-cell>
              <table:table-cell office:value-type="float" office:value="256.3085">
                <text:p>256.3085</text:p>
              </table:table-cell>
              <table:table-cell office:value-type="float" office:value="349.95">
                <text:p>349.9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19.6425">
                <text:p>319.6425</text:p>
              </table:table-cell>
              <table:table-cell office:value-type="float" office:value="256.6385">
                <text:p>256.63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0.896">
                <text:p>320.896</text:p>
              </table:table-cell>
              <table:table-cell office:value-type="float" office:value="256.9685">
                <text:p>256.9685</text:p>
              </table:table-cell>
              <table:table-cell office:value-type="float" office:value="350.05">
                <text:p>350.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22.1495">
                <text:p>322.1495</text:p>
              </table:table-cell>
              <table:table-cell office:value-type="float" office:value="257.2985">
                <text:p>257.2985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23.403">
                <text:p>323.403</text:p>
              </table:table-cell>
              <table:table-cell office:value-type="float" office:value="257.6285">
                <text:p>257.6285</text:p>
              </table:table-cell>
              <table:table-cell office:value-type="float" office:value="350.15">
                <text:p>350.1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24.6565">
                <text:p>324.6565</text:p>
              </table:table-cell>
              <table:table-cell office:value-type="float" office:value="257.9585">
                <text:p>257.9585</text:p>
              </table:table-cell>
              <table:table-cell office:value-type="float" office:value="350.2">
                <text:p>350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25.91">
                <text:p>325.91</text:p>
              </table:table-cell>
              <table:table-cell office:value-type="float" office:value="258.2885">
                <text:p>258.2885</text:p>
              </table:table-cell>
              <table:table-cell office:value-type="float" office:value="350.25">
                <text:p>350.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27.1635">
                <text:p>327.1635</text:p>
              </table:table-cell>
              <table:table-cell office:value-type="float" office:value="258.6185">
                <text:p>258.6185</text:p>
              </table:table-cell>
              <table:table-cell office:value-type="float" office:value="350.3">
                <text:p>350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28.417">
                <text:p>328.417</text:p>
              </table:table-cell>
              <table:table-cell office:value-type="float" office:value="258.9485">
                <text:p>258.9485</text:p>
              </table:table-cell>
              <table:table-cell office:value-type="float" office:value="350.35">
                <text:p>350.3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29.6705">
                <text:p>329.6705</text:p>
              </table:table-cell>
              <table:table-cell office:value-type="float" office:value="259.2785">
                <text:p>259.2785</text:p>
              </table:table-cell>
              <table:table-cell office:value-type="float" office:value="350.4">
                <text:p>350.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30.924">
                <text:p>330.924</text:p>
              </table:table-cell>
              <table:table-cell office:value-type="float" office:value="259.6085">
                <text:p>259.6085</text:p>
              </table:table-cell>
              <table:table-cell office:value-type="float" office:value="350.45">
                <text:p>350.4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32.1775">
                <text:p>332.1775</text:p>
              </table:table-cell>
              <table:table-cell office:value-type="float" office:value="259.9385">
                <text:p>259.9385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33.431">
                <text:p>333.431</text:p>
              </table:table-cell>
              <table:table-cell office:value-type="float" office:value="260.2685">
                <text:p>260.2685</text:p>
              </table:table-cell>
              <table:table-cell office:value-type="float" office:value="350.55">
                <text:p>350.5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34.6845">
                <text:p>334.6845</text:p>
              </table:table-cell>
              <table:table-cell office:value-type="float" office:value="260.5985">
                <text:p>260.5985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35.938">
                <text:p>335.938</text:p>
              </table:table-cell>
              <table:table-cell office:value-type="float" office:value="260.9285">
                <text:p>260.9285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37.1915">
                <text:p>337.1915</text:p>
              </table:table-cell>
              <table:table-cell office:value-type="float" office:value="261.2585">
                <text:p>261.2585</text:p>
              </table:table-cell>
              <table:table-cell office:value-type="float" office:value="350.7">
                <text:p>350.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38.445">
                <text:p>338.445</text:p>
              </table:table-cell>
              <table:table-cell office:value-type="float" office:value="261.5885">
                <text:p>261.5885</text:p>
              </table:table-cell>
              <table:table-cell office:value-type="float" office:value="350.75">
                <text:p>350.7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39.6985">
                <text:p>339.6985</text:p>
              </table:table-cell>
              <table:table-cell office:value-type="float" office:value="261.9185">
                <text:p>261.9185</text:p>
              </table:table-cell>
              <table:table-cell office:value-type="float" office:value="350.8">
                <text:p>350.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40.952">
                <text:p>340.952</text:p>
              </table:table-cell>
              <table:table-cell office:value-type="float" office:value="262.2485">
                <text:p>262.2485</text:p>
              </table:table-cell>
              <table:table-cell office:value-type="float" office:value="350.85">
                <text:p>350.8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42.2055">
                <text:p>342.2055</text:p>
              </table:table-cell>
              <table:table-cell office:value-type="float" office:value="262.5785">
                <text:p>262.5785</text:p>
              </table:table-cell>
              <table:table-cell office:value-type="float" office:value="350.9">
                <text:p>350.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43.459">
                <text:p>343.459</text:p>
              </table:table-cell>
              <table:table-cell office:value-type="float" office:value="262.9085">
                <text:p>262.9085</text:p>
              </table:table-cell>
              <table:table-cell office:value-type="float" office:value="350.95">
                <text:p>350.9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44.7125">
                <text:p>344.7125</text:p>
              </table:table-cell>
              <table:table-cell office:value-type="float" office:value="263.2385">
                <text:p>263.23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45.966">
                <text:p>345.966</text:p>
              </table:table-cell>
              <table:table-cell office:value-type="float" office:value="263.5685">
                <text:p>263.5685</text:p>
              </table:table-cell>
              <table:table-cell office:value-type="float" office:value="351.05">
                <text:p>351.0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47.2195">
                <text:p>347.2195</text:p>
              </table:table-cell>
              <table:table-cell office:value-type="float" office:value="263.8985">
                <text:p>263.8985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48.473">
                <text:p>348.473</text:p>
              </table:table-cell>
              <table:table-cell office:value-type="float" office:value="264.2285">
                <text:p>264.2285</text:p>
              </table:table-cell>
              <table:table-cell office:value-type="float" office:value="351.15">
                <text:p>351.1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49.7265">
                <text:p>349.7265</text:p>
              </table:table-cell>
              <table:table-cell office:value-type="float" office:value="264.5585">
                <text:p>264.5585</text:p>
              </table:table-cell>
              <table:table-cell office:value-type="float" office:value="351.2">
                <text:p>351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50.98">
                <text:p>350.98</text:p>
              </table:table-cell>
              <table:table-cell office:value-type="float" office:value="264.8885">
                <text:p>264.8885</text:p>
              </table:table-cell>
              <table:table-cell office:value-type="float" office:value="351.25">
                <text:p>351.2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52.2335">
                <text:p>352.2335</text:p>
              </table:table-cell>
              <table:table-cell office:value-type="float" office:value="265.2185">
                <text:p>265.2185</text:p>
              </table:table-cell>
              <table:table-cell office:value-type="float" office:value="351.3">
                <text:p>351.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53.487">
                <text:p>353.487</text:p>
              </table:table-cell>
              <table:table-cell office:value-type="float" office:value="265.5485">
                <text:p>265.5485</text:p>
              </table:table-cell>
              <table:table-cell office:value-type="float" office:value="351.35">
                <text:p>351.3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54.7405">
                <text:p>354.7405</text:p>
              </table:table-cell>
              <table:table-cell office:value-type="float" office:value="265.8785">
                <text:p>265.8785</text:p>
              </table:table-cell>
              <table:table-cell office:value-type="float" office:value="351.4">
                <text:p>351.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55.994">
                <text:p>355.994</text:p>
              </table:table-cell>
              <table:table-cell office:value-type="float" office:value="266.2085">
                <text:p>266.2085</text:p>
              </table:table-cell>
              <table:table-cell office:value-type="float" office:value="351.45">
                <text:p>351.4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57.2475">
                <text:p>357.2475</text:p>
              </table:table-cell>
              <table:table-cell office:value-type="float" office:value="266.5385">
                <text:p>266.5385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58.501">
                <text:p>358.501</text:p>
              </table:table-cell>
              <table:table-cell office:value-type="float" office:value="266.8685">
                <text:p>266.8685</text:p>
              </table:table-cell>
              <table:table-cell office:value-type="float" office:value="351.55">
                <text:p>351.5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359.7545">
                <text:p>359.7545</text:p>
              </table:table-cell>
              <table:table-cell office:value-type="float" office:value="267.1985">
                <text:p>267.1985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61.008">
                <text:p>361.008</text:p>
              </table:table-cell>
              <table:table-cell office:value-type="float" office:value="267.5285">
                <text:p>267.5285</text:p>
              </table:table-cell>
              <table:table-cell office:value-type="float" office:value="351.65">
                <text:p>351.6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362.2615">
                <text:p>362.2615</text:p>
              </table:table-cell>
              <table:table-cell office:value-type="float" office:value="267.8585">
                <text:p>267.8585</text:p>
              </table:table-cell>
              <table:table-cell office:value-type="float" office:value="351.7">
                <text:p>351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63.515">
                <text:p>363.515</text:p>
              </table:table-cell>
              <table:table-cell office:value-type="float" office:value="268.1885">
                <text:p>268.1885</text:p>
              </table:table-cell>
              <table:table-cell office:value-type="float" office:value="351.75">
                <text:p>351.7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64.7685">
                <text:p>364.7685</text:p>
              </table:table-cell>
              <table:table-cell office:value-type="float" office:value="268.5185">
                <text:p>268.5185</text:p>
              </table:table-cell>
              <table:table-cell office:value-type="float" office:value="351.8">
                <text:p>351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66.022">
                <text:p>366.022</text:p>
              </table:table-cell>
              <table:table-cell office:value-type="float" office:value="268.8485">
                <text:p>268.8485</text:p>
              </table:table-cell>
              <table:table-cell office:value-type="float" office:value="351.85">
                <text:p>351.8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67.2755">
                <text:p>367.2755</text:p>
              </table:table-cell>
              <table:table-cell office:value-type="float" office:value="269.1785">
                <text:p>269.1785</text:p>
              </table:table-cell>
              <table:table-cell office:value-type="float" office:value="351.9">
                <text:p>351.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68.529">
                <text:p>368.529</text:p>
              </table:table-cell>
              <table:table-cell office:value-type="float" office:value="269.5085">
                <text:p>269.5085</text:p>
              </table:table-cell>
              <table:table-cell office:value-type="float" office:value="351.95">
                <text:p>351.9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9.7825">
                <text:p>369.7825</text:p>
              </table:table-cell>
              <table:table-cell office:value-type="float" office:value="269.8385">
                <text:p>269.838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71.036">
                <text:p>371.036</text:p>
              </table:table-cell>
              <table:table-cell office:value-type="float" office:value="270.1685">
                <text:p>270.1685</text:p>
              </table:table-cell>
              <table:table-cell office:value-type="float" office:value="352.05">
                <text:p>352.0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72.2895">
                <text:p>372.2895</text:p>
              </table:table-cell>
              <table:table-cell office:value-type="float" office:value="270.4985">
                <text:p>270.4985</text:p>
              </table:table-cell>
              <table:table-cell office:value-type="float" office:value="352.1">
                <text:p>352.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73.543">
                <text:p>373.543</text:p>
              </table:table-cell>
              <table:table-cell office:value-type="float" office:value="270.8285">
                <text:p>270.8285</text:p>
              </table:table-cell>
              <table:table-cell office:value-type="float" office:value="352.15">
                <text:p>352.1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74.7965">
                <text:p>374.7965</text:p>
              </table:table-cell>
              <table:table-cell office:value-type="float" office:value="271.1585">
                <text:p>271.1585</text:p>
              </table:table-cell>
              <table:table-cell office:value-type="float" office:value="352.2">
                <text:p>352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76.05">
                <text:p>376.05</text:p>
              </table:table-cell>
              <table:table-cell office:value-type="float" office:value="271.4885">
                <text:p>271.4885</text:p>
              </table:table-cell>
              <table:table-cell office:value-type="float" office:value="352.25">
                <text:p>352.2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77.3035">
                <text:p>377.3035</text:p>
              </table:table-cell>
              <table:table-cell office:value-type="float" office:value="271.8185">
                <text:p>271.8185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78.557">
                <text:p>378.557</text:p>
              </table:table-cell>
              <table:table-cell office:value-type="float" office:value="272.1485">
                <text:p>272.1485</text:p>
              </table:table-cell>
              <table:table-cell office:value-type="float" office:value="352.35">
                <text:p>352.3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79.8105">
                <text:p>379.8105</text:p>
              </table:table-cell>
              <table:table-cell office:value-type="float" office:value="272.4785">
                <text:p>272.4785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81.064">
                <text:p>381.064</text:p>
              </table:table-cell>
              <table:table-cell office:value-type="float" office:value="272.8085">
                <text:p>272.8085</text:p>
              </table:table-cell>
              <table:table-cell office:value-type="float" office:value="352.45">
                <text:p>352.4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82.3175">
                <text:p>382.3175</text:p>
              </table:table-cell>
              <table:table-cell office:value-type="float" office:value="273.1385">
                <text:p>273.1385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83.571">
                <text:p>383.571</text:p>
              </table:table-cell>
              <table:table-cell office:value-type="float" office:value="273.4685">
                <text:p>273.4685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84.8245">
                <text:p>384.8245</text:p>
              </table:table-cell>
              <table:table-cell office:value-type="float" office:value="273.7985">
                <text:p>273.7985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86.078">
                <text:p>386.078</text:p>
              </table:table-cell>
              <table:table-cell office:value-type="float" office:value="274.1285">
                <text:p>274.1285</text:p>
              </table:table-cell>
              <table:table-cell office:value-type="float" office:value="352.65">
                <text:p>352.6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87.3315">
                <text:p>387.3315</text:p>
              </table:table-cell>
              <table:table-cell office:value-type="float" office:value="274.4585">
                <text:p>274.4585</text:p>
              </table:table-cell>
              <table:table-cell office:value-type="float" office:value="352.7">
                <text:p>352.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88.585">
                <text:p>388.585</text:p>
              </table:table-cell>
              <table:table-cell office:value-type="float" office:value="274.7885">
                <text:p>274.7885</text:p>
              </table:table-cell>
              <table:table-cell office:value-type="float" office:value="352.75">
                <text:p>352.7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89.8385">
                <text:p>389.8385</text:p>
              </table:table-cell>
              <table:table-cell office:value-type="float" office:value="275.1185">
                <text:p>275.1185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91.092">
                <text:p>391.092</text:p>
              </table:table-cell>
              <table:table-cell office:value-type="float" office:value="275.4485">
                <text:p>275.4485</text:p>
              </table:table-cell>
              <table:table-cell office:value-type="float" office:value="352.85">
                <text:p>352.8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92.3455">
                <text:p>392.3455</text:p>
              </table:table-cell>
              <table:table-cell office:value-type="float" office:value="275.7785">
                <text:p>275.7785</text:p>
              </table:table-cell>
              <table:table-cell office:value-type="float" office:value="352.9">
                <text:p>352.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93.599">
                <text:p>393.599</text:p>
              </table:table-cell>
              <table:table-cell office:value-type="float" office:value="276.1085">
                <text:p>276.1085</text:p>
              </table:table-cell>
              <table:table-cell office:value-type="float" office:value="352.95">
                <text:p>352.9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94.8525">
                <text:p>394.8525</text:p>
              </table:table-cell>
              <table:table-cell office:value-type="float" office:value="276.4385">
                <text:p>276.43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96.106">
                <text:p>396.106</text:p>
              </table:table-cell>
              <table:table-cell office:value-type="float" office:value="276.7685">
                <text:p>276.7685</text:p>
              </table:table-cell>
              <table:table-cell office:value-type="float" office:value="353.05">
                <text:p>353.0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97.3595">
                <text:p>397.3595</text:p>
              </table:table-cell>
              <table:table-cell office:value-type="float" office:value="277.0985">
                <text:p>277.0985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98.613">
                <text:p>398.613</text:p>
              </table:table-cell>
              <table:table-cell office:value-type="float" office:value="277.4285">
                <text:p>277.4285</text:p>
              </table:table-cell>
              <table:table-cell office:value-type="float" office:value="353.15">
                <text:p>353.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99.8665">
                <text:p>399.8665</text:p>
              </table:table-cell>
              <table:table-cell office:value-type="float" office:value="277.7585">
                <text:p>277.7585</text:p>
              </table:table-cell>
              <table:table-cell office:value-type="float" office:value="353.2">
                <text:p>353.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01.12">
                <text:p>401.12</text:p>
              </table:table-cell>
              <table:table-cell office:value-type="float" office:value="278.0885">
                <text:p>278.0885</text:p>
              </table:table-cell>
              <table:table-cell office:value-type="float" office:value="353.25">
                <text:p>353.2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02.3735">
                <text:p>402.3735</text:p>
              </table:table-cell>
              <table:table-cell office:value-type="float" office:value="278.4185">
                <text:p>278.4185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03.627">
                <text:p>403.627</text:p>
              </table:table-cell>
              <table:table-cell office:value-type="float" office:value="278.7485">
                <text:p>278.7485</text:p>
              </table:table-cell>
              <table:table-cell office:value-type="float" office:value="353.35">
                <text:p>353.3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04.8805">
                <text:p>404.8805</text:p>
              </table:table-cell>
              <table:table-cell office:value-type="float" office:value="279.0785">
                <text:p>279.0785</text:p>
              </table:table-cell>
              <table:table-cell office:value-type="float" office:value="353.4">
                <text:p>353.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06.134">
                <text:p>406.134</text:p>
              </table:table-cell>
              <table:table-cell office:value-type="float" office:value="279.4085">
                <text:p>279.4085</text:p>
              </table:table-cell>
              <table:table-cell office:value-type="float" office:value="353.45">
                <text:p>353.4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07.3875">
                <text:p>407.3875</text:p>
              </table:table-cell>
              <table:table-cell office:value-type="float" office:value="279.7385">
                <text:p>279.7385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08.641">
                <text:p>408.641</text:p>
              </table:table-cell>
              <table:table-cell office:value-type="float" office:value="280.0685">
                <text:p>280.0685</text:p>
              </table:table-cell>
              <table:table-cell office:value-type="float" office:value="353.55">
                <text:p>353.5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09.8945">
                <text:p>409.8945</text:p>
              </table:table-cell>
              <table:table-cell office:value-type="float" office:value="280.3985">
                <text:p>280.3985</text:p>
              </table:table-cell>
              <table:table-cell office:value-type="float" office:value="353.6">
                <text:p>353.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11.148">
                <text:p>411.148</text:p>
              </table:table-cell>
              <table:table-cell office:value-type="float" office:value="280.7285">
                <text:p>280.7285</text:p>
              </table:table-cell>
              <table:table-cell office:value-type="float" office:value="353.65">
                <text:p>353.6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12.4015">
                <text:p>412.4015</text:p>
              </table:table-cell>
              <table:table-cell office:value-type="float" office:value="281.0585">
                <text:p>281.0585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13.655">
                <text:p>413.655</text:p>
              </table:table-cell>
              <table:table-cell office:value-type="float" office:value="281.3885">
                <text:p>281.3885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14.9085">
                <text:p>414.9085</text:p>
              </table:table-cell>
              <table:table-cell office:value-type="float" office:value="281.7185">
                <text:p>281.7185</text:p>
              </table:table-cell>
              <table:table-cell office:value-type="float" office:value="353.8">
                <text:p>353.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16.162">
                <text:p>416.162</text:p>
              </table:table-cell>
              <table:table-cell office:value-type="float" office:value="282.0485">
                <text:p>282.0485</text:p>
              </table:table-cell>
              <table:table-cell office:value-type="float" office:value="353.85">
                <text:p>353.8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17.4155">
                <text:p>417.4155</text:p>
              </table:table-cell>
              <table:table-cell office:value-type="float" office:value="282.3785">
                <text:p>282.3785</text:p>
              </table:table-cell>
              <table:table-cell office:value-type="float" office:value="353.9">
                <text:p>353.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18.669">
                <text:p>418.669</text:p>
              </table:table-cell>
              <table:table-cell office:value-type="float" office:value="282.7085">
                <text:p>282.7085</text:p>
              </table:table-cell>
              <table:table-cell office:value-type="float" office:value="353.95">
                <text:p>353.9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19.9225">
                <text:p>419.9225</text:p>
              </table:table-cell>
              <table:table-cell office:value-type="float" office:value="283.0385">
                <text:p>283.03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21.176">
                <text:p>421.176</text:p>
              </table:table-cell>
              <table:table-cell office:value-type="float" office:value="283.3685">
                <text:p>283.3685</text:p>
              </table:table-cell>
              <table:table-cell office:value-type="float" office:value="354.05">
                <text:p>354.0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22.4295">
                <text:p>422.4295</text:p>
              </table:table-cell>
              <table:table-cell office:value-type="float" office:value="283.6985">
                <text:p>283.6985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23.683">
                <text:p>423.683</text:p>
              </table:table-cell>
              <table:table-cell office:value-type="float" office:value="284.0285">
                <text:p>284.0285</text:p>
              </table:table-cell>
              <table:table-cell office:value-type="float" office:value="354.15">
                <text:p>354.1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24.9365">
                <text:p>424.9365</text:p>
              </table:table-cell>
              <table:table-cell office:value-type="float" office:value="284.3585">
                <text:p>284.3585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26.19">
                <text:p>426.19</text:p>
              </table:table-cell>
              <table:table-cell office:value-type="float" office:value="284.6885">
                <text:p>284.6885</text:p>
              </table:table-cell>
              <table:table-cell office:value-type="float" office:value="354.25">
                <text:p>354.2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27.4435">
                <text:p>427.4435</text:p>
              </table:table-cell>
              <table:table-cell office:value-type="float" office:value="285.0185">
                <text:p>285.0185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28.697">
                <text:p>428.697</text:p>
              </table:table-cell>
              <table:table-cell office:value-type="float" office:value="285.3485">
                <text:p>285.3485</text:p>
              </table:table-cell>
              <table:table-cell office:value-type="float" office:value="354.35">
                <text:p>354.3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29.9505">
                <text:p>429.9505</text:p>
              </table:table-cell>
              <table:table-cell office:value-type="float" office:value="285.6785">
                <text:p>285.6785</text:p>
              </table:table-cell>
              <table:table-cell office:value-type="float" office:value="354.4">
                <text:p>354.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31.204">
                <text:p>431.204</text:p>
              </table:table-cell>
              <table:table-cell office:value-type="float" office:value="286.0085">
                <text:p>286.0085</text:p>
              </table:table-cell>
              <table:table-cell office:value-type="float" office:value="354.45">
                <text:p>354.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32.4575">
                <text:p>432.4575</text:p>
              </table:table-cell>
              <table:table-cell office:value-type="float" office:value="286.3385">
                <text:p>286.3385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33.711">
                <text:p>433.711</text:p>
              </table:table-cell>
              <table:table-cell office:value-type="float" office:value="286.6685">
                <text:p>286.6685</text:p>
              </table:table-cell>
              <table:table-cell office:value-type="float" office:value="354.55">
                <text:p>354.5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34.9645">
                <text:p>434.9645</text:p>
              </table:table-cell>
              <table:table-cell office:value-type="float" office:value="286.9985">
                <text:p>286.9985</text:p>
              </table:table-cell>
              <table:table-cell office:value-type="float" office:value="354.6">
                <text:p>354.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36.218">
                <text:p>436.218</text:p>
              </table:table-cell>
              <table:table-cell office:value-type="float" office:value="287.3285">
                <text:p>287.3285</text:p>
              </table:table-cell>
              <table:table-cell office:value-type="float" office:value="354.65">
                <text:p>354.6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37.4715">
                <text:p>437.4715</text:p>
              </table:table-cell>
              <table:table-cell office:value-type="float" office:value="287.6585">
                <text:p>287.6585</text:p>
              </table:table-cell>
              <table:table-cell office:value-type="float" office:value="354.7">
                <text:p>354.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38.725">
                <text:p>438.725</text:p>
              </table:table-cell>
              <table:table-cell office:value-type="float" office:value="287.9885">
                <text:p>287.9885</text:p>
              </table:table-cell>
              <table:table-cell office:value-type="float" office:value="354.75">
                <text:p>354.7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39.9785">
                <text:p>439.9785</text:p>
              </table:table-cell>
              <table:table-cell office:value-type="float" office:value="288.3185">
                <text:p>288.3185</text:p>
              </table:table-cell>
              <table:table-cell office:value-type="float" office:value="354.8">
                <text:p>354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41.232">
                <text:p>441.232</text:p>
              </table:table-cell>
              <table:table-cell office:value-type="float" office:value="288.6485">
                <text:p>288.6485</text:p>
              </table:table-cell>
              <table:table-cell office:value-type="float" office:value="354.85">
                <text:p>354.8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42.4855">
                <text:p>442.4855</text:p>
              </table:table-cell>
              <table:table-cell office:value-type="float" office:value="288.9785">
                <text:p>288.9785</text:p>
              </table:table-cell>
              <table:table-cell office:value-type="float" office:value="354.9">
                <text:p>354.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43.739">
                <text:p>443.739</text:p>
              </table:table-cell>
              <table:table-cell office:value-type="float" office:value="289.3085">
                <text:p>289.3085</text:p>
              </table:table-cell>
              <table:table-cell office:value-type="float" office:value="354.95">
                <text:p>354.9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44.9925">
                <text:p>444.9925</text:p>
              </table:table-cell>
              <table:table-cell office:value-type="float" office:value="289.6385">
                <text:p>289.638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46.246">
                <text:p>446.246</text:p>
              </table:table-cell>
              <table:table-cell office:value-type="float" office:value="289.9685">
                <text:p>289.9685</text:p>
              </table:table-cell>
              <table:table-cell office:value-type="float" office:value="355.05">
                <text:p>355.0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47.4995">
                <text:p>447.4995</text:p>
              </table:table-cell>
              <table:table-cell office:value-type="float" office:value="290.2985">
                <text:p>290.2985</text:p>
              </table:table-cell>
              <table:table-cell office:value-type="float" office:value="355.1">
                <text:p>355.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48.753">
                <text:p>448.753</text:p>
              </table:table-cell>
              <table:table-cell office:value-type="float" office:value="290.6285">
                <text:p>290.6285</text:p>
              </table:table-cell>
              <table:table-cell office:value-type="float" office:value="355.15">
                <text:p>355.1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50.0065">
                <text:p>450.0065</text:p>
              </table:table-cell>
              <table:table-cell office:value-type="float" office:value="290.9585">
                <text:p>290.9585</text:p>
              </table:table-cell>
              <table:table-cell office:value-type="float" office:value="355.2">
                <text:p>355.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51.26">
                <text:p>451.26</text:p>
              </table:table-cell>
              <table:table-cell office:value-type="float" office:value="291.2885">
                <text:p>291.2885</text:p>
              </table:table-cell>
              <table:table-cell office:value-type="float" office:value="355.25">
                <text:p>355.2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452.5135">
                <text:p>452.5135</text:p>
              </table:table-cell>
              <table:table-cell office:value-type="float" office:value="291.6185">
                <text:p>291.6185</text:p>
              </table:table-cell>
              <table:table-cell office:value-type="float" office:value="355.3">
                <text:p>355.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453.767">
                <text:p>453.767</text:p>
              </table:table-cell>
              <table:table-cell office:value-type="float" office:value="291.9485">
                <text:p>291.9485</text:p>
              </table:table-cell>
              <table:table-cell office:value-type="float" office:value="355.35">
                <text:p>355.3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455.0205">
                <text:p>455.0205</text:p>
              </table:table-cell>
              <table:table-cell office:value-type="float" office:value="292.2785">
                <text:p>292.2785</text:p>
              </table:table-cell>
              <table:table-cell office:value-type="float" office:value="355.4">
                <text:p>355.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56.274">
                <text:p>456.274</text:p>
              </table:table-cell>
              <table:table-cell office:value-type="float" office:value="292.6085">
                <text:p>292.6085</text:p>
              </table:table-cell>
              <table:table-cell office:value-type="float" office:value="355.45">
                <text:p>355.4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57.5275">
                <text:p>457.5275</text:p>
              </table:table-cell>
              <table:table-cell office:value-type="float" office:value="292.9385">
                <text:p>292.9385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458.781">
                <text:p>458.781</text:p>
              </table:table-cell>
              <table:table-cell office:value-type="float" office:value="293.2685">
                <text:p>293.2685</text:p>
              </table:table-cell>
              <table:table-cell office:value-type="float" office:value="355.55">
                <text:p>355.5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60.0345">
                <text:p>460.0345</text:p>
              </table:table-cell>
              <table:table-cell office:value-type="float" office:value="293.5985">
                <text:p>293.5985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61.288">
                <text:p>461.288</text:p>
              </table:table-cell>
              <table:table-cell office:value-type="float" office:value="293.9285">
                <text:p>293.9285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62.5415">
                <text:p>462.5415</text:p>
              </table:table-cell>
              <table:table-cell office:value-type="float" office:value="294.2585">
                <text:p>294.2585</text:p>
              </table:table-cell>
              <table:table-cell office:value-type="float" office:value="355.7">
                <text:p>355.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63.795">
                <text:p>463.795</text:p>
              </table:table-cell>
              <table:table-cell office:value-type="float" office:value="294.5885">
                <text:p>294.5885</text:p>
              </table:table-cell>
              <table:table-cell office:value-type="float" office:value="355.75">
                <text:p>355.7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465.0485">
                <text:p>465.0485</text:p>
              </table:table-cell>
              <table:table-cell office:value-type="float" office:value="294.9185">
                <text:p>294.9185</text:p>
              </table:table-cell>
              <table:table-cell office:value-type="float" office:value="355.8">
                <text:p>355.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66.302">
                <text:p>466.302</text:p>
              </table:table-cell>
              <table:table-cell office:value-type="float" office:value="295.2485">
                <text:p>295.2485</text:p>
              </table:table-cell>
              <table:table-cell office:value-type="float" office:value="355.85">
                <text:p>355.8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467.5555">
                <text:p>467.5555</text:p>
              </table:table-cell>
              <table:table-cell office:value-type="float" office:value="295.5785">
                <text:p>295.5785</text:p>
              </table:table-cell>
              <table:table-cell office:value-type="float" office:value="355.9">
                <text:p>355.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468.809">
                <text:p>468.809</text:p>
              </table:table-cell>
              <table:table-cell office:value-type="float" office:value="295.9085">
                <text:p>295.9085</text:p>
              </table:table-cell>
              <table:table-cell office:value-type="float" office:value="355.95">
                <text:p>355.9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70.0625">
                <text:p>470.0625</text:p>
              </table:table-cell>
              <table:table-cell office:value-type="float" office:value="296.2385">
                <text:p>296.238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471.316">
                <text:p>471.316</text:p>
              </table:table-cell>
              <table:table-cell office:value-type="float" office:value="296.5685">
                <text:p>296.5685</text:p>
              </table:table-cell>
              <table:table-cell office:value-type="float" office:value="356.05">
                <text:p>356.0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472.5695">
                <text:p>472.5695</text:p>
              </table:table-cell>
              <table:table-cell office:value-type="float" office:value="296.8985">
                <text:p>296.8985</text:p>
              </table:table-cell>
              <table:table-cell office:value-type="float" office:value="356.1">
                <text:p>356.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473.823">
                <text:p>473.823</text:p>
              </table:table-cell>
              <table:table-cell office:value-type="float" office:value="297.2285">
                <text:p>297.2285</text:p>
              </table:table-cell>
              <table:table-cell office:value-type="float" office:value="356.15">
                <text:p>356.1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475.0765">
                <text:p>475.0765</text:p>
              </table:table-cell>
              <table:table-cell office:value-type="float" office:value="297.5585">
                <text:p>297.5585</text:p>
              </table:table-cell>
              <table:table-cell office:value-type="float" office:value="356.2">
                <text:p>356.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76.33">
                <text:p>476.33</text:p>
              </table:table-cell>
              <table:table-cell office:value-type="float" office:value="297.8885">
                <text:p>297.8885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477.5835">
                <text:p>477.5835</text:p>
              </table:table-cell>
              <table:table-cell office:value-type="float" office:value="298.2185">
                <text:p>298.2185</text:p>
              </table:table-cell>
              <table:table-cell office:value-type="float" office:value="356.3">
                <text:p>356.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478.837">
                <text:p>478.837</text:p>
              </table:table-cell>
              <table:table-cell office:value-type="float" office:value="298.5485">
                <text:p>298.5485</text:p>
              </table:table-cell>
              <table:table-cell office:value-type="float" office:value="356.35">
                <text:p>356.3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480.0905">
                <text:p>480.0905</text:p>
              </table:table-cell>
              <table:table-cell office:value-type="float" office:value="298.8785">
                <text:p>298.8785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81.344">
                <text:p>481.344</text:p>
              </table:table-cell>
              <table:table-cell office:value-type="float" office:value="299.2085">
                <text:p>299.2085</text:p>
              </table:table-cell>
              <table:table-cell office:value-type="float" office:value="356.45">
                <text:p>356.4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482.5975">
                <text:p>482.5975</text:p>
              </table:table-cell>
              <table:table-cell office:value-type="float" office:value="299.5385">
                <text:p>299.5385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483.851">
                <text:p>483.851</text:p>
              </table:table-cell>
              <table:table-cell office:value-type="float" office:value="299.8685">
                <text:p>299.8685</text:p>
              </table:table-cell>
              <table:table-cell office:value-type="float" office:value="356.55">
                <text:p>356.5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85.1045">
                <text:p>485.1045</text:p>
              </table:table-cell>
              <table:table-cell office:value-type="float" office:value="300.1985">
                <text:p>300.1985</text:p>
              </table:table-cell>
              <table:table-cell office:value-type="float" office:value="356.6">
                <text:p>356.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86.358">
                <text:p>486.358</text:p>
              </table:table-cell>
              <table:table-cell office:value-type="float" office:value="300.5285">
                <text:p>300.5285</text:p>
              </table:table-cell>
              <table:table-cell office:value-type="float" office:value="356.65">
                <text:p>356.6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487.6115">
                <text:p>487.6115</text:p>
              </table:table-cell>
              <table:table-cell office:value-type="float" office:value="300.8585">
                <text:p>300.8585</text:p>
              </table:table-cell>
              <table:table-cell office:value-type="float" office:value="356.7">
                <text:p>356.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88.865">
                <text:p>488.865</text:p>
              </table:table-cell>
              <table:table-cell office:value-type="float" office:value="301.1885">
                <text:p>301.1885</text:p>
              </table:table-cell>
              <table:table-cell office:value-type="float" office:value="356.75">
                <text:p>356.7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490.1185">
                <text:p>490.1185</text:p>
              </table:table-cell>
              <table:table-cell office:value-type="float" office:value="301.5185">
                <text:p>301.5185</text:p>
              </table:table-cell>
              <table:table-cell office:value-type="float" office:value="356.8">
                <text:p>356.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91.372">
                <text:p>491.372</text:p>
              </table:table-cell>
              <table:table-cell office:value-type="float" office:value="301.8485">
                <text:p>301.8485</text:p>
              </table:table-cell>
              <table:table-cell office:value-type="float" office:value="356.85">
                <text:p>356.8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492.6255">
                <text:p>492.6255</text:p>
              </table:table-cell>
              <table:table-cell office:value-type="float" office:value="302.1785">
                <text:p>302.1785</text:p>
              </table:table-cell>
              <table:table-cell office:value-type="float" office:value="356.9">
                <text:p>356.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493.879">
                <text:p>493.879</text:p>
              </table:table-cell>
              <table:table-cell office:value-type="float" office:value="302.5085">
                <text:p>302.5085</text:p>
              </table:table-cell>
              <table:table-cell office:value-type="float" office:value="356.95">
                <text:p>356.9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495.1325">
                <text:p>495.1325</text:p>
              </table:table-cell>
              <table:table-cell office:value-type="float" office:value="302.8385">
                <text:p>302.838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96.386">
                <text:p>496.386</text:p>
              </table:table-cell>
              <table:table-cell office:value-type="float" office:value="303.1685">
                <text:p>303.1685</text:p>
              </table:table-cell>
              <table:table-cell office:value-type="float" office:value="357.05">
                <text:p>357.0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497.6395">
                <text:p>497.6395</text:p>
              </table:table-cell>
              <table:table-cell office:value-type="float" office:value="303.4985">
                <text:p>303.4985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498.893">
                <text:p>498.893</text:p>
              </table:table-cell>
              <table:table-cell office:value-type="float" office:value="303.8285">
                <text:p>303.8285</text:p>
              </table:table-cell>
              <table:table-cell office:value-type="float" office:value="357.15">
                <text:p>357.1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500.1465">
                <text:p>500.1465</text:p>
              </table:table-cell>
              <table:table-cell office:value-type="float" office:value="304.1585">
                <text:p>304.1585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1.4">
                <text:p>501.4</text:p>
              </table:table-cell>
              <table:table-cell office:value-type="float" office:value="304.4885">
                <text:p>304.4885</text:p>
              </table:table-cell>
              <table:table-cell office:value-type="float" office:value="357.25">
                <text:p>357.2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02.6535">
                <text:p>502.6535</text:p>
              </table:table-cell>
              <table:table-cell office:value-type="float" office:value="304.8185">
                <text:p>304.8185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03.907">
                <text:p>503.907</text:p>
              </table:table-cell>
              <table:table-cell office:value-type="float" office:value="305.1485">
                <text:p>305.1485</text:p>
              </table:table-cell>
              <table:table-cell office:value-type="float" office:value="357.35">
                <text:p>357.3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05.1605">
                <text:p>505.1605</text:p>
              </table:table-cell>
              <table:table-cell office:value-type="float" office:value="305.4785">
                <text:p>305.4785</text:p>
              </table:table-cell>
              <table:table-cell office:value-type="float" office:value="357.4">
                <text:p>357.4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06.414">
                <text:p>506.414</text:p>
              </table:table-cell>
              <table:table-cell office:value-type="float" office:value="305.8085">
                <text:p>305.8085</text:p>
              </table:table-cell>
              <table:table-cell office:value-type="float" office:value="357.45">
                <text:p>357.4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507.6675">
                <text:p>507.6675</text:p>
              </table:table-cell>
              <table:table-cell office:value-type="float" office:value="306.1385">
                <text:p>306.1385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508.921">
                <text:p>508.921</text:p>
              </table:table-cell>
              <table:table-cell office:value-type="float" office:value="306.4685">
                <text:p>306.4685</text:p>
              </table:table-cell>
              <table:table-cell office:value-type="float" office:value="357.55">
                <text:p>357.5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510.1745">
                <text:p>510.1745</text:p>
              </table:table-cell>
              <table:table-cell office:value-type="float" office:value="306.7985">
                <text:p>306.7985</text:p>
              </table:table-cell>
              <table:table-cell office:value-type="float" office:value="357.6">
                <text:p>357.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511.428">
                <text:p>511.428</text:p>
              </table:table-cell>
              <table:table-cell office:value-type="float" office:value="307.1285">
                <text:p>307.1285</text:p>
              </table:table-cell>
              <table:table-cell office:value-type="float" office:value="357.65">
                <text:p>357.6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12.6815">
                <text:p>512.6815</text:p>
              </table:table-cell>
              <table:table-cell office:value-type="float" office:value="307.4585">
                <text:p>307.4585</text:p>
              </table:table-cell>
              <table:table-cell office:value-type="float" office:value="357.7">
                <text:p>357.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13.935">
                <text:p>513.935</text:p>
              </table:table-cell>
              <table:table-cell office:value-type="float" office:value="307.7885">
                <text:p>307.7885</text:p>
              </table:table-cell>
              <table:table-cell office:value-type="float" office:value="357.75">
                <text:p>357.7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515.1885">
                <text:p>515.1885</text:p>
              </table:table-cell>
              <table:table-cell office:value-type="float" office:value="308.1185">
                <text:p>308.1185</text:p>
              </table:table-cell>
              <table:table-cell office:value-type="float" office:value="357.8">
                <text:p>357.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16.442">
                <text:p>516.442</text:p>
              </table:table-cell>
              <table:table-cell office:value-type="float" office:value="308.4485">
                <text:p>308.4485</text:p>
              </table:table-cell>
              <table:table-cell office:value-type="float" office:value="357.85">
                <text:p>357.8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17.6955">
                <text:p>517.6955</text:p>
              </table:table-cell>
              <table:table-cell office:value-type="float" office:value="308.7785">
                <text:p>308.7785</text:p>
              </table:table-cell>
              <table:table-cell office:value-type="float" office:value="357.9">
                <text:p>357.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518.949">
                <text:p>518.949</text:p>
              </table:table-cell>
              <table:table-cell office:value-type="float" office:value="309.1085">
                <text:p>309.1085</text:p>
              </table:table-cell>
              <table:table-cell office:value-type="float" office:value="357.95">
                <text:p>357.9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520.2025">
                <text:p>520.2025</text:p>
              </table:table-cell>
              <table:table-cell office:value-type="float" office:value="309.4385">
                <text:p>309.438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21.456">
                <text:p>521.456</text:p>
              </table:table-cell>
              <table:table-cell office:value-type="float" office:value="309.7685">
                <text:p>309.7685</text:p>
              </table:table-cell>
              <table:table-cell office:value-type="float" office:value="358.05">
                <text:p>358.0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22.7095">
                <text:p>522.7095</text:p>
              </table:table-cell>
              <table:table-cell office:value-type="float" office:value="310.0985">
                <text:p>310.0985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523.963">
                <text:p>523.963</text:p>
              </table:table-cell>
              <table:table-cell office:value-type="float" office:value="310.4285">
                <text:p>310.4285</text:p>
              </table:table-cell>
              <table:table-cell office:value-type="float" office:value="358.15">
                <text:p>358.1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25.2165">
                <text:p>525.2165</text:p>
              </table:table-cell>
              <table:table-cell office:value-type="float" office:value="310.7585">
                <text:p>310.7585</text:p>
              </table:table-cell>
              <table:table-cell office:value-type="float" office:value="358.2">
                <text:p>358.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26.47">
                <text:p>526.47</text:p>
              </table:table-cell>
              <table:table-cell office:value-type="float" office:value="311.0885">
                <text:p>311.0885</text:p>
              </table:table-cell>
              <table:table-cell office:value-type="float" office:value="358.25">
                <text:p>358.2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527.7235">
                <text:p>527.7235</text:p>
              </table:table-cell>
              <table:table-cell office:value-type="float" office:value="311.4185">
                <text:p>311.4185</text:p>
              </table:table-cell>
              <table:table-cell office:value-type="float" office:value="358.3">
                <text:p>358.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528.977">
                <text:p>528.977</text:p>
              </table:table-cell>
              <table:table-cell office:value-type="float" office:value="311.7485">
                <text:p>311.7485</text:p>
              </table:table-cell>
              <table:table-cell office:value-type="float" office:value="358.35">
                <text:p>358.3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30.2305">
                <text:p>530.2305</text:p>
              </table:table-cell>
              <table:table-cell office:value-type="float" office:value="312.0785">
                <text:p>312.0785</text:p>
              </table:table-cell>
              <table:table-cell office:value-type="float" office:value="358.4">
                <text:p>358.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31.484">
                <text:p>531.484</text:p>
              </table:table-cell>
              <table:table-cell office:value-type="float" office:value="312.4085">
                <text:p>312.4085</text:p>
              </table:table-cell>
              <table:table-cell office:value-type="float" office:value="358.45">
                <text:p>358.4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32.7375">
                <text:p>532.7375</text:p>
              </table:table-cell>
              <table:table-cell office:value-type="float" office:value="312.7385">
                <text:p>312.7385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533.991">
                <text:p>533.991</text:p>
              </table:table-cell>
              <table:table-cell office:value-type="float" office:value="313.0685">
                <text:p>313.0685</text:p>
              </table:table-cell>
              <table:table-cell office:value-type="float" office:value="358.55">
                <text:p>358.5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35.2445">
                <text:p>535.2445</text:p>
              </table:table-cell>
              <table:table-cell office:value-type="float" office:value="313.3985">
                <text:p>313.3985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536.498">
                <text:p>536.498</text:p>
              </table:table-cell>
              <table:table-cell office:value-type="float" office:value="313.7285">
                <text:p>313.7285</text:p>
              </table:table-cell>
              <table:table-cell office:value-type="float" office:value="358.65">
                <text:p>358.6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537.7515">
                <text:p>537.7515</text:p>
              </table:table-cell>
              <table:table-cell office:value-type="float" office:value="314.0585">
                <text:p>314.0585</text:p>
              </table:table-cell>
              <table:table-cell office:value-type="float" office:value="358.7">
                <text:p>358.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39.005">
                <text:p>539.005</text:p>
              </table:table-cell>
              <table:table-cell office:value-type="float" office:value="314.3885">
                <text:p>314.3885</text:p>
              </table:table-cell>
              <table:table-cell office:value-type="float" office:value="358.75">
                <text:p>358.7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0.2585">
                <text:p>540.2585</text:p>
              </table:table-cell>
              <table:table-cell office:value-type="float" office:value="314.7185">
                <text:p>314.7185</text:p>
              </table:table-cell>
              <table:table-cell office:value-type="float" office:value="358.8">
                <text:p>358.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541.512">
                <text:p>541.512</text:p>
              </table:table-cell>
              <table:table-cell office:value-type="float" office:value="315.0485">
                <text:p>315.0485</text:p>
              </table:table-cell>
              <table:table-cell office:value-type="float" office:value="358.85">
                <text:p>358.8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42.7655">
                <text:p>542.7655</text:p>
              </table:table-cell>
              <table:table-cell office:value-type="float" office:value="315.3785">
                <text:p>315.3785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544.019">
                <text:p>544.019</text:p>
              </table:table-cell>
              <table:table-cell office:value-type="float" office:value="315.7085">
                <text:p>315.7085</text:p>
              </table:table-cell>
              <table:table-cell office:value-type="float" office:value="358.95">
                <text:p>358.9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45.2725">
                <text:p>545.2725</text:p>
              </table:table-cell>
              <table:table-cell office:value-type="float" office:value="316.0385">
                <text:p>316.038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546.526">
                <text:p>546.526</text:p>
              </table:table-cell>
              <table:table-cell office:value-type="float" office:value="316.3685">
                <text:p>316.3685</text:p>
              </table:table-cell>
              <table:table-cell office:value-type="float" office:value="359.05">
                <text:p>359.0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47.7795">
                <text:p>547.7795</text:p>
              </table:table-cell>
              <table:table-cell office:value-type="float" office:value="316.6985">
                <text:p>316.6985</text:p>
              </table:table-cell>
              <table:table-cell office:value-type="float" office:value="359.1">
                <text:p>359.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49.033">
                <text:p>549.033</text:p>
              </table:table-cell>
              <table:table-cell office:value-type="float" office:value="317.0285">
                <text:p>317.0285</text:p>
              </table:table-cell>
              <table:table-cell office:value-type="float" office:value="359.15">
                <text:p>359.1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50.2865">
                <text:p>550.2865</text:p>
              </table:table-cell>
              <table:table-cell office:value-type="float" office:value="317.3585">
                <text:p>317.3585</text:p>
              </table:table-cell>
              <table:table-cell office:value-type="float" office:value="359.2">
                <text:p>359.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51.54">
                <text:p>551.54</text:p>
              </table:table-cell>
              <table:table-cell office:value-type="float" office:value="317.6885">
                <text:p>317.6885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52.7935">
                <text:p>552.7935</text:p>
              </table:table-cell>
              <table:table-cell office:value-type="float" office:value="318.0185">
                <text:p>318.0185</text:p>
              </table:table-cell>
              <table:table-cell office:value-type="float" office:value="359.3">
                <text:p>359.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54.047">
                <text:p>554.047</text:p>
              </table:table-cell>
              <table:table-cell office:value-type="float" office:value="318.3485">
                <text:p>318.3485</text:p>
              </table:table-cell>
              <table:table-cell office:value-type="float" office:value="359.35">
                <text:p>359.3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555.3005">
                <text:p>555.3005</text:p>
              </table:table-cell>
              <table:table-cell office:value-type="float" office:value="318.6785">
                <text:p>318.6785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56.554">
                <text:p>556.554</text:p>
              </table:table-cell>
              <table:table-cell office:value-type="float" office:value="319.0085">
                <text:p>319.0085</text:p>
              </table:table-cell>
              <table:table-cell office:value-type="float" office:value="359.45">
                <text:p>359.4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557.8075">
                <text:p>557.8075</text:p>
              </table:table-cell>
              <table:table-cell office:value-type="float" office:value="319.3385">
                <text:p>319.3385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559.061">
                <text:p>559.061</text:p>
              </table:table-cell>
              <table:table-cell office:value-type="float" office:value="319.6685">
                <text:p>319.6685</text:p>
              </table:table-cell>
              <table:table-cell office:value-type="float" office:value="359.55">
                <text:p>359.5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560.3145">
                <text:p>560.3145</text:p>
              </table:table-cell>
              <table:table-cell office:value-type="float" office:value="319.9985">
                <text:p>319.9985</text:p>
              </table:table-cell>
              <table:table-cell office:value-type="float" office:value="359.6">
                <text:p>359.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561.568">
                <text:p>561.568</text:p>
              </table:table-cell>
              <table:table-cell office:value-type="float" office:value="320.3285">
                <text:p>320.3285</text:p>
              </table:table-cell>
              <table:table-cell office:value-type="float" office:value="359.65">
                <text:p>359.6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562.8215">
                <text:p>562.8215</text:p>
              </table:table-cell>
              <table:table-cell office:value-type="float" office:value="320.6585">
                <text:p>320.6585</text:p>
              </table:table-cell>
              <table:table-cell office:value-type="float" office:value="359.7">
                <text:p>359.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64.075">
                <text:p>564.075</text:p>
              </table:table-cell>
              <table:table-cell office:value-type="float" office:value="320.9885">
                <text:p>320.988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565.3285">
                <text:p>565.3285</text:p>
              </table:table-cell>
              <table:table-cell office:value-type="float" office:value="321.3185">
                <text:p>321.3185</text:p>
              </table:table-cell>
              <table:table-cell office:value-type="float" office:value="359.8">
                <text:p>359.8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6.582">
                <text:p>566.582</text:p>
              </table:table-cell>
              <table:table-cell office:value-type="float" office:value="321.6485">
                <text:p>321.6485</text:p>
              </table:table-cell>
              <table:table-cell office:value-type="float" office:value="359.85">
                <text:p>359.8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567.8355">
                <text:p>567.8355</text:p>
              </table:table-cell>
              <table:table-cell office:value-type="float" office:value="321.9785">
                <text:p>321.9785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569.089">
                <text:p>569.089</text:p>
              </table:table-cell>
              <table:table-cell office:value-type="float" office:value="322.3085">
                <text:p>322.3085</text:p>
              </table:table-cell>
              <table:table-cell office:value-type="float" office:value="359.95">
                <text:p>359.9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570.3425">
                <text:p>570.3425</text:p>
              </table:table-cell>
              <table:table-cell office:value-type="float" office:value="322.6385">
                <text:p>322.638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571.596">
                <text:p>571.596</text:p>
              </table:table-cell>
              <table:table-cell office:value-type="float" office:value="322.9685">
                <text:p>322.9685</text:p>
              </table:table-cell>
              <table:table-cell office:value-type="float" office:value="360.05">
                <text:p>360.0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572.8495">
                <text:p>572.8495</text:p>
              </table:table-cell>
              <table:table-cell office:value-type="float" office:value="323.2985">
                <text:p>323.2985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74.103">
                <text:p>574.103</text:p>
              </table:table-cell>
              <table:table-cell office:value-type="float" office:value="323.6285">
                <text:p>323.6285</text:p>
              </table:table-cell>
              <table:table-cell office:value-type="float" office:value="360.15">
                <text:p>360.1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75.3565">
                <text:p>575.3565</text:p>
              </table:table-cell>
              <table:table-cell office:value-type="float" office:value="323.9585">
                <text:p>323.9585</text:p>
              </table:table-cell>
              <table:table-cell office:value-type="float" office:value="360.2">
                <text:p>360.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76.61">
                <text:p>576.61</text:p>
              </table:table-cell>
              <table:table-cell office:value-type="float" office:value="324.2885">
                <text:p>324.2885</text:p>
              </table:table-cell>
              <table:table-cell office:value-type="float" office:value="360.25">
                <text:p>360.2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577.8635">
                <text:p>577.8635</text:p>
              </table:table-cell>
              <table:table-cell office:value-type="float" office:value="324.6185">
                <text:p>324.6185</text:p>
              </table:table-cell>
              <table:table-cell office:value-type="float" office:value="360.3">
                <text:p>360.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579.117">
                <text:p>579.117</text:p>
              </table:table-cell>
              <table:table-cell office:value-type="float" office:value="324.9485">
                <text:p>324.9485</text:p>
              </table:table-cell>
              <table:table-cell office:value-type="float" office:value="360.35">
                <text:p>360.3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580.3705">
                <text:p>580.3705</text:p>
              </table:table-cell>
              <table:table-cell office:value-type="float" office:value="325.2785">
                <text:p>325.2785</text:p>
              </table:table-cell>
              <table:table-cell office:value-type="float" office:value="360.4">
                <text:p>360.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581.624">
                <text:p>581.624</text:p>
              </table:table-cell>
              <table:table-cell office:value-type="float" office:value="325.6085">
                <text:p>325.6085</text:p>
              </table:table-cell>
              <table:table-cell office:value-type="float" office:value="360.45">
                <text:p>360.4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82.8775">
                <text:p>582.8775</text:p>
              </table:table-cell>
              <table:table-cell office:value-type="float" office:value="325.9385">
                <text:p>325.9385</text:p>
              </table:table-cell>
              <table:table-cell office:value-type="float" office:value="360.5">
                <text:p>360.5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584.131">
                <text:p>584.131</text:p>
              </table:table-cell>
              <table:table-cell office:value-type="float" office:value="326.2685">
                <text:p>326.2685</text:p>
              </table:table-cell>
              <table:table-cell office:value-type="float" office:value="360.55">
                <text:p>360.5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585.3845">
                <text:p>585.3845</text:p>
              </table:table-cell>
              <table:table-cell office:value-type="float" office:value="326.5985">
                <text:p>326.5985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586.638">
                <text:p>586.638</text:p>
              </table:table-cell>
              <table:table-cell office:value-type="float" office:value="326.9285">
                <text:p>326.9285</text:p>
              </table:table-cell>
              <table:table-cell office:value-type="float" office:value="360.65">
                <text:p>360.65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87.8915">
                <text:p>587.8915</text:p>
              </table:table-cell>
              <table:table-cell office:value-type="float" office:value="327.2585">
                <text:p>327.2585</text:p>
              </table:table-cell>
              <table:table-cell office:value-type="float" office:value="360.7">
                <text:p>360.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89.145">
                <text:p>589.145</text:p>
              </table:table-cell>
              <table:table-cell office:value-type="float" office:value="327.5885">
                <text:p>327.5885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0.3985">
                <text:p>590.3985</text:p>
              </table:table-cell>
              <table:table-cell office:value-type="float" office:value="327.9185">
                <text:p>327.9185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591.652">
                <text:p>591.652</text:p>
              </table:table-cell>
              <table:table-cell office:value-type="float" office:value="328.2485">
                <text:p>328.2485</text:p>
              </table:table-cell>
              <table:table-cell office:value-type="float" office:value="360.85">
                <text:p>360.8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92.9055">
                <text:p>592.9055</text:p>
              </table:table-cell>
              <table:table-cell office:value-type="float" office:value="328.5785">
                <text:p>328.5785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594.159">
                <text:p>594.159</text:p>
              </table:table-cell>
              <table:table-cell office:value-type="float" office:value="328.9085">
                <text:p>328.9085</text:p>
              </table:table-cell>
              <table:table-cell office:value-type="float" office:value="360.95">
                <text:p>360.95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95.4125">
                <text:p>595.4125</text:p>
              </table:table-cell>
              <table:table-cell office:value-type="float" office:value="329.2385">
                <text:p>329.238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96.666">
                <text:p>596.666</text:p>
              </table:table-cell>
              <table:table-cell office:value-type="float" office:value="329.5685">
                <text:p>329.5685</text:p>
              </table:table-cell>
              <table:table-cell office:value-type="float" office:value="361.05">
                <text:p>361.0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97.9195">
                <text:p>597.9195</text:p>
              </table:table-cell>
              <table:table-cell office:value-type="float" office:value="329.8985">
                <text:p>329.8985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99.173">
                <text:p>599.173</text:p>
              </table:table-cell>
              <table:table-cell office:value-type="float" office:value="330.2285">
                <text:p>330.2285</text:p>
              </table:table-cell>
              <table:table-cell office:value-type="float" office:value="361.15">
                <text:p>361.1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00.4265">
                <text:p>600.4265</text:p>
              </table:table-cell>
              <table:table-cell office:value-type="float" office:value="330.5585">
                <text:p>330.5585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01.68">
                <text:p>601.68</text:p>
              </table:table-cell>
              <table:table-cell office:value-type="float" office:value="330.8885">
                <text:p>330.8885</text:p>
              </table:table-cell>
              <table:table-cell office:value-type="float" office:value="361.25">
                <text:p>361.2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602.9335">
                <text:p>602.9335</text:p>
              </table:table-cell>
              <table:table-cell office:value-type="float" office:value="331.2185">
                <text:p>331.2185</text:p>
              </table:table-cell>
              <table:table-cell office:value-type="float" office:value="361.3">
                <text:p>361.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604.187">
                <text:p>604.187</text:p>
              </table:table-cell>
              <table:table-cell office:value-type="float" office:value="331.5485">
                <text:p>331.5485</text:p>
              </table:table-cell>
              <table:table-cell office:value-type="float" office:value="361.35">
                <text:p>361.3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605.4405">
                <text:p>605.4405</text:p>
              </table:table-cell>
              <table:table-cell office:value-type="float" office:value="331.8785">
                <text:p>331.8785</text:p>
              </table:table-cell>
              <table:table-cell office:value-type="float" office:value="361.4">
                <text:p>361.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606.694">
                <text:p>606.694</text:p>
              </table:table-cell>
              <table:table-cell office:value-type="float" office:value="332.2085">
                <text:p>332.2085</text:p>
              </table:table-cell>
              <table:table-cell office:value-type="float" office:value="361.45">
                <text:p>361.45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607.9475">
                <text:p>607.9475</text:p>
              </table:table-cell>
              <table:table-cell office:value-type="float" office:value="332.5385">
                <text:p>332.538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609.201">
                <text:p>609.201</text:p>
              </table:table-cell>
              <table:table-cell office:value-type="float" office:value="332.8685">
                <text:p>332.8685</text:p>
              </table:table-cell>
              <table:table-cell office:value-type="float" office:value="361.55">
                <text:p>361.5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610.4545">
                <text:p>610.4545</text:p>
              </table:table-cell>
              <table:table-cell office:value-type="float" office:value="333.1985">
                <text:p>333.1985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611.708">
                <text:p>611.708</text:p>
              </table:table-cell>
              <table:table-cell office:value-type="float" office:value="333.5285">
                <text:p>333.5285</text:p>
              </table:table-cell>
              <table:table-cell office:value-type="float" office:value="361.65">
                <text:p>361.65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612.9615">
                <text:p>612.9615</text:p>
              </table:table-cell>
              <table:table-cell office:value-type="float" office:value="333.8585">
                <text:p>333.8585</text:p>
              </table:table-cell>
              <table:table-cell office:value-type="float" office:value="361.7">
                <text:p>361.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14.215">
                <text:p>614.215</text:p>
              </table:table-cell>
              <table:table-cell office:value-type="float" office:value="334.1885">
                <text:p>334.188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615.4685">
                <text:p>615.4685</text:p>
              </table:table-cell>
              <table:table-cell office:value-type="float" office:value="334.5185">
                <text:p>334.5185</text:p>
              </table:table-cell>
              <table:table-cell office:value-type="float" office:value="361.8">
                <text:p>361.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616.722">
                <text:p>616.722</text:p>
              </table:table-cell>
              <table:table-cell office:value-type="float" office:value="334.8485">
                <text:p>334.8485</text:p>
              </table:table-cell>
              <table:table-cell office:value-type="float" office:value="361.85">
                <text:p>361.8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617.9755">
                <text:p>617.9755</text:p>
              </table:table-cell>
              <table:table-cell office:value-type="float" office:value="335.1785">
                <text:p>335.1785</text:p>
              </table:table-cell>
              <table:table-cell office:value-type="float" office:value="361.9">
                <text:p>361.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619.229">
                <text:p>619.229</text:p>
              </table:table-cell>
              <table:table-cell office:value-type="float" office:value="335.5085">
                <text:p>335.5085</text:p>
              </table:table-cell>
              <table:table-cell office:value-type="float" office:value="361.95">
                <text:p>361.9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620.4825">
                <text:p>620.4825</text:p>
              </table:table-cell>
              <table:table-cell office:value-type="float" office:value="335.8385">
                <text:p>335.838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621.736">
                <text:p>621.736</text:p>
              </table:table-cell>
              <table:table-cell office:value-type="float" office:value="336.1685">
                <text:p>336.1685</text:p>
              </table:table-cell>
              <table:table-cell office:value-type="float" office:value="362.05">
                <text:p>362.0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622.9895">
                <text:p>622.9895</text:p>
              </table:table-cell>
              <table:table-cell office:value-type="float" office:value="336.4985">
                <text:p>336.4985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624.243">
                <text:p>624.243</text:p>
              </table:table-cell>
              <table:table-cell office:value-type="float" office:value="336.8285">
                <text:p>336.8285</text:p>
              </table:table-cell>
              <table:table-cell office:value-type="float" office:value="362.15">
                <text:p>362.1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625.4965">
                <text:p>625.4965</text:p>
              </table:table-cell>
              <table:table-cell office:value-type="float" office:value="337.1585">
                <text:p>337.1585</text:p>
              </table:table-cell>
              <table:table-cell office:value-type="float" office:value="362.2">
                <text:p>362.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6.75">
                <text:p>626.75</text:p>
              </table:table-cell>
              <table:table-cell office:value-type="float" office:value="337.4885">
                <text:p>337.4885</text:p>
              </table:table-cell>
              <table:table-cell office:value-type="float" office:value="362.25">
                <text:p>362.2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628.0035">
                <text:p>628.0035</text:p>
              </table:table-cell>
              <table:table-cell office:value-type="float" office:value="337.8185">
                <text:p>337.8185</text:p>
              </table:table-cell>
              <table:table-cell office:value-type="float" office:value="362.3">
                <text:p>362.3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629.257">
                <text:p>629.257</text:p>
              </table:table-cell>
              <table:table-cell office:value-type="float" office:value="338.1485">
                <text:p>338.1485</text:p>
              </table:table-cell>
              <table:table-cell office:value-type="float" office:value="362.35">
                <text:p>362.3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630.5105">
                <text:p>630.5105</text:p>
              </table:table-cell>
              <table:table-cell office:value-type="float" office:value="338.4785">
                <text:p>338.4785</text:p>
              </table:table-cell>
              <table:table-cell office:value-type="float" office:value="362.4">
                <text:p>362.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631.764">
                <text:p>631.764</text:p>
              </table:table-cell>
              <table:table-cell office:value-type="float" office:value="338.8085">
                <text:p>338.8085</text:p>
              </table:table-cell>
              <table:table-cell office:value-type="float" office:value="362.45">
                <text:p>362.4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633.0175">
                <text:p>633.0175</text:p>
              </table:table-cell>
              <table:table-cell office:value-type="float" office:value="339.1385">
                <text:p>339.1385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634.271">
                <text:p>634.271</text:p>
              </table:table-cell>
              <table:table-cell office:value-type="float" office:value="339.4685">
                <text:p>339.4685</text:p>
              </table:table-cell>
              <table:table-cell office:value-type="float" office:value="362.55">
                <text:p>362.5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635.5245">
                <text:p>635.5245</text:p>
              </table:table-cell>
              <table:table-cell office:value-type="float" office:value="339.7985">
                <text:p>339.7985</text:p>
              </table:table-cell>
              <table:table-cell office:value-type="float" office:value="362.6">
                <text:p>362.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636.778">
                <text:p>636.778</text:p>
              </table:table-cell>
              <table:table-cell office:value-type="float" office:value="340.1285">
                <text:p>340.1285</text:p>
              </table:table-cell>
              <table:table-cell office:value-type="float" office:value="362.65">
                <text:p>362.6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638.0315">
                <text:p>638.0315</text:p>
              </table:table-cell>
              <table:table-cell office:value-type="float" office:value="340.4585">
                <text:p>340.4585</text:p>
              </table:table-cell>
              <table:table-cell office:value-type="float" office:value="362.7">
                <text:p>362.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39.285">
                <text:p>639.285</text:p>
              </table:table-cell>
              <table:table-cell office:value-type="float" office:value="340.7885">
                <text:p>340.7885</text:p>
              </table:table-cell>
              <table:table-cell office:value-type="float" office:value="362.75">
                <text:p>362.75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640.5385">
                <text:p>640.5385</text:p>
              </table:table-cell>
              <table:table-cell office:value-type="float" office:value="341.1185">
                <text:p>341.1185</text:p>
              </table:table-cell>
              <table:table-cell office:value-type="float" office:value="362.8">
                <text:p>362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41.792">
                <text:p>641.792</text:p>
              </table:table-cell>
              <table:table-cell office:value-type="float" office:value="341.4485">
                <text:p>341.4485</text:p>
              </table:table-cell>
              <table:table-cell office:value-type="float" office:value="362.85">
                <text:p>362.8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643.0455">
                <text:p>643.0455</text:p>
              </table:table-cell>
              <table:table-cell office:value-type="float" office:value="341.7785">
                <text:p>341.7785</text:p>
              </table:table-cell>
              <table:table-cell office:value-type="float" office:value="362.9">
                <text:p>362.9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44.299">
                <text:p>644.299</text:p>
              </table:table-cell>
              <table:table-cell office:value-type="float" office:value="342.1085">
                <text:p>342.1085</text:p>
              </table:table-cell>
              <table:table-cell office:value-type="float" office:value="362.95">
                <text:p>362.9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645.5525">
                <text:p>645.5525</text:p>
              </table:table-cell>
              <table:table-cell office:value-type="float" office:value="342.4385">
                <text:p>342.438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646.806">
                <text:p>646.806</text:p>
              </table:table-cell>
              <table:table-cell office:value-type="float" office:value="342.7685">
                <text:p>342.7685</text:p>
              </table:table-cell>
              <table:table-cell office:value-type="float" office:value="363.05">
                <text:p>363.05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648.0595">
                <text:p>648.0595</text:p>
              </table:table-cell>
              <table:table-cell office:value-type="float" office:value="343.0985">
                <text:p>343.0985</text:p>
              </table:table-cell>
              <table:table-cell office:value-type="float" office:value="363.1">
                <text:p>363.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649.313">
                <text:p>649.313</text:p>
              </table:table-cell>
              <table:table-cell office:value-type="float" office:value="343.4285">
                <text:p>343.4285</text:p>
              </table:table-cell>
              <table:table-cell office:value-type="float" office:value="363.15">
                <text:p>363.1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650.5665">
                <text:p>650.5665</text:p>
              </table:table-cell>
              <table:table-cell office:value-type="float" office:value="343.7585">
                <text:p>343.7585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51.82">
                <text:p>651.82</text:p>
              </table:table-cell>
              <table:table-cell office:value-type="float" office:value="344.0885">
                <text:p>344.0885</text:p>
              </table:table-cell>
              <table:table-cell office:value-type="float" office:value="363.25">
                <text:p>363.2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653.0735">
                <text:p>653.0735</text:p>
              </table:table-cell>
              <table:table-cell office:value-type="float" office:value="344.4185">
                <text:p>344.4185</text:p>
              </table:table-cell>
              <table:table-cell office:value-type="float" office:value="363.3">
                <text:p>363.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654.327">
                <text:p>654.327</text:p>
              </table:table-cell>
              <table:table-cell office:value-type="float" office:value="344.7485">
                <text:p>344.7485</text:p>
              </table:table-cell>
              <table:table-cell office:value-type="float" office:value="363.35">
                <text:p>363.3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655.5805">
                <text:p>655.5805</text:p>
              </table:table-cell>
              <table:table-cell office:value-type="float" office:value="345.0785">
                <text:p>345.0785</text:p>
              </table:table-cell>
              <table:table-cell office:value-type="float" office:value="363.4">
                <text:p>363.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56.834">
                <text:p>656.834</text:p>
              </table:table-cell>
              <table:table-cell office:value-type="float" office:value="345.4085">
                <text:p>345.4085</text:p>
              </table:table-cell>
              <table:table-cell office:value-type="float" office:value="363.45">
                <text:p>363.4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658.0875">
                <text:p>658.0875</text:p>
              </table:table-cell>
              <table:table-cell office:value-type="float" office:value="345.7385">
                <text:p>345.7385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659.341">
                <text:p>659.341</text:p>
              </table:table-cell>
              <table:table-cell office:value-type="float" office:value="346.0685">
                <text:p>346.0685</text:p>
              </table:table-cell>
              <table:table-cell office:value-type="float" office:value="363.55">
                <text:p>363.5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660.5945">
                <text:p>660.5945</text:p>
              </table:table-cell>
              <table:table-cell office:value-type="float" office:value="346.3985">
                <text:p>346.3985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661.848">
                <text:p>661.848</text:p>
              </table:table-cell>
              <table:table-cell office:value-type="float" office:value="346.7285">
                <text:p>346.7285</text:p>
              </table:table-cell>
              <table:table-cell office:value-type="float" office:value="363.65">
                <text:p>363.6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663.1015">
                <text:p>663.1015</text:p>
              </table:table-cell>
              <table:table-cell office:value-type="float" office:value="347.0585">
                <text:p>347.0585</text:p>
              </table:table-cell>
              <table:table-cell office:value-type="float" office:value="363.7">
                <text:p>363.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64.355">
                <text:p>664.355</text:p>
              </table:table-cell>
              <table:table-cell office:value-type="float" office:value="347.3885">
                <text:p>347.3885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665.6085">
                <text:p>665.6085</text:p>
              </table:table-cell>
              <table:table-cell office:value-type="float" office:value="347.7185">
                <text:p>347.7185</text:p>
              </table:table-cell>
              <table:table-cell office:value-type="float" office:value="363.8">
                <text:p>363.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66.862">
                <text:p>666.862</text:p>
              </table:table-cell>
              <table:table-cell office:value-type="float" office:value="348.0485">
                <text:p>348.0485</text:p>
              </table:table-cell>
              <table:table-cell office:value-type="float" office:value="363.85">
                <text:p>363.8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668.1155">
                <text:p>668.1155</text:p>
              </table:table-cell>
              <table:table-cell office:value-type="float" office:value="348.3785">
                <text:p>348.3785</text:p>
              </table:table-cell>
              <table:table-cell office:value-type="float" office:value="363.9">
                <text:p>363.9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69.369">
                <text:p>669.369</text:p>
              </table:table-cell>
              <table:table-cell office:value-type="float" office:value="348.7085">
                <text:p>348.7085</text:p>
              </table:table-cell>
              <table:table-cell office:value-type="float" office:value="363.95">
                <text:p>363.95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670.6225">
                <text:p>670.6225</text:p>
              </table:table-cell>
              <table:table-cell office:value-type="float" office:value="349.0385">
                <text:p>349.038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671.876">
                <text:p>671.876</text:p>
              </table:table-cell>
              <table:table-cell office:value-type="float" office:value="349.3685">
                <text:p>349.3685</text:p>
              </table:table-cell>
              <table:table-cell office:value-type="float" office:value="364.05">
                <text:p>364.05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673.1295">
                <text:p>673.1295</text:p>
              </table:table-cell>
              <table:table-cell office:value-type="float" office:value="349.6985">
                <text:p>349.6985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674.383">
                <text:p>674.383</text:p>
              </table:table-cell>
              <table:table-cell office:value-type="float" office:value="350.0285">
                <text:p>350.0285</text:p>
              </table:table-cell>
              <table:table-cell office:value-type="float" office:value="364.15">
                <text:p>364.15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675.6365">
                <text:p>675.6365</text:p>
              </table:table-cell>
              <table:table-cell office:value-type="float" office:value="350.3585">
                <text:p>350.3585</text:p>
              </table:table-cell>
              <table:table-cell office:value-type="float" office:value="364.2">
                <text:p>364.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76.89">
                <text:p>676.89</text:p>
              </table:table-cell>
              <table:table-cell office:value-type="float" office:value="350.6885">
                <text:p>350.6885</text:p>
              </table:table-cell>
              <table:table-cell office:value-type="float" office:value="364.25">
                <text:p>364.2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678.1435">
                <text:p>678.1435</text:p>
              </table:table-cell>
              <table:table-cell office:value-type="float" office:value="351.0185">
                <text:p>351.0185</text:p>
              </table:table-cell>
              <table:table-cell office:value-type="float" office:value="364.3">
                <text:p>364.3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679.397">
                <text:p>679.397</text:p>
              </table:table-cell>
              <table:table-cell office:value-type="float" office:value="351.3485">
                <text:p>351.3485</text:p>
              </table:table-cell>
              <table:table-cell office:value-type="float" office:value="364.35">
                <text:p>364.3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680.6505">
                <text:p>680.6505</text:p>
              </table:table-cell>
              <table:table-cell office:value-type="float" office:value="351.6785">
                <text:p>351.6785</text:p>
              </table:table-cell>
              <table:table-cell office:value-type="float" office:value="364.4">
                <text:p>364.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681.904">
                <text:p>681.904</text:p>
              </table:table-cell>
              <table:table-cell office:value-type="float" office:value="352.0085">
                <text:p>352.0085</text:p>
              </table:table-cell>
              <table:table-cell office:value-type="float" office:value="364.45">
                <text:p>364.4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683.1575">
                <text:p>683.1575</text:p>
              </table:table-cell>
              <table:table-cell office:value-type="float" office:value="352.3385">
                <text:p>352.3385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684.411">
                <text:p>684.411</text:p>
              </table:table-cell>
              <table:table-cell office:value-type="float" office:value="352.6685">
                <text:p>352.6685</text:p>
              </table:table-cell>
              <table:table-cell office:value-type="float" office:value="364.55">
                <text:p>364.55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685.6645">
                <text:p>685.6645</text:p>
              </table:table-cell>
              <table:table-cell office:value-type="float" office:value="352.9985">
                <text:p>352.9985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686.918">
                <text:p>686.918</text:p>
              </table:table-cell>
              <table:table-cell office:value-type="float" office:value="353.3285">
                <text:p>353.3285</text:p>
              </table:table-cell>
              <table:table-cell office:value-type="float" office:value="364.65">
                <text:p>364.6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688.1715">
                <text:p>688.1715</text:p>
              </table:table-cell>
              <table:table-cell office:value-type="float" office:value="353.6585">
                <text:p>353.6585</text:p>
              </table:table-cell>
              <table:table-cell office:value-type="float" office:value="364.7">
                <text:p>364.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89.425">
                <text:p>689.425</text:p>
              </table:table-cell>
              <table:table-cell office:value-type="float" office:value="353.9885">
                <text:p>353.9885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690.6785">
                <text:p>690.6785</text:p>
              </table:table-cell>
              <table:table-cell office:value-type="float" office:value="354.3185">
                <text:p>354.3185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691.932">
                <text:p>691.932</text:p>
              </table:table-cell>
              <table:table-cell office:value-type="float" office:value="354.6485">
                <text:p>354.6485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693.1855">
                <text:p>693.1855</text:p>
              </table:table-cell>
              <table:table-cell office:value-type="float" office:value="354.9785">
                <text:p>354.9785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694.439">
                <text:p>694.439</text:p>
              </table:table-cell>
              <table:table-cell office:value-type="float" office:value="355.3085">
                <text:p>355.3085</text:p>
              </table:table-cell>
              <table:table-cell office:value-type="float" office:value="364.95">
                <text:p>364.9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695.6925">
                <text:p>695.6925</text:p>
              </table:table-cell>
              <table:table-cell office:value-type="float" office:value="355.6385">
                <text:p>355.638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696.946">
                <text:p>696.946</text:p>
              </table:table-cell>
              <table:table-cell office:value-type="float" office:value="355.9685">
                <text:p>355.9685</text:p>
              </table:table-cell>
              <table:table-cell office:value-type="float" office:value="365.05">
                <text:p>365.0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698.1995">
                <text:p>698.1995</text:p>
              </table:table-cell>
              <table:table-cell office:value-type="float" office:value="356.2985">
                <text:p>356.2985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699.453">
                <text:p>699.453</text:p>
              </table:table-cell>
              <table:table-cell office:value-type="float" office:value="356.6285">
                <text:p>356.6285</text:p>
              </table:table-cell>
              <table:table-cell office:value-type="float" office:value="365.15">
                <text:p>365.1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700.7065">
                <text:p>700.7065</text:p>
              </table:table-cell>
              <table:table-cell office:value-type="float" office:value="356.9585">
                <text:p>356.9585</text:p>
              </table:table-cell>
              <table:table-cell office:value-type="float" office:value="365.2">
                <text:p>365.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01.96">
                <text:p>701.96</text:p>
              </table:table-cell>
              <table:table-cell office:value-type="float" office:value="357.2885">
                <text:p>357.2885</text:p>
              </table:table-cell>
              <table:table-cell office:value-type="float" office:value="365.25">
                <text:p>365.2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703.2135">
                <text:p>703.2135</text:p>
              </table:table-cell>
              <table:table-cell office:value-type="float" office:value="357.6185">
                <text:p>357.6185</text:p>
              </table:table-cell>
              <table:table-cell office:value-type="float" office:value="365.3">
                <text:p>365.3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704.467">
                <text:p>704.467</text:p>
              </table:table-cell>
              <table:table-cell office:value-type="float" office:value="357.9485">
                <text:p>357.9485</text:p>
              </table:table-cell>
              <table:table-cell office:value-type="float" office:value="365.35">
                <text:p>365.3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705.7205">
                <text:p>705.7205</text:p>
              </table:table-cell>
              <table:table-cell office:value-type="float" office:value="358.2785">
                <text:p>358.2785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706.974">
                <text:p>706.974</text:p>
              </table:table-cell>
              <table:table-cell office:value-type="float" office:value="358.6085">
                <text:p>358.6085</text:p>
              </table:table-cell>
              <table:table-cell office:value-type="float" office:value="365.45">
                <text:p>365.45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708.2275">
                <text:p>708.2275</text:p>
              </table:table-cell>
              <table:table-cell office:value-type="float" office:value="358.9385">
                <text:p>358.938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709.481">
                <text:p>709.481</text:p>
              </table:table-cell>
              <table:table-cell office:value-type="float" office:value="359.2685">
                <text:p>359.2685</text:p>
              </table:table-cell>
              <table:table-cell office:value-type="float" office:value="365.55">
                <text:p>365.5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710.7345">
                <text:p>710.7345</text:p>
              </table:table-cell>
              <table:table-cell office:value-type="float" office:value="359.5985">
                <text:p>359.5985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711.988">
                <text:p>711.988</text:p>
              </table:table-cell>
              <table:table-cell office:value-type="float" office:value="359.9285">
                <text:p>359.9285</text:p>
              </table:table-cell>
              <table:table-cell office:value-type="float" office:value="365.65">
                <text:p>365.65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713.2415">
                <text:p>713.2415</text:p>
              </table:table-cell>
              <table:table-cell office:value-type="float" office:value="360.2585">
                <text:p>360.2585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14.495">
                <text:p>714.495</text:p>
              </table:table-cell>
              <table:table-cell office:value-type="float" office:value="360.5885">
                <text:p>360.5885</text:p>
              </table:table-cell>
              <table:table-cell office:value-type="float" office:value="365.75">
                <text:p>365.75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715.7485">
                <text:p>715.7485</text:p>
              </table:table-cell>
              <table:table-cell office:value-type="float" office:value="360.9185">
                <text:p>360.9185</text:p>
              </table:table-cell>
              <table:table-cell office:value-type="float" office:value="365.8">
                <text:p>365.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717.002">
                <text:p>717.002</text:p>
              </table:table-cell>
              <table:table-cell office:value-type="float" office:value="361.2485">
                <text:p>361.2485</text:p>
              </table:table-cell>
              <table:table-cell office:value-type="float" office:value="365.85">
                <text:p>365.8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718.2555">
                <text:p>718.2555</text:p>
              </table:table-cell>
              <table:table-cell office:value-type="float" office:value="361.5785">
                <text:p>361.5785</text:p>
              </table:table-cell>
              <table:table-cell office:value-type="float" office:value="365.9">
                <text:p>365.9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719.509">
                <text:p>719.509</text:p>
              </table:table-cell>
              <table:table-cell office:value-type="float" office:value="361.9085">
                <text:p>361.9085</text:p>
              </table:table-cell>
              <table:table-cell office:value-type="float" office:value="365.95">
                <text:p>365.9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720.7625">
                <text:p>720.7625</text:p>
              </table:table-cell>
              <table:table-cell office:value-type="float" office:value="362.2385">
                <text:p>362.23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722.016">
                <text:p>722.016</text:p>
              </table:table-cell>
              <table:table-cell office:value-type="float" office:value="362.5685">
                <text:p>362.5685</text:p>
              </table:table-cell>
              <table:table-cell office:value-type="float" office:value="366.05">
                <text:p>366.0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723.2695">
                <text:p>723.2695</text:p>
              </table:table-cell>
              <table:table-cell office:value-type="float" office:value="362.8985">
                <text:p>362.8985</text:p>
              </table:table-cell>
              <table:table-cell office:value-type="float" office:value="366.1">
                <text:p>366.1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724.523">
                <text:p>724.523</text:p>
              </table:table-cell>
              <table:table-cell office:value-type="float" office:value="363.2285">
                <text:p>363.2285</text:p>
              </table:table-cell>
              <table:table-cell office:value-type="float" office:value="366.15">
                <text:p>366.15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725.7765">
                <text:p>725.7765</text:p>
              </table:table-cell>
              <table:table-cell office:value-type="float" office:value="363.5585">
                <text:p>363.5585</text:p>
              </table:table-cell>
              <table:table-cell office:value-type="float" office:value="366.2">
                <text:p>366.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27.03">
                <text:p>727.03</text:p>
              </table:table-cell>
              <table:table-cell office:value-type="float" office:value="363.8885">
                <text:p>363.8885</text:p>
              </table:table-cell>
              <table:table-cell office:value-type="float" office:value="366.25">
                <text:p>366.2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728.2835">
                <text:p>728.2835</text:p>
              </table:table-cell>
              <table:table-cell office:value-type="float" office:value="364.2185">
                <text:p>364.2185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729.537">
                <text:p>729.537</text:p>
              </table:table-cell>
              <table:table-cell office:value-type="float" office:value="364.5485">
                <text:p>364.5485</text:p>
              </table:table-cell>
              <table:table-cell office:value-type="float" office:value="366.35">
                <text:p>366.3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730.7905">
                <text:p>730.7905</text:p>
              </table:table-cell>
              <table:table-cell office:value-type="float" office:value="364.8785">
                <text:p>364.8785</text:p>
              </table:table-cell>
              <table:table-cell office:value-type="float" office:value="366.4">
                <text:p>366.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732.044">
                <text:p>732.044</text:p>
              </table:table-cell>
              <table:table-cell office:value-type="float" office:value="365.2085">
                <text:p>365.2085</text:p>
              </table:table-cell>
              <table:table-cell office:value-type="float" office:value="366.45">
                <text:p>366.4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733.2975">
                <text:p>733.2975</text:p>
              </table:table-cell>
              <table:table-cell office:value-type="float" office:value="365.5385">
                <text:p>365.5385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734.551">
                <text:p>734.551</text:p>
              </table:table-cell>
              <table:table-cell office:value-type="float" office:value="365.8685">
                <text:p>365.8685</text:p>
              </table:table-cell>
              <table:table-cell office:value-type="float" office:value="366.55">
                <text:p>366.5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735.8045">
                <text:p>735.8045</text:p>
              </table:table-cell>
              <table:table-cell office:value-type="float" office:value="366.1985">
                <text:p>366.1985</text:p>
              </table:table-cell>
              <table:table-cell office:value-type="float" office:value="366.6">
                <text:p>366.6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737.058">
                <text:p>737.058</text:p>
              </table:table-cell>
              <table:table-cell office:value-type="float" office:value="366.5285">
                <text:p>366.5285</text:p>
              </table:table-cell>
              <table:table-cell office:value-type="float" office:value="366.65">
                <text:p>366.65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738.3115">
                <text:p>738.3115</text:p>
              </table:table-cell>
              <table:table-cell office:value-type="float" office:value="366.8585">
                <text:p>366.8585</text:p>
              </table:table-cell>
              <table:table-cell office:value-type="float" office:value="366.7">
                <text:p>366.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39.565">
                <text:p>739.565</text:p>
              </table:table-cell>
              <table:table-cell office:value-type="float" office:value="367.1885">
                <text:p>367.1885</text:p>
              </table:table-cell>
              <table:table-cell office:value-type="float" office:value="366.75">
                <text:p>366.7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740.8185">
                <text:p>740.8185</text:p>
              </table:table-cell>
              <table:table-cell office:value-type="float" office:value="367.5185">
                <text:p>367.5185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742.072">
                <text:p>742.072</text:p>
              </table:table-cell>
              <table:table-cell office:value-type="float" office:value="367.8485">
                <text:p>367.8485</text:p>
              </table:table-cell>
              <table:table-cell office:value-type="float" office:value="366.85">
                <text:p>366.8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743.3255">
                <text:p>743.3255</text:p>
              </table:table-cell>
              <table:table-cell office:value-type="float" office:value="368.1785">
                <text:p>368.1785</text:p>
              </table:table-cell>
              <table:table-cell office:value-type="float" office:value="366.9">
                <text:p>366.9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744.579">
                <text:p>744.579</text:p>
              </table:table-cell>
              <table:table-cell office:value-type="float" office:value="368.5085">
                <text:p>368.5085</text:p>
              </table:table-cell>
              <table:table-cell office:value-type="float" office:value="366.95">
                <text:p>366.9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745.8325">
                <text:p>745.8325</text:p>
              </table:table-cell>
              <table:table-cell office:value-type="float" office:value="368.8385">
                <text:p>368.838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747.086">
                <text:p>747.086</text:p>
              </table:table-cell>
              <table:table-cell office:value-type="float" office:value="369.1685">
                <text:p>369.1685</text:p>
              </table:table-cell>
              <table:table-cell office:value-type="float" office:value="367.05">
                <text:p>367.05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748.3395">
                <text:p>748.3395</text:p>
              </table:table-cell>
              <table:table-cell office:value-type="float" office:value="369.4985">
                <text:p>369.4985</text:p>
              </table:table-cell>
              <table:table-cell office:value-type="float" office:value="367.1">
                <text:p>367.1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749.593">
                <text:p>749.593</text:p>
              </table:table-cell>
              <table:table-cell office:value-type="float" office:value="369.8285">
                <text:p>369.8285</text:p>
              </table:table-cell>
              <table:table-cell office:value-type="float" office:value="367.15">
                <text:p>367.1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750.8465">
                <text:p>750.8465</text:p>
              </table:table-cell>
              <table:table-cell office:value-type="float" office:value="370.1585">
                <text:p>370.1585</text:p>
              </table:table-cell>
              <table:table-cell office:value-type="float" office:value="367.2">
                <text:p>367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52.1">
                <text:p>752.1</text:p>
              </table:table-cell>
              <table:table-cell office:value-type="float" office:value="370.4885">
                <text:p>370.4885</text:p>
              </table:table-cell>
              <table:table-cell office:value-type="float" office:value="367.25">
                <text:p>367.2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753.3535">
                <text:p>753.3535</text:p>
              </table:table-cell>
              <table:table-cell office:value-type="float" office:value="370.8185">
                <text:p>370.8185</text:p>
              </table:table-cell>
              <table:table-cell office:value-type="float" office:value="367.3">
                <text:p>367.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754.607">
                <text:p>754.607</text:p>
              </table:table-cell>
              <table:table-cell office:value-type="float" office:value="371.1485">
                <text:p>371.1485</text:p>
              </table:table-cell>
              <table:table-cell office:value-type="float" office:value="367.35">
                <text:p>367.3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755.8605">
                <text:p>755.8605</text:p>
              </table:table-cell>
              <table:table-cell office:value-type="float" office:value="371.4785">
                <text:p>371.4785</text:p>
              </table:table-cell>
              <table:table-cell office:value-type="float" office:value="367.4">
                <text:p>367.4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757.114">
                <text:p>757.114</text:p>
              </table:table-cell>
              <table:table-cell office:value-type="float" office:value="371.8085">
                <text:p>371.8085</text:p>
              </table:table-cell>
              <table:table-cell office:value-type="float" office:value="367.45">
                <text:p>367.4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758.3675">
                <text:p>758.3675</text:p>
              </table:table-cell>
              <table:table-cell office:value-type="float" office:value="372.1385">
                <text:p>372.138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759.621">
                <text:p>759.621</text:p>
              </table:table-cell>
              <table:table-cell office:value-type="float" office:value="372.4685">
                <text:p>372.4685</text:p>
              </table:table-cell>
              <table:table-cell office:value-type="float" office:value="367.55">
                <text:p>367.55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760.8745">
                <text:p>760.8745</text:p>
              </table:table-cell>
              <table:table-cell office:value-type="float" office:value="372.7985">
                <text:p>372.7985</text:p>
              </table:table-cell>
              <table:table-cell office:value-type="float" office:value="367.6">
                <text:p>367.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762.128">
                <text:p>762.128</text:p>
              </table:table-cell>
              <table:table-cell office:value-type="float" office:value="373.1285">
                <text:p>373.1285</text:p>
              </table:table-cell>
              <table:table-cell office:value-type="float" office:value="367.65">
                <text:p>367.6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763.3815">
                <text:p>763.3815</text:p>
              </table:table-cell>
              <table:table-cell office:value-type="float" office:value="373.4585">
                <text:p>373.4585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64.635">
                <text:p>764.635</text:p>
              </table:table-cell>
              <table:table-cell office:value-type="float" office:value="373.7885">
                <text:p>373.7885</text:p>
              </table:table-cell>
              <table:table-cell office:value-type="float" office:value="367.75">
                <text:p>367.75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765.8885">
                <text:p>765.8885</text:p>
              </table:table-cell>
              <table:table-cell office:value-type="float" office:value="374.1185">
                <text:p>374.1185</text:p>
              </table:table-cell>
              <table:table-cell office:value-type="float" office:value="367.8">
                <text:p>367.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767.142">
                <text:p>767.142</text:p>
              </table:table-cell>
              <table:table-cell office:value-type="float" office:value="374.4485">
                <text:p>374.4485</text:p>
              </table:table-cell>
              <table:table-cell office:value-type="float" office:value="367.85">
                <text:p>367.8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768.3955">
                <text:p>768.3955</text:p>
              </table:table-cell>
              <table:table-cell office:value-type="float" office:value="374.7785">
                <text:p>374.7785</text:p>
              </table:table-cell>
              <table:table-cell office:value-type="float" office:value="367.9">
                <text:p>367.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769.649">
                <text:p>769.649</text:p>
              </table:table-cell>
              <table:table-cell office:value-type="float" office:value="375.1085">
                <text:p>375.1085</text:p>
              </table:table-cell>
              <table:table-cell office:value-type="float" office:value="367.95">
                <text:p>367.9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770.9025">
                <text:p>770.9025</text:p>
              </table:table-cell>
              <table:table-cell office:value-type="float" office:value="375.4385">
                <text:p>375.43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772.156">
                <text:p>772.156</text:p>
              </table:table-cell>
              <table:table-cell office:value-type="float" office:value="375.7685">
                <text:p>375.7685</text:p>
              </table:table-cell>
              <table:table-cell office:value-type="float" office:value="368.05">
                <text:p>368.0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773.4095">
                <text:p>773.4095</text:p>
              </table:table-cell>
              <table:table-cell office:value-type="float" office:value="376.0985">
                <text:p>376.0985</text:p>
              </table:table-cell>
              <table:table-cell office:value-type="float" office:value="368.1">
                <text:p>368.1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774.663">
                <text:p>774.663</text:p>
              </table:table-cell>
              <table:table-cell office:value-type="float" office:value="376.4285">
                <text:p>376.4285</text:p>
              </table:table-cell>
              <table:table-cell office:value-type="float" office:value="368.15">
                <text:p>368.1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775.9165">
                <text:p>775.9165</text:p>
              </table:table-cell>
              <table:table-cell office:value-type="float" office:value="376.7585">
                <text:p>376.7585</text:p>
              </table:table-cell>
              <table:table-cell office:value-type="float" office:value="368.2">
                <text:p>368.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77.17">
                <text:p>777.17</text:p>
              </table:table-cell>
              <table:table-cell office:value-type="float" office:value="377.0885">
                <text:p>377.0885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778.4235">
                <text:p>778.4235</text:p>
              </table:table-cell>
              <table:table-cell office:value-type="float" office:value="377.4185">
                <text:p>377.4185</text:p>
              </table:table-cell>
              <table:table-cell office:value-type="float" office:value="368.3">
                <text:p>368.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779.677">
                <text:p>779.677</text:p>
              </table:table-cell>
              <table:table-cell office:value-type="float" office:value="377.7485">
                <text:p>377.7485</text:p>
              </table:table-cell>
              <table:table-cell office:value-type="float" office:value="368.35">
                <text:p>368.3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780.9305">
                <text:p>780.9305</text:p>
              </table:table-cell>
              <table:table-cell office:value-type="float" office:value="378.0785">
                <text:p>378.0785</text:p>
              </table:table-cell>
              <table:table-cell office:value-type="float" office:value="368.4">
                <text:p>368.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782.184">
                <text:p>782.184</text:p>
              </table:table-cell>
              <table:table-cell office:value-type="float" office:value="378.4085">
                <text:p>378.4085</text:p>
              </table:table-cell>
              <table:table-cell office:value-type="float" office:value="368.45">
                <text:p>368.4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783.4375">
                <text:p>783.4375</text:p>
              </table:table-cell>
              <table:table-cell office:value-type="float" office:value="378.7385">
                <text:p>378.7385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784.691">
                <text:p>784.691</text:p>
              </table:table-cell>
              <table:table-cell office:value-type="float" office:value="379.0685">
                <text:p>379.0685</text:p>
              </table:table-cell>
              <table:table-cell office:value-type="float" office:value="368.55">
                <text:p>368.55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785.9445">
                <text:p>785.9445</text:p>
              </table:table-cell>
              <table:table-cell office:value-type="float" office:value="379.3985">
                <text:p>379.3985</text:p>
              </table:table-cell>
              <table:table-cell office:value-type="float" office:value="368.6">
                <text:p>368.6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787.198">
                <text:p>787.198</text:p>
              </table:table-cell>
              <table:table-cell office:value-type="float" office:value="379.7285">
                <text:p>379.7285</text:p>
              </table:table-cell>
              <table:table-cell office:value-type="float" office:value="368.65">
                <text:p>368.65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788.4515">
                <text:p>788.4515</text:p>
              </table:table-cell>
              <table:table-cell office:value-type="float" office:value="380.0585">
                <text:p>380.0585</text:p>
              </table:table-cell>
              <table:table-cell office:value-type="float" office:value="368.7">
                <text:p>368.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89.705">
                <text:p>789.705</text:p>
              </table:table-cell>
              <table:table-cell office:value-type="float" office:value="380.3885">
                <text:p>380.3885</text:p>
              </table:table-cell>
              <table:table-cell office:value-type="float" office:value="368.75">
                <text:p>368.7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790.9585">
                <text:p>790.9585</text:p>
              </table:table-cell>
              <table:table-cell office:value-type="float" office:value="380.7185">
                <text:p>380.7185</text:p>
              </table:table-cell>
              <table:table-cell office:value-type="float" office:value="368.8">
                <text:p>368.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792.212">
                <text:p>792.212</text:p>
              </table:table-cell>
              <table:table-cell office:value-type="float" office:value="381.0485">
                <text:p>381.0485</text:p>
              </table:table-cell>
              <table:table-cell office:value-type="float" office:value="368.85">
                <text:p>368.8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793.4655">
                <text:p>793.4655</text:p>
              </table:table-cell>
              <table:table-cell office:value-type="float" office:value="381.3785">
                <text:p>381.378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94.719">
                <text:p>794.719</text:p>
              </table:table-cell>
              <table:table-cell office:value-type="float" office:value="381.7085">
                <text:p>381.7085</text:p>
              </table:table-cell>
              <table:table-cell office:value-type="float" office:value="368.95">
                <text:p>368.9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795.9725">
                <text:p>795.9725</text:p>
              </table:table-cell>
              <table:table-cell office:value-type="float" office:value="382.0385">
                <text:p>382.038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797.226">
                <text:p>797.226</text:p>
              </table:table-cell>
              <table:table-cell office:value-type="float" office:value="382.3685">
                <text:p>382.3685</text:p>
              </table:table-cell>
              <table:table-cell office:value-type="float" office:value="369.05">
                <text:p>369.0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798.4795">
                <text:p>798.4795</text:p>
              </table:table-cell>
              <table:table-cell office:value-type="float" office:value="382.6985">
                <text:p>382.6985</text:p>
              </table:table-cell>
              <table:table-cell office:value-type="float" office:value="369.1">
                <text:p>369.1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799.733">
                <text:p>799.733</text:p>
              </table:table-cell>
              <table:table-cell office:value-type="float" office:value="383.0285">
                <text:p>383.0285</text:p>
              </table:table-cell>
              <table:table-cell office:value-type="float" office:value="369.15">
                <text:p>369.15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800.9865">
                <text:p>800.9865</text:p>
              </table:table-cell>
              <table:table-cell office:value-type="float" office:value="383.3585">
                <text:p>383.3585</text:p>
              </table:table-cell>
              <table:table-cell office:value-type="float" office:value="369.2">
                <text:p>369.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802.24">
                <text:p>802.24</text:p>
              </table:table-cell>
              <table:table-cell office:value-type="float" office:value="383.6885">
                <text:p>383.6885</text:p>
              </table:table-cell>
              <table:table-cell office:value-type="float" office:value="369.25">
                <text:p>369.2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803.4935">
                <text:p>803.4935</text:p>
              </table:table-cell>
              <table:table-cell office:value-type="float" office:value="384.0185">
                <text:p>384.0185</text:p>
              </table:table-cell>
              <table:table-cell office:value-type="float" office:value="369.3">
                <text:p>369.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804.747">
                <text:p>804.747</text:p>
              </table:table-cell>
              <table:table-cell office:value-type="float" office:value="384.3485">
                <text:p>384.3485</text:p>
              </table:table-cell>
              <table:table-cell office:value-type="float" office:value="369.35">
                <text:p>369.3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806.0005">
                <text:p>806.0005</text:p>
              </table:table-cell>
              <table:table-cell office:value-type="float" office:value="384.6785">
                <text:p>384.6785</text:p>
              </table:table-cell>
              <table:table-cell office:value-type="float" office:value="369.4">
                <text:p>369.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807.254">
                <text:p>807.254</text:p>
              </table:table-cell>
              <table:table-cell office:value-type="float" office:value="385.0085">
                <text:p>385.0085</text:p>
              </table:table-cell>
              <table:table-cell office:value-type="float" office:value="369.45">
                <text:p>369.4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808.5075">
                <text:p>808.5075</text:p>
              </table:table-cell>
              <table:table-cell office:value-type="float" office:value="385.3385">
                <text:p>385.3385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809.761">
                <text:p>809.761</text:p>
              </table:table-cell>
              <table:table-cell office:value-type="float" office:value="385.6685">
                <text:p>385.6685</text:p>
              </table:table-cell>
              <table:table-cell office:value-type="float" office:value="369.55">
                <text:p>369.55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811.0145">
                <text:p>811.0145</text:p>
              </table:table-cell>
              <table:table-cell office:value-type="float" office:value="385.9985">
                <text:p>385.9985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812.268">
                <text:p>812.268</text:p>
              </table:table-cell>
              <table:table-cell office:value-type="float" office:value="386.3285">
                <text:p>386.3285</text:p>
              </table:table-cell>
              <table:table-cell office:value-type="float" office:value="369.65">
                <text:p>369.65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813.5215">
                <text:p>813.5215</text:p>
              </table:table-cell>
              <table:table-cell office:value-type="float" office:value="386.6585">
                <text:p>386.6585</text:p>
              </table:table-cell>
              <table:table-cell office:value-type="float" office:value="369.7">
                <text:p>369.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814.775">
                <text:p>814.775</text:p>
              </table:table-cell>
              <table:table-cell office:value-type="float" office:value="386.9885">
                <text:p>386.9885</text:p>
              </table:table-cell>
              <table:table-cell office:value-type="float" office:value="369.75">
                <text:p>369.7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816.0285">
                <text:p>816.0285</text:p>
              </table:table-cell>
              <table:table-cell office:value-type="float" office:value="387.3185">
                <text:p>387.3185</text:p>
              </table:table-cell>
              <table:table-cell office:value-type="float" office:value="369.8">
                <text:p>369.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817.282">
                <text:p>817.282</text:p>
              </table:table-cell>
              <table:table-cell office:value-type="float" office:value="387.6485">
                <text:p>387.6485</text:p>
              </table:table-cell>
              <table:table-cell office:value-type="float" office:value="369.85">
                <text:p>369.8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818.5355">
                <text:p>818.5355</text:p>
              </table:table-cell>
              <table:table-cell office:value-type="float" office:value="387.9785">
                <text:p>387.9785</text:p>
              </table:table-cell>
              <table:table-cell office:value-type="float" office:value="369.9">
                <text:p>369.9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819.789">
                <text:p>819.789</text:p>
              </table:table-cell>
              <table:table-cell office:value-type="float" office:value="388.3085">
                <text:p>388.3085</text:p>
              </table:table-cell>
              <table:table-cell office:value-type="float" office:value="369.95">
                <text:p>369.9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821.0425">
                <text:p>821.0425</text:p>
              </table:table-cell>
              <table:table-cell office:value-type="float" office:value="388.6385">
                <text:p>388.638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822.296">
                <text:p>822.296</text:p>
              </table:table-cell>
              <table:table-cell office:value-type="float" office:value="388.9685">
                <text:p>388.9685</text:p>
              </table:table-cell>
              <table:table-cell office:value-type="float" office:value="370.05">
                <text:p>370.0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823.5495">
                <text:p>823.5495</text:p>
              </table:table-cell>
              <table:table-cell office:value-type="float" office:value="389.2985">
                <text:p>389.2985</text:p>
              </table:table-cell>
              <table:table-cell office:value-type="float" office:value="370.1">
                <text:p>370.1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824.803">
                <text:p>824.803</text:p>
              </table:table-cell>
              <table:table-cell office:value-type="float" office:value="389.6285">
                <text:p>389.6285</text:p>
              </table:table-cell>
              <table:table-cell office:value-type="float" office:value="370.15">
                <text:p>370.1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826.0565">
                <text:p>826.0565</text:p>
              </table:table-cell>
              <table:table-cell office:value-type="float" office:value="389.9585">
                <text:p>389.9585</text:p>
              </table:table-cell>
              <table:table-cell office:value-type="float" office:value="370.2">
                <text:p>370.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827.31">
                <text:p>827.31</text:p>
              </table:table-cell>
              <table:table-cell office:value-type="float" office:value="390.2885">
                <text:p>390.2885</text:p>
              </table:table-cell>
              <table:table-cell office:value-type="float" office:value="370.25">
                <text:p>370.2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828.5635">
                <text:p>828.5635</text:p>
              </table:table-cell>
              <table:table-cell office:value-type="float" office:value="390.6185">
                <text:p>390.6185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829.817">
                <text:p>829.817</text:p>
              </table:table-cell>
              <table:table-cell office:value-type="float" office:value="390.9485">
                <text:p>390.9485</text:p>
              </table:table-cell>
              <table:table-cell office:value-type="float" office:value="370.35">
                <text:p>370.3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831.0705">
                <text:p>831.0705</text:p>
              </table:table-cell>
              <table:table-cell office:value-type="float" office:value="391.2785">
                <text:p>391.2785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832.324">
                <text:p>832.324</text:p>
              </table:table-cell>
              <table:table-cell office:value-type="float" office:value="391.6085">
                <text:p>391.6085</text:p>
              </table:table-cell>
              <table:table-cell office:value-type="float" office:value="370.45">
                <text:p>370.4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833.5775">
                <text:p>833.5775</text:p>
              </table:table-cell>
              <table:table-cell office:value-type="float" office:value="391.9385">
                <text:p>391.9385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834.831">
                <text:p>834.831</text:p>
              </table:table-cell>
              <table:table-cell office:value-type="float" office:value="392.2685">
                <text:p>392.2685</text:p>
              </table:table-cell>
              <table:table-cell office:value-type="float" office:value="370.55">
                <text:p>370.5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836.0845">
                <text:p>836.0845</text:p>
              </table:table-cell>
              <table:table-cell office:value-type="float" office:value="392.5985">
                <text:p>392.5985</text:p>
              </table:table-cell>
              <table:table-cell office:value-type="float" office:value="370.6">
                <text:p>370.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837.338">
                <text:p>837.338</text:p>
              </table:table-cell>
              <table:table-cell office:value-type="float" office:value="392.9285">
                <text:p>392.9285</text:p>
              </table:table-cell>
              <table:table-cell office:value-type="float" office:value="370.65">
                <text:p>370.6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838.5915">
                <text:p>838.5915</text:p>
              </table:table-cell>
              <table:table-cell office:value-type="float" office:value="393.2585">
                <text:p>393.2585</text:p>
              </table:table-cell>
              <table:table-cell office:value-type="float" office:value="370.7">
                <text:p>370.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839.845">
                <text:p>839.845</text:p>
              </table:table-cell>
              <table:table-cell office:value-type="float" office:value="393.5885">
                <text:p>393.5885</text:p>
              </table:table-cell>
              <table:table-cell office:value-type="float" office:value="370.75">
                <text:p>370.7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841.0985">
                <text:p>841.0985</text:p>
              </table:table-cell>
              <table:table-cell office:value-type="float" office:value="393.9185">
                <text:p>393.9185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842.352">
                <text:p>842.352</text:p>
              </table:table-cell>
              <table:table-cell office:value-type="float" office:value="394.2485">
                <text:p>394.2485</text:p>
              </table:table-cell>
              <table:table-cell office:value-type="float" office:value="370.85">
                <text:p>370.8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843.6055">
                <text:p>843.6055</text:p>
              </table:table-cell>
              <table:table-cell office:value-type="float" office:value="394.5785">
                <text:p>394.5785</text:p>
              </table:table-cell>
              <table:table-cell office:value-type="float" office:value="370.9">
                <text:p>370.9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844.859">
                <text:p>844.859</text:p>
              </table:table-cell>
              <table:table-cell office:value-type="float" office:value="394.9085">
                <text:p>394.9085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846.1125">
                <text:p>846.1125</text:p>
              </table:table-cell>
              <table:table-cell office:value-type="float" office:value="395.2385">
                <text:p>395.238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847.366">
                <text:p>847.366</text:p>
              </table:table-cell>
              <table:table-cell office:value-type="float" office:value="395.5685">
                <text:p>395.5685</text:p>
              </table:table-cell>
              <table:table-cell office:value-type="float" office:value="371.05">
                <text:p>371.05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848.6195">
                <text:p>848.6195</text:p>
              </table:table-cell>
              <table:table-cell office:value-type="float" office:value="395.8985">
                <text:p>395.8985</text:p>
              </table:table-cell>
              <table:table-cell office:value-type="float" office:value="371.1">
                <text:p>371.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849.873">
                <text:p>849.873</text:p>
              </table:table-cell>
              <table:table-cell office:value-type="float" office:value="396.2285">
                <text:p>396.2285</text:p>
              </table:table-cell>
              <table:table-cell office:value-type="float" office:value="371.15">
                <text:p>371.15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851.1265">
                <text:p>851.1265</text:p>
              </table:table-cell>
              <table:table-cell office:value-type="float" office:value="396.5585">
                <text:p>396.5585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52.38">
                <text:p>852.38</text:p>
              </table:table-cell>
              <table:table-cell office:value-type="float" office:value="396.8885">
                <text:p>396.8885</text:p>
              </table:table-cell>
              <table:table-cell office:value-type="float" office:value="371.25">
                <text:p>371.25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853.6335">
                <text:p>853.6335</text:p>
              </table:table-cell>
              <table:table-cell office:value-type="float" office:value="397.2185">
                <text:p>397.2185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854.887">
                <text:p>854.887</text:p>
              </table:table-cell>
              <table:table-cell office:value-type="float" office:value="397.5485">
                <text:p>397.5485</text:p>
              </table:table-cell>
              <table:table-cell office:value-type="float" office:value="371.35">
                <text:p>371.35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56.1405">
                <text:p>856.1405</text:p>
              </table:table-cell>
              <table:table-cell office:value-type="float" office:value="397.8785">
                <text:p>397.8785</text:p>
              </table:table-cell>
              <table:table-cell office:value-type="float" office:value="371.4">
                <text:p>371.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57.394">
                <text:p>857.394</text:p>
              </table:table-cell>
              <table:table-cell office:value-type="float" office:value="398.2085">
                <text:p>398.2085</text:p>
              </table:table-cell>
              <table:table-cell office:value-type="float" office:value="371.45">
                <text:p>371.45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58.6475">
                <text:p>858.6475</text:p>
              </table:table-cell>
              <table:table-cell office:value-type="float" office:value="398.5385">
                <text:p>398.5385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859.901">
                <text:p>859.901</text:p>
              </table:table-cell>
              <table:table-cell office:value-type="float" office:value="398.8685">
                <text:p>398.8685</text:p>
              </table:table-cell>
              <table:table-cell office:value-type="float" office:value="371.55">
                <text:p>371.55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61.1545">
                <text:p>861.1545</text:p>
              </table:table-cell>
              <table:table-cell office:value-type="float" office:value="399.1985">
                <text:p>399.1985</text:p>
              </table:table-cell>
              <table:table-cell office:value-type="float" office:value="371.6">
                <text:p>371.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862.408">
                <text:p>862.408</text:p>
              </table:table-cell>
              <table:table-cell office:value-type="float" office:value="399.5285">
                <text:p>399.5285</text:p>
              </table:table-cell>
              <table:table-cell office:value-type="float" office:value="371.65">
                <text:p>371.6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863.6615">
                <text:p>863.6615</text:p>
              </table:table-cell>
              <table:table-cell office:value-type="float" office:value="399.8585">
                <text:p>399.8585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64.915">
                <text:p>864.915</text:p>
              </table:table-cell>
              <table:table-cell office:value-type="float" office:value="400.1885">
                <text:p>400.1885</text:p>
              </table:table-cell>
              <table:table-cell office:value-type="float" office:value="371.75">
                <text:p>371.7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866.1685">
                <text:p>866.1685</text:p>
              </table:table-cell>
              <table:table-cell office:value-type="float" office:value="400.5185">
                <text:p>400.5185</text:p>
              </table:table-cell>
              <table:table-cell office:value-type="float" office:value="371.8">
                <text:p>371.8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867.422">
                <text:p>867.422</text:p>
              </table:table-cell>
              <table:table-cell office:value-type="float" office:value="400.8485">
                <text:p>400.8485</text:p>
              </table:table-cell>
              <table:table-cell office:value-type="float" office:value="371.85">
                <text:p>371.85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68.6755">
                <text:p>868.6755</text:p>
              </table:table-cell>
              <table:table-cell office:value-type="float" office:value="401.1785">
                <text:p>401.1785</text:p>
              </table:table-cell>
              <table:table-cell office:value-type="float" office:value="371.9">
                <text:p>371.9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869.929">
                <text:p>869.929</text:p>
              </table:table-cell>
              <table:table-cell office:value-type="float" office:value="401.5085">
                <text:p>401.5085</text:p>
              </table:table-cell>
              <table:table-cell office:value-type="float" office:value="371.95">
                <text:p>371.9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871.1825">
                <text:p>871.1825</text:p>
              </table:table-cell>
              <table:table-cell office:value-type="float" office:value="401.8385">
                <text:p>401.838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872.436">
                <text:p>872.436</text:p>
              </table:table-cell>
              <table:table-cell office:value-type="float" office:value="402.1685">
                <text:p>402.1685</text:p>
              </table:table-cell>
              <table:table-cell office:value-type="float" office:value="372.05">
                <text:p>372.05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873.6895">
                <text:p>873.6895</text:p>
              </table:table-cell>
              <table:table-cell office:value-type="float" office:value="402.4985">
                <text:p>402.4985</text:p>
              </table:table-cell>
              <table:table-cell office:value-type="float" office:value="372.1">
                <text:p>372.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874.943">
                <text:p>874.943</text:p>
              </table:table-cell>
              <table:table-cell office:value-type="float" office:value="402.8285">
                <text:p>402.8285</text:p>
              </table:table-cell>
              <table:table-cell office:value-type="float" office:value="372.15">
                <text:p>372.1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876.1965">
                <text:p>876.1965</text:p>
              </table:table-cell>
              <table:table-cell office:value-type="float" office:value="403.1585">
                <text:p>403.1585</text:p>
              </table:table-cell>
              <table:table-cell office:value-type="float" office:value="372.2">
                <text:p>372.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77.45">
                <text:p>877.45</text:p>
              </table:table-cell>
              <table:table-cell office:value-type="float" office:value="403.4885">
                <text:p>403.4885</text:p>
              </table:table-cell>
              <table:table-cell office:value-type="float" office:value="372.25">
                <text:p>372.2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878.7035">
                <text:p>878.7035</text:p>
              </table:table-cell>
              <table:table-cell office:value-type="float" office:value="403.8185">
                <text:p>403.8185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879.957">
                <text:p>879.957</text:p>
              </table:table-cell>
              <table:table-cell office:value-type="float" office:value="404.1485">
                <text:p>404.1485</text:p>
              </table:table-cell>
              <table:table-cell office:value-type="float" office:value="372.35">
                <text:p>372.3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881.2105">
                <text:p>881.2105</text:p>
              </table:table-cell>
              <table:table-cell office:value-type="float" office:value="404.4785">
                <text:p>404.4785</text:p>
              </table:table-cell>
              <table:table-cell office:value-type="float" office:value="372.4">
                <text:p>372.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882.464">
                <text:p>882.464</text:p>
              </table:table-cell>
              <table:table-cell office:value-type="float" office:value="404.8085">
                <text:p>404.8085</text:p>
              </table:table-cell>
              <table:table-cell office:value-type="float" office:value="372.45">
                <text:p>372.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883.7175">
                <text:p>883.7175</text:p>
              </table:table-cell>
              <table:table-cell office:value-type="float" office:value="405.1385">
                <text:p>405.138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84.971">
                <text:p>884.971</text:p>
              </table:table-cell>
              <table:table-cell office:value-type="float" office:value="405.4685">
                <text:p>405.4685</text:p>
              </table:table-cell>
              <table:table-cell office:value-type="float" office:value="372.55">
                <text:p>372.55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886.2245">
                <text:p>886.2245</text:p>
              </table:table-cell>
              <table:table-cell office:value-type="float" office:value="405.7985">
                <text:p>405.7985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887.478">
                <text:p>887.478</text:p>
              </table:table-cell>
              <table:table-cell office:value-type="float" office:value="406.1285">
                <text:p>406.1285</text:p>
              </table:table-cell>
              <table:table-cell office:value-type="float" office:value="372.65">
                <text:p>372.65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888.7315">
                <text:p>888.7315</text:p>
              </table:table-cell>
              <table:table-cell office:value-type="float" office:value="406.4585">
                <text:p>406.4585</text:p>
              </table:table-cell>
              <table:table-cell office:value-type="float" office:value="372.7">
                <text:p>372.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89.985">
                <text:p>889.985</text:p>
              </table:table-cell>
              <table:table-cell office:value-type="float" office:value="406.7885">
                <text:p>406.7885</text:p>
              </table:table-cell>
              <table:table-cell office:value-type="float" office:value="372.75">
                <text:p>372.7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891.2385">
                <text:p>891.2385</text:p>
              </table:table-cell>
              <table:table-cell office:value-type="float" office:value="407.1185">
                <text:p>407.1185</text:p>
              </table:table-cell>
              <table:table-cell office:value-type="float" office:value="372.8">
                <text:p>372.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892.492">
                <text:p>892.492</text:p>
              </table:table-cell>
              <table:table-cell office:value-type="float" office:value="407.4485">
                <text:p>407.4485</text:p>
              </table:table-cell>
              <table:table-cell office:value-type="float" office:value="372.85">
                <text:p>372.8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893.7455">
                <text:p>893.7455</text:p>
              </table:table-cell>
              <table:table-cell office:value-type="float" office:value="407.7785">
                <text:p>407.7785</text:p>
              </table:table-cell>
              <table:table-cell office:value-type="float" office:value="372.9">
                <text:p>372.9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894.999">
                <text:p>894.999</text:p>
              </table:table-cell>
              <table:table-cell office:value-type="float" office:value="408.1085">
                <text:p>408.1085</text:p>
              </table:table-cell>
              <table:table-cell office:value-type="float" office:value="372.95">
                <text:p>372.9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896.2525">
                <text:p>896.2525</text:p>
              </table:table-cell>
              <table:table-cell office:value-type="float" office:value="408.4385">
                <text:p>408.438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897.506">
                <text:p>897.506</text:p>
              </table:table-cell>
              <table:table-cell office:value-type="float" office:value="408.7685">
                <text:p>408.7685</text:p>
              </table:table-cell>
              <table:table-cell office:value-type="float" office:value="373.05">
                <text:p>373.0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898.7595">
                <text:p>898.7595</text:p>
              </table:table-cell>
              <table:table-cell office:value-type="float" office:value="409.0985">
                <text:p>409.0985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900.013">
                <text:p>900.013</text:p>
              </table:table-cell>
              <table:table-cell office:value-type="float" office:value="409.4285">
                <text:p>409.4285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901.2665">
                <text:p>901.2665</text:p>
              </table:table-cell>
              <table:table-cell office:value-type="float" office:value="409.7585">
                <text:p>409.7585</text:p>
              </table:table-cell>
              <table:table-cell office:value-type="float" office:value="373.2">
                <text:p>373.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02.52">
                <text:p>902.52</text:p>
              </table:table-cell>
              <table:table-cell office:value-type="float" office:value="410.0885">
                <text:p>410.0885</text:p>
              </table:table-cell>
              <table:table-cell office:value-type="float" office:value="373.25">
                <text:p>373.2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903.7735">
                <text:p>903.7735</text:p>
              </table:table-cell>
              <table:table-cell office:value-type="float" office:value="410.4185">
                <text:p>410.4185</text:p>
              </table:table-cell>
              <table:table-cell office:value-type="float" office:value="373.3">
                <text:p>373.3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905.027">
                <text:p>905.027</text:p>
              </table:table-cell>
              <table:table-cell office:value-type="float" office:value="410.7485">
                <text:p>410.7485</text:p>
              </table:table-cell>
              <table:table-cell office:value-type="float" office:value="373.35">
                <text:p>373.3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906.2805">
                <text:p>906.2805</text:p>
              </table:table-cell>
              <table:table-cell office:value-type="float" office:value="411.0785">
                <text:p>411.0785</text:p>
              </table:table-cell>
              <table:table-cell office:value-type="float" office:value="373.4">
                <text:p>373.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907.534">
                <text:p>907.534</text:p>
              </table:table-cell>
              <table:table-cell office:value-type="float" office:value="411.4085">
                <text:p>411.4085</text:p>
              </table:table-cell>
              <table:table-cell office:value-type="float" office:value="373.45">
                <text:p>373.4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908.7875">
                <text:p>908.7875</text:p>
              </table:table-cell>
              <table:table-cell office:value-type="float" office:value="411.7385">
                <text:p>411.7385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910.041">
                <text:p>910.041</text:p>
              </table:table-cell>
              <table:table-cell office:value-type="float" office:value="412.0685">
                <text:p>412.0685</text:p>
              </table:table-cell>
              <table:table-cell office:value-type="float" office:value="373.55">
                <text:p>373.55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911.2945">
                <text:p>911.2945</text:p>
              </table:table-cell>
              <table:table-cell office:value-type="float" office:value="412.3985">
                <text:p>412.3985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912.548">
                <text:p>912.548</text:p>
              </table:table-cell>
              <table:table-cell office:value-type="float" office:value="412.7285">
                <text:p>412.7285</text:p>
              </table:table-cell>
              <table:table-cell office:value-type="float" office:value="373.65">
                <text:p>373.6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913.8015">
                <text:p>913.8015</text:p>
              </table:table-cell>
              <table:table-cell office:value-type="float" office:value="413.0585">
                <text:p>413.0585</text:p>
              </table:table-cell>
              <table:table-cell office:value-type="float" office:value="373.7">
                <text:p>373.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15.055">
                <text:p>915.055</text:p>
              </table:table-cell>
              <table:table-cell office:value-type="float" office:value="413.3885">
                <text:p>413.3885</text:p>
              </table:table-cell>
              <table:table-cell office:value-type="float" office:value="373.75">
                <text:p>373.7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916.3085">
                <text:p>916.3085</text:p>
              </table:table-cell>
              <table:table-cell office:value-type="float" office:value="413.7185">
                <text:p>413.7185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917.562">
                <text:p>917.562</text:p>
              </table:table-cell>
              <table:table-cell office:value-type="float" office:value="414.0485">
                <text:p>414.0485</text:p>
              </table:table-cell>
              <table:table-cell office:value-type="float" office:value="373.85">
                <text:p>373.8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918.8155">
                <text:p>918.8155</text:p>
              </table:table-cell>
              <table:table-cell office:value-type="float" office:value="414.3785">
                <text:p>414.3785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920.069">
                <text:p>920.069</text:p>
              </table:table-cell>
              <table:table-cell office:value-type="float" office:value="414.7085">
                <text:p>414.7085</text:p>
              </table:table-cell>
              <table:table-cell office:value-type="float" office:value="373.95">
                <text:p>373.9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921.3225">
                <text:p>921.3225</text:p>
              </table:table-cell>
              <table:table-cell office:value-type="float" office:value="415.0385">
                <text:p>415.038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922.576">
                <text:p>922.576</text:p>
              </table:table-cell>
              <table:table-cell office:value-type="float" office:value="415.3685">
                <text:p>415.3685</text:p>
              </table:table-cell>
              <table:table-cell office:value-type="float" office:value="374.05">
                <text:p>374.05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923.8295">
                <text:p>923.8295</text:p>
              </table:table-cell>
              <table:table-cell office:value-type="float" office:value="415.6985">
                <text:p>415.6985</text:p>
              </table:table-cell>
              <table:table-cell office:value-type="float" office:value="374.1">
                <text:p>374.1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925.083">
                <text:p>925.083</text:p>
              </table:table-cell>
              <table:table-cell office:value-type="float" office:value="416.0285">
                <text:p>416.0285</text:p>
              </table:table-cell>
              <table:table-cell office:value-type="float" office:value="374.15">
                <text:p>374.1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926.3365">
                <text:p>926.3365</text:p>
              </table:table-cell>
              <table:table-cell office:value-type="float" office:value="416.3585">
                <text:p>416.3585</text:p>
              </table:table-cell>
              <table:table-cell office:value-type="float" office:value="374.2">
                <text:p>374.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27.59">
                <text:p>927.59</text:p>
              </table:table-cell>
              <table:table-cell office:value-type="float" office:value="416.6885">
                <text:p>416.6885</text:p>
              </table:table-cell>
              <table:table-cell office:value-type="float" office:value="374.25">
                <text:p>374.2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928.8435">
                <text:p>928.8435</text:p>
              </table:table-cell>
              <table:table-cell office:value-type="float" office:value="417.0185">
                <text:p>417.0185</text:p>
              </table:table-cell>
              <table:table-cell office:value-type="float" office:value="374.3">
                <text:p>374.3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930.097">
                <text:p>930.097</text:p>
              </table:table-cell>
              <table:table-cell office:value-type="float" office:value="417.3485">
                <text:p>417.3485</text:p>
              </table:table-cell>
              <table:table-cell office:value-type="float" office:value="374.35">
                <text:p>374.35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931.3505">
                <text:p>931.3505</text:p>
              </table:table-cell>
              <table:table-cell office:value-type="float" office:value="417.6785">
                <text:p>417.6785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932.604">
                <text:p>932.604</text:p>
              </table:table-cell>
              <table:table-cell office:value-type="float" office:value="418.0085">
                <text:p>418.0085</text:p>
              </table:table-cell>
              <table:table-cell office:value-type="float" office:value="374.45">
                <text:p>374.4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933.8575">
                <text:p>933.8575</text:p>
              </table:table-cell>
              <table:table-cell office:value-type="float" office:value="418.3385">
                <text:p>418.3385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935.111">
                <text:p>935.111</text:p>
              </table:table-cell>
              <table:table-cell office:value-type="float" office:value="418.6685">
                <text:p>418.6685</text:p>
              </table:table-cell>
              <table:table-cell office:value-type="float" office:value="374.55">
                <text:p>374.55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936.3645">
                <text:p>936.3645</text:p>
              </table:table-cell>
              <table:table-cell office:value-type="float" office:value="418.9985">
                <text:p>418.9985</text:p>
              </table:table-cell>
              <table:table-cell office:value-type="float" office:value="374.6">
                <text:p>374.6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937.618">
                <text:p>937.618</text:p>
              </table:table-cell>
              <table:table-cell office:value-type="float" office:value="419.3285">
                <text:p>419.3285</text:p>
              </table:table-cell>
              <table:table-cell office:value-type="float" office:value="374.65">
                <text:p>374.6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938.8715">
                <text:p>938.8715</text:p>
              </table:table-cell>
              <table:table-cell office:value-type="float" office:value="419.6585">
                <text:p>419.6585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40.125">
                <text:p>940.125</text:p>
              </table:table-cell>
              <table:table-cell office:value-type="float" office:value="419.9885">
                <text:p>419.9885</text:p>
              </table:table-cell>
              <table:table-cell office:value-type="float" office:value="374.75">
                <text:p>374.7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941.3785">
                <text:p>941.3785</text:p>
              </table:table-cell>
              <table:table-cell office:value-type="float" office:value="420.3185">
                <text:p>420.3185</text:p>
              </table:table-cell>
              <table:table-cell office:value-type="float" office:value="374.8">
                <text:p>374.8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942.632">
                <text:p>942.632</text:p>
              </table:table-cell>
              <table:table-cell office:value-type="float" office:value="420.6485">
                <text:p>420.6485</text:p>
              </table:table-cell>
              <table:table-cell office:value-type="float" office:value="374.85">
                <text:p>374.85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943.8855">
                <text:p>943.8855</text:p>
              </table:table-cell>
              <table:table-cell office:value-type="float" office:value="420.9785">
                <text:p>420.9785</text:p>
              </table:table-cell>
              <table:table-cell office:value-type="float" office:value="374.9">
                <text:p>374.9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945.139">
                <text:p>945.139</text:p>
              </table:table-cell>
              <table:table-cell office:value-type="float" office:value="421.3085">
                <text:p>421.3085</text:p>
              </table:table-cell>
              <table:table-cell office:value-type="float" office:value="374.95">
                <text:p>374.9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946.3925">
                <text:p>946.3925</text:p>
              </table:table-cell>
              <table:table-cell office:value-type="float" office:value="421.6385">
                <text:p>421.63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947.646">
                <text:p>947.646</text:p>
              </table:table-cell>
              <table:table-cell office:value-type="float" office:value="421.9685">
                <text:p>421.9685</text:p>
              </table:table-cell>
              <table:table-cell office:value-type="float" office:value="375.05">
                <text:p>375.0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48.8995">
                <text:p>948.8995</text:p>
              </table:table-cell>
              <table:table-cell office:value-type="float" office:value="422.2985">
                <text:p>422.2985</text:p>
              </table:table-cell>
              <table:table-cell office:value-type="float" office:value="375.1">
                <text:p>375.1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950.153">
                <text:p>950.153</text:p>
              </table:table-cell>
              <table:table-cell office:value-type="float" office:value="422.6285">
                <text:p>422.6285</text:p>
              </table:table-cell>
              <table:table-cell office:value-type="float" office:value="375.15">
                <text:p>375.15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951.4065">
                <text:p>951.4065</text:p>
              </table:table-cell>
              <table:table-cell office:value-type="float" office:value="422.9585">
                <text:p>422.9585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52.66">
                <text:p>952.66</text:p>
              </table:table-cell>
              <table:table-cell office:value-type="float" office:value="423.2885">
                <text:p>423.2885</text:p>
              </table:table-cell>
              <table:table-cell office:value-type="float" office:value="375.25">
                <text:p>375.2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953.9135">
                <text:p>953.9135</text:p>
              </table:table-cell>
              <table:table-cell office:value-type="float" office:value="423.6185">
                <text:p>423.6185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955.167">
                <text:p>955.167</text:p>
              </table:table-cell>
              <table:table-cell office:value-type="float" office:value="423.9485">
                <text:p>423.9485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956.4205">
                <text:p>956.4205</text:p>
              </table:table-cell>
              <table:table-cell office:value-type="float" office:value="424.2785">
                <text:p>424.2785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957.674">
                <text:p>957.674</text:p>
              </table:table-cell>
              <table:table-cell office:value-type="float" office:value="424.6085">
                <text:p>424.6085</text:p>
              </table:table-cell>
              <table:table-cell office:value-type="float" office:value="375.45">
                <text:p>375.4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958.9275">
                <text:p>958.9275</text:p>
              </table:table-cell>
              <table:table-cell office:value-type="float" office:value="424.9385">
                <text:p>424.9385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960.181">
                <text:p>960.181</text:p>
              </table:table-cell>
              <table:table-cell office:value-type="float" office:value="425.2685">
                <text:p>425.2685</text:p>
              </table:table-cell>
              <table:table-cell office:value-type="float" office:value="375.55">
                <text:p>375.5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961.4345">
                <text:p>961.4345</text:p>
              </table:table-cell>
              <table:table-cell office:value-type="float" office:value="425.5985">
                <text:p>425.5985</text:p>
              </table:table-cell>
              <table:table-cell office:value-type="float" office:value="375.6">
                <text:p>375.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962.688">
                <text:p>962.688</text:p>
              </table:table-cell>
              <table:table-cell office:value-type="float" office:value="425.9285">
                <text:p>425.9285</text:p>
              </table:table-cell>
              <table:table-cell office:value-type="float" office:value="375.65">
                <text:p>375.6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63.9415">
                <text:p>963.9415</text:p>
              </table:table-cell>
              <table:table-cell office:value-type="float" office:value="426.2585">
                <text:p>426.2585</text:p>
              </table:table-cell>
              <table:table-cell office:value-type="float" office:value="375.7">
                <text:p>375.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65.195">
                <text:p>965.195</text:p>
              </table:table-cell>
              <table:table-cell office:value-type="float" office:value="426.5885">
                <text:p>426.5885</text:p>
              </table:table-cell>
              <table:table-cell office:value-type="float" office:value="375.75">
                <text:p>375.7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966.4485">
                <text:p>966.4485</text:p>
              </table:table-cell>
              <table:table-cell office:value-type="float" office:value="426.9185">
                <text:p>426.9185</text:p>
              </table:table-cell>
              <table:table-cell office:value-type="float" office:value="375.8">
                <text:p>375.8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967.702">
                <text:p>967.702</text:p>
              </table:table-cell>
              <table:table-cell office:value-type="float" office:value="427.2485">
                <text:p>427.2485</text:p>
              </table:table-cell>
              <table:table-cell office:value-type="float" office:value="375.85">
                <text:p>375.8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968.9555">
                <text:p>968.9555</text:p>
              </table:table-cell>
              <table:table-cell office:value-type="float" office:value="427.5785">
                <text:p>427.5785</text:p>
              </table:table-cell>
              <table:table-cell office:value-type="float" office:value="375.9">
                <text:p>375.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970.209">
                <text:p>970.209</text:p>
              </table:table-cell>
              <table:table-cell office:value-type="float" office:value="427.9085">
                <text:p>427.9085</text:p>
              </table:table-cell>
              <table:table-cell office:value-type="float" office:value="375.95">
                <text:p>375.9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971.4625">
                <text:p>971.4625</text:p>
              </table:table-cell>
              <table:table-cell office:value-type="float" office:value="428.2385">
                <text:p>428.238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972.716">
                <text:p>972.716</text:p>
              </table:table-cell>
              <table:table-cell office:value-type="float" office:value="428.5685">
                <text:p>428.5685</text:p>
              </table:table-cell>
              <table:table-cell office:value-type="float" office:value="376.05">
                <text:p>376.0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973.9695">
                <text:p>973.9695</text:p>
              </table:table-cell>
              <table:table-cell office:value-type="float" office:value="428.8985">
                <text:p>428.8985</text:p>
              </table:table-cell>
              <table:table-cell office:value-type="float" office:value="376.1">
                <text:p>376.1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975.223">
                <text:p>975.223</text:p>
              </table:table-cell>
              <table:table-cell office:value-type="float" office:value="429.2285">
                <text:p>429.2285</text:p>
              </table:table-cell>
              <table:table-cell office:value-type="float" office:value="376.15">
                <text:p>376.1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976.4765">
                <text:p>976.4765</text:p>
              </table:table-cell>
              <table:table-cell office:value-type="float" office:value="429.5585">
                <text:p>429.5585</text:p>
              </table:table-cell>
              <table:table-cell office:value-type="float" office:value="376.2">
                <text:p>376.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77.73">
                <text:p>977.73</text:p>
              </table:table-cell>
              <table:table-cell office:value-type="float" office:value="429.8885">
                <text:p>429.8885</text:p>
              </table:table-cell>
              <table:table-cell office:value-type="float" office:value="376.25">
                <text:p>376.2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978.9835">
                <text:p>978.9835</text:p>
              </table:table-cell>
              <table:table-cell office:value-type="float" office:value="430.2185">
                <text:p>430.2185</text:p>
              </table:table-cell>
              <table:table-cell office:value-type="float" office:value="376.3">
                <text:p>376.3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980.237">
                <text:p>980.237</text:p>
              </table:table-cell>
              <table:table-cell office:value-type="float" office:value="430.5485">
                <text:p>430.5485</text:p>
              </table:table-cell>
              <table:table-cell office:value-type="float" office:value="376.35">
                <text:p>376.3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981.4905">
                <text:p>981.4905</text:p>
              </table:table-cell>
              <table:table-cell office:value-type="float" office:value="430.8785">
                <text:p>430.8785</text:p>
              </table:table-cell>
              <table:table-cell office:value-type="float" office:value="376.4">
                <text:p>376.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982.744">
                <text:p>982.744</text:p>
              </table:table-cell>
              <table:table-cell office:value-type="float" office:value="431.2085">
                <text:p>431.2085</text:p>
              </table:table-cell>
              <table:table-cell office:value-type="float" office:value="376.45">
                <text:p>376.4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983.9975">
                <text:p>983.9975</text:p>
              </table:table-cell>
              <table:table-cell office:value-type="float" office:value="431.5385">
                <text:p>431.5385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985.251">
                <text:p>985.251</text:p>
              </table:table-cell>
              <table:table-cell office:value-type="float" office:value="431.8685">
                <text:p>431.8685</text:p>
              </table:table-cell>
              <table:table-cell office:value-type="float" office:value="376.55">
                <text:p>376.55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986.5045">
                <text:p>986.5045</text:p>
              </table:table-cell>
              <table:table-cell office:value-type="float" office:value="432.1985">
                <text:p>432.1985</text:p>
              </table:table-cell>
              <table:table-cell office:value-type="float" office:value="376.6">
                <text:p>376.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987.758">
                <text:p>987.758</text:p>
              </table:table-cell>
              <table:table-cell office:value-type="float" office:value="432.5285">
                <text:p>432.5285</text:p>
              </table:table-cell>
              <table:table-cell office:value-type="float" office:value="376.65">
                <text:p>376.65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989.0115">
                <text:p>989.0115</text:p>
              </table:table-cell>
              <table:table-cell office:value-type="float" office:value="432.8585">
                <text:p>432.8585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90.265">
                <text:p>990.265</text:p>
              </table:table-cell>
              <table:table-cell office:value-type="float" office:value="433.1885">
                <text:p>433.1885</text:p>
              </table:table-cell>
              <table:table-cell office:value-type="float" office:value="376.75">
                <text:p>376.75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991.5185">
                <text:p>991.5185</text:p>
              </table:table-cell>
              <table:table-cell office:value-type="float" office:value="433.5185">
                <text:p>433.5185</text:p>
              </table:table-cell>
              <table:table-cell office:value-type="float" office:value="376.8">
                <text:p>376.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992.772">
                <text:p>992.772</text:p>
              </table:table-cell>
              <table:table-cell office:value-type="float" office:value="433.8485">
                <text:p>433.8485</text:p>
              </table:table-cell>
              <table:table-cell office:value-type="float" office:value="376.85">
                <text:p>376.8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994.0255">
                <text:p>994.0255</text:p>
              </table:table-cell>
              <table:table-cell office:value-type="float" office:value="434.1785">
                <text:p>434.1785</text:p>
              </table:table-cell>
              <table:table-cell office:value-type="float" office:value="376.9">
                <text:p>376.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995.279">
                <text:p>995.279</text:p>
              </table:table-cell>
              <table:table-cell office:value-type="float" office:value="434.5085">
                <text:p>434.5085</text:p>
              </table:table-cell>
              <table:table-cell office:value-type="float" office:value="376.95">
                <text:p>376.95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996.5325">
                <text:p>996.5325</text:p>
              </table:table-cell>
              <table:table-cell office:value-type="float" office:value="434.8385">
                <text:p>434.838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997.786">
                <text:p>997.786</text:p>
              </table:table-cell>
              <table:table-cell office:value-type="float" office:value="435.1685">
                <text:p>435.1685</text:p>
              </table:table-cell>
              <table:table-cell office:value-type="float" office:value="377.05">
                <text:p>377.0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999.0395">
                <text:p>999.0395</text:p>
              </table:table-cell>
              <table:table-cell office:value-type="float" office:value="435.4985">
                <text:p>435.4985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000.293">
                <text:p>1000.293</text:p>
              </table:table-cell>
              <table:table-cell office:value-type="float" office:value="435.8285">
                <text:p>435.8285</text:p>
              </table:table-cell>
              <table:table-cell office:value-type="float" office:value="377.15">
                <text:p>377.1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001.5465">
                <text:p>1001.5465</text:p>
              </table:table-cell>
              <table:table-cell office:value-type="float" office:value="436.1585">
                <text:p>436.1585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02.8">
                <text:p>1002.8</text:p>
              </table:table-cell>
              <table:table-cell office:value-type="float" office:value="436.4885">
                <text:p>436.4885</text:p>
              </table:table-cell>
              <table:table-cell office:value-type="float" office:value="377.25">
                <text:p>377.2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004.0535">
                <text:p>1004.0535</text:p>
              </table:table-cell>
              <table:table-cell office:value-type="float" office:value="436.8185">
                <text:p>436.8185</text:p>
              </table:table-cell>
              <table:table-cell office:value-type="float" office:value="377.3">
                <text:p>377.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005.307">
                <text:p>1005.307</text:p>
              </table:table-cell>
              <table:table-cell office:value-type="float" office:value="437.1485">
                <text:p>437.1485</text:p>
              </table:table-cell>
              <table:table-cell office:value-type="float" office:value="377.35">
                <text:p>377.35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006.5605">
                <text:p>1006.5605</text:p>
              </table:table-cell>
              <table:table-cell office:value-type="float" office:value="437.4785">
                <text:p>437.4785</text:p>
              </table:table-cell>
              <table:table-cell office:value-type="float" office:value="377.4">
                <text:p>377.4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07.814">
                <text:p>1007.814</text:p>
              </table:table-cell>
              <table:table-cell office:value-type="float" office:value="437.8085">
                <text:p>437.8085</text:p>
              </table:table-cell>
              <table:table-cell office:value-type="float" office:value="377.45">
                <text:p>377.4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009.0675">
                <text:p>1009.0675</text:p>
              </table:table-cell>
              <table:table-cell office:value-type="float" office:value="438.1385">
                <text:p>438.138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010.321">
                <text:p>1010.321</text:p>
              </table:table-cell>
              <table:table-cell office:value-type="float" office:value="438.4685">
                <text:p>438.4685</text:p>
              </table:table-cell>
              <table:table-cell office:value-type="float" office:value="377.55">
                <text:p>377.5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011.5745">
                <text:p>1011.5745</text:p>
              </table:table-cell>
              <table:table-cell office:value-type="float" office:value="438.7985">
                <text:p>438.7985</text:p>
              </table:table-cell>
              <table:table-cell office:value-type="float" office:value="377.6">
                <text:p>377.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012.828">
                <text:p>1012.828</text:p>
              </table:table-cell>
              <table:table-cell office:value-type="float" office:value="439.1285">
                <text:p>439.1285</text:p>
              </table:table-cell>
              <table:table-cell office:value-type="float" office:value="377.65">
                <text:p>377.6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14.0815">
                <text:p>1014.0815</text:p>
              </table:table-cell>
              <table:table-cell office:value-type="float" office:value="439.4585">
                <text:p>439.4585</text:p>
              </table:table-cell>
              <table:table-cell office:value-type="float" office:value="377.7">
                <text:p>377.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15.335">
                <text:p>1015.335</text:p>
              </table:table-cell>
              <table:table-cell office:value-type="float" office:value="439.7885">
                <text:p>439.7885</text:p>
              </table:table-cell>
              <table:table-cell office:value-type="float" office:value="377.75">
                <text:p>377.75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016.5885">
                <text:p>1016.5885</text:p>
              </table:table-cell>
              <table:table-cell office:value-type="float" office:value="440.1185">
                <text:p>440.1185</text:p>
              </table:table-cell>
              <table:table-cell office:value-type="float" office:value="377.8">
                <text:p>377.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017.842">
                <text:p>1017.842</text:p>
              </table:table-cell>
              <table:table-cell office:value-type="float" office:value="440.4485">
                <text:p>440.4485</text:p>
              </table:table-cell>
              <table:table-cell office:value-type="float" office:value="377.85">
                <text:p>377.85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019.0955">
                <text:p>1019.0955</text:p>
              </table:table-cell>
              <table:table-cell office:value-type="float" office:value="440.7785">
                <text:p>440.7785</text:p>
              </table:table-cell>
              <table:table-cell office:value-type="float" office:value="377.9">
                <text:p>377.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020.349">
                <text:p>1020.349</text:p>
              </table:table-cell>
              <table:table-cell office:value-type="float" office:value="441.1085">
                <text:p>441.1085</text:p>
              </table:table-cell>
              <table:table-cell office:value-type="float" office:value="377.95">
                <text:p>377.95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021.6025">
                <text:p>1021.6025</text:p>
              </table:table-cell>
              <table:table-cell office:value-type="float" office:value="441.4385">
                <text:p>441.43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022.856">
                <text:p>1022.856</text:p>
              </table:table-cell>
              <table:table-cell office:value-type="float" office:value="441.7685">
                <text:p>441.7685</text:p>
              </table:table-cell>
              <table:table-cell office:value-type="float" office:value="378.05">
                <text:p>378.0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024.1095">
                <text:p>1024.1095</text:p>
              </table:table-cell>
              <table:table-cell office:value-type="float" office:value="442.0985">
                <text:p>442.0985</text:p>
              </table:table-cell>
              <table:table-cell office:value-type="float" office:value="378.1">
                <text:p>378.1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025.363">
                <text:p>1025.363</text:p>
              </table:table-cell>
              <table:table-cell office:value-type="float" office:value="442.4285">
                <text:p>442.4285</text:p>
              </table:table-cell>
              <table:table-cell office:value-type="float" office:value="378.15">
                <text:p>378.15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026.6165">
                <text:p>1026.6165</text:p>
              </table:table-cell>
              <table:table-cell office:value-type="float" office:value="442.7585">
                <text:p>442.7585</text:p>
              </table:table-cell>
              <table:table-cell office:value-type="float" office:value="378.2">
                <text:p>378.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27.87">
                <text:p>1027.87</text:p>
              </table:table-cell>
              <table:table-cell office:value-type="float" office:value="443.0885">
                <text:p>443.0885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29.1235">
                <text:p>1029.1235</text:p>
              </table:table-cell>
              <table:table-cell office:value-type="float" office:value="443.4185">
                <text:p>443.4185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030.377">
                <text:p>1030.377</text:p>
              </table:table-cell>
              <table:table-cell office:value-type="float" office:value="443.7485">
                <text:p>443.7485</text:p>
              </table:table-cell>
              <table:table-cell office:value-type="float" office:value="378.35">
                <text:p>378.35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031.6305">
                <text:p>1031.6305</text:p>
              </table:table-cell>
              <table:table-cell office:value-type="float" office:value="444.0785">
                <text:p>444.0785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032.884">
                <text:p>1032.884</text:p>
              </table:table-cell>
              <table:table-cell office:value-type="float" office:value="444.4085">
                <text:p>444.4085</text:p>
              </table:table-cell>
              <table:table-cell office:value-type="float" office:value="378.45">
                <text:p>378.4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034.1375">
                <text:p>1034.1375</text:p>
              </table:table-cell>
              <table:table-cell office:value-type="float" office:value="444.7385">
                <text:p>444.7385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035.391">
                <text:p>1035.391</text:p>
              </table:table-cell>
              <table:table-cell office:value-type="float" office:value="445.0685">
                <text:p>445.0685</text:p>
              </table:table-cell>
              <table:table-cell office:value-type="float" office:value="378.55">
                <text:p>378.5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36.6445">
                <text:p>1036.6445</text:p>
              </table:table-cell>
              <table:table-cell office:value-type="float" office:value="445.3985">
                <text:p>445.3985</text:p>
              </table:table-cell>
              <table:table-cell office:value-type="float" office:value="378.6">
                <text:p>378.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037.898">
                <text:p>1037.898</text:p>
              </table:table-cell>
              <table:table-cell office:value-type="float" office:value="445.7285">
                <text:p>445.7285</text:p>
              </table:table-cell>
              <table:table-cell office:value-type="float" office:value="378.65">
                <text:p>378.65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039.1515">
                <text:p>1039.1515</text:p>
              </table:table-cell>
              <table:table-cell office:value-type="float" office:value="446.0585">
                <text:p>446.0585</text:p>
              </table:table-cell>
              <table:table-cell office:value-type="float" office:value="378.7">
                <text:p>378.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040.405">
                <text:p>1040.405</text:p>
              </table:table-cell>
              <table:table-cell office:value-type="float" office:value="446.3885">
                <text:p>446.3885</text:p>
              </table:table-cell>
              <table:table-cell office:value-type="float" office:value="378.75">
                <text:p>378.7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041.6585">
                <text:p>1041.6585</text:p>
              </table:table-cell>
              <table:table-cell office:value-type="float" office:value="446.7185">
                <text:p>446.7185</text:p>
              </table:table-cell>
              <table:table-cell office:value-type="float" office:value="378.8">
                <text:p>378.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042.912">
                <text:p>1042.912</text:p>
              </table:table-cell>
              <table:table-cell office:value-type="float" office:value="447.0485">
                <text:p>447.0485</text:p>
              </table:table-cell>
              <table:table-cell office:value-type="float" office:value="378.85">
                <text:p>378.8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044.1655">
                <text:p>1044.1655</text:p>
              </table:table-cell>
              <table:table-cell office:value-type="float" office:value="447.3785">
                <text:p>447.3785</text:p>
              </table:table-cell>
              <table:table-cell office:value-type="float" office:value="378.9">
                <text:p>378.9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045.419">
                <text:p>1045.419</text:p>
              </table:table-cell>
              <table:table-cell office:value-type="float" office:value="447.7085">
                <text:p>447.7085</text:p>
              </table:table-cell>
              <table:table-cell office:value-type="float" office:value="378.95">
                <text:p>378.9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046.6725">
                <text:p>1046.6725</text:p>
              </table:table-cell>
              <table:table-cell office:value-type="float" office:value="448.0385">
                <text:p>448.038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047.926">
                <text:p>1047.926</text:p>
              </table:table-cell>
              <table:table-cell office:value-type="float" office:value="448.3685">
                <text:p>448.3685</text:p>
              </table:table-cell>
              <table:table-cell office:value-type="float" office:value="379.05">
                <text:p>379.0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049.1795">
                <text:p>1049.1795</text:p>
              </table:table-cell>
              <table:table-cell office:value-type="float" office:value="448.6985">
                <text:p>448.6985</text:p>
              </table:table-cell>
              <table:table-cell office:value-type="float" office:value="379.1">
                <text:p>379.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050.433">
                <text:p>1050.433</text:p>
              </table:table-cell>
              <table:table-cell office:value-type="float" office:value="449.0285">
                <text:p>449.0285</text:p>
              </table:table-cell>
              <table:table-cell office:value-type="float" office:value="379.15">
                <text:p>379.1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051.6865">
                <text:p>1051.6865</text:p>
              </table:table-cell>
              <table:table-cell office:value-type="float" office:value="449.3585">
                <text:p>449.3585</text:p>
              </table:table-cell>
              <table:table-cell office:value-type="float" office:value="379.2">
                <text:p>379.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52.94">
                <text:p>1052.94</text:p>
              </table:table-cell>
              <table:table-cell office:value-type="float" office:value="449.6885">
                <text:p>449.6885</text:p>
              </table:table-cell>
              <table:table-cell office:value-type="float" office:value="379.25">
                <text:p>379.25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054.1935">
                <text:p>1054.1935</text:p>
              </table:table-cell>
              <table:table-cell office:value-type="float" office:value="450.0185">
                <text:p>450.0185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055.447">
                <text:p>1055.447</text:p>
              </table:table-cell>
              <table:table-cell office:value-type="float" office:value="450.3485">
                <text:p>450.3485</text:p>
              </table:table-cell>
              <table:table-cell office:value-type="float" office:value="379.35">
                <text:p>379.3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056.7005">
                <text:p>1056.7005</text:p>
              </table:table-cell>
              <table:table-cell office:value-type="float" office:value="450.6785">
                <text:p>450.6785</text:p>
              </table:table-cell>
              <table:table-cell office:value-type="float" office:value="379.4">
                <text:p>379.4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057.954">
                <text:p>1057.954</text:p>
              </table:table-cell>
              <table:table-cell office:value-type="float" office:value="451.0085">
                <text:p>451.0085</text:p>
              </table:table-cell>
              <table:table-cell office:value-type="float" office:value="379.45">
                <text:p>379.4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059.2075">
                <text:p>1059.2075</text:p>
              </table:table-cell>
              <table:table-cell office:value-type="float" office:value="451.3385">
                <text:p>451.3385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060.461">
                <text:p>1060.461</text:p>
              </table:table-cell>
              <table:table-cell office:value-type="float" office:value="451.6685">
                <text:p>451.6685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061.7145">
                <text:p>1061.7145</text:p>
              </table:table-cell>
              <table:table-cell office:value-type="float" office:value="451.9985">
                <text:p>451.9985</text:p>
              </table:table-cell>
              <table:table-cell office:value-type="float" office:value="379.6">
                <text:p>379.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062.968">
                <text:p>1062.968</text:p>
              </table:table-cell>
              <table:table-cell office:value-type="float" office:value="452.3285">
                <text:p>452.3285</text:p>
              </table:table-cell>
              <table:table-cell office:value-type="float" office:value="379.65">
                <text:p>379.65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064.2215">
                <text:p>1064.2215</text:p>
              </table:table-cell>
              <table:table-cell office:value-type="float" office:value="452.6585">
                <text:p>452.6585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065.475">
                <text:p>1065.475</text:p>
              </table:table-cell>
              <table:table-cell office:value-type="float" office:value="452.9885">
                <text:p>452.9885</text:p>
              </table:table-cell>
              <table:table-cell office:value-type="float" office:value="379.75">
                <text:p>379.7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066.7285">
                <text:p>1066.7285</text:p>
              </table:table-cell>
              <table:table-cell office:value-type="float" office:value="453.3185">
                <text:p>453.3185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067.982">
                <text:p>1067.982</text:p>
              </table:table-cell>
              <table:table-cell office:value-type="float" office:value="453.6485">
                <text:p>453.6485</text:p>
              </table:table-cell>
              <table:table-cell office:value-type="float" office:value="379.85">
                <text:p>379.85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069.2355">
                <text:p>1069.2355</text:p>
              </table:table-cell>
              <table:table-cell office:value-type="float" office:value="453.9785">
                <text:p>453.9785</text:p>
              </table:table-cell>
              <table:table-cell office:value-type="float" office:value="379.9">
                <text:p>379.9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070.489">
                <text:p>1070.489</text:p>
              </table:table-cell>
              <table:table-cell office:value-type="float" office:value="454.3085">
                <text:p>454.3085</text:p>
              </table:table-cell>
              <table:table-cell office:value-type="float" office:value="379.95">
                <text:p>379.9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071.7425">
                <text:p>1071.7425</text:p>
              </table:table-cell>
              <table:table-cell office:value-type="float" office:value="454.6385">
                <text:p>454.638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072.996">
                <text:p>1072.996</text:p>
              </table:table-cell>
              <table:table-cell office:value-type="float" office:value="454.9685">
                <text:p>454.9685</text:p>
              </table:table-cell>
              <table:table-cell office:value-type="float" office:value="380.05">
                <text:p>380.0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074.2495">
                <text:p>1074.2495</text:p>
              </table:table-cell>
              <table:table-cell office:value-type="float" office:value="455.2985">
                <text:p>455.2985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075.503">
                <text:p>1075.503</text:p>
              </table:table-cell>
              <table:table-cell office:value-type="float" office:value="455.6285">
                <text:p>455.6285</text:p>
              </table:table-cell>
              <table:table-cell office:value-type="float" office:value="380.15">
                <text:p>380.15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076.7565">
                <text:p>1076.7565</text:p>
              </table:table-cell>
              <table:table-cell office:value-type="float" office:value="455.9585">
                <text:p>455.9585</text:p>
              </table:table-cell>
              <table:table-cell office:value-type="float" office:value="380.2">
                <text:p>380.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78.01">
                <text:p>1078.01</text:p>
              </table:table-cell>
              <table:table-cell office:value-type="float" office:value="456.2885">
                <text:p>456.2885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079.2635">
                <text:p>1079.2635</text:p>
              </table:table-cell>
              <table:table-cell office:value-type="float" office:value="456.6185">
                <text:p>456.6185</text:p>
              </table:table-cell>
              <table:table-cell office:value-type="float" office:value="380.3">
                <text:p>380.3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080.517">
                <text:p>1080.517</text:p>
              </table:table-cell>
              <table:table-cell office:value-type="float" office:value="456.9485">
                <text:p>456.9485</text:p>
              </table:table-cell>
              <table:table-cell office:value-type="float" office:value="380.35">
                <text:p>380.3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081.7705">
                <text:p>1081.7705</text:p>
              </table:table-cell>
              <table:table-cell office:value-type="float" office:value="457.2785">
                <text:p>457.2785</text:p>
              </table:table-cell>
              <table:table-cell office:value-type="float" office:value="380.4">
                <text:p>380.4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083.024">
                <text:p>1083.024</text:p>
              </table:table-cell>
              <table:table-cell office:value-type="float" office:value="457.6085">
                <text:p>457.6085</text:p>
              </table:table-cell>
              <table:table-cell office:value-type="float" office:value="380.45">
                <text:p>380.4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084.2775">
                <text:p>1084.2775</text:p>
              </table:table-cell>
              <table:table-cell office:value-type="float" office:value="457.9385">
                <text:p>457.9385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085.531">
                <text:p>1085.531</text:p>
              </table:table-cell>
              <table:table-cell office:value-type="float" office:value="458.2685">
                <text:p>458.2685</text:p>
              </table:table-cell>
              <table:table-cell office:value-type="float" office:value="380.55">
                <text:p>380.55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086.7845">
                <text:p>1086.7845</text:p>
              </table:table-cell>
              <table:table-cell office:value-type="float" office:value="458.5985">
                <text:p>458.5985</text:p>
              </table:table-cell>
              <table:table-cell office:value-type="float" office:value="380.6">
                <text:p>380.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088.038">
                <text:p>1088.038</text:p>
              </table:table-cell>
              <table:table-cell office:value-type="float" office:value="458.9285">
                <text:p>458.9285</text:p>
              </table:table-cell>
              <table:table-cell office:value-type="float" office:value="380.65">
                <text:p>380.65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089.2915">
                <text:p>1089.2915</text:p>
              </table:table-cell>
              <table:table-cell office:value-type="float" office:value="459.2585">
                <text:p>459.2585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90.545">
                <text:p>1090.545</text:p>
              </table:table-cell>
              <table:table-cell office:value-type="float" office:value="459.5885">
                <text:p>459.5885</text:p>
              </table:table-cell>
              <table:table-cell office:value-type="float" office:value="380.75">
                <text:p>380.75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091.7985">
                <text:p>1091.7985</text:p>
              </table:table-cell>
              <table:table-cell office:value-type="float" office:value="459.9185">
                <text:p>459.9185</text:p>
              </table:table-cell>
              <table:table-cell office:value-type="float" office:value="380.8">
                <text:p>380.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093.052">
                <text:p>1093.052</text:p>
              </table:table-cell>
              <table:table-cell office:value-type="float" office:value="460.2485">
                <text:p>460.2485</text:p>
              </table:table-cell>
              <table:table-cell office:value-type="float" office:value="380.85">
                <text:p>380.8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094.3055">
                <text:p>1094.3055</text:p>
              </table:table-cell>
              <table:table-cell office:value-type="float" office:value="460.5785">
                <text:p>460.5785</text:p>
              </table:table-cell>
              <table:table-cell office:value-type="float" office:value="380.9">
                <text:p>380.9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095.559">
                <text:p>1095.559</text:p>
              </table:table-cell>
              <table:table-cell office:value-type="float" office:value="460.9085">
                <text:p>460.9085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096.8125">
                <text:p>1096.8125</text:p>
              </table:table-cell>
              <table:table-cell office:value-type="float" office:value="461.2385">
                <text:p>461.238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098.066">
                <text:p>1098.066</text:p>
              </table:table-cell>
              <table:table-cell office:value-type="float" office:value="461.5685">
                <text:p>461.5685</text:p>
              </table:table-cell>
              <table:table-cell office:value-type="float" office:value="381.05">
                <text:p>381.0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099.3195">
                <text:p>1099.3195</text:p>
              </table:table-cell>
              <table:table-cell office:value-type="float" office:value="461.8985">
                <text:p>461.8985</text:p>
              </table:table-cell>
              <table:table-cell office:value-type="float" office:value="381.1">
                <text:p>381.1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100.573">
                <text:p>1100.573</text:p>
              </table:table-cell>
              <table:table-cell office:value-type="float" office:value="462.2285">
                <text:p>462.2285</text:p>
              </table:table-cell>
              <table:table-cell office:value-type="float" office:value="381.15">
                <text:p>381.15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101.8265">
                <text:p>1101.8265</text:p>
              </table:table-cell>
              <table:table-cell office:value-type="float" office:value="462.5585">
                <text:p>462.5585</text:p>
              </table:table-cell>
              <table:table-cell office:value-type="float" office:value="381.2">
                <text:p>381.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03.08">
                <text:p>1103.08</text:p>
              </table:table-cell>
              <table:table-cell office:value-type="float" office:value="462.8885">
                <text:p>462.8885</text:p>
              </table:table-cell>
              <table:table-cell office:value-type="float" office:value="381.25">
                <text:p>381.25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104.3335">
                <text:p>1104.3335</text:p>
              </table:table-cell>
              <table:table-cell office:value-type="float" office:value="463.2185">
                <text:p>463.2185</text:p>
              </table:table-cell>
              <table:table-cell office:value-type="float" office:value="381.3">
                <text:p>381.3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105.587">
                <text:p>1105.587</text:p>
              </table:table-cell>
              <table:table-cell office:value-type="float" office:value="463.5485">
                <text:p>463.5485</text:p>
              </table:table-cell>
              <table:table-cell office:value-type="float" office:value="381.35">
                <text:p>381.3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06.8405">
                <text:p>1106.8405</text:p>
              </table:table-cell>
              <table:table-cell office:value-type="float" office:value="463.8785">
                <text:p>463.8785</text:p>
              </table:table-cell>
              <table:table-cell office:value-type="float" office:value="381.4">
                <text:p>381.4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108.094">
                <text:p>1108.094</text:p>
              </table:table-cell>
              <table:table-cell office:value-type="float" office:value="464.2085">
                <text:p>464.2085</text:p>
              </table:table-cell>
              <table:table-cell office:value-type="float" office:value="381.45">
                <text:p>381.45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109.3475">
                <text:p>1109.3475</text:p>
              </table:table-cell>
              <table:table-cell office:value-type="float" office:value="464.5385">
                <text:p>464.5385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110.601">
                <text:p>1110.601</text:p>
              </table:table-cell>
              <table:table-cell office:value-type="float" office:value="464.8685">
                <text:p>464.8685</text:p>
              </table:table-cell>
              <table:table-cell office:value-type="float" office:value="381.55">
                <text:p>381.5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111.8545">
                <text:p>1111.8545</text:p>
              </table:table-cell>
              <table:table-cell office:value-type="float" office:value="465.1985">
                <text:p>465.1985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113.108">
                <text:p>1113.108</text:p>
              </table:table-cell>
              <table:table-cell office:value-type="float" office:value="465.5285">
                <text:p>465.5285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114.3615">
                <text:p>1114.3615</text:p>
              </table:table-cell>
              <table:table-cell office:value-type="float" office:value="465.8585">
                <text:p>465.8585</text:p>
              </table:table-cell>
              <table:table-cell office:value-type="float" office:value="381.7">
                <text:p>381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115.615">
                <text:p>1115.615</text:p>
              </table:table-cell>
              <table:table-cell office:value-type="float" office:value="466.1885">
                <text:p>466.1885</text:p>
              </table:table-cell>
              <table:table-cell office:value-type="float" office:value="381.75">
                <text:p>381.75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16.8685">
                <text:p>1116.8685</text:p>
              </table:table-cell>
              <table:table-cell office:value-type="float" office:value="466.5185">
                <text:p>466.5185</text:p>
              </table:table-cell>
              <table:table-cell office:value-type="float" office:value="381.8">
                <text:p>381.8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118.122">
                <text:p>1118.122</text:p>
              </table:table-cell>
              <table:table-cell office:value-type="float" office:value="466.8485">
                <text:p>466.8485</text:p>
              </table:table-cell>
              <table:table-cell office:value-type="float" office:value="381.85">
                <text:p>381.85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119.3755">
                <text:p>1119.3755</text:p>
              </table:table-cell>
              <table:table-cell office:value-type="float" office:value="467.1785">
                <text:p>467.1785</text:p>
              </table:table-cell>
              <table:table-cell office:value-type="float" office:value="381.9">
                <text:p>381.9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120.629">
                <text:p>1120.629</text:p>
              </table:table-cell>
              <table:table-cell office:value-type="float" office:value="467.5085">
                <text:p>467.5085</text:p>
              </table:table-cell>
              <table:table-cell office:value-type="float" office:value="381.95">
                <text:p>381.9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121.8825">
                <text:p>1121.8825</text:p>
              </table:table-cell>
              <table:table-cell office:value-type="float" office:value="467.8385">
                <text:p>467.83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23.136">
                <text:p>1123.136</text:p>
              </table:table-cell>
              <table:table-cell office:value-type="float" office:value="468.1685">
                <text:p>468.1685</text:p>
              </table:table-cell>
              <table:table-cell office:value-type="float" office:value="382.05">
                <text:p>382.0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124.3895">
                <text:p>1124.3895</text:p>
              </table:table-cell>
              <table:table-cell office:value-type="float" office:value="468.4985">
                <text:p>468.4985</text:p>
              </table:table-cell>
              <table:table-cell office:value-type="float" office:value="382.1">
                <text:p>382.1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125.643">
                <text:p>1125.643</text:p>
              </table:table-cell>
              <table:table-cell office:value-type="float" office:value="468.8285">
                <text:p>468.8285</text:p>
              </table:table-cell>
              <table:table-cell office:value-type="float" office:value="382.15">
                <text:p>382.1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126.8965">
                <text:p>1126.8965</text:p>
              </table:table-cell>
              <table:table-cell office:value-type="float" office:value="469.1585">
                <text:p>469.1585</text:p>
              </table:table-cell>
              <table:table-cell office:value-type="float" office:value="382.2">
                <text:p>382.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128.15">
                <text:p>1128.15</text:p>
              </table:table-cell>
              <table:table-cell office:value-type="float" office:value="469.4885">
                <text:p>469.4885</text:p>
              </table:table-cell>
              <table:table-cell office:value-type="float" office:value="382.25">
                <text:p>382.2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29.4035">
                <text:p>1129.4035</text:p>
              </table:table-cell>
              <table:table-cell office:value-type="float" office:value="469.8185">
                <text:p>469.8185</text:p>
              </table:table-cell>
              <table:table-cell office:value-type="float" office:value="382.3">
                <text:p>382.3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130.657">
                <text:p>1130.657</text:p>
              </table:table-cell>
              <table:table-cell office:value-type="float" office:value="470.1485">
                <text:p>470.1485</text:p>
              </table:table-cell>
              <table:table-cell office:value-type="float" office:value="382.35">
                <text:p>382.35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131.9105">
                <text:p>1131.9105</text:p>
              </table:table-cell>
              <table:table-cell office:value-type="float" office:value="470.4785">
                <text:p>470.4785</text:p>
              </table:table-cell>
              <table:table-cell office:value-type="float" office:value="382.4">
                <text:p>382.4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33.164">
                <text:p>1133.164</text:p>
              </table:table-cell>
              <table:table-cell office:value-type="float" office:value="470.8085">
                <text:p>470.8085</text:p>
              </table:table-cell>
              <table:table-cell office:value-type="float" office:value="382.45">
                <text:p>382.45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134.4175">
                <text:p>1134.4175</text:p>
              </table:table-cell>
              <table:table-cell office:value-type="float" office:value="471.1385">
                <text:p>471.138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135.671">
                <text:p>1135.671</text:p>
              </table:table-cell>
              <table:table-cell office:value-type="float" office:value="471.4685">
                <text:p>471.4685</text:p>
              </table:table-cell>
              <table:table-cell office:value-type="float" office:value="382.55">
                <text:p>382.5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136.9245">
                <text:p>1136.9245</text:p>
              </table:table-cell>
              <table:table-cell office:value-type="float" office:value="471.7985">
                <text:p>471.7985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138.178">
                <text:p>1138.178</text:p>
              </table:table-cell>
              <table:table-cell office:value-type="float" office:value="472.1285">
                <text:p>472.1285</text:p>
              </table:table-cell>
              <table:table-cell office:value-type="float" office:value="382.65">
                <text:p>382.65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139.4315">
                <text:p>1139.4315</text:p>
              </table:table-cell>
              <table:table-cell office:value-type="float" office:value="472.4585">
                <text:p>472.4585</text:p>
              </table:table-cell>
              <table:table-cell office:value-type="float" office:value="382.7">
                <text:p>382.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140.685">
                <text:p>1140.685</text:p>
              </table:table-cell>
              <table:table-cell office:value-type="float" office:value="472.7885">
                <text:p>472.7885</text:p>
              </table:table-cell>
              <table:table-cell office:value-type="float" office:value="382.75">
                <text:p>382.7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41.9385">
                <text:p>1141.9385</text:p>
              </table:table-cell>
              <table:table-cell office:value-type="float" office:value="473.1185">
                <text:p>473.1185</text:p>
              </table:table-cell>
              <table:table-cell office:value-type="float" office:value="382.8">
                <text:p>382.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143.192">
                <text:p>1143.192</text:p>
              </table:table-cell>
              <table:table-cell office:value-type="float" office:value="473.4485">
                <text:p>473.4485</text:p>
              </table:table-cell>
              <table:table-cell office:value-type="float" office:value="382.85">
                <text:p>382.85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144.4455">
                <text:p>1144.4455</text:p>
              </table:table-cell>
              <table:table-cell office:value-type="float" office:value="473.7785">
                <text:p>473.7785</text:p>
              </table:table-cell>
              <table:table-cell office:value-type="float" office:value="382.9">
                <text:p>382.9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145.699">
                <text:p>1145.699</text:p>
              </table:table-cell>
              <table:table-cell office:value-type="float" office:value="474.1085">
                <text:p>474.1085</text:p>
              </table:table-cell>
              <table:table-cell office:value-type="float" office:value="382.95">
                <text:p>382.95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146.9525">
                <text:p>1146.9525</text:p>
              </table:table-cell>
              <table:table-cell office:value-type="float" office:value="474.4385">
                <text:p>474.438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148.206">
                <text:p>1148.206</text:p>
              </table:table-cell>
              <table:table-cell office:value-type="float" office:value="474.7685">
                <text:p>474.7685</text:p>
              </table:table-cell>
              <table:table-cell office:value-type="float" office:value="383.05">
                <text:p>383.0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149.4595">
                <text:p>1149.4595</text:p>
              </table:table-cell>
              <table:table-cell office:value-type="float" office:value="475.0985">
                <text:p>475.0985</text:p>
              </table:table-cell>
              <table:table-cell office:value-type="float" office:value="383.1">
                <text:p>383.1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150.713">
                <text:p>1150.713</text:p>
              </table:table-cell>
              <table:table-cell office:value-type="float" office:value="475.4285">
                <text:p>475.4285</text:p>
              </table:table-cell>
              <table:table-cell office:value-type="float" office:value="383.15">
                <text:p>383.1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151.9665">
                <text:p>1151.9665</text:p>
              </table:table-cell>
              <table:table-cell office:value-type="float" office:value="475.7585">
                <text:p>475.7585</text:p>
              </table:table-cell>
              <table:table-cell office:value-type="float" office:value="383.2">
                <text:p>383.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153.22">
                <text:p>1153.22</text:p>
              </table:table-cell>
              <table:table-cell office:value-type="float" office:value="476.0885">
                <text:p>476.0885</text:p>
              </table:table-cell>
              <table:table-cell office:value-type="float" office:value="383.25">
                <text:p>383.2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154.4735">
                <text:p>1154.4735</text:p>
              </table:table-cell>
              <table:table-cell office:value-type="float" office:value="476.4185">
                <text:p>476.4185</text:p>
              </table:table-cell>
              <table:table-cell office:value-type="float" office:value="383.3">
                <text:p>383.3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155.727">
                <text:p>1155.727</text:p>
              </table:table-cell>
              <table:table-cell office:value-type="float" office:value="476.7485">
                <text:p>476.7485</text:p>
              </table:table-cell>
              <table:table-cell office:value-type="float" office:value="383.35">
                <text:p>383.3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156.9805">
                <text:p>1156.9805</text:p>
              </table:table-cell>
              <table:table-cell office:value-type="float" office:value="477.0785">
                <text:p>477.0785</text:p>
              </table:table-cell>
              <table:table-cell office:value-type="float" office:value="383.4">
                <text:p>383.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158.234">
                <text:p>1158.234</text:p>
              </table:table-cell>
              <table:table-cell office:value-type="float" office:value="477.4085">
                <text:p>477.4085</text:p>
              </table:table-cell>
              <table:table-cell office:value-type="float" office:value="383.45">
                <text:p>383.45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159.4875">
                <text:p>1159.4875</text:p>
              </table:table-cell>
              <table:table-cell office:value-type="float" office:value="477.7385">
                <text:p>477.7385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160.741">
                <text:p>1160.741</text:p>
              </table:table-cell>
              <table:table-cell office:value-type="float" office:value="478.0685">
                <text:p>478.0685</text:p>
              </table:table-cell>
              <table:table-cell office:value-type="float" office:value="383.55">
                <text:p>383.5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161.9945">
                <text:p>1161.9945</text:p>
              </table:table-cell>
              <table:table-cell office:value-type="float" office:value="478.3985">
                <text:p>478.3985</text:p>
              </table:table-cell>
              <table:table-cell office:value-type="float" office:value="383.6">
                <text:p>383.6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63.248">
                <text:p>1163.248</text:p>
              </table:table-cell>
              <table:table-cell office:value-type="float" office:value="478.7285">
                <text:p>478.7285</text:p>
              </table:table-cell>
              <table:table-cell office:value-type="float" office:value="383.65">
                <text:p>383.65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164.5015">
                <text:p>1164.5015</text:p>
              </table:table-cell>
              <table:table-cell office:value-type="float" office:value="479.0585">
                <text:p>479.0585</text:p>
              </table:table-cell>
              <table:table-cell office:value-type="float" office:value="383.7">
                <text:p>383.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65.755">
                <text:p>1165.755</text:p>
              </table:table-cell>
              <table:table-cell office:value-type="float" office:value="479.3885">
                <text:p>479.3885</text:p>
              </table:table-cell>
              <table:table-cell office:value-type="float" office:value="383.75">
                <text:p>383.75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167.0085">
                <text:p>1167.0085</text:p>
              </table:table-cell>
              <table:table-cell office:value-type="float" office:value="479.7185">
                <text:p>479.7185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168.262">
                <text:p>1168.262</text:p>
              </table:table-cell>
              <table:table-cell office:value-type="float" office:value="480.0485">
                <text:p>480.0485</text:p>
              </table:table-cell>
              <table:table-cell office:value-type="float" office:value="383.85">
                <text:p>383.85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169.5155">
                <text:p>1169.5155</text:p>
              </table:table-cell>
              <table:table-cell office:value-type="float" office:value="480.3785">
                <text:p>480.3785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170.769">
                <text:p>1170.769</text:p>
              </table:table-cell>
              <table:table-cell office:value-type="float" office:value="480.7085">
                <text:p>480.7085</text:p>
              </table:table-cell>
              <table:table-cell office:value-type="float" office:value="383.95">
                <text:p>383.95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172.0225">
                <text:p>1172.0225</text:p>
              </table:table-cell>
              <table:table-cell office:value-type="float" office:value="481.0385">
                <text:p>481.038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173.276">
                <text:p>1173.276</text:p>
              </table:table-cell>
              <table:table-cell office:value-type="float" office:value="481.3685">
                <text:p>481.3685</text:p>
              </table:table-cell>
              <table:table-cell office:value-type="float" office:value="384.05">
                <text:p>384.05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174.5295">
                <text:p>1174.5295</text:p>
              </table:table-cell>
              <table:table-cell office:value-type="float" office:value="481.6985">
                <text:p>481.6985</text:p>
              </table:table-cell>
              <table:table-cell office:value-type="float" office:value="384.1">
                <text:p>384.1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175.783">
                <text:p>1175.783</text:p>
              </table:table-cell>
              <table:table-cell office:value-type="float" office:value="482.0285">
                <text:p>482.0285</text:p>
              </table:table-cell>
              <table:table-cell office:value-type="float" office:value="384.15">
                <text:p>384.15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177.0365">
                <text:p>1177.0365</text:p>
              </table:table-cell>
              <table:table-cell office:value-type="float" office:value="482.3585">
                <text:p>482.3585</text:p>
              </table:table-cell>
              <table:table-cell office:value-type="float" office:value="384.2">
                <text:p>384.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178.29">
                <text:p>1178.29</text:p>
              </table:table-cell>
              <table:table-cell office:value-type="float" office:value="482.6885">
                <text:p>482.6885</text:p>
              </table:table-cell>
              <table:table-cell office:value-type="float" office:value="384.25">
                <text:p>384.2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79.5435">
                <text:p>1179.5435</text:p>
              </table:table-cell>
              <table:table-cell office:value-type="float" office:value="483.0185">
                <text:p>483.0185</text:p>
              </table:table-cell>
              <table:table-cell office:value-type="float" office:value="384.3">
                <text:p>384.3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80.797">
                <text:p>1180.797</text:p>
              </table:table-cell>
              <table:table-cell office:value-type="float" office:value="483.3485">
                <text:p>483.3485</text:p>
              </table:table-cell>
              <table:table-cell office:value-type="float" office:value="384.35">
                <text:p>384.35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182.0505">
                <text:p>1182.0505</text:p>
              </table:table-cell>
              <table:table-cell office:value-type="float" office:value="483.6785">
                <text:p>483.6785</text:p>
              </table:table-cell>
              <table:table-cell office:value-type="float" office:value="384.4">
                <text:p>384.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183.304">
                <text:p>1183.304</text:p>
              </table:table-cell>
              <table:table-cell office:value-type="float" office:value="484.0085">
                <text:p>484.0085</text:p>
              </table:table-cell>
              <table:table-cell office:value-type="float" office:value="384.45">
                <text:p>384.4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184.5575">
                <text:p>1184.5575</text:p>
              </table:table-cell>
              <table:table-cell office:value-type="float" office:value="484.3385">
                <text:p>484.3385</text:p>
              </table:table-cell>
              <table:table-cell office:value-type="float" office:value="384.5">
                <text:p>384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185.811">
                <text:p>1185.811</text:p>
              </table:table-cell>
              <table:table-cell office:value-type="float" office:value="484.6685">
                <text:p>484.6685</text:p>
              </table:table-cell>
              <table:table-cell office:value-type="float" office:value="384.55">
                <text:p>384.55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187.0645">
                <text:p>1187.0645</text:p>
              </table:table-cell>
              <table:table-cell office:value-type="float" office:value="484.9985">
                <text:p>484.9985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188.318">
                <text:p>1188.318</text:p>
              </table:table-cell>
              <table:table-cell office:value-type="float" office:value="485.3285">
                <text:p>485.3285</text:p>
              </table:table-cell>
              <table:table-cell office:value-type="float" office:value="384.65">
                <text:p>384.6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189.5715">
                <text:p>1189.5715</text:p>
              </table:table-cell>
              <table:table-cell office:value-type="float" office:value="485.6585">
                <text:p>485.6585</text:p>
              </table:table-cell>
              <table:table-cell office:value-type="float" office:value="384.7">
                <text:p>384.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190.825">
                <text:p>1190.825</text:p>
              </table:table-cell>
              <table:table-cell office:value-type="float" office:value="485.9885">
                <text:p>485.9885</text:p>
              </table:table-cell>
              <table:table-cell office:value-type="float" office:value="384.75">
                <text:p>384.75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192.0785">
                <text:p>1192.0785</text:p>
              </table:table-cell>
              <table:table-cell office:value-type="float" office:value="486.3185">
                <text:p>486.3185</text:p>
              </table:table-cell>
              <table:table-cell office:value-type="float" office:value="384.8">
                <text:p>384.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93.332">
                <text:p>1193.332</text:p>
              </table:table-cell>
              <table:table-cell office:value-type="float" office:value="486.6485">
                <text:p>486.6485</text:p>
              </table:table-cell>
              <table:table-cell office:value-type="float" office:value="384.85">
                <text:p>384.8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194.5855">
                <text:p>1194.5855</text:p>
              </table:table-cell>
              <table:table-cell office:value-type="float" office:value="486.9785">
                <text:p>486.9785</text:p>
              </table:table-cell>
              <table:table-cell office:value-type="float" office:value="384.9">
                <text:p>384.9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195.839">
                <text:p>1195.839</text:p>
              </table:table-cell>
              <table:table-cell office:value-type="float" office:value="487.3085">
                <text:p>487.3085</text:p>
              </table:table-cell>
              <table:table-cell office:value-type="float" office:value="384.95">
                <text:p>384.95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197.0925">
                <text:p>1197.0925</text:p>
              </table:table-cell>
              <table:table-cell office:value-type="float" office:value="487.6385">
                <text:p>487.638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198.346">
                <text:p>1198.346</text:p>
              </table:table-cell>
              <table:table-cell office:value-type="float" office:value="487.9685">
                <text:p>487.9685</text:p>
              </table:table-cell>
              <table:table-cell office:value-type="float" office:value="385.05">
                <text:p>385.0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199.5995">
                <text:p>1199.5995</text:p>
              </table:table-cell>
              <table:table-cell office:value-type="float" office:value="488.2985">
                <text:p>488.2985</text:p>
              </table:table-cell>
              <table:table-cell office:value-type="float" office:value="385.1">
                <text:p>385.1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200.853">
                <text:p>1200.853</text:p>
              </table:table-cell>
              <table:table-cell office:value-type="float" office:value="488.6285">
                <text:p>488.6285</text:p>
              </table:table-cell>
              <table:table-cell office:value-type="float" office:value="385.15">
                <text:p>385.1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202.1065">
                <text:p>1202.1065</text:p>
              </table:table-cell>
              <table:table-cell office:value-type="float" office:value="488.9585">
                <text:p>488.9585</text:p>
              </table:table-cell>
              <table:table-cell office:value-type="float" office:value="385.2">
                <text:p>385.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203.36">
                <text:p>1203.36</text:p>
              </table:table-cell>
              <table:table-cell office:value-type="float" office:value="489.2885">
                <text:p>489.2885</text:p>
              </table:table-cell>
              <table:table-cell office:value-type="float" office:value="385.25">
                <text:p>385.2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204.6135">
                <text:p>1204.6135</text:p>
              </table:table-cell>
              <table:table-cell office:value-type="float" office:value="489.6185">
                <text:p>489.6185</text:p>
              </table:table-cell>
              <table:table-cell office:value-type="float" office:value="385.3">
                <text:p>385.3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05.867">
                <text:p>1205.867</text:p>
              </table:table-cell>
              <table:table-cell office:value-type="float" office:value="489.9485">
                <text:p>489.9485</text:p>
              </table:table-cell>
              <table:table-cell office:value-type="float" office:value="385.35">
                <text:p>385.3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207.1205">
                <text:p>1207.1205</text:p>
              </table:table-cell>
              <table:table-cell office:value-type="float" office:value="490.2785">
                <text:p>490.2785</text:p>
              </table:table-cell>
              <table:table-cell office:value-type="float" office:value="385.4">
                <text:p>385.4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208.374">
                <text:p>1208.374</text:p>
              </table:table-cell>
              <table:table-cell office:value-type="float" office:value="490.6085">
                <text:p>490.6085</text:p>
              </table:table-cell>
              <table:table-cell office:value-type="float" office:value="385.45">
                <text:p>385.4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209.6275">
                <text:p>1209.6275</text:p>
              </table:table-cell>
              <table:table-cell office:value-type="float" office:value="490.9385">
                <text:p>490.9385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210.881">
                <text:p>1210.881</text:p>
              </table:table-cell>
              <table:table-cell office:value-type="float" office:value="491.2685">
                <text:p>491.2685</text:p>
              </table:table-cell>
              <table:table-cell office:value-type="float" office:value="385.55">
                <text:p>385.55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212.1345">
                <text:p>1212.1345</text:p>
              </table:table-cell>
              <table:table-cell office:value-type="float" office:value="491.5985">
                <text:p>491.5985</text:p>
              </table:table-cell>
              <table:table-cell office:value-type="float" office:value="385.6">
                <text:p>385.6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213.388">
                <text:p>1213.388</text:p>
              </table:table-cell>
              <table:table-cell office:value-type="float" office:value="491.9285">
                <text:p>491.9285</text:p>
              </table:table-cell>
              <table:table-cell office:value-type="float" office:value="385.65">
                <text:p>385.6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214.6415">
                <text:p>1214.6415</text:p>
              </table:table-cell>
              <table:table-cell office:value-type="float" office:value="492.2585">
                <text:p>492.2585</text:p>
              </table:table-cell>
              <table:table-cell office:value-type="float" office:value="385.7">
                <text:p>385.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215.895">
                <text:p>1215.895</text:p>
              </table:table-cell>
              <table:table-cell office:value-type="float" office:value="492.5885">
                <text:p>492.5885</text:p>
              </table:table-cell>
              <table:table-cell office:value-type="float" office:value="385.75">
                <text:p>385.75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217.1485">
                <text:p>1217.1485</text:p>
              </table:table-cell>
              <table:table-cell office:value-type="float" office:value="492.9185">
                <text:p>492.9185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218.402">
                <text:p>1218.402</text:p>
              </table:table-cell>
              <table:table-cell office:value-type="float" office:value="493.2485">
                <text:p>493.2485</text:p>
              </table:table-cell>
              <table:table-cell office:value-type="float" office:value="385.85">
                <text:p>385.8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219.6555">
                <text:p>1219.6555</text:p>
              </table:table-cell>
              <table:table-cell office:value-type="float" office:value="493.5785">
                <text:p>493.5785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220.909">
                <text:p>1220.909</text:p>
              </table:table-cell>
              <table:table-cell office:value-type="float" office:value="493.9085">
                <text:p>493.9085</text:p>
              </table:table-cell>
              <table:table-cell office:value-type="float" office:value="385.95">
                <text:p>385.95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222.1625">
                <text:p>1222.1625</text:p>
              </table:table-cell>
              <table:table-cell office:value-type="float" office:value="494.2385">
                <text:p>494.238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223.416">
                <text:p>1223.416</text:p>
              </table:table-cell>
              <table:table-cell office:value-type="float" office:value="494.5685">
                <text:p>494.5685</text:p>
              </table:table-cell>
              <table:table-cell office:value-type="float" office:value="386.05">
                <text:p>386.05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24.6695">
                <text:p>1224.6695</text:p>
              </table:table-cell>
              <table:table-cell office:value-type="float" office:value="494.8985">
                <text:p>494.8985</text:p>
              </table:table-cell>
              <table:table-cell office:value-type="float" office:value="386.1">
                <text:p>386.1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225.923">
                <text:p>1225.923</text:p>
              </table:table-cell>
              <table:table-cell office:value-type="float" office:value="495.2285">
                <text:p>495.2285</text:p>
              </table:table-cell>
              <table:table-cell office:value-type="float" office:value="386.15">
                <text:p>386.1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227.1765">
                <text:p>1227.1765</text:p>
              </table:table-cell>
              <table:table-cell office:value-type="float" office:value="495.5585">
                <text:p>495.5585</text:p>
              </table:table-cell>
              <table:table-cell office:value-type="float" office:value="386.2">
                <text:p>386.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228.43">
                <text:p>1228.43</text:p>
              </table:table-cell>
              <table:table-cell office:value-type="float" office:value="495.8885">
                <text:p>495.8885</text:p>
              </table:table-cell>
              <table:table-cell office:value-type="float" office:value="386.25">
                <text:p>386.25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229.6835">
                <text:p>1229.6835</text:p>
              </table:table-cell>
              <table:table-cell office:value-type="float" office:value="496.2185">
                <text:p>496.2185</text:p>
              </table:table-cell>
              <table:table-cell office:value-type="float" office:value="386.3">
                <text:p>386.3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230.937">
                <text:p>1230.937</text:p>
              </table:table-cell>
              <table:table-cell office:value-type="float" office:value="496.5485">
                <text:p>496.5485</text:p>
              </table:table-cell>
              <table:table-cell office:value-type="float" office:value="386.35">
                <text:p>386.3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232.1905">
                <text:p>1232.1905</text:p>
              </table:table-cell>
              <table:table-cell office:value-type="float" office:value="496.8785">
                <text:p>496.8785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233.444">
                <text:p>1233.444</text:p>
              </table:table-cell>
              <table:table-cell office:value-type="float" office:value="497.2085">
                <text:p>497.2085</text:p>
              </table:table-cell>
              <table:table-cell office:value-type="float" office:value="386.45">
                <text:p>386.45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234.6975">
                <text:p>1234.6975</text:p>
              </table:table-cell>
              <table:table-cell office:value-type="float" office:value="497.5385">
                <text:p>497.5385</text:p>
              </table:table-cell>
              <table:table-cell office:value-type="float" office:value="386.5">
                <text:p>38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235.951">
                <text:p>1235.951</text:p>
              </table:table-cell>
              <table:table-cell office:value-type="float" office:value="497.8685">
                <text:p>497.8685</text:p>
              </table:table-cell>
              <table:table-cell office:value-type="float" office:value="386.55">
                <text:p>386.5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237.2045">
                <text:p>1237.2045</text:p>
              </table:table-cell>
              <table:table-cell office:value-type="float" office:value="498.1985">
                <text:p>498.1985</text:p>
              </table:table-cell>
              <table:table-cell office:value-type="float" office:value="386.6">
                <text:p>386.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238.458">
                <text:p>1238.458</text:p>
              </table:table-cell>
              <table:table-cell office:value-type="float" office:value="498.5285">
                <text:p>498.5285</text:p>
              </table:table-cell>
              <table:table-cell office:value-type="float" office:value="386.65">
                <text:p>386.65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239.7115">
                <text:p>1239.7115</text:p>
              </table:table-cell>
              <table:table-cell office:value-type="float" office:value="498.8585">
                <text:p>498.8585</text:p>
              </table:table-cell>
              <table:table-cell office:value-type="float" office:value="386.7">
                <text:p>386.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240.965">
                <text:p>1240.965</text:p>
              </table:table-cell>
              <table:table-cell office:value-type="float" office:value="499.1885">
                <text:p>499.1885</text:p>
              </table:table-cell>
              <table:table-cell office:value-type="float" office:value="386.75">
                <text:p>386.7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242.2185">
                <text:p>1242.2185</text:p>
              </table:table-cell>
              <table:table-cell office:value-type="float" office:value="499.5185">
                <text:p>499.5185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243.472">
                <text:p>1243.472</text:p>
              </table:table-cell>
              <table:table-cell office:value-type="float" office:value="499.8485">
                <text:p>499.8485</text:p>
              </table:table-cell>
              <table:table-cell office:value-type="float" office:value="386.85">
                <text:p>386.85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244.7255">
                <text:p>1244.7255</text:p>
              </table:table-cell>
              <table:table-cell office:value-type="float" office:value="500.1785">
                <text:p>500.1785</text:p>
              </table:table-cell>
              <table:table-cell office:value-type="float" office:value="386.9">
                <text:p>386.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245.979">
                <text:p>1245.979</text:p>
              </table:table-cell>
              <table:table-cell office:value-type="float" office:value="500.5085">
                <text:p>500.50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247.2325">
                <text:p>1247.2325</text:p>
              </table:table-cell>
              <table:table-cell office:value-type="float" office:value="500.8385">
                <text:p>500.838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48.486">
                <text:p>1248.486</text:p>
              </table:table-cell>
              <table:table-cell office:value-type="float" office:value="501.1685">
                <text:p>501.1685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249.7395">
                <text:p>1249.7395</text:p>
              </table:table-cell>
              <table:table-cell office:value-type="float" office:value="501.4985">
                <text:p>501.4985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250.993">
                <text:p>1250.993</text:p>
              </table:table-cell>
              <table:table-cell office:value-type="float" office:value="501.8285">
                <text:p>501.8285</text:p>
              </table:table-cell>
              <table:table-cell office:value-type="float" office:value="387.15">
                <text:p>387.1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252.2465">
                <text:p>1252.2465</text:p>
              </table:table-cell>
              <table:table-cell office:value-type="float" office:value="502.1585">
                <text:p>502.1585</text:p>
              </table:table-cell>
              <table:table-cell office:value-type="float" office:value="387.2">
                <text:p>387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3.5">
                <text:p>1253.5</text:p>
              </table:table-cell>
              <table:table-cell office:value-type="float" office:value="502.4885">
                <text:p>502.4885</text:p>
              </table:table-cell>
              <table:table-cell office:value-type="float" office:value="387.25">
                <text:p>387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